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/>
    <style:font-face style:name="Mangal" svg:font-family="Mangal" style:font-pitch="variable"/>
  </office:font-face-decls>
  <office:automatic-styles>
    <style:style style:name="co1" style:family="table-column">
      <style:table-column-properties fo:break-before="auto" style:column-width="9.749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0.075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85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2.314cm"/>
    </style:style>
    <style:style style:name="co16" style:family="table-column">
      <style:table-column-properties fo:break-before="auto" style:column-width="9.123cm"/>
    </style:style>
    <style:style style:name="co17" style:family="table-column">
      <style:table-column-properties fo:break-before="auto" style:column-width="2.069cm"/>
    </style:style>
    <style:style style:name="co18" style:family="table-column">
      <style:table-column-properties fo:break-before="auto" style:column-width="7.243cm"/>
    </style:style>
    <style:style style:name="co19" style:family="table-column">
      <style:table-column-properties fo:break-before="auto" style:column-width="7.38cm"/>
    </style:style>
    <style:style style:name="co20" style:family="table-column">
      <style:table-column-properties fo:break-before="auto" style:column-width="1.579cm"/>
    </style:style>
    <style:style style:name="co21" style:family="table-column">
      <style:table-column-properties fo:break-before="auto" style:column-width="7.325cm"/>
    </style:style>
    <style:style style:name="co22" style:family="table-column">
      <style:table-column-properties fo:break-before="auto" style:column-width="8.742cm"/>
    </style:style>
    <style:style style:name="co23" style:family="table-column">
      <style:table-column-properties fo:break-before="auto" style:column-width="8.768cm"/>
    </style:style>
    <style:style style:name="co24" style:family="table-column">
      <style:table-column-properties fo:break-before="auto" style:column-width="7.461cm"/>
    </style:style>
    <style:style style:name="co25" style:family="table-column">
      <style:table-column-properties fo:break-before="auto" style:column-width="7.433cm"/>
    </style:style>
    <style:style style:name="co26" style:family="table-column">
      <style:table-column-properties fo:break-before="auto" style:column-width="1.062cm"/>
    </style:style>
    <style:style style:name="co27" style:family="table-column">
      <style:table-column-properties fo:break-before="auto" style:column-width="10.156cm"/>
    </style:style>
    <style:style style:name="co28" style:family="table-column">
      <style:table-column-properties fo:break-before="auto" style:column-width="2.505cm"/>
    </style:style>
    <style:style style:name="co29" style:family="table-column">
      <style:table-column-properties fo:break-before="auto" style:column-width="8.932cm"/>
    </style:style>
    <style:style style:name="co30" style:family="table-column">
      <style:table-column-properties fo:break-before="auto" style:column-width="2.424cm"/>
    </style:style>
    <style:style style:name="co31" style:family="table-column">
      <style:table-column-properties fo:break-before="auto" style:column-width="9.232cm"/>
    </style:style>
    <style:style style:name="co32" style:family="table-column">
      <style:table-column-properties fo:break-before="auto" style:column-width="8.442cm"/>
    </style:style>
    <style:style style:name="co33" style:family="table-column">
      <style:table-column-properties fo:break-before="auto" style:column-width="2.776cm"/>
    </style:style>
    <style:style style:name="co34" style:family="table-column">
      <style:table-column-properties fo:break-before="auto" style:column-width="7.897cm"/>
    </style:style>
    <style:style style:name="co35" style:family="table-column">
      <style:table-column-properties fo:break-before="auto" style:column-width="8.087cm"/>
    </style:style>
    <style:style style:name="co36" style:family="table-column">
      <style:table-column-properties fo:break-before="auto" style:column-width="2.178cm"/>
    </style:style>
    <style:style style:name="co37" style:family="table-column">
      <style:table-column-properties fo:break-before="auto" style:column-width="4.493cm"/>
    </style:style>
    <style:style style:name="co38" style:family="table-column">
      <style:table-column-properties fo:break-before="auto" style:column-width="3.35cm"/>
    </style:style>
    <style:style style:name="co39" style:family="table-column">
      <style:table-column-properties fo:break-before="auto" style:column-width="3.812cm"/>
    </style:style>
    <style:style style:name="co40" style:family="table-column">
      <style:table-column-properties fo:break-before="auto" style:column-width="3.948cm"/>
    </style:style>
    <style:style style:name="co41" style:family="table-column">
      <style:table-column-properties fo:break-before="auto" style:column-width="10.62cm"/>
    </style:style>
    <style:style style:name="co42" style:family="table-column">
      <style:table-column-properties fo:break-before="auto" style:column-width="5.554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  <style:text-properties fo:font-size="26pt" fo:font-weight="bold" style:font-size-asian="26pt" style:font-weight-asian="bold" style:font-size-complex="26pt" style:font-weight-complex="bold"/>
    </style:style>
    <style:style style:name="ce10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666666" fo:background-color="transparent" fo:border-left="0.06pt solid #666666" fo:border-right="0.74pt solid #666666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style:use-window-font-color="true" style:text-outline="false" style:text-line-through-style="none" style:text-line-through-type="none" style:font-name="Cantarel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06pt solid #666666" fo:background-color="transparent" fo:border-left="0.06pt solid #666666" fo:border-right="0.74pt solid #666666" fo:border-top="non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666666" fo:background-color="transparent" fo:border-left="0.06pt solid #666666" fo:border-right="0.74pt solid #666666" fo:border-top="none"/>
      <style:text-properties style:use-window-font-color="true" style:text-outline="false" style:text-line-through-style="none" style:text-line-through-type="none" style:font-name="Cantarel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06pt solid #666666" fo:background-color="transparent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06pt solid #666666" fo:background-color="transparent" fo:border-left="none" fo:border-right="0.74pt solid #666666" fo:border-top="non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ext-properties style:font-name="Liberation Sans"/>
    </style:style>
    <style:style style:name="ce144" style:family="table-cell" style:parent-style-name="Default">
      <style:text-properties style:font-name="Liberation Sans" fo:font-size="12pt" style:font-size-asian="12pt" style:font-size-complex="12pt"/>
    </style:style>
    <style:style style:name="ce14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4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-bottom="0.06pt solid #666666" fo:background-color="transparent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666666" fo:background-color="transparent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666666" fo:background-color="transparent" fo:border-left="none" fo:border-right="0.74pt solid #666666" fo:border-top="0.06pt solid #666666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666666" fo:background-color="transparent" fo:border-left="none" fo:border-right="0.74pt solid #666666" fo:border-top="non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666666" style:text-align-source="fix" style:repeat-content="false" fo:background-color="transparent" fo:border-left="none" fo:border-right="0.74pt solid #666666" fo:border-top="0.06pt solid #666666"/>
      <style:paragraph-properties fo:text-align="end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Liberation Sans2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666666" style:text-align-source="fix" style:repeat-content="false" fo:background-color="transparent" fo:border-left="none" fo:border-right="0.74pt solid #666666" fo:border-top="none"/>
      <style:paragraph-properties fo:text-align="end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Liberation Sans2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666666" style:text-align-source="fix" style:repeat-content="false" fo:background-color="transparent" fo:border-left="none" fo:border-right="0.74pt solid #666666" fo:border-top="0.06pt solid #666666"/>
      <style:paragraph-properties fo:text-align="end"/>
      <style:text-properties style:use-window-font-color="true" style:text-outline="false" style:text-line-through-style="none" style:text-line-through-type="none" style:font-name="Cantarel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666666" style:text-align-source="fix" style:repeat-content="false" fo:background-color="transparent" fo:border-left="0.06pt solid #666666" fo:border-right="0.74pt solid #666666" fo:border-top="none"/>
      <style:paragraph-properties fo:text-align="end"/>
      <style:text-properties style:use-window-font-color="true" style:text-outline="false" style:text-line-through-style="none" style:text-line-through-type="none" style:font-name="Cantarel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666666" style:text-align-source="fix" style:repeat-content="false" fo:background-color="transparent" fo:border-left="none" fo:border-right="0.74pt solid #666666" fo:border-top="0.06pt solid #666666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background-color="transparent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6pt solid #666666" style:text-align-source="fix" style:repeat-content="false" fo:background-color="transparent" fo:border-left="0.06pt solid #666666" fo:border-right="0.74pt solid #666666" fo:border-top="0.06pt solid #666666"/>
      <style:paragraph-properties fo:text-align="end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Liberation Sans2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666666" style:text-align-source="fix" style:repeat-content="false" fo:background-color="transparent" fo:border-left="0.06pt solid #666666" fo:border-right="0.74pt solid #666666" fo:border-top="none"/>
      <style:paragraph-properties fo:text-align="end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Liberation Sans2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666666" style:text-align-source="fix" style:repeat-content="false" fo:background-color="transparent" fo:border-left="0.06pt solid #666666" fo:border-right="0.74pt solid #666666" fo:border-top="0.06pt solid #666666"/>
      <style:paragraph-properties fo:text-align="end"/>
      <style:text-properties style:use-window-font-color="true" style:text-outline="false" style:text-line-through-style="none" style:text-line-through-type="none" style:font-name="Cantarel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666666" style:text-align-source="fix" style:repeat-content="false" fo:background-color="transparent" fo:border-left="0.06pt solid #666666" fo:border-right="0.74pt solid #666666" fo:border-top="0.06pt solid #666666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ffffff" fo:border-left="0.06pt solid #ffffff" fo:border-right="0.74pt solid #ffffff" fo:border-top="none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ffffff" fo:background-color="#eeeeee" fo:border-left="0.06pt solid #ffffff" fo:border-right="0.74pt solid #ffffff" fo:border-top="none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ffffff" fo:background-color="#eeeeee" fo:border-left="0.06pt solid #ffffff" fo:border-right="0.74pt solid #ffffff" fo:border-top="0.06pt solid #ffffff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ffffff" fo:border-left="none" fo:border-right="0.74pt solid #ffffff" fo:border-top="none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ffffff" fo:background-color="#eeeeee" fo:border-left="none" fo:border-right="0.74pt solid #ffffff" fo:border-top="none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ffffff" fo:background-color="#eeeeee" fo:border-left="none" fo:border-right="0.74pt solid #ffffff" fo:border-top="0.06pt solid #ffffff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666666" fo:background-color="transparent" fo:border-left="0.06pt solid #666666" fo:border-right="0.74pt solid #666666" fo:border-top="non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ackground-color="transparent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1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 style:data-style-name="N119"/>
    <style:style style:name="ce152" style:family="table-cell" style:parent-style-name="Default" style:data-style-name="N104"/>
    <style:style style:name="ce15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>
      <style:text-properties fo:color="#2a6099" fo:font-size="26pt" fo:font-weight="bold" style:font-size-asian="26pt" style:font-weight-asian="bold" style:font-size-complex="26pt" style:font-weight-complex="bold"/>
    </style:style>
    <style:style style:name="ce155" style:family="table-cell" style:parent-style-name="Default">
      <style:text-properties fo:color="#1e6a39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6" style:family="table-cell" style:parent-style-name="Default">
      <style:table-cell-properties style:cell-protect="protected" style:print-content="true"/>
    </style:style>
    <style:style style:name="ce157" style:family="table-cell" style:parent-style-name="Default">
      <style:table-cell-properties fo:background-color="#dee6ef"/>
    </style:style>
    <style:style style:name="ce158" style:family="table-cell" style:parent-style-name="Default">
      <style:text-properties fo:color="#8d281e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9">
      <style:text-properties fo:color="#8d281e"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 style:data-style-name="N104">
      <style:table-cell-properties style:cell-protect="protected" style:print-content="true"/>
    </style:style>
    <style:style style:name="ce161" style:family="table-cell" style:parent-style-name="Default" style:data-style-name="N104">
      <style:text-properties fo:color="#8d281e"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104">
      <style:table-cell-properties fo:background-color="#dee6ef"/>
    </style:style>
    <style:style style:name="ce92" style:family="table-cell" style:parent-style-name="Default">
      <style:table-cell-properties fo:background-color="transparent"/>
      <style:text-properties fo:font-size="26pt" fo:font-weight="bold" style:font-size-asian="26pt" style:font-weight-asian="bold" style:font-size-complex="26pt" style:font-weight-complex="bold"/>
    </style:style>
    <style:style style:name="ce9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666666" fo:background-color="transparent" fo:border-left="0.06pt solid #666666" fo:border-right="0.74pt solid #666666" fo:border-top="non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74pt solid #000000" fo:background-color="transparent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666666" fo:background-color="transparent" fo:border-left="0.06pt solid #666666" fo:border-right="0.74pt solid #666666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style:use-window-font-color="true" style:text-outline="false" style:text-line-through-style="none" style:text-line-through-type="none" style:font-name="Cantarel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666666" fo:background-color="transparent" fo:border-left="0.06pt solid #666666" fo:border-right="0.74pt solid #666666" fo:border-top="none"/>
      <style:text-properties style:use-window-font-color="true" style:text-outline="false" style:text-line-through-style="none" style:text-line-through-type="none" style:font-name="Cantarel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06pt solid #666666" fo:background-color="transparent" fo:border-left="0.06pt solid #666666" fo:border-right="0.74pt solid #666666" fo:border-top="non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06pt solid #ffffff" fo:border-left="0.06pt solid #ffffff" fo:border-right="0.74pt solid #ffffff" fo:border-top="none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6pt solid #ffffff" fo:background-color="#eeeeee" fo:border-left="0.06pt solid #ffffff" fo:border-right="0.74pt solid #ffffff" fo:border-top="none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06pt solid #ffffff" fo:background-color="#eeeeee" fo:border-left="0.06pt solid #ffffff" fo:border-right="0.74pt solid #ffffff" fo:border-top="0.06pt solid #ffffff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order-bottom="0.06pt solid #666666" fo:background-color="transparent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0.06pt solid #666666" fo:background-color="transparent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06pt solid #666666" fo:background-color="transparent" fo:border-left="none" fo:border-right="0.74pt solid #666666" fo:border-top="0.06pt solid #666666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06pt solid #666666" fo:background-color="transparent" fo:border-left="none" fo:border-right="0.74pt solid #666666" fo:border-top="non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0.06pt solid #666666" style:text-align-source="fix" style:repeat-content="false" fo:background-color="transparent" fo:border-left="none" fo:border-right="0.74pt solid #666666" fo:border-top="0.06pt solid #666666"/>
      <style:paragraph-properties fo:text-align="end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Liberation Sans2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06pt solid #666666" style:text-align-source="fix" style:repeat-content="false" fo:background-color="transparent" fo:border-left="none" fo:border-right="0.74pt solid #666666" fo:border-top="none"/>
      <style:paragraph-properties fo:text-align="end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Liberation Sans2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06pt solid #666666" style:text-align-source="fix" style:repeat-content="false" fo:background-color="transparent" fo:border-left="none" fo:border-right="0.74pt solid #666666" fo:border-top="0.06pt solid #666666"/>
      <style:paragraph-properties fo:text-align="end"/>
      <style:text-properties style:use-window-font-color="true" style:text-outline="false" style:text-line-through-style="none" style:text-line-through-type="none" style:font-name="Cantarel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06pt solid #666666" style:text-align-source="fix" style:repeat-content="false" fo:background-color="transparent" fo:border-left="0.06pt solid #666666" fo:border-right="0.74pt solid #666666" fo:border-top="none"/>
      <style:paragraph-properties fo:text-align="end"/>
      <style:text-properties style:use-window-font-color="true" style:text-outline="false" style:text-line-through-style="none" style:text-line-through-type="none" style:font-name="Cantarel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06pt solid #666666" style:text-align-source="fix" style:repeat-content="false" fo:background-color="transparent" fo:border-left="none" fo:border-right="0.74pt solid #666666" fo:border-top="0.06pt solid #666666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06pt solid #666666" fo:background-color="transparent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0.06pt solid #666666" fo:background-color="transparent" fo:border-left="none" fo:border-right="0.74pt solid #666666" fo:border-top="non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06pt solid #ffffff" fo:border-left="none" fo:border-right="0.74pt solid #ffffff" fo:border-top="none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0.06pt solid #ffffff" fo:background-color="#eeeeee" fo:border-left="none" fo:border-right="0.74pt solid #ffffff" fo:border-top="none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06pt solid #ffffff" fo:background-color="#eeeeee" fo:border-left="none" fo:border-right="0.74pt solid #ffffff" fo:border-top="0.06pt solid #ffffff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74pt solid #000000" fo:background-color="transparent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666666" style:text-align-source="fix" style:repeat-content="false" fo:background-color="transparent" fo:border-left="0.06pt solid #666666" fo:border-right="0.74pt solid #666666" fo:border-top="0.06pt solid #666666"/>
      <style:paragraph-properties fo:text-align="end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Liberation Sans2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06pt solid #666666" style:text-align-source="fix" style:repeat-content="false" fo:background-color="transparent" fo:border-left="0.06pt solid #666666" fo:border-right="0.74pt solid #666666" fo:border-top="none"/>
      <style:paragraph-properties fo:text-align="end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Liberation Sans2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06pt solid #666666" style:text-align-source="fix" style:repeat-content="false" fo:background-color="transparent" fo:border-left="0.06pt solid #666666" fo:border-right="0.74pt solid #666666" fo:border-top="0.06pt solid #666666"/>
      <style:paragraph-properties fo:text-align="end"/>
      <style:text-properties style:use-window-font-color="true" style:text-outline="false" style:text-line-through-style="none" style:text-line-through-type="none" style:font-name="Cantarel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666666" style:text-align-source="fix" style:repeat-content="false" fo:background-color="transparent" fo:border-left="0.06pt solid #666666" fo:border-right="0.74pt solid #666666" fo:border-top="0.06pt solid #666666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ext-properties fo:font-size="12pt" style:font-size-asian="12pt" style:font-size-complex="12pt"/>
    </style:style>
    <style:style style:name="ce134" style:family="table-cell" style:parent-style-name="Default">
      <style:text-properties style:font-name="Liberation Sans"/>
    </style:style>
    <style:style style:name="ce137" style:family="table-cell" style:parent-style-name="Default">
      <style:text-properties style:font-name="Liberation Sans" fo:font-size="12pt" style:font-size-asian="12pt" style:font-size-complex="12pt"/>
    </style:style>
    <style:style style:name="ce138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147" style:family="table-cell" style:parent-style-name="Default">
      <style:table-cell-properties fo:background-color="#ffff00"/>
    </style:style>
    <style:style style:name="ce14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65" style:family="table-cell" style:parent-style-name="Default" style:data-style-name="N119"/>
    <style:style style:name="ce166" style:family="table-cell" style:parent-style-name="Default" style:data-style-name="N104"/>
    <style:style style:name="ce167" style:family="table-cell" style:parent-style-name="Default">
      <style:text-properties fo:color="#2a6099" fo:font-size="26pt" fo:font-weight="bold" style:font-size-asian="26pt" style:font-weight-asian="bold" style:font-size-complex="26pt" style:font-weight-complex="bold"/>
    </style:style>
    <style:style style:name="ce168" style:family="table-cell" style:parent-style-name="Default">
      <style:text-properties fo:color="#1e6a39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9" style:family="table-cell" style:parent-style-name="Default">
      <style:table-cell-properties style:cell-protect="protected" style:print-content="true"/>
    </style:style>
    <style:style style:name="ce170" style:family="table-cell" style:parent-style-name="Default">
      <style:table-cell-properties fo:background-color="#dee6ef"/>
    </style:style>
    <style:style style:name="ce171" style:family="table-cell" style:parent-style-name="Default">
      <style:text-properties fo:color="#8d281e"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9">
      <style:text-properties fo:color="#8d281e"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 style:data-style-name="N104">
      <style:table-cell-properties style:cell-protect="protected" style:print-content="true"/>
    </style:style>
    <style:style style:name="ce174" style:family="table-cell" style:parent-style-name="Default" style:data-style-name="N104">
      <style:text-properties fo:color="#8d281e"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 style:data-style-name="N104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List_of_3D_Models" table:style-name="ta1">
        <table:table-column table:style-name="co1" table:default-cell-style-name="ce95"/>
        <table:table-column table:style-name="co2" table:default-cell-style-name="ce95"/>
        <table:table-column table:style-name="co3" table:default-cell-style-name="ce95"/>
        <table:table-column table:style-name="co4" table:default-cell-style-name="ce95"/>
        <table:table-column table:style-name="co5" table:default-cell-style-name="ce133"/>
        <table:table-column table:style-name="co6" table:number-columns-repeated="1019" table:default-cell-style-name="ce133"/>
        <table:table-row table:style-name="ro1">
          <table:table-cell table:style-name="ce92" office:value-type="string" calcext:value-type="string">
            <text:p>List of 3D Models for Printing 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93" office:value-type="string" calcext:value-type="string">
            <text:p>See the 3D Printing folder of the GitHub repository for details on how to obtain these. See the separate worksheets for numbers of each model required.</text:p>
          </table:table-cell>
          <table:table-cell table:style-name="ce110" table:number-columns-repeated="3"/>
          <table:table-cell table:style-name="Default" table:number-columns-repeated="1020"/>
        </table:table-row>
        <table:table-row table:style-name="ro2">
          <table:table-cell table:style-name="ce93"/>
          <table:table-cell table:style-name="ce110" table:number-columns-repeated="3"/>
          <table:table-cell table:style-name="Default" table:number-columns-repeated="1020"/>
        </table:table-row>
        <table:table-row table:style-name="ro2">
          <table:table-cell table:style-name="ce94" office:value-type="string" calcext:value-type="string">
            <text:p>AR_Projector</text:p>
          </table:table-cell>
          <table:table-cell table:style-name="ce94" office:value-type="string" calcext:value-type="string">
            <text:p>Time_Hr</text:p>
          </table:table-cell>
          <table:table-cell table:style-name="ce94" office:value-type="string" calcext:value-type="string">
            <text:p>Time_Min</text:p>
          </table:table-cell>
          <table:table-cell table:style-name="ce94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Cc_locknu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Cc_mount_drawtube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.3" calcext:value-type="float">
            <text:p>6.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Cc_Retain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Cx_Cc_connector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.16" calcext:value-type="float">
            <text:p>1.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Cx_Colla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36" calcext:value-type="float">
            <text:p>0.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Cx_Lens_holder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.97" calcext:value-type="float">
            <text:p>1.97</text:p>
          </table:table-cell>
          <table:table-cell table:number-columns-repeated="1020"/>
        </table:table-row>
        <table:table-row table:style-name="ro2">
          <table:table-cell table:style-name="ce96" office:value-type="string" calcext:value-type="string">
            <text:p>AR_Clip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45" calcext:value-type="float">
            <text:p>45</text:p>
          </table:table-cell>
          <table:table-cell table:style-name="ce96" office:value-type="float" office:value="1.41" calcext:value-type="float">
            <text:p>1.41</text:p>
          </table:table-cell>
          <table:table-cell table:number-columns-repeated="1020"/>
        </table:table-row>
        <table:table-row table:style-name="ro2">
          <table:table-cell table:style-name="ce96" office:value-type="string" calcext:value-type="string">
            <text:p>AR_Light_block_filter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96" office:value-type="float" office:value="0.06" calcext:value-type="float">
            <text:p>0.06</text:p>
          </table:table-cell>
          <table:table-cell table:number-columns-repeated="1020"/>
        </table:table-row>
        <table:table-row table:style-name="ro2">
          <table:table-cell table:style-name="ce96" office:value-type="string" calcext:value-type="string">
            <text:p>AR_Stay_thumbwheel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5" calcext:value-type="float">
            <text:p>15</text:p>
          </table:table-cell>
          <table:table-cell table:style-name="ce96" office:value-type="float" office:value="0.56" calcext:value-type="float">
            <text:p>0.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TFT_DrawTube_F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.33" calcext:value-type="float">
            <text:p>5.3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TFT_Drawtube_sheath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87" calcext:value-type="float">
            <text:p>0.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TFT_LightShield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.49" calcext:value-type="float">
            <text:p>1.4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TFT_Mou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Slide_mount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.91" calcext:value-type="float">
            <text:p>1.9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4" office:value-type="string" calcext:value-type="string">
            <text:p>Binocular_Head</text:p>
          </table:table-cell>
          <table:table-cell table:style-name="ce94" office:value-type="string" calcext:value-type="string">
            <text:p>Time_Hr</text:p>
          </table:table-cell>
          <table:table-cell table:style-name="ce94" office:value-type="string" calcext:value-type="string">
            <text:p>Time_Min</text:p>
          </table:table-cell>
          <table:table-cell table:style-name="ce94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Cap_spacer_bolt_arm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77" calcext:value-type="float">
            <text:p>0.7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Cap_spacer_nut_arm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2">
          <table:table-cell table:style-name="ce96" office:value-type="string" calcext:value-type="string">
            <text:p>BN_EM_Cover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21" calcext:value-type="float">
            <text:p>21</text:p>
          </table:table-cell>
          <table:table-cell table:style-name="ce96" office:value-type="float" office:value="0.87" calcext:value-type="float">
            <text:p>0.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MB_Shi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8" calcext:value-type="float">
            <text:p>0.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MBT_Cap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MBT_Ring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64" calcext:value-type="float">
            <text:p>0.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MB_Tub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.68" calcext:value-type="float">
            <text:p>3.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MB_Tube_spacer_2p5mm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This is one of many thickness spacers possible. Others are not listed he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N_Mirror_mount_bott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Mirror_mount_top_ocular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.84" calcext:value-type="float">
            <text:p>2.84</text:p>
          </table:table-cell>
          <table:table-cell table:number-columns-repeated="1020"/>
        </table:table-row>
        <table:table-row table:style-name="ro2">
          <table:table-cell table:style-name="ce97" office:value-type="string" calcext:value-type="string">
            <text:p>BN_Ocular_Base_thread_L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35" calcext:value-type="float">
            <text:p>35</text:p>
          </table:table-cell>
          <table:table-cell table:style-name="ce97" office:value-type="float" office:value="0.86" calcext:value-type="float">
            <text:p>0.8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Ocular_Base_thread_R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86" calcext:value-type="float">
            <text:p>0.8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Ocular_spacer_ring_0p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Outlet_lower_spac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Splitter_sup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CM_BB_Cover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.13" calcext:value-type="float">
            <text:p>1.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CM_Tube_short_c_adhesin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69" calcext:value-type="float">
            <text:p>1.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Outlet_upper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.72" calcext:value-type="float">
            <text:p>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Splitter_b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35" calcext:value-type="float">
            <text:p>3.3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4" office:value-type="string" calcext:value-type="string">
            <text:p>Dominus_Illuminator</text:p>
          </table:table-cell>
          <table:table-cell table:style-name="ce94" office:value-type="string" calcext:value-type="string">
            <text:p>Time_Hr</text:p>
          </table:table-cell>
          <table:table-cell table:style-name="ce94" office:value-type="string" calcext:value-type="string">
            <text:p>Time_Min</text:p>
          </table:table-cell>
          <table:table-cell table:style-name="ce94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Cnd_Adj_thumbwhe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Cnd_Crosshair_Cap_c_adhesi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87" calcext:value-type="float">
            <text:p>0.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Cnd_Flange_Spacer_0p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Cnd_grip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69" calcext:value-type="float">
            <text:p>3.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Cnd_Mirror_holder_socket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33" calcext:value-type="float">
            <text:p>33</text:p>
          </table:table-cell>
          <table:table-cell table:style-name="ce98" office:value-type="float" office:value="4.43" calcext:value-type="float">
            <text:p>4.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Cnd_protector_cap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8" calcext:value-type="float">
            <text:p>0.98</text:p>
          </table:table-cell>
          <table:table-cell table:number-columns-repeated="1020"/>
        </table:table-row>
        <table:table-row table:style-name="ro2">
          <table:table-cell table:style-name="ce98" office:value-type="string" calcext:value-type="string">
            <text:p>DI_Cnd_to_UC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7" calcext:value-type="float">
            <text:p>47</text:p>
          </table:table-cell>
          <table:table-cell table:style-name="ce98" office:value-type="float" office:value="2.89" calcext:value-type="float">
            <text:p>2.89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DI_Cnd_to_UC_long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8" calcext:value-type="float">
            <text:p>8</text:p>
          </table:table-cell>
          <table:table-cell table:style-name="ce99" office:value-type="float" office:value="3.87" calcext:value-type="float">
            <text:p>3.87</text:p>
          </table:table-cell>
          <table:table-cell table:number-columns-repeated="1020"/>
        </table:table-row>
        <table:table-row table:style-name="ro2">
          <table:table-cell table:style-name="ce100" office:value-type="string" calcext:value-type="string">
            <text:p>DI_Collector_mirror_block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9" calcext:value-type="float">
            <text:p>9</text:p>
          </table:table-cell>
          <table:table-cell table:style-name="ce128" office:value-type="float" office:value="12.51" calcext:value-type="float">
            <text:p>12.5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Condenser_23_30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31" calcext:value-type="float">
            <text:p>31</text:p>
          </table:table-cell>
          <table:table-cell table:style-name="ce98" office:value-type="float" office:value="5.94" calcext:value-type="float">
            <text:p>5.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Condenser_base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6" calcext:value-type="float">
            <text:p>46</text:p>
          </table:table-cell>
          <table:table-cell table:style-name="ce98" office:value-type="float" office:value="1.38" calcext:value-type="float">
            <text:p>1.38</text:p>
          </table:table-cell>
          <table:table-cell table:number-columns-repeated="1020"/>
        </table:table-row>
        <table:table-row table:style-name="ro2">
          <table:table-cell table:style-name="ce98" office:value-type="string" calcext:value-type="string">
            <text:p>DI_Daylight_Kohler_adaptor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17" calcext:value-type="float">
            <text:p>17</text:p>
          </table:table-cell>
          <table:table-cell table:style-name="ce98" office:value-type="float" office:value="3.25" calcext:value-type="float">
            <text:p>3.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Epi_attachment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.84" calcext:value-type="float">
            <text:p>1.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Epi_black_body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14" calcext:value-type="float">
            <text:p>4.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Epi_cap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58" calcext:value-type="float">
            <text:p>0.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Epi_Cnd_Aperture_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Epi_Cnd_Aperture_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Epi_Cnd_Aperture_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Epi_condenser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.23" calcext:value-type="float">
            <text:p>6.23</text:p>
          </table:table-cell>
          <table:table-cell table:number-columns-repeated="1020"/>
        </table:table-row>
        <table:table-row table:style-name="ro2">
          <table:table-cell table:style-name="ce98" office:value-type="string" calcext:value-type="string">
            <text:p>DI_Epi_pol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8" calcext:value-type="float">
            <text:p>58</text:p>
          </table:table-cell>
          <table:table-cell table:style-name="ce98" office:value-type="float" office:value="2.02" calcext:value-type="float">
            <text:p>2.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Ferrule_46_c_adhesin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6" calcext:value-type="float">
            <text:p>16</text:p>
          </table:table-cell>
          <table:table-cell table:style-name="ce96" office:value-type="float" office:value="4.08" calcext:value-type="float">
            <text:p>4.08</text:p>
          </table:table-cell>
          <table:table-cell table:number-columns-repeated="1020"/>
        </table:table-row>
        <table:table-row table:style-name="ro2">
          <table:table-cell table:style-name="ce101" office:value-type="string" calcext:value-type="string">
            <text:p>DI_Field_Stop_Rectangle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3" calcext:value-type="float">
            <text:p>3</text:p>
          </table:table-cell>
          <table:table-cell table:style-name="ce129" office:value-type="float" office:value="0.12" calcext:value-type="float">
            <text:p>0.12</text:p>
          </table:table-cell>
          <table:table-cell table:style-name="ce134" table:number-columns-repeated="1020"/>
        </table:table-row>
        <table:table-row table:style-name="ro2">
          <table:table-cell table:style-name="ce102" office:value-type="string" calcext:value-type="string">
            <text:p>DI_Field_Stop_Round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3" calcext:value-type="float">
            <text:p>3</text:p>
          </table:table-cell>
          <table:table-cell table:style-name="ce130" office:value-type="float" office:value="0.11" calcext:value-type="float">
            <text:p>0.11</text:p>
          </table:table-cell>
          <table:table-cell table:style-name="ce137" table:number-columns-repeated="1020"/>
        </table:table-row>
        <table:table-row table:style-name="ro2">
          <table:table-cell table:style-name="ce98" office:value-type="string" calcext:value-type="string">
            <text:p>DI_HNA_Diffuser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4" calcext:value-type="float">
            <text:p>24</text:p>
          </table:table-cell>
          <table:table-cell table:style-name="ce98" office:value-type="float" office:value="0.93" calcext:value-type="float">
            <text:p>0.93</text:p>
          </table:table-cell>
          <table:table-cell table:style-name="ce137" table:number-columns-repeated="1020"/>
        </table:table-row>
        <table:table-row table:style-name="ro2">
          <table:table-cell table:style-name="ce99" office:value-type="string" calcext:value-type="string">
            <text:p>DI_HNA_Flange_Spacer_0p48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4" calcext:value-type="float">
            <text:p>4</text:p>
          </table:table-cell>
          <table:table-cell table:style-name="ce99" office:value-type="float" office:value="0.14" calcext:value-type="float">
            <text:p>0.14</text:p>
          </table:table-cell>
          <table:table-cell table:style-name="ce137" table:number-columns-repeated="1020"/>
        </table:table-row>
        <table:table-row table:style-name="ro2">
          <table:table-cell table:style-name="ce99" office:value-type="string" calcext:value-type="string">
            <text:p>DI_HNA_Illuminator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58" calcext:value-type="float">
            <text:p>58</text:p>
          </table:table-cell>
          <table:table-cell table:style-name="ce99" office:value-type="float" office:value="3.08" calcext:value-type="float">
            <text:p>3.08</text:p>
          </table:table-cell>
          <table:table-cell table:style-name="ce137" table:number-columns-repeated="1020"/>
        </table:table-row>
        <table:table-row table:style-name="ro2">
          <table:table-cell table:style-name="ce99" office:value-type="string" calcext:value-type="string">
            <text:p>DI_IAD_AP_25mm_oil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99" office:value-type="float" office:value="0.05" calcext:value-type="float">
            <text:p>0.05</text:p>
          </table:table-cell>
          <table:table-cell table:style-name="ce137" table:number-columns-repeated="1020"/>
        </table:table-row>
        <table:table-row table:style-name="ro2">
          <table:table-cell office:value-type="string" calcext:value-type="string">
            <text:p>DI_IAD_AP_DF_Stop_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AP_DF_Stop_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AP_DF_Stop_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AP_DF_Stop_2p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AP_DF_Stop_oil_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AP_Phase180_o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AP_Phase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Filter_Tray_oil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41" calcext:value-type="float">
            <text:p>1.4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Filter_Tray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64" calcext:value-type="float">
            <text:p>1.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SLM_Cover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SLM_Filter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3" calcext:value-type="float">
            <text:p>0.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Tray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72" calcext:value-type="float">
            <text:p>0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FD_Adapt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88" calcext:value-type="float">
            <text:p>2.88</text:p>
          </table:table-cell>
          <table:table-cell table:number-columns-repeated="1020"/>
        </table:table-row>
        <table:table-row table:style-name="ro2">
          <table:table-cell table:style-name="ce98" office:value-type="string" calcext:value-type="string">
            <text:p>DI_IFD_Extension_c_adhesin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0" calcext:value-type="float">
            <text:p>10</text:p>
          </table:table-cell>
          <table:table-cell table:style-name="ce98" office:value-type="float" office:value="7.28" calcext:value-type="float">
            <text:p>7.28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DI_IFD_Filter_crosshairs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37" calcext:value-type="float">
            <text:p>37</text:p>
          </table:table-cell>
          <table:table-cell table:style-name="ce99" office:value-type="float" office:value="1.59" calcext:value-type="float">
            <text:p>1.5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FD_Threadjoiner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FD_Threadlock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84" calcext:value-type="float">
            <text:p>0.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FD_Tra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C_Adjust_colla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88" calcext:value-type="float">
            <text:p>0.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C_Cap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.02" calcext:value-type="float">
            <text:p>1.02</text:p>
          </table:table-cell>
          <table:table-cell table:number-columns-repeated="1020"/>
        </table:table-row>
        <table:table-row table:style-name="ro2">
          <table:table-cell table:style-name="ce103" office:value-type="string" calcext:value-type="string">
            <text:p>DI_LC_Collar_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2" calcext:value-type="float">
            <text:p>2</text:p>
          </table:table-cell>
          <table:table-cell table:style-name="ce131" office:value-type="float" office:value="0.07" calcext:value-type="float">
            <text:p>0.07</text:p>
          </table:table-cell>
          <table:table-cell table:number-columns-repeated="1020"/>
        </table:table-row>
        <table:table-row table:style-name="ro2">
          <table:table-cell table:style-name="ce104" office:value-type="string" calcext:value-type="string">
            <text:p>DI_LC_Collar_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0.22" calcext:value-type="float">
            <text:p>0.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C_Receptacl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77" calcext:value-type="float">
            <text:p>0.7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C_Space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44" calcext:value-type="float">
            <text:p>0.4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ED_Cover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87" calcext:value-type="float">
            <text:p>0.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ED_Holder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87" calcext:value-type="float">
            <text:p>1.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ED_Wash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PC_Lensholde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4" calcext:value-type="float">
            <text:p>0.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PC_Lens_retain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8" calcext:value-type="float">
            <text:p>0.38</text:p>
          </table:table-cell>
          <table:table-cell table:number-columns-repeated="1020"/>
        </table:table-row>
        <table:table-row table:style-name="ro2">
          <table:table-cell table:style-name="ce101" office:value-type="string" calcext:value-type="string">
            <text:p>DI_LPC_Lenseless_23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31" calcext:value-type="float">
            <text:p>31</text:p>
          </table:table-cell>
          <table:table-cell table:style-name="ce132" office:value-type="float" office:value="1.08" calcext:value-type="float">
            <text:p>1.08</text:p>
          </table:table-cell>
          <table:table-cell table:style-name="ce137" table:number-columns-repeated="1020"/>
        </table:table-row>
        <table:table-row table:style-name="ro2">
          <table:table-cell office:value-type="string" calcext:value-type="string">
            <text:p>DI_LPC_Single_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81" calcext:value-type="float">
            <text:p>0.8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M3_Adjustment_r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35" calcext:value-type="float">
            <text:p>2.35</text:p>
          </table:table-cell>
          <table:table-cell table:number-columns-repeated="1020"/>
        </table:table-row>
        <table:table-row table:style-name="ro2">
          <table:table-cell table:style-name="ce98" office:value-type="string" calcext:value-type="string">
            <text:p>DI_M3_Adjustment_ring_Kohler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1" calcext:value-type="float">
            <text:p>11</text:p>
          </table:table-cell>
          <table:table-cell table:style-name="ce98" office:value-type="float" office:value="5.2" calcext:value-type="float">
            <text:p>5.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M3_Thumbscrew_short_hex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.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M3_Thumbscrew_tal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29" calcext:value-type="float">
            <text:p>0.29</text:p>
          </table:table-cell>
          <table:table-cell table:number-columns-repeated="1020"/>
        </table:table-row>
        <table:table-row table:style-name="ro2">
          <table:table-cell table:style-name="ce98" office:value-type="string" calcext:value-type="string">
            <text:p>DI_Mirror_block_spacer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98" office:value-type="float" office:value="1.73" calcext:value-type="float">
            <text:p>1.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Mirror_holder_pl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Mirror_suspend_plain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18" calcext:value-type="float">
            <text:p>3.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Mirror_to_baseplate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.88" calcext:value-type="float">
            <text:p>1.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Pol_Adjustment_ring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.58" calcext:value-type="float">
            <text:p>2.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Pol_midd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.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Pol_Receptacle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.28" calcext:value-type="float">
            <text:p>1.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Pol_to_baseplat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.88" calcext:value-type="float">
            <text:p>4.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Pol_top_botto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98" office:value-type="string" calcext:value-type="string">
            <text:p>DI_Proximal_collector_attachment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8" calcext:value-type="float">
            <text:p>38</text:p>
          </table:table-cell>
          <table:table-cell table:style-name="ce98" office:value-type="float" office:value="1.32" calcext:value-type="float">
            <text:p>1.32</text:p>
          </table:table-cell>
          <table:table-cell table:number-columns-repeated="1020"/>
        </table:table-row>
        <table:table-row table:style-name="ro2">
          <table:table-cell table:style-name="ce98" office:value-type="string" calcext:value-type="string">
            <text:p>DI_PWG_CM_Aperture_1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" calcext:value-type="float">
            <text:p>2</text:p>
          </table:table-cell>
          <table:table-cell table:style-name="ce98" office:value-type="float" office:value="0.06" calcext:value-type="float">
            <text:p>0.06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DI_PWG_Pinhole_plain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style-name="ce99" office:value-type="float" office:value="0.24" calcext:value-type="float">
            <text:p>0.24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DI_PWG_Pinhole_mount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style-name="ce99" office:value-type="float" office:value="0.24" calcext:value-type="float">
            <text:p>0.24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DI_PWG_Pinhole_mount_washer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style-name="ce99" office:value-type="float" office:value="0.15" calcext:value-type="float">
            <text:p>0.15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DI_PWG_Front_stop_16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8" calcext:value-type="float">
            <text:p>18</text:p>
          </table:table-cell>
          <table:table-cell table:style-name="ce99" office:value-type="float" office:value="0.91" calcext:value-type="float">
            <text:p>0.91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DI_PWG_Front_stop_12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0" calcext:value-type="float">
            <text:p>20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DI_PWG_Pinhole_mount_well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41" calcext:value-type="float">
            <text:p>41</text:p>
          </table:table-cell>
          <table:table-cell table:style-name="ce99" office:value-type="float" office:value="1.43" calcext:value-type="float">
            <text:p>1.43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DI_PWG_Pinhole_presser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5" calcext:value-type="float">
            <text:p>25</text:p>
          </table:table-cell>
          <table:table-cell table:style-name="ce99" office:value-type="float" office:value="1.17" calcext:value-type="float">
            <text:p>1.17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DI_PWG_RMS_to_LC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9" calcext:value-type="float">
            <text:p>29</text:p>
          </table:table-cell>
          <table:table-cell table:style-name="ce99" office:value-type="float" office:value="1.35" calcext:value-type="float">
            <text:p>1.35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DI_PWG_Tripod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58" calcext:value-type="float">
            <text:p>58</text:p>
          </table:table-cell>
          <table:table-cell table:style-name="ce99" office:value-type="float" office:value="2.14" calcext:value-type="float">
            <text:p>2.14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DI_PWG_WindowCap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4" calcext:value-type="float">
            <text:p>14</text:p>
          </table:table-cell>
          <table:table-cell table:style-name="ce99" office:value-type="float" office:value="0.6" calcext:value-type="float">
            <text:p>0.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Tool_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14" calcext:value-type="float">
            <text:p>1.14</text:p>
          </table:table-cell>
          <table:table-cell table:number-columns-repeated="1020"/>
        </table:table-row>
        <table:table-row table:style-name="ro2">
          <table:table-cell table:style-name="ce98" office:value-type="string" calcext:value-type="string">
            <text:p>DI_Tool_4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8" calcext:value-type="float">
            <text:p>28</text:p>
          </table:table-cell>
          <table:table-cell table:style-name="ce98" office:value-type="float" office:value="0.84" calcext:value-type="float">
            <text:p>0.84</text:p>
          </table:table-cell>
          <table:table-cell table:number-columns-repeated="1020"/>
        </table:table-row>
        <table:table-row table:style-name="ro2">
          <table:table-cell table:style-name="ce98" office:value-type="string" calcext:value-type="string">
            <text:p>DI_UC_Retention_Cap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0" calcext:value-type="float">
            <text:p>10</text:p>
          </table:table-cell>
          <table:table-cell table:style-name="ce98" office:value-type="float" office:value="0.59" calcext:value-type="float">
            <text:p>0.5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UC_Spac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Uber_po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19" calcext:value-type="float">
            <text:p>0.1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4" office:value-type="string" calcext:value-type="string">
            <text:p>Filterblock</text:p>
          </table:table-cell>
          <table:table-cell table:style-name="ce94" office:value-type="string" calcext:value-type="string">
            <text:p>Time_Hr</text:p>
          </table:table-cell>
          <table:table-cell table:style-name="ce94" office:value-type="string" calcext:value-type="string">
            <text:p>Time_Min</text:p>
          </table:table-cell>
          <table:table-cell table:style-name="ce94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block_simple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.58" calcext:value-type="float">
            <text:p>4.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collar_compression_too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coll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F17_slider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58" calcext:value-type="float">
            <text:p>0.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F_slid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47" calcext:value-type="float">
            <text:p>0.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slider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56" calcext:value-type="float">
            <text:p>0.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slot_bottom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38" calcext:value-type="float">
            <text:p>0.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slot_stopp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slot_top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.3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Infinity_adapter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Side_port_separat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9" calcext:value-type="float">
            <text:p>0.9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Side_port_separate_EpiStop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.25" calcext:value-type="float">
            <text:p>1.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Splitter_cas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58" calcext:value-type="float">
            <text:p>2.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Stopper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73" calcext:value-type="float">
            <text:p>0.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Top_connector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13" calcext:value-type="float">
            <text:p>1.1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4" office:value-type="string" calcext:value-type="string">
            <text:p>Focus Gears</text:p>
          </table:table-cell>
          <table:table-cell table:style-name="ce94" office:value-type="string" calcext:value-type="string">
            <text:p>Time_Hr</text:p>
          </table:table-cell>
          <table:table-cell table:style-name="ce94" office:value-type="string" calcext:value-type="string">
            <text:p>Time_Min</text:p>
          </table:table-cell>
          <table:table-cell table:style-name="ce94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_Fine_gear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.65" calcext:value-type="float">
            <text:p>2.6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_Focus_spac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_Intermediu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_Pulley_coars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.03" calcext:value-type="float">
            <text:p>2.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_Pulley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33" calcext:value-type="float">
            <text:p>0.33</text:p>
          </table:table-cell>
          <table:table-cell table:number-columns-repeated="1020"/>
        </table:table-row>
        <table:table-row table:style-name="ro2">
          <table:table-cell table:style-name="ce105" office:value-type="string" calcext:value-type="string">
            <text:p>FG_Eccentric_Tensioner_Top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4" calcext:value-type="float">
            <text:p>24</text:p>
          </table:table-cell>
          <table:table-cell table:style-name="ce105" office:value-type="float" office:value="0.69" calcext:value-type="float">
            <text:p>0.69</text:p>
          </table:table-cell>
          <table:table-cell table:style-name="ce95" table:number-columns-repeated="1020"/>
        </table:table-row>
        <table:table-row table:style-name="ro2">
          <table:table-cell table:style-name="ce106" office:value-type="string" calcext:value-type="string">
            <text:p>FG_Eccentric_Tensioner_Bottom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19" calcext:value-type="float">
            <text:p>19</text:p>
          </table:table-cell>
          <table:table-cell table:style-name="ce106" office:value-type="float" office:value="0.44" calcext:value-type="float">
            <text:p>0.44</text:p>
          </table:table-cell>
          <table:table-cell table:style-name="ce95" table:number-columns-repeated="1020"/>
        </table:table-row>
        <table:table-row table:style-name="ro2">
          <table:table-cell table:style-name="ce105" office:value-type="string" calcext:value-type="string">
            <text:p>FG_Eccentric_Tensioner_Pulley_c_adhesin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7" calcext:value-type="float">
            <text:p>17</text:p>
          </table:table-cell>
          <table:table-cell table:style-name="ce105" office:value-type="float" office:value="0.22" calcext:value-type="float">
            <text:p>0.22</text:p>
          </table:table-cell>
          <table:table-cell table:style-name="ce95" table:number-columns-repeated="1020"/>
        </table:table-row>
        <table:table-row table:style-name="ro2">
          <table:table-cell table:style-name="ce105"/>
          <table:table-cell table:style-name="ce123" table:number-columns-repeated="2"/>
          <table:table-cell table:style-name="ce105"/>
          <table:table-cell table:style-name="ce95" table:number-columns-repeated="1020"/>
        </table:table-row>
        <table:table-row table:style-name="ro2">
          <table:table-cell table:style-name="ce94" office:value-type="string" calcext:value-type="string">
            <text:p>Legs</text:p>
          </table:table-cell>
          <table:table-cell table:style-name="ce94" office:value-type="string" calcext:value-type="string">
            <text:p>Time_Hr</text:p>
          </table:table-cell>
          <table:table-cell table:style-name="ce94" office:value-type="string" calcext:value-type="string">
            <text:p>Time_Min</text:p>
          </table:table-cell>
          <table:table-cell table:style-name="ce94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G_Back_leg_angled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68" calcext:value-type="float">
            <text:p>1.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G_Feet_linke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.43" calcext:value-type="float">
            <text:p>8.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G_Front_legs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.34" calcext:value-type="float">
            <text:p>9.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G_Hind_extension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.64" calcext:value-type="float">
            <text:p>1.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G_Short_leg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4" calcext:value-type="float">
            <text:p>0.5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4" office:value-type="string" calcext:value-type="string">
            <text:p>Monocular Head</text:p>
          </table:table-cell>
          <table:table-cell table:style-name="ce94" office:value-type="string" calcext:value-type="string">
            <text:p>Time_Hr</text:p>
          </table:table-cell>
          <table:table-cell table:style-name="ce94" office:value-type="string" calcext:value-type="string">
            <text:p>Time_Min</text:p>
          </table:table-cell>
          <table:table-cell table:style-name="ce94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table:style-name="ce98" office:value-type="string" calcext:value-type="string">
            <text:p>MN_Monocular_tube_c_adhesin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33" calcext:value-type="float">
            <text:p>33</text:p>
          </table:table-cell>
          <table:table-cell table:style-name="ce98" office:value-type="float" office:value="8.04" calcext:value-type="float">
            <text:p>8.04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MN_Monocular_tube_CM_c_adhesin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7" calcext:value-type="float">
            <text:p>7</text:p>
          </table:table-cell>
          <table:table-cell table:style-name="ce99" office:value-type="float" office:value="6.56" calcext:value-type="float">
            <text:p>6.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Ocular_cap_17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83" calcext:value-type="float">
            <text:p>2.8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Ocular_cap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65" calcext:value-type="float">
            <text:p>1.6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Ocular_extension_c_adhesin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.19" calcext:value-type="float">
            <text:p>2.1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Ocular_extension_CM_c_adhesin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.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Ocular_Extn_CM_170_c_adhe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62" calcext:value-type="float">
            <text:p>2.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Ocular_lock_nu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47" calcext:value-type="float">
            <text:p>0.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Ocular_protective_cap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.14" calcext:value-type="float">
            <text:p>1.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Ocular_tube_protective_cap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14" calcext:value-type="float">
            <text:p>1.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EM_Block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.7" calcext:value-type="float">
            <text:p>2.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EM_Block_cover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.01" calcext:value-type="float">
            <text:p>1.01</text:p>
          </table:table-cell>
          <table:table-cell table:number-columns-repeated="1020"/>
        </table:table-row>
        <table:table-row table:style-name="ro2">
          <table:table-cell table:style-name="ce98" office:value-type="string" calcext:value-type="string">
            <text:p>MN_Projector_cone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6" calcext:value-type="float">
            <text:p>6</text:p>
          </table:table-cell>
          <table:table-cell table:style-name="ce98" office:value-type="float" office:value="7.91" calcext:value-type="float">
            <text:p>7.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Aperture_20mm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3" calcext:value-type="float">
            <text:p>0.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Aperture_46m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2" calcext:value-type="float">
            <text:p>0.3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4" office:value-type="string" calcext:value-type="string">
            <text:p>PUMA Control Console</text:p>
          </table:table-cell>
          <table:table-cell table:style-name="ce94" office:value-type="string" calcext:value-type="string">
            <text:p>Time_Hr</text:p>
          </table:table-cell>
          <table:table-cell table:style-name="ce94" office:value-type="string" calcext:value-type="string">
            <text:p>Time_Min</text:p>
          </table:table-cell>
          <table:table-cell table:style-name="ce94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table:style-name="ce98" office:value-type="string" calcext:value-type="string">
            <text:p>PC_Battery_cover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1" calcext:value-type="float">
            <text:p>31</text:p>
          </table:table-cell>
          <table:table-cell table:style-name="ce98" office:value-type="float" office:value="1.44" calcext:value-type="float">
            <text:p>1.44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PC_Expansion_port_cover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1" calcext:value-type="float">
            <text:p>11</text:p>
          </table:table-cell>
          <table:table-cell table:style-name="ce99" office:value-type="float" office:value="0.37" calcext:value-type="float">
            <text:p>0.37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PC_Front_panel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21" calcext:value-type="float">
            <text:p>21</text:p>
          </table:table-cell>
          <table:table-cell table:style-name="ce99" office:value-type="float" office:value="7.44" calcext:value-type="float">
            <text:p>7.44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PC_Joystick_PCB_clasp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8" calcext:value-type="float">
            <text:p>18</text:p>
          </table:table-cell>
          <table:table-cell table:style-name="ce99" office:value-type="float" office:value="0.71" calcext:value-type="float">
            <text:p>0.71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PC_Lamp_insulator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99" office:value-type="float" office:value="0.02" calcext:value-type="float">
            <text:p>0.02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PC_Left_panel_Base_Skeleton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44" calcext:value-type="float">
            <text:p>44</text:p>
          </table:table-cell>
          <table:table-cell table:style-name="ce99" office:value-type="float" office:value="24.27" calcext:value-type="float">
            <text:p>24.27</text:p>
          </table:table-cell>
          <table:table-cell table:number-columns-repeated="1020"/>
        </table:table-row>
        <table:table-row table:style-name="ro2">
          <table:table-cell table:style-name="ce98" office:value-type="string" calcext:value-type="string">
            <text:p>PC_Top_back_panel</text:p>
          </table:table-cell>
          <table:table-cell table:style-name="ce113" office:value-type="float" office:value="8" calcext:value-type="float">
            <text:p>8</text:p>
          </table:table-cell>
          <table:table-cell table:style-name="ce113" office:value-type="float" office:value="28" calcext:value-type="float">
            <text:p>28</text:p>
          </table:table-cell>
          <table:table-cell table:style-name="ce98" office:value-type="float" office:value="13.42" calcext:value-type="float">
            <text:p>13.42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PC_Ardu_cover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6" calcext:value-type="float">
            <text:p>6</text:p>
          </table:table-cell>
          <table:table-cell table:style-name="ce99" office:value-type="float" office:value="0.17" calcext:value-type="float">
            <text:p>0.17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PC_Current_knob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1" calcext:value-type="float">
            <text:p>21</text:p>
          </table:table-cell>
          <table:table-cell table:style-name="ce99" office:value-type="float" office:value="0.71" calcext:value-type="float">
            <text:p>0.71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PC_Monitor_case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38" calcext:value-type="float">
            <text:p>38</text:p>
          </table:table-cell>
          <table:table-cell table:style-name="ce99" office:value-type="float" office:value="13.73" calcext:value-type="float">
            <text:p>13.73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PC_Monitor_connector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4" calcext:value-type="float">
            <text:p>24</text:p>
          </table:table-cell>
          <table:table-cell table:style-name="ce99" office:value-type="float" office:value="1.05" calcext:value-type="float">
            <text:p>1.05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PC_Monitor_lens_retainer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7" calcext:value-type="float">
            <text:p>17</text:p>
          </table:table-cell>
          <table:table-cell table:style-name="ce99" office:value-type="float" office:value="0.89" calcext:value-type="float">
            <text:p>0.89</text:p>
          </table:table-cell>
          <table:table-cell table:number-columns-repeated="1020"/>
        </table:table-row>
        <table:table-row table:style-name="ro2">
          <table:table-cell table:style-name="ce99" office:value-type="string" calcext:value-type="string">
            <text:p>PC_Monitor_light_shield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8" calcext:value-type="float">
            <text:p>28</text:p>
          </table:table-cell>
          <table:table-cell table:style-name="ce99" office:value-type="float" office:value="0.79" calcext:value-type="float">
            <text:p>0.79</text:p>
          </table:table-cell>
          <table:table-cell table:number-columns-repeated="1020"/>
        </table:table-row>
        <table:table-row table:style-name="ro2">
          <table:table-cell table:style-name="ce99"/>
          <table:table-cell table:style-name="ce114" table:number-columns-repeated="2"/>
          <table:table-cell table:style-name="ce99"/>
          <table:table-cell table:number-columns-repeated="1020"/>
        </table:table-row>
        <table:table-row table:style-name="ro2">
          <table:table-cell table:style-name="ce94" office:value-type="string" calcext:value-type="string">
            <text:p>PUMA_Lite</text:p>
          </table:table-cell>
          <table:table-cell table:style-name="ce94" office:value-type="string" calcext:value-type="string">
            <text:p>Time_Hr</text:p>
          </table:table-cell>
          <table:table-cell table:style-name="ce94" office:value-type="string" calcext:value-type="string">
            <text:p>Time_Min</text:p>
          </table:table-cell>
          <table:table-cell table:style-name="ce94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_Battery_cover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72" calcext:value-type="float">
            <text:p>0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_Knob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.77" calcext:value-type="float">
            <text:p>1.7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_Lamp_insul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_Left_Base_Back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.52" calcext:value-type="float">
            <text:p>13.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_Top_Front_Right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.11" calcext:value-type="float">
            <text:p>7.1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4" office:value-type="string" calcext:value-type="string">
            <text:p>Quick Release Objective Holder</text:p>
          </table:table-cell>
          <table:table-cell table:style-name="ce94" office:value-type="string" calcext:value-type="string">
            <text:p>Time_Hr</text:p>
          </table:table-cell>
          <table:table-cell table:style-name="ce94" office:value-type="string" calcext:value-type="string">
            <text:p>Time_Min</text:p>
          </table:table-cell>
          <table:table-cell table:style-name="ce94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R_Base_thread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.23" calcext:value-type="float">
            <text:p>1.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R_C-RMS_Threa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41" calcext:value-type="float">
            <text:p>0.4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R_Male_C_extn_1m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.47" calcext:value-type="float">
            <text:p>2.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R_Male_C_extn_4mm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.82" calcext:value-type="float">
            <text:p>2.8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R_Train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R_Trainer_Ma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96" calcext:value-type="float">
            <text:p>2.9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4" office:value-type="string" calcext:value-type="string">
            <text:p>Stabiliser</text:p>
          </table:table-cell>
          <table:table-cell table:style-name="ce94" office:value-type="string" calcext:value-type="string">
            <text:p>Time_Hr</text:p>
          </table:table-cell>
          <table:table-cell table:style-name="ce94" office:value-type="string" calcext:value-type="string">
            <text:p>Time_Min</text:p>
          </table:table-cell>
          <table:table-cell table:style-name="ce94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B_S1_Axial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0.71" calcext:value-type="float">
            <text:p>20.7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B_S1_Insert_c_adhesin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96" calcext:value-type="float">
            <text:p>0.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B_S1_Lateral_strut_Lef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26" calcext:value-type="float">
            <text:p>6.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B_S1_Lateral_strut_Righ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26" calcext:value-type="float">
            <text:p>6.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B_S1_Peg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44" calcext:value-type="float">
            <text:p>0.4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4" office:value-type="string" calcext:value-type="string">
            <text:p>Stage</text:p>
          </table:table-cell>
          <table:table-cell table:style-name="ce94" office:value-type="string" calcext:value-type="string">
            <text:p>Time_Hr</text:p>
          </table:table-cell>
          <table:table-cell table:style-name="ce94" office:value-type="string" calcext:value-type="string">
            <text:p>Time_Min</text:p>
          </table:table-cell>
          <table:table-cell table:style-name="ce94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table:style-name="ce105" office:value-type="string" calcext:value-type="string">
            <text:p>ST_Articulation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4" calcext:value-type="float">
            <text:p>14</text:p>
          </table:table-cell>
          <table:table-cell table:style-name="ce105" office:value-type="float" office:value="0.53" calcext:value-type="float">
            <text:p>0.53</text:p>
          </table:table-cell>
          <table:table-cell table:style-name="ce95" table:number-columns-repeated="1020"/>
        </table:table-row>
        <table:table-row table:style-name="ro2">
          <table:table-cell table:style-name="ce106" office:value-type="string" calcext:value-type="string">
            <text:p>ST_BasePlate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float" office:value="33" calcext:value-type="float">
            <text:p>33</text:p>
          </table:table-cell>
          <table:table-cell table:style-name="ce106" office:value-type="float" office:value="25.63" calcext:value-type="float">
            <text:p>25.63</text:p>
          </table:table-cell>
          <table:table-cell table:style-name="ce95" table:number-columns-repeated="1020"/>
        </table:table-row>
        <table:table-row table:style-name="ro2">
          <table:table-cell table:style-name="ce105" office:value-type="string" calcext:value-type="string">
            <text:p>ST_FocusPlate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8" calcext:value-type="float">
            <text:p>8</text:p>
          </table:table-cell>
          <table:table-cell table:style-name="ce105" office:value-type="float" office:value="11.22" calcext:value-type="float">
            <text:p>11.22</text:p>
          </table:table-cell>
          <table:table-cell table:style-name="ce95" table:number-columns-repeated="1020"/>
        </table:table-row>
        <table:table-row table:style-name="ro2">
          <table:table-cell table:style-name="ce105"/>
          <table:table-cell table:style-name="ce123" table:number-columns-repeated="2"/>
          <table:table-cell table:style-name="ce105"/>
          <table:table-cell table:style-name="ce95" table:number-columns-repeated="1020"/>
        </table:table-row>
        <table:table-row table:style-name="ro2">
          <table:table-cell table:style-name="ce94" office:value-type="string" calcext:value-type="string">
            <text:p>Trinocular_Camera_Port</text:p>
          </table:table-cell>
          <table:table-cell table:style-name="ce94" office:value-type="string" calcext:value-type="string">
            <text:p>Time_Hr</text:p>
          </table:table-cell>
          <table:table-cell table:style-name="ce94" office:value-type="string" calcext:value-type="string">
            <text:p>Time_Min</text:p>
          </table:table-cell>
          <table:table-cell table:style-name="ce94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_Trinoc_CP_tube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48" calcext:value-type="float">
            <text:p>4.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_Trinoc_CP_CM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47" calcext:value-type="float">
            <text:p>4.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_Ocular_spacer_ring_1p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94" office:value-type="string" calcext:value-type="string">
            <text:p>XY_Stabiliser</text:p>
          </table:table-cell>
          <table:table-cell table:style-name="ce94" office:value-type="string" calcext:value-type="string">
            <text:p>Time_Hr</text:p>
          </table:table-cell>
          <table:table-cell table:style-name="ce94" office:value-type="string" calcext:value-type="string">
            <text:p>Time_Min</text:p>
          </table:table-cell>
          <table:table-cell table:style-name="ce94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table:style-name="ce105" office:value-type="string" calcext:value-type="string">
            <text:p>XY_Stabiliser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6" calcext:value-type="float">
            <text:p>26</text:p>
          </table:table-cell>
          <table:table-cell table:style-name="ce105" office:value-type="float" office:value="2.59" calcext:value-type="float">
            <text:p>2.59</text:p>
          </table:table-cell>
          <table:table-cell table:number-columns-repeated="1020"/>
        </table:table-row>
        <table:table-row table:style-name="ro2">
          <table:table-cell table:style-name="ce105"/>
          <table:table-cell table:style-name="ce123" table:number-columns-repeated="2"/>
          <table:table-cell table:style-name="ce105"/>
          <table:table-cell table:number-columns-repeated="1020"/>
        </table:table-row>
        <table:table-row table:style-name="ro2">
          <table:table-cell table:style-name="ce94" office:value-type="string" calcext:value-type="string">
            <text:p>Z-Motor</text:p>
          </table:table-cell>
          <table:table-cell table:style-name="ce94" office:value-type="string" calcext:value-type="string">
            <text:p>Time_Hr</text:p>
          </table:table-cell>
          <table:table-cell table:style-name="ce94" office:value-type="string" calcext:value-type="string">
            <text:p>Time_Min</text:p>
          </table:table-cell>
          <table:table-cell table:style-name="ce94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table:style-name="ce105" office:value-type="string" calcext:value-type="string">
            <text:p>ZM_Motor_attachment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05" office:value-type="float" office:value="2.36" calcext:value-type="float">
            <text:p>2.36</text:p>
          </table:table-cell>
          <table:table-cell table:number-columns-repeated="1020"/>
        </table:table-row>
        <table:table-row table:style-name="ro2">
          <table:table-cell table:style-name="ce106" office:value-type="string" calcext:value-type="string">
            <text:p>ZM_Motor_gear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34" calcext:value-type="float">
            <text:p>34</text:p>
          </table:table-cell>
          <table:table-cell table:style-name="ce106" office:value-type="float" office:value="2.36" calcext:value-type="float">
            <text:p>2.36</text:p>
          </table:table-cell>
          <table:table-cell table:number-columns-repeated="1020"/>
        </table:table-row>
        <table:table-row table:style-name="ro2">
          <table:table-cell table:style-name="ce106" office:value-type="string" calcext:value-type="string">
            <text:p>ZM_Z_Limit_Sw_Mount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17" calcext:value-type="float">
            <text:p>17</text:p>
          </table:table-cell>
          <table:table-cell table:style-name="ce106" office:value-type="float" office:value="0.44" calcext:value-type="float">
            <text:p>0.44</text:p>
          </table:table-cell>
          <table:table-cell table:number-columns-repeated="1020"/>
        </table:table-row>
        <table:table-row table:style-name="ro2">
          <table:table-cell table:style-name="ce106" office:value-type="string" calcext:value-type="string">
            <text:p>ZM_Z_Probe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4" calcext:value-type="float">
            <text:p>4</text:p>
          </table:table-cell>
          <table:table-cell table:style-name="ce106" office:value-type="float" office:value="2.04" calcext:value-type="float">
            <text:p>2.04</text:p>
          </table:table-cell>
          <table:table-cell table:number-columns-repeated="1020"/>
        </table:table-row>
        <table:table-row table:style-name="ro2">
          <table:table-cell table:style-name="ce105" office:value-type="string" calcext:value-type="string">
            <text:p>ZM_Z_Yoke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2" calcext:value-type="float">
            <text:p>22</text:p>
          </table:table-cell>
          <table:table-cell table:style-name="ce105" office:value-type="float" office:value="0.66" calcext:value-type="float">
            <text:p>0.66</text:p>
          </table:table-cell>
          <table:table-cell table:number-columns-repeated="1020"/>
        </table:table-row>
        <table:table-row table:style-name="ro2">
          <table:table-cell table:style-name="ce105"/>
          <table:table-cell table:style-name="ce123" table:number-columns-repeated="2"/>
          <table:table-cell table:style-name="ce105"/>
          <table:table-cell table:number-columns-repeated="1020"/>
        </table:table-row>
        <table:table-row table:style-name="ro2">
          <table:table-cell table:style-name="ce94" office:value-type="string" calcext:value-type="string">
            <text:p>CNC Stage</text:p>
          </table:table-cell>
          <table:table-cell table:style-name="ce94" office:value-type="string" calcext:value-type="string">
            <text:p>Time_Hr</text:p>
          </table:table-cell>
          <table:table-cell table:style-name="ce94" office:value-type="string" calcext:value-type="string">
            <text:p>Time_Min</text:p>
          </table:table-cell>
          <table:table-cell table:style-name="ce94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PSU_CableFixture_front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" calcext:value-type="float">
            <text:p>1</text:p>
          </table:table-cell>
          <table:table-cell table:style-name="ce107" office:value-type="float" office:value="29.11" calcext:value-type="float">
            <text:p>29.11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PSU_DC_CableCover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32" calcext:value-type="float">
            <text:p>32</text:p>
          </table:table-cell>
          <table:table-cell table:style-name="ce108" office:value-type="float" office:value="1.66" calcext:value-type="float">
            <text:p>1.66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PSU_Mains_CableCover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style-name="ce107" office:value-type="float" office:value="2.99" calcext:value-type="float">
            <text:p>2.99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PSU_Peg_Leg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9" calcext:value-type="float">
            <text:p>9</text:p>
          </table:table-cell>
          <table:table-cell table:style-name="ce108" office:value-type="float" office:value="0.3" calcext:value-type="float">
            <text:p>0.3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Ardu_bus_bar_mount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29" calcext:value-type="float">
            <text:p>29</text:p>
          </table:table-cell>
          <table:table-cell table:style-name="ce107" office:value-type="float" office:value="20.74" calcext:value-type="float">
            <text:p>20.74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Ardu_Bus_Clip_set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13" calcext:value-type="float">
            <text:p>13</text:p>
          </table:table-cell>
          <table:table-cell table:style-name="ce108" office:value-type="float" office:value="6.1" calcext:value-type="float">
            <text:p>6.1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Ardu_M3_Washer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107" office:value-type="float" office:value="0.02" calcext:value-type="float">
            <text:p>0.02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X_Lim_Sarcoph_L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5" calcext:value-type="float">
            <text:p>35</text:p>
          </table:table-cell>
          <table:table-cell table:style-name="ce108" office:value-type="float" office:value="7.11" calcext:value-type="float">
            <text:p>7.11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X_Lim_Sarcoph_R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0" calcext:value-type="float">
            <text:p>30</text:p>
          </table:table-cell>
          <table:table-cell table:style-name="ce107" office:value-type="float" office:value="7.12" calcext:value-type="float">
            <text:p>7.12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X_NEMA11_Bracket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41" calcext:value-type="float">
            <text:p>41</text:p>
          </table:table-cell>
          <table:table-cell table:style-name="ce108" office:value-type="float" office:value="21.55" calcext:value-type="float">
            <text:p>21.55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X_NEMA11_Counter_weight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32" calcext:value-type="float">
            <text:p>32</text:p>
          </table:table-cell>
          <table:table-cell table:style-name="ce107" office:value-type="float" office:value="25.04" calcext:value-type="float">
            <text:p>25.04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X_NEMA11_CW_Hopper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7" calcext:value-type="float">
            <text:p>27</text:p>
          </table:table-cell>
          <table:table-cell table:style-name="ce108" office:value-type="float" office:value="11.69" calcext:value-type="float">
            <text:p>11.69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X_Probe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6" calcext:value-type="float">
            <text:p>26</text:p>
          </table:table-cell>
          <table:table-cell table:style-name="ce107" office:value-type="float" office:value="1.04" calcext:value-type="float">
            <text:p>1.04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X_Probe_Housing_L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53" calcext:value-type="float">
            <text:p>53</text:p>
          </table:table-cell>
          <table:table-cell table:style-name="ce108" office:value-type="float" office:value="2.77" calcext:value-type="float">
            <text:p>2.77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X_Probe_Housing_R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54" calcext:value-type="float">
            <text:p>54</text:p>
          </table:table-cell>
          <table:table-cell table:style-name="ce107" office:value-type="float" office:value="2.77" calcext:value-type="float">
            <text:p>2.77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X_Probe_shim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108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XY_NEMA11_Undertable_Support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34" calcext:value-type="float">
            <text:p>34</text:p>
          </table:table-cell>
          <table:table-cell table:style-name="ce107" office:value-type="float" office:value="1.72" calcext:value-type="float">
            <text:p>1.72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Y_Lim_Sarcoph_Susp_B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6" calcext:value-type="float">
            <text:p>36</text:p>
          </table:table-cell>
          <table:table-cell table:style-name="ce108" office:value-type="float" office:value="12.35" calcext:value-type="float">
            <text:p>12.35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Y_Lim_Sarcoph_Susp_F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36" calcext:value-type="float">
            <text:p>36</text:p>
          </table:table-cell>
          <table:table-cell table:style-name="ce107" office:value-type="float" office:value="12.35" calcext:value-type="float">
            <text:p>12.35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Y_NEMA11_Bracket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7" calcext:value-type="float">
            <text:p>7</text:p>
          </table:table-cell>
          <table:table-cell table:style-name="ce108" office:value-type="float" office:value="20.82" calcext:value-type="float">
            <text:p>20.82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Y_Probe_Susp_Nemesh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53" calcext:value-type="float">
            <text:p>53</text:p>
          </table:table-cell>
          <table:table-cell table:style-name="ce107" office:value-type="float" office:value="9.31" calcext:value-type="float">
            <text:p>9.31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Y_Suspension_platform_B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36" calcext:value-type="float">
            <text:p>36</text:p>
          </table:table-cell>
          <table:table-cell table:style-name="ce108" office:value-type="float" office:value="1.97" calcext:value-type="float">
            <text:p>1.97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Y_Suspension_platform_F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36" calcext:value-type="float">
            <text:p>36</text:p>
          </table:table-cell>
          <table:table-cell table:style-name="ce107" office:value-type="float" office:value="1.97" calcext:value-type="float">
            <text:p>1.97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Z_Coupler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37" calcext:value-type="float">
            <text:p>37</text:p>
          </table:table-cell>
          <table:table-cell table:style-name="ce108" office:value-type="float" office:value="2.2" calcext:value-type="float">
            <text:p>2.2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Z_Lim_Attachment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23" calcext:value-type="float">
            <text:p>23</text:p>
          </table:table-cell>
          <table:table-cell table:style-name="ce107" office:value-type="float" office:value="6.44" calcext:value-type="float">
            <text:p>6.44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Z_Lim_Back_baffle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33" calcext:value-type="float">
            <text:p>33</text:p>
          </table:table-cell>
          <table:table-cell table:style-name="ce108" office:value-type="float" office:value="0.62" calcext:value-type="float">
            <text:p>0.62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Z_Lim_Probe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6" calcext:value-type="float">
            <text:p>16</text:p>
          </table:table-cell>
          <table:table-cell table:style-name="ce107" office:value-type="float" office:value="0.6" calcext:value-type="float">
            <text:p>0.6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Z_M4_small_washer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0.4" calcext:value-type="float">
            <text:p>0.4</text:p>
          </table:table-cell>
          <table:table-cell table:style-name="ce108" office:value-type="float" office:value="0.02" calcext:value-type="float">
            <text:p>0.02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Z_Mount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7" calcext:value-type="float">
            <text:p>17</text:p>
          </table:table-cell>
          <table:table-cell table:style-name="ce107" office:value-type="float" office:value="28.73" calcext:value-type="float">
            <text:p>28.73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Z_N11_Syringe_body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11" calcext:value-type="float">
            <text:p>11</text:p>
          </table:table-cell>
          <table:table-cell table:style-name="ce108" office:value-type="float" office:value="14.84" calcext:value-type="float">
            <text:p>14.84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Z_N11_Syringe_cover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42" calcext:value-type="float">
            <text:p>42</text:p>
          </table:table-cell>
          <table:table-cell table:style-name="ce107" office:value-type="float" office:value="1.66" calcext:value-type="float">
            <text:p>1.66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Z_N11_Syringe_Gearbox_plunger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45" calcext:value-type="float">
            <text:p>45</text:p>
          </table:table-cell>
          <table:table-cell table:style-name="ce108" office:value-type="float" office:value="7.09" calcext:value-type="float">
            <text:p>7.09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Z_N11_Syringe_mount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26" calcext:value-type="float">
            <text:p>26</text:p>
          </table:table-cell>
          <table:table-cell table:style-name="ce107" office:value-type="float" office:value="23.77" calcext:value-type="float">
            <text:p>23.77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am_Counter_weight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6" calcext:value-type="float">
            <text:p>6</text:p>
          </table:table-cell>
          <table:table-cell table:style-name="ce108" office:value-type="float" office:value="3.15" calcext:value-type="float">
            <text:p>3.15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am_Pincer_Extn1_L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52" calcext:value-type="float">
            <text:p>52</text:p>
          </table:table-cell>
          <table:table-cell table:style-name="ce107" office:value-type="float" office:value="2.3" calcext:value-type="float">
            <text:p>2.3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am_Pincer_Extn1_R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52" calcext:value-type="float">
            <text:p>52</text:p>
          </table:table-cell>
          <table:table-cell table:style-name="ce108" office:value-type="float" office:value="2.3" calcext:value-type="float">
            <text:p>2.3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am_Pincer_Extn2_L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4" calcext:value-type="float">
            <text:p>24</text:p>
          </table:table-cell>
          <table:table-cell table:style-name="ce107" office:value-type="float" office:value="3.92" calcext:value-type="float">
            <text:p>3.92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am_Pincer_Extn2_R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4" calcext:value-type="float">
            <text:p>24</text:p>
          </table:table-cell>
          <table:table-cell table:style-name="ce108" office:value-type="float" office:value="3.94" calcext:value-type="float">
            <text:p>3.94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am_Presser_wings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53" calcext:value-type="float">
            <text:p>53</text:p>
          </table:table-cell>
          <table:table-cell table:style-name="ce107" office:value-type="float" office:value="2.47" calcext:value-type="float">
            <text:p>2.47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am_Spring_arm_assy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1" calcext:value-type="float">
            <text:p>1</text:p>
          </table:table-cell>
          <table:table-cell table:style-name="ce108" office:value-type="float" office:value="15.43" calcext:value-type="float">
            <text:p>15.43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am_Stage_Top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0" calcext:value-type="float">
            <text:p>0</text:p>
          </table:table-cell>
          <table:table-cell table:style-name="ce107" office:value-type="float" office:value="28.98" calcext:value-type="float">
            <text:p>28.98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BB_Jig_Back_Left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10" calcext:value-type="float">
            <text:p>10</text:p>
          </table:table-cell>
          <table:table-cell table:style-name="ce108" office:value-type="float" office:value="12.8" calcext:value-type="float">
            <text:p>12.8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BB_Jig_Back_Measure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13" calcext:value-type="float">
            <text:p>13</text:p>
          </table:table-cell>
          <table:table-cell table:style-name="ce107" office:value-type="float" office:value="3.02" calcext:value-type="float">
            <text:p>3.02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BB_Jig_Back_Right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10" calcext:value-type="float">
            <text:p>10</text:p>
          </table:table-cell>
          <table:table-cell table:style-name="ce108" office:value-type="float" office:value="12.8" calcext:value-type="float">
            <text:p>12.8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BB_Jig_Front_Left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7" calcext:value-type="float">
            <text:p>57</text:p>
          </table:table-cell>
          <table:table-cell table:style-name="ce107" office:value-type="float" office:value="12.47" calcext:value-type="float">
            <text:p>12.47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BB_Jig_Front_Measure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7" calcext:value-type="float">
            <text:p>17</text:p>
          </table:table-cell>
          <table:table-cell table:style-name="ce108" office:value-type="float" office:value="0.87" calcext:value-type="float">
            <text:p>0.87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BB_Jig_Front_Right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7" calcext:value-type="float">
            <text:p>57</text:p>
          </table:table-cell>
          <table:table-cell table:style-name="ce107" office:value-type="float" office:value="12.47" calcext:value-type="float">
            <text:p>12.47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BB_Jig_Left_Measure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2" calcext:value-type="float">
            <text:p>22</text:p>
          </table:table-cell>
          <table:table-cell table:style-name="ce108" office:value-type="float" office:value="3.6" calcext:value-type="float">
            <text:p>3.6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BB_Jig_Right_Measure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2" calcext:value-type="float">
            <text:p>22</text:p>
          </table:table-cell>
          <table:table-cell table:style-name="ce107" office:value-type="float" office:value="3.6" calcext:value-type="float">
            <text:p>3.6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BB_Jig_Undercarriage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49" calcext:value-type="float">
            <text:p>49</text:p>
          </table:table-cell>
          <table:table-cell table:style-name="ce108" office:value-type="float" office:value="12.12" calcext:value-type="float">
            <text:p>12.12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BB_Jig_XYTable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33" calcext:value-type="float">
            <text:p>33</text:p>
          </table:table-cell>
          <table:table-cell table:style-name="ce107" office:value-type="float" office:value="13.98" calcext:value-type="float">
            <text:p>13.98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BB_Jig_Y_Lim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38" calcext:value-type="float">
            <text:p>38</text:p>
          </table:table-cell>
          <table:table-cell table:style-name="ce108" office:value-type="float" office:value="2.09" calcext:value-type="float">
            <text:p>2.09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F_Ardu_strut_BL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49" calcext:value-type="float">
            <text:p>49</text:p>
          </table:table-cell>
          <table:table-cell table:style-name="ce107" office:value-type="float" office:value="5.8" calcext:value-type="float">
            <text:p>5.8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F_Ardu_strut_BR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49" calcext:value-type="float">
            <text:p>49</text:p>
          </table:table-cell>
          <table:table-cell table:style-name="ce108" office:value-type="float" office:value="5.8" calcext:value-type="float">
            <text:p>5.8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F_Ardu_strut_TL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49" calcext:value-type="float">
            <text:p>49</text:p>
          </table:table-cell>
          <table:table-cell table:style-name="ce107" office:value-type="float" office:value="5.8" calcext:value-type="float">
            <text:p>5.8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F_Ardu_strut_TR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49" calcext:value-type="float">
            <text:p>49</text:p>
          </table:table-cell>
          <table:table-cell table:style-name="ce108" office:value-type="float" office:value="5.8" calcext:value-type="float">
            <text:p>5.8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F_DM3_Mount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12" calcext:value-type="float">
            <text:p>12</text:p>
          </table:table-cell>
          <table:table-cell table:style-name="ce107" office:value-type="float" office:value="6.32" calcext:value-type="float">
            <text:p>6.32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F_OM_QR_Plate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43" calcext:value-type="float">
            <text:p>43</text:p>
          </table:table-cell>
          <table:table-cell table:style-name="ce108" office:value-type="float" office:value="27.37" calcext:value-type="float">
            <text:p>27.37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F_Overmount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33" calcext:value-type="float">
            <text:p>33</text:p>
          </table:table-cell>
          <table:table-cell table:style-name="ce107" office:value-type="float" office:value="26.48" calcext:value-type="float">
            <text:p>26.48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F_UM_Opt_gripper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42" calcext:value-type="float">
            <text:p>42</text:p>
          </table:table-cell>
          <table:table-cell table:style-name="ce108" office:value-type="float" office:value="4.63" calcext:value-type="float">
            <text:p>4.63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F_UM_Opt_Gripper_washer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3" calcext:value-type="float">
            <text:p>3</text:p>
          </table:table-cell>
          <table:table-cell table:style-name="ce107" office:value-type="float" office:value="0.16" calcext:value-type="float">
            <text:p>0.16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F_UM_Opt_to_QR_F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40" calcext:value-type="float">
            <text:p>40</text:p>
          </table:table-cell>
          <table:table-cell table:style-name="ce108" office:value-type="float" office:value="7.81" calcext:value-type="float">
            <text:p>7.81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F_Undercarriage_platform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36" calcext:value-type="float">
            <text:p>36</text:p>
          </table:table-cell>
          <table:table-cell table:style-name="ce107" office:value-type="float" office:value="23.99" calcext:value-type="float">
            <text:p>23.99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D_2020_End_cap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3" calcext:value-type="float">
            <text:p>13</text:p>
          </table:table-cell>
          <table:table-cell table:style-name="ce108" office:value-type="float" office:value="0.46" calcext:value-type="float">
            <text:p>0.46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D_2020_Protector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3" calcext:value-type="float">
            <text:p>23</text:p>
          </table:table-cell>
          <table:table-cell table:style-name="ce107" office:value-type="float" office:value="0.9" calcext:value-type="float">
            <text:p>0.9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D_Aft_clip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5" calcext:value-type="float">
            <text:p>5</text:p>
          </table:table-cell>
          <table:table-cell table:style-name="ce108" office:value-type="float" office:value="0.07" calcext:value-type="float">
            <text:p>0.07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D_Aft_Hole_cover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34" calcext:value-type="float">
            <text:p>34</text:p>
          </table:table-cell>
          <table:table-cell table:style-name="ce107" office:value-type="float" office:value="1.84" calcext:value-type="float">
            <text:p>1.84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D_Aft_Left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office:value-type="float" office:value="13" calcext:value-type="float">
            <text:p>13</text:p>
          </table:table-cell>
          <table:table-cell table:style-name="ce108" office:value-type="float" office:value="67.98" calcext:value-type="float">
            <text:p>67.98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D_Aft_Mid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2" calcext:value-type="float">
            <text:p>2</text:p>
          </table:table-cell>
          <table:table-cell table:style-name="ce107" office:value-type="float" office:value="54.76" calcext:value-type="float">
            <text:p>54.76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D_Aft_Right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office:value-type="float" office:value="12" calcext:value-type="float">
            <text:p>12</text:p>
          </table:table-cell>
          <table:table-cell table:style-name="ce108" office:value-type="float" office:value="67.98" calcext:value-type="float">
            <text:p>67.98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D_Aft_Rivet_block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9" calcext:value-type="float">
            <text:p>9</text:p>
          </table:table-cell>
          <table:table-cell table:style-name="ce107" office:value-type="float" office:value="0.39" calcext:value-type="float">
            <text:p>0.39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D_DIN_End_Protector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0" calcext:value-type="float">
            <text:p>20</text:p>
          </table:table-cell>
          <table:table-cell table:style-name="ce108" office:value-type="float" office:value="0.86" calcext:value-type="float">
            <text:p>0.86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D_DIN_Foot_Protector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48" calcext:value-type="float">
            <text:p>48</text:p>
          </table:table-cell>
          <table:table-cell table:style-name="ce107" office:value-type="float" office:value="2.3" calcext:value-type="float">
            <text:p>2.3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D_Dorsal_Key_head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0" calcext:value-type="float">
            <text:p>10</text:p>
          </table:table-cell>
          <table:table-cell table:style-name="ce108" office:value-type="float" office:value="0.38" calcext:value-type="float">
            <text:p>0.38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D_Dorsal_Key_key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7" calcext:value-type="float">
            <text:p>7</text:p>
          </table:table-cell>
          <table:table-cell table:style-name="ce107" office:value-type="float" office:value="0.35" calcext:value-type="float">
            <text:p>0.35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D_Dorsal_Key_main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4" calcext:value-type="float">
            <text:p>4</text:p>
          </table:table-cell>
          <table:table-cell table:style-name="ce108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D_Dorsal_Key_wedge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0.4" calcext:value-type="float">
            <text:p>0.4</text:p>
          </table:table-cell>
          <table:table-cell table:style-name="ce107"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D_Dorsal_L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office:value-type="float" office:value="51" calcext:value-type="float">
            <text:p>51</text:p>
          </table:table-cell>
          <table:table-cell table:style-name="ce108" office:value-type="float" office:value="47.81" calcext:value-type="float">
            <text:p>47.81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D_Dorsal_M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40" calcext:value-type="float">
            <text:p>40</text:p>
          </table:table-cell>
          <table:table-cell table:style-name="ce107" office:value-type="float" office:value="29.69" calcext:value-type="float">
            <text:p>29.69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D_Dorsal_R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office:value-type="float" office:value="56" calcext:value-type="float">
            <text:p>56</text:p>
          </table:table-cell>
          <table:table-cell table:style-name="ce108" office:value-type="float" office:value="48.14" calcext:value-type="float">
            <text:p>48.14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D_Dorsal_Rivet_plate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40" calcext:value-type="float">
            <text:p>40</text:p>
          </table:table-cell>
          <table:table-cell table:style-name="ce107" office:value-type="float" office:value="2.1" calcext:value-type="float">
            <text:p>2.1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D_Dorsal_suture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6" calcext:value-type="float">
            <text:p>16</text:p>
          </table:table-cell>
          <table:table-cell table:style-name="ce108" office:value-type="float" office:value="0.68" calcext:value-type="float">
            <text:p>0.68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D_Forward_L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50" calcext:value-type="float">
            <text:p>50</text:p>
          </table:table-cell>
          <table:table-cell table:style-name="ce107" office:value-type="float" office:value="11.71" calcext:value-type="float">
            <text:p>11.71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D_Forward_R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52" calcext:value-type="float">
            <text:p>52</text:p>
          </table:table-cell>
          <table:table-cell table:style-name="ce108" office:value-type="float" office:value="11.72" calcext:value-type="float">
            <text:p>11.72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D_Forward_Rivet_handle_1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4" calcext:value-type="float">
            <text:p>4</text:p>
          </table:table-cell>
          <table:table-cell table:style-name="ce107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D_Forward_Rivet_handle_2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4" calcext:value-type="float">
            <text:p>4</text:p>
          </table:table-cell>
          <table:table-cell table:style-name="ce108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D_Forward_Rivet_lock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9" calcext:value-type="float">
            <text:p>9</text:p>
          </table:table-cell>
          <table:table-cell table:style-name="ce107" office:value-type="float" office:value="0.28" calcext:value-type="float">
            <text:p>0.28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D_Forward_Rivet_tool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style-name="ce108" office:value-type="float" office:value="0.12" calcext:value-type="float">
            <text:p>0.12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D_Forward_suture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40" calcext:value-type="float">
            <text:p>40</text:p>
          </table:table-cell>
          <table:table-cell table:style-name="ce107" office:value-type="float" office:value="1.86" calcext:value-type="float">
            <text:p>1.86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D_Lateral_Left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office:value-type="float" office:value="47" calcext:value-type="float">
            <text:p>47</text:p>
          </table:table-cell>
          <table:table-cell table:style-name="ce108" office:value-type="float" office:value="78.26" calcext:value-type="float">
            <text:p>78.26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D_Lateral_Right</text:p>
          </table:table-cell>
          <table:table-cell table:style-name="ce125" office:value-type="float" office:value="22" calcext:value-type="float">
            <text:p>22</text:p>
          </table:table-cell>
          <table:table-cell table:style-name="ce125" office:value-type="float" office:value="30" calcext:value-type="float">
            <text:p>30</text:p>
          </table:table-cell>
          <table:table-cell table:style-name="ce107" office:value-type="float" office:value="78.23" calcext:value-type="float">
            <text:p>78.23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D_Letters_CNC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1" calcext:value-type="float">
            <text:p>11</text:p>
          </table:table-cell>
          <table:table-cell table:style-name="ce108" office:value-type="float" office:value="0.52" calcext:value-type="float">
            <text:p>0.52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D_Letters_PUMA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5" calcext:value-type="float">
            <text:p>15</text:p>
          </table:table-cell>
          <table:table-cell table:style-name="ce107" office:value-type="float" office:value="0.74" calcext:value-type="float">
            <text:p>0.74</text:p>
          </table:table-cell>
          <table:table-cell table:number-columns-repeated="1020"/>
        </table:table-row>
        <table:table-row table:style-name="ro2">
          <table:table-cell table:style-name="ce108" office:value-type="string" calcext:value-type="string">
            <text:p>CN_SD_T_nut_positioner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4" calcext:value-type="float">
            <text:p>4</text:p>
          </table:table-cell>
          <table:table-cell table:style-name="ce108" office:value-type="float" office:value="0.07" calcext:value-type="float">
            <text:p>0.07</text:p>
          </table:table-cell>
          <table:table-cell table:number-columns-repeated="1020"/>
        </table:table-row>
        <table:table-row table:style-name="ro2">
          <table:table-cell table:style-name="ce107" office:value-type="string" calcext:value-type="string">
            <text:p>CN_SD_XMotor_cover_L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2" calcext:value-type="float">
            <text:p>2</text:p>
          </table:table-cell>
          <table:table-cell table:style-name="ce107" office:value-type="float" office:value="36.4" calcext:value-type="float">
            <text:p>36.4</text:p>
          </table:table-cell>
          <table:table-cell table:number-columns-repeated="1020"/>
        </table:table-row>
        <table:table-row table:style-name="ro2">
          <table:table-cell table:style-name="ce109" office:value-type="string" calcext:value-type="string">
            <text:p>CN_SD_XMotor_cover_R</text:p>
          </table:table-cell>
          <table:table-cell table:style-name="ce127" office:value-type="float" office:value="9" calcext:value-type="float">
            <text:p>9</text:p>
          </table:table-cell>
          <table:table-cell table:style-name="ce127" office:value-type="float" office:value="2" calcext:value-type="float">
            <text:p>2</text:p>
          </table:table-cell>
          <table:table-cell table:style-name="ce109" office:value-type="float" office:value="36.4" calcext:value-type="float">
            <text:p>36.4</text:p>
          </table:table-cell>
          <table:table-cell table:number-columns-repeated="1020"/>
        </table:table-row>
        <table:table-row table:style-name="ro2" table:number-rows-repeated="10482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n_Printed_Parts" table:style-name="ta1">
        <table:table-column table:style-name="co41" table:default-cell-style-name="Default"/>
        <table:table-column table:style-name="co42" table:default-cell-style-name="Default"/>
        <table:table-column table:style-name="co6" table:number-columns-repeated="1022" table:default-cell-style-name="Default"/>
        <table:table-row table:style-name="ro1">
          <table:table-cell table:style-name="ce138" office:value-type="string" calcext:value-type="string">
            <text:p>Non-Printed Parts and Examplar Suppliers</text:p>
          </table:table-cell>
          <table:table-cell table:number-columns-repeated="1023"/>
        </table:table-row>
        <table:table-row table:style-name="ro3" table:number-rows-repeated="2">
          <table:table-cell table:style-name="ce110" table:number-columns-repeated="1024"/>
        </table:table-row>
        <table:table-row table:style-name="ro3">
          <table:table-cell table:style-name="ce147" office:value-type="string" calcext:value-type="string">
            <text:p>NOTE: Exemplar supplier info DOES NOT imply reliability, superiority, quality or other endorsement of the given example supplier. Use at your own risk - esp. as product spec and quality may change over time. </text:p>
          </table:table-cell>
          <table:table-cell table:style-name="ce147" table:number-columns-repeated="1023"/>
        </table:table-row>
        <table:table-row table:style-name="ro3">
          <table:table-cell table:style-name="ce148" office:value-type="string" calcext:value-type="string">
            <text:p>NOTE: The links provided may be for purchase of multiple units – make sure you select the correct quantity you need if you buy from these links.</text:p>
          </table:table-cell>
          <table:table-cell table:style-name="ce147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49" office:value-type="string" calcext:value-type="string">
            <text:p>Non-Printed Fixings in A2 (ASTM-304) stainless steel. </text:p>
          </table:table-cell>
          <table:table-cell table:style-name="ce149" office:value-type="string" calcext:value-type="string">
            <text:p>Example supplier</text:p>
          </table:table-cell>
          <table:table-cell table:style-name="ce149" office:value-type="string" calcext:value-type="string">
            <text:p>Weight each g</text:p>
          </table:table-cell>
          <table:table-cell table:style-name="ce149" table:number-columns-repeated="1021"/>
        </table:table-row>
        <table:table-row table:style-name="ro3">
          <table:table-cell office:value-type="string" calcext:value-type="string">
            <text:p>Length of threaded shaft</text:p>
          </table:table-cell>
          <table:table-cell table:number-columns-repeated="4"/>
          <table:table-cell office:value-type="string" calcext:value-type="string">
            <text:p>5 mm</text:p>
          </table:table-cell>
          <table:table-cell office:value-type="string" calcext:value-type="string">
            <text:p>6 mm</text:p>
          </table:table-cell>
          <table:table-cell office:value-type="string" calcext:value-type="string">
            <text:p>8 mm</text:p>
          </table:table-cell>
          <table:table-cell office:value-type="string" calcext:value-type="string">
            <text:p>10 mm</text:p>
          </table:table-cell>
          <table:table-cell office:value-type="string" calcext:value-type="string">
            <text:p>12 mm</text:p>
          </table:table-cell>
          <table:table-cell office:value-type="string" calcext:value-type="string">
            <text:p>14 mm</text:p>
          </table:table-cell>
          <table:table-cell office:value-type="string" calcext:value-type="string">
            <text:p>16 mm</text:p>
          </table:table-cell>
          <table:table-cell office:value-type="string" calcext:value-type="string">
            <text:p>18 mm</text:p>
          </table:table-cell>
          <table:table-cell office:value-type="string" calcext:value-type="string">
            <text:p>20 mm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3_CSK_Allen_Bolt_12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6" calcext:value-type="float">
            <text:p>0.6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4_CSK_Allen_Bolt_2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9" calcext:value-type="float">
            <text:p>1.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3_Hex_Head_Set_Screw_1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4_Hex_Head_Set_Screw_12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8" calcext:value-type="float">
            <text:p>1.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2_Allen_Bolt_Socket_Cap_DIN912_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SLM, power board in PC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2_Allen_Bolt_Socket_Cap_DIN912_6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SLM, power board in PC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2_Allen_Bolt_Socket_Cap_DIN912_8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Piez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2_Allen_Bolt_Socket_Cap_DIN912_1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FB_Infinity_adapter.st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2_Allen_Bolt_Socket_Cap_DIN912_12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FB_Side_port_separate.stl, FB_Top_connector.stl, DI_Epi_pol.stl, DI_Pol_to_baseplate.stl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3_Allen_Bolt_Socket_Cap_DIN912_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64" calcext:value-type="float">
            <text:p>0.64</text:p>
          </table:table-cell>
          <table:table-cell table:number-columns-repeated="8"/>
          <table:table-cell office:value-type="float" office:value="0.15" calcext:value-type="float">
            <text:p>0.15</text:p>
          </table:table-cell>
          <table:table-cell table:number-columns-repeated="2" office:value-type="float" office:value="0.16" calcext:value-type="float">
            <text:p>0.1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3_Allen_Bolt_Socket_Cap_DIN912_6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69" calcext:value-type="float">
            <text:p>0.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3_Allen_Bolt_Socket_Cap_DIN912_8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76" calcext:value-type="float">
            <text:p>0.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3_Allen_Bolt_Socket_Cap_DIN912_1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875" calcext:value-type="float">
            <text:p>0.8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3_Allen_Bolt_Socket_Cap_DIN912_12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9333" calcext:value-type="float">
            <text:p>0.93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3_Allen_Bolt_Socket_Cap_DIN912_14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3_Allen_Bolt_Socket_Cap_DIN912_16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1" calcext:value-type="float">
            <text:p>1.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3_Allen_Bolt_Socket_Cap_DIN912_5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2.9" calcext:value-type="float">
            <text:p>2.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4_Allen_Bolt_Socket_Cap_DIN912_14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9" calcext:value-type="float">
            <text:p>1.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3_Grub_Screw_Cup_point_Hex_socket_DIN916_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15" calcext:value-type="float">
            <text:p>0.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4_Grub_Screw_Cup_point_Hex_socket_DIN916_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276" calcext:value-type="float">
            <text:p>0.2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Grub_Screw_Cup_point_Hex_socket_DIN916_2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3_Pozi_Pan_Head_Machine_Screw_DIN7985_3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67" calcext:value-type="float">
            <text:p>1.67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4_Pozi_Pan_Head_Machine_Screw_DIN7985_6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or mirr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4_Pozi_Pan_Head_Machine_Screw_DIN7985_1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for z mo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4_Pozi_Pan_Head_Machine_Screw_DIN7985_12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for xy stabilis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4_Pozi_Pan_Head_Machine_Screw_DIN7985_14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or AR stay thumbwheel stabilis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4_Pozi_Pan_Head_Machine_Screw_DIN7985_16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eccentric tensioners and stabilis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4_Pozi_Pan_Head_Machine_Screw_DIN7985_2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4_Pozi_Pan_Head_Machine_Screw_DIN7985_2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2.8" calcext:value-type="float">
            <text:p>2.8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6_Hex_Head_Bolt_Fully_Threaded_12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4.25" calcext:value-type="float">
            <text:p>4.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Hex_Head_Bolt_Fully_Threaded_16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5.3" calcext:value-type="float">
            <text:p>5.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Hex_Head_Bolt_Fully_Threaded_2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5.6" calcext:value-type="float">
            <text:p>5.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Hex_Head_Bolt_Fully_Threaded_3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7.2" calcext:value-type="float">
            <text:p>7.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Hex_Head_Bolt_Fully_Threaded_3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Hex_Head_Bolt_Fully_Threaded_4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9.75" calcext:value-type="float">
            <text:p>9.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Hex_Head_Bolt_Fully_Threaded_5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2.3" calcext:value-type="float">
            <text:p>12.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Hex_Head_Bolt_Fully_Threaded_7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4.5" calcext:value-type="float">
            <text:p>14.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Hex_Head_Bolt_Part_Threaded_DIN931_5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2.4" calcext:value-type="float">
            <text:p>12.4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Allen_socket_Pan_screw_Fully_Threaded_10mm_lon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Pozi_Pan_screw_Fully_Threaded_16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5.6" calcext:value-type="float">
            <text:p>5.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Pozi_Pan_screw_Fully_Threaded_2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5.88" calcext:value-type="float">
            <text:p>5.8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Hex_threaded_standoff_2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Wing_nuts</text:p>
          </table:table-cell>
          <table:table-cell office:value-type="string" calcext:value-type="string">
            <text:p>General hardware store</text:p>
          </table:table-cell>
          <table:table-cell office:value-type="float" office:value="4.8" calcext:value-type="float">
            <text:p>4.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Hex_socket_button_head_screw_10mm_long</text:p>
          </table:table-cell>
          <table:table-cell office:value-type="string" calcext:value-type="string">
            <text:p><text:a xlink:href="https://www.ebay.co.uk/itm/222691855666?var=521546670983" xlink:type="simple">https://www.ebay.co.uk/itm/222691855666?var=521546670983</text:a>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T_Nuts_for_2020_Extrusion</text:p>
          </table:table-cell>
          <table:table-cell office:value-type="string" calcext:value-type="string">
            <text:p>CNC Parts Sto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2_Full_Nut</text:p>
          </table:table-cell>
          <table:table-cell office:value-type="string" calcext:value-type="string">
            <text:p>General hardware store</text:p>
          </table:table-cell>
          <table:table-cell office:value-type="float" office:value="0.11" calcext:value-type="float">
            <text:p>0.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3_Full_Nut</text:p>
          </table:table-cell>
          <table:table-cell office:value-type="string" calcext:value-type="string">
            <text:p>General hardware store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4_Full_Nut</text:p>
          </table:table-cell>
          <table:table-cell office:value-type="string" calcext:value-type="string">
            <text:p>General hardware store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Full_Nut</text:p>
          </table:table-cell>
          <table:table-cell office:value-type="string" calcext:value-type="string">
            <text:p>General hardware store</text:p>
          </table:table-cell>
          <table:table-cell office:value-type="float" office:value="2.1" calcext:value-type="float">
            <text:p>2.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nyloc_locking_nut</text:p>
          </table:table-cell>
          <table:table-cell office:value-type="string" calcext:value-type="string">
            <text:p>General hardware store</text:p>
          </table:table-cell>
          <table:table-cell office:value-type="float" office:value="2.3" calcext:value-type="float">
            <text:p>2.3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20mm_Hex_Steel_Spacer_20mm_long</text:p>
          </table:table-cell>
          <table:table-cell office:value-type="string" calcext:value-type="string">
            <text:p>RS Pro 603-536 <text:a xlink:href="https://uk.rs-online.com/web/p/enclosure-accessories/0603536" xlink:type="simple">https://uk.rs-online.com/web/p/enclosure-accessories/0603536</text:a></text:p>
          </table:table-cell>
          <table:table-cell office:value-type="float" office:value="13.3333" calcext:value-type="float">
            <text:p>13.3333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2_Washer_Flat_FormA_DIN125</text:p>
          </table:table-cell>
          <table:table-cell office:value-type="string" calcext:value-type="string">
            <text:p>General hardware store</text:p>
          </table:table-cell>
          <table:table-cell office:value-type="float" office:value="0.03" calcext:value-type="float">
            <text:p>0.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3_Washer_Flat_FormA_DIN125</text:p>
          </table:table-cell>
          <table:table-cell office:value-type="string" calcext:value-type="string">
            <text:p>General hardware store</text:p>
          </table:table-cell>
          <table:table-cell office:value-type="float" office:value="0.075" calcext:value-type="float">
            <text:p>0.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4_Washer_Flat_FormA_DIN125</text:p>
          </table:table-cell>
          <table:table-cell office:value-type="string" calcext:value-type="string">
            <text:p>General hardware store</text:p>
          </table:table-cell>
          <table:table-cell office:value-type="float" office:value="0.26" calcext:value-type="float">
            <text:p>0.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Washer_Flat_FormA_DIN125</text:p>
          </table:table-cell>
          <table:table-cell office:value-type="string" calcext:value-type="string">
            <text:p>General hardware store</text:p>
          </table:table-cell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Washer_Penny_Repair_1.5_x_25</text:p>
          </table:table-cell>
          <table:table-cell office:value-type="string" calcext:value-type="string">
            <text:p>eBay e.g. <text:a xlink:href="https://www.ebay.co.uk/itm/221061609656" xlink:type="simple">https://www.ebay.co.uk/itm/221061609656</text:a></text:p>
          </table:table-cell>
          <table:table-cell office:value-type="float" office:value="4.6" calcext:value-type="float">
            <text:p>4.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Washer_Penny_Repair_1.5_x_20</text:p>
          </table:table-cell>
          <table:table-cell office:value-type="string" calcext:value-type="string">
            <text:p>Ebay e.g. <text:a xlink:href="https://www.ebay.co.uk/itm/221296544259?var=522379456556" xlink:type="simple">https://www.ebay.co.uk/itm/221296544259?var=522379456556</text:a></text:p>
          </table:table-cell>
          <table:table-cell office:value-type="float" office:value="2.1" calcext:value-type="float">
            <text:p>2.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.12_M6_Cup_washer</text:p>
          </table:table-cell>
          <table:table-cell office:value-type="string" calcext:value-type="string">
            <text:p>eBay e.g. <text:a xlink:href="https://www.ebay.co.uk/itm/111304110685" xlink:type="simple">https://www.ebay.co.uk/itm/111304110685</text:a></text:p>
          </table:table-cell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Plastic_Head_cap</text:p>
          </table:table-cell>
          <table:table-cell office:value-type="string" calcext:value-type="string">
            <text:p>eBay e.g. <text:a xlink:href="https://www.ebay.co.uk/itm/162725704664" xlink:type="simple">https://www.ebay.co.uk/itm/162725704664</text:a>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rner_bracket_for_2020_extrusion</text:p>
          </table:table-cell>
          <table:table-cell office:value-type="string" calcext:value-type="string">
            <text:p>CNC Parts Store</text:p>
          </table:table-cell>
          <table:table-cell office:value-type="float" office:value="5.3" calcext:value-type="float">
            <text:p>5.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20_Alu_extrusion_90mm</text:p>
          </table:table-cell>
          <table:table-cell office:value-type="string" calcext:value-type="string">
            <text:p>CNC Parts Store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20_Alu_extrusion_70mm</text:p>
          </table:table-cell>
          <table:table-cell office:value-type="string" calcext:value-type="string">
            <text:p>CNC Parts Store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20_Alu_extrusion_210mm</text:p>
          </table:table-cell>
          <table:table-cell office:value-type="string" calcext:value-type="string">
            <text:p>CNC Parts Store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20_Alu_extrusion_290mm</text:p>
          </table:table-cell>
          <table:table-cell office:value-type="string" calcext:value-type="string">
            <text:p>CNC Parts Store</text:p>
          </table:table-cell>
          <table:table-cell office:value-type="float" office:value="112" calcext:value-type="float">
            <text:p>11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N_Rail_Steel_M6_holes_200mm_long</text:p>
          </table:table-cell>
          <table:table-cell office:value-type="string" calcext:value-type="string">
            <text:p>https://www.aliexpress.com/item/1005003134385396.html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teel_Tee_plates_75mm</text:p>
          </table:table-cell>
          <table:table-cell office:value-type="string" calcext:value-type="string">
            <text:p>https://cpc.farnell.com/duratool/d01072/75mm-tee-plates-b-z-y-pk10/dp/FN02117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iming_belt_GT2_300mm_long_closed_loop_6mm_wide</text:p>
          </table:table-cell>
          <table:table-cell office:value-type="string" calcext:value-type="string">
            <text:p>AliExpress e.g. https://www.aliexpress.com/item/32950422029.htm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pring_StainlessSteel_Compression_0.8guage_x10diam_x20long</text:p>
          </table:table-cell>
          <table:table-cell office:value-type="string" calcext:value-type="string">
            <text:p>AliExpress e.g. https://www.aliexpress.com/item/1005001408406253.html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age_clips_pair_5.5cm</text:p>
          </table:table-cell>
          <table:table-cell office:value-type="string" calcext:value-type="string">
            <text:p>AliExpress e.g. https://www.aliexpress.com/item/32979312478.html</text:p>
          </table:table-cell>
          <table:table-cell office:value-type="float" office:value="11.3" calcext:value-type="float">
            <text:p>11.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ernier_caliper</text:p>
          </table:table-cell>
          <table:table-cell office:value-type="string" calcext:value-type="string">
            <text:p>eBay e.g. <text:a xlink:href="https://www.ebay.co.uk/itm/323159213051" xlink:type="simple">https://www.ebay.co.uk/itm/323159213051</text:a></text:p>
          </table:table-cell>
          <table:table-cell office:value-type="float" office:value="118" calcext:value-type="float">
            <text:p>11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JST Cable (various pin numbers)</text:p>
          </table:table-cell>
          <table:table-cell office:value-type="string" calcext:value-type="string">
            <text:p>General Electronics stores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JST Connector PCB mount (variousnumbers)</text:p>
          </table:table-cell>
          <table:table-cell office:value-type="string" calcext:value-type="string">
            <text:p>General Electronics stores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TFE_Ferrule_8mmOD_6mmID_8mmLong</text:p>
          </table:table-cell>
          <table:table-cell office:value-type="string" calcext:value-type="string">
            <text:p>AliExpress e.g. <text:a xlink:href="https://www.aliexpress.com/item/33064459360.html" xlink:type="simple">https://www.aliexpress.com/item/33064459360.html</text:a>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or PCC trimpot contro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TFE_Ferrule_8mmOD_6mmID_5mmLong</text:p>
          </table:table-cell>
          <table:table-cell office:value-type="string" calcext:value-type="string">
            <text:p><text:a xlink:href="https://www.aliexpress.com/item/1005009249548463.html" xlink:type="simple">https://www.aliexpress.com/item/1005009249548463.html</text:a>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TFE_Ferrule_8mmOD_6mmID_2mmLong</text:p>
          </table:table-cell>
          <table:table-cell office:value-type="string" calcext:value-type="string">
            <text:p>AliExpress e.g. <text:a xlink:href="https://www.aliexpress.com/item/33064459360.html" xlink:type="simple">https://www.aliexpress.com/item/33064459360.html</text:a>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28BYJ48 Stepper Motor</text:p>
          </table:table-cell>
          <table:table-cell office:value-type="string" calcext:value-type="string">
            <text:p>AliExpress e.g. for 5V version <text:a xlink:href="https://www.aliexpress.com/item/4001007552575.html" xlink:type="simple">https://www.aliexpress.com/item/4001007552575.html</text:a> or for 12V version this: <text:a xlink:href="https://www.aliexpress.com/item/1005001388246118.html" xlink:type="simple">https://www.aliexpress.com/item/1005001388246118.html</text:a>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ower_regulator_constant_current_constant_voltage_buck_converter</text:p>
          </table:table-cell>
          <table:table-cell office:value-type="string" calcext:value-type="string">
            <text:p>AliExpress e.g. <text:a xlink:href="https://www.aliexpress.com/item/32764692383.html" xlink:type="simple">https://www.aliexpress.com/item/32764692383.html</text:a></text:p>
          </table:table-cell>
          <table:table-cell office:value-type="float" office:value="19.64" calcext:value-type="float">
            <text:p>19.6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Joystick board</text:p>
          </table:table-cell>
          <table:table-cell office:value-type="string" calcext:value-type="string">
            <text:p>AliExpress e.g. <text:a xlink:href="https://www.aliexpress.com/item/32962961376.html" xlink:type="simple">https://www.aliexpress.com/item/32962961376.html</text:a></text:p>
          </table:table-cell>
          <table:table-cell office:value-type="float" office:value="4.8" calcext:value-type="float">
            <text:p>4.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epper controller board</text:p>
          </table:table-cell>
          <table:table-cell office:value-type="string" calcext:value-type="string">
            <text:p>AliExpress e.g. <text:a xlink:href="https://www.aliexpress.com/item/1005001698595944.html" xlink:type="simple">https://www.aliexpress.com/item/1005001698595944.html</text:a>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ourns potentiometer</text:p>
          </table:table-cell>
          <table:table-cell office:value-type="string" calcext:value-type="string">
            <text:p>eBay e.g. <text:a xlink:href="https://www.ebay.co.uk/itm/184032345784" xlink:type="simple">https://www.ebay.co.uk/itm/184032345784</text:a>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/OFF switch</text:p>
          </table:table-cell>
          <table:table-cell office:value-type="string" calcext:value-type="string">
            <text:p>Amazon e.g. <text:a xlink:href="https://www.amazon.co.uk/gp/product/B076GXD7XN/" xlink:type="simple">https://www.amazon.co.uk/gp/product/B076GXD7XN/</text:a>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hono plug</text:p>
          </table:table-cell>
          <table:table-cell office:value-type="string" calcext:value-type="string">
            <text:p>General Electronics stores</text:p>
          </table:table-cell>
          <table:table-cell office:value-type="float" office:value="2.95" calcext:value-type="float">
            <text:p>2.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hono socket</text:p>
          </table:table-cell>
          <table:table-cell office:value-type="string" calcext:value-type="string">
            <text:p>AliExpress e.g. <text:a xlink:href="https://www.aliexpress.com/item/4000672670954.html" xlink:type="simple">https://www.aliexpress.com/item/4000672670954.html</text:a></text:p>
          </table:table-cell>
          <table:table-cell office:value-type="float" office:value="2.2" calcext:value-type="float">
            <text:p>2.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ezo buzzer passive 30mm x 5.5 mm AT3040</text:p>
          </table:table-cell>
          <table:table-cell office:value-type="string" calcext:value-type="string">
            <text:p>eBay e.g. <text:a xlink:href="https://www.ebay.co.uk/itm/193578806777" xlink:type="simple">https://www.ebay.co.uk/itm/193578806777</text:a></text:p>
          </table:table-cell>
          <table:table-cell office:value-type="float" office:value="4.15" calcext:value-type="float">
            <text:p>4.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v connector</text:p>
          </table:table-cell>
          <table:table-cell office:value-type="string" calcext:value-type="string">
            <text:p>General Electronics stores</text:p>
          </table:table-cell>
          <table:table-cell office:value-type="float" office:value="2.28" calcext:value-type="float">
            <text:p>2.2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D bulb</text:p>
          </table:table-cell>
          <table:table-cell office:value-type="string" calcext:value-type="string">
            <text:p>AliExpress e.g. <text:a xlink:href="https://www.aliexpress.com/item/32881415165.html?spm=a2g0s.9042311.0.0.27424c4dtwn5d8" xlink:type="simple">https://www.aliexpress.com/item/32881415165.html?spm=a2g0s.9042311.0.0.27424c4dtwn5d8</text:a> or <text:a xlink:href="https://www.aliexpress.com/item/4001197438816.html?spm=a2g0s.9042311.0.0.27424c4dZectqS" xlink:type="simple">https://www.aliexpress.com/item/4001197438816.html?spm=a2g0s.9042311.0.0.27424c4dZectqS</text:a></text:p>
          </table:table-cell>
          <table:table-cell office:value-type="float" office:value="0.33" calcext:value-type="float">
            <text:p>0.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FT display ST7789</text:p>
          </table:table-cell>
          <table:table-cell office:value-type="string" calcext:value-type="string">
            <text:p>AliExpress e.g. <text:a xlink:href="https://www.aliexpress.com/item/4000182036178.html" xlink:type="simple">https://www.aliexpress.com/item/4000182036178.html</text:a>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-Channel MOSFET, 78 A, 60 V, 3-Pin TO-220F ON Semiconductor BMS3003-1E or equivalent</text:p>
          </table:table-cell>
          <table:table-cell office:value-type="string" calcext:value-type="string">
            <text:p>RS 862-8766 <text:a xlink:href="https://uk.rs-online.com/web/p/mosfets/8628766" xlink:type="simple">https://uk.rs-online.com/web/p/mosfets/8628766</text:a></text:p>
          </table:table-cell>
          <table:table-cell office:value-type="float" office:value="1.75" calcext:value-type="float">
            <text:p>1.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duino Nano</text:p>
          </table:table-cell>
          <table:table-cell office:value-type="string" calcext:value-type="string">
            <text:p>General Electronics stores</text:p>
          </table:table-cell>
          <table:table-cell office:value-type="float" office:value="5.7" calcext:value-type="float">
            <text:p>5.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CB DIL socket for Arduino nano</text:p>
          </table:table-cell>
          <table:table-cell office:value-type="string" calcext:value-type="string">
            <text:p>General Electronics stores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pad board</text:p>
          </table:table-cell>
          <table:table-cell office:value-type="string" calcext:value-type="string">
            <text:p>General Electronics store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win-cable (figure-8) for LED power cord: each conductor made of 13 strands of copper (overall 0.7mm diameter), insulation 0.7 mm thick, overall cross sectional dimensions for both conductors with insulation = 2.2X4.4 mm</text:p>
          </table:table-cell>
          <table:table-cell office:value-type="string" calcext:value-type="string">
            <text:p>General Electronics store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istor 1 W through hole ohmage as per circuit diagram</text:p>
          </table:table-cell>
          <table:table-cell office:value-type="string" calcext:value-type="string">
            <text:p>General Electronics stor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pade terminal connector sizes as per electronics construction guides</text:p>
          </table:table-cell>
          <table:table-cell office:value-type="string" calcext:value-type="string">
            <text:p>General Electronics stores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unterweight_for_XY_Table_of_CNC_Stage</text:p>
          </table:table-cell>
          <table:table-cell office:value-type="string" calcext:value-type="string">
            <text:p>General hardware store</text:p>
          </table:table-cell>
          <table:table-cell office:value-type="float" office:value="268" calcext:value-type="float">
            <text:p>26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MA11_Stepper_with_Gearbox_1.518:1_Ratio</text:p>
          </table:table-cell>
          <table:table-cell office:value-type="string" calcext:value-type="string">
            <text:p>https://www.aliexpress.com/item/32961206942.html</text:p>
          </table:table-cell>
          <table:table-cell office:value-type="float" office:value="240" calcext:value-type="float">
            <text:p>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M320T_Digital_Stepper_Driver_Unit</text:p>
          </table:table-cell>
          <table:table-cell office:value-type="string" calcext:value-type="string">
            <text:p>https://www.aliexpress.com/item/32839248983.html</text:p>
          </table:table-cell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gid_shaft_coupler_14mmDia_6mm_to_7mm</text:p>
          </table:table-cell>
          <table:table-cell office:value-type="string" calcext:value-type="string">
            <text:p>https://www.ebay.co.uk/itm/284102430715?var=5864718655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es with its own grub screws so those are not included in the worksheet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tical_endstop_sensor_limit_switch</text:p>
          </table:table-cell>
          <table:table-cell office:value-type="string" calcext:value-type="string">
            <text:p>https://www.aliexpress.com/item/32852113543.html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TFE_Bowden_tube_ID2_OD4_43mm_long</text:p>
          </table:table-cell>
          <table:table-cell office:value-type="string" calcext:value-type="string">
            <text:p>https://www.aliexpress.com/item/1005008619424099.html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his is standard Bowden tube for 1.75 mm diameter filament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flon_PTFE_Washer_OD12mm_ID7mm_thickness1mm</text:p>
          </table:table-cell>
          <table:table-cell office:value-type="string" calcext:value-type="string">
            <text:p>https://www.ebay.co.uk/itm/143414788394?var=442354991308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ganeseSteel_WaveSpringCrinkle_Washer_M8</text:p>
          </table:table-cell>
          <table:table-cell office:value-type="string" calcext:value-type="string">
            <text:p>https://www.ebay.co.uk/itm/165831249222?var=465334138887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ywood_base_board_400mmx300mmx12mm</text:p>
          </table:table-cell>
          <table:table-cell office:value-type="string" calcext:value-type="string">
            <text:p>General hardware store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duino_Mega_256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SU_24V_15Amp_360W_Regulated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uPont_Connectors_Pack_male_to_mal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uminium_foil_self_adhesive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B_Cable_from_Arduino_to_PC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ins_cable_and_plug_for_PSU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ires_to_connect_PSU_to_Stepper_driver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axial_cable_to_get_shielding_mesh_fro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XY_Table_for_CNC_150_x_210_mm</text:p>
          </table:table-cell>
          <table:table-cell office:value-type="string" calcext:value-type="string">
            <text:p>https://www.aliexpress.com/item/1005006117006289.html</text:p>
          </table:table-cell>
          <table:table-cell office:value-type="float" office:value="4000" calcext:value-type="float">
            <text:p>4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_Mechanism_LZ60-2_for_CNC</text:p>
          </table:table-cell>
          <table:table-cell office:value-type="string" calcext:value-type="string">
            <text:p>https://www.aliexpress.com/item/1005005287095750.html</text:p>
          </table:table-cell>
          <table:table-cell office:value-type="float" office:value="390" calcext:value-type="float">
            <text:p>39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9V Battery 6LR61</text:p>
          </table:table-cell>
          <table:table-cell office:value-type="string" calcext:value-type="string">
            <text:p>General Electronics stores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yepiece to fit a tube of diameter of 23.2 mm</text:p>
          </table:table-cell>
          <table:table-cell office:value-type="string" calcext:value-type="string">
            <text:p>Any source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Objective x40, RMS thread, 160 mm or 170 mm mechanical tube length and 195 mm conjugate focal distance</text:p>
          </table:table-cell>
          <table:table-cell office:value-type="string" calcext:value-type="string">
            <text:p>Any source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Oval Mirror (“Small 5.5x4x0.1 cm” if buying from the example link)</text:p>
          </table:table-cell>
          <table:table-cell office:value-type="string" calcext:value-type="string">
            <text:p>AliExpress e.g. <text:a xlink:href="https://www.aliexpress.com/item/4000522518566.html" xlink:type="simple">https://www.aliexpress.com/item/4000522518566.html</text:a></text:p>
          </table:table-cell>
          <table:table-cell office:value-type="float" office:value="4.6" calcext:value-type="float">
            <text:p>4.6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icroscope slide with coverslip</text:p>
          </table:table-cell>
          <table:table-cell office:value-type="string" calcext:value-type="string">
            <text:p>Various lab suppliers including on eBay and AliExpress</text:p>
          </table:table-cell>
          <table:table-cell office:value-type="float" office:value="5.75" calcext:value-type="float">
            <text:p>5.7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ens condenser 23</text:p>
          </table:table-cell>
          <table:table-cell office:value-type="string" calcext:value-type="string">
            <text:p>23 mm diameter lens from here <text:a xlink:href="https://www.ebay.co.uk/itm/261504712347" xlink:type="simple">https://www.ebay.co.uk/itm/261504712347</text:a>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ns condenser 30 (paraboloid)</text:p>
          </table:table-cell>
          <table:table-cell office:value-type="string" calcext:value-type="string">
            <text:p>30 mm diameter lens from here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ns condenser 30 (spherical)</text:p>
          </table:table-cell>
          <table:table-cell office:value-type="string" calcext:value-type="string">
            <text:p>30 mm diameter lens from here <text:a xlink:href="https://www.ebay.co.uk/itm/264087225310" xlink:type="simple">https://www.ebay.co.uk/itm/264087225310</text:a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ns condenser 44</text:p>
          </table:table-cell>
          <table:table-cell office:value-type="string" calcext:value-type="string">
            <text:p>44 mm diameter lens from here <text:a xlink:href="https://www.aliexpress.com/item/32949791660.html?spm=a2g0s.9042311.0.0.27424c4dWXwBVh" xlink:type="simple">https://www.aliexpress.com/item/32949791660.html?spm=a2g0s.9042311.0.0.27424c4dWXwBVh</text:a>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ns D=23mm, f=60 mm (low power Kohler)</text:p>
          </table:table-cell>
          <table:table-cell office:value-type="string" calcext:value-type="string">
            <text:p>AliExpress e.g. <text:a xlink:href="https://www.aliexpress.com/item/1005001321078189.html" xlink:type="simple">https://www.aliexpress.com/item/1005001321078189.html</text:a></text:p>
          </table:table-cell>
          <table:table-cell office:value-type="float" office:value="1.6" calcext:value-type="float">
            <text:p>1.6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lter fluo yellow (510nm long pass 17 mm diameter 1.5 mm thick)</text:p>
          </table:table-cell>
          <table:table-cell office:value-type="string" calcext:value-type="string">
            <text:p>AliExpress e.g. <text:a xlink:href="https://www.aliexpress.com/item/4001058681187.html" xlink:type="simple">https://www.aliexpress.com/item/4001058681187.html</text:a></text:p>
          </table:table-cell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ilter fluo blue (450nm narrow band pass 14 mm diameter x 1 mm thick)</text:p>
          </table:table-cell>
          <table:table-cell office:value-type="string" calcext:value-type="string">
            <text:p>AliExpress e.g. <text:a xlink:href="https://www.aliexpress.com/item/32915657340.html" xlink:type="simple">https://www.aliexpress.com/item/32915657340.html</text:a></text:p>
          </table:table-cell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ens Infinity tube f=100 mm, 25 mm diameter, upto 6 mm thick</text:p>
          </table:table-cell>
          <table:table-cell office:value-type="string" calcext:value-type="string">
            <text:p>Any supplier including AliExpress stores</text:p>
          </table:table-cell>
          <table:table-cell office:value-type="float" office:value="9.5" calcext:value-type="float">
            <text:p>9.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irror_2cm_square_first_surface_full_2mm_thick</text:p>
          </table:table-cell>
          <table:table-cell office:value-type="string" calcext:value-type="string">
            <text:p>AliExpress e.g. <text:a xlink:href="https://www.aliexpress.com/item/4000448280628.html" xlink:type="simple">https://www.aliexpress.com/item/4000448280628.html</text:a>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rror_25mm_round_first_surface_full_Molybdenum_3mm_thick</text:p>
          </table:table-cell>
          <table:table-cell office:value-type="string" calcext:value-type="string">
            <text:p>AliExpress e.g. <text:a xlink:href="https://www.aliexpress.com/item/32234558080.html" xlink:type="simple">https://www.aliexpress.com/item/32234558080.html</text:a>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amsplitter_glass_2cm_square_1.1mm_thick</text:p>
          </table:table-cell>
          <table:table-cell office:value-type="string" calcext:value-type="string">
            <text:p>AliExpress e.g. <text:a xlink:href="https://www.aliexpress.com/item/4000686997942.html" xlink:type="simple">https://www.aliexpress.com/item/4000686997942.html</text:a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olarising film for polariser 0.7 mm thick (no adhesive, protective film on both sides)</text:p>
          </table:table-cell>
          <table:table-cell office:value-type="string" calcext:value-type="string">
            <text:p>AliExpress e.g. <text:a xlink:href="https://www.aliexpress.com/item/32809585908.html" xlink:type="simple">https://www.aliexpress.com/item/32809585908.html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ckness is for strength to avoid floppy deformation – can be any similar thickness but not more than 0.9 mm or will not fit filter trays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larising film for analyser 0.13 mm thick (no adhesive, protective film on both sides)</text:p>
          </table:table-cell>
          <table:table-cell office:value-type="string" calcext:value-type="string">
            <text:p>AliExpress e.g. <text:a xlink:href="https://www.aliexpress.com/item/32809585908.html" xlink:type="simple">https://www.aliexpress.com/item/32809585908.html</text:a>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hinness is to avoid the need to lower trhe condenser too much when used with DI_Uber_pol. Can by any similar thickness – the thinner the better.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gative lens for AR projector: <text:s/>H-ZF2/H-K10 glass achromatic doublet, diameter = 26.3 mm, f= -55.6 mm</text:p>
          </table:table-cell>
          <table:table-cell office:value-type="string" calcext:value-type="string">
            <text:p>AliExpress e.g. <text:a xlink:href="https://www.aliexpress.com/item/4001131525716.html" xlink:type="simple">https://www.aliexpress.com/item/4001131525716.html</text:a></text:p>
          </table:table-cell>
          <table:table-cell office:value-type="float" office:value="9.5" calcext:value-type="float">
            <text:p>9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 lens for AR Projector: <text:s/>Achromatic doublet cemented glass, diameter 17 mm, f= 51.98 mm </text:p>
          </table:table-cell>
          <table:table-cell office:value-type="string" calcext:value-type="string">
            <text:p>AliExpress e.g. <text:a xlink:href="https://www.aliexpress.com/item/1005001346038314.html" xlink:type="simple">https://www.aliexpress.com/item/1005001346038314.html</text:a></text:p>
          </table:table-cell>
          <table:table-cell office:value-type="float" office:value="9.5" calcext:value-type="float">
            <text:p>9.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resnel lens, round, 2 mm thick, 100 mm diameter, 50 mm focal length</text:p>
          </table:table-cell>
          <table:table-cell office:value-type="string" calcext:value-type="string">
            <text:p>AliExpress e.g. <text:a xlink:href="https://www.aliexpress.com/item/32783160945.html" xlink:type="simple">https://www.aliexpress.com/item/32783160945.html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PCC monitor</text:p>
          </table:table-cell>
          <table:table-cell table:number-columns-repeated="1020"/>
        </table:table-row>
      </table:table>
      <table:table table:name="Filament_Density" table:style-name="ta1">
        <table:table-column table:style-name="co6" table:default-cell-style-name="Default"/>
        <table:table-row table:style-name="ro1">
          <table:table-cell table:style-name="ce138" office:value-type="string" calcext:value-type="string">
            <text:p>Printer Filament Characteristics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is for standard PLA. Change it if you want calculations for a different filament type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Mass (in grams) per meter of 1.75 mm diameter filament:</text:p>
          </table:table-cell>
        </table:table-row>
        <table:table-row table:style-name="ro3">
          <table:table-cell/>
        </table:table-row>
        <table:table-row table:style-name="ro3">
          <table:table-cell office:value-type="float" office:value="2.9825495255" calcext:value-type="float">
            <text:p>2.9825495255</text:p>
          </table:table-cell>
        </table:table-row>
      </table:table>
      <table:table table:name="MD_CNC_Stag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row table:style-name="ro1">
          <table:table-cell table:style-name="ce138" office:value-type="string" calcext:value-type="string">
            <text:p>Resources for making the precision CNC stage (motorised on all axes)</text:p>
          </table:table-cell>
          <table:table-cell table:number-columns-repeated="14"/>
        </table:table-row>
        <table:table-row table:style-name="ro3" table:number-rows-repeated="2">
          <table:table-cell table:number-columns-repeated="15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utes</text:p>
          </table:table-cell>
          <table:table-cell office:value-type="string" calcext:value-type="string">
            <text:p>Subtotal_PLA_length</text:p>
          </table:table-cell>
          <table:table-cell table:number-columns-repeated="5"/>
        </table:table-row>
        <table:table-row table:style-name="ro3">
          <table:table-cell table:formula="of:=[$List_of_3D_Models.A240]" office:value-type="string" office:string-value="CN_PSU_CableFixture_front" calcext:value-type="string">
            <text:p>CN_PSU_CableFixture_front</text:p>
          </table:table-cell>
          <table:table-cell table:formula="of:=[$List_of_3D_Models.B240]" office:value-type="float" office:value="9" calcext:value-type="float">
            <text:p>9</text:p>
          </table:table-cell>
          <table:table-cell table:formula="of:=[$List_of_3D_Models.C240]" office:value-type="float" office:value="1" calcext:value-type="float">
            <text:p>1</text:p>
          </table:table-cell>
          <table:table-cell table:formula="of:=[$List_of_3D_Models.D240]" office:value-type="float" office:value="29.11" calcext:value-type="float">
            <text:p>29.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9" calcext:value-type="float">
            <text:p>9</text:p>
          </table:table-cell>
          <table:table-cell table:formula="of:=[.C6]*[.F6]" office:value-type="float" office:value="1" calcext:value-type="float">
            <text:p>1</text:p>
          </table:table-cell>
          <table:table-cell table:formula="of:=[.D6]*[.F6]" office:value-type="float" office:value="29.11" calcext:value-type="float">
            <text:p>29.11</text:p>
          </table:table-cell>
          <table:table-cell table:number-columns-repeated="5"/>
        </table:table-row>
        <table:table-row table:style-name="ro3">
          <table:table-cell table:formula="of:=[$List_of_3D_Models.A241]" office:value-type="string" office:string-value="CN_PSU_DC_CableCover" calcext:value-type="string">
            <text:p>CN_PSU_DC_CableCover</text:p>
          </table:table-cell>
          <table:table-cell table:formula="of:=[$List_of_3D_Models.B241]" office:value-type="float" office:value="0" calcext:value-type="float">
            <text:p>0</text:p>
          </table:table-cell>
          <table:table-cell table:formula="of:=[$List_of_3D_Models.C241]" office:value-type="float" office:value="32" calcext:value-type="float">
            <text:p>32</text:p>
          </table:table-cell>
          <table:table-cell table:formula="of:=[$List_of_3D_Models.D241]" office:value-type="float" office:value="1.66" calcext:value-type="float">
            <text:p>1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32" calcext:value-type="float">
            <text:p>32</text:p>
          </table:table-cell>
          <table:table-cell table:formula="of:=[.D7]*[.F7]" office:value-type="float" office:value="1.66" calcext:value-type="float">
            <text:p>1.66</text:p>
          </table:table-cell>
          <table:table-cell table:number-columns-repeated="5"/>
        </table:table-row>
        <table:table-row table:style-name="ro3">
          <table:table-cell table:formula="of:=[$List_of_3D_Models.A242]" office:value-type="string" office:string-value="CN_PSU_Mains_CableCover" calcext:value-type="string">
            <text:p>CN_PSU_Mains_CableCover</text:p>
          </table:table-cell>
          <table:table-cell table:formula="of:=[$List_of_3D_Models.B242]" office:value-type="float" office:value="1" calcext:value-type="float">
            <text:p>1</text:p>
          </table:table-cell>
          <table:table-cell table:formula="of:=[$List_of_3D_Models.C242]" office:value-type="float" office:value="1" calcext:value-type="float">
            <text:p>1</text:p>
          </table:table-cell>
          <table:table-cell table:formula="of:=[$List_of_3D_Models.D242]" office:value-type="float" office:value="2.99" calcext:value-type="float">
            <text:p>2.9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1" calcext:value-type="float">
            <text:p>1</text:p>
          </table:table-cell>
          <table:table-cell table:formula="of:=[.C8]*[.F8]" office:value-type="float" office:value="1" calcext:value-type="float">
            <text:p>1</text:p>
          </table:table-cell>
          <table:table-cell table:formula="of:=[.D8]*[.F8]" office:value-type="float" office:value="2.99" calcext:value-type="float">
            <text:p>2.99</text:p>
          </table:table-cell>
          <table:table-cell table:number-columns-repeated="5"/>
        </table:table-row>
        <table:table-row table:style-name="ro3">
          <table:table-cell table:formula="of:=[$List_of_3D_Models.A243]" office:value-type="string" office:string-value="CN_PSU_Peg_Leg" calcext:value-type="string">
            <text:p>CN_PSU_Peg_Leg</text:p>
          </table:table-cell>
          <table:table-cell table:formula="of:=[$List_of_3D_Models.B243]" office:value-type="float" office:value="0" calcext:value-type="float">
            <text:p>0</text:p>
          </table:table-cell>
          <table:table-cell table:formula="of:=[$List_of_3D_Models.C243]" office:value-type="float" office:value="9" calcext:value-type="float">
            <text:p>9</text:p>
          </table:table-cell>
          <table:table-cell table:formula="of:=[$List_of_3D_Models.D243]" office:value-type="float" office:value="0.3" calcext:value-type="float">
            <text:p>0.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18" calcext:value-type="float">
            <text:p>18</text:p>
          </table:table-cell>
          <table:table-cell table:formula="of:=[.D9]*[.F9]" office:value-type="float" office:value="0.6" calcext:value-type="float">
            <text:p>0.6</text:p>
          </table:table-cell>
          <table:table-cell table:number-columns-repeated="5"/>
        </table:table-row>
        <table:table-row table:style-name="ro3">
          <table:table-cell table:formula="of:=[$List_of_3D_Models.A244]" office:value-type="string" office:string-value="CN_Ardu_bus_bar_mount" calcext:value-type="string">
            <text:p>CN_Ardu_bus_bar_mount</text:p>
          </table:table-cell>
          <table:table-cell table:formula="of:=[$List_of_3D_Models.B244]" office:value-type="float" office:value="7" calcext:value-type="float">
            <text:p>7</text:p>
          </table:table-cell>
          <table:table-cell table:formula="of:=[$List_of_3D_Models.C244]" office:value-type="float" office:value="29" calcext:value-type="float">
            <text:p>29</text:p>
          </table:table-cell>
          <table:table-cell table:formula="of:=[$List_of_3D_Models.D244]" office:value-type="float" office:value="20.74" calcext:value-type="float">
            <text:p>20.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7" calcext:value-type="float">
            <text:p>7</text:p>
          </table:table-cell>
          <table:table-cell table:formula="of:=[.C10]*[.F10]" office:value-type="float" office:value="29" calcext:value-type="float">
            <text:p>29</text:p>
          </table:table-cell>
          <table:table-cell table:formula="of:=[.D10]*[.F10]" office:value-type="float" office:value="20.74" calcext:value-type="float">
            <text:p>20.74</text:p>
          </table:table-cell>
          <table:table-cell table:number-columns-repeated="5"/>
        </table:table-row>
        <table:table-row table:style-name="ro3">
          <table:table-cell table:formula="of:=[$List_of_3D_Models.A245]" office:value-type="string" office:string-value="CN_Ardu_Bus_Clip_set" calcext:value-type="string">
            <text:p>CN_Ardu_Bus_Clip_set</text:p>
          </table:table-cell>
          <table:table-cell table:formula="of:=[$List_of_3D_Models.B245]" office:value-type="float" office:value="4" calcext:value-type="float">
            <text:p>4</text:p>
          </table:table-cell>
          <table:table-cell table:formula="of:=[$List_of_3D_Models.C245]" office:value-type="float" office:value="13" calcext:value-type="float">
            <text:p>13</text:p>
          </table:table-cell>
          <table:table-cell table:formula="of:=[$List_of_3D_Models.D245]" office:value-type="float" office:value="6.1" calcext:value-type="float">
            <text:p>6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4" calcext:value-type="float">
            <text:p>4</text:p>
          </table:table-cell>
          <table:table-cell table:formula="of:=[.C11]*[.F11]" office:value-type="float" office:value="13" calcext:value-type="float">
            <text:p>13</text:p>
          </table:table-cell>
          <table:table-cell table:formula="of:=[.D11]*[.F11]" office:value-type="float" office:value="6.1" calcext:value-type="float">
            <text:p>6.1</text:p>
          </table:table-cell>
          <table:table-cell table:number-columns-repeated="5"/>
        </table:table-row>
        <table:table-row table:style-name="ro3">
          <table:table-cell table:formula="of:=[$List_of_3D_Models.A246]" office:value-type="string" office:string-value="CN_Ardu_M3_Washer" calcext:value-type="string">
            <text:p>CN_Ardu_M3_Washer</text:p>
          </table:table-cell>
          <table:table-cell table:formula="of:=[$List_of_3D_Models.B246]" office:value-type="float" office:value="0" calcext:value-type="float">
            <text:p>0</text:p>
          </table:table-cell>
          <table:table-cell table:formula="of:=[$List_of_3D_Models.C246]" office:value-type="float" office:value="1" calcext:value-type="float">
            <text:p>1</text:p>
          </table:table-cell>
          <table:table-cell table:formula="of:=[$List_of_3D_Models.D246]" office:value-type="float" office:value="0.02" calcext:value-type="float">
            <text:p>0.0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3" calcext:value-type="float">
            <text:p>3</text:p>
          </table:table-cell>
          <table:table-cell table:formula="of:=[.D12]*[.F12]" office:value-type="float" office:value="0.06" calcext:value-type="float">
            <text:p>0.06</text:p>
          </table:table-cell>
          <table:table-cell table:number-columns-repeated="5"/>
        </table:table-row>
        <table:table-row table:style-name="ro3">
          <table:table-cell table:formula="of:=[$List_of_3D_Models.A247]" office:value-type="string" office:string-value="CN_X_Lim_Sarcoph_L" calcext:value-type="string">
            <text:p>CN_X_Lim_Sarcoph_L</text:p>
          </table:table-cell>
          <table:table-cell table:formula="of:=[$List_of_3D_Models.B247]" office:value-type="float" office:value="2" calcext:value-type="float">
            <text:p>2</text:p>
          </table:table-cell>
          <table:table-cell table:formula="of:=[$List_of_3D_Models.C247]" office:value-type="float" office:value="35" calcext:value-type="float">
            <text:p>35</text:p>
          </table:table-cell>
          <table:table-cell table:formula="of:=[$List_of_3D_Models.D247]" office:value-type="float" office:value="7.11" calcext:value-type="float">
            <text:p>7.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2" calcext:value-type="float">
            <text:p>2</text:p>
          </table:table-cell>
          <table:table-cell table:formula="of:=[.C13]*[.F13]" office:value-type="float" office:value="35" calcext:value-type="float">
            <text:p>35</text:p>
          </table:table-cell>
          <table:table-cell table:formula="of:=[.D13]*[.F13]" office:value-type="float" office:value="7.11" calcext:value-type="float">
            <text:p>7.11</text:p>
          </table:table-cell>
          <table:table-cell table:number-columns-repeated="5"/>
        </table:table-row>
        <table:table-row table:style-name="ro3">
          <table:table-cell table:formula="of:=[$List_of_3D_Models.A248]" office:value-type="string" office:string-value="CN_X_Lim_Sarcoph_R" calcext:value-type="string">
            <text:p>CN_X_Lim_Sarcoph_R</text:p>
          </table:table-cell>
          <table:table-cell table:formula="of:=[$List_of_3D_Models.B248]" office:value-type="float" office:value="2" calcext:value-type="float">
            <text:p>2</text:p>
          </table:table-cell>
          <table:table-cell table:formula="of:=[$List_of_3D_Models.C248]" office:value-type="float" office:value="30" calcext:value-type="float">
            <text:p>30</text:p>
          </table:table-cell>
          <table:table-cell table:formula="of:=[$List_of_3D_Models.D248]" office:value-type="float" office:value="7.12" calcext:value-type="float">
            <text:p>7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2" calcext:value-type="float">
            <text:p>2</text:p>
          </table:table-cell>
          <table:table-cell table:formula="of:=[.C14]*[.F14]" office:value-type="float" office:value="30" calcext:value-type="float">
            <text:p>30</text:p>
          </table:table-cell>
          <table:table-cell table:formula="of:=[.D14]*[.F14]" office:value-type="float" office:value="7.12" calcext:value-type="float">
            <text:p>7.12</text:p>
          </table:table-cell>
          <table:table-cell table:number-columns-repeated="5"/>
        </table:table-row>
        <table:table-row table:style-name="ro3">
          <table:table-cell table:formula="of:=[$List_of_3D_Models.A249]" office:value-type="string" office:string-value="CN_X_NEMA11_Bracket" calcext:value-type="string">
            <text:p>CN_X_NEMA11_Bracket</text:p>
          </table:table-cell>
          <table:table-cell table:formula="of:=[$List_of_3D_Models.B249]" office:value-type="float" office:value="9" calcext:value-type="float">
            <text:p>9</text:p>
          </table:table-cell>
          <table:table-cell table:formula="of:=[$List_of_3D_Models.C249]" office:value-type="float" office:value="41" calcext:value-type="float">
            <text:p>41</text:p>
          </table:table-cell>
          <table:table-cell table:formula="of:=[$List_of_3D_Models.D249]" office:value-type="float" office:value="21.55" calcext:value-type="float">
            <text:p>21.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5]*[.F15]" office:value-type="float" office:value="9" calcext:value-type="float">
            <text:p>9</text:p>
          </table:table-cell>
          <table:table-cell table:formula="of:=[.C15]*[.F15]" office:value-type="float" office:value="41" calcext:value-type="float">
            <text:p>41</text:p>
          </table:table-cell>
          <table:table-cell table:formula="of:=[.D15]*[.F15]" office:value-type="float" office:value="21.55" calcext:value-type="float">
            <text:p>21.55</text:p>
          </table:table-cell>
          <table:table-cell table:number-columns-repeated="5"/>
        </table:table-row>
        <table:table-row table:style-name="ro3">
          <table:table-cell table:formula="of:=[$List_of_3D_Models.A250]" office:value-type="string" office:string-value="CN_X_NEMA11_Counter_weight" calcext:value-type="string">
            <text:p>CN_X_NEMA11_Counter_weight</text:p>
          </table:table-cell>
          <table:table-cell table:formula="of:=[$List_of_3D_Models.B250]" office:value-type="float" office:value="10" calcext:value-type="float">
            <text:p>10</text:p>
          </table:table-cell>
          <table:table-cell table:formula="of:=[$List_of_3D_Models.C250]" office:value-type="float" office:value="32" calcext:value-type="float">
            <text:p>32</text:p>
          </table:table-cell>
          <table:table-cell table:formula="of:=[$List_of_3D_Models.D250]" office:value-type="float" office:value="25.04" calcext:value-type="float">
            <text:p>25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6]*[.F16]" office:value-type="float" office:value="10" calcext:value-type="float">
            <text:p>10</text:p>
          </table:table-cell>
          <table:table-cell table:formula="of:=[.C16]*[.F16]" office:value-type="float" office:value="32" calcext:value-type="float">
            <text:p>32</text:p>
          </table:table-cell>
          <table:table-cell table:formula="of:=[.D16]*[.F16]" office:value-type="float" office:value="25.04" calcext:value-type="float">
            <text:p>25.04</text:p>
          </table:table-cell>
          <table:table-cell table:number-columns-repeated="5"/>
        </table:table-row>
        <table:table-row table:style-name="ro3">
          <table:table-cell table:formula="of:=[$List_of_3D_Models.A251]" office:value-type="string" office:string-value="CN_X_NEMA11_CW_Hopper" calcext:value-type="string">
            <text:p>CN_X_NEMA11_CW_Hopper</text:p>
          </table:table-cell>
          <table:table-cell table:formula="of:=[$List_of_3D_Models.B251]" office:value-type="float" office:value="3" calcext:value-type="float">
            <text:p>3</text:p>
          </table:table-cell>
          <table:table-cell table:formula="of:=[$List_of_3D_Models.C251]" office:value-type="float" office:value="27" calcext:value-type="float">
            <text:p>27</text:p>
          </table:table-cell>
          <table:table-cell table:formula="of:=[$List_of_3D_Models.D251]" office:value-type="float" office:value="11.69" calcext:value-type="float">
            <text:p>11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7]*[.F17]" office:value-type="float" office:value="3" calcext:value-type="float">
            <text:p>3</text:p>
          </table:table-cell>
          <table:table-cell table:formula="of:=[.C17]*[.F17]" office:value-type="float" office:value="27" calcext:value-type="float">
            <text:p>27</text:p>
          </table:table-cell>
          <table:table-cell table:formula="of:=[.D17]*[.F17]" office:value-type="float" office:value="11.69" calcext:value-type="float">
            <text:p>11.69</text:p>
          </table:table-cell>
          <table:table-cell table:number-columns-repeated="5"/>
        </table:table-row>
        <table:table-row table:style-name="ro3">
          <table:table-cell table:formula="of:=[$List_of_3D_Models.A252]" office:value-type="string" office:string-value="CN_X_Probe" calcext:value-type="string">
            <text:p>CN_X_Probe</text:p>
          </table:table-cell>
          <table:table-cell table:formula="of:=[$List_of_3D_Models.B252]" office:value-type="float" office:value="0" calcext:value-type="float">
            <text:p>0</text:p>
          </table:table-cell>
          <table:table-cell table:formula="of:=[$List_of_3D_Models.C252]" office:value-type="float" office:value="26" calcext:value-type="float">
            <text:p>26</text:p>
          </table:table-cell>
          <table:table-cell table:formula="of:=[$List_of_3D_Models.D252]" office:value-type="float" office:value="1.04" calcext:value-type="float">
            <text:p>1.0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52" calcext:value-type="float">
            <text:p>52</text:p>
          </table:table-cell>
          <table:table-cell table:formula="of:=[.D18]*[.F18]" office:value-type="float" office:value="2.08" calcext:value-type="float">
            <text:p>2.08</text:p>
          </table:table-cell>
          <table:table-cell table:number-columns-repeated="5"/>
        </table:table-row>
        <table:table-row table:style-name="ro3">
          <table:table-cell table:formula="of:=[$List_of_3D_Models.A253]" office:value-type="string" office:string-value="CN_X_Probe_Housing_L" calcext:value-type="string">
            <text:p>CN_X_Probe_Housing_L</text:p>
          </table:table-cell>
          <table:table-cell table:formula="of:=[$List_of_3D_Models.B253]" office:value-type="float" office:value="0" calcext:value-type="float">
            <text:p>0</text:p>
          </table:table-cell>
          <table:table-cell table:formula="of:=[$List_of_3D_Models.C253]" office:value-type="float" office:value="53" calcext:value-type="float">
            <text:p>53</text:p>
          </table:table-cell>
          <table:table-cell table:formula="of:=[$List_of_3D_Models.D253]" office:value-type="float" office:value="2.77" calcext:value-type="float">
            <text:p>2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9]*[.F19]" office:value-type="float" office:value="0" calcext:value-type="float">
            <text:p>0</text:p>
          </table:table-cell>
          <table:table-cell table:formula="of:=[.C19]*[.F19]" office:value-type="float" office:value="53" calcext:value-type="float">
            <text:p>53</text:p>
          </table:table-cell>
          <table:table-cell table:formula="of:=[.D19]*[.F19]" office:value-type="float" office:value="2.77" calcext:value-type="float">
            <text:p>2.77</text:p>
          </table:table-cell>
          <table:table-cell table:number-columns-repeated="5"/>
        </table:table-row>
        <table:table-row table:style-name="ro3">
          <table:table-cell table:formula="of:=[$List_of_3D_Models.A254]" office:value-type="string" office:string-value="CN_X_Probe_Housing_R" calcext:value-type="string">
            <text:p>CN_X_Probe_Housing_R</text:p>
          </table:table-cell>
          <table:table-cell table:formula="of:=[$List_of_3D_Models.B254]" office:value-type="float" office:value="0" calcext:value-type="float">
            <text:p>0</text:p>
          </table:table-cell>
          <table:table-cell table:formula="of:=[$List_of_3D_Models.C254]" office:value-type="float" office:value="54" calcext:value-type="float">
            <text:p>54</text:p>
          </table:table-cell>
          <table:table-cell table:formula="of:=[$List_of_3D_Models.D254]" office:value-type="float" office:value="2.77" calcext:value-type="float">
            <text:p>2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0]*[.F20]" office:value-type="float" office:value="0" calcext:value-type="float">
            <text:p>0</text:p>
          </table:table-cell>
          <table:table-cell table:formula="of:=[.C20]*[.F20]" office:value-type="float" office:value="54" calcext:value-type="float">
            <text:p>54</text:p>
          </table:table-cell>
          <table:table-cell table:formula="of:=[.D20]*[.F20]" office:value-type="float" office:value="2.77" calcext:value-type="float">
            <text:p>2.77</text:p>
          </table:table-cell>
          <table:table-cell table:number-columns-repeated="5"/>
        </table:table-row>
        <table:table-row table:style-name="ro3">
          <table:table-cell table:formula="of:=[$List_of_3D_Models.A255]" office:value-type="string" office:string-value="CN_X_Probe_shim" calcext:value-type="string">
            <text:p>CN_X_Probe_shim</text:p>
          </table:table-cell>
          <table:table-cell table:formula="of:=[$List_of_3D_Models.B255]" office:value-type="float" office:value="0" calcext:value-type="float">
            <text:p>0</text:p>
          </table:table-cell>
          <table:table-cell table:formula="of:=[$List_of_3D_Models.C255]" office:value-type="float" office:value="2" calcext:value-type="float">
            <text:p>2</text:p>
          </table:table-cell>
          <table:table-cell table:formula="of:=[$List_of_3D_Models.D255]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21]*[.F21]" office:value-type="float" office:value="0" calcext:value-type="float">
            <text:p>0</text:p>
          </table:table-cell>
          <table:table-cell table:formula="of:=[.C21]*[.F21]" office:value-type="float" office:value="4" calcext:value-type="float">
            <text:p>4</text:p>
          </table:table-cell>
          <table:table-cell table:formula="of:=[.D21]*[.F21]" office:value-type="float" office:value="0.2" calcext:value-type="float">
            <text:p>0.2</text:p>
          </table:table-cell>
          <table:table-cell table:number-columns-repeated="5"/>
        </table:table-row>
        <table:table-row table:style-name="ro3">
          <table:table-cell table:formula="of:=[$List_of_3D_Models.A256]" office:value-type="string" office:string-value="CN_XY_NEMA11_Undertable_Support" calcext:value-type="string">
            <text:p>CN_XY_NEMA11_Undertable_Support</text:p>
          </table:table-cell>
          <table:table-cell table:formula="of:=[$List_of_3D_Models.B256]" office:value-type="float" office:value="0" calcext:value-type="float">
            <text:p>0</text:p>
          </table:table-cell>
          <table:table-cell table:formula="of:=[$List_of_3D_Models.C256]" office:value-type="float" office:value="34" calcext:value-type="float">
            <text:p>34</text:p>
          </table:table-cell>
          <table:table-cell table:formula="of:=[$List_of_3D_Models.D256]" office:value-type="float" office:value="1.72" calcext:value-type="float">
            <text:p>1.7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22]*[.F22]" office:value-type="float" office:value="0" calcext:value-type="float">
            <text:p>0</text:p>
          </table:table-cell>
          <table:table-cell table:formula="of:=[.C22]*[.F22]" office:value-type="float" office:value="68" calcext:value-type="float">
            <text:p>68</text:p>
          </table:table-cell>
          <table:table-cell table:formula="of:=[.D22]*[.F22]" office:value-type="float" office:value="3.44" calcext:value-type="float">
            <text:p>3.44</text:p>
          </table:table-cell>
          <table:table-cell table:number-columns-repeated="5"/>
        </table:table-row>
        <table:table-row table:style-name="ro3">
          <table:table-cell table:formula="of:=[$List_of_3D_Models.A257]" office:value-type="string" office:string-value="CN_Y_Lim_Sarcoph_Susp_B" calcext:value-type="string">
            <text:p>CN_Y_Lim_Sarcoph_Susp_B</text:p>
          </table:table-cell>
          <table:table-cell table:formula="of:=[$List_of_3D_Models.B257]" office:value-type="float" office:value="4" calcext:value-type="float">
            <text:p>4</text:p>
          </table:table-cell>
          <table:table-cell table:formula="of:=[$List_of_3D_Models.C257]" office:value-type="float" office:value="36" calcext:value-type="float">
            <text:p>36</text:p>
          </table:table-cell>
          <table:table-cell table:formula="of:=[$List_of_3D_Models.D257]" office:value-type="float" office:value="12.35" calcext:value-type="float">
            <text:p>12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3]*[.F23]" office:value-type="float" office:value="4" calcext:value-type="float">
            <text:p>4</text:p>
          </table:table-cell>
          <table:table-cell table:formula="of:=[.C23]*[.F23]" office:value-type="float" office:value="36" calcext:value-type="float">
            <text:p>36</text:p>
          </table:table-cell>
          <table:table-cell table:formula="of:=[.D23]*[.F23]" office:value-type="float" office:value="12.35" calcext:value-type="float">
            <text:p>12.35</text:p>
          </table:table-cell>
          <table:table-cell table:number-columns-repeated="5"/>
        </table:table-row>
        <table:table-row table:style-name="ro3">
          <table:table-cell table:formula="of:=[$List_of_3D_Models.A258]" office:value-type="string" office:string-value="CN_Y_Lim_Sarcoph_Susp_F" calcext:value-type="string">
            <text:p>CN_Y_Lim_Sarcoph_Susp_F</text:p>
          </table:table-cell>
          <table:table-cell table:formula="of:=[$List_of_3D_Models.B258]" office:value-type="float" office:value="4" calcext:value-type="float">
            <text:p>4</text:p>
          </table:table-cell>
          <table:table-cell table:formula="of:=[$List_of_3D_Models.C258]" office:value-type="float" office:value="36" calcext:value-type="float">
            <text:p>36</text:p>
          </table:table-cell>
          <table:table-cell table:formula="of:=[$List_of_3D_Models.D258]" office:value-type="float" office:value="12.35" calcext:value-type="float">
            <text:p>12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4]*[.F24]" office:value-type="float" office:value="4" calcext:value-type="float">
            <text:p>4</text:p>
          </table:table-cell>
          <table:table-cell table:formula="of:=[.C24]*[.F24]" office:value-type="float" office:value="36" calcext:value-type="float">
            <text:p>36</text:p>
          </table:table-cell>
          <table:table-cell table:formula="of:=[.D24]*[.F24]" office:value-type="float" office:value="12.35" calcext:value-type="float">
            <text:p>12.35</text:p>
          </table:table-cell>
          <table:table-cell table:number-columns-repeated="5"/>
        </table:table-row>
        <table:table-row table:style-name="ro3">
          <table:table-cell table:formula="of:=[$List_of_3D_Models.A259]" office:value-type="string" office:string-value="CN_Y_NEMA11_Bracket" calcext:value-type="string">
            <text:p>CN_Y_NEMA11_Bracket</text:p>
          </table:table-cell>
          <table:table-cell table:formula="of:=[$List_of_3D_Models.B259]" office:value-type="float" office:value="9" calcext:value-type="float">
            <text:p>9</text:p>
          </table:table-cell>
          <table:table-cell table:formula="of:=[$List_of_3D_Models.C259]" office:value-type="float" office:value="7" calcext:value-type="float">
            <text:p>7</text:p>
          </table:table-cell>
          <table:table-cell table:formula="of:=[$List_of_3D_Models.D259]" office:value-type="float" office:value="20.82" calcext:value-type="float">
            <text:p>20.8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5]*[.F25]" office:value-type="float" office:value="9" calcext:value-type="float">
            <text:p>9</text:p>
          </table:table-cell>
          <table:table-cell table:formula="of:=[.C25]*[.F25]" office:value-type="float" office:value="7" calcext:value-type="float">
            <text:p>7</text:p>
          </table:table-cell>
          <table:table-cell table:formula="of:=[.D25]*[.F25]" office:value-type="float" office:value="20.82" calcext:value-type="float">
            <text:p>20.82</text:p>
          </table:table-cell>
          <table:table-cell table:number-columns-repeated="5"/>
        </table:table-row>
        <table:table-row table:style-name="ro3">
          <table:table-cell table:formula="of:=[$List_of_3D_Models.A260]" office:value-type="string" office:string-value="CN_Y_Probe_Susp_Nemesh" calcext:value-type="string">
            <text:p>CN_Y_Probe_Susp_Nemesh</text:p>
          </table:table-cell>
          <table:table-cell table:formula="of:=[$List_of_3D_Models.B260]" office:value-type="float" office:value="3" calcext:value-type="float">
            <text:p>3</text:p>
          </table:table-cell>
          <table:table-cell table:formula="of:=[$List_of_3D_Models.C260]" office:value-type="float" office:value="53" calcext:value-type="float">
            <text:p>53</text:p>
          </table:table-cell>
          <table:table-cell table:formula="of:=[$List_of_3D_Models.D260]" office:value-type="float" office:value="9.31" calcext:value-type="float">
            <text:p>9.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6]*[.F26]" office:value-type="float" office:value="3" calcext:value-type="float">
            <text:p>3</text:p>
          </table:table-cell>
          <table:table-cell table:formula="of:=[.C26]*[.F26]" office:value-type="float" office:value="53" calcext:value-type="float">
            <text:p>53</text:p>
          </table:table-cell>
          <table:table-cell table:formula="of:=[.D26]*[.F26]" office:value-type="float" office:value="9.31" calcext:value-type="float">
            <text:p>9.31</text:p>
          </table:table-cell>
          <table:table-cell table:number-columns-repeated="5"/>
        </table:table-row>
        <table:table-row table:style-name="ro3">
          <table:table-cell table:formula="of:=[$List_of_3D_Models.A261]" office:value-type="string" office:string-value="CN_Y_Suspension_platform_B" calcext:value-type="string">
            <text:p>CN_Y_Suspension_platform_B</text:p>
          </table:table-cell>
          <table:table-cell table:formula="of:=[$List_of_3D_Models.B261]" office:value-type="float" office:value="0" calcext:value-type="float">
            <text:p>0</text:p>
          </table:table-cell>
          <table:table-cell table:formula="of:=[$List_of_3D_Models.C261]" office:value-type="float" office:value="36" calcext:value-type="float">
            <text:p>36</text:p>
          </table:table-cell>
          <table:table-cell table:formula="of:=[$List_of_3D_Models.D261]" office:value-type="float" office:value="1.97" calcext:value-type="float">
            <text:p>1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7]*[.F27]" office:value-type="float" office:value="0" calcext:value-type="float">
            <text:p>0</text:p>
          </table:table-cell>
          <table:table-cell table:formula="of:=[.C27]*[.F27]" office:value-type="float" office:value="36" calcext:value-type="float">
            <text:p>36</text:p>
          </table:table-cell>
          <table:table-cell table:formula="of:=[.D27]*[.F27]" office:value-type="float" office:value="1.97" calcext:value-type="float">
            <text:p>1.97</text:p>
          </table:table-cell>
          <table:table-cell table:number-columns-repeated="5"/>
        </table:table-row>
        <table:table-row table:style-name="ro3">
          <table:table-cell table:formula="of:=[$List_of_3D_Models.A262]" office:value-type="string" office:string-value="CN_Y_Suspension_platform_F" calcext:value-type="string">
            <text:p>CN_Y_Suspension_platform_F</text:p>
          </table:table-cell>
          <table:table-cell table:formula="of:=[$List_of_3D_Models.B262]" office:value-type="float" office:value="0" calcext:value-type="float">
            <text:p>0</text:p>
          </table:table-cell>
          <table:table-cell table:formula="of:=[$List_of_3D_Models.C262]" office:value-type="float" office:value="36" calcext:value-type="float">
            <text:p>36</text:p>
          </table:table-cell>
          <table:table-cell table:formula="of:=[$List_of_3D_Models.D262]" office:value-type="float" office:value="1.97" calcext:value-type="float">
            <text:p>1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8]*[.F28]" office:value-type="float" office:value="0" calcext:value-type="float">
            <text:p>0</text:p>
          </table:table-cell>
          <table:table-cell table:formula="of:=[.C28]*[.F28]" office:value-type="float" office:value="36" calcext:value-type="float">
            <text:p>36</text:p>
          </table:table-cell>
          <table:table-cell table:formula="of:=[.D28]*[.F28]" office:value-type="float" office:value="1.97" calcext:value-type="float">
            <text:p>1.97</text:p>
          </table:table-cell>
          <table:table-cell table:number-columns-repeated="5"/>
        </table:table-row>
        <table:table-row table:style-name="ro3">
          <table:table-cell table:formula="of:=[$List_of_3D_Models.A263]" office:value-type="string" office:string-value="CN_Z_Coupler" calcext:value-type="string">
            <text:p>CN_Z_Coupler</text:p>
          </table:table-cell>
          <table:table-cell table:formula="of:=[$List_of_3D_Models.B263]" office:value-type="float" office:value="0" calcext:value-type="float">
            <text:p>0</text:p>
          </table:table-cell>
          <table:table-cell table:formula="of:=[$List_of_3D_Models.C263]" office:value-type="float" office:value="37" calcext:value-type="float">
            <text:p>37</text:p>
          </table:table-cell>
          <table:table-cell table:formula="of:=[$List_of_3D_Models.D263]"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9]*[.F29]" office:value-type="float" office:value="0" calcext:value-type="float">
            <text:p>0</text:p>
          </table:table-cell>
          <table:table-cell table:formula="of:=[.C29]*[.F29]" office:value-type="float" office:value="37" calcext:value-type="float">
            <text:p>37</text:p>
          </table:table-cell>
          <table:table-cell table:formula="of:=[.D29]*[.F29]" office:value-type="float" office:value="2.2" calcext:value-type="float">
            <text:p>2.2</text:p>
          </table:table-cell>
          <table:table-cell table:number-columns-repeated="5"/>
        </table:table-row>
        <table:table-row table:style-name="ro3">
          <table:table-cell table:formula="of:=[$List_of_3D_Models.A264]" office:value-type="string" office:string-value="CN_Z_Lim_Attachment" calcext:value-type="string">
            <text:p>CN_Z_Lim_Attachment</text:p>
          </table:table-cell>
          <table:table-cell table:formula="of:=[$List_of_3D_Models.B264]" office:value-type="float" office:value="2" calcext:value-type="float">
            <text:p>2</text:p>
          </table:table-cell>
          <table:table-cell table:formula="of:=[$List_of_3D_Models.C264]" office:value-type="float" office:value="23" calcext:value-type="float">
            <text:p>23</text:p>
          </table:table-cell>
          <table:table-cell table:formula="of:=[$List_of_3D_Models.D264]" office:value-type="float" office:value="6.44" calcext:value-type="float">
            <text:p>6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0]*[.F30]" office:value-type="float" office:value="2" calcext:value-type="float">
            <text:p>2</text:p>
          </table:table-cell>
          <table:table-cell table:formula="of:=[.C30]*[.F30]" office:value-type="float" office:value="23" calcext:value-type="float">
            <text:p>23</text:p>
          </table:table-cell>
          <table:table-cell table:formula="of:=[.D30]*[.F30]" office:value-type="float" office:value="6.44" calcext:value-type="float">
            <text:p>6.44</text:p>
          </table:table-cell>
          <table:table-cell table:number-columns-repeated="5"/>
        </table:table-row>
        <table:table-row table:style-name="ro3">
          <table:table-cell table:formula="of:=[$List_of_3D_Models.A265]" office:value-type="string" office:string-value="CN_Z_Lim_Back_baffle" calcext:value-type="string">
            <text:p>CN_Z_Lim_Back_baffle</text:p>
          </table:table-cell>
          <table:table-cell table:formula="of:=[$List_of_3D_Models.B265]" office:value-type="float" office:value="0" calcext:value-type="float">
            <text:p>0</text:p>
          </table:table-cell>
          <table:table-cell table:formula="of:=[$List_of_3D_Models.C265]" office:value-type="float" office:value="33" calcext:value-type="float">
            <text:p>33</text:p>
          </table:table-cell>
          <table:table-cell table:formula="of:=[$List_of_3D_Models.D265]" office:value-type="float" office:value="0.62" calcext:value-type="float">
            <text:p>0.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1]*[.F31]" office:value-type="float" office:value="0" calcext:value-type="float">
            <text:p>0</text:p>
          </table:table-cell>
          <table:table-cell table:formula="of:=[.C31]*[.F31]" office:value-type="float" office:value="33" calcext:value-type="float">
            <text:p>33</text:p>
          </table:table-cell>
          <table:table-cell table:formula="of:=[.D31]*[.F31]" office:value-type="float" office:value="0.62" calcext:value-type="float">
            <text:p>0.62</text:p>
          </table:table-cell>
          <table:table-cell table:number-columns-repeated="5"/>
        </table:table-row>
        <table:table-row table:style-name="ro3">
          <table:table-cell table:formula="of:=[$List_of_3D_Models.A266]" office:value-type="string" office:string-value="CN_Z_Lim_Probe" calcext:value-type="string">
            <text:p>CN_Z_Lim_Probe</text:p>
          </table:table-cell>
          <table:table-cell table:formula="of:=[$List_of_3D_Models.B266]" office:value-type="float" office:value="0" calcext:value-type="float">
            <text:p>0</text:p>
          </table:table-cell>
          <table:table-cell table:formula="of:=[$List_of_3D_Models.C266]" office:value-type="float" office:value="16" calcext:value-type="float">
            <text:p>16</text:p>
          </table:table-cell>
          <table:table-cell table:formula="of:=[$List_of_3D_Models.D266]" office:value-type="float" office:value="0.6" calcext:value-type="float">
            <text:p>0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2]*[.F32]" office:value-type="float" office:value="0" calcext:value-type="float">
            <text:p>0</text:p>
          </table:table-cell>
          <table:table-cell table:formula="of:=[.C32]*[.F32]" office:value-type="float" office:value="16" calcext:value-type="float">
            <text:p>16</text:p>
          </table:table-cell>
          <table:table-cell table:formula="of:=[.D32]*[.F32]" office:value-type="float" office:value="0.6" calcext:value-type="float">
            <text:p>0.6</text:p>
          </table:table-cell>
          <table:table-cell table:number-columns-repeated="5"/>
        </table:table-row>
        <table:table-row table:style-name="ro3">
          <table:table-cell table:formula="of:=[$List_of_3D_Models.A267]" office:value-type="string" office:string-value="CN_Z_M4_small_washer" calcext:value-type="string">
            <text:p>CN_Z_M4_small_washer</text:p>
          </table:table-cell>
          <table:table-cell table:formula="of:=[$List_of_3D_Models.B267]" office:value-type="float" office:value="0" calcext:value-type="float">
            <text:p>0</text:p>
          </table:table-cell>
          <table:table-cell table:formula="of:=[$List_of_3D_Models.C267]" office:value-type="float" office:value="0.4" calcext:value-type="float">
            <text:p>0.4</text:p>
          </table:table-cell>
          <table:table-cell table:formula="of:=[$List_of_3D_Models.D267]" office:value-type="float" office:value="0.02" calcext:value-type="float">
            <text:p>0.0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33]*[.F33]" office:value-type="float" office:value="0" calcext:value-type="float">
            <text:p>0</text:p>
          </table:table-cell>
          <table:table-cell table:formula="of:=[.C33]*[.F33]" office:value-type="float" office:value="1.6" calcext:value-type="float">
            <text:p>1.6</text:p>
          </table:table-cell>
          <table:table-cell table:formula="of:=[.D33]*[.F33]" office:value-type="float" office:value="0.08" calcext:value-type="float">
            <text:p>0.08</text:p>
          </table:table-cell>
          <table:table-cell table:number-columns-repeated="5"/>
        </table:table-row>
        <table:table-row table:style-name="ro3">
          <table:table-cell table:formula="of:=[$List_of_3D_Models.A268]" office:value-type="string" office:string-value="CN_Z_Mount" calcext:value-type="string">
            <text:p>CN_Z_Mount</text:p>
          </table:table-cell>
          <table:table-cell table:formula="of:=[$List_of_3D_Models.B268]" office:value-type="float" office:value="10" calcext:value-type="float">
            <text:p>10</text:p>
          </table:table-cell>
          <table:table-cell table:formula="of:=[$List_of_3D_Models.C268]" office:value-type="float" office:value="17" calcext:value-type="float">
            <text:p>17</text:p>
          </table:table-cell>
          <table:table-cell table:formula="of:=[$List_of_3D_Models.D268]" office:value-type="float" office:value="28.73" calcext:value-type="float">
            <text:p>28.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4]*[.F34]" office:value-type="float" office:value="10" calcext:value-type="float">
            <text:p>10</text:p>
          </table:table-cell>
          <table:table-cell table:formula="of:=[.C34]*[.F34]" office:value-type="float" office:value="17" calcext:value-type="float">
            <text:p>17</text:p>
          </table:table-cell>
          <table:table-cell table:formula="of:=[.D34]*[.F34]" office:value-type="float" office:value="28.73" calcext:value-type="float">
            <text:p>28.73</text:p>
          </table:table-cell>
          <table:table-cell table:number-columns-repeated="5"/>
        </table:table-row>
        <table:table-row table:style-name="ro3">
          <table:table-cell table:formula="of:=[$List_of_3D_Models.A269]" office:value-type="string" office:string-value="CN_Z_N11_Syringe_body" calcext:value-type="string">
            <text:p>CN_Z_N11_Syringe_body</text:p>
          </table:table-cell>
          <table:table-cell table:formula="of:=[$List_of_3D_Models.B269]" office:value-type="float" office:value="6" calcext:value-type="float">
            <text:p>6</text:p>
          </table:table-cell>
          <table:table-cell table:formula="of:=[$List_of_3D_Models.C269]" office:value-type="float" office:value="11" calcext:value-type="float">
            <text:p>11</text:p>
          </table:table-cell>
          <table:table-cell table:formula="of:=[$List_of_3D_Models.D269]" office:value-type="float" office:value="14.84" calcext:value-type="float">
            <text:p>14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5]*[.F35]" office:value-type="float" office:value="6" calcext:value-type="float">
            <text:p>6</text:p>
          </table:table-cell>
          <table:table-cell table:formula="of:=[.C35]*[.F35]" office:value-type="float" office:value="11" calcext:value-type="float">
            <text:p>11</text:p>
          </table:table-cell>
          <table:table-cell table:formula="of:=[.D35]*[.F35]" office:value-type="float" office:value="14.84" calcext:value-type="float">
            <text:p>14.84</text:p>
          </table:table-cell>
          <table:table-cell table:number-columns-repeated="5"/>
        </table:table-row>
        <table:table-row table:style-name="ro3">
          <table:table-cell table:formula="of:=[$List_of_3D_Models.A270]" office:value-type="string" office:string-value="CN_Z_N11_Syringe_cover" calcext:value-type="string">
            <text:p>CN_Z_N11_Syringe_cover</text:p>
          </table:table-cell>
          <table:table-cell table:formula="of:=[$List_of_3D_Models.B270]" office:value-type="float" office:value="0" calcext:value-type="float">
            <text:p>0</text:p>
          </table:table-cell>
          <table:table-cell table:formula="of:=[$List_of_3D_Models.C270]" office:value-type="float" office:value="42" calcext:value-type="float">
            <text:p>42</text:p>
          </table:table-cell>
          <table:table-cell table:formula="of:=[$List_of_3D_Models.D270]" office:value-type="float" office:value="1.66" calcext:value-type="float">
            <text:p>1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6]*[.F36]" office:value-type="float" office:value="0" calcext:value-type="float">
            <text:p>0</text:p>
          </table:table-cell>
          <table:table-cell table:formula="of:=[.C36]*[.F36]" office:value-type="float" office:value="42" calcext:value-type="float">
            <text:p>42</text:p>
          </table:table-cell>
          <table:table-cell table:formula="of:=[.D36]*[.F36]" office:value-type="float" office:value="1.66" calcext:value-type="float">
            <text:p>1.66</text:p>
          </table:table-cell>
          <table:table-cell table:number-columns-repeated="5"/>
        </table:table-row>
        <table:table-row table:style-name="ro3">
          <table:table-cell table:formula="of:=[$List_of_3D_Models.A271]" office:value-type="string" office:string-value="CN_Z_N11_Syringe_Gearbox_plunger" calcext:value-type="string">
            <text:p>CN_Z_N11_Syringe_Gearbox_plunger</text:p>
          </table:table-cell>
          <table:table-cell table:formula="of:=[$List_of_3D_Models.B271]" office:value-type="float" office:value="2" calcext:value-type="float">
            <text:p>2</text:p>
          </table:table-cell>
          <table:table-cell table:formula="of:=[$List_of_3D_Models.C271]" office:value-type="float" office:value="45" calcext:value-type="float">
            <text:p>45</text:p>
          </table:table-cell>
          <table:table-cell table:formula="of:=[$List_of_3D_Models.D271]" office:value-type="float" office:value="7.09" calcext:value-type="float">
            <text:p>7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7]*[.F37]" office:value-type="float" office:value="2" calcext:value-type="float">
            <text:p>2</text:p>
          </table:table-cell>
          <table:table-cell table:formula="of:=[.C37]*[.F37]" office:value-type="float" office:value="45" calcext:value-type="float">
            <text:p>45</text:p>
          </table:table-cell>
          <table:table-cell table:formula="of:=[.D37]*[.F37]" office:value-type="float" office:value="7.09" calcext:value-type="float">
            <text:p>7.09</text:p>
          </table:table-cell>
          <table:table-cell table:number-columns-repeated="5"/>
        </table:table-row>
        <table:table-row table:style-name="ro3">
          <table:table-cell table:formula="of:=[$List_of_3D_Models.A272]" office:value-type="string" office:string-value="CN_Z_N11_Syringe_mount" calcext:value-type="string">
            <text:p>CN_Z_N11_Syringe_mount</text:p>
          </table:table-cell>
          <table:table-cell table:formula="of:=[$List_of_3D_Models.B272]" office:value-type="float" office:value="8" calcext:value-type="float">
            <text:p>8</text:p>
          </table:table-cell>
          <table:table-cell table:formula="of:=[$List_of_3D_Models.C272]" office:value-type="float" office:value="26" calcext:value-type="float">
            <text:p>26</text:p>
          </table:table-cell>
          <table:table-cell table:formula="of:=[$List_of_3D_Models.D272]" office:value-type="float" office:value="23.77" calcext:value-type="float">
            <text:p>23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8]*[.F38]" office:value-type="float" office:value="8" calcext:value-type="float">
            <text:p>8</text:p>
          </table:table-cell>
          <table:table-cell table:formula="of:=[.C38]*[.F38]" office:value-type="float" office:value="26" calcext:value-type="float">
            <text:p>26</text:p>
          </table:table-cell>
          <table:table-cell table:formula="of:=[.D38]*[.F38]" office:value-type="float" office:value="23.77" calcext:value-type="float">
            <text:p>23.77</text:p>
          </table:table-cell>
          <table:table-cell table:number-columns-repeated="5"/>
        </table:table-row>
        <table:table-row table:style-name="ro3">
          <table:table-cell table:formula="of:=[$List_of_3D_Models.A273]" office:value-type="string" office:string-value="CN_Sam_Counter_weight" calcext:value-type="string">
            <text:p>CN_Sam_Counter_weight</text:p>
          </table:table-cell>
          <table:table-cell table:formula="of:=[$List_of_3D_Models.B273]" office:value-type="float" office:value="1" calcext:value-type="float">
            <text:p>1</text:p>
          </table:table-cell>
          <table:table-cell table:formula="of:=[$List_of_3D_Models.C273]" office:value-type="float" office:value="6" calcext:value-type="float">
            <text:p>6</text:p>
          </table:table-cell>
          <table:table-cell table:formula="of:=[$List_of_3D_Models.D273]" office:value-type="float" office:value="3.15" calcext:value-type="float">
            <text:p>3.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9]*[.F39]" office:value-type="float" office:value="1" calcext:value-type="float">
            <text:p>1</text:p>
          </table:table-cell>
          <table:table-cell table:formula="of:=[.C39]*[.F39]" office:value-type="float" office:value="6" calcext:value-type="float">
            <text:p>6</text:p>
          </table:table-cell>
          <table:table-cell table:formula="of:=[.D39]*[.F39]" office:value-type="float" office:value="3.15" calcext:value-type="float">
            <text:p>3.15</text:p>
          </table:table-cell>
          <table:table-cell table:number-columns-repeated="5"/>
        </table:table-row>
        <table:table-row table:style-name="ro3">
          <table:table-cell table:formula="of:=[$List_of_3D_Models.A274]" office:value-type="string" office:string-value="CN_Sam_Pincer_Extn1_L" calcext:value-type="string">
            <text:p>CN_Sam_Pincer_Extn1_L</text:p>
          </table:table-cell>
          <table:table-cell table:formula="of:=[$List_of_3D_Models.B274]" office:value-type="float" office:value="0" calcext:value-type="float">
            <text:p>0</text:p>
          </table:table-cell>
          <table:table-cell table:formula="of:=[$List_of_3D_Models.C274]" office:value-type="float" office:value="52" calcext:value-type="float">
            <text:p>52</text:p>
          </table:table-cell>
          <table:table-cell table:formula="of:=[$List_of_3D_Models.D274]"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0]*[.F40]" office:value-type="float" office:value="0" calcext:value-type="float">
            <text:p>0</text:p>
          </table:table-cell>
          <table:table-cell table:formula="of:=[.C40]*[.F40]" office:value-type="float" office:value="52" calcext:value-type="float">
            <text:p>52</text:p>
          </table:table-cell>
          <table:table-cell table:formula="of:=[.D40]*[.F40]" office:value-type="float" office:value="2.3" calcext:value-type="float">
            <text:p>2.3</text:p>
          </table:table-cell>
          <table:table-cell table:number-columns-repeated="5"/>
        </table:table-row>
        <table:table-row table:style-name="ro3">
          <table:table-cell table:formula="of:=[$List_of_3D_Models.A275]" office:value-type="string" office:string-value="CN_Sam_Pincer_Extn1_R" calcext:value-type="string">
            <text:p>CN_Sam_Pincer_Extn1_R</text:p>
          </table:table-cell>
          <table:table-cell table:formula="of:=[$List_of_3D_Models.B275]" office:value-type="float" office:value="0" calcext:value-type="float">
            <text:p>0</text:p>
          </table:table-cell>
          <table:table-cell table:formula="of:=[$List_of_3D_Models.C275]" office:value-type="float" office:value="52" calcext:value-type="float">
            <text:p>52</text:p>
          </table:table-cell>
          <table:table-cell table:formula="of:=[$List_of_3D_Models.D275]"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1]*[.F41]" office:value-type="float" office:value="0" calcext:value-type="float">
            <text:p>0</text:p>
          </table:table-cell>
          <table:table-cell table:formula="of:=[.C41]*[.F41]" office:value-type="float" office:value="52" calcext:value-type="float">
            <text:p>52</text:p>
          </table:table-cell>
          <table:table-cell table:formula="of:=[.D41]*[.F41]" office:value-type="float" office:value="2.3" calcext:value-type="float">
            <text:p>2.3</text:p>
          </table:table-cell>
          <table:table-cell table:number-columns-repeated="5"/>
        </table:table-row>
        <table:table-row table:style-name="ro3">
          <table:table-cell table:formula="of:=[$List_of_3D_Models.A276]" office:value-type="string" office:string-value="CN_Sam_Pincer_Extn2_L" calcext:value-type="string">
            <text:p>CN_Sam_Pincer_Extn2_L</text:p>
          </table:table-cell>
          <table:table-cell table:formula="of:=[$List_of_3D_Models.B276]" office:value-type="float" office:value="1" calcext:value-type="float">
            <text:p>1</text:p>
          </table:table-cell>
          <table:table-cell table:formula="of:=[$List_of_3D_Models.C276]" office:value-type="float" office:value="24" calcext:value-type="float">
            <text:p>24</text:p>
          </table:table-cell>
          <table:table-cell table:formula="of:=[$List_of_3D_Models.D276]" office:value-type="float" office:value="3.92" calcext:value-type="float">
            <text:p>3.9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2]*[.F42]" office:value-type="float" office:value="1" calcext:value-type="float">
            <text:p>1</text:p>
          </table:table-cell>
          <table:table-cell table:formula="of:=[.C42]*[.F42]" office:value-type="float" office:value="24" calcext:value-type="float">
            <text:p>24</text:p>
          </table:table-cell>
          <table:table-cell table:formula="of:=[.D42]*[.F42]" office:value-type="float" office:value="3.92" calcext:value-type="float">
            <text:p>3.92</text:p>
          </table:table-cell>
          <table:table-cell table:number-columns-repeated="5"/>
        </table:table-row>
        <table:table-row table:style-name="ro3">
          <table:table-cell table:formula="of:=[$List_of_3D_Models.A277]" office:value-type="string" office:string-value="CN_Sam_Pincer_Extn2_R" calcext:value-type="string">
            <text:p>CN_Sam_Pincer_Extn2_R</text:p>
          </table:table-cell>
          <table:table-cell table:formula="of:=[$List_of_3D_Models.B277]" office:value-type="float" office:value="1" calcext:value-type="float">
            <text:p>1</text:p>
          </table:table-cell>
          <table:table-cell table:formula="of:=[$List_of_3D_Models.C277]" office:value-type="float" office:value="24" calcext:value-type="float">
            <text:p>24</text:p>
          </table:table-cell>
          <table:table-cell table:formula="of:=[$List_of_3D_Models.D277]" office:value-type="float" office:value="3.94" calcext:value-type="float">
            <text:p>3.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3]*[.F43]" office:value-type="float" office:value="1" calcext:value-type="float">
            <text:p>1</text:p>
          </table:table-cell>
          <table:table-cell table:formula="of:=[.C43]*[.F43]" office:value-type="float" office:value="24" calcext:value-type="float">
            <text:p>24</text:p>
          </table:table-cell>
          <table:table-cell table:formula="of:=[.D43]*[.F43]" office:value-type="float" office:value="3.94" calcext:value-type="float">
            <text:p>3.94</text:p>
          </table:table-cell>
          <table:table-cell table:number-columns-repeated="5"/>
        </table:table-row>
        <table:table-row table:style-name="ro3">
          <table:table-cell table:formula="of:=[$List_of_3D_Models.A278]" office:value-type="string" office:string-value="CN_Sam_Presser_wings" calcext:value-type="string">
            <text:p>CN_Sam_Presser_wings</text:p>
          </table:table-cell>
          <table:table-cell table:formula="of:=[$List_of_3D_Models.B278]" office:value-type="float" office:value="0" calcext:value-type="float">
            <text:p>0</text:p>
          </table:table-cell>
          <table:table-cell table:formula="of:=[$List_of_3D_Models.C278]" office:value-type="float" office:value="53" calcext:value-type="float">
            <text:p>53</text:p>
          </table:table-cell>
          <table:table-cell table:formula="of:=[$List_of_3D_Models.D278]" office:value-type="float" office:value="2.47" calcext:value-type="float">
            <text:p>2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4]*[.F44]" office:value-type="float" office:value="0" calcext:value-type="float">
            <text:p>0</text:p>
          </table:table-cell>
          <table:table-cell table:formula="of:=[.C44]*[.F44]" office:value-type="float" office:value="53" calcext:value-type="float">
            <text:p>53</text:p>
          </table:table-cell>
          <table:table-cell table:formula="of:=[.D44]*[.F44]" office:value-type="float" office:value="2.47" calcext:value-type="float">
            <text:p>2.47</text:p>
          </table:table-cell>
          <table:table-cell table:number-columns-repeated="5"/>
        </table:table-row>
        <table:table-row table:style-name="ro3">
          <table:table-cell table:formula="of:=[$List_of_3D_Models.A279]" office:value-type="string" office:string-value="CN_Sam_Spring_arm_assy" calcext:value-type="string">
            <text:p>CN_Sam_Spring_arm_assy</text:p>
          </table:table-cell>
          <table:table-cell table:formula="of:=[$List_of_3D_Models.B279]" office:value-type="float" office:value="6" calcext:value-type="float">
            <text:p>6</text:p>
          </table:table-cell>
          <table:table-cell table:formula="of:=[$List_of_3D_Models.C279]" office:value-type="float" office:value="1" calcext:value-type="float">
            <text:p>1</text:p>
          </table:table-cell>
          <table:table-cell table:formula="of:=[$List_of_3D_Models.D279]" office:value-type="float" office:value="15.43" calcext:value-type="float">
            <text:p>15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5]*[.F45]" office:value-type="float" office:value="6" calcext:value-type="float">
            <text:p>6</text:p>
          </table:table-cell>
          <table:table-cell table:formula="of:=[.C45]*[.F45]" office:value-type="float" office:value="1" calcext:value-type="float">
            <text:p>1</text:p>
          </table:table-cell>
          <table:table-cell table:formula="of:=[.D45]*[.F45]" office:value-type="float" office:value="15.43" calcext:value-type="float">
            <text:p>15.43</text:p>
          </table:table-cell>
          <table:table-cell table:number-columns-repeated="5"/>
        </table:table-row>
        <table:table-row table:style-name="ro3">
          <table:table-cell table:formula="of:=[$List_of_3D_Models.A280]" office:value-type="string" office:string-value="CN_Sam_Stage_Top" calcext:value-type="string">
            <text:p>CN_Sam_Stage_Top</text:p>
          </table:table-cell>
          <table:table-cell table:formula="of:=[$List_of_3D_Models.B280]" office:value-type="float" office:value="11" calcext:value-type="float">
            <text:p>11</text:p>
          </table:table-cell>
          <table:table-cell table:formula="of:=[$List_of_3D_Models.C280]" office:value-type="float" office:value="0" calcext:value-type="float">
            <text:p>0</text:p>
          </table:table-cell>
          <table:table-cell table:formula="of:=[$List_of_3D_Models.D280]" office:value-type="float" office:value="28.98" calcext:value-type="float">
            <text:p>28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6]*[.F46]" office:value-type="float" office:value="11" calcext:value-type="float">
            <text:p>11</text:p>
          </table:table-cell>
          <table:table-cell table:formula="of:=[.C46]*[.F46]" office:value-type="float" office:value="0" calcext:value-type="float">
            <text:p>0</text:p>
          </table:table-cell>
          <table:table-cell table:formula="of:=[.D46]*[.F46]" office:value-type="float" office:value="28.98" calcext:value-type="float">
            <text:p>28.98</text:p>
          </table:table-cell>
          <table:table-cell table:number-columns-repeated="5"/>
        </table:table-row>
        <table:table-row table:style-name="ro3">
          <table:table-cell table:formula="of:=[$List_of_3D_Models.A281]" office:value-type="string" office:string-value="CN_BB_Jig_Back_Left" calcext:value-type="string">
            <text:p>CN_BB_Jig_Back_Left</text:p>
          </table:table-cell>
          <table:table-cell table:formula="of:=[$List_of_3D_Models.B281]" office:value-type="float" office:value="5" calcext:value-type="float">
            <text:p>5</text:p>
          </table:table-cell>
          <table:table-cell table:formula="of:=[$List_of_3D_Models.C281]" office:value-type="float" office:value="10" calcext:value-type="float">
            <text:p>10</text:p>
          </table:table-cell>
          <table:table-cell table:formula="of:=[$List_of_3D_Models.D281]" office:value-type="float" office:value="12.8" calcext:value-type="float">
            <text:p>12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7]*[.F47]" office:value-type="float" office:value="5" calcext:value-type="float">
            <text:p>5</text:p>
          </table:table-cell>
          <table:table-cell table:formula="of:=[.C47]*[.F47]" office:value-type="float" office:value="10" calcext:value-type="float">
            <text:p>10</text:p>
          </table:table-cell>
          <table:table-cell table:formula="of:=[.D47]*[.F47]" office:value-type="float" office:value="12.8" calcext:value-type="float">
            <text:p>12.8</text:p>
          </table:table-cell>
          <table:table-cell table:number-columns-repeated="5"/>
        </table:table-row>
        <table:table-row table:style-name="ro3">
          <table:table-cell table:formula="of:=[$List_of_3D_Models.A282]" office:value-type="string" office:string-value="CN_BB_Jig_Back_Measure" calcext:value-type="string">
            <text:p>CN_BB_Jig_Back_Measure</text:p>
          </table:table-cell>
          <table:table-cell table:formula="of:=[$List_of_3D_Models.B282]" office:value-type="float" office:value="1" calcext:value-type="float">
            <text:p>1</text:p>
          </table:table-cell>
          <table:table-cell table:formula="of:=[$List_of_3D_Models.C282]" office:value-type="float" office:value="13" calcext:value-type="float">
            <text:p>13</text:p>
          </table:table-cell>
          <table:table-cell table:formula="of:=[$List_of_3D_Models.D282]" office:value-type="float" office:value="3.02" calcext:value-type="float">
            <text:p>3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8]*[.F48]" office:value-type="float" office:value="1" calcext:value-type="float">
            <text:p>1</text:p>
          </table:table-cell>
          <table:table-cell table:formula="of:=[.C48]*[.F48]" office:value-type="float" office:value="13" calcext:value-type="float">
            <text:p>13</text:p>
          </table:table-cell>
          <table:table-cell table:formula="of:=[.D48]*[.F48]" office:value-type="float" office:value="3.02" calcext:value-type="float">
            <text:p>3.02</text:p>
          </table:table-cell>
          <table:table-cell table:number-columns-repeated="5"/>
        </table:table-row>
        <table:table-row table:style-name="ro3">
          <table:table-cell table:formula="of:=[$List_of_3D_Models.A283]" office:value-type="string" office:string-value="CN_BB_Jig_Back_Right" calcext:value-type="string">
            <text:p>CN_BB_Jig_Back_Right</text:p>
          </table:table-cell>
          <table:table-cell table:formula="of:=[$List_of_3D_Models.B283]" office:value-type="float" office:value="5" calcext:value-type="float">
            <text:p>5</text:p>
          </table:table-cell>
          <table:table-cell table:formula="of:=[$List_of_3D_Models.C283]" office:value-type="float" office:value="10" calcext:value-type="float">
            <text:p>10</text:p>
          </table:table-cell>
          <table:table-cell table:formula="of:=[$List_of_3D_Models.D283]" office:value-type="float" office:value="12.8" calcext:value-type="float">
            <text:p>12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9]*[.F49]" office:value-type="float" office:value="5" calcext:value-type="float">
            <text:p>5</text:p>
          </table:table-cell>
          <table:table-cell table:formula="of:=[.C49]*[.F49]" office:value-type="float" office:value="10" calcext:value-type="float">
            <text:p>10</text:p>
          </table:table-cell>
          <table:table-cell table:formula="of:=[.D49]*[.F49]" office:value-type="float" office:value="12.8" calcext:value-type="float">
            <text:p>12.8</text:p>
          </table:table-cell>
          <table:table-cell table:number-columns-repeated="5"/>
        </table:table-row>
        <table:table-row table:style-name="ro3">
          <table:table-cell table:formula="of:=[$List_of_3D_Models.A284]" office:value-type="string" office:string-value="CN_BB_Jig_Front_Left" calcext:value-type="string">
            <text:p>CN_BB_Jig_Front_Left</text:p>
          </table:table-cell>
          <table:table-cell table:formula="of:=[$List_of_3D_Models.B284]" office:value-type="float" office:value="4" calcext:value-type="float">
            <text:p>4</text:p>
          </table:table-cell>
          <table:table-cell table:formula="of:=[$List_of_3D_Models.C284]" office:value-type="float" office:value="57" calcext:value-type="float">
            <text:p>57</text:p>
          </table:table-cell>
          <table:table-cell table:formula="of:=[$List_of_3D_Models.D284]" office:value-type="float" office:value="12.47" calcext:value-type="float">
            <text:p>12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0]*[.F50]" office:value-type="float" office:value="4" calcext:value-type="float">
            <text:p>4</text:p>
          </table:table-cell>
          <table:table-cell table:formula="of:=[.C50]*[.F50]" office:value-type="float" office:value="57" calcext:value-type="float">
            <text:p>57</text:p>
          </table:table-cell>
          <table:table-cell table:formula="of:=[.D50]*[.F50]" office:value-type="float" office:value="12.47" calcext:value-type="float">
            <text:p>12.47</text:p>
          </table:table-cell>
          <table:table-cell table:number-columns-repeated="5"/>
        </table:table-row>
        <table:table-row table:style-name="ro3">
          <table:table-cell table:formula="of:=[$List_of_3D_Models.A285]" office:value-type="string" office:string-value="CN_BB_Jig_Front_Measure" calcext:value-type="string">
            <text:p>CN_BB_Jig_Front_Measure</text:p>
          </table:table-cell>
          <table:table-cell table:formula="of:=[$List_of_3D_Models.B285]" office:value-type="float" office:value="0" calcext:value-type="float">
            <text:p>0</text:p>
          </table:table-cell>
          <table:table-cell table:formula="of:=[$List_of_3D_Models.C285]" office:value-type="float" office:value="17" calcext:value-type="float">
            <text:p>17</text:p>
          </table:table-cell>
          <table:table-cell table:formula="of:=[$List_of_3D_Models.D285]"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1]*[.F51]" office:value-type="float" office:value="0" calcext:value-type="float">
            <text:p>0</text:p>
          </table:table-cell>
          <table:table-cell table:formula="of:=[.C51]*[.F51]" office:value-type="float" office:value="17" calcext:value-type="float">
            <text:p>17</text:p>
          </table:table-cell>
          <table:table-cell table:formula="of:=[.D51]*[.F51]" office:value-type="float" office:value="0.87" calcext:value-type="float">
            <text:p>0.87</text:p>
          </table:table-cell>
          <table:table-cell table:number-columns-repeated="5"/>
        </table:table-row>
        <table:table-row table:style-name="ro3">
          <table:table-cell table:formula="of:=[$List_of_3D_Models.A286]" office:value-type="string" office:string-value="CN_BB_Jig_Front_Right" calcext:value-type="string">
            <text:p>CN_BB_Jig_Front_Right</text:p>
          </table:table-cell>
          <table:table-cell table:formula="of:=[$List_of_3D_Models.B286]" office:value-type="float" office:value="4" calcext:value-type="float">
            <text:p>4</text:p>
          </table:table-cell>
          <table:table-cell table:formula="of:=[$List_of_3D_Models.C286]" office:value-type="float" office:value="57" calcext:value-type="float">
            <text:p>57</text:p>
          </table:table-cell>
          <table:table-cell table:formula="of:=[$List_of_3D_Models.D286]" office:value-type="float" office:value="12.47" calcext:value-type="float">
            <text:p>12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2]*[.F52]" office:value-type="float" office:value="4" calcext:value-type="float">
            <text:p>4</text:p>
          </table:table-cell>
          <table:table-cell table:formula="of:=[.C52]*[.F52]" office:value-type="float" office:value="57" calcext:value-type="float">
            <text:p>57</text:p>
          </table:table-cell>
          <table:table-cell table:formula="of:=[.D52]*[.F52]" office:value-type="float" office:value="12.47" calcext:value-type="float">
            <text:p>12.47</text:p>
          </table:table-cell>
          <table:table-cell table:number-columns-repeated="5"/>
        </table:table-row>
        <table:table-row table:style-name="ro3">
          <table:table-cell table:formula="of:=[$List_of_3D_Models.A287]" office:value-type="string" office:string-value="CN_BB_Jig_Left_Measure" calcext:value-type="string">
            <text:p>CN_BB_Jig_Left_Measure</text:p>
          </table:table-cell>
          <table:table-cell table:formula="of:=[$List_of_3D_Models.B287]" office:value-type="float" office:value="1" calcext:value-type="float">
            <text:p>1</text:p>
          </table:table-cell>
          <table:table-cell table:formula="of:=[$List_of_3D_Models.C287]" office:value-type="float" office:value="22" calcext:value-type="float">
            <text:p>22</text:p>
          </table:table-cell>
          <table:table-cell table:formula="of:=[$List_of_3D_Models.D287]" office:value-type="float" office:value="3.6" calcext:value-type="float">
            <text:p>3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3]*[.F53]" office:value-type="float" office:value="1" calcext:value-type="float">
            <text:p>1</text:p>
          </table:table-cell>
          <table:table-cell table:formula="of:=[.C53]*[.F53]" office:value-type="float" office:value="22" calcext:value-type="float">
            <text:p>22</text:p>
          </table:table-cell>
          <table:table-cell table:formula="of:=[.D53]*[.F53]" office:value-type="float" office:value="3.6" calcext:value-type="float">
            <text:p>3.6</text:p>
          </table:table-cell>
          <table:table-cell table:number-columns-repeated="5"/>
        </table:table-row>
        <table:table-row table:style-name="ro3">
          <table:table-cell table:formula="of:=[$List_of_3D_Models.A288]" office:value-type="string" office:string-value="CN_BB_Jig_Right_Measure" calcext:value-type="string">
            <text:p>CN_BB_Jig_Right_Measure</text:p>
          </table:table-cell>
          <table:table-cell table:formula="of:=[$List_of_3D_Models.B288]" office:value-type="float" office:value="1" calcext:value-type="float">
            <text:p>1</text:p>
          </table:table-cell>
          <table:table-cell table:formula="of:=[$List_of_3D_Models.C288]" office:value-type="float" office:value="22" calcext:value-type="float">
            <text:p>22</text:p>
          </table:table-cell>
          <table:table-cell table:formula="of:=[$List_of_3D_Models.D288]" office:value-type="float" office:value="3.6" calcext:value-type="float">
            <text:p>3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4]*[.F54]" office:value-type="float" office:value="1" calcext:value-type="float">
            <text:p>1</text:p>
          </table:table-cell>
          <table:table-cell table:formula="of:=[.C54]*[.F54]" office:value-type="float" office:value="22" calcext:value-type="float">
            <text:p>22</text:p>
          </table:table-cell>
          <table:table-cell table:formula="of:=[.D54]*[.F54]" office:value-type="float" office:value="3.6" calcext:value-type="float">
            <text:p>3.6</text:p>
          </table:table-cell>
          <table:table-cell table:number-columns-repeated="5"/>
        </table:table-row>
        <table:table-row table:style-name="ro3">
          <table:table-cell table:formula="of:=[$List_of_3D_Models.A289]" office:value-type="string" office:string-value="CN_BB_Jig_Undercarriage" calcext:value-type="string">
            <text:p>CN_BB_Jig_Undercarriage</text:p>
          </table:table-cell>
          <table:table-cell table:formula="of:=[$List_of_3D_Models.B289]" office:value-type="float" office:value="4" calcext:value-type="float">
            <text:p>4</text:p>
          </table:table-cell>
          <table:table-cell table:formula="of:=[$List_of_3D_Models.C289]" office:value-type="float" office:value="49" calcext:value-type="float">
            <text:p>49</text:p>
          </table:table-cell>
          <table:table-cell table:formula="of:=[$List_of_3D_Models.D289]" office:value-type="float" office:value="12.12" calcext:value-type="float">
            <text:p>12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5]*[.F55]" office:value-type="float" office:value="4" calcext:value-type="float">
            <text:p>4</text:p>
          </table:table-cell>
          <table:table-cell table:formula="of:=[.C55]*[.F55]" office:value-type="float" office:value="49" calcext:value-type="float">
            <text:p>49</text:p>
          </table:table-cell>
          <table:table-cell table:formula="of:=[.D55]*[.F55]" office:value-type="float" office:value="12.12" calcext:value-type="float">
            <text:p>12.12</text:p>
          </table:table-cell>
          <table:table-cell table:number-columns-repeated="5"/>
        </table:table-row>
        <table:table-row table:style-name="ro3">
          <table:table-cell table:formula="of:=[$List_of_3D_Models.A290]" office:value-type="string" office:string-value="CN_BB_Jig_XYTable" calcext:value-type="string">
            <text:p>CN_BB_Jig_XYTable</text:p>
          </table:table-cell>
          <table:table-cell table:formula="of:=[$List_of_3D_Models.B290]" office:value-type="float" office:value="5" calcext:value-type="float">
            <text:p>5</text:p>
          </table:table-cell>
          <table:table-cell table:formula="of:=[$List_of_3D_Models.C290]" office:value-type="float" office:value="33" calcext:value-type="float">
            <text:p>33</text:p>
          </table:table-cell>
          <table:table-cell table:formula="of:=[$List_of_3D_Models.D290]" office:value-type="float" office:value="13.98" calcext:value-type="float">
            <text:p>13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6]*[.F56]" office:value-type="float" office:value="5" calcext:value-type="float">
            <text:p>5</text:p>
          </table:table-cell>
          <table:table-cell table:formula="of:=[.C56]*[.F56]" office:value-type="float" office:value="33" calcext:value-type="float">
            <text:p>33</text:p>
          </table:table-cell>
          <table:table-cell table:formula="of:=[.D56]*[.F56]" office:value-type="float" office:value="13.98" calcext:value-type="float">
            <text:p>13.98</text:p>
          </table:table-cell>
          <table:table-cell table:number-columns-repeated="5"/>
        </table:table-row>
        <table:table-row table:style-name="ro3">
          <table:table-cell table:formula="of:=[$List_of_3D_Models.A291]" office:value-type="string" office:string-value="CN_BB_Jig_Y_Lim" calcext:value-type="string">
            <text:p>CN_BB_Jig_Y_Lim</text:p>
          </table:table-cell>
          <table:table-cell table:formula="of:=[$List_of_3D_Models.B291]" office:value-type="float" office:value="0" calcext:value-type="float">
            <text:p>0</text:p>
          </table:table-cell>
          <table:table-cell table:formula="of:=[$List_of_3D_Models.C291]" office:value-type="float" office:value="38" calcext:value-type="float">
            <text:p>38</text:p>
          </table:table-cell>
          <table:table-cell table:formula="of:=[$List_of_3D_Models.D291]" office:value-type="float" office:value="2.09" calcext:value-type="float">
            <text:p>2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7]*[.F57]" office:value-type="float" office:value="0" calcext:value-type="float">
            <text:p>0</text:p>
          </table:table-cell>
          <table:table-cell table:formula="of:=[.C57]*[.F57]" office:value-type="float" office:value="38" calcext:value-type="float">
            <text:p>38</text:p>
          </table:table-cell>
          <table:table-cell table:formula="of:=[.D57]*[.F57]" office:value-type="float" office:value="2.09" calcext:value-type="float">
            <text:p>2.09</text:p>
          </table:table-cell>
          <table:table-cell table:number-columns-repeated="5"/>
        </table:table-row>
        <table:table-row table:style-name="ro3">
          <table:table-cell table:formula="of:=[$List_of_3D_Models.A292]" office:value-type="string" office:string-value="CN_F_Ardu_strut_BL" calcext:value-type="string">
            <text:p>CN_F_Ardu_strut_BL</text:p>
          </table:table-cell>
          <table:table-cell table:formula="of:=[$List_of_3D_Models.B292]" office:value-type="float" office:value="1" calcext:value-type="float">
            <text:p>1</text:p>
          </table:table-cell>
          <table:table-cell table:formula="of:=[$List_of_3D_Models.C292]" office:value-type="float" office:value="49" calcext:value-type="float">
            <text:p>49</text:p>
          </table:table-cell>
          <table:table-cell table:formula="of:=[$List_of_3D_Models.D292]" office:value-type="float" office:value="5.8" calcext:value-type="float">
            <text:p>5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8]*[.F58]" office:value-type="float" office:value="1" calcext:value-type="float">
            <text:p>1</text:p>
          </table:table-cell>
          <table:table-cell table:formula="of:=[.C58]*[.F58]" office:value-type="float" office:value="49" calcext:value-type="float">
            <text:p>49</text:p>
          </table:table-cell>
          <table:table-cell table:formula="of:=[.D58]*[.F58]" office:value-type="float" office:value="5.8" calcext:value-type="float">
            <text:p>5.8</text:p>
          </table:table-cell>
          <table:table-cell table:number-columns-repeated="5"/>
        </table:table-row>
        <table:table-row table:style-name="ro3">
          <table:table-cell table:formula="of:=[$List_of_3D_Models.A293]" office:value-type="string" office:string-value="CN_F_Ardu_strut_BR" calcext:value-type="string">
            <text:p>CN_F_Ardu_strut_BR</text:p>
          </table:table-cell>
          <table:table-cell table:formula="of:=[$List_of_3D_Models.B293]" office:value-type="float" office:value="1" calcext:value-type="float">
            <text:p>1</text:p>
          </table:table-cell>
          <table:table-cell table:formula="of:=[$List_of_3D_Models.C293]" office:value-type="float" office:value="49" calcext:value-type="float">
            <text:p>49</text:p>
          </table:table-cell>
          <table:table-cell table:formula="of:=[$List_of_3D_Models.D293]" office:value-type="float" office:value="5.8" calcext:value-type="float">
            <text:p>5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9]*[.F59]" office:value-type="float" office:value="1" calcext:value-type="float">
            <text:p>1</text:p>
          </table:table-cell>
          <table:table-cell table:formula="of:=[.C59]*[.F59]" office:value-type="float" office:value="49" calcext:value-type="float">
            <text:p>49</text:p>
          </table:table-cell>
          <table:table-cell table:formula="of:=[.D59]*[.F59]" office:value-type="float" office:value="5.8" calcext:value-type="float">
            <text:p>5.8</text:p>
          </table:table-cell>
          <table:table-cell table:number-columns-repeated="5"/>
        </table:table-row>
        <table:table-row table:style-name="ro3">
          <table:table-cell table:formula="of:=[$List_of_3D_Models.A294]" office:value-type="string" office:string-value="CN_F_Ardu_strut_TL" calcext:value-type="string">
            <text:p>CN_F_Ardu_strut_TL</text:p>
          </table:table-cell>
          <table:table-cell table:formula="of:=[$List_of_3D_Models.B294]" office:value-type="float" office:value="1" calcext:value-type="float">
            <text:p>1</text:p>
          </table:table-cell>
          <table:table-cell table:formula="of:=[$List_of_3D_Models.C294]" office:value-type="float" office:value="49" calcext:value-type="float">
            <text:p>49</text:p>
          </table:table-cell>
          <table:table-cell table:formula="of:=[$List_of_3D_Models.D294]" office:value-type="float" office:value="5.8" calcext:value-type="float">
            <text:p>5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0]*[.F60]" office:value-type="float" office:value="1" calcext:value-type="float">
            <text:p>1</text:p>
          </table:table-cell>
          <table:table-cell table:formula="of:=[.C60]*[.F60]" office:value-type="float" office:value="49" calcext:value-type="float">
            <text:p>49</text:p>
          </table:table-cell>
          <table:table-cell table:formula="of:=[.D60]*[.F60]" office:value-type="float" office:value="5.8" calcext:value-type="float">
            <text:p>5.8</text:p>
          </table:table-cell>
          <table:table-cell table:number-columns-repeated="5"/>
        </table:table-row>
        <table:table-row table:style-name="ro3">
          <table:table-cell table:formula="of:=[$List_of_3D_Models.A295]" office:value-type="string" office:string-value="CN_F_Ardu_strut_TR" calcext:value-type="string">
            <text:p>CN_F_Ardu_strut_TR</text:p>
          </table:table-cell>
          <table:table-cell table:formula="of:=[$List_of_3D_Models.B295]" office:value-type="float" office:value="1" calcext:value-type="float">
            <text:p>1</text:p>
          </table:table-cell>
          <table:table-cell table:formula="of:=[$List_of_3D_Models.C295]" office:value-type="float" office:value="49" calcext:value-type="float">
            <text:p>49</text:p>
          </table:table-cell>
          <table:table-cell table:formula="of:=[$List_of_3D_Models.D295]" office:value-type="float" office:value="5.8" calcext:value-type="float">
            <text:p>5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1]*[.F61]" office:value-type="float" office:value="1" calcext:value-type="float">
            <text:p>1</text:p>
          </table:table-cell>
          <table:table-cell table:formula="of:=[.C61]*[.F61]" office:value-type="float" office:value="49" calcext:value-type="float">
            <text:p>49</text:p>
          </table:table-cell>
          <table:table-cell table:formula="of:=[.D61]*[.F61]" office:value-type="float" office:value="5.8" calcext:value-type="float">
            <text:p>5.8</text:p>
          </table:table-cell>
          <table:table-cell table:number-columns-repeated="5"/>
        </table:table-row>
        <table:table-row table:style-name="ro3">
          <table:table-cell table:formula="of:=[$List_of_3D_Models.A296]" office:value-type="string" office:string-value="CN_F_DM3_Mount" calcext:value-type="string">
            <text:p>CN_F_DM3_Mount</text:p>
          </table:table-cell>
          <table:table-cell table:formula="of:=[$List_of_3D_Models.B296]" office:value-type="float" office:value="2" calcext:value-type="float">
            <text:p>2</text:p>
          </table:table-cell>
          <table:table-cell table:formula="of:=[$List_of_3D_Models.C296]" office:value-type="float" office:value="12" calcext:value-type="float">
            <text:p>12</text:p>
          </table:table-cell>
          <table:table-cell table:formula="of:=[$List_of_3D_Models.D296]" office:value-type="float" office:value="6.32" calcext:value-type="float">
            <text:p>6.3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62]*[.F62]" office:value-type="float" office:value="6" calcext:value-type="float">
            <text:p>6</text:p>
          </table:table-cell>
          <table:table-cell table:formula="of:=[.C62]*[.F62]" office:value-type="float" office:value="36" calcext:value-type="float">
            <text:p>36</text:p>
          </table:table-cell>
          <table:table-cell table:formula="of:=[.D62]*[.F62]" office:value-type="float" office:value="18.96" calcext:value-type="float">
            <text:p>18.96</text:p>
          </table:table-cell>
          <table:table-cell table:number-columns-repeated="5"/>
        </table:table-row>
        <table:table-row table:style-name="ro3">
          <table:table-cell table:formula="of:=[$List_of_3D_Models.A297]" office:value-type="string" office:string-value="CN_F_OM_QR_Plate" calcext:value-type="string">
            <text:p>CN_F_OM_QR_Plate</text:p>
          </table:table-cell>
          <table:table-cell table:formula="of:=[$List_of_3D_Models.B297]" office:value-type="float" office:value="9" calcext:value-type="float">
            <text:p>9</text:p>
          </table:table-cell>
          <table:table-cell table:formula="of:=[$List_of_3D_Models.C297]" office:value-type="float" office:value="43" calcext:value-type="float">
            <text:p>43</text:p>
          </table:table-cell>
          <table:table-cell table:formula="of:=[$List_of_3D_Models.D297]" office:value-type="float" office:value="27.37" calcext:value-type="float">
            <text:p>27.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3]*[.F63]" office:value-type="float" office:value="9" calcext:value-type="float">
            <text:p>9</text:p>
          </table:table-cell>
          <table:table-cell table:formula="of:=[.C63]*[.F63]" office:value-type="float" office:value="43" calcext:value-type="float">
            <text:p>43</text:p>
          </table:table-cell>
          <table:table-cell table:formula="of:=[.D63]*[.F63]" office:value-type="float" office:value="27.37" calcext:value-type="float">
            <text:p>27.37</text:p>
          </table:table-cell>
          <table:table-cell table:number-columns-repeated="5"/>
        </table:table-row>
        <table:table-row table:style-name="ro3">
          <table:table-cell table:formula="of:=[$List_of_3D_Models.A298]" office:value-type="string" office:string-value="CN_F_Overmount" calcext:value-type="string">
            <text:p>CN_F_Overmount</text:p>
          </table:table-cell>
          <table:table-cell table:formula="of:=[$List_of_3D_Models.B298]" office:value-type="float" office:value="9" calcext:value-type="float">
            <text:p>9</text:p>
          </table:table-cell>
          <table:table-cell table:formula="of:=[$List_of_3D_Models.C298]" office:value-type="float" office:value="33" calcext:value-type="float">
            <text:p>33</text:p>
          </table:table-cell>
          <table:table-cell table:formula="of:=[$List_of_3D_Models.D298]" office:value-type="float" office:value="26.48" calcext:value-type="float">
            <text:p>26.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4]*[.F64]" office:value-type="float" office:value="9" calcext:value-type="float">
            <text:p>9</text:p>
          </table:table-cell>
          <table:table-cell table:formula="of:=[.C64]*[.F64]" office:value-type="float" office:value="33" calcext:value-type="float">
            <text:p>33</text:p>
          </table:table-cell>
          <table:table-cell table:formula="of:=[.D64]*[.F64]" office:value-type="float" office:value="26.48" calcext:value-type="float">
            <text:p>26.48</text:p>
          </table:table-cell>
          <table:table-cell table:number-columns-repeated="5"/>
        </table:table-row>
        <table:table-row table:style-name="ro3">
          <table:table-cell table:formula="of:=[$List_of_3D_Models.A299]" office:value-type="string" office:string-value="CN_F_UM_Opt_gripper" calcext:value-type="string">
            <text:p>CN_F_UM_Opt_gripper</text:p>
          </table:table-cell>
          <table:table-cell table:formula="of:=[$List_of_3D_Models.B299]" office:value-type="float" office:value="1" calcext:value-type="float">
            <text:p>1</text:p>
          </table:table-cell>
          <table:table-cell table:formula="of:=[$List_of_3D_Models.C299]" office:value-type="float" office:value="42" calcext:value-type="float">
            <text:p>42</text:p>
          </table:table-cell>
          <table:table-cell table:formula="of:=[$List_of_3D_Models.D299]" office:value-type="float" office:value="4.63" calcext:value-type="float">
            <text:p>4.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5]*[.F65]" office:value-type="float" office:value="1" calcext:value-type="float">
            <text:p>1</text:p>
          </table:table-cell>
          <table:table-cell table:formula="of:=[.C65]*[.F65]" office:value-type="float" office:value="42" calcext:value-type="float">
            <text:p>42</text:p>
          </table:table-cell>
          <table:table-cell table:formula="of:=[.D65]*[.F65]" office:value-type="float" office:value="4.63" calcext:value-type="float">
            <text:p>4.63</text:p>
          </table:table-cell>
          <table:table-cell table:number-columns-repeated="5"/>
        </table:table-row>
        <table:table-row table:style-name="ro3">
          <table:table-cell table:formula="of:=[$List_of_3D_Models.A300]" office:value-type="string" office:string-value="CN_F_UM_Opt_Gripper_washer" calcext:value-type="string">
            <text:p>CN_F_UM_Opt_Gripper_washer</text:p>
          </table:table-cell>
          <table:table-cell table:formula="of:=[$List_of_3D_Models.B300]" office:value-type="float" office:value="0" calcext:value-type="float">
            <text:p>0</text:p>
          </table:table-cell>
          <table:table-cell table:formula="of:=[$List_of_3D_Models.C300]" office:value-type="float" office:value="3" calcext:value-type="float">
            <text:p>3</text:p>
          </table:table-cell>
          <table:table-cell table:formula="of:=[$List_of_3D_Models.D300]" office:value-type="float" office:value="0.16" calcext:value-type="float">
            <text:p>0.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6]*[.F66]" office:value-type="float" office:value="0" calcext:value-type="float">
            <text:p>0</text:p>
          </table:table-cell>
          <table:table-cell table:formula="of:=[.C66]*[.F66]" office:value-type="float" office:value="3" calcext:value-type="float">
            <text:p>3</text:p>
          </table:table-cell>
          <table:table-cell table:formula="of:=[.D66]*[.F66]" office:value-type="float" office:value="0.16" calcext:value-type="float">
            <text:p>0.16</text:p>
          </table:table-cell>
          <table:table-cell table:number-columns-repeated="5"/>
        </table:table-row>
        <table:table-row table:style-name="ro3">
          <table:table-cell table:formula="of:=[$List_of_3D_Models.A301]" office:value-type="string" office:string-value="CN_F_UM_Opt_to_QR_F" calcext:value-type="string">
            <text:p>CN_F_UM_Opt_to_QR_F</text:p>
          </table:table-cell>
          <table:table-cell table:formula="of:=[$List_of_3D_Models.B301]" office:value-type="float" office:value="2" calcext:value-type="float">
            <text:p>2</text:p>
          </table:table-cell>
          <table:table-cell table:formula="of:=[$List_of_3D_Models.C301]" office:value-type="float" office:value="40" calcext:value-type="float">
            <text:p>40</text:p>
          </table:table-cell>
          <table:table-cell table:formula="of:=[$List_of_3D_Models.D301]" office:value-type="float" office:value="7.81" calcext:value-type="float">
            <text:p>7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7]*[.F67]" office:value-type="float" office:value="2" calcext:value-type="float">
            <text:p>2</text:p>
          </table:table-cell>
          <table:table-cell table:formula="of:=[.C67]*[.F67]" office:value-type="float" office:value="40" calcext:value-type="float">
            <text:p>40</text:p>
          </table:table-cell>
          <table:table-cell table:formula="of:=[.D67]*[.F67]" office:value-type="float" office:value="7.81" calcext:value-type="float">
            <text:p>7.81</text:p>
          </table:table-cell>
          <table:table-cell table:number-columns-repeated="5"/>
        </table:table-row>
        <table:table-row table:style-name="ro3">
          <table:table-cell table:formula="of:=[$List_of_3D_Models.A302]" office:value-type="string" office:string-value="CN_F_Undercarriage_platform" calcext:value-type="string">
            <text:p>CN_F_Undercarriage_platform</text:p>
          </table:table-cell>
          <table:table-cell table:formula="of:=[$List_of_3D_Models.B302]" office:value-type="float" office:value="8" calcext:value-type="float">
            <text:p>8</text:p>
          </table:table-cell>
          <table:table-cell table:formula="of:=[$List_of_3D_Models.C302]" office:value-type="float" office:value="36" calcext:value-type="float">
            <text:p>36</text:p>
          </table:table-cell>
          <table:table-cell table:formula="of:=[$List_of_3D_Models.D302]" office:value-type="float" office:value="23.99" calcext:value-type="float">
            <text:p>23.9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8]*[.F68]" office:value-type="float" office:value="8" calcext:value-type="float">
            <text:p>8</text:p>
          </table:table-cell>
          <table:table-cell table:formula="of:=[.C68]*[.F68]" office:value-type="float" office:value="36" calcext:value-type="float">
            <text:p>36</text:p>
          </table:table-cell>
          <table:table-cell table:formula="of:=[.D68]*[.F68]" office:value-type="float" office:value="23.99" calcext:value-type="float">
            <text:p>23.99</text:p>
          </table:table-cell>
          <table:table-cell table:number-columns-repeated="5"/>
        </table:table-row>
        <table:table-row table:style-name="ro3">
          <table:table-cell table:formula="of:=[$List_of_3D_Models.A303]" office:value-type="string" office:string-value="CN_SD_2020_End_cap" calcext:value-type="string">
            <text:p>CN_SD_2020_End_cap</text:p>
          </table:table-cell>
          <table:table-cell table:formula="of:=[$List_of_3D_Models.B303]" office:value-type="float" office:value="0" calcext:value-type="float">
            <text:p>0</text:p>
          </table:table-cell>
          <table:table-cell table:formula="of:=[$List_of_3D_Models.C303]" office:value-type="float" office:value="13" calcext:value-type="float">
            <text:p>13</text:p>
          </table:table-cell>
          <table:table-cell table:formula="of:=[$List_of_3D_Models.D303]" office:value-type="float" office:value="0.46" calcext:value-type="float">
            <text:p>0.4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B69]*[.F69]" office:value-type="float" office:value="0" calcext:value-type="float">
            <text:p>0</text:p>
          </table:table-cell>
          <table:table-cell table:formula="of:=[.C69]*[.F69]" office:value-type="float" office:value="78" calcext:value-type="float">
            <text:p>78</text:p>
          </table:table-cell>
          <table:table-cell table:formula="of:=[.D69]*[.F69]" office:value-type="float" office:value="2.76" calcext:value-type="float">
            <text:p>2.76</text:p>
          </table:table-cell>
          <table:table-cell table:number-columns-repeated="5"/>
        </table:table-row>
        <table:table-row table:style-name="ro3">
          <table:table-cell table:formula="of:=[$List_of_3D_Models.A304]" office:value-type="string" office:string-value="CN_SD_2020_Protector" calcext:value-type="string">
            <text:p>CN_SD_2020_Protector</text:p>
          </table:table-cell>
          <table:table-cell table:formula="of:=[$List_of_3D_Models.B304]" office:value-type="float" office:value="0" calcext:value-type="float">
            <text:p>0</text:p>
          </table:table-cell>
          <table:table-cell table:formula="of:=[$List_of_3D_Models.C304]" office:value-type="float" office:value="23" calcext:value-type="float">
            <text:p>23</text:p>
          </table:table-cell>
          <table:table-cell table:formula="of:=[$List_of_3D_Models.D304]" office:value-type="float" office:value="0.9" calcext:value-type="float">
            <text:p>0.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70]*[.F70]" office:value-type="float" office:value="0" calcext:value-type="float">
            <text:p>0</text:p>
          </table:table-cell>
          <table:table-cell table:formula="of:=[.C70]*[.F70]" office:value-type="float" office:value="92" calcext:value-type="float">
            <text:p>92</text:p>
          </table:table-cell>
          <table:table-cell table:formula="of:=[.D70]*[.F70]" office:value-type="float" office:value="3.6" calcext:value-type="float">
            <text:p>3.6</text:p>
          </table:table-cell>
          <table:table-cell table:number-columns-repeated="5"/>
        </table:table-row>
        <table:table-row table:style-name="ro3">
          <table:table-cell table:formula="of:=[$List_of_3D_Models.A305]" office:value-type="string" office:string-value="CN_SD_Aft_clip" calcext:value-type="string">
            <text:p>CN_SD_Aft_clip</text:p>
          </table:table-cell>
          <table:table-cell table:formula="of:=[$List_of_3D_Models.B305]" office:value-type="float" office:value="0" calcext:value-type="float">
            <text:p>0</text:p>
          </table:table-cell>
          <table:table-cell table:formula="of:=[$List_of_3D_Models.C305]" office:value-type="float" office:value="5" calcext:value-type="float">
            <text:p>5</text:p>
          </table:table-cell>
          <table:table-cell table:formula="of:=[$List_of_3D_Models.D305]" office:value-type="float" office:value="0.07" calcext:value-type="float">
            <text:p>0.0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71]*[.F71]" office:value-type="float" office:value="0" calcext:value-type="float">
            <text:p>0</text:p>
          </table:table-cell>
          <table:table-cell table:formula="of:=[.C71]*[.F71]" office:value-type="float" office:value="10" calcext:value-type="float">
            <text:p>10</text:p>
          </table:table-cell>
          <table:table-cell table:formula="of:=[.D71]*[.F71]" office:value-type="float" office:value="0.14" calcext:value-type="float">
            <text:p>0.14</text:p>
          </table:table-cell>
          <table:table-cell table:number-columns-repeated="5"/>
        </table:table-row>
        <table:table-row table:style-name="ro3">
          <table:table-cell table:formula="of:=[$List_of_3D_Models.A306]" office:value-type="string" office:string-value="CN_SD_Aft_Hole_cover" calcext:value-type="string">
            <text:p>CN_SD_Aft_Hole_cover</text:p>
          </table:table-cell>
          <table:table-cell table:formula="of:=[$List_of_3D_Models.B306]" office:value-type="float" office:value="0" calcext:value-type="float">
            <text:p>0</text:p>
          </table:table-cell>
          <table:table-cell table:formula="of:=[$List_of_3D_Models.C306]" office:value-type="float" office:value="34" calcext:value-type="float">
            <text:p>34</text:p>
          </table:table-cell>
          <table:table-cell table:formula="of:=[$List_of_3D_Models.D306]" office:value-type="float" office:value="1.84" calcext:value-type="float">
            <text:p>1.8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72]*[.F72]" office:value-type="float" office:value="0" calcext:value-type="float">
            <text:p>0</text:p>
          </table:table-cell>
          <table:table-cell table:formula="of:=[.C72]*[.F72]" office:value-type="float" office:value="68" calcext:value-type="float">
            <text:p>68</text:p>
          </table:table-cell>
          <table:table-cell table:formula="of:=[.D72]*[.F72]" office:value-type="float" office:value="3.68" calcext:value-type="float">
            <text:p>3.68</text:p>
          </table:table-cell>
          <table:table-cell table:number-columns-repeated="5"/>
        </table:table-row>
        <table:table-row table:style-name="ro3">
          <table:table-cell table:formula="of:=[$List_of_3D_Models.A307]" office:value-type="string" office:string-value="CN_SD_Aft_Left" calcext:value-type="string">
            <text:p>CN_SD_Aft_Left</text:p>
          </table:table-cell>
          <table:table-cell table:formula="of:=[$List_of_3D_Models.B307]" office:value-type="float" office:value="16" calcext:value-type="float">
            <text:p>16</text:p>
          </table:table-cell>
          <table:table-cell table:formula="of:=[$List_of_3D_Models.C307]" office:value-type="float" office:value="13" calcext:value-type="float">
            <text:p>13</text:p>
          </table:table-cell>
          <table:table-cell table:formula="of:=[$List_of_3D_Models.D307]" office:value-type="float" office:value="67.98" calcext:value-type="float">
            <text:p>67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3]*[.F73]" office:value-type="float" office:value="16" calcext:value-type="float">
            <text:p>16</text:p>
          </table:table-cell>
          <table:table-cell table:formula="of:=[.C73]*[.F73]" office:value-type="float" office:value="13" calcext:value-type="float">
            <text:p>13</text:p>
          </table:table-cell>
          <table:table-cell table:formula="of:=[.D73]*[.F73]" office:value-type="float" office:value="67.98" calcext:value-type="float">
            <text:p>67.98</text:p>
          </table:table-cell>
          <table:table-cell table:number-columns-repeated="5"/>
        </table:table-row>
        <table:table-row table:style-name="ro3">
          <table:table-cell table:formula="of:=[$List_of_3D_Models.A308]" office:value-type="string" office:string-value="CN_SD_Aft_Mid" calcext:value-type="string">
            <text:p>CN_SD_Aft_Mid</text:p>
          </table:table-cell>
          <table:table-cell table:formula="of:=[$List_of_3D_Models.B308]" office:value-type="float" office:value="15" calcext:value-type="float">
            <text:p>15</text:p>
          </table:table-cell>
          <table:table-cell table:formula="of:=[$List_of_3D_Models.C308]" office:value-type="float" office:value="2" calcext:value-type="float">
            <text:p>2</text:p>
          </table:table-cell>
          <table:table-cell table:formula="of:=[$List_of_3D_Models.D308]" office:value-type="float" office:value="54.76" calcext:value-type="float">
            <text:p>54.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4]*[.F74]" office:value-type="float" office:value="15" calcext:value-type="float">
            <text:p>15</text:p>
          </table:table-cell>
          <table:table-cell table:formula="of:=[.C74]*[.F74]" office:value-type="float" office:value="2" calcext:value-type="float">
            <text:p>2</text:p>
          </table:table-cell>
          <table:table-cell table:formula="of:=[.D74]*[.F74]" office:value-type="float" office:value="54.76" calcext:value-type="float">
            <text:p>54.76</text:p>
          </table:table-cell>
          <table:table-cell table:number-columns-repeated="5"/>
        </table:table-row>
        <table:table-row table:style-name="ro3">
          <table:table-cell table:formula="of:=[$List_of_3D_Models.A309]" office:value-type="string" office:string-value="CN_SD_Aft_Right" calcext:value-type="string">
            <text:p>CN_SD_Aft_Right</text:p>
          </table:table-cell>
          <table:table-cell table:formula="of:=[$List_of_3D_Models.B309]" office:value-type="float" office:value="16" calcext:value-type="float">
            <text:p>16</text:p>
          </table:table-cell>
          <table:table-cell table:formula="of:=[$List_of_3D_Models.C309]" office:value-type="float" office:value="12" calcext:value-type="float">
            <text:p>12</text:p>
          </table:table-cell>
          <table:table-cell table:formula="of:=[$List_of_3D_Models.D309]" office:value-type="float" office:value="67.98" calcext:value-type="float">
            <text:p>67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5]*[.F75]" office:value-type="float" office:value="16" calcext:value-type="float">
            <text:p>16</text:p>
          </table:table-cell>
          <table:table-cell table:formula="of:=[.C75]*[.F75]" office:value-type="float" office:value="12" calcext:value-type="float">
            <text:p>12</text:p>
          </table:table-cell>
          <table:table-cell table:formula="of:=[.D75]*[.F75]" office:value-type="float" office:value="67.98" calcext:value-type="float">
            <text:p>67.98</text:p>
          </table:table-cell>
          <table:table-cell table:number-columns-repeated="5"/>
        </table:table-row>
        <table:table-row table:style-name="ro3">
          <table:table-cell table:formula="of:=[$List_of_3D_Models.A310]" office:value-type="string" office:string-value="CN_SD_Aft_Rivet_block" calcext:value-type="string">
            <text:p>CN_SD_Aft_Rivet_block</text:p>
          </table:table-cell>
          <table:table-cell table:formula="of:=[$List_of_3D_Models.B310]" office:value-type="float" office:value="0" calcext:value-type="float">
            <text:p>0</text:p>
          </table:table-cell>
          <table:table-cell table:formula="of:=[$List_of_3D_Models.C310]" office:value-type="float" office:value="9" calcext:value-type="float">
            <text:p>9</text:p>
          </table:table-cell>
          <table:table-cell table:formula="of:=[$List_of_3D_Models.D310]" office:value-type="float" office:value="0.39" calcext:value-type="float">
            <text:p>0.39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B76]*[.F76]" office:value-type="float" office:value="0" calcext:value-type="float">
            <text:p>0</text:p>
          </table:table-cell>
          <table:table-cell table:formula="of:=[.C76]*[.F76]" office:value-type="float" office:value="126" calcext:value-type="float">
            <text:p>126</text:p>
          </table:table-cell>
          <table:table-cell table:formula="of:=[.D76]*[.F76]" office:value-type="float" office:value="5.46" calcext:value-type="float">
            <text:p>5.46</text:p>
          </table:table-cell>
          <table:table-cell table:number-columns-repeated="5"/>
        </table:table-row>
        <table:table-row table:style-name="ro3">
          <table:table-cell table:formula="of:=[$List_of_3D_Models.A311]" office:value-type="string" office:string-value="CN_SD_DIN_End_Protector" calcext:value-type="string">
            <text:p>CN_SD_DIN_End_Protector</text:p>
          </table:table-cell>
          <table:table-cell table:formula="of:=[$List_of_3D_Models.B311]" office:value-type="float" office:value="0" calcext:value-type="float">
            <text:p>0</text:p>
          </table:table-cell>
          <table:table-cell table:formula="of:=[$List_of_3D_Models.C311]" office:value-type="float" office:value="20" calcext:value-type="float">
            <text:p>20</text:p>
          </table:table-cell>
          <table:table-cell table:formula="of:=[$List_of_3D_Models.D311]" office:value-type="float" office:value="0.86" calcext:value-type="float">
            <text:p>0.8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77]*[.F77]" office:value-type="float" office:value="0" calcext:value-type="float">
            <text:p>0</text:p>
          </table:table-cell>
          <table:table-cell table:formula="of:=[.C77]*[.F77]" office:value-type="float" office:value="40" calcext:value-type="float">
            <text:p>40</text:p>
          </table:table-cell>
          <table:table-cell table:formula="of:=[.D77]*[.F77]" office:value-type="float" office:value="1.72" calcext:value-type="float">
            <text:p>1.72</text:p>
          </table:table-cell>
          <table:table-cell table:number-columns-repeated="5"/>
        </table:table-row>
        <table:table-row table:style-name="ro3">
          <table:table-cell table:formula="of:=[$List_of_3D_Models.A312]" office:value-type="string" office:string-value="CN_SD_DIN_Foot_Protector" calcext:value-type="string">
            <text:p>CN_SD_DIN_Foot_Protector</text:p>
          </table:table-cell>
          <table:table-cell table:formula="of:=[$List_of_3D_Models.B312]" office:value-type="float" office:value="0" calcext:value-type="float">
            <text:p>0</text:p>
          </table:table-cell>
          <table:table-cell table:formula="of:=[$List_of_3D_Models.C312]" office:value-type="float" office:value="48" calcext:value-type="float">
            <text:p>48</text:p>
          </table:table-cell>
          <table:table-cell table:formula="of:=[$List_of_3D_Models.D312]" office:value-type="float" office:value="2.3" calcext:value-type="float">
            <text:p>2.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78]*[.F78]" office:value-type="float" office:value="0" calcext:value-type="float">
            <text:p>0</text:p>
          </table:table-cell>
          <table:table-cell table:formula="of:=[.C78]*[.F78]" office:value-type="float" office:value="96" calcext:value-type="float">
            <text:p>96</text:p>
          </table:table-cell>
          <table:table-cell table:formula="of:=[.D78]*[.F78]" office:value-type="float" office:value="4.6" calcext:value-type="float">
            <text:p>4.6</text:p>
          </table:table-cell>
          <table:table-cell table:number-columns-repeated="5"/>
        </table:table-row>
        <table:table-row table:style-name="ro3">
          <table:table-cell table:formula="of:=[$List_of_3D_Models.A313]" office:value-type="string" office:string-value="CN_SD_Dorsal_Key_head" calcext:value-type="string">
            <text:p>CN_SD_Dorsal_Key_head</text:p>
          </table:table-cell>
          <table:table-cell table:formula="of:=[$List_of_3D_Models.B313]" office:value-type="float" office:value="0" calcext:value-type="float">
            <text:p>0</text:p>
          </table:table-cell>
          <table:table-cell table:formula="of:=[$List_of_3D_Models.C313]" office:value-type="float" office:value="10" calcext:value-type="float">
            <text:p>10</text:p>
          </table:table-cell>
          <table:table-cell table:formula="of:=[$List_of_3D_Models.D313]" office:value-type="float" office:value="0.38" calcext:value-type="float">
            <text:p>0.3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B79]*[.F79]" office:value-type="float" office:value="0" calcext:value-type="float">
            <text:p>0</text:p>
          </table:table-cell>
          <table:table-cell table:formula="of:=[.C79]*[.F79]" office:value-type="float" office:value="80" calcext:value-type="float">
            <text:p>80</text:p>
          </table:table-cell>
          <table:table-cell table:formula="of:=[.D79]*[.F79]" office:value-type="float" office:value="3.04" calcext:value-type="float">
            <text:p>3.04</text:p>
          </table:table-cell>
          <table:table-cell table:number-columns-repeated="5"/>
        </table:table-row>
        <table:table-row table:style-name="ro3">
          <table:table-cell table:formula="of:=[$List_of_3D_Models.A314]" office:value-type="string" office:string-value="CN_SD_Dorsal_Key_key" calcext:value-type="string">
            <text:p>CN_SD_Dorsal_Key_key</text:p>
          </table:table-cell>
          <table:table-cell table:formula="of:=[$List_of_3D_Models.B314]" office:value-type="float" office:value="0" calcext:value-type="float">
            <text:p>0</text:p>
          </table:table-cell>
          <table:table-cell table:formula="of:=[$List_of_3D_Models.C314]" office:value-type="float" office:value="7" calcext:value-type="float">
            <text:p>7</text:p>
          </table:table-cell>
          <table:table-cell table:formula="of:=[$List_of_3D_Models.D314]" office:value-type="float" office:value="0.35" calcext:value-type="float">
            <text:p>0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0]*[.F80]" office:value-type="float" office:value="0" calcext:value-type="float">
            <text:p>0</text:p>
          </table:table-cell>
          <table:table-cell table:formula="of:=[.C80]*[.F80]" office:value-type="float" office:value="7" calcext:value-type="float">
            <text:p>7</text:p>
          </table:table-cell>
          <table:table-cell table:formula="of:=[.D80]*[.F80]" office:value-type="float" office:value="0.35" calcext:value-type="float">
            <text:p>0.35</text:p>
          </table:table-cell>
          <table:table-cell table:number-columns-repeated="5"/>
        </table:table-row>
        <table:table-row table:style-name="ro3">
          <table:table-cell table:formula="of:=[$List_of_3D_Models.A315]" office:value-type="string" office:string-value="CN_SD_Dorsal_Key_main" calcext:value-type="string">
            <text:p>CN_SD_Dorsal_Key_main</text:p>
          </table:table-cell>
          <table:table-cell table:formula="of:=[$List_of_3D_Models.B315]" office:value-type="float" office:value="0" calcext:value-type="float">
            <text:p>0</text:p>
          </table:table-cell>
          <table:table-cell table:formula="of:=[$List_of_3D_Models.C315]" office:value-type="float" office:value="4" calcext:value-type="float">
            <text:p>4</text:p>
          </table:table-cell>
          <table:table-cell table:formula="of:=[$List_of_3D_Models.D315]" office:value-type="float" office:value="0.1" calcext:value-type="float">
            <text:p>0.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B81]*[.F81]" office:value-type="float" office:value="0" calcext:value-type="float">
            <text:p>0</text:p>
          </table:table-cell>
          <table:table-cell table:formula="of:=[.C81]*[.F81]" office:value-type="float" office:value="32" calcext:value-type="float">
            <text:p>32</text:p>
          </table:table-cell>
          <table:table-cell table:formula="of:=[.D81]*[.F81]" office:value-type="float" office:value="0.8" calcext:value-type="float">
            <text:p>0.8</text:p>
          </table:table-cell>
          <table:table-cell table:number-columns-repeated="5"/>
        </table:table-row>
        <table:table-row table:style-name="ro3">
          <table:table-cell table:formula="of:=[$List_of_3D_Models.A316]" office:value-type="string" office:string-value="CN_SD_Dorsal_Key_wedge" calcext:value-type="string">
            <text:p>CN_SD_Dorsal_Key_wedge</text:p>
          </table:table-cell>
          <table:table-cell table:formula="of:=[$List_of_3D_Models.B316]" office:value-type="float" office:value="0" calcext:value-type="float">
            <text:p>0</text:p>
          </table:table-cell>
          <table:table-cell table:formula="of:=[$List_of_3D_Models.C316]" office:value-type="float" office:value="0.4" calcext:value-type="float">
            <text:p>0.4</text:p>
          </table:table-cell>
          <table:table-cell table:formula="of:=[$List_of_3D_Models.D316]" office:value-type="float" office:value="0.01" calcext:value-type="float">
            <text:p>0.0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B82]*[.F82]" office:value-type="float" office:value="0" calcext:value-type="float">
            <text:p>0</text:p>
          </table:table-cell>
          <table:table-cell table:formula="of:=[.C82]*[.F82]" office:value-type="float" office:value="3.2" calcext:value-type="float">
            <text:p>3.2</text:p>
          </table:table-cell>
          <table:table-cell table:formula="of:=[.D82]*[.F82]" office:value-type="float" office:value="0.08" calcext:value-type="float">
            <text:p>0.08</text:p>
          </table:table-cell>
          <table:table-cell table:number-columns-repeated="5"/>
        </table:table-row>
        <table:table-row table:style-name="ro3">
          <table:table-cell table:formula="of:=[$List_of_3D_Models.A317]" office:value-type="string" office:string-value="CN_SD_Dorsal_L" calcext:value-type="string">
            <text:p>CN_SD_Dorsal_L</text:p>
          </table:table-cell>
          <table:table-cell table:formula="of:=[$List_of_3D_Models.B317]" office:value-type="float" office:value="15" calcext:value-type="float">
            <text:p>15</text:p>
          </table:table-cell>
          <table:table-cell table:formula="of:=[$List_of_3D_Models.C317]" office:value-type="float" office:value="51" calcext:value-type="float">
            <text:p>51</text:p>
          </table:table-cell>
          <table:table-cell table:formula="of:=[$List_of_3D_Models.D317]" office:value-type="float" office:value="47.81" calcext:value-type="float">
            <text:p>47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3]*[.F83]" office:value-type="float" office:value="15" calcext:value-type="float">
            <text:p>15</text:p>
          </table:table-cell>
          <table:table-cell table:formula="of:=[.C83]*[.F83]" office:value-type="float" office:value="51" calcext:value-type="float">
            <text:p>51</text:p>
          </table:table-cell>
          <table:table-cell table:formula="of:=[.D83]*[.F83]" office:value-type="float" office:value="47.81" calcext:value-type="float">
            <text:p>47.81</text:p>
          </table:table-cell>
          <table:table-cell table:number-columns-repeated="5"/>
        </table:table-row>
        <table:table-row table:style-name="ro3">
          <table:table-cell table:formula="of:=[$List_of_3D_Models.A318]" office:value-type="string" office:string-value="CN_SD_Dorsal_M" calcext:value-type="string">
            <text:p>CN_SD_Dorsal_M</text:p>
          </table:table-cell>
          <table:table-cell table:formula="of:=[$List_of_3D_Models.B318]" office:value-type="float" office:value="8" calcext:value-type="float">
            <text:p>8</text:p>
          </table:table-cell>
          <table:table-cell table:formula="of:=[$List_of_3D_Models.C318]" office:value-type="float" office:value="40" calcext:value-type="float">
            <text:p>40</text:p>
          </table:table-cell>
          <table:table-cell table:formula="of:=[$List_of_3D_Models.D318]" office:value-type="float" office:value="29.69" calcext:value-type="float">
            <text:p>29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4]*[.F84]" office:value-type="float" office:value="8" calcext:value-type="float">
            <text:p>8</text:p>
          </table:table-cell>
          <table:table-cell table:formula="of:=[.C84]*[.F84]" office:value-type="float" office:value="40" calcext:value-type="float">
            <text:p>40</text:p>
          </table:table-cell>
          <table:table-cell table:formula="of:=[.D84]*[.F84]" office:value-type="float" office:value="29.69" calcext:value-type="float">
            <text:p>29.69</text:p>
          </table:table-cell>
          <table:table-cell table:number-columns-repeated="5"/>
        </table:table-row>
        <table:table-row table:style-name="ro3">
          <table:table-cell table:formula="of:=[$List_of_3D_Models.A319]" office:value-type="string" office:string-value="CN_SD_Dorsal_R" calcext:value-type="string">
            <text:p>CN_SD_Dorsal_R</text:p>
          </table:table-cell>
          <table:table-cell table:formula="of:=[$List_of_3D_Models.B319]" office:value-type="float" office:value="15" calcext:value-type="float">
            <text:p>15</text:p>
          </table:table-cell>
          <table:table-cell table:formula="of:=[$List_of_3D_Models.C319]" office:value-type="float" office:value="56" calcext:value-type="float">
            <text:p>56</text:p>
          </table:table-cell>
          <table:table-cell table:formula="of:=[$List_of_3D_Models.D319]" office:value-type="float" office:value="48.14" calcext:value-type="float">
            <text:p>48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5]*[.F85]" office:value-type="float" office:value="15" calcext:value-type="float">
            <text:p>15</text:p>
          </table:table-cell>
          <table:table-cell table:formula="of:=[.C85]*[.F85]" office:value-type="float" office:value="56" calcext:value-type="float">
            <text:p>56</text:p>
          </table:table-cell>
          <table:table-cell table:formula="of:=[.D85]*[.F85]" office:value-type="float" office:value="48.14" calcext:value-type="float">
            <text:p>48.14</text:p>
          </table:table-cell>
          <table:table-cell table:number-columns-repeated="5"/>
        </table:table-row>
        <table:table-row table:style-name="ro3">
          <table:table-cell table:formula="of:=[$List_of_3D_Models.A320]" office:value-type="string" office:string-value="CN_SD_Dorsal_Rivet_plate" calcext:value-type="string">
            <text:p>CN_SD_Dorsal_Rivet_plate</text:p>
          </table:table-cell>
          <table:table-cell table:formula="of:=[$List_of_3D_Models.B320]" office:value-type="float" office:value="0" calcext:value-type="float">
            <text:p>0</text:p>
          </table:table-cell>
          <table:table-cell table:formula="of:=[$List_of_3D_Models.C320]" office:value-type="float" office:value="40" calcext:value-type="float">
            <text:p>40</text:p>
          </table:table-cell>
          <table:table-cell table:formula="of:=[$List_of_3D_Models.D320]" office:value-type="float" office:value="2.1" calcext:value-type="float">
            <text:p>2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6]*[.F86]" office:value-type="float" office:value="0" calcext:value-type="float">
            <text:p>0</text:p>
          </table:table-cell>
          <table:table-cell table:formula="of:=[.C86]*[.F86]" office:value-type="float" office:value="40" calcext:value-type="float">
            <text:p>40</text:p>
          </table:table-cell>
          <table:table-cell table:formula="of:=[.D86]*[.F86]" office:value-type="float" office:value="2.1" calcext:value-type="float">
            <text:p>2.1</text:p>
          </table:table-cell>
          <table:table-cell table:number-columns-repeated="5"/>
        </table:table-row>
        <table:table-row table:style-name="ro3">
          <table:table-cell table:formula="of:=[$List_of_3D_Models.A321]" office:value-type="string" office:string-value="CN_SD_Dorsal_suture" calcext:value-type="string">
            <text:p>CN_SD_Dorsal_suture</text:p>
          </table:table-cell>
          <table:table-cell table:formula="of:=[$List_of_3D_Models.B321]" office:value-type="float" office:value="0" calcext:value-type="float">
            <text:p>0</text:p>
          </table:table-cell>
          <table:table-cell table:formula="of:=[$List_of_3D_Models.C321]" office:value-type="float" office:value="16" calcext:value-type="float">
            <text:p>16</text:p>
          </table:table-cell>
          <table:table-cell table:formula="of:=[$List_of_3D_Models.D321]" office:value-type="float" office:value="0.68" calcext:value-type="float">
            <text:p>0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7]*[.F87]" office:value-type="float" office:value="0" calcext:value-type="float">
            <text:p>0</text:p>
          </table:table-cell>
          <table:table-cell table:formula="of:=[.C87]*[.F87]" office:value-type="float" office:value="16" calcext:value-type="float">
            <text:p>16</text:p>
          </table:table-cell>
          <table:table-cell table:formula="of:=[.D87]*[.F87]" office:value-type="float" office:value="0.68" calcext:value-type="float">
            <text:p>0.68</text:p>
          </table:table-cell>
          <table:table-cell table:number-columns-repeated="5"/>
        </table:table-row>
        <table:table-row table:style-name="ro3">
          <table:table-cell table:formula="of:=[$List_of_3D_Models.A322]" office:value-type="string" office:string-value="CN_SD_Forward_L" calcext:value-type="string">
            <text:p>CN_SD_Forward_L</text:p>
          </table:table-cell>
          <table:table-cell table:formula="of:=[$List_of_3D_Models.B322]" office:value-type="float" office:value="3" calcext:value-type="float">
            <text:p>3</text:p>
          </table:table-cell>
          <table:table-cell table:formula="of:=[$List_of_3D_Models.C322]" office:value-type="float" office:value="50" calcext:value-type="float">
            <text:p>50</text:p>
          </table:table-cell>
          <table:table-cell table:formula="of:=[$List_of_3D_Models.D322]" office:value-type="float" office:value="11.71" calcext:value-type="float">
            <text:p>11.7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8]*[.F88]" office:value-type="float" office:value="3" calcext:value-type="float">
            <text:p>3</text:p>
          </table:table-cell>
          <table:table-cell table:formula="of:=[.C88]*[.F88]" office:value-type="float" office:value="50" calcext:value-type="float">
            <text:p>50</text:p>
          </table:table-cell>
          <table:table-cell table:formula="of:=[.D88]*[.F88]" office:value-type="float" office:value="11.71" calcext:value-type="float">
            <text:p>11.71</text:p>
          </table:table-cell>
          <table:table-cell table:number-columns-repeated="5"/>
        </table:table-row>
        <table:table-row table:style-name="ro3">
          <table:table-cell table:formula="of:=[$List_of_3D_Models.A323]" office:value-type="string" office:string-value="CN_SD_Forward_R" calcext:value-type="string">
            <text:p>CN_SD_Forward_R</text:p>
          </table:table-cell>
          <table:table-cell table:formula="of:=[$List_of_3D_Models.B323]" office:value-type="float" office:value="3" calcext:value-type="float">
            <text:p>3</text:p>
          </table:table-cell>
          <table:table-cell table:formula="of:=[$List_of_3D_Models.C323]" office:value-type="float" office:value="52" calcext:value-type="float">
            <text:p>52</text:p>
          </table:table-cell>
          <table:table-cell table:formula="of:=[$List_of_3D_Models.D323]" office:value-type="float" office:value="11.72" calcext:value-type="float">
            <text:p>11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9]*[.F89]" office:value-type="float" office:value="3" calcext:value-type="float">
            <text:p>3</text:p>
          </table:table-cell>
          <table:table-cell table:formula="of:=[.C89]*[.F89]" office:value-type="float" office:value="52" calcext:value-type="float">
            <text:p>52</text:p>
          </table:table-cell>
          <table:table-cell table:formula="of:=[.D89]*[.F89]" office:value-type="float" office:value="11.72" calcext:value-type="float">
            <text:p>11.72</text:p>
          </table:table-cell>
          <table:table-cell table:number-columns-repeated="5"/>
        </table:table-row>
        <table:table-row table:style-name="ro3">
          <table:table-cell table:formula="of:=[$List_of_3D_Models.A324]" office:value-type="string" office:string-value="CN_SD_Forward_Rivet_handle_1" calcext:value-type="string">
            <text:p>CN_SD_Forward_Rivet_handle_1</text:p>
          </table:table-cell>
          <table:table-cell table:formula="of:=[$List_of_3D_Models.B324]" office:value-type="float" office:value="0" calcext:value-type="float">
            <text:p>0</text:p>
          </table:table-cell>
          <table:table-cell table:formula="of:=[$List_of_3D_Models.C324]" office:value-type="float" office:value="4" calcext:value-type="float">
            <text:p>4</text:p>
          </table:table-cell>
          <table:table-cell table:formula="of:=[$List_of_3D_Models.D324]"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B90]*[.F90]" office:value-type="float" office:value="0" calcext:value-type="float">
            <text:p>0</text:p>
          </table:table-cell>
          <table:table-cell table:formula="of:=[.C90]*[.F90]" office:value-type="float" office:value="20" calcext:value-type="float">
            <text:p>20</text:p>
          </table:table-cell>
          <table:table-cell table:formula="of:=[.D90]*[.F90]" office:value-type="float" office:value="0.5" calcext:value-type="float">
            <text:p>0.5</text:p>
          </table:table-cell>
          <table:table-cell table:number-columns-repeated="5"/>
        </table:table-row>
        <table:table-row table:style-name="ro3">
          <table:table-cell table:formula="of:=[$List_of_3D_Models.A325]" office:value-type="string" office:string-value="CN_SD_Forward_Rivet_handle_2" calcext:value-type="string">
            <text:p>CN_SD_Forward_Rivet_handle_2</text:p>
          </table:table-cell>
          <table:table-cell table:formula="of:=[$List_of_3D_Models.B325]" office:value-type="float" office:value="0" calcext:value-type="float">
            <text:p>0</text:p>
          </table:table-cell>
          <table:table-cell table:formula="of:=[$List_of_3D_Models.C325]" office:value-type="float" office:value="4" calcext:value-type="float">
            <text:p>4</text:p>
          </table:table-cell>
          <table:table-cell table:formula="of:=[$List_of_3D_Models.D325]"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B91]*[.F91]" office:value-type="float" office:value="0" calcext:value-type="float">
            <text:p>0</text:p>
          </table:table-cell>
          <table:table-cell table:formula="of:=[.C91]*[.F91]" office:value-type="float" office:value="20" calcext:value-type="float">
            <text:p>20</text:p>
          </table:table-cell>
          <table:table-cell table:formula="of:=[.D91]*[.F91]" office:value-type="float" office:value="0.5" calcext:value-type="float">
            <text:p>0.5</text:p>
          </table:table-cell>
          <table:table-cell table:number-columns-repeated="5"/>
        </table:table-row>
        <table:table-row table:style-name="ro3">
          <table:table-cell table:formula="of:=[$List_of_3D_Models.A326]" office:value-type="string" office:string-value="CN_SD_Forward_Rivet_lock" calcext:value-type="string">
            <text:p>CN_SD_Forward_Rivet_lock</text:p>
          </table:table-cell>
          <table:table-cell table:formula="of:=[$List_of_3D_Models.B326]" office:value-type="float" office:value="0" calcext:value-type="float">
            <text:p>0</text:p>
          </table:table-cell>
          <table:table-cell table:formula="of:=[$List_of_3D_Models.C326]" office:value-type="float" office:value="9" calcext:value-type="float">
            <text:p>9</text:p>
          </table:table-cell>
          <table:table-cell table:formula="of:=[$List_of_3D_Models.D326]" office:value-type="float" office:value="0.28" calcext:value-type="float">
            <text:p>0.2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B92]*[.F92]" office:value-type="float" office:value="0" calcext:value-type="float">
            <text:p>0</text:p>
          </table:table-cell>
          <table:table-cell table:formula="of:=[.C92]*[.F92]" office:value-type="float" office:value="90" calcext:value-type="float">
            <text:p>90</text:p>
          </table:table-cell>
          <table:table-cell table:formula="of:=[.D92]*[.F92]" office:value-type="float" office:value="2.8" calcext:value-type="float">
            <text:p>2.8</text:p>
          </table:table-cell>
          <table:table-cell table:number-columns-repeated="5"/>
        </table:table-row>
        <table:table-row table:style-name="ro3">
          <table:table-cell table:formula="of:=[$List_of_3D_Models.A327]" office:value-type="string" office:string-value="CN_SD_Forward_Rivet_tool" calcext:value-type="string">
            <text:p>CN_SD_Forward_Rivet_tool</text:p>
          </table:table-cell>
          <table:table-cell table:formula="of:=[$List_of_3D_Models.B327]" office:value-type="float" office:value="0" calcext:value-type="float">
            <text:p>0</text:p>
          </table:table-cell>
          <table:table-cell table:formula="of:=[$List_of_3D_Models.C327]" office:value-type="float" office:value="3" calcext:value-type="float">
            <text:p>3</text:p>
          </table:table-cell>
          <table:table-cell table:formula="of:=[$List_of_3D_Models.D327]" office:value-type="float" office:value="0.12" calcext:value-type="float">
            <text:p>0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3]*[.F93]" office:value-type="float" office:value="0" calcext:value-type="float">
            <text:p>0</text:p>
          </table:table-cell>
          <table:table-cell table:formula="of:=[.C93]*[.F93]" office:value-type="float" office:value="3" calcext:value-type="float">
            <text:p>3</text:p>
          </table:table-cell>
          <table:table-cell table:formula="of:=[.D93]*[.F93]" office:value-type="float" office:value="0.12" calcext:value-type="float">
            <text:p>0.12</text:p>
          </table:table-cell>
          <table:table-cell table:number-columns-repeated="5"/>
        </table:table-row>
        <table:table-row table:style-name="ro3">
          <table:table-cell table:formula="of:=[$List_of_3D_Models.A328]" office:value-type="string" office:string-value="CN_SD_Forward_suture" calcext:value-type="string">
            <text:p>CN_SD_Forward_suture</text:p>
          </table:table-cell>
          <table:table-cell table:formula="of:=[$List_of_3D_Models.B328]" office:value-type="float" office:value="0" calcext:value-type="float">
            <text:p>0</text:p>
          </table:table-cell>
          <table:table-cell table:formula="of:=[$List_of_3D_Models.C328]" office:value-type="float" office:value="40" calcext:value-type="float">
            <text:p>40</text:p>
          </table:table-cell>
          <table:table-cell table:formula="of:=[$List_of_3D_Models.D328]" office:value-type="float" office:value="1.86" calcext:value-type="float">
            <text:p>1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4]*[.F94]" office:value-type="float" office:value="0" calcext:value-type="float">
            <text:p>0</text:p>
          </table:table-cell>
          <table:table-cell table:formula="of:=[.C94]*[.F94]" office:value-type="float" office:value="40" calcext:value-type="float">
            <text:p>40</text:p>
          </table:table-cell>
          <table:table-cell table:formula="of:=[.D94]*[.F94]" office:value-type="float" office:value="1.86" calcext:value-type="float">
            <text:p>1.86</text:p>
          </table:table-cell>
          <table:table-cell table:number-columns-repeated="5"/>
        </table:table-row>
        <table:table-row table:style-name="ro3">
          <table:table-cell table:formula="of:=[$List_of_3D_Models.A329]" office:value-type="string" office:string-value="CN_SD_Lateral_Left" calcext:value-type="string">
            <text:p>CN_SD_Lateral_Left</text:p>
          </table:table-cell>
          <table:table-cell table:formula="of:=[$List_of_3D_Models.B329]" office:value-type="float" office:value="22" calcext:value-type="float">
            <text:p>22</text:p>
          </table:table-cell>
          <table:table-cell table:formula="of:=[$List_of_3D_Models.C329]" office:value-type="float" office:value="47" calcext:value-type="float">
            <text:p>47</text:p>
          </table:table-cell>
          <table:table-cell table:formula="of:=[$List_of_3D_Models.D329]" office:value-type="float" office:value="78.26" calcext:value-type="float">
            <text:p>78.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5]*[.F95]" office:value-type="float" office:value="22" calcext:value-type="float">
            <text:p>22</text:p>
          </table:table-cell>
          <table:table-cell table:formula="of:=[.C95]*[.F95]" office:value-type="float" office:value="47" calcext:value-type="float">
            <text:p>47</text:p>
          </table:table-cell>
          <table:table-cell table:formula="of:=[.D95]*[.F95]" office:value-type="float" office:value="78.26" calcext:value-type="float">
            <text:p>78.26</text:p>
          </table:table-cell>
          <table:table-cell table:number-columns-repeated="5"/>
        </table:table-row>
        <table:table-row table:style-name="ro3">
          <table:table-cell table:formula="of:=[$List_of_3D_Models.A330]" office:value-type="string" office:string-value="CN_SD_Lateral_Right" calcext:value-type="string">
            <text:p>CN_SD_Lateral_Right</text:p>
          </table:table-cell>
          <table:table-cell table:formula="of:=[$List_of_3D_Models.B330]" office:value-type="float" office:value="22" calcext:value-type="float">
            <text:p>22</text:p>
          </table:table-cell>
          <table:table-cell table:formula="of:=[$List_of_3D_Models.C330]" office:value-type="float" office:value="30" calcext:value-type="float">
            <text:p>30</text:p>
          </table:table-cell>
          <table:table-cell table:formula="of:=[$List_of_3D_Models.D330]" office:value-type="float" office:value="78.23" calcext:value-type="float">
            <text:p>78.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6]*[.F96]" office:value-type="float" office:value="22" calcext:value-type="float">
            <text:p>22</text:p>
          </table:table-cell>
          <table:table-cell table:formula="of:=[.C96]*[.F96]" office:value-type="float" office:value="30" calcext:value-type="float">
            <text:p>30</text:p>
          </table:table-cell>
          <table:table-cell table:formula="of:=[.D96]*[.F96]" office:value-type="float" office:value="78.23" calcext:value-type="float">
            <text:p>78.23</text:p>
          </table:table-cell>
          <table:table-cell table:number-columns-repeated="5"/>
        </table:table-row>
        <table:table-row table:style-name="ro3">
          <table:table-cell table:formula="of:=[$List_of_3D_Models.A331]" office:value-type="string" office:string-value="CN_SD_Letters_CNC" calcext:value-type="string">
            <text:p>CN_SD_Letters_CNC</text:p>
          </table:table-cell>
          <table:table-cell table:formula="of:=[$List_of_3D_Models.B331]" office:value-type="float" office:value="0" calcext:value-type="float">
            <text:p>0</text:p>
          </table:table-cell>
          <table:table-cell table:formula="of:=[$List_of_3D_Models.C331]" office:value-type="float" office:value="11" calcext:value-type="float">
            <text:p>11</text:p>
          </table:table-cell>
          <table:table-cell table:formula="of:=[$List_of_3D_Models.D331]" office:value-type="float" office:value="0.52" calcext:value-type="float">
            <text:p>0.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7]*[.F97]" office:value-type="float" office:value="0" calcext:value-type="float">
            <text:p>0</text:p>
          </table:table-cell>
          <table:table-cell table:formula="of:=[.C97]*[.F97]" office:value-type="float" office:value="11" calcext:value-type="float">
            <text:p>11</text:p>
          </table:table-cell>
          <table:table-cell table:formula="of:=[.D97]*[.F97]" office:value-type="float" office:value="0.52" calcext:value-type="float">
            <text:p>0.52</text:p>
          </table:table-cell>
          <table:table-cell table:number-columns-repeated="5"/>
        </table:table-row>
        <table:table-row table:style-name="ro3">
          <table:table-cell table:formula="of:=[$List_of_3D_Models.A332]" office:value-type="string" office:string-value="CN_SD_Letters_PUMA" calcext:value-type="string">
            <text:p>CN_SD_Letters_PUMA</text:p>
          </table:table-cell>
          <table:table-cell table:formula="of:=[$List_of_3D_Models.B332]" office:value-type="float" office:value="0" calcext:value-type="float">
            <text:p>0</text:p>
          </table:table-cell>
          <table:table-cell table:formula="of:=[$List_of_3D_Models.C332]" office:value-type="float" office:value="15" calcext:value-type="float">
            <text:p>15</text:p>
          </table:table-cell>
          <table:table-cell table:formula="of:=[$List_of_3D_Models.D332]" office:value-type="float" office:value="0.74" calcext:value-type="float">
            <text:p>0.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8]*[.F98]" office:value-type="float" office:value="0" calcext:value-type="float">
            <text:p>0</text:p>
          </table:table-cell>
          <table:table-cell table:formula="of:=[.C98]*[.F98]" office:value-type="float" office:value="15" calcext:value-type="float">
            <text:p>15</text:p>
          </table:table-cell>
          <table:table-cell table:formula="of:=[.D98]*[.F98]" office:value-type="float" office:value="0.74" calcext:value-type="float">
            <text:p>0.74</text:p>
          </table:table-cell>
          <table:table-cell table:number-columns-repeated="5"/>
        </table:table-row>
        <table:table-row table:style-name="ro3">
          <table:table-cell table:formula="of:=[$List_of_3D_Models.A333]" office:value-type="string" office:string-value="CN_SD_T_nut_positioner" calcext:value-type="string">
            <text:p>CN_SD_T_nut_positioner</text:p>
          </table:table-cell>
          <table:table-cell table:formula="of:=[$List_of_3D_Models.B333]" office:value-type="float" office:value="0" calcext:value-type="float">
            <text:p>0</text:p>
          </table:table-cell>
          <table:table-cell table:formula="of:=[$List_of_3D_Models.C333]" office:value-type="float" office:value="4" calcext:value-type="float">
            <text:p>4</text:p>
          </table:table-cell>
          <table:table-cell table:formula="of:=[$List_of_3D_Models.D333]" office:value-type="float" office:value="0.07" calcext:value-type="float">
            <text:p>0.0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B99]*[.F99]" office:value-type="float" office:value="0" calcext:value-type="float">
            <text:p>0</text:p>
          </table:table-cell>
          <table:table-cell table:formula="of:=[.C99]*[.F99]" office:value-type="float" office:value="24" calcext:value-type="float">
            <text:p>24</text:p>
          </table:table-cell>
          <table:table-cell table:formula="of:=[.D99]*[.F99]" office:value-type="float" office:value="0.42" calcext:value-type="float">
            <text:p>0.42</text:p>
          </table:table-cell>
          <table:table-cell table:number-columns-repeated="5"/>
        </table:table-row>
        <table:table-row table:style-name="ro3">
          <table:table-cell table:formula="of:=[$List_of_3D_Models.A334]" office:value-type="string" office:string-value="CN_SD_XMotor_cover_L" calcext:value-type="string">
            <text:p>CN_SD_XMotor_cover_L</text:p>
          </table:table-cell>
          <table:table-cell table:formula="of:=[$List_of_3D_Models.B334]" office:value-type="float" office:value="9" calcext:value-type="float">
            <text:p>9</text:p>
          </table:table-cell>
          <table:table-cell table:formula="of:=[$List_of_3D_Models.C334]" office:value-type="float" office:value="2" calcext:value-type="float">
            <text:p>2</text:p>
          </table:table-cell>
          <table:table-cell table:formula="of:=[$List_of_3D_Models.D334]" office:value-type="float" office:value="36.4" calcext:value-type="float">
            <text:p>36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0]*[.F100]" office:value-type="float" office:value="9" calcext:value-type="float">
            <text:p>9</text:p>
          </table:table-cell>
          <table:table-cell table:formula="of:=[.C100]*[.F100]" office:value-type="float" office:value="2" calcext:value-type="float">
            <text:p>2</text:p>
          </table:table-cell>
          <table:table-cell table:formula="of:=[.D100]*[.F100]" office:value-type="float" office:value="36.4" calcext:value-type="float">
            <text:p>36.4</text:p>
          </table:table-cell>
          <table:table-cell table:number-columns-repeated="5"/>
        </table:table-row>
        <table:table-row table:style-name="ro3">
          <table:table-cell table:formula="of:=[$List_of_3D_Models.A335]" office:value-type="string" office:string-value="CN_SD_XMotor_cover_R" calcext:value-type="string">
            <text:p>CN_SD_XMotor_cover_R</text:p>
          </table:table-cell>
          <table:table-cell table:formula="of:=[$List_of_3D_Models.B335]" office:value-type="float" office:value="9" calcext:value-type="float">
            <text:p>9</text:p>
          </table:table-cell>
          <table:table-cell table:formula="of:=[$List_of_3D_Models.C335]" office:value-type="float" office:value="2" calcext:value-type="float">
            <text:p>2</text:p>
          </table:table-cell>
          <table:table-cell table:formula="of:=[$List_of_3D_Models.D335]" office:value-type="float" office:value="36.4" calcext:value-type="float">
            <text:p>36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1]*[.F101]" office:value-type="float" office:value="9" calcext:value-type="float">
            <text:p>9</text:p>
          </table:table-cell>
          <table:table-cell table:formula="of:=[.C101]*[.F101]" office:value-type="float" office:value="2" calcext:value-type="float">
            <text:p>2</text:p>
          </table:table-cell>
          <table:table-cell table:formula="of:=[.D101]*[.F101]" office:value-type="float" office:value="36.4" calcext:value-type="float">
            <text:p>36.4</text:p>
          </table:table-cell>
          <table:table-cell table:number-columns-repeated="5"/>
        </table:table-row>
        <table:table-row table:style-name="ro3">
          <table:table-cell table:formula="of:=[$List_of_3D_Models.A102]" office:value-type="string" office:string-value="DI_M3_Thumbscrew_short_hex" calcext:value-type="string">
            <text:p>DI_M3_Thumbscrew_short_hex</text:p>
          </table:table-cell>
          <table:table-cell table:formula="of:=[$List_of_3D_Models.B102]" office:value-type="float" office:value="0" calcext:value-type="float">
            <text:p>0</text:p>
          </table:table-cell>
          <table:table-cell table:formula="of:=[$List_of_3D_Models.C102]" office:value-type="float" office:value="8" calcext:value-type="float">
            <text:p>8</text:p>
          </table:table-cell>
          <table:table-cell table:formula="of:=[$List_of_3D_Models.D102]" office:value-type="float" office:value="0.14" calcext:value-type="float">
            <text:p>0.1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02]*[.F102]" office:value-type="float" office:value="0" calcext:value-type="float">
            <text:p>0</text:p>
          </table:table-cell>
          <table:table-cell table:formula="of:=[.C102]*[.F102]" office:value-type="float" office:value="16" calcext:value-type="float">
            <text:p>16</text:p>
          </table:table-cell>
          <table:table-cell table:formula="of:=[.D102]*[.F102]" office:value-type="float" office:value="0.28" calcext:value-type="float">
            <text:p>0.28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5"/>
        </table:table-row>
        <table:table-row table:style-name="ro3">
          <table:table-cell table:number-columns-repeated="9"/>
          <table:table-cell table:formula="of:=SUM([.J6:.J102])*[$Filament_Density.A8]" office:value-type="float" office:value="3521.10849331954" calcext:value-type="float">
            <text:p>3521.10849331954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table:style-name="ce165"/>
          <table:table-cell table:number-columns-repeated="4"/>
          <table:table-cell table:style-name="ce165"/>
        </table:table-row>
        <table:table-row table:style-name="ro3">
          <table:table-cell table:number-columns-repeated="15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5"/>
        </table:table-row>
        <table:table-row table:style-name="ro3">
          <table:table-cell table:style-name="ce163" office:value-type="string" calcext:value-type="string">
            <text:p>Mechanical Motion</text:p>
          </table:table-cell>
          <table:table-cell table:number-columns-repeated="14"/>
        </table:table-row>
        <table:table-row table:style-name="ro3">
          <table:table-cell table:formula="of:=[$Non_Printed_Parts.A154]" office:value-type="string" office:string-value="XY_Table_for_CNC_150_x_210_mm" calcext:value-type="string">
            <text:p>XY_Table_for_CNC_150_x_210_mm</text:p>
          </table:table-cell>
          <table:table-cell/>
          <table:table-cell table:formula="of:=[$Non_Printed_Parts.C154]" office:value-type="float" office:value="4000" calcext:value-type="float">
            <text:p>4000</text:p>
          </table:table-cell>
          <table:table-cell table:formula="of:=[$Non_Printed_Parts.D15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111]*[.F111]"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table:formula="of:=[$Non_Printed_Parts.A155]" office:value-type="string" office:string-value="Z_Mechanism_LZ60-2_for_CNC" calcext:value-type="string">
            <text:p>Z_Mechanism_LZ60-2_for_CNC</text:p>
          </table:table-cell>
          <table:table-cell/>
          <table:table-cell table:formula="of:=[$Non_Printed_Parts.C155]" office:value-type="float" office:value="390" calcext:value-type="float">
            <text:p>390</text:p>
          </table:table-cell>
          <table:table-cell table:formula="of:=[$Non_Printed_Parts.D155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112]*[.F112]" office:value-type="float" office:value="390" calcext:value-type="float">
            <text:p>390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163" office:value-type="string" calcext:value-type="string">
            <text:p>X-Axis Drive</text:p>
          </table:table-cell>
          <table:table-cell table:number-columns-repeated="1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/>
          <table:table-cell table:formula="of:=[$Non_Printed_Parts.C27]" office:value-type="float" office:value="0.875" calcext:value-type="float">
            <text:p>0.8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15]*[.F115]" office:value-type="float" office:value="1.75" calcext:value-type="float">
            <text:p>1.75</text:p>
          </table:table-cell>
          <table:table-cell office:value-type="string" calcext:value-type="string">
            <text:p>Mounting the undertable ring to the bracket - 2x M3 x 10 mm socket cap</text:p>
          </table:table-cell>
          <table:table-cell table:number-columns-repeated="4"/>
        </table:table-row>
        <table:table-row table:style-name="ro3">
          <table:table-cell table:formula="of:=[$Non_Printed_Parts.A48]" office:value-type="string" office:string-value="M4_Pozi_Pan_Head_Machine_Screw_DIN7985_25mm_long" calcext:value-type="string">
            <text:p>M4_Pozi_Pan_Head_Machine_Screw_DIN7985_25mm_long</text:p>
          </table:table-cell>
          <table:table-cell/>
          <table:table-cell table:formula="of:=[$Non_Printed_Parts.C48]" office:value-type="float" office:value="2.8" calcext:value-type="float">
            <text:p>2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16]*[.F116]" office:value-type="float" office:value="5.6" calcext:value-type="float">
            <text:p>5.6</text:p>
          </table:table-cell>
          <table:table-cell office:value-type="string" calcext:value-type="string">
            <text:p>Mounting the bracket to the table: 2x M4 x 25 Pozi-pan</text:p>
          </table:table-cell>
          <table:table-cell table:number-columns-repeated="4"/>
        </table:table-row>
        <table:table-row table:style-name="ro3">
          <table:table-cell table:formula="of:=[$Non_Printed_Parts.A47]" office:value-type="string" office:string-value="M4_Pozi_Pan_Head_Machine_Screw_DIN7985_20mm_long" calcext:value-type="string">
            <text:p>M4_Pozi_Pan_Head_Machine_Screw_DIN7985_20mm_long</text:p>
          </table:table-cell>
          <table:table-cell/>
          <table:table-cell table:formula="of:=[$Non_Printed_Parts.C47]" office:value-type="float" office:value="2.5" calcext:value-type="float">
            <text:p>2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17]*[.F117]" office:value-type="float" office:value="10" calcext:value-type="float">
            <text:p>10</text:p>
          </table:table-cell>
          <table:table-cell office:value-type="string" calcext:value-type="string">
            <text:p>Mounting the X limit switch sarcophagi to the XY table</text:p>
          </table:table-cell>
          <table:table-cell table:number-columns-repeated="4"/>
        </table:table-row>
        <table:table-row table:style-name="ro3">
          <table:table-cell table:formula="of:=[$Non_Printed_Parts.A43]" office:value-type="string" office:string-value="M4_Pozi_Pan_Head_Machine_Screw_DIN7985_10mm_long" calcext:value-type="string">
            <text:p>M4_Pozi_Pan_Head_Machine_Screw_DIN7985_10mm_long</text:p>
          </table:table-cell>
          <table:table-cell/>
          <table:table-cell table:formula="of:=[$Non_Printed_Parts.C43]" office:value-type="float" office:value="1.6" calcext:value-type="float">
            <text:p>1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18]*[.F118]" office:value-type="float" office:value="3.2" calcext:value-type="float">
            <text:p>3.2</text:p>
          </table:table-cell>
          <table:table-cell office:value-type="string" calcext:value-type="string">
            <text:p>Mounting the X probes for the limit switches</text:p>
          </table:table-cell>
          <table:table-cell table:number-columns-repeated="4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19]*[.F119]" office:value-type="float" office:value="1.5" calcext:value-type="float">
            <text:p>1.5</text:p>
          </table:table-cell>
          <table:table-cell office:value-type="string" calcext:value-type="string">
            <text:p>Mounting the X probes for the limit switches</text:p>
          </table:table-cell>
          <table:table-cell table:number-columns-repeated="4"/>
        </table:table-row>
        <table:table-row table:style-name="ro3">
          <table:table-cell table:formula="of:=[$Non_Printed_Parts.A28]" office:value-type="string" office:string-value="M3_Allen_Bolt_Socket_Cap_DIN912_12mm_long" calcext:value-type="string">
            <text:p>M3_Allen_Bolt_Socket_Cap_DIN912_12mm_long</text:p>
          </table:table-cell>
          <table:table-cell/>
          <table:table-cell table:formula="of:=[$Non_Printed_Parts.C28]" office:value-type="float" office:value="0.9333" calcext:value-type="float">
            <text:p>0.93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20]*[.F120]" office:value-type="float" office:value="3.7332" calcext:value-type="float">
            <text:p>3.7332</text:p>
          </table:table-cell>
          <table:table-cell office:value-type="string" calcext:value-type="string">
            <text:p>Mounting the motor to the bracket: 4x M3 x 12 mm socket cap</text:p>
          </table:table-cell>
          <table:table-cell table:number-columns-repeated="4"/>
        </table:table-row>
        <table:table-row table:style-name="ro3">
          <table:table-cell table:formula="of:=[$Non_Printed_Parts.A64]" office:value-type="string" office:string-value="M6_Pozi_Pan_screw_Fully_Threaded_16mm_long" calcext:value-type="string">
            <text:p>M6_Pozi_Pan_screw_Fully_Threaded_16mm_long</text:p>
          </table:table-cell>
          <table:table-cell/>
          <table:table-cell table:formula="of:=[$Non_Printed_Parts.C64]" office:value-type="float" office:value="5.6" calcext:value-type="float">
            <text:p>5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21]*[.F121]" office:value-type="float" office:value="11.2" calcext:value-type="float">
            <text:p>11.2</text:p>
          </table:table-cell>
          <table:table-cell office:value-type="string" calcext:value-type="string">
            <text:p>Mounting the counterweight chambre to the table: 2x M6 x 16 mm Pozi-pan</text:p>
          </table:table-cell>
          <table:table-cell table:number-columns-repeated="4"/>
        </table:table-row>
        <table:table-row table:style-name="ro3">
          <table:table-cell table:formula="of:=[$Non_Printed_Parts.A31]" office:value-type="string" office:string-value="M3_Allen_Bolt_Socket_Cap_DIN912_50mm_long" calcext:value-type="string">
            <text:p>M3_Allen_Bolt_Socket_Cap_DIN912_50mm_long</text:p>
          </table:table-cell>
          <table:table-cell/>
          <table:table-cell table:formula="of:=[$Non_Printed_Parts.C31]" office:value-type="float" office:value="2.9" calcext:value-type="float">
            <text:p>2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22]*[.F122]" office:value-type="float" office:value="2.9" calcext:value-type="float">
            <text:p>2.9</text:p>
          </table:table-cell>
          <table:table-cell office:value-type="string" calcext:value-type="string">
            <text:p>Rachis bolts: M3 x 50 mm partially threaded socket cap bolt.</text:p>
          </table:table-cell>
          <table:table-cell table:number-columns-repeated="4"/>
        </table:table-row>
        <table:table-row table:style-name="ro3">
          <table:table-cell table:formula="of:=[$Non_Printed_Parts.A86]" office:value-type="string" office:string-value="M6_Washer_Flat_FormA_DIN125" calcext:value-type="string">
            <text:p>M6_Washer_Flat_FormA_DIN125</text:p>
          </table:table-cell>
          <table:table-cell/>
          <table:table-cell table:formula="of:=[$Non_Printed_Parts.C86]" office:value-type="float" office:value="0.9" calcext:value-type="float">
            <text:p>0.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23]*[.F123]" office:value-type="float" office:value="1.8" calcext:value-type="float">
            <text:p>1.8</text:p>
          </table:table-cell>
          <table:table-cell office:value-type="string" calcext:value-type="string">
            <text:p>All the above screws used washers of the appropriate size.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C124]*[.F124]" office:value-type="float" office:value="2.08" calcext:value-type="float">
            <text:p>2.08</text:p>
          </table:table-cell>
          <table:table-cell table:number-columns-repeated="5"/>
        </table:table-row>
        <table:table-row table:style-name="ro3">
          <table:table-cell table:formula="of:=[$Non_Printed_Parts.A84]" office:value-type="string" office:string-value="M3_Washer_Flat_FormA_DIN125" calcext:value-type="string">
            <text:p>M3_Washer_Flat_FormA_DIN125</text:p>
          </table:table-cell>
          <table:table-cell/>
          <table:table-cell table:formula="of:=[$Non_Printed_Parts.C84]" office:value-type="float" office:value="0.075" calcext:value-type="float">
            <text:p>0.0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table:formula="of:=[.C125]*[.F125]" office:value-type="float" office:value="0.525" calcext:value-type="float">
            <text:p>0.525</text:p>
          </table:table-cell>
          <table:table-cell table:number-columns-repeated="5"/>
        </table:table-row>
        <table:table-row table:style-name="ro3">
          <table:table-cell table:formula="of:=[$Non_Printed_Parts.A135]" office:value-type="string" office:string-value="Counterweight_for_XY_Table_of_CNC_Stage" calcext:value-type="string">
            <text:p>Counterweight_for_XY_Table_of_CNC_Stage</text:p>
          </table:table-cell>
          <table:table-cell/>
          <table:table-cell table:formula="of:=[$Non_Printed_Parts.C135]" office:value-type="float" office:value="268" calcext:value-type="float">
            <text:p>2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26]*[.F126]" office:value-type="float" office:value="268" calcext:value-type="float">
            <text:p>268</text:p>
          </table:table-cell>
          <table:table-cell table:number-columns-repeated="5"/>
        </table:table-row>
        <table:table-row table:style-name="ro3">
          <table:table-cell table:formula="of:=[$Non_Printed_Parts.A136]" office:value-type="string" office:string-value="NEMA11_Stepper_with_Gearbox_1.518:1_Ratio" calcext:value-type="string">
            <text:p>NEMA11_Stepper_with_Gearbox_1.518:1_Ratio</text:p>
          </table:table-cell>
          <table:table-cell/>
          <table:table-cell table:formula="of:=[$Non_Printed_Parts.C136]" office:value-type="float" office:value="240" calcext:value-type="float">
            <text:p>2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27]*[.F127]" office:value-type="float" office:value="240" calcext:value-type="float">
            <text:p>240</text:p>
          </table:table-cell>
          <table:table-cell table:number-columns-repeated="5"/>
        </table:table-row>
        <table:table-row table:style-name="ro3">
          <table:table-cell table:formula="of:=[$Non_Printed_Parts.A137]" office:value-type="string" office:string-value="DM320T_Digital_Stepper_Driver_Unit" calcext:value-type="string">
            <text:p>DM320T_Digital_Stepper_Driver_Unit</text:p>
          </table:table-cell>
          <table:table-cell/>
          <table:table-cell table:formula="of:=[$Non_Printed_Parts.C137]" office:value-type="float" office:value="90" calcext:value-type="float">
            <text:p>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28]*[.F128]" office:value-type="float" office:value="90" calcext:value-type="float">
            <text:p>90</text:p>
          </table:table-cell>
          <table:table-cell table:number-columns-repeated="5"/>
        </table:table-row>
        <table:table-row table:style-name="ro3">
          <table:table-cell table:formula="of:=[$Non_Printed_Parts.A138]" office:value-type="string" office:string-value="Rigid_shaft_coupler_14mmDia_6mm_to_7mm" calcext:value-type="string">
            <text:p>Rigid_shaft_coupler_14mmDia_6mm_to_7mm</text:p>
          </table:table-cell>
          <table:table-cell/>
          <table:table-cell table:formula="of:=[$Non_Printed_Parts.C138]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29]*[.F129]" office:value-type="float" office:value="8" calcext:value-type="float">
            <text:p>8</text:p>
          </table:table-cell>
          <table:table-cell office:value-type="string" calcext:value-type="string">
            <text:p>Coupling the motor to the XY table</text:p>
          </table:table-cell>
          <table:table-cell table:number-columns-repeated="4"/>
        </table:table-row>
        <table:table-row table:style-name="ro3">
          <table:table-cell table:formula="of:=[$Non_Printed_Parts.A141]" office:value-type="string" office:string-value="Teflon_PTFE_Washer_OD12mm_ID7mm_thickness1mm" calcext:value-type="string">
            <text:p>Teflon_PTFE_Washer_OD12mm_ID7mm_thickness1mm</text:p>
          </table:table-cell>
          <table:table-cell/>
          <table:table-cell table:formula="of:=[$Non_Printed_Parts.C141]"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30]*[.F130]" office:value-type="float" office:value="0.2" calcext:value-type="float">
            <text:p>0.2</text:p>
          </table:table-cell>
          <table:table-cell office:value-type="string" calcext:value-type="string">
            <text:p>Coupling the motor to the XY table</text:p>
          </table:table-cell>
          <table:table-cell table:number-columns-repeated="4"/>
        </table:table-row>
        <table:table-row table:style-name="ro3">
          <table:table-cell table:formula="of:=[$Non_Printed_Parts.A142]" office:value-type="string" office:string-value="ManganeseSteel_WaveSpringCrinkle_Washer_M8" calcext:value-type="string">
            <text:p>ManganeseSteel_WaveSpringCrinkle_Washer_M8</text:p>
          </table:table-cell>
          <table:table-cell/>
          <table:table-cell table:formula="of:=[$Non_Printed_Parts.C142]" office:value-type="float" office:value="0.1" calcext:value-type="float">
            <text:p>0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31]*[.F131]" office:value-type="float" office:value="0.1" calcext:value-type="float">
            <text:p>0.1</text:p>
          </table:table-cell>
          <table:table-cell table:number-columns-repeated="5"/>
        </table:table-row>
        <table:table-row table:style-name="ro3">
          <table:table-cell table:formula="of:=[$Non_Printed_Parts.A139]" office:value-type="string" office:string-value="Optical_endstop_sensor_limit_switch" calcext:value-type="string">
            <text:p>Optical_endstop_sensor_limit_switch</text:p>
          </table:table-cell>
          <table:table-cell/>
          <table:table-cell table:formula="of:=[$Non_Printed_Parts.C139]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32]*[.F132]" office:value-type="float" office:value="22" calcext:value-type="float">
            <text:p>22</text:p>
          </table:table-cell>
          <table:table-cell table:number-columns-repeated="5"/>
        </table:table-row>
        <table:table-row table:style-name="ro3">
          <table:table-cell table:formula="of:=[$Non_Printed_Parts.A22]" office:value-type="string" office:string-value="M2_Allen_Bolt_Socket_Cap_DIN912_12mm_long" calcext:value-type="string">
            <text:p>M2_Allen_Bolt_Socket_Cap_DIN912_12mm_long</text:p>
          </table:table-cell>
          <table:table-cell/>
          <table:table-cell table:formula="of:=[$Non_Printed_Parts.C22]" office:value-type="float" office:value="0.35" calcext:value-type="float">
            <text:p>0.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33]*[.F133]" office:value-type="float" office:value="1.4" calcext:value-type="float">
            <text:p>1.4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formula="of:=[$Non_Printed_Parts.A75]" office:value-type="string" office:string-value="M2_Full_Nut" calcext:value-type="string">
            <text:p>M2_Full_Nut</text:p>
          </table:table-cell>
          <table:table-cell/>
          <table:table-cell table:formula="of:=[$Non_Printed_Parts.C75]" office:value-type="float" office:value="0.11" calcext:value-type="float">
            <text:p>0.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34]*[.F134]" office:value-type="float" office:value="0.44" calcext:value-type="float">
            <text:p>0.44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formula="of:=[$Non_Printed_Parts.A83]" office:value-type="string" office:string-value="M2_Washer_Flat_FormA_DIN125" calcext:value-type="string">
            <text:p>M2_Washer_Flat_FormA_DIN125</text:p>
          </table:table-cell>
          <table:table-cell/>
          <table:table-cell table:formula="of:=[$Non_Printed_Parts.C83]" office:value-type="float" office:value="0.03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35]*[.F135]" office:value-type="float" office:value="0.12" calcext:value-type="float">
            <text:p>0.12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number-columns-repeated="15"/>
        </table:table-row>
        <table:table-row table:style-name="ro3">
          <table:table-cell table:style-name="ce163" office:value-type="string" calcext:value-type="string">
            <text:p>Y-Axis Drive</text:p>
          </table:table-cell>
          <table:table-cell table:number-columns-repeated="1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/>
          <table:table-cell table:formula="of:=[$Non_Printed_Parts.C27]" office:value-type="float" office:value="0.875" calcext:value-type="float">
            <text:p>0.8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38]*[.F138]" office:value-type="float" office:value="1.75" calcext:value-type="float">
            <text:p>1.75</text:p>
          </table:table-cell>
          <table:table-cell office:value-type="string" calcext:value-type="string">
            <text:p>Mounting the undertable ring to the bracket - 2x M3 x 10 mm socket cap</text:p>
          </table:table-cell>
          <table:table-cell table:number-columns-repeated="4"/>
        </table:table-row>
        <table:table-row table:style-name="ro3">
          <table:table-cell table:formula="of:=[$Non_Printed_Parts.A13]" office:value-type="string" office:string-value="M4_CSK_Allen_Bolt_20mm_long" calcext:value-type="string">
            <text:p>M4_CSK_Allen_Bolt_20mm_long</text:p>
          </table:table-cell>
          <table:table-cell/>
          <table:table-cell table:formula="of:=[$Non_Printed_Parts.C13]" office:value-type="float" office:value="1.9" calcext:value-type="float">
            <text:p>1.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39]*[.F139]" office:value-type="float" office:value="7.6" calcext:value-type="float">
            <text:p>7.6</text:p>
          </table:table-cell>
          <table:table-cell office:value-type="string" calcext:value-type="string">
            <text:p>Mounting the bracket to the table: 2x M4 x 20 countersunk socket cap</text:p>
          </table:table-cell>
          <table:table-cell table:number-columns-repeated="4"/>
        </table:table-row>
        <table:table-row table:style-name="ro3">
          <table:table-cell table:formula="of:=[$Non_Printed_Parts.A28]" office:value-type="string" office:string-value="M3_Allen_Bolt_Socket_Cap_DIN912_12mm_long" calcext:value-type="string">
            <text:p>M3_Allen_Bolt_Socket_Cap_DIN912_12mm_long</text:p>
          </table:table-cell>
          <table:table-cell/>
          <table:table-cell table:formula="of:=[$Non_Printed_Parts.C28]" office:value-type="float" office:value="0.9333" calcext:value-type="float">
            <text:p>0.93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40]*[.F140]" office:value-type="float" office:value="3.7332" calcext:value-type="float">
            <text:p>3.7332</text:p>
          </table:table-cell>
          <table:table-cell office:value-type="string" calcext:value-type="string">
            <text:p>Mounting the motor to the bracket: 4x M3 x 12 mm socket cap</text:p>
          </table:table-cell>
          <table:table-cell table:number-columns-repeated="4"/>
        </table:table-row>
        <table:table-row table:style-name="ro3">
          <table:table-cell table:formula="of:=[$Non_Printed_Parts.A64]" office:value-type="string" office:string-value="M6_Pozi_Pan_screw_Fully_Threaded_16mm_long" calcext:value-type="string">
            <text:p>M6_Pozi_Pan_screw_Fully_Threaded_16mm_long</text:p>
          </table:table-cell>
          <table:table-cell/>
          <table:table-cell table:formula="of:=[$Non_Printed_Parts.C64]" office:value-type="float" office:value="5.6" calcext:value-type="float">
            <text:p>5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41]*[.F141]" office:value-type="float" office:value="11.2" calcext:value-type="float">
            <text:p>11.2</text:p>
          </table:table-cell>
          <table:table-cell office:value-type="string" calcext:value-type="string">
            <text:p>Mounting the nemesh to the bracket: 2x M4 x 20 countersunk socket cap</text:p>
          </table:table-cell>
          <table:table-cell table:number-columns-repeated="4"/>
        </table:table-row>
        <table:table-row table:style-name="ro3">
          <table:table-cell table:formula="of:=[$Non_Printed_Parts.A29]" office:value-type="string" office:string-value="M3_Allen_Bolt_Socket_Cap_DIN912_14mm_long" calcext:value-type="string">
            <text:p>M3_Allen_Bolt_Socket_Cap_DIN912_14mm_long</text:p>
          </table:table-cell>
          <table:table-cell/>
          <table:table-cell table:formula="of:=[$Non_Printed_Parts.C29]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42]*[.F142]" office:value-type="float" office:value="4" calcext:value-type="float">
            <text:p>4</text:p>
          </table:table-cell>
          <table:table-cell office:value-type="string" calcext:value-type="string">
            <text:p>Mounting the PTFE tubes to the nemesh: 2x M6 x16 mm Pozi-pan</text:p>
          </table:table-cell>
          <table:table-cell table:number-columns-repeated="4"/>
        </table:table-row>
        <table:table-row table:style-name="ro3">
          <table:table-cell table:formula="of:=[$Non_Printed_Parts.A84]" office:value-type="string" office:string-value="M3_Washer_Flat_FormA_DIN125" calcext:value-type="string">
            <text:p>M3_Washer_Flat_FormA_DIN125</text:p>
          </table:table-cell>
          <table:table-cell/>
          <table:table-cell table:formula="of:=[$Non_Printed_Parts.C84]" office:value-type="float" office:value="0.075" calcext:value-type="float">
            <text:p>0.0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formula="of:=[.C143]*[.F143]" office:value-type="float" office:value="0.75" calcext:value-type="float">
            <text:p>0.75</text:p>
          </table:table-cell>
          <table:table-cell office:value-type="string" calcext:value-type="string">
            <text:p>Mounting the limit switch sarcophagi to the base: 4x Screws as appropriate to the base material. Diameter between 3.5 and 4 mm.</text:p>
          </table:table-cell>
          <table:table-cell table:number-columns-repeated="4"/>
        </table:table-row>
        <table:table-row table:style-name="ro3">
          <table:table-cell table:formula="of:=[$Non_Printed_Parts.A136]" office:value-type="string" office:string-value="NEMA11_Stepper_with_Gearbox_1.518:1_Ratio" calcext:value-type="string">
            <text:p>NEMA11_Stepper_with_Gearbox_1.518:1_Ratio</text:p>
          </table:table-cell>
          <table:table-cell/>
          <table:table-cell table:formula="of:=[$Non_Printed_Parts.C136]" office:value-type="float" office:value="240" calcext:value-type="float">
            <text:p>2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44]*[.F144]" office:value-type="float" office:value="240" calcext:value-type="float">
            <text:p>240</text:p>
          </table:table-cell>
          <table:table-cell office:value-type="string" calcext:value-type="string">
            <text:p>All the above M3 mounts used washers. No washers used for the PFTE fixing M6 Pozi-pan screws (or any of the countersunk screws).</text:p>
          </table:table-cell>
          <table:table-cell table:number-columns-repeated="4"/>
        </table:table-row>
        <table:table-row table:style-name="ro3">
          <table:table-cell table:formula="of:=[$Non_Printed_Parts.A137]" office:value-type="string" office:string-value="DM320T_Digital_Stepper_Driver_Unit" calcext:value-type="string">
            <text:p>DM320T_Digital_Stepper_Driver_Unit</text:p>
          </table:table-cell>
          <table:table-cell/>
          <table:table-cell table:formula="of:=[$Non_Printed_Parts.C137]" office:value-type="float" office:value="90" calcext:value-type="float">
            <text:p>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45]*[.F145]" office:value-type="float" office:value="90" calcext:value-type="float">
            <text:p>90</text:p>
          </table:table-cell>
          <table:table-cell table:number-columns-repeated="5"/>
        </table:table-row>
        <table:table-row table:style-name="ro3">
          <table:table-cell table:formula="of:=[$Non_Printed_Parts.A138]" office:value-type="string" office:string-value="Rigid_shaft_coupler_14mmDia_6mm_to_7mm" calcext:value-type="string">
            <text:p>Rigid_shaft_coupler_14mmDia_6mm_to_7mm</text:p>
          </table:table-cell>
          <table:table-cell/>
          <table:table-cell table:formula="of:=[$Non_Printed_Parts.C138]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46]*[.F146]"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table:formula="of:=[$Non_Printed_Parts.A141]" office:value-type="string" office:string-value="Teflon_PTFE_Washer_OD12mm_ID7mm_thickness1mm" calcext:value-type="string">
            <text:p>Teflon_PTFE_Washer_OD12mm_ID7mm_thickness1mm</text:p>
          </table:table-cell>
          <table:table-cell/>
          <table:table-cell table:formula="of:=[$Non_Printed_Parts.C141]"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47]*[.F147]" office:value-type="float" office:value="0.2" calcext:value-type="float">
            <text:p>0.2</text:p>
          </table:table-cell>
          <table:table-cell office:value-type="string" calcext:value-type="string">
            <text:p>Coupling the motor to the XY table</text:p>
          </table:table-cell>
          <table:table-cell table:number-columns-repeated="4"/>
        </table:table-row>
        <table:table-row table:style-name="ro3">
          <table:table-cell table:formula="of:=[$Non_Printed_Parts.A142]" office:value-type="string" office:string-value="ManganeseSteel_WaveSpringCrinkle_Washer_M8" calcext:value-type="string">
            <text:p>ManganeseSteel_WaveSpringCrinkle_Washer_M8</text:p>
          </table:table-cell>
          <table:table-cell/>
          <table:table-cell table:formula="of:=[$Non_Printed_Parts.C142]" office:value-type="float" office:value="0.1" calcext:value-type="float">
            <text:p>0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48]*[.F148]" office:value-type="float" office:value="0.1" calcext:value-type="float">
            <text:p>0.1</text:p>
          </table:table-cell>
          <table:table-cell office:value-type="string" calcext:value-type="string">
            <text:p>Coupling the motor to the XY table</text:p>
          </table:table-cell>
          <table:table-cell table:number-columns-repeated="4"/>
        </table:table-row>
        <table:table-row table:style-name="ro3">
          <table:table-cell table:formula="of:=[$Non_Printed_Parts.A139]" office:value-type="string" office:string-value="Optical_endstop_sensor_limit_switch" calcext:value-type="string">
            <text:p>Optical_endstop_sensor_limit_switch</text:p>
          </table:table-cell>
          <table:table-cell/>
          <table:table-cell table:formula="of:=[$Non_Printed_Parts.C139]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49]*[.F149]" office:value-type="float" office:value="22" calcext:value-type="float">
            <text:p>22</text:p>
          </table:table-cell>
          <table:table-cell table:number-columns-repeated="5"/>
        </table:table-row>
        <table:table-row table:style-name="ro3">
          <table:table-cell table:formula="of:=[$Non_Printed_Parts.A111]" office:value-type="string" office:string-value="PTFE_Ferrule_8mmOD_6mmID_5mmLong" calcext:value-type="string">
            <text:p>PTFE_Ferrule_8mmOD_6mmID_5mmLong</text:p>
          </table:table-cell>
          <table:table-cell/>
          <table:table-cell table:formula="of:=[$Non_Printed_Parts.C111]" office:value-type="float" office:value="0.5" calcext:value-type="float">
            <text:p>0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50]*[.F150]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formula="of:=[$Non_Printed_Parts.A22]" office:value-type="string" office:string-value="M2_Allen_Bolt_Socket_Cap_DIN912_12mm_long" calcext:value-type="string">
            <text:p>M2_Allen_Bolt_Socket_Cap_DIN912_12mm_long</text:p>
          </table:table-cell>
          <table:table-cell/>
          <table:table-cell table:formula="of:=[$Non_Printed_Parts.C22]" office:value-type="float" office:value="0.35" calcext:value-type="float">
            <text:p>0.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51]*[.F151]" office:value-type="float" office:value="1.4" calcext:value-type="float">
            <text:p>1.4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formula="of:=[$Non_Printed_Parts.A75]" office:value-type="string" office:string-value="M2_Full_Nut" calcext:value-type="string">
            <text:p>M2_Full_Nut</text:p>
          </table:table-cell>
          <table:table-cell/>
          <table:table-cell table:formula="of:=[$Non_Printed_Parts.C75]" office:value-type="float" office:value="0.11" calcext:value-type="float">
            <text:p>0.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52]*[.F152]" office:value-type="float" office:value="0.44" calcext:value-type="float">
            <text:p>0.44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formula="of:=[$Non_Printed_Parts.A83]" office:value-type="string" office:string-value="M2_Washer_Flat_FormA_DIN125" calcext:value-type="string">
            <text:p>M2_Washer_Flat_FormA_DIN125</text:p>
          </table:table-cell>
          <table:table-cell/>
          <table:table-cell table:formula="of:=[$Non_Printed_Parts.C83]" office:value-type="float" office:value="0.03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53]*[.F153]" office:value-type="float" office:value="0.12" calcext:value-type="float">
            <text:p>0.12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number-columns-repeated="15"/>
        </table:table-row>
        <table:table-row table:style-name="ro3">
          <table:table-cell table:style-name="ce163" office:value-type="string" calcext:value-type="string">
            <text:p>Z-Axis Drive</text:p>
          </table:table-cell>
          <table:table-cell table:number-columns-repeated="14"/>
        </table:table-row>
        <table:table-row table:style-name="ro3">
          <table:table-cell table:style-name="ce77" table:formula="of:=[$Non_Printed_Parts.A28]" office:value-type="string" office:string-value="M3_Allen_Bolt_Socket_Cap_DIN912_12mm_long" calcext:value-type="string">
            <text:p>M3_Allen_Bolt_Socket_Cap_DIN912_12mm_long</text:p>
          </table:table-cell>
          <table:table-cell table:style-name="ce77"/>
          <table:table-cell table:style-name="ce77" table:formula="of:=[$Non_Printed_Parts.C28]" office:value-type="float" office:value="0.9333" calcext:value-type="float">
            <text:p>0.93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56]*[.F156]" office:value-type="float" office:value="3.7332" calcext:value-type="float">
            <text:p>3.7332</text:p>
          </table:table-cell>
          <table:table-cell office:value-type="string" calcext:value-type="string">
            <text:p>Mounting the motor to the syringe plunger: 4x M3 x 12 mm socket cap</text:p>
          </table:table-cell>
          <table:table-cell table:number-columns-repeated="4"/>
        </table:table-row>
        <table:table-row table:style-name="ro3">
          <table:table-cell table:formula="of:=[$Non_Printed_Parts.A33]" office:value-type="string" office:string-value="M4_Allen_Bolt_Socket_Cap_DIN912_14mm_long" calcext:value-type="string">
            <text:p>M4_Allen_Bolt_Socket_Cap_DIN912_14mm_long</text:p>
          </table:table-cell>
          <table:table-cell/>
          <table:table-cell table:formula="of:=[$Non_Printed_Parts.C33]" office:value-type="float" office:value="1.9" calcext:value-type="float">
            <text:p>1.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C157]*[.F157]" office:value-type="float" office:value="15.2" calcext:value-type="float">
            <text:p>15.2</text:p>
          </table:table-cell>
          <table:table-cell office:value-type="string" calcext:value-type="string">
            <text:p>Mounting the LZ60-2 to its base (4), mounting the Z-limit apparatus (2), mounting the syringe (2)</text:p>
          </table:table-cell>
          <table:table-cell table:number-columns-repeated="4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table:formula="of:=[.C158]*[.F158]" office:value-type="float" office:value="9.75" calcext:value-type="float">
            <text:p>9.75</text:p>
          </table:table-cell>
          <table:table-cell office:value-type="string" calcext:value-type="string">
            <text:p>For fixings in the base parts</text:p>
          </table:table-cell>
          <table:table-cell table:number-columns-repeated="4"/>
        </table:table-row>
        <table:table-row table:style-name="ro3">
          <table:table-cell table:formula="of:=[$Non_Printed_Parts.A35]" office:value-type="string" office:string-value="M3_Grub_Screw_Cup_point_Hex_socket_DIN916_5mm_long" calcext:value-type="string">
            <text:p>M3_Grub_Screw_Cup_point_Hex_socket_DIN916_5mm_long</text:p>
          </table:table-cell>
          <table:table-cell/>
          <table:table-cell table:formula="of:=[$Non_Printed_Parts.C35]" office:value-type="float" office:value="0.15" calcext:value-type="float">
            <text:p>0.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59]*[.F159]" office:value-type="float" office:value="0.3" calcext:value-type="float">
            <text:p>0.3</text:p>
          </table:table-cell>
          <table:table-cell office:value-type="string" calcext:value-type="string">
            <text:p>One for the Z probe and one for the Z coupler</text:p>
          </table:table-cell>
          <table:table-cell table:number-columns-repeated="4"/>
        </table:table-row>
        <table:table-row table:style-name="ro3">
          <table:table-cell table:formula="of:=[$Non_Printed_Parts.A36]" office:value-type="string" office:string-value="M4_Grub_Screw_Cup_point_Hex_socket_DIN916_5mm_long" calcext:value-type="string">
            <text:p>M4_Grub_Screw_Cup_point_Hex_socket_DIN916_5mm_long</text:p>
          </table:table-cell>
          <table:table-cell/>
          <table:table-cell table:formula="of:=[$Non_Printed_Parts.C36]" office:value-type="float" office:value="0.276" calcext:value-type="float">
            <text:p>0.2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60]*[.F160]" office:value-type="float" office:value="0.276" calcext:value-type="float">
            <text:p>0.276</text:p>
          </table:table-cell>
          <table:table-cell office:value-type="string" calcext:value-type="string">
            <text:p>For the Z coupler</text:p>
          </table:table-cell>
          <table:table-cell table:number-columns-repeated="4"/>
        </table:table-row>
        <table:table-row table:style-name="ro3">
          <table:table-cell table:formula="of:=[$Non_Printed_Parts.A52]" office:value-type="string" office:string-value="M6_Hex_Head_Bolt_Fully_Threaded_16mm_long" calcext:value-type="string">
            <text:p>M6_Hex_Head_Bolt_Fully_Threaded_16mm_long</text:p>
          </table:table-cell>
          <table:table-cell/>
          <table:table-cell table:formula="of:=[$Non_Printed_Parts.C52]" office:value-type="float" office:value="5.3" calcext:value-type="float">
            <text:p>5.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C161]*[.F161]" office:value-type="float" office:value="42.4" calcext:value-type="float">
            <text:p>42.4</text:p>
          </table:table-cell>
          <table:table-cell office:value-type="string" calcext:value-type="string">
            <text:p>Mounting the mounts for the LZ60-2 and syringe to the XY table (4 each)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62]*[.F162]" office:value-type="float" office:value="1.2" calcext:value-type="float">
            <text:p>1.2</text:p>
          </table:table-cell>
          <table:table-cell office:value-type="string" calcext:value-type="string">
            <text:p>Counterbalance nuts (including for the two thumbcrews)</text:p>
          </table:table-cell>
          <table:table-cell table:number-columns-repeated="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63]*[.F163]" office:value-type="float" office:value="1.6" calcext:value-type="float">
            <text:p>1.6</text:p>
          </table:table-cell>
          <table:table-cell office:value-type="string" calcext:value-type="string">
            <text:p>Counterbalance thumbscrews</text:p>
          </table:table-cell>
          <table:table-cell table:number-columns-repeated="4"/>
        </table:table-row>
        <table:table-row table:style-name="ro3">
          <table:table-cell table:formula="of:=[$Non_Printed_Parts.A111]" office:value-type="string" office:string-value="PTFE_Ferrule_8mmOD_6mmID_5mmLong" calcext:value-type="string">
            <text:p>PTFE_Ferrule_8mmOD_6mmID_5mmLong</text:p>
          </table:table-cell>
          <table:table-cell/>
          <table:table-cell table:formula="of:=[$Non_Printed_Parts.C111]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64]*[.F164]" office:value-type="float" office:value="0.5" calcext:value-type="float">
            <text:p>0.5</text:p>
          </table:table-cell>
          <table:table-cell office:value-type="string" calcext:value-type="string">
            <text:p>Counterbalance system</text:p>
          </table:table-cell>
          <table:table-cell table:number-columns-repeated="4"/>
        </table:table-row>
        <table:table-row table:style-name="ro3">
          <table:table-cell table:formula="of:=[$Non_Printed_Parts.A140]" office:value-type="string" office:string-value="PTFE_Bowden_tube_ID2_OD4_43mm_long" calcext:value-type="string">
            <text:p>PTFE_Bowden_tube_ID2_OD4_43mm_long</text:p>
          </table:table-cell>
          <table:table-cell/>
          <table:table-cell table:formula="of:=[$Non_Printed_Parts.C140]" office:value-type="float" office:value="0.8" calcext:value-type="float">
            <text:p>0.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C165]*[.F165]" office:value-type="float" office:value="6.4" calcext:value-type="float">
            <text:p>6.4</text:p>
          </table:table-cell>
          <table:table-cell office:value-type="string" calcext:value-type="string">
            <text:p>Counterbalance system</text:p>
          </table:table-cell>
          <table:table-cell table:number-columns-repeated="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/>
          <table:table-cell table:formula="of:=[$Non_Printed_Parts.C27]" office:value-type="float" office:value="0.875" calcext:value-type="float">
            <text:p>0.8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66]*[.F166]" office:value-type="float" office:value="3.5" calcext:value-type="float">
            <text:p>3.5</text:p>
          </table:table-cell>
          <table:table-cell office:value-type="string" calcext:value-type="string">
            <text:p>Syringe cap (3), Z_Probe (1)</text:p>
          </table:table-cell>
          <table:table-cell table:number-columns-repeated="4"/>
        </table:table-row>
        <table:table-row table:style-name="ro3">
          <table:table-cell table:formula="of:=[$Non_Printed_Parts.A56]" office:value-type="string" office:string-value="M6_Hex_Head_Bolt_Fully_Threaded_45mm_long" calcext:value-type="string">
            <text:p>M6_Hex_Head_Bolt_Fully_Threaded_45mm_long</text:p>
          </table:table-cell>
          <table:table-cell/>
          <table:table-cell table:formula="of:=[$Non_Printed_Parts.C56]" office:value-type="float" office:value="9.75" calcext:value-type="float">
            <text:p>9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67]*[.F167]" office:value-type="float" office:value="9.75" calcext:value-type="float">
            <text:p>9.75</text:p>
          </table:table-cell>
          <table:table-cell office:value-type="string" calcext:value-type="string">
            <text:p>Counterbalance system</text:p>
          </table:table-cell>
          <table:table-cell table:number-columns-repeated="4"/>
        </table:table-row>
        <table:table-row table:style-name="ro3">
          <table:table-cell table:formula="of:=[$Non_Printed_Parts.A78]" office:value-type="string" office:string-value="M6_Full_Nut" calcext:value-type="string">
            <text:p>M6_Full_Nut</text:p>
          </table:table-cell>
          <table:table-cell/>
          <table:table-cell table:formula="of:=[$Non_Printed_Parts.C78]" office:value-type="float" office:value="2.1" calcext:value-type="float">
            <text:p>2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68]*[.F168]" office:value-type="float" office:value="2.1" calcext:value-type="float">
            <text:p>2.1</text:p>
          </table:table-cell>
          <table:table-cell office:value-type="string" calcext:value-type="string">
            <text:p>Counterbalance system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69]*[.F169]" office:value-type="float" office:value="1.04" calcext:value-type="float">
            <text:p>1.04</text:p>
          </table:table-cell>
          <table:table-cell office:value-type="string" calcext:value-type="string">
            <text:p>Z Limit switch mounts and syring mount</text:p>
          </table:table-cell>
          <table:table-cell table:number-columns-repeated="4"/>
        </table:table-row>
        <table:table-row table:style-name="ro3">
          <table:table-cell table:formula="of:=[$Non_Printed_Parts.A86]" office:value-type="string" office:string-value="M6_Washer_Flat_FormA_DIN125" calcext:value-type="string">
            <text:p>M6_Washer_Flat_FormA_DIN125</text:p>
          </table:table-cell>
          <table:table-cell/>
          <table:table-cell table:formula="of:=[$Non_Printed_Parts.C86]" office:value-type="float" office:value="0.9" calcext:value-type="float">
            <text:p>0.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C170]*[.F170]" office:value-type="float" office:value="7.2" calcext:value-type="float">
            <text:p>7.2</text:p>
          </table:table-cell>
          <table:table-cell office:value-type="string" calcext:value-type="string">
            <text:p>Mounts for LZ60-2 and syringe</text:p>
          </table:table-cell>
          <table:table-cell table:number-columns-repeated="4"/>
        </table:table-row>
        <table:table-row table:style-name="ro3">
          <table:table-cell table:formula="of:=[$Non_Printed_Parts.A84]" office:value-type="string" office:string-value="M3_Washer_Flat_FormA_DIN125" calcext:value-type="string">
            <text:p>M3_Washer_Flat_FormA_DIN125</text:p>
          </table:table-cell>
          <table:table-cell/>
          <table:table-cell table:formula="of:=[$Non_Printed_Parts.C84]" office:value-type="float" office:value="0.075" calcext:value-type="float">
            <text:p>0.0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71]*[.F171]" office:value-type="float" office:value="0.3" calcext:value-type="float">
            <text:p>0.3</text:p>
          </table:table-cell>
          <table:table-cell office:value-type="string" calcext:value-type="string">
            <text:p>Mounting the motor to the syringe plunger</text:p>
          </table:table-cell>
          <table:table-cell table:number-columns-repeated="4"/>
        </table:table-row>
        <table:table-row table:style-name="ro3">
          <table:table-cell table:formula="of:=[$Non_Printed_Parts.A136]" office:value-type="string" office:string-value="NEMA11_Stepper_with_Gearbox_1.518:1_Ratio" calcext:value-type="string">
            <text:p>NEMA11_Stepper_with_Gearbox_1.518:1_Ratio</text:p>
          </table:table-cell>
          <table:table-cell/>
          <table:table-cell table:formula="of:=[$Non_Printed_Parts.C136]" office:value-type="float" office:value="240" calcext:value-type="float">
            <text:p>2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72]*[.F172]" office:value-type="float" office:value="240" calcext:value-type="float">
            <text:p>240</text:p>
          </table:table-cell>
          <table:table-cell table:number-columns-repeated="5"/>
        </table:table-row>
        <table:table-row table:style-name="ro3">
          <table:table-cell table:formula="of:=[$Non_Printed_Parts.A137]" office:value-type="string" office:string-value="DM320T_Digital_Stepper_Driver_Unit" calcext:value-type="string">
            <text:p>DM320T_Digital_Stepper_Driver_Unit</text:p>
          </table:table-cell>
          <table:table-cell/>
          <table:table-cell table:formula="of:=[$Non_Printed_Parts.C137]" office:value-type="float" office:value="90" calcext:value-type="float">
            <text:p>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73]*[.F173]" office:value-type="float" office:value="90" calcext:value-type="float">
            <text:p>90</text:p>
          </table:table-cell>
          <table:table-cell table:number-columns-repeated="5"/>
        </table:table-row>
        <table:table-row table:style-name="ro3">
          <table:table-cell table:formula="of:=[$Non_Printed_Parts.A139]" office:value-type="string" office:string-value="Optical_endstop_sensor_limit_switch" calcext:value-type="string">
            <text:p>Optical_endstop_sensor_limit_switch</text:p>
          </table:table-cell>
          <table:table-cell/>
          <table:table-cell table:formula="of:=[$Non_Printed_Parts.C139]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74]*[.F174]" office:value-type="float" office:value="22" calcext:value-type="float">
            <text:p>22</text:p>
          </table:table-cell>
          <table:table-cell table:number-columns-repeated="5"/>
        </table:table-row>
        <table:table-row table:style-name="ro3">
          <table:table-cell table:formula="of:=[$Non_Printed_Parts.A22]" office:value-type="string" office:string-value="M2_Allen_Bolt_Socket_Cap_DIN912_12mm_long" calcext:value-type="string">
            <text:p>M2_Allen_Bolt_Socket_Cap_DIN912_12mm_long</text:p>
          </table:table-cell>
          <table:table-cell/>
          <table:table-cell table:formula="of:=[$Non_Printed_Parts.C22]" office:value-type="float" office:value="0.35" calcext:value-type="float">
            <text:p>0.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75]*[.F175]" office:value-type="float" office:value="1.4" calcext:value-type="float">
            <text:p>1.4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formula="of:=[$Non_Printed_Parts.A75]" office:value-type="string" office:string-value="M2_Full_Nut" calcext:value-type="string">
            <text:p>M2_Full_Nut</text:p>
          </table:table-cell>
          <table:table-cell/>
          <table:table-cell table:formula="of:=[$Non_Printed_Parts.C75]" office:value-type="float" office:value="0.11" calcext:value-type="float">
            <text:p>0.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76]*[.F176]" office:value-type="float" office:value="0.44" calcext:value-type="float">
            <text:p>0.44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formula="of:=[$Non_Printed_Parts.A83]" office:value-type="string" office:string-value="M2_Washer_Flat_FormA_DIN125" calcext:value-type="string">
            <text:p>M2_Washer_Flat_FormA_DIN125</text:p>
          </table:table-cell>
          <table:table-cell/>
          <table:table-cell table:formula="of:=[$Non_Printed_Parts.C83]" office:value-type="float" office:value="0.03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77]*[.F177]" office:value-type="float" office:value="0.12" calcext:value-type="float">
            <text:p>0.12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number-columns-repeated="15"/>
        </table:table-row>
        <table:table-row table:style-name="ro3">
          <table:table-cell table:style-name="ce163" office:value-type="string" calcext:value-type="string">
            <text:p>Optics Carriages</text:p>
          </table:table-cell>
          <table:table-cell table:number-columns-repeated="14"/>
        </table:table-row>
        <table:table-row table:style-name="ro3">
          <table:table-cell table:formula="of:=[$Non_Printed_Parts.A56]" office:value-type="string" office:string-value="M6_Hex_Head_Bolt_Fully_Threaded_45mm_long" calcext:value-type="string">
            <text:p>M6_Hex_Head_Bolt_Fully_Threaded_45mm_long</text:p>
          </table:table-cell>
          <table:table-cell/>
          <table:table-cell table:formula="of:=[$Non_Printed_Parts.C56]" office:value-type="float" office:value="9.75" calcext:value-type="float">
            <text:p>9.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80]*[.F180]" office:value-type="float" office:value="19.5" calcext:value-type="float">
            <text:p>19.5</text:p>
          </table:table-cell>
          <table:table-cell office:value-type="string" calcext:value-type="string">
            <text:p>Counterweights – bolt length will vary depending on final weight required.</text:p>
          </table:table-cell>
          <table:table-cell table:number-columns-repeated="4"/>
        </table:table-row>
        <table:table-row table:style-name="ro3">
          <table:table-cell table:formula="of:=[$Non_Printed_Parts.A86]" office:value-type="string" office:string-value="M6_Washer_Flat_FormA_DIN125" calcext:value-type="string">
            <text:p>M6_Washer_Flat_FormA_DIN125</text:p>
          </table:table-cell>
          <table:table-cell/>
          <table:table-cell table:formula="of:=[$Non_Printed_Parts.C86]" office:value-type="float" office:value="0.9" calcext:value-type="float">
            <text:p>0.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table:formula="of:=[.C181]*[.F181]" office:value-type="float" office:value="10.8" calcext:value-type="float">
            <text:p>10.8</text:p>
          </table:table-cell>
          <table:table-cell office:value-type="string" calcext:value-type="string">
            <text:p>Counterweights (2), Undercarriage (4), Overcarriage (6)</text:p>
          </table:table-cell>
          <table:table-cell table:number-columns-repeated="4"/>
        </table:table-row>
        <table:table-row table:style-name="ro3">
          <table:table-cell table:formula="of:=[$Non_Printed_Parts.A78]" office:value-type="string" office:string-value="M6_Full_Nut" calcext:value-type="string">
            <text:p>M6_Full_Nut</text:p>
          </table:table-cell>
          <table:table-cell/>
          <table:table-cell table:formula="of:=[$Non_Printed_Parts.C78]" office:value-type="float" office:value="2.1" calcext:value-type="float">
            <text:p>2.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formula="of:=[.C182]*[.F182]" office:value-type="float" office:value="21" calcext:value-type="float">
            <text:p>21</text:p>
          </table:table-cell>
          <table:table-cell office:value-type="string" calcext:value-type="string">
            <text:p>Counterweights – actual number with vary depending on final weight required</text:p>
          </table:table-cell>
          <table:table-cell table:number-columns-repeated="4"/>
        </table:table-row>
        <table:table-row table:style-name="ro3">
          <table:table-cell table:formula="of:=[$Non_Printed_Parts.A16]" office:value-type="string" office:string-value="M4_Hex_Head_Set_Screw_12mm_long" calcext:value-type="string">
            <text:p>M4_Hex_Head_Set_Screw_12mm_long</text:p>
          </table:table-cell>
          <table:table-cell/>
          <table:table-cell table:formula="of:=[$Non_Printed_Parts.C16]" office:value-type="float" office:value="1.8" calcext:value-type="float">
            <text:p>1.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183]*[.F183]" office:value-type="float" office:value="5.4" calcext:value-type="float">
            <text:p>5.4</text:p>
          </table:table-cell>
          <table:table-cell office:value-type="string" calcext:value-type="string">
            <text:p>To fix counterweight bracket to Z stage – these do NOT use washers.</text:p>
          </table:table-cell>
          <table:table-cell table:number-columns-repeated="4"/>
        </table:table-row>
        <table:table-row table:style-name="ro3">
          <table:table-cell table:formula="of:=[$Non_Printed_Parts.A40]" office:value-type="string" office:string-value="M3_Pozi_Pan_Head_Machine_Screw_DIN7985_30mm_long" calcext:value-type="string">
            <text:p>M3_Pozi_Pan_Head_Machine_Screw_DIN7985_30mm_long</text:p>
          </table:table-cell>
          <table:table-cell/>
          <table:table-cell table:formula="of:=[$Non_Printed_Parts.C40]" office:value-type="float" office:value="1.67" calcext:value-type="float">
            <text:p>1.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84]*[.F184]" office:value-type="float" office:value="3.34" calcext:value-type="float">
            <text:p>3.34</text:p>
          </table:table-cell>
          <table:table-cell office:value-type="string" calcext:value-type="string">
            <text:p>Stage top</text:p>
          </table:table-cell>
          <table:table-cell table:number-columns-repeated="4"/>
        </table:table-row>
        <table:table-row table:style-name="ro3">
          <table:table-cell table:formula="of:=[$Non_Printed_Parts.A47]" office:value-type="string" office:string-value="M4_Pozi_Pan_Head_Machine_Screw_DIN7985_20mm_long" calcext:value-type="string">
            <text:p>M4_Pozi_Pan_Head_Machine_Screw_DIN7985_20mm_long</text:p>
          </table:table-cell>
          <table:table-cell/>
          <table:table-cell table:formula="of:=[$Non_Printed_Parts.C47]" office:value-type="float" office:value="2.5" calcext:value-type="float">
            <text:p>2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85]*[.F185]" office:value-type="float" office:value="5" calcext:value-type="float">
            <text:p>5</text:p>
          </table:table-cell>
          <table:table-cell office:value-type="string" calcext:value-type="string">
            <text:p>To fix spring arms to stage (with washers)</text:p>
          </table:table-cell>
          <table:table-cell table:number-columns-repeated="4"/>
        </table:table-row>
        <table:table-row table:style-name="ro3">
          <table:table-cell table:formula="of:=[$Non_Printed_Parts.A43]" office:value-type="string" office:string-value="M4_Pozi_Pan_Head_Machine_Screw_DIN7985_10mm_long" calcext:value-type="string">
            <text:p>M4_Pozi_Pan_Head_Machine_Screw_DIN7985_10mm_long</text:p>
          </table:table-cell>
          <table:table-cell/>
          <table:table-cell table:formula="of:=[$Non_Printed_Parts.C43]" office:value-type="float" office:value="1.6" calcext:value-type="float">
            <text:p>1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86]*[.F186]" office:value-type="float" office:value="3.2" calcext:value-type="float">
            <text:p>3.2</text:p>
          </table:table-cell>
          <table:table-cell office:value-type="string" calcext:value-type="string">
            <text:p>To fix stage top to LZ60-2 (with washers)</text:p>
          </table:table-cell>
          <table:table-cell table:number-columns-repeated="4"/>
        </table:table-row>
        <table:table-row table:style-name="ro3">
          <table:table-cell table:formula="of:=[$Non_Printed_Parts.A33]" office:value-type="string" office:string-value="M4_Allen_Bolt_Socket_Cap_DIN912_14mm_long" calcext:value-type="string">
            <text:p>M4_Allen_Bolt_Socket_Cap_DIN912_14mm_long</text:p>
          </table:table-cell>
          <table:table-cell/>
          <table:table-cell table:formula="of:=[$Non_Printed_Parts.C33]" office:value-type="float" office:value="1.9" calcext:value-type="float">
            <text:p>1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87]*[.F187]" office:value-type="float" office:value="1.9" calcext:value-type="float">
            <text:p>1.9</text:p>
          </table:table-cell>
          <table:table-cell office:value-type="string" calcext:value-type="string">
            <text:p>Presser wings (with a washer)</text:p>
          </table:table-cell>
          <table:table-cell table:number-columns-repeated="4"/>
        </table:table-row>
        <table:table-row table:style-name="ro3">
          <table:table-cell table:formula="of:=[$Non_Printed_Parts.A58]" office:value-type="string" office:string-value="M6_Hex_Head_Bolt_Fully_Threaded_70mm_long" calcext:value-type="string">
            <text:p>M6_Hex_Head_Bolt_Fully_Threaded_70mm_long</text:p>
          </table:table-cell>
          <table:table-cell/>
          <table:table-cell table:formula="of:=[$Non_Printed_Parts.C58]" office:value-type="float" office:value="14.5" calcext:value-type="float">
            <text:p>1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88]*[.F188]" office:value-type="float" office:value="58" calcext:value-type="float">
            <text:p>58</text:p>
          </table:table-cell>
          <table:table-cell office:value-type="string" calcext:value-type="string">
            <text:p>Undercarriage</text:p>
          </table:table-cell>
          <table:table-cell table:number-columns-repeated="4"/>
        </table:table-row>
        <table:table-row table:style-name="ro3">
          <table:table-cell table:formula="of:=[$Non_Printed_Parts.A78]" office:value-type="string" office:string-value="M6_Full_Nut" calcext:value-type="string">
            <text:p>M6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/>
          <table:table-cell table:formula="of:=[.C189]*[.F189]" office:value-type="float" office:value="21" calcext:value-type="float">
            <text:p>21</text:p>
          </table:table-cell>
          <table:table-cell office:value-type="string" calcext:value-type="string">
            <text:p>Undercarriage (16), Overcarriage (12)</text:p>
          </table:table-cell>
          <table:table-cell table:number-columns-repeated="4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table:formula="of:=[.C190]*[.F190]" office:value-type="float" office:value="6.75" calcext:value-type="float">
            <text:p>6.75</text:p>
          </table:table-cell>
          <table:table-cell office:value-type="string" calcext:value-type="string">
            <text:p>Undercarriage (4), spring arms (4), Overcarriage (1)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table:formula="of:=[.C191]*[.F191]" office:value-type="float" office:value="2.86" calcext:value-type="float">
            <text:p>2.86</text:p>
          </table:table-cell>
          <table:table-cell office:value-type="string" calcext:value-type="string">
            <text:p>Undercarriage (4), Presser wings (1), Spring arms (4), Stage top (2)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92]*[.F192]" office:value-type="float" office:value="1.2" calcext:value-type="float">
            <text:p>1.2</text:p>
          </table:table-cell>
          <table:table-cell office:value-type="string" calcext:value-type="string">
            <text:p>Undercarriage</text:p>
          </table:table-cell>
          <table:table-cell table:number-columns-repeated="4"/>
        </table:table-row>
        <table:table-row table:style-name="ro3">
          <table:table-cell table:formula="of:=[$Non_Printed_Parts.A67]" office:value-type="string" office:string-value="M6_Hex_threaded_standoff_25mm_long" calcext:value-type="string">
            <text:p>M6_Hex_threaded_standoff_25mm_long</text:p>
          </table:table-cell>
          <table:table-cell/>
          <table:table-cell table:formula="of:=[$Non_Printed_Parts.C67]"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93]*[.F193]" office:value-type="float" office:value="48" calcext:value-type="float">
            <text:p>48</text:p>
          </table:table-cell>
          <table:table-cell office:value-type="string" calcext:value-type="string">
            <text:p>Undercarriage</text:p>
          </table:table-cell>
          <table:table-cell table:number-columns-repeated="4"/>
        </table:table-row>
        <table:table-row table:style-name="ro3">
          <table:table-cell table:formula="of:=[$Non_Printed_Parts.A87]" office:value-type="string" office:string-value="M6_Washer_Penny_Repair_1.5_x_25" calcext:value-type="string">
            <text:p>M6_Washer_Penny_Repair_1.5_x_25</text:p>
          </table:table-cell>
          <table:table-cell/>
          <table:table-cell table:formula="of:=[$Non_Printed_Parts.C87]" office:value-type="float" office:value="4.6" calcext:value-type="float">
            <text:p>4.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table:formula="of:=[.C194]*[.F194]" office:value-type="float" office:value="64.4" calcext:value-type="float">
            <text:p>64.4</text:p>
          </table:table-cell>
          <table:table-cell office:value-type="string" calcext:value-type="string">
            <text:p>Undercarriage (8), Overcarriage (6)</text:p>
          </table:table-cell>
          <table:table-cell table:number-columns-repeated="4"/>
        </table:table-row>
        <table:table-row table:style-name="ro3">
          <table:table-cell table:formula="of:=[$Non_Printed_Parts.A88]" office:value-type="string" office:string-value="M6_Washer_Penny_Repair_1.5_x_20" calcext:value-type="string">
            <text:p>M6_Washer_Penny_Repair_1.5_x_20</text:p>
          </table:table-cell>
          <table:table-cell/>
          <table:table-cell table:formula="of:=[$Non_Printed_Parts.C88]" office:value-type="float" office:value="2.1" calcext:value-type="float">
            <text:p>2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195]*[.F195]" office:value-type="float" office:value="12.6" calcext:value-type="float">
            <text:p>12.6</text:p>
          </table:table-cell>
          <table:table-cell office:value-type="string" calcext:value-type="string">
            <text:p>Overcarriage</text:p>
          </table:table-cell>
          <table:table-cell table:number-columns-repeated="4"/>
        </table:table-row>
        <table:table-row table:style-name="ro3">
          <table:table-cell table:formula="of:=[$Non_Printed_Parts.A57]" office:value-type="string" office:string-value="M6_Hex_Head_Bolt_Fully_Threaded_55mm_long" calcext:value-type="string">
            <text:p>M6_Hex_Head_Bolt_Fully_Threaded_55mm_long</text:p>
          </table:table-cell>
          <table:table-cell/>
          <table:table-cell table:formula="of:=[$Non_Printed_Parts.C57]" office:value-type="float" office:value="12.3" calcext:value-type="float">
            <text:p>12.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96]*[.F196]" office:value-type="float" office:value="49.2" calcext:value-type="float">
            <text:p>49.2</text:p>
          </table:table-cell>
          <table:table-cell office:value-type="string" calcext:value-type="string">
            <text:p>Undercarriage</text:p>
          </table:table-cell>
          <table:table-cell table:number-columns-repeated="4"/>
        </table:table-row>
        <table:table-row table:style-name="ro3">
          <table:table-cell table:formula="of:=[$Non_Printed_Parts.A52]" office:value-type="string" office:string-value="M6_Hex_Head_Bolt_Fully_Threaded_16mm_long" calcext:value-type="string">
            <text:p>M6_Hex_Head_Bolt_Fully_Threaded_16mm_long</text:p>
          </table:table-cell>
          <table:table-cell/>
          <table:table-cell table:formula="of:=[$Non_Printed_Parts.C52]" office:value-type="float" office:value="5.3" calcext:value-type="float">
            <text:p>5.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197]*[.F197]" office:value-type="float" office:value="31.8" calcext:value-type="float">
            <text:p>31.8</text:p>
          </table:table-cell>
          <table:table-cell office:value-type="string" calcext:value-type="string">
            <text:p>Overcarriage</text:p>
          </table:table-cell>
          <table:table-cell table:number-columns-repeated="4"/>
        </table:table-row>
        <table:table-row table:style-name="ro3">
          <table:table-cell table:formula="of:=[$Non_Printed_Parts.A37]" office:value-type="string" office:string-value="M6_Grub_Screw_Cup_point_Hex_socket_DIN916_20mm_long" calcext:value-type="string">
            <text:p>M6_Grub_Screw_Cup_point_Hex_socket_DIN916_20mm_long</text:p>
          </table:table-cell>
          <table:table-cell/>
          <table:table-cell table:formula="of:=[$Non_Printed_Parts.C37]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198]*[.F198]" office:value-type="float" office:value="18" calcext:value-type="float">
            <text:p>18</text:p>
          </table:table-cell>
          <table:table-cell office:value-type="string" calcext:value-type="string">
            <text:p>Overcarriage</text:p>
          </table:table-cell>
          <table:table-cell table:number-columns-repeated="4"/>
        </table:table-row>
        <table:table-row table:style-name="ro3">
          <table:table-cell table:formula="of:=[$Non_Printed_Parts.A73]" office:value-type="string" office:string-value="M6_T_Nuts_for_2020_Extrusion" calcext:value-type="string">
            <text:p>M6_T_Nuts_for_2020_Extrusion</text:p>
          </table:table-cell>
          <table:table-cell/>
          <table:table-cell table:formula="of:=[$Non_Printed_Parts.C73]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199]*[.F199]" office:value-type="float" office:value="6" calcext:value-type="float">
            <text:p>6</text:p>
          </table:table-cell>
          <table:table-cell office:value-type="string" calcext:value-type="string">
            <text:p>Overcarriage</text:p>
          </table:table-cell>
          <table:table-cell table:number-columns-repeated="4"/>
        </table:table-row>
        <table:table-row table:style-name="ro3">
          <table:table-cell table:number-columns-repeated="15"/>
        </table:table-row>
        <table:table-row table:style-name="ro3">
          <table:table-cell table:style-name="ce163" office:value-type="string" calcext:value-type="string">
            <text:p>Base board, Frame &amp; Shields</text:p>
          </table:table-cell>
          <table:table-cell table:number-columns-repeated="14"/>
        </table:table-row>
        <table:table-row table:style-name="ro3">
          <table:table-cell table:formula="of:=[$Non_Printed_Parts.A143]" office:value-type="string" office:string-value="Plywood_base_board_400mmx300mmx12mm" calcext:value-type="string">
            <text:p>Plywood_base_board_400mmx300mmx12mm</text:p>
          </table:table-cell>
          <table:table-cell/>
          <table:table-cell table:formula="of:=[$Non_Printed_Parts.C143]" office:value-type="float" office:value="1000" calcext:value-type="float">
            <text:p>1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02]*[.F202]" office:value-type="float" office:value="1000" calcext:value-type="float">
            <text:p>1000</text:p>
          </table:table-cell>
          <table:table-cell table:number-columns-repeated="5"/>
        </table:table-row>
        <table:table-row table:style-name="ro3">
          <table:table-cell table:formula="of:=[$Non_Printed_Parts.A97]" office:value-type="string" office:string-value="2020_Alu_extrusion_290mm" calcext:value-type="string">
            <text:p>2020_Alu_extrusion_290mm</text:p>
          </table:table-cell>
          <table:table-cell/>
          <table:table-cell table:formula="of:=[$Non_Printed_Parts.C97]" office:value-type="float" office:value="112" calcext:value-type="float">
            <text:p>1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03]*[.F203]" office:value-type="float" office:value="448" calcext:value-type="float">
            <text:p>448</text:p>
          </table:table-cell>
          <table:table-cell office:value-type="string" calcext:value-type="string">
            <text:p>Frame(2), Handles(2)</text:p>
          </table:table-cell>
          <table:table-cell table:number-columns-repeated="4"/>
        </table:table-row>
        <table:table-row table:style-name="ro3">
          <table:table-cell table:formula="of:=[$Non_Printed_Parts.A96]" office:value-type="string" office:string-value="2020_Alu_extrusion_210mm" calcext:value-type="string">
            <text:p>2020_Alu_extrusion_210mm</text:p>
          </table:table-cell>
          <table:table-cell/>
          <table:table-cell table:formula="of:=[$Non_Printed_Parts.C96]" office:value-type="float" office:value="80" calcext:value-type="float">
            <text:p>8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C204]*[.F204]" office:value-type="float" office:value="640" calcext:value-type="float">
            <text:p>640</text:p>
          </table:table-cell>
          <table:table-cell office:value-type="string" calcext:value-type="string">
            <text:p>Frame(6), Feet(2)</text:p>
          </table:table-cell>
          <table:table-cell table:number-columns-repeated="4"/>
        </table:table-row>
        <table:table-row table:style-name="ro3">
          <table:table-cell table:formula="of:=[$Non_Printed_Parts.A99]" office:value-type="string" office:string-value="DIN_Rail_Steel_M6_holes_200mm_long" calcext:value-type="string">
            <text:p>DIN_Rail_Steel_M6_holes_200mm_long</text:p>
          </table:table-cell>
          <table:table-cell/>
          <table:table-cell table:formula="of:=[$Non_Printed_Parts.C99]" office:value-type="float" office:value="57" calcext:value-type="float">
            <text:p>5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205]*[.F205]" office:value-type="float" office:value="342" calcext:value-type="float">
            <text:p>342</text:p>
          </table:table-cell>
          <table:table-cell office:value-type="string" calcext:value-type="string">
            <text:p>Handles</text:p>
          </table:table-cell>
          <table:table-cell table:number-columns-repeated="4"/>
        </table:table-row>
        <table:table-row table:style-name="ro3">
          <table:table-cell table:formula="of:=[$Non_Printed_Parts.A94]" office:value-type="string" office:string-value="2020_Alu_extrusion_90mm" calcext:value-type="string">
            <text:p>2020_Alu_extrusion_90mm</text:p>
          </table:table-cell>
          <table:table-cell/>
          <table:table-cell table:formula="of:=[$Non_Printed_Parts.C94]" office:value-type="float" office:value="35" calcext:value-type="float">
            <text:p>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06]*[.F206]" office:value-type="float" office:value="70" calcext:value-type="float">
            <text:p>70</text:p>
          </table:table-cell>
          <table:table-cell table:number-columns-repeated="5"/>
        </table:table-row>
        <table:table-row table:style-name="ro3">
          <table:table-cell table:formula="of:=[$Non_Printed_Parts.A95]" office:value-type="string" office:string-value="2020_Alu_extrusion_70mm" calcext:value-type="string">
            <text:p>2020_Alu_extrusion_70mm</text:p>
          </table:table-cell>
          <table:table-cell/>
          <table:table-cell table:formula="of:=[$Non_Printed_Parts.C95]" office:value-type="float" office:value="26" calcext:value-type="float">
            <text:p>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07]*[.F207]" office:value-type="float" office:value="52" calcext:value-type="float">
            <text:p>52</text:p>
          </table:table-cell>
          <table:table-cell table:number-columns-repeated="5"/>
        </table:table-row>
        <table:table-row table:style-name="ro3">
          <table:table-cell table:formula="of:=[$Non_Printed_Parts.A93]" office:value-type="string" office:string-value="corner_bracket_for_2020_extrusion" calcext:value-type="string">
            <text:p>corner_bracket_for_2020_extrusion</text:p>
          </table:table-cell>
          <table:table-cell/>
          <table:table-cell table:formula="of:=[$Non_Printed_Parts.C93]" office:value-type="float" office:value="5.3" calcext:value-type="float">
            <text:p>5.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formula="of:=[.C208]*[.F208]" office:value-type="float" office:value="201.4" calcext:value-type="float">
            <text:p>201.4</text:p>
          </table:table-cell>
          <table:table-cell table:number-columns-repeated="5"/>
        </table:table-row>
        <table:table-row table:style-name="ro3">
          <table:table-cell table:formula="of:=[$Non_Printed_Parts.A62]" office:value-type="string" office:string-value="M6_Allen_socket_Pan_screw_Fully_Threaded_10mm_long" calcext:value-type="string">
            <text:p>M6_Allen_socket_Pan_screw_Fully_Threaded_10mm_long</text:p>
          </table:table-cell>
          <table:table-cell/>
          <table:table-cell table:formula="of:=[$Non_Printed_Parts.C62]"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3"/>
          <table:table-cell table:formula="of:=[.C209]*[.F209]" office:value-type="float" office:value="216" calcext:value-type="float">
            <text:p>216</text:p>
          </table:table-cell>
          <table:table-cell table:number-columns-repeated="5"/>
        </table:table-row>
        <table:table-row table:style-name="ro3">
          <table:table-cell table:formula="of:=[$Non_Printed_Parts.A86]" office:value-type="string" office:string-value="M6_Washer_Flat_FormA_DIN125" calcext:value-type="string">
            <text:p>M6_Washer_Flat_FormA_DIN125</text:p>
          </table:table-cell>
          <table:table-cell/>
          <table:table-cell table:formula="of:=[$Non_Printed_Parts.C86]" office:value-type="float" office:value="0.9" calcext:value-type="float">
            <text:p>0.9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3"/>
          <table:table-cell table:formula="of:=[.C210]*[.F210]" office:value-type="float" office:value="73.8" calcext:value-type="float">
            <text:p>73.8</text:p>
          </table:table-cell>
          <table:table-cell office:value-type="string" calcext:value-type="string">
            <text:p>Lbrackets (72), Front handles (6)</text:p>
          </table:table-cell>
          <table:table-cell table:number-columns-repeated="4"/>
        </table:table-row>
        <table:table-row table:style-name="ro3">
          <table:table-cell table:formula="of:=[$Non_Printed_Parts.A53]" office:value-type="string" office:string-value="M6_Hex_Head_Bolt_Fully_Threaded_20mm_long" calcext:value-type="string">
            <text:p>M6_Hex_Head_Bolt_Fully_Threaded_20mm_long</text:p>
          </table:table-cell>
          <table:table-cell/>
          <table:table-cell table:formula="of:=[$Non_Printed_Parts.C53]" office:value-type="float" office:value="5.6" calcext:value-type="float">
            <text:p>5.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formula="of:=[.C211]*[.F211]" office:value-type="float" office:value="56" calcext:value-type="float">
            <text:p>56</text:p>
          </table:table-cell>
          <table:table-cell office:value-type="string" calcext:value-type="string">
            <text:p>Fixing 2020 to base board (8), Back handle (2)</text:p>
          </table:table-cell>
          <table:table-cell table:number-columns-repeated="4"/>
        </table:table-row>
        <table:table-row table:style-name="ro3">
          <table:table-cell table:formula="of:=[$Non_Printed_Parts.A78]" office:value-type="string" office:string-value="M6_Full_Nut" calcext:value-type="string">
            <text:p>M6_Full_Nut</text:p>
          </table:table-cell>
          <table:table-cell/>
          <table:table-cell table:formula="of:=[$Non_Printed_Parts.C78]" office:value-type="float" office:value="2.1" calcext:value-type="float">
            <text:p>2.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table:formula="of:=[.C212]*[.F212]" office:value-type="float" office:value="25.2" calcext:value-type="float">
            <text:p>25.2</text:p>
          </table:table-cell>
          <table:table-cell office:value-type="string" calcext:value-type="string">
            <text:p>Fixing 2020 to base board (8), front handles (4)</text:p>
          </table:table-cell>
          <table:table-cell table:number-columns-repeated="4"/>
        </table:table-row>
        <table:table-row table:style-name="ro3">
          <table:table-cell table:formula="of:=[$Non_Printed_Parts.A87]" office:value-type="string" office:string-value="M6_Washer_Penny_Repair_1.5_x_25" calcext:value-type="string">
            <text:p>M6_Washer_Penny_Repair_1.5_x_25</text:p>
          </table:table-cell>
          <table:table-cell/>
          <table:table-cell table:formula="of:=[$Non_Printed_Parts.C87]" office:value-type="float" office:value="4.6" calcext:value-type="float">
            <text:p>4.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/>
          <table:table-cell table:formula="of:=[.C213]*[.F213]" office:value-type="float" office:value="128.8" calcext:value-type="float">
            <text:p>128.8</text:p>
          </table:table-cell>
          <table:table-cell office:value-type="string" calcext:value-type="string">
            <text:p>Fixing 2020 to base board (8), front handles (10), back handles (10)</text:p>
          </table:table-cell>
          <table:table-cell table:number-columns-repeated="4"/>
        </table:table-row>
        <table:table-row table:style-name="ro3">
          <table:table-cell table:formula="of:=[$Non_Printed_Parts.A54]" office:value-type="string" office:string-value="M6_Hex_Head_Bolt_Fully_Threaded_30mm_long" calcext:value-type="string">
            <text:p>M6_Hex_Head_Bolt_Fully_Threaded_30mm_long</text:p>
          </table:table-cell>
          <table:table-cell/>
          <table:table-cell table:formula="of:=[$Non_Printed_Parts.C54]" office:value-type="float" office:value="7.2" calcext:value-type="float">
            <text:p>7.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14]*[.F214]" office:value-type="float" office:value="28.8" calcext:value-type="float">
            <text:p>28.8</text:p>
          </table:table-cell>
          <table:table-cell office:value-type="string" calcext:value-type="string">
            <text:p>Front handles</text:p>
          </table:table-cell>
          <table:table-cell table:number-columns-repeated="4"/>
        </table:table-row>
        <table:table-row table:style-name="ro3">
          <table:table-cell table:formula="of:=[$Non_Printed_Parts.A55]" office:value-type="string" office:string-value="M6_Hex_Head_Bolt_Fully_Threaded_35mm_long" calcext:value-type="string">
            <text:p>M6_Hex_Head_Bolt_Fully_Threaded_35mm_long</text:p>
          </table:table-cell>
          <table:table-cell/>
          <table:table-cell table:formula="of:=[$Non_Printed_Parts.C55]"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15]*[.F215]" office:value-type="float" office:value="32" calcext:value-type="float">
            <text:p>32</text:p>
          </table:table-cell>
          <table:table-cell office:value-type="string" calcext:value-type="string">
            <text:p>Back handles</text:p>
          </table:table-cell>
          <table:table-cell table:number-columns-repeated="4"/>
        </table:table-row>
        <table:table-row table:style-name="ro3">
          <table:table-cell table:formula="of:=[$Non_Printed_Parts.A69]" office:value-type="string" office:string-value="M6_Wing_nuts" calcext:value-type="string">
            <text:p>M6_Wing_nuts</text:p>
          </table:table-cell>
          <table:table-cell/>
          <table:table-cell table:formula="of:=[$Non_Printed_Parts.C69]" office:value-type="float" office:value="4.8" calcext:value-type="float">
            <text:p>4.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C216]*[.F216]" office:value-type="float" office:value="38.4" calcext:value-type="float">
            <text:p>38.4</text:p>
          </table:table-cell>
          <table:table-cell office:value-type="string" calcext:value-type="string">
            <text:p>Front and back handles</text:p>
          </table:table-cell>
          <table:table-cell table:number-columns-repeated="4"/>
        </table:table-row>
        <table:table-row table:style-name="ro3">
          <table:table-cell table:formula="of:=[$Non_Printed_Parts.A73]" office:value-type="string" office:string-value="M6_T_Nuts_for_2020_Extrusion" calcext:value-type="string">
            <text:p>M6_T_Nuts_for_2020_Extrusion</text:p>
          </table:table-cell>
          <table:table-cell/>
          <table:table-cell table:formula="of:=[$Non_Printed_Parts.C73]" office:value-type="float" office:value="1" calcext:value-type="float">
            <text:p>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  <table:table-cell table:formula="of:=[.C217]*[.F217]" office:value-type="float" office:value="64" calcext:value-type="float">
            <text:p>64</text:p>
          </table:table-cell>
          <table:table-cell office:value-type="string" calcext:value-type="string">
            <text:p>Frame, handles, shields and electricals mounting</text:p>
          </table:table-cell>
          <table:table-cell table:number-columns-repeated="4"/>
        </table:table-row>
        <table:table-row table:style-name="ro3">
          <table:table-cell table:formula="of:=[$Non_Printed_Parts.A101]" office:value-type="string" office:string-value="Steel_Tee_plates_75mm" calcext:value-type="string">
            <text:p>Steel_Tee_plates_75mm</text:p>
          </table:table-cell>
          <table:table-cell/>
          <table:table-cell table:formula="of:=[$Non_Printed_Parts.C101]"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18]*[.F218]" office:value-type="float" office:value="120" calcext:value-type="float">
            <text:p>120</text:p>
          </table:table-cell>
          <table:table-cell office:value-type="string" calcext:value-type="string">
            <text:p>Feet</text:p>
          </table:table-cell>
          <table:table-cell table:number-columns-repeated="4"/>
        </table:table-row>
        <table:table-row table:style-name="ro3">
          <table:table-cell table:formula="of:=[$Non_Printed_Parts.A52]" office:value-type="string" office:string-value="M6_Hex_Head_Bolt_Fully_Threaded_16mm_long" calcext:value-type="string">
            <text:p>M6_Hex_Head_Bolt_Fully_Threaded_16mm_long</text:p>
          </table:table-cell>
          <table:table-cell/>
          <table:table-cell table:formula="of:=[$Non_Printed_Parts.C52]" office:value-type="float" office:value="5.3" calcext:value-type="float">
            <text:p>5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19]*[.F219]" office:value-type="float" office:value="10.6" calcext:value-type="float">
            <text:p>10.6</text:p>
          </table:table-cell>
          <table:table-cell office:value-type="string" calcext:value-type="string">
            <text:p>Back handles</text:p>
          </table:table-cell>
          <table:table-cell table:number-columns-repeated="4"/>
        </table:table-row>
        <table:table-row table:style-name="ro3">
          <table:table-cell table:formula="of:=[$Non_Printed_Parts.A51]" office:value-type="string" office:string-value="M6_Hex_Head_Bolt_Fully_Threaded_12mm_long" calcext:value-type="string">
            <text:p>M6_Hex_Head_Bolt_Fully_Threaded_12mm_long</text:p>
          </table:table-cell>
          <table:table-cell/>
          <table:table-cell table:formula="of:=[$Non_Printed_Parts.C51]" office:value-type="float" office:value="4.25" calcext:value-type="float">
            <text:p>4.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20]*[.F220]" office:value-type="float" office:value="17" calcext:value-type="float">
            <text:p>17</text:p>
          </table:table-cell>
          <table:table-cell office:value-type="string" calcext:value-type="string">
            <text:p>Shields</text:p>
          </table:table-cell>
          <table:table-cell table:number-columns-repeated="4"/>
        </table:table-row>
        <table:table-row table:style-name="ro3">
          <table:table-cell table:formula="of:=[$Non_Printed_Parts.A65]" office:value-type="string" office:string-value="M6_Pozi_Pan_screw_Fully_Threaded_20mm_long" calcext:value-type="string">
            <text:p>M6_Pozi_Pan_screw_Fully_Threaded_20mm_long</text:p>
          </table:table-cell>
          <table:table-cell/>
          <table:table-cell table:formula="of:=[$Non_Printed_Parts.C65]" office:value-type="float" office:value="5.88" calcext:value-type="float">
            <text:p>5.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21]*[.F221]" office:value-type="float" office:value="23.52" calcext:value-type="float">
            <text:p>23.52</text:p>
          </table:table-cell>
          <table:table-cell office:value-type="string" calcext:value-type="string">
            <text:p>Shields</text:p>
          </table:table-cell>
          <table:table-cell table:number-columns-repeated="4"/>
        </table:table-row>
        <table:table-row table:style-name="ro3">
          <table:table-cell table:formula="of:=[$Non_Printed_Parts.A24]" office:value-type="string" office:string-value="M3_Allen_Bolt_Socket_Cap_DIN912_5mm_long" calcext:value-type="string">
            <text:p>M3_Allen_Bolt_Socket_Cap_DIN912_5mm_long</text:p>
          </table:table-cell>
          <table:table-cell/>
          <table:table-cell table:formula="of:=[$Non_Printed_Parts.C24]" office:value-type="float" office:value="0.64" calcext:value-type="float">
            <text:p>0.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22]*[.F222]" office:value-type="float" office:value="1.28" calcext:value-type="float">
            <text:p>1.28</text:p>
          </table:table-cell>
          <table:table-cell office:value-type="string" calcext:value-type="string">
            <text:p>Shields</text:p>
          </table:table-cell>
          <table:table-cell table:number-columns-repeated="4"/>
        </table:table-row>
        <table:table-row table:style-name="ro3">
          <table:table-cell table:number-columns-repeated="15"/>
        </table:table-row>
        <table:table-row table:style-name="ro3">
          <table:table-cell table:style-name="ce163" office:value-type="string" calcext:value-type="string">
            <text:p>Electricals (other than previously listed)</text:p>
          </table:table-cell>
          <table:table-cell table:number-columns-repeated="1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 table:formula="of:=[$Non_Printed_Parts.B27]" office:value-type="string" office:string-value="General hardware store" calcext:value-type="string">
            <text:p>General hardware store</text:p>
          </table:table-cell>
          <table:table-cell table:formula="of:=[$Non_Printed_Parts.C27]" office:value-type="float" office:value="0.875" calcext:value-type="float">
            <text:p>0.8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225]*[.F225]" office:value-type="float" office:value="2.625" calcext:value-type="float">
            <text:p>2.625</text:p>
          </table:table-cell>
          <table:table-cell office:value-type="string" calcext:value-type="string">
            <text:p>To fit Arduino to busboard</text:p>
          </table:table-cell>
          <table:table-cell table:number-columns-repeated="4"/>
        </table:table-row>
        <table:table-row table:style-name="ro3">
          <table:table-cell table:formula="of:=[$Non_Printed_Parts.A42]" office:value-type="string" office:string-value="M4_Pozi_Pan_Head_Machine_Screw_DIN7985_6mm_long" calcext:value-type="string">
            <text:p>M4_Pozi_Pan_Head_Machine_Screw_DIN7985_6mm_long</text:p>
          </table:table-cell>
          <table:table-cell table:formula="of:=[$Non_Printed_Parts.B42]" office:value-type="string" office:string-value="General hardware store" calcext:value-type="string">
            <text:p>General hardware store</text:p>
          </table:table-cell>
          <table:table-cell table:formula="of:=[$Non_Printed_Parts.C42]" office:value-type="float" office:value="1.2" calcext:value-type="float">
            <text:p>1.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26]*[.F226]" office:value-type="float" office:value="2.4" calcext:value-type="float">
            <text:p>2.4</text:p>
          </table:table-cell>
          <table:table-cell office:value-type="string" calcext:value-type="string">
            <text:p>To make connections to the buses</text:p>
          </table:table-cell>
          <table:table-cell table:number-columns-repeated="4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 table:formula="of:=[$Non_Printed_Parts.B77]" office:value-type="string" office:string-value="General hardware store" calcext:value-type="string">
            <text:p>General hardware store</text:p>
          </table:table-cell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table:formula="of:=[.C227]*[.F227]" office:value-type="float" office:value="10.5" calcext:value-type="float">
            <text:p>10.5</text:p>
          </table:table-cell>
          <table:table-cell office:value-type="string" calcext:value-type="string">
            <text:p>For Arduino bus board (4), for Ardu struts (4), For driver mounts (6)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 table:formula="of:=[$Non_Printed_Parts.B85]" office:value-type="string" office:string-value="General hardware store" calcext:value-type="string">
            <text:p>General hardware store</text:p>
          </table:table-cell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28]*[.F228]" office:value-type="float" office:value="0.52" calcext:value-type="float">
            <text:p>0.52</text:p>
          </table:table-cell>
          <table:table-cell office:value-type="string" calcext:value-type="string">
            <text:p>To make connections to the buses</text:p>
          </table:table-cell>
          <table:table-cell table:number-columns-repeated="4"/>
        </table:table-row>
        <table:table-row table:style-name="ro3">
          <table:table-cell table:formula="of:=[$Non_Printed_Parts.A51]" office:value-type="string" office:string-value="M6_Hex_Head_Bolt_Fully_Threaded_12mm_long" calcext:value-type="string">
            <text:p>M6_Hex_Head_Bolt_Fully_Threaded_12mm_long</text:p>
          </table:table-cell>
          <table:table-cell table:formula="of:=[$Non_Printed_Parts.B51]" office:value-type="string" office:string-value="General hardware store" calcext:value-type="string">
            <text:p>General hardware store</text:p>
          </table:table-cell>
          <table:table-cell table:formula="of:=[$Non_Printed_Parts.C51]" office:value-type="float" office:value="4.25" calcext:value-type="float">
            <text:p>4.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table:formula="of:=[.C229]*[.F229]" office:value-type="float" office:value="29.75" calcext:value-type="float">
            <text:p>29.75</text:p>
          </table:table-cell>
          <table:table-cell office:value-type="string" calcext:value-type="string">
            <text:p>To mount Ardustructs and driver mounts to the 2020 frame</text:p>
          </table:table-cell>
          <table:table-cell table:number-columns-repeated="4"/>
        </table:table-row>
        <table:table-row table:style-name="ro3">
          <table:table-cell table:formula="of:=[$Non_Printed_Parts.A86]" office:value-type="string" office:string-value="M6_Washer_Flat_FormA_DIN125" calcext:value-type="string">
            <text:p>M6_Washer_Flat_FormA_DIN125</text:p>
          </table:table-cell>
          <table:table-cell table:formula="of:=[$Non_Printed_Parts.B86]" office:value-type="string" office:string-value="General hardware store" calcext:value-type="string">
            <text:p>General hardware store</text:p>
          </table:table-cell>
          <table:table-cell table:formula="of:=[$Non_Printed_Parts.C86]" office:value-type="float" office:value="0.9" calcext:value-type="float">
            <text:p>0.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table:formula="of:=[.C230]*[.F230]" office:value-type="float" office:value="6.3" calcext:value-type="float">
            <text:p>6.3</text:p>
          </table:table-cell>
          <table:table-cell table:number-columns-repeated="5"/>
        </table:table-row>
        <table:table-row table:style-name="ro3">
          <table:table-cell table:formula="of:=[$Non_Printed_Parts.A43]" office:value-type="string" office:string-value="M4_Pozi_Pan_Head_Machine_Screw_DIN7985_10mm_long" calcext:value-type="string">
            <text:p>M4_Pozi_Pan_Head_Machine_Screw_DIN7985_10mm_long</text:p>
          </table:table-cell>
          <table:table-cell table:formula="of:=[$Non_Printed_Parts.B43]" office:value-type="string" office:string-value="General hardware store" calcext:value-type="string">
            <text:p>General hardware store</text:p>
          </table:table-cell>
          <table:table-cell table:formula="of:=[$Non_Printed_Parts.C43]" office:value-type="float" office:value="1.6" calcext:value-type="float">
            <text:p>1.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231]*[.F231]" office:value-type="float" office:value="9.6" calcext:value-type="float">
            <text:p>9.6</text:p>
          </table:table-cell>
          <table:table-cell office:value-type="string" calcext:value-type="string">
            <text:p>Fix stepper drivers to their brackets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 table:formula="of:=[$Non_Printed_Parts.B85]" office:value-type="string" office:string-value="General hardware store" calcext:value-type="string">
            <text:p>General hardware store</text:p>
          </table:table-cell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232]*[.F232]" office:value-type="float" office:value="1.56" calcext:value-type="float">
            <text:p>1.56</text:p>
          </table:table-cell>
          <table:table-cell office:value-type="string" calcext:value-type="string">
            <text:p>Fix stepper drivers to their brackets</text:p>
          </table:table-cell>
          <table:table-cell table:number-columns-repeated="4"/>
        </table:table-row>
        <table:table-row table:style-name="ro3">
          <table:table-cell table:formula="of:=[$Non_Printed_Parts.A144]" office:value-type="string" office:string-value="Arduino_Mega_2560" calcext:value-type="string">
            <text:p>Arduino_Mega_2560</text:p>
          </table:table-cell>
          <table:table-cell table:formula="of:=[$Non_Printed_Parts.B144]" office:value-type="float" office:value="0" calcext:value-type="float">
            <text:p>0</text:p>
          </table:table-cell>
          <table:table-cell table:formula="of:=[$Non_Printed_Parts.C144]"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3]*[.F233]" office:value-type="float" office:value="37" calcext:value-type="float">
            <text:p>37</text:p>
          </table:table-cell>
          <table:table-cell table:number-columns-repeated="5"/>
        </table:table-row>
        <table:table-row table:style-name="ro3">
          <table:table-cell table:formula="of:=[$Non_Printed_Parts.A145]" office:value-type="string" office:string-value="PSU_24V_15Amp_360W_Regulated" calcext:value-type="string">
            <text:p>PSU_24V_15Amp_360W_Regulated</text:p>
          </table:table-cell>
          <table:table-cell table:formula="of:=[$Non_Printed_Parts.B145]" office:value-type="float" office:value="0" calcext:value-type="float">
            <text:p>0</text:p>
          </table:table-cell>
          <table:table-cell table:formula="of:=[$Non_Printed_Parts.C145]" office:value-type="float" office:value="500" calcext:value-type="float">
            <text:p>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4]*[.F234]" office:value-type="float" office:value="500" calcext:value-type="float">
            <text:p>500</text:p>
          </table:table-cell>
          <table:table-cell table:number-columns-repeated="5"/>
        </table:table-row>
        <table:table-row table:style-name="ro3">
          <table:table-cell table:formula="of:=[$Non_Printed_Parts.A146]" office:value-type="string" office:string-value="DuPont_Connectors_Pack_male_to_male" calcext:value-type="string">
            <text:p>DuPont_Connectors_Pack_male_to_male</text:p>
          </table:table-cell>
          <table:table-cell table:formula="of:=[$Non_Printed_Parts.B146]" office:value-type="float" office:value="0" calcext:value-type="float">
            <text:p>0</text:p>
          </table:table-cell>
          <table:table-cell table:formula="of:=[$Non_Printed_Parts.C146]"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5]*[.F235]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table:formula="of:=[$Non_Printed_Parts.A147]" office:value-type="string" office:string-value="Aluminium_foil_self_adhesive" calcext:value-type="string">
            <text:p>Aluminium_foil_self_adhesive</text:p>
          </table:table-cell>
          <table:table-cell table:formula="of:=[$Non_Printed_Parts.B147]" office:value-type="float" office:value="0" calcext:value-type="float">
            <text:p>0</text:p>
          </table:table-cell>
          <table:table-cell table:formula="of:=[$Non_Printed_Parts.C147]" office:value-type="float" office:value="0.1" calcext:value-type="float">
            <text:p>0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6]*[.F236]" office:value-type="float" office:value="0.1" calcext:value-type="float">
            <text:p>0.1</text:p>
          </table:table-cell>
          <table:table-cell table:number-columns-repeated="5"/>
        </table:table-row>
        <table:table-row table:style-name="ro3">
          <table:table-cell table:formula="of:=[$Non_Printed_Parts.A148]" office:value-type="string" office:string-value="USB_Cable_from_Arduino_to_PC" calcext:value-type="string">
            <text:p>USB_Cable_from_Arduino_to_PC</text:p>
          </table:table-cell>
          <table:table-cell table:formula="of:=[$Non_Printed_Parts.B148]" office:value-type="float" office:value="0" calcext:value-type="float">
            <text:p>0</text:p>
          </table:table-cell>
          <table:table-cell table:formula="of:=[$Non_Printed_Parts.C148]"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7]*[.F237]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table:formula="of:=[$Non_Printed_Parts.A149]" office:value-type="string" office:string-value="Mains_cable_and_plug_for_PSU" calcext:value-type="string">
            <text:p>Mains_cable_and_plug_for_PSU</text:p>
          </table:table-cell>
          <table:table-cell table:formula="of:=[$Non_Printed_Parts.B149]" office:value-type="float" office:value="0" calcext:value-type="float">
            <text:p>0</text:p>
          </table:table-cell>
          <table:table-cell table:formula="of:=[$Non_Printed_Parts.C149]"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8]*[.F238]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table:formula="of:=[$Non_Printed_Parts.A150]" office:value-type="string" office:string-value="Wires_to_connect_PSU_to_Stepper_drivers" calcext:value-type="string">
            <text:p>Wires_to_connect_PSU_to_Stepper_drivers</text:p>
          </table:table-cell>
          <table:table-cell table:formula="of:=[$Non_Printed_Parts.B150]" office:value-type="float" office:value="0" calcext:value-type="float">
            <text:p>0</text:p>
          </table:table-cell>
          <table:table-cell table:formula="of:=[$Non_Printed_Parts.C150]"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9]*[.F239]"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 table:formula="of:=[$Non_Printed_Parts.A151]" office:value-type="string" office:string-value="Coaxial_cable_to_get_shielding_mesh_from" calcext:value-type="string">
            <text:p>Coaxial_cable_to_get_shielding_mesh_from</text:p>
          </table:table-cell>
          <table:table-cell table:formula="of:=[$Non_Printed_Parts.B151]" office:value-type="float" office:value="0" calcext:value-type="float">
            <text:p>0</text:p>
          </table:table-cell>
          <table:table-cell table:formula="of:=[$Non_Printed_Parts.C151]"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40]*[.F240]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4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CNC Stage</text:p>
          </table:table-cell>
          <table:table-cell table:style-name="ce142" table:number-columns-repeated="2"/>
          <table:table-cell table:style-name="ce142" table:formula="of:=SUM([.J6:.J102])" office:value-type="float" office:value="1180.57" calcext:value-type="float">
            <text:p>1180.57</text:p>
          </table:table-cell>
          <table:table-cell table:style-name="ce142"/>
          <table:table-cell table:style-name="ce142" table:formula="of:=[.J105]" office:value-type="float" office:value="3521.10849331954" calcext:value-type="float">
            <text:p>3521.10849331954</text:p>
          </table:table-cell>
          <table:table-cell table:style-name="ce142" table:formula="of:=SUM([.H6:.H102])+INT(SUM([.I6:.I102])/60)" office:value-type="float" office:value="390" calcext:value-type="float">
            <text:p>390</text:p>
          </table:table-cell>
          <table:table-cell table:style-name="ce142" table:formula="of:=MOD(SUM([.I6:.I102]);60)" office:value-type="float" office:value="21.8000000000002" calcext:value-type="float">
            <text:p>21.8000000000002</text:p>
          </table:table-cell>
          <table:table-cell table:style-name="ce142" table:formula="of:=[.G243]+SUM([.J110:.J240])" office:value-type="float" office:value="14391.2640933195" calcext:value-type="float">
            <text:p>14391.2640933195</text:p>
          </table:table-cell>
          <table:table-cell table:style-name="ce142"/>
          <table:table-cell table:number-columns-repeated="2"/>
          <table:table-cell table:style-name="ce165"/>
          <table:table-cell/>
        </table:table-row>
      </table:table>
      <table:table table:name="MD_Stag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row table:style-name="ro1">
          <table:table-cell table:style-name="ce138" office:value-type="string" calcext:value-type="string">
            <text:p>Resources for making the stage (no motor unit)</text:p>
          </table:table-cell>
          <table:table-cell table:number-columns-repeated="14"/>
        </table:table-row>
        <table:table-row table:style-name="ro3" table:number-rows-repeated="2">
          <table:table-cell table:number-columns-repeated="15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utes</text:p>
          </table:table-cell>
          <table:table-cell office:value-type="string" calcext:value-type="string">
            <text:p>Subtotal_PLA_length</text:p>
          </table:table-cell>
          <table:table-cell table:number-columns-repeated="5"/>
        </table:table-row>
        <table:table-row table:style-name="ro3">
          <table:table-cell table:formula="of:=[$List_of_3D_Models.A221]" office:value-type="string" office:string-value="ST_BasePlate" calcext:value-type="string">
            <text:p>ST_BasePlate</text:p>
          </table:table-cell>
          <table:table-cell table:formula="of:=[$List_of_3D_Models.B221]" office:value-type="float" office:value="8" calcext:value-type="float">
            <text:p>8</text:p>
          </table:table-cell>
          <table:table-cell table:formula="of:=[$List_of_3D_Models.C221]" office:value-type="float" office:value="33" calcext:value-type="float">
            <text:p>33</text:p>
          </table:table-cell>
          <table:table-cell table:formula="of:=[$List_of_3D_Models.D221]" office:value-type="float" office:value="25.63" calcext:value-type="float">
            <text:p>25.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8" calcext:value-type="float">
            <text:p>8</text:p>
          </table:table-cell>
          <table:table-cell table:formula="of:=[.C6]*[.F6]" office:value-type="float" office:value="33" calcext:value-type="float">
            <text:p>33</text:p>
          </table:table-cell>
          <table:table-cell table:formula="of:=[.D6]*[.F6]" office:value-type="float" office:value="25.63" calcext:value-type="float">
            <text:p>25.63</text:p>
          </table:table-cell>
          <table:table-cell table:number-columns-repeated="5"/>
        </table:table-row>
        <table:table-row table:style-name="ro3">
          <table:table-cell table:formula="of:=[$List_of_3D_Models.A222]" office:value-type="string" office:string-value="ST_FocusPlate" calcext:value-type="string">
            <text:p>ST_FocusPlate</text:p>
          </table:table-cell>
          <table:table-cell table:formula="of:=[$List_of_3D_Models.B222]" office:value-type="float" office:value="4" calcext:value-type="float">
            <text:p>4</text:p>
          </table:table-cell>
          <table:table-cell table:formula="of:=[$List_of_3D_Models.C222]" office:value-type="float" office:value="8" calcext:value-type="float">
            <text:p>8</text:p>
          </table:table-cell>
          <table:table-cell table:formula="of:=[$List_of_3D_Models.D222]" office:value-type="float" office:value="11.22" calcext:value-type="float">
            <text:p>11.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4" calcext:value-type="float">
            <text:p>4</text:p>
          </table:table-cell>
          <table:table-cell table:formula="of:=[.C7]*[.F7]" office:value-type="float" office:value="8" calcext:value-type="float">
            <text:p>8</text:p>
          </table:table-cell>
          <table:table-cell table:formula="of:=[.D7]*[.F7]" office:value-type="float" office:value="11.22" calcext:value-type="float">
            <text:p>11.22</text:p>
          </table:table-cell>
          <table:table-cell table:number-columns-repeated="5"/>
        </table:table-row>
        <table:table-row table:style-name="ro3">
          <table:table-cell table:formula="of:=[$List_of_3D_Models.A220]" office:value-type="string" office:string-value="ST_Articulation" calcext:value-type="string">
            <text:p>ST_Articulation</text:p>
          </table:table-cell>
          <table:table-cell table:formula="of:=[$List_of_3D_Models.B220]" office:value-type="float" office:value="0" calcext:value-type="float">
            <text:p>0</text:p>
          </table:table-cell>
          <table:table-cell table:formula="of:=[$List_of_3D_Models.C220]" office:value-type="float" office:value="14" calcext:value-type="float">
            <text:p>14</text:p>
          </table:table-cell>
          <table:table-cell table:formula="of:=[$List_of_3D_Models.D220]" office:value-type="float" office:value="0.53" calcext:value-type="float">
            <text:p>0.5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42" calcext:value-type="float">
            <text:p>42</text:p>
          </table:table-cell>
          <table:table-cell table:formula="of:=[.D8]*[.F8]" office:value-type="float" office:value="1.59" calcext:value-type="float">
            <text:p>1.59</text:p>
          </table:table-cell>
          <table:table-cell table:number-columns-repeated="5"/>
        </table:table-row>
        <table:table-row table:style-name="ro3">
          <table:table-cell table:formula="of:=[$List_of_3D_Models.A149]" office:value-type="string" office:string-value="FG_Fine_gear" calcext:value-type="string">
            <text:p>FG_Fine_gear</text:p>
          </table:table-cell>
          <table:table-cell table:formula="of:=[$List_of_3D_Models.B149]" office:value-type="float" office:value="1" calcext:value-type="float">
            <text:p>1</text:p>
          </table:table-cell>
          <table:table-cell table:formula="of:=[$List_of_3D_Models.C149]" office:value-type="float" office:value="38" calcext:value-type="float">
            <text:p>38</text:p>
          </table:table-cell>
          <table:table-cell table:formula="of:=[$List_of_3D_Models.D149]" office:value-type="float" office:value="2.65" calcext:value-type="float">
            <text:p>2.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1" calcext:value-type="float">
            <text:p>1</text:p>
          </table:table-cell>
          <table:table-cell table:formula="of:=[.C9]*[.F9]" office:value-type="float" office:value="38" calcext:value-type="float">
            <text:p>38</text:p>
          </table:table-cell>
          <table:table-cell table:formula="of:=[.D9]*[.F9]" office:value-type="float" office:value="2.65" calcext:value-type="float">
            <text:p>2.65</text:p>
          </table:table-cell>
          <table:table-cell table:number-columns-repeated="5"/>
        </table:table-row>
        <table:table-row table:style-name="ro3">
          <table:table-cell table:formula="of:=[$List_of_3D_Models.A150]" office:value-type="string" office:string-value="FG_Focus_spacer" calcext:value-type="string">
            <text:p>FG_Focus_spacer</text:p>
          </table:table-cell>
          <table:table-cell table:formula="of:=[$List_of_3D_Models.B150]" office:value-type="float" office:value="0" calcext:value-type="float">
            <text:p>0</text:p>
          </table:table-cell>
          <table:table-cell table:formula="of:=[$List_of_3D_Models.C150]" office:value-type="float" office:value="20" calcext:value-type="float">
            <text:p>20</text:p>
          </table:table-cell>
          <table:table-cell table:formula="of:=[$List_of_3D_Models.D150]" office:value-type="float" office:value="0.7" calcext:value-type="float">
            <text:p>0.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40" calcext:value-type="float">
            <text:p>40</text:p>
          </table:table-cell>
          <table:table-cell table:formula="of:=[.D10]*[.F10]" office:value-type="float" office:value="1.4" calcext:value-type="float">
            <text:p>1.4</text:p>
          </table:table-cell>
          <table:table-cell table:number-columns-repeated="5"/>
        </table:table-row>
        <table:table-row table:style-name="ro3">
          <table:table-cell table:formula="of:=[$List_of_3D_Models.A151]" office:value-type="string" office:string-value="FG_Intermedius" calcext:value-type="string">
            <text:p>FG_Intermedius</text:p>
          </table:table-cell>
          <table:table-cell table:formula="of:=[$List_of_3D_Models.B151]" office:value-type="float" office:value="1" calcext:value-type="float">
            <text:p>1</text:p>
          </table:table-cell>
          <table:table-cell table:formula="of:=[$List_of_3D_Models.C151]" office:value-type="float" office:value="7" calcext:value-type="float">
            <text:p>7</text:p>
          </table:table-cell>
          <table:table-cell table:formula="of:=[$List_of_3D_Models.D151]" office:value-type="float" office:value="1.75" calcext:value-type="float">
            <text:p>1.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1" calcext:value-type="float">
            <text:p>1</text:p>
          </table:table-cell>
          <table:table-cell table:formula="of:=[.C11]*[.F11]" office:value-type="float" office:value="7" calcext:value-type="float">
            <text:p>7</text:p>
          </table:table-cell>
          <table:table-cell table:formula="of:=[.D11]*[.F11]" office:value-type="float" office:value="1.75" calcext:value-type="float">
            <text:p>1.75</text:p>
          </table:table-cell>
          <table:table-cell table:number-columns-repeated="5"/>
        </table:table-row>
        <table:table-row table:style-name="ro3">
          <table:table-cell table:formula="of:=[$List_of_3D_Models.A152]" office:value-type="string" office:string-value="FG_Pulley_coarse" calcext:value-type="string">
            <text:p>FG_Pulley_coarse</text:p>
          </table:table-cell>
          <table:table-cell table:formula="of:=[$List_of_3D_Models.B152]" office:value-type="float" office:value="1" calcext:value-type="float">
            <text:p>1</text:p>
          </table:table-cell>
          <table:table-cell table:formula="of:=[$List_of_3D_Models.C152]" office:value-type="float" office:value="18" calcext:value-type="float">
            <text:p>18</text:p>
          </table:table-cell>
          <table:table-cell table:formula="of:=[$List_of_3D_Models.D152]" office:value-type="float" office:value="2.03" calcext:value-type="float">
            <text:p>2.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1" calcext:value-type="float">
            <text:p>1</text:p>
          </table:table-cell>
          <table:table-cell table:formula="of:=[.C12]*[.F12]" office:value-type="float" office:value="18" calcext:value-type="float">
            <text:p>18</text:p>
          </table:table-cell>
          <table:table-cell table:formula="of:=[.D12]*[.F12]" office:value-type="float" office:value="2.03" calcext:value-type="float">
            <text:p>2.03</text:p>
          </table:table-cell>
          <table:table-cell table:number-columns-repeated="5"/>
        </table:table-row>
        <table:table-row table:style-name="ro3">
          <table:table-cell table:formula="of:=[$List_of_3D_Models.A153]" office:value-type="string" office:string-value="FG_Pulley" calcext:value-type="string">
            <text:p>FG_Pulley</text:p>
          </table:table-cell>
          <table:table-cell table:formula="of:=[$List_of_3D_Models.B153]" office:value-type="float" office:value="0" calcext:value-type="float">
            <text:p>0</text:p>
          </table:table-cell>
          <table:table-cell table:formula="of:=[$List_of_3D_Models.C153]" office:value-type="float" office:value="21" calcext:value-type="float">
            <text:p>21</text:p>
          </table:table-cell>
          <table:table-cell table:formula="of:=[$List_of_3D_Models.D153]" office:value-type="float" office:value="0.33" calcext:value-type="float">
            <text:p>0.3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3]*[.F13]" office:value-type="float" office:value="0" calcext:value-type="float">
            <text:p>0</text:p>
          </table:table-cell>
          <table:table-cell table:formula="of:=[.C13]*[.F13]" office:value-type="float" office:value="42" calcext:value-type="float">
            <text:p>42</text:p>
          </table:table-cell>
          <table:table-cell table:formula="of:=[.D13]*[.F13]" office:value-type="float" office:value="0.66" calcext:value-type="float">
            <text:p>0.66</text:p>
          </table:table-cell>
          <table:table-cell table:number-columns-repeated="5"/>
        </table:table-row>
        <table:table-row table:style-name="ro3">
          <table:table-cell table:formula="of:=[$List_of_3D_Models.A154]" office:value-type="string" office:string-value="FG_Eccentric_Tensioner_Top" calcext:value-type="string">
            <text:p>FG_Eccentric_Tensioner_Top</text:p>
          </table:table-cell>
          <table:table-cell table:formula="of:=[$List_of_3D_Models.B154]" office:value-type="float" office:value="0" calcext:value-type="float">
            <text:p>0</text:p>
          </table:table-cell>
          <table:table-cell table:formula="of:=[$List_of_3D_Models.C154]" office:value-type="float" office:value="24" calcext:value-type="float">
            <text:p>24</text:p>
          </table:table-cell>
          <table:table-cell table:formula="of:=[$List_of_3D_Models.D154]" office:value-type="float" office:value="0.69" calcext:value-type="float">
            <text:p>0.6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72" calcext:value-type="float">
            <text:p>72</text:p>
          </table:table-cell>
          <table:table-cell table:formula="of:=[.D14]*[.F14]" office:value-type="float" office:value="2.07" calcext:value-type="float">
            <text:p>2.07</text:p>
          </table:table-cell>
          <table:table-cell table:number-columns-repeated="5"/>
        </table:table-row>
        <table:table-row table:style-name="ro3">
          <table:table-cell table:formula="of:=[$List_of_3D_Models.A155]" office:value-type="string" office:string-value="FG_Eccentric_Tensioner_Bottom" calcext:value-type="string">
            <text:p>FG_Eccentric_Tensioner_Bottom</text:p>
          </table:table-cell>
          <table:table-cell table:formula="of:=[$List_of_3D_Models.B155]" office:value-type="float" office:value="0" calcext:value-type="float">
            <text:p>0</text:p>
          </table:table-cell>
          <table:table-cell table:formula="of:=[$List_of_3D_Models.C155]" office:value-type="float" office:value="19" calcext:value-type="float">
            <text:p>19</text:p>
          </table:table-cell>
          <table:table-cell table:formula="of:=[$List_of_3D_Models.D155]" office:value-type="float" office:value="0.44" calcext:value-type="float">
            <text:p>0.4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57" calcext:value-type="float">
            <text:p>57</text:p>
          </table:table-cell>
          <table:table-cell table:formula="of:=[.D15]*[.F15]" office:value-type="float" office:value="1.32" calcext:value-type="float">
            <text:p>1.32</text:p>
          </table:table-cell>
          <table:table-cell table:number-columns-repeated="5"/>
        </table:table-row>
        <table:table-row table:style-name="ro3">
          <table:table-cell table:formula="of:=[$List_of_3D_Models.A156]" office:value-type="string" office:string-value="FG_Eccentric_Tensioner_Pulley_c_adhesin" calcext:value-type="string">
            <text:p>FG_Eccentric_Tensioner_Pulley_c_adhesin</text:p>
          </table:table-cell>
          <table:table-cell table:formula="of:=[$List_of_3D_Models.B156]" office:value-type="float" office:value="0" calcext:value-type="float">
            <text:p>0</text:p>
          </table:table-cell>
          <table:table-cell table:formula="of:=[$List_of_3D_Models.C156]" office:value-type="float" office:value="17" calcext:value-type="float">
            <text:p>17</text:p>
          </table:table-cell>
          <table:table-cell table:formula="of:=[$List_of_3D_Models.D156]" office:value-type="float" office:value="0.22" calcext:value-type="float">
            <text:p>0.2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6]*[.F16]" office:value-type="float" office:value="0" calcext:value-type="float">
            <text:p>0</text:p>
          </table:table-cell>
          <table:table-cell table:formula="of:=[.C16]*[.F16]" office:value-type="float" office:value="51" calcext:value-type="float">
            <text:p>51</text:p>
          </table:table-cell>
          <table:table-cell table:formula="of:=[.D16]*[.F16]" office:value-type="float" office:value="0.66" calcext:value-type="float">
            <text:p>0.66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5"/>
        </table:table-row>
        <table:table-row table:style-name="ro3">
          <table:table-cell table:number-columns-repeated="9"/>
          <table:table-cell table:formula="of:=SUM([.J6:.J17])*[$Filament_Density.A8]" office:value-type="float" office:value="152.05037480999" calcext:value-type="float">
            <text:p>152.05037480999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table:style-name="ce165"/>
          <table:table-cell table:number-columns-repeated="4"/>
          <table:table-cell table:style-name="ce165"/>
        </table:table-row>
        <table:table-row table:style-name="ro3">
          <table:table-cell table:number-columns-repeated="15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5"/>
        </table:table-row>
        <table:table-row table:style-name="ro3">
          <table:table-cell table:formula="of:=[$Non_Printed_Parts.A111]" office:value-type="string" office:string-value="PTFE_Ferrule_8mmOD_6mmID_5mmLong" calcext:value-type="string">
            <text:p>PTFE_Ferrule_8mmOD_6mmID_5mmLong</text:p>
          </table:table-cell>
          <table:table-cell/>
          <table:table-cell table:formula="of:=[$Non_Printed_Parts.C111]" office:value-type="float" office:value="0.5" calcext:value-type="float">
            <text:p>0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23]*[.F23]" office:value-type="float" office:value="1.5" calcext:value-type="float">
            <text:p>1.5</text:p>
          </table:table-cell>
          <table:table-cell table:number-columns-repeated="5"/>
        </table:table-row>
        <table:table-row table:style-name="ro3">
          <table:table-cell table:formula="of:=[$Non_Printed_Parts.A104]" office:value-type="string" office:string-value="Spring_StainlessSteel_Compression_0.8guage_x10diam_x20long" calcext:value-type="string">
            <text:p>Spring_StainlessSteel_Compression_0.8guage_x10diam_x20long</text:p>
          </table:table-cell>
          <table:table-cell/>
          <table:table-cell table:formula="of:=[$Non_Printed_Parts.C104]" office:value-type="float" office:value="0.7" calcext:value-type="float">
            <text:p>0.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24]*[.F24]" office:value-type="float" office:value="2.1" calcext:value-type="float">
            <text:p>2.1</text:p>
          </table:table-cell>
          <table:table-cell table:number-columns-repeated="5"/>
        </table:table-row>
        <table:table-row table:style-name="ro3">
          <table:table-cell table:formula="of:=[$Non_Printed_Parts.A79]" office:value-type="string" office:string-value="M6_nyloc_locking_nut" calcext:value-type="string">
            <text:p>M6_nyloc_locking_nut</text:p>
          </table:table-cell>
          <table:table-cell/>
          <table:table-cell table:formula="of:=[$Non_Printed_Parts.C79]" office:value-type="float" office:value="2.3" calcext:value-type="float">
            <text:p>2.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25]*[.F25]" office:value-type="float" office:value="6.9" calcext:value-type="float">
            <text:p>6.9</text:p>
          </table:table-cell>
          <table:table-cell table:number-columns-repeated="5"/>
        </table:table-row>
        <table:table-row table:style-name="ro3">
          <table:table-cell table:formula="of:=[$Non_Printed_Parts.A103]" office:value-type="string" office:string-value="Timing_belt_GT2_300mm_long_closed_loop_6mm_wide" calcext:value-type="string">
            <text:p>Timing_belt_GT2_300mm_long_closed_loop_6mm_wide</text:p>
          </table:table-cell>
          <table:table-cell/>
          <table:table-cell table:formula="of:=[$Non_Printed_Parts.C103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6]*[.F26]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formula="of:=[$Non_Printed_Parts.A78]" office:value-type="string" office:string-value="M6_Full_Nut" calcext:value-type="string">
            <text:p>M6_Full_Nut</text:p>
          </table:table-cell>
          <table:table-cell/>
          <table:table-cell table:formula="of:=[$Non_Printed_Parts.C78]" office:value-type="float" office:value="2.1" calcext:value-type="float">
            <text:p>2.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table:formula="of:=[.C27]*[.F27]" office:value-type="float" office:value="18.9" calcext:value-type="float">
            <text:p>18.9</text:p>
          </table:table-cell>
          <table:table-cell table:number-columns-repeated="5"/>
        </table:table-row>
        <table:table-row table:style-name="ro3">
          <table:table-cell table:formula="of:=[$Non_Printed_Parts.A86]" office:value-type="string" office:string-value="M6_Washer_Flat_FormA_DIN125" calcext:value-type="string">
            <text:p>M6_Washer_Flat_FormA_DIN125</text:p>
          </table:table-cell>
          <table:table-cell/>
          <table:table-cell table:formula="of:=[$Non_Printed_Parts.C86]" office:value-type="float" office:value="0.9" calcext:value-type="float">
            <text:p>0.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formula="of:=[.C28]*[.F28]" office:value-type="float" office:value="9" calcext:value-type="float">
            <text:p>9</text:p>
          </table:table-cell>
          <table:table-cell table:number-columns-repeated="5"/>
        </table:table-row>
        <table:table-row table:style-name="ro3">
          <table:table-cell table:formula="of:=[$Non_Printed_Parts.A87]" office:value-type="string" office:string-value="M6_Washer_Penny_Repair_1.5_x_25" calcext:value-type="string">
            <text:p>M6_Washer_Penny_Repair_1.5_x_25</text:p>
          </table:table-cell>
          <table:table-cell/>
          <table:table-cell table:formula="of:=[$Non_Printed_Parts.C87]" office:value-type="float" office:value="4.6" calcext:value-type="float">
            <text:p>4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9]*[.F29]" office:value-type="float" office:value="9.2" calcext:value-type="float">
            <text:p>9.2</text:p>
          </table:table-cell>
          <table:table-cell table:number-columns-repeated="5"/>
        </table:table-row>
        <table:table-row table:style-name="ro3">
          <table:table-cell table:formula="of:=[$Non_Printed_Parts.A52]" office:value-type="string" office:string-value="M6_Hex_Head_Bolt_Fully_Threaded_16mm_long" calcext:value-type="string">
            <text:p>M6_Hex_Head_Bolt_Fully_Threaded_16mm_long</text:p>
          </table:table-cell>
          <table:table-cell/>
          <table:table-cell table:formula="of:=[$Non_Printed_Parts.C52]" office:value-type="float" office:value="5.3" calcext:value-type="float">
            <text:p>5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30]*[.F30]" office:value-type="float" office:value="10.6" calcext:value-type="float">
            <text:p>10.6</text:p>
          </table:table-cell>
          <table:table-cell table:number-columns-repeated="5"/>
        </table:table-row>
        <table:table-row table:style-name="ro3">
          <table:table-cell table:formula="of:=[$Non_Printed_Parts.A58]" office:value-type="string" office:string-value="M6_Hex_Head_Bolt_Fully_Threaded_70mm_long" calcext:value-type="string">
            <text:p>M6_Hex_Head_Bolt_Fully_Threaded_70mm_long</text:p>
          </table:table-cell>
          <table:table-cell/>
          <table:table-cell table:formula="of:=[$Non_Printed_Parts.C58]" office:value-type="float" office:value="14.5" calcext:value-type="float">
            <text:p>14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31]*[.F31]" office:value-type="float" office:value="43.5" calcext:value-type="float">
            <text:p>43.5</text:p>
          </table:table-cell>
          <table:table-cell table:number-columns-repeated="5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C32]*[.F32]"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33]*[.F33]" office:value-type="float" office:value="1.04" calcext:value-type="float">
            <text:p>1.04</text:p>
          </table:table-cell>
          <table:table-cell table:number-columns-repeated="5"/>
        </table:table-row>
        <table:table-row table:style-name="ro3">
          <table:table-cell table:formula="of:=[$Non_Printed_Parts.A46]" office:value-type="string" office:string-value="M4_Pozi_Pan_Head_Machine_Screw_DIN7985_16mm_long" calcext:value-type="string">
            <text:p>M4_Pozi_Pan_Head_Machine_Screw_DIN7985_16mm_long</text:p>
          </table:table-cell>
          <table:table-cell/>
          <table:table-cell table:formula="of:=[$Non_Printed_Parts.C46]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34]*[.F34]"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table:formula="of:=[$Non_Printed_Parts.A35]" office:value-type="string" office:string-value="M3_Grub_Screw_Cup_point_Hex_socket_DIN916_5mm_long" calcext:value-type="string">
            <text:p>M3_Grub_Screw_Cup_point_Hex_socket_DIN916_5mm_long</text:p>
          </table:table-cell>
          <table:table-cell/>
          <table:table-cell table:formula="of:=[$Non_Printed_Parts.C35]" office:value-type="float" office:value="0.15" calcext:value-type="float">
            <text:p>0.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35]*[.F35]" office:value-type="float" office:value="0.45" calcext:value-type="float">
            <text:p>0.45</text:p>
          </table:table-cell>
          <table:table-cell table:number-columns-repeated="5"/>
        </table:table-row>
        <table:table-row table:style-name="ro3">
          <table:table-cell table:formula="of:=[$Non_Printed_Parts.A60]" office:value-type="string" office:string-value="M6_Hex_Head_Bolt_Part_Threaded_DIN931_50mm_long" calcext:value-type="string">
            <text:p>M6_Hex_Head_Bolt_Part_Threaded_DIN931_50mm_long</text:p>
          </table:table-cell>
          <table:table-cell/>
          <table:table-cell table:formula="of:=[$Non_Printed_Parts.C60]" office:value-type="float" office:value="12.4" calcext:value-type="float">
            <text:p>12.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36]*[.F36]" office:value-type="float" office:value="24.8" calcext:value-type="float">
            <text:p>24.8</text:p>
          </table:table-cell>
          <table:table-cell table:number-columns-repeated="5"/>
        </table:table-row>
        <table:table-row table:style-name="ro3">
          <table:table-cell table:formula="of:=[$Non_Printed_Parts.A89]" office:value-type="string" office:string-value="No.12_M6_Cup_washer" calcext:value-type="string">
            <text:p>No.12_M6_Cup_washer</text:p>
          </table:table-cell>
          <table:table-cell/>
          <table:table-cell table:formula="of:=[$Non_Printed_Parts.C89]" office:value-type="float" office:value="0.95" calcext:value-type="float">
            <text:p>0.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37]*[.F37]" office:value-type="float" office:value="2.85" calcext:value-type="float">
            <text:p>2.85</text:p>
          </table:table-cell>
          <table:table-cell table:number-columns-repeated="5"/>
        </table:table-row>
        <table:table-row table:style-name="ro3" table:number-rows-repeated="7">
          <table:table-cell table:number-columns-repeated="15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4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Stage</text:p>
          </table:table-cell>
          <table:table-cell table:style-name="ce142" table:number-columns-repeated="2"/>
          <table:table-cell table:style-name="ce142" table:formula="of:=SUM([.J6:.J16])" office:value-type="float" office:value="50.98" calcext:value-type="float">
            <text:p>50.98</text:p>
          </table:table-cell>
          <table:table-cell table:style-name="ce142"/>
          <table:table-cell table:style-name="ce142" table:formula="of:=[.J18]" office:value-type="float" office:value="152.05037480999" calcext:value-type="float">
            <text:p>152.05037480999</text:p>
          </table:table-cell>
          <table:table-cell table:style-name="ce142" table:formula="of:=SUM([.H6:.H16])+INT(SUM([.I6:.I16])/60)" office:value-type="float" office:value="21" calcext:value-type="float">
            <text:p>21</text:p>
          </table:table-cell>
          <table:table-cell table:style-name="ce142" table:formula="of:=MOD(SUM([.I6:.I44]);60)" office:value-type="float" office:value="48" calcext:value-type="float">
            <text:p>48</text:p>
          </table:table-cell>
          <table:table-cell table:style-name="ce142" table:formula="of:=[.G46]+SUM([.J23:.J40])" office:value-type="float" office:value="295.89037480999" calcext:value-type="float">
            <text:p>295.89037480999</text:p>
          </table:table-cell>
          <table:table-cell table:style-name="ce142"/>
          <table:table-cell table:number-columns-repeated="2"/>
          <table:table-cell table:style-name="ce165"/>
          <table:table-cell/>
        </table:table-row>
      </table:table>
      <table:table table:name="MD_Stabiliser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row table:style-name="ro1">
          <table:table-cell table:style-name="ce138" office:value-type="string" calcext:value-type="string">
            <text:p>Resources for making the stabiliser exoskeleton</text:p>
          </table:table-cell>
          <table:table-cell table:number-columns-repeated="14"/>
        </table:table-row>
        <table:table-row table:style-name="ro3" table:number-rows-repeated="2">
          <table:table-cell table:number-columns-repeated="15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utes</text:p>
          </table:table-cell>
          <table:table-cell office:value-type="string" calcext:value-type="string">
            <text:p>Subtotal_PLA_length</text:p>
          </table:table-cell>
          <table:table-cell table:number-columns-repeated="5"/>
        </table:table-row>
        <table:table-row table:style-name="ro2">
          <table:table-cell table:style-name="ce133" office:value-type="string" calcext:value-type="string">
            <text:p>SB_S1_Axial.stl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20.71" calcext:value-type="float">
            <text:p>20.7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7" calcext:value-type="float">
            <text:p>7</text:p>
          </table:table-cell>
          <table:table-cell table:formula="of:=[.C6]*[.F6]" office:value-type="float" office:value="29" calcext:value-type="float">
            <text:p>29</text:p>
          </table:table-cell>
          <table:table-cell table:formula="of:=[.D6]*[.F6]" office:value-type="float" office:value="20.71" calcext:value-type="float">
            <text:p>20.71</text:p>
          </table:table-cell>
          <table:table-cell table:number-columns-repeated="5"/>
        </table:table-row>
        <table:table-row table:style-name="ro2">
          <table:table-cell table:style-name="ce133" office:value-type="string" calcext:value-type="string">
            <text:p>SB_S1_Insert_c_adhesin.stl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32" calcext:value-type="float">
            <text:p>32</text:p>
          </table:table-cell>
          <table:table-cell table:style-name="ce133" office:value-type="float" office:value="0.96" calcext:value-type="float">
            <text:p>0.9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32" calcext:value-type="float">
            <text:p>32</text:p>
          </table:table-cell>
          <table:table-cell table:formula="of:=[.D7]*[.F7]" office:value-type="float" office:value="0.96" calcext:value-type="float">
            <text:p>0.96</text:p>
          </table:table-cell>
          <table:table-cell table:number-columns-repeated="5"/>
        </table:table-row>
        <table:table-row table:style-name="ro2">
          <table:table-cell table:style-name="ce133" office:value-type="string" calcext:value-type="string">
            <text:p>SB_S1_Lateral_strut_Left.stl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6.26" calcext:value-type="float">
            <text:p>6.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2" calcext:value-type="float">
            <text:p>2</text:p>
          </table:table-cell>
          <table:table-cell table:formula="of:=[.C8]*[.F8]" office:value-type="float" office:value="5" calcext:value-type="float">
            <text:p>5</text:p>
          </table:table-cell>
          <table:table-cell table:formula="of:=[.D8]*[.F8]" office:value-type="float" office:value="6.26" calcext:value-type="float">
            <text:p>6.26</text:p>
          </table:table-cell>
          <table:table-cell table:number-columns-repeated="5"/>
        </table:table-row>
        <table:table-row table:style-name="ro2">
          <table:table-cell table:style-name="ce133" office:value-type="string" calcext:value-type="string">
            <text:p>SB_S1_Lateral_strut_Right.stl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6.26" calcext:value-type="float">
            <text:p>6.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2" calcext:value-type="float">
            <text:p>2</text:p>
          </table:table-cell>
          <table:table-cell table:formula="of:=[.C9]*[.F9]" office:value-type="float" office:value="6" calcext:value-type="float">
            <text:p>6</text:p>
          </table:table-cell>
          <table:table-cell table:formula="of:=[.D9]*[.F9]" office:value-type="float" office:value="6.26" calcext:value-type="float">
            <text:p>6.26</text:p>
          </table:table-cell>
          <table:table-cell table:number-columns-repeated="5"/>
        </table:table-row>
        <table:table-row table:style-name="ro2">
          <table:table-cell table:style-name="ce133" office:value-type="string" calcext:value-type="string">
            <text:p>SB_S1_Peg.stl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6" calcext:value-type="float">
            <text:p>16</text:p>
          </table:table-cell>
          <table:table-cell table:style-name="ce133" office:value-type="float" office:value="0.44" calcext:value-type="float">
            <text:p>0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16" calcext:value-type="float">
            <text:p>16</text:p>
          </table:table-cell>
          <table:table-cell table:formula="of:=[.D10]*[.F10]" office:value-type="float" office:value="0.44" calcext:value-type="float">
            <text:p>0.44</text:p>
          </table:table-cell>
          <table:table-cell table:number-columns-repeated="5"/>
        </table:table-row>
        <table:table-row table:style-name="ro3" table:number-rows-repeated="6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5"/>
        </table:table-row>
        <table:table-row table:style-name="ro3">
          <table:table-cell table:number-columns-repeated="9"/>
          <table:table-cell table:formula="of:=SUM([.J6:.J17])*[$Filament_Density.A8]" office:value-type="float" office:value="103.285690068065" calcext:value-type="float">
            <text:p>103.285690068065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table:style-name="ce165"/>
          <table:table-cell table:number-columns-repeated="4"/>
          <table:table-cell table:style-name="ce165"/>
        </table:table-row>
        <table:table-row table:style-name="ro3">
          <table:table-cell table:number-columns-repeated="15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5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3]*[.F23]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formula="of:=[$Non_Printed_Parts.A46]" office:value-type="string" office:string-value="M4_Pozi_Pan_Head_Machine_Screw_DIN7985_16mm_long" calcext:value-type="string">
            <text:p>M4_Pozi_Pan_Head_Machine_Screw_DIN7985_16mm_long</text:p>
          </table:table-cell>
          <table:table-cell/>
          <table:table-cell table:formula="of:=[$Non_Printed_Parts.C46]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4]*[.F24]"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3_Allen_Bolt_Socket_Cap_DIN912_12mm_long</text:p>
          </table:table-cell>
          <table:table-cell/>
          <table:table-cell office:value-type="float" office:value="0.9333" calcext:value-type="float">
            <text:p>0.9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5]*[.F25]" office:value-type="float" office:value="0.9333" calcext:value-type="float">
            <text:p>0.9333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Optional parts are 4xM3 grub screws and 1xM4 grub screw, each about 5 mm long.</text:p>
          </table:table-cell>
          <table:table-cell table:number-columns-repeated="14"/>
        </table:table-row>
        <table:table-row table:style-name="ro3" table:number-rows-repeated="17">
          <table:table-cell table:number-columns-repeated="15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4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Stabiliser</text:p>
          </table:table-cell>
          <table:table-cell table:style-name="ce142" table:number-columns-repeated="2"/>
          <table:table-cell table:style-name="ce142" table:formula="of:=SUM([.J6:.J16])" office:value-type="float" office:value="34.63" calcext:value-type="float">
            <text:p>34.63</text:p>
          </table:table-cell>
          <table:table-cell table:style-name="ce142"/>
          <table:table-cell table:style-name="ce142" table:formula="of:=[.J18]" office:value-type="float" office:value="103.285690068065" calcext:value-type="float">
            <text:p>103.285690068065</text:p>
          </table:table-cell>
          <table:table-cell table:style-name="ce142" table:formula="of:=SUM([.H6:.H16])+INT(SUM([.I6:.I16])/60)" office:value-type="float" office:value="12" calcext:value-type="float">
            <text:p>12</text:p>
          </table:table-cell>
          <table:table-cell table:style-name="ce142" table:formula="of:=MOD(SUM([.I6:.I44]);60)" office:value-type="float" office:value="28" calcext:value-type="float">
            <text:p>28</text:p>
          </table:table-cell>
          <table:table-cell table:style-name="ce142" table:formula="of:=[.G46]+SUM([.J23:.J40])" office:value-type="float" office:value="115.218990068065" calcext:value-type="float">
            <text:p>115.218990068065</text:p>
          </table:table-cell>
          <table:table-cell table:style-name="ce142"/>
          <table:table-cell table:number-columns-repeated="2"/>
          <table:table-cell table:style-name="ce165"/>
          <table:table-cell/>
        </table:table-row>
      </table:table>
      <table:table table:name="MD_XY_Calipers" table:style-name="ta1"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17" table:default-cell-style-name="Default"/>
        <table:table-column table:style-name="co6" table:default-cell-style-name="Default"/>
        <table:table-row table:style-name="ro1">
          <table:table-cell table:style-name="ce138" office:value-type="string" calcext:value-type="string">
            <text:p>Resources for making the XY moveable calipers slide manipulator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230]" office:value-type="string" office:string-value="XY_Stabiliser" calcext:value-type="string">
            <text:p>XY_Stabiliser</text:p>
          </table:table-cell>
          <table:table-cell table:formula="of:=[$List_of_3D_Models.B230]" office:value-type="float" office:value="1" calcext:value-type="float">
            <text:p>1</text:p>
          </table:table-cell>
          <table:table-cell table:formula="of:=[$List_of_3D_Models.C230]" office:value-type="float" office:value="26" calcext:value-type="float">
            <text:p>26</text:p>
          </table:table-cell>
          <table:table-cell table:formula="of:=[$List_of_3D_Models.D230]" office:value-type="float" office:value="2.59" calcext:value-type="float">
            <text:p>2.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1" calcext:value-type="float">
            <text:p>1</text:p>
          </table:table-cell>
          <table:table-cell table:formula="of:=[.C6]*[.F6]" office:value-type="float" office:value="26" calcext:value-type="float">
            <text:p>26</text:p>
          </table:table-cell>
          <table:table-cell table:formula="of:=[.D6]*[.F6]" office:value-type="float" office:value="2.59" calcext:value-type="float">
            <text:p>2.59</text:p>
          </table:table-cell>
          <table:table-cell table:number-columns-repeated="4"/>
        </table:table-row>
        <table:table-row table:style-name="ro3" table:number-rows-repeated="10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7])*[$Filament_Density.A8]" office:value-type="float" office:value="7.724803271045" calcext:value-type="float">
            <text:p>7.72480327104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111]" office:value-type="string" office:string-value="PTFE_Ferrule_8mmOD_6mmID_5mmLong" calcext:value-type="string">
            <text:p>PTFE_Ferrule_8mmOD_6mmID_5mmLong</text:p>
          </table:table-cell>
          <table:table-cell/>
          <table:table-cell table:formula="of:=[$Non_Printed_Parts.C111]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]*[.F23]" office:value-type="float" office:value="0.5" calcext:value-type="float">
            <text:p>0.5</text:p>
          </table:table-cell>
          <table:table-cell table:number-columns-repeated="4"/>
        </table:table-row>
        <table:table-row table:style-name="ro3">
          <table:table-cell table:formula="of:=[$Non_Printed_Parts.A52]" office:value-type="string" office:string-value="M6_Hex_Head_Bolt_Fully_Threaded_16mm_long" calcext:value-type="string">
            <text:p>M6_Hex_Head_Bolt_Fully_Threaded_16mm_long</text:p>
          </table:table-cell>
          <table:table-cell/>
          <table:table-cell table:formula="of:=[$Non_Printed_Parts.C52]" office:value-type="float" office:value="5.3" calcext:value-type="float">
            <text:p>5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4]*[.F24]" office:value-type="float" office:value="5.3" calcext:value-type="float">
            <text:p>5.3</text:p>
          </table:table-cell>
          <table:table-cell table:number-columns-repeated="4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5]*[.F25]" office:value-type="float" office:value="1.5" calcext:value-type="float">
            <text:p>1.5</text:p>
          </table:table-cell>
          <table:table-cell table:number-columns-repeated="4"/>
        </table:table-row>
        <table:table-row table:style-name="ro3">
          <table:table-cell table:formula="of:=[$Non_Printed_Parts.A44]" office:value-type="string" office:string-value="M4_Pozi_Pan_Head_Machine_Screw_DIN7985_12mm_long" calcext:value-type="string">
            <text:p>M4_Pozi_Pan_Head_Machine_Screw_DIN7985_12mm_long</text:p>
          </table:table-cell>
          <table:table-cell/>
          <table:table-cell table:formula="of:=[$Non_Printed_Parts.C44]" office:value-type="float" office:value="1.8" calcext:value-type="float">
            <text:p>1.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26]*[.F26]" office:value-type="float" office:value="5.4" calcext:value-type="float">
            <text:p>5.4</text:p>
          </table:table-cell>
          <table:table-cell table:number-columns-repeated="4"/>
        </table:table-row>
        <table:table-row table:style-name="ro3" table:number-rows-repeated="17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XY_Calipers</text:p>
          </table:table-cell>
          <table:table-cell table:style-name="ce142" table:number-columns-repeated="2"/>
          <table:table-cell table:style-name="ce142" table:formula="of:=SUM([.J6:.J16])" office:value-type="float" office:value="2.59" calcext:value-type="float">
            <text:p>2.59</text:p>
          </table:table-cell>
          <table:table-cell table:style-name="ce142"/>
          <table:table-cell table:style-name="ce142" table:formula="of:=[.J18]" office:value-type="float" office:value="7.724803271045" calcext:value-type="float">
            <text:p>7.724803271045</text:p>
          </table:table-cell>
          <table:table-cell table:style-name="ce142" table:formula="of:=SUM([.H6:.H16])+INT(SUM([.I6:.I16])/60)" office:value-type="float" office:value="1" calcext:value-type="float">
            <text:p>1</text:p>
          </table:table-cell>
          <table:table-cell table:style-name="ce142" table:formula="of:=MOD(SUM([.I6:.I43]);60)" office:value-type="float" office:value="26" calcext:value-type="float">
            <text:p>26</text:p>
          </table:table-cell>
          <table:table-cell table:style-name="ce142" table:formula="of:=[.G45]+SUM([.J23:.J34])" office:value-type="float" office:value="20.424803271045" calcext:value-type="float">
            <text:p>20.424803271045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Stage_clips" table:style-name="ta1">
        <table:table-column table:style-name="co18" table:default-cell-style-name="Default"/>
        <table:table-column table:style-name="co6" table:number-columns-repeated="1023" table:default-cell-style-name="Default"/>
        <table:table-row table:style-name="ro1">
          <table:table-cell table:style-name="ce138" office:value-type="string" calcext:value-type="string">
            <text:p>Resources for simple stage clips slide manipulator system</text:p>
          </table:table-cell>
          <table:table-cell table:style-name="ce138" table:number-columns-repeated="1023"/>
        </table:table-row>
        <table:table-row table:style-name="ro3" table:number-rows-repeated="42">
          <table:table-cell table:number-columns-repeated="102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101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Stage_clips</text:p>
          </table:table-cell>
          <table:table-cell table:style-name="ce142" table:number-columns-repeated="2"/>
          <table:table-cell table:style-name="ce142" table:formula="of:=SUM([.J6:.J16])" office:value-type="float" office:value="0" calcext:value-type="float">
            <text:p>0</text:p>
          </table:table-cell>
          <table:table-cell table:style-name="ce142"/>
          <table:table-cell table:style-name="ce142" table:formula="of:=[.J18]" office:value-type="float" office:value="0" calcext:value-type="float">
            <text:p>0</text:p>
          </table:table-cell>
          <table:table-cell table:style-name="ce142" table:formula="of:=SUM([.H6:.H16])+INT(SUM([.I6:.I16])/60)" office:value-type="float" office:value="0" calcext:value-type="float">
            <text:p>0</text:p>
          </table:table-cell>
          <table:table-cell table:style-name="ce142" table:formula="of:=MOD(SUM([.I6:.I43]);60)" office:value-type="float" office:value="0" calcext:value-type="float">
            <text:p>0</text:p>
          </table:table-cell>
          <table:table-cell table:style-name="ce142" table:formula="of:=[$Non_Printed_Parts.C105]" office:value-type="float" office:value="11.3" calcext:value-type="float">
            <text:p>11.3</text:p>
          </table:table-cell>
          <table:table-cell table:style-name="ce142"/>
          <table:table-cell table:number-columns-repeated="2"/>
          <table:table-cell table:style-name="ce165"/>
          <table:table-cell table:style-name="ce166"/>
          <table:table-cell table:number-columns-repeated="1009"/>
        </table:table-row>
      </table:table>
      <table:table table:name="MD_Objective_x4" table:style-name="ta1">
        <table:table-column table:style-name="co18" table:default-cell-style-name="Default"/>
        <table:table-column table:style-name="co6" table:number-columns-repeated="15" table:default-cell-style-name="Default"/>
        <table:table-row table:style-name="ro1">
          <table:table-cell table:style-name="ce138" office:value-type="string" calcext:value-type="string">
            <text:p>Resources for objective lens x40</text:p>
          </table:table-cell>
          <table:table-cell table:number-columns-repeated="15"/>
        </table:table-row>
        <table:table-row table:style-name="ro3">
          <table:table-cell table:number-columns-repeated="16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None</text:p>
          </table:table-cell>
          <table:table-cell table:number-columns-repeated="15"/>
        </table:table-row>
        <table:table-row table:style-name="ro3" table:number-rows-repeated="8">
          <table:table-cell table:number-columns-repeated="16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Objective lens of magnification x4, RMS thread, 160 mm mechanical tube length, 45 mm par focal distance, 195 mm conjugate focal length.</text:p>
          </table:table-cell>
          <table:table-cell table:number-columns-repeated="15"/>
        </table:table-row>
        <table:table-row table:style-name="ro3" table:number-rows-repeated="29">
          <table:table-cell table:number-columns-repeated="16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5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Objective_x4</text:p>
          </table:table-cell>
          <table:table-cell table:style-name="ce142" table:number-columns-repeated="2"/>
          <table:table-cell table:style-name="ce142" table:formula="of:=SUM([.J6:.J16])" office:value-type="float" office:value="0" calcext:value-type="float">
            <text:p>0</text:p>
          </table:table-cell>
          <table:table-cell table:style-name="ce142"/>
          <table:table-cell table:style-name="ce142" table:formula="of:=[.J18]" office:value-type="float" office:value="0" calcext:value-type="float">
            <text:p>0</text:p>
          </table:table-cell>
          <table:table-cell table:style-name="ce142" table:formula="of:=SUM([.H6:.H16])+INT(SUM([.I6:.I16])/60)" office:value-type="float" office:value="0" calcext:value-type="float">
            <text:p>0</text:p>
          </table:table-cell>
          <table:table-cell table:style-name="ce142" table:formula="of:=MOD(SUM([.I6:.I43]);60)" office:value-type="float" office:value="0" calcext:value-type="float">
            <text:p>0</text:p>
          </table:table-cell>
          <table:table-cell table:style-name="ce142" office:value-type="float" office:value="60" calcext:value-type="float">
            <text:p>60</text:p>
          </table:table-cell>
          <table:table-cell table:style-name="ce142"/>
          <table:table-cell table:number-columns-repeated="2"/>
          <table:table-cell table:style-name="ce165"/>
          <table:table-cell table:style-name="ce166" table:number-columns-repeated="2"/>
        </table:table-row>
      </table:table>
      <table:table table:name="MD_Objective_x40" table:style-name="ta1">
        <table:table-column table:style-name="co18" table:default-cell-style-name="Default"/>
        <table:table-column table:style-name="co6" table:number-columns-repeated="15" table:default-cell-style-name="Default"/>
        <table:table-row table:style-name="ro1">
          <table:table-cell table:style-name="ce138" office:value-type="string" calcext:value-type="string">
            <text:p>Resources for objective lens x40</text:p>
          </table:table-cell>
          <table:table-cell table:number-columns-repeated="15"/>
        </table:table-row>
        <table:table-row table:style-name="ro3">
          <table:table-cell table:number-columns-repeated="16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None</text:p>
          </table:table-cell>
          <table:table-cell table:number-columns-repeated="15"/>
        </table:table-row>
        <table:table-row table:style-name="ro3" table:number-rows-repeated="8">
          <table:table-cell table:number-columns-repeated="16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Objective lens of magnification x40, RMS thread, 160 mm mechanical tube length, 45 mm par focal distance, 195 mm conjugate focal length.</text:p>
          </table:table-cell>
          <table:table-cell table:number-columns-repeated="15"/>
        </table:table-row>
        <table:table-row table:style-name="ro3" table:number-rows-repeated="29">
          <table:table-cell table:number-columns-repeated="16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5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Objective_x40</text:p>
          </table:table-cell>
          <table:table-cell table:style-name="ce142" table:number-columns-repeated="2"/>
          <table:table-cell table:style-name="ce142" table:formula="of:=SUM([.J6:.J16])" office:value-type="float" office:value="0" calcext:value-type="float">
            <text:p>0</text:p>
          </table:table-cell>
          <table:table-cell table:style-name="ce142"/>
          <table:table-cell table:style-name="ce142" table:formula="of:=[.J18]" office:value-type="float" office:value="0" calcext:value-type="float">
            <text:p>0</text:p>
          </table:table-cell>
          <table:table-cell table:style-name="ce142" table:formula="of:=SUM([.H6:.H16])+INT(SUM([.I6:.I16])/60)" office:value-type="float" office:value="0" calcext:value-type="float">
            <text:p>0</text:p>
          </table:table-cell>
          <table:table-cell table:style-name="ce142" table:formula="of:=MOD(SUM([.I6:.I43]);60)" office:value-type="float" office:value="0" calcext:value-type="float">
            <text:p>0</text:p>
          </table:table-cell>
          <table:table-cell table:style-name="ce142" office:value-type="float" office:value="60" calcext:value-type="float">
            <text:p>60</text:p>
          </table:table-cell>
          <table:table-cell table:style-name="ce142"/>
          <table:table-cell table:number-columns-repeated="2"/>
          <table:table-cell table:style-name="ce165"/>
          <table:table-cell table:style-name="ce166" table:number-columns-repeated="2"/>
        </table:table-row>
      </table:table>
      <table:table table:name="MD_Ocular" table:style-name="ta1">
        <table:table-column table:style-name="co18" table:default-cell-style-name="Default"/>
        <table:table-column table:style-name="co6" table:number-columns-repeated="13" table:default-cell-style-name="Default"/>
        <table:table-row table:style-name="ro1">
          <table:table-cell table:style-name="ce138" office:value-type="string" calcext:value-type="string">
            <text:p>Resources for ocular lens WF x10, 20mm field of view, high eyepoint, 23.2 mm barrel, for 160 mm mechanical tube length or infinity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169]" office:value-type="string" office:string-value="MN_Ocular_cap" calcext:value-type="string">
            <text:p>MN_Ocular_cap</text:p>
          </table:table-cell>
          <table:table-cell table:formula="of:=[$List_of_3D_Models.B169]" office:value-type="float" office:value="0" calcext:value-type="float">
            <text:p>0</text:p>
          </table:table-cell>
          <table:table-cell table:formula="of:=[$List_of_3D_Models.C169]" office:value-type="float" office:value="42" calcext:value-type="float">
            <text:p>42</text:p>
          </table:table-cell>
          <table:table-cell table:formula="of:=[$List_of_3D_Models.D169]" office:value-type="float" office:value="1.65" calcext:value-type="float">
            <text:p>1.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42" calcext:value-type="float">
            <text:p>42</text:p>
          </table:table-cell>
          <table:table-cell table:formula="of:=[.D6]*[.F6]" office:value-type="float" office:value="1.65" calcext:value-type="float">
            <text:p>1.65</text:p>
          </table:table-cell>
          <table:table-cell table:number-columns-repeated="4"/>
        </table:table-row>
        <table:table-row table:style-name="ro3">
          <table:table-cell table:formula="of:=[$List_of_3D_Models.A173]" office:value-type="string" office:string-value="MN_Ocular_lock_nut" calcext:value-type="string">
            <text:p>MN_Ocular_lock_nut</text:p>
          </table:table-cell>
          <table:table-cell table:formula="of:=[$List_of_3D_Models.B173]" office:value-type="float" office:value="0" calcext:value-type="float">
            <text:p>0</text:p>
          </table:table-cell>
          <table:table-cell table:formula="of:=[$List_of_3D_Models.C173]" office:value-type="float" office:value="16" calcext:value-type="float">
            <text:p>16</text:p>
          </table:table-cell>
          <table:table-cell table:formula="of:=[$List_of_3D_Models.D173]" office:value-type="float" office:value="0.47" calcext:value-type="float">
            <text:p>0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16" calcext:value-type="float">
            <text:p>16</text:p>
          </table:table-cell>
          <table:table-cell table:formula="of:=[.D7]*[.F7]" office:value-type="float" office:value="0.47" calcext:value-type="float">
            <text:p>0.47</text:p>
          </table:table-cell>
          <table:table-cell table:number-columns-repeated="4"/>
        </table:table-row>
        <table:table-row table:style-name="ro3">
          <table:table-cell table:formula="of:=[$List_of_3D_Models.A175]" office:value-type="string" office:string-value="MN_Ocular_tube_protective_cap" calcext:value-type="string">
            <text:p>MN_Ocular_tube_protective_cap</text:p>
          </table:table-cell>
          <table:table-cell table:formula="of:=[$List_of_3D_Models.B175]" office:value-type="float" office:value="0" calcext:value-type="float">
            <text:p>0</text:p>
          </table:table-cell>
          <table:table-cell table:formula="of:=[$List_of_3D_Models.C175]" office:value-type="float" office:value="26" calcext:value-type="float">
            <text:p>26</text:p>
          </table:table-cell>
          <table:table-cell table:formula="of:=[$List_of_3D_Models.D175]" office:value-type="float" office:value="1.14" calcext:value-type="float">
            <text:p>1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26" calcext:value-type="float">
            <text:p>26</text:p>
          </table:table-cell>
          <table:table-cell table:formula="of:=[.D8]*[.F8]" office:value-type="float" office:value="1.14" calcext:value-type="float">
            <text:p>1.14</text:p>
          </table:table-cell>
          <table:table-cell table:number-columns-repeated="4"/>
        </table:table-row>
        <table:table-row table:style-name="ro3" table:number-rows-repeated="8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5])*[$Filament_Density.A8]" office:value-type="float" office:value="9.72311145313" calcext:value-type="float">
            <text:p>9.72311145313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160]" office:value-type="string" office:string-value="Eyepiece to fit a tube of diameter of 23.2 mm" calcext:value-type="string">
            <text:p>Eyepiece to fit a tube of diameter of 23.2 mm</text:p>
          </table:table-cell>
          <table:table-cell/>
          <table:table-cell table:formula="of:=[$Non_Printed_Parts.C160]"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]*[.F23]" office:value-type="float" office:value="59" calcext:value-type="float">
            <text:p>59</text:p>
          </table:table-cell>
          <table:table-cell table:number-columns-repeated="4"/>
        </table:table-row>
        <table:table-row table:style-name="ro3" table:number-rows-repeated="20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Ocular_lens</text:p>
          </table:table-cell>
          <table:table-cell table:style-name="ce142" table:number-columns-repeated="2"/>
          <table:table-cell table:style-name="ce142" table:formula="of:=SUM([.J6:.J16])" office:value-type="float" office:value="3.26" calcext:value-type="float">
            <text:p>3.26</text:p>
          </table:table-cell>
          <table:table-cell table:style-name="ce142"/>
          <table:table-cell table:style-name="ce142" table:formula="of:=[.J18]" office:value-type="float" office:value="9.72311145313" calcext:value-type="float">
            <text:p>9.72311145313</text:p>
          </table:table-cell>
          <table:table-cell table:style-name="ce142" table:formula="of:=SUM([.H6:.H16])+INT(SUM([.I6:.I16])/60)" office:value-type="float" office:value="1" calcext:value-type="float">
            <text:p>1</text:p>
          </table:table-cell>
          <table:table-cell table:style-name="ce142" table:formula="of:=MOD(SUM([.I6:.I43]);60)" office:value-type="float" office:value="24" calcext:value-type="float">
            <text:p>24</text:p>
          </table:table-cell>
          <table:table-cell table:style-name="ce142" table:formula="of:=[.G45]+SUM([.J23:.J34])" office:value-type="float" office:value="68.72311145313" calcext:value-type="float">
            <text:p>68.72311145313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Legs_short" table:style-name="ta1">
        <table:table-column table:style-name="co1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short legs with stage inclined to 35 degree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163]" office:value-type="string" office:string-value="LG_Short_leg" calcext:value-type="string">
            <text:p>LG_Short_leg</text:p>
          </table:table-cell>
          <table:table-cell table:formula="of:=[$List_of_3D_Models.B163]" office:value-type="float" office:value="0" calcext:value-type="float">
            <text:p>0</text:p>
          </table:table-cell>
          <table:table-cell table:formula="of:=[$List_of_3D_Models.C163]" office:value-type="float" office:value="16" calcext:value-type="float">
            <text:p>16</text:p>
          </table:table-cell>
          <table:table-cell table:formula="of:=[$List_of_3D_Models.D163]" office:value-type="float" office:value="0.54" calcext:value-type="float">
            <text:p>0.5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48" calcext:value-type="float">
            <text:p>48</text:p>
          </table:table-cell>
          <table:table-cell table:formula="of:=[.D6]*[.F6]" office:value-type="float" office:value="1.62" calcext:value-type="float">
            <text:p>1.62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])*[$Filament_Density.A8]" office:value-type="float" office:value="4.83173023131" calcext:value-type="float">
            <text:p>4.83173023131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81]" office:value-type="string" office:string-value="M6_20mm_Hex_Steel_Spacer_20mm_long" calcext:value-type="string">
            <text:p>M6_20mm_Hex_Steel_Spacer_20mm_long</text:p>
          </table:table-cell>
          <table:table-cell/>
          <table:table-cell table:formula="of:=[$Non_Printed_Parts.C81]" office:value-type="float" office:value="13.3333" calcext:value-type="float">
            <text:p>13.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13]*[.F13]" office:value-type="float" office:value="39.9999" calcext:value-type="float">
            <text:p>39.9999</text:p>
          </table:table-cell>
          <table:table-cell table:number-columns-repeated="4"/>
        </table:table-row>
        <table:table-row table:style-name="ro3">
          <table:table-cell table:formula="of:=[$Non_Printed_Parts.A86]" office:value-type="string" office:string-value="M6_Washer_Flat_FormA_DIN125" calcext:value-type="string">
            <text:p>M6_Washer_Flat_FormA_DIN125</text:p>
          </table:table-cell>
          <table:table-cell/>
          <table:table-cell table:formula="of:=[$Non_Printed_Parts.C86]" office:value-type="float" office:value="0.9" calcext:value-type="float">
            <text:p>0.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14]*[.F14]" office:value-type="float" office:value="2.7" calcext:value-type="float">
            <text:p>2.7</text:p>
          </table:table-cell>
          <table:table-cell table:number-columns-repeated="4"/>
        </table:table-row>
        <table:table-row table:style-name="ro3" table:number-rows-repeated="19">
          <table:table-cell table:number-columns-repeated="14"/>
        </table:table-row>
        <table:table-row table:style-name="ro3">
          <table:table-cell table:number-columns-repeated="10"/>
          <table:table-cell table:style-name="ce165"/>
          <table:table-cell table:number-columns-repeated="3"/>
        </table:table-row>
        <table:table-row table:style-name="ro3" table:number-rows-repeated="9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Legs_short</text:p>
          </table:table-cell>
          <table:table-cell table:style-name="ce142" table:number-columns-repeated="2"/>
          <table:table-cell table:style-name="ce142" table:formula="of:=SUM([.J6])" office:value-type="float" office:value="1.62" calcext:value-type="float">
            <text:p>1.62</text:p>
          </table:table-cell>
          <table:table-cell table:style-name="ce142"/>
          <table:table-cell table:style-name="ce142" table:formula="of:=[.J8]" office:value-type="float" office:value="4.83173023131" calcext:value-type="float">
            <text:p>4.83173023131</text:p>
          </table:table-cell>
          <table:table-cell table:style-name="ce142" table:formula="of:=SUM([.H6])+INT(SUM([.I6])/60)" office:value-type="float" office:value="0" calcext:value-type="float">
            <text:p>0</text:p>
          </table:table-cell>
          <table:table-cell table:style-name="ce142" table:formula="of:=MOD(SUM([.I6]);60)" office:value-type="float" office:value="48" calcext:value-type="float">
            <text:p>48</text:p>
          </table:table-cell>
          <table:table-cell table:style-name="ce142" table:formula="of:=[.G45]+SUM([.J13:.J34])" office:value-type="float" office:value="47.53163023131" calcext:value-type="float">
            <text:p>47.53163023131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Legs_long_35" table:style-name="ta1">
        <table:table-column table:style-name="co2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long legs inclining the stage 35 degrees</text:p>
          </table:table-cell>
          <table:table-cell table:number-columns-repeated="13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161]" office:value-type="string" office:string-value="LG_Front_legs" calcext:value-type="string">
            <text:p>LG_Front_legs</text:p>
          </table:table-cell>
          <table:table-cell table:formula="of:=[$List_of_3D_Models.B161]" office:value-type="float" office:value="3" calcext:value-type="float">
            <text:p>3</text:p>
          </table:table-cell>
          <table:table-cell table:formula="of:=[$List_of_3D_Models.C161]" office:value-type="float" office:value="21" calcext:value-type="float">
            <text:p>21</text:p>
          </table:table-cell>
          <table:table-cell table:formula="of:=[$List_of_3D_Models.D161]" office:value-type="float" office:value="9.34" calcext:value-type="float">
            <text:p>9.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]*[.F5]" office:value-type="float" office:value="3" calcext:value-type="float">
            <text:p>3</text:p>
          </table:table-cell>
          <table:table-cell table:formula="of:=[.C5]*[.F5]" office:value-type="float" office:value="21" calcext:value-type="float">
            <text:p>21</text:p>
          </table:table-cell>
          <table:table-cell table:formula="of:=[.D5]*[.F5]" office:value-type="float" office:value="9.34" calcext:value-type="float">
            <text:p>9.34</text:p>
          </table:table-cell>
          <table:table-cell table:number-columns-repeated="4"/>
        </table:table-row>
        <table:table-row table:style-name="ro3">
          <table:table-cell table:formula="of:=[$List_of_3D_Models.A159]" office:value-type="string" office:string-value="LG_Back_leg_angled" calcext:value-type="string">
            <text:p>LG_Back_leg_angled</text:p>
          </table:table-cell>
          <table:table-cell table:formula="of:=[$List_of_3D_Models.B159]" office:value-type="float" office:value="0" calcext:value-type="float">
            <text:p>0</text:p>
          </table:table-cell>
          <table:table-cell table:formula="of:=[$List_of_3D_Models.C159]" office:value-type="float" office:value="36" calcext:value-type="float">
            <text:p>36</text:p>
          </table:table-cell>
          <table:table-cell table:formula="of:=[$List_of_3D_Models.D159]" office:value-type="float" office:value="1.68" calcext:value-type="float">
            <text:p>1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36" calcext:value-type="float">
            <text:p>36</text:p>
          </table:table-cell>
          <table:table-cell table:formula="of:=[.D6]*[.F6]" office:value-type="float" office:value="1.68" calcext:value-type="float">
            <text:p>1.68</text:p>
          </table:table-cell>
          <table:table-cell table:number-columns-repeated="4"/>
        </table:table-row>
        <table:table-row table:style-name="ro3">
          <table:table-cell table:formula="of:=[$List_of_3D_Models.A160]" office:value-type="string" office:string-value="LG_Feet_linker" calcext:value-type="string">
            <text:p>LG_Feet_linker</text:p>
          </table:table-cell>
          <table:table-cell table:formula="of:=[$List_of_3D_Models.B160]" office:value-type="float" office:value="3" calcext:value-type="float">
            <text:p>3</text:p>
          </table:table-cell>
          <table:table-cell table:formula="of:=[$List_of_3D_Models.C160]" office:value-type="float" office:value="18" calcext:value-type="float">
            <text:p>18</text:p>
          </table:table-cell>
          <table:table-cell table:formula="of:=[$List_of_3D_Models.D160]" office:value-type="float" office:value="8.43" calcext:value-type="float">
            <text:p>8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3" calcext:value-type="float">
            <text:p>3</text:p>
          </table:table-cell>
          <table:table-cell table:formula="of:=[.C7]*[.F7]" office:value-type="float" office:value="18" calcext:value-type="float">
            <text:p>18</text:p>
          </table:table-cell>
          <table:table-cell table:formula="of:=[.D7]*[.F7]" office:value-type="float" office:value="8.43" calcext:value-type="float">
            <text:p>8.43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5:.J7])*[$Filament_Density.A8]" office:value-type="float" office:value="58.010588270975" calcext:value-type="float">
            <text:p>58.01058827097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81]" office:value-type="string" office:string-value="M6_20mm_Hex_Steel_Spacer_20mm_long" calcext:value-type="string">
            <text:p>M6_20mm_Hex_Steel_Spacer_20mm_long</text:p>
          </table:table-cell>
          <table:table-cell/>
          <table:table-cell table:formula="of:=[$Non_Printed_Parts.C81]" office:value-type="float" office:value="13.3333" calcext:value-type="float">
            <text:p>13.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16]*[.F16]" office:value-type="float" office:value="39.9999" calcext:value-type="float">
            <text:p>39.9999</text:p>
          </table:table-cell>
          <table:table-cell table:number-columns-repeated="4"/>
        </table:table-row>
        <table:table-row table:style-name="ro3">
          <table:table-cell table:formula="of:=[$Non_Printed_Parts.A78]" office:value-type="string" office:string-value="M6_Full_Nut" calcext:value-type="string">
            <text:p>M6_Full_Nut</text:p>
          </table:table-cell>
          <table:table-cell/>
          <table:table-cell table:formula="of:=[$Non_Printed_Parts.C78]" office:value-type="float" office:value="2.1" calcext:value-type="float">
            <text:p>2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17]*[.F17]" office:value-type="float" office:value="12.6" calcext:value-type="float">
            <text:p>12.6</text:p>
          </table:table-cell>
          <table:table-cell table:number-columns-repeated="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1]" office:value-type="float" office:value="0.6" calcext:value-type="float">
            <text:p>0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8]*[.F18]" office:value-type="float" office:value="0.6" calcext:value-type="float">
            <text:p>0.6</text:p>
          </table:table-cell>
          <table:table-cell table:number-columns-repeated="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 table:formula="of:=[$Non_Printed_Parts.B27]" office:value-type="string" office:string-value="General hardware store" calcext:value-type="string">
            <text:p>General hardware store</text:p>
          </table:table-cell>
          <table:table-cell table:formula="of:=[$Non_Printed_Parts.C27]" office:value-type="float" office:value="0.875" calcext:value-type="float">
            <text:p>0.8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9]*[.F19]" office:value-type="float" office:value="3.5" calcext:value-type="float">
            <text:p>3.5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[.C20]*[.F20]" office:value-type="float" office:value="1.5" calcext:value-type="float">
            <text:p>1.5</text:p>
          </table:table-cell>
          <table:table-cell table:number-columns-repeated="4"/>
        </table:table-row>
        <table:table-row table:style-name="ro3">
          <table:table-cell table:formula="of:=[$Non_Printed_Parts.A84]" office:value-type="string" office:string-value="M3_Washer_Flat_FormA_DIN125" calcext:value-type="string">
            <text:p>M3_Washer_Flat_FormA_DIN125</text:p>
          </table:table-cell>
          <table:table-cell/>
          <table:table-cell table:formula="of:=[$Non_Printed_Parts.C84]" office:value-type="float" office:value="0.075" calcext:value-type="float">
            <text:p>0.0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1]*[.F21]" office:value-type="float" office:value="0.3" calcext:value-type="float">
            <text:p>0.3</text:p>
          </table:table-cell>
          <table:table-cell table:number-columns-repeated="4"/>
        </table:table-row>
        <table:table-row table:style-name="ro3" table:number-rows-repeated="15">
          <table:table-cell table:number-columns-repeated="14"/>
        </table:table-row>
        <table:table-row table:style-name="ro3">
          <table:table-cell table:number-columns-repeated="10"/>
          <table:table-cell table:style-name="ce165"/>
          <table:table-cell table:number-columns-repeated="3"/>
        </table:table-row>
        <table:table-row table:style-name="ro3" table:number-rows-repeated="9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Legs_long_35</text:p>
          </table:table-cell>
          <table:table-cell table:style-name="ce142" table:number-columns-repeated="2"/>
          <table:table-cell table:style-name="ce142" table:formula="of:=SUM([.J5:.J9])" office:value-type="float" office:value="19.45" calcext:value-type="float">
            <text:p>19.45</text:p>
          </table:table-cell>
          <table:table-cell table:style-name="ce142"/>
          <table:table-cell table:style-name="ce142" table:formula="of:=[.J11]" office:value-type="float" office:value="58.010588270975" calcext:value-type="float">
            <text:p>58.010588270975</text:p>
          </table:table-cell>
          <table:table-cell table:style-name="ce142" table:formula="of:=SUM([.H5:.H9])+INT(SUM([.I5:.I9])/60)" office:value-type="float" office:value="7" calcext:value-type="float">
            <text:p>7</text:p>
          </table:table-cell>
          <table:table-cell table:style-name="ce142" table:formula="of:=MOD(SUM([.I5:.I9]);60)" office:value-type="float" office:value="15" calcext:value-type="float">
            <text:p>15</text:p>
          </table:table-cell>
          <table:table-cell table:style-name="ce142" table:formula="of:=[.G48]+SUM([.J16:.J37])" office:value-type="float" office:value="116.510488270975" calcext:value-type="float">
            <text:p>116.510488270975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Legs_long_level" table:style-name="ta1">
        <table:table-column table:style-name="co2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long legs keeping the stage level</text:p>
          </table:table-cell>
          <table:table-cell table:number-columns-repeated="13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161]" office:value-type="string" office:string-value="LG_Front_legs" calcext:value-type="string">
            <text:p>LG_Front_legs</text:p>
          </table:table-cell>
          <table:table-cell table:formula="of:=[$List_of_3D_Models.B161]" office:value-type="float" office:value="3" calcext:value-type="float">
            <text:p>3</text:p>
          </table:table-cell>
          <table:table-cell table:formula="of:=[$List_of_3D_Models.C161]" office:value-type="float" office:value="21" calcext:value-type="float">
            <text:p>21</text:p>
          </table:table-cell>
          <table:table-cell table:formula="of:=[$List_of_3D_Models.D161]" office:value-type="float" office:value="9.34" calcext:value-type="float">
            <text:p>9.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]*[.F5]" office:value-type="float" office:value="3" calcext:value-type="float">
            <text:p>3</text:p>
          </table:table-cell>
          <table:table-cell table:formula="of:=[.C5]*[.F5]" office:value-type="float" office:value="21" calcext:value-type="float">
            <text:p>21</text:p>
          </table:table-cell>
          <table:table-cell table:formula="of:=[.D5]*[.F5]" office:value-type="float" office:value="9.34" calcext:value-type="float">
            <text:p>9.34</text:p>
          </table:table-cell>
          <table:table-cell table:number-columns-repeated="4"/>
        </table:table-row>
        <table:table-row table:style-name="ro3">
          <table:table-cell table:formula="of:=[$List_of_3D_Models.A159]" office:value-type="string" office:string-value="LG_Back_leg_angled" calcext:value-type="string">
            <text:p>LG_Back_leg_angled</text:p>
          </table:table-cell>
          <table:table-cell table:formula="of:=[$List_of_3D_Models.B159]" office:value-type="float" office:value="0" calcext:value-type="float">
            <text:p>0</text:p>
          </table:table-cell>
          <table:table-cell table:formula="of:=[$List_of_3D_Models.C159]" office:value-type="float" office:value="36" calcext:value-type="float">
            <text:p>36</text:p>
          </table:table-cell>
          <table:table-cell table:formula="of:=[$List_of_3D_Models.D159]" office:value-type="float" office:value="1.68" calcext:value-type="float">
            <text:p>1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36" calcext:value-type="float">
            <text:p>36</text:p>
          </table:table-cell>
          <table:table-cell table:formula="of:=[.D6]*[.F6]" office:value-type="float" office:value="1.68" calcext:value-type="float">
            <text:p>1.68</text:p>
          </table:table-cell>
          <table:table-cell table:number-columns-repeated="4"/>
        </table:table-row>
        <table:table-row table:style-name="ro3">
          <table:table-cell table:formula="of:=[$List_of_3D_Models.A160]" office:value-type="string" office:string-value="LG_Feet_linker" calcext:value-type="string">
            <text:p>LG_Feet_linker</text:p>
          </table:table-cell>
          <table:table-cell table:formula="of:=[$List_of_3D_Models.B160]" office:value-type="float" office:value="3" calcext:value-type="float">
            <text:p>3</text:p>
          </table:table-cell>
          <table:table-cell table:formula="of:=[$List_of_3D_Models.C160]" office:value-type="float" office:value="18" calcext:value-type="float">
            <text:p>18</text:p>
          </table:table-cell>
          <table:table-cell table:formula="of:=[$List_of_3D_Models.D160]" office:value-type="float" office:value="8.43" calcext:value-type="float">
            <text:p>8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3" calcext:value-type="float">
            <text:p>3</text:p>
          </table:table-cell>
          <table:table-cell table:formula="of:=[.C7]*[.F7]" office:value-type="float" office:value="18" calcext:value-type="float">
            <text:p>18</text:p>
          </table:table-cell>
          <table:table-cell table:formula="of:=[.D7]*[.F7]" office:value-type="float" office:value="8.43" calcext:value-type="float">
            <text:p>8.43</text:p>
          </table:table-cell>
          <table:table-cell table:number-columns-repeated="4"/>
        </table:table-row>
        <table:table-row table:style-name="ro3">
          <table:table-cell table:formula="of:=[$List_of_3D_Models.A162]" office:value-type="string" office:string-value="LG_Hind_extension" calcext:value-type="string">
            <text:p>LG_Hind_extension</text:p>
          </table:table-cell>
          <table:table-cell table:formula="of:=[$List_of_3D_Models.B162]" office:value-type="float" office:value="0" calcext:value-type="float">
            <text:p>0</text:p>
          </table:table-cell>
          <table:table-cell table:formula="of:=[$List_of_3D_Models.C162]" office:value-type="float" office:value="46" calcext:value-type="float">
            <text:p>46</text:p>
          </table:table-cell>
          <table:table-cell table:formula="of:=[$List_of_3D_Models.D162]" office:value-type="float" office:value="1.64" calcext:value-type="float">
            <text:p>1.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46" calcext:value-type="float">
            <text:p>46</text:p>
          </table:table-cell>
          <table:table-cell table:formula="of:=[.D8]*[.F8]" office:value-type="float" office:value="1.64" calcext:value-type="float">
            <text:p>1.64</text:p>
          </table:table-cell>
          <table:table-cell table:number-columns-repeated="4"/>
        </table:table-row>
        <table:table-row table:style-name="ro3">
          <table:table-cell table:formula="of:=[$List_of_3D_Models.A102]" office:value-type="string" office:string-value="DI_M3_Thumbscrew_short_hex" calcext:value-type="string">
            <text:p>DI_M3_Thumbscrew_short_hex</text:p>
          </table:table-cell>
          <table:table-cell table:formula="of:=[$List_of_3D_Models.B102]" office:value-type="float" office:value="0" calcext:value-type="float">
            <text:p>0</text:p>
          </table:table-cell>
          <table:table-cell table:formula="of:=[$List_of_3D_Models.C102]" office:value-type="float" office:value="8" calcext:value-type="float">
            <text:p>8</text:p>
          </table:table-cell>
          <table:table-cell table:formula="of:=[$List_of_3D_Models.D102]" office:value-type="float" office:value="0.14" calcext:value-type="float">
            <text:p>0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8" calcext:value-type="float">
            <text:p>8</text:p>
          </table:table-cell>
          <table:table-cell table:formula="of:=[.D9]*[.F9]" office:value-type="float" office:value="0.14" calcext:value-type="float">
            <text:p>0.14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5:.J9])*[$Filament_Density.A8]" office:value-type="float" office:value="63.319526426365" calcext:value-type="float">
            <text:p>63.31952642636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81]" office:value-type="string" office:string-value="M6_20mm_Hex_Steel_Spacer_20mm_long" calcext:value-type="string">
            <text:p>M6_20mm_Hex_Steel_Spacer_20mm_long</text:p>
          </table:table-cell>
          <table:table-cell/>
          <table:table-cell table:formula="of:=[$Non_Printed_Parts.C81]" office:value-type="float" office:value="13.3333" calcext:value-type="float">
            <text:p>13.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16]*[.F16]" office:value-type="float" office:value="39.9999" calcext:value-type="float">
            <text:p>39.9999</text:p>
          </table:table-cell>
          <table:table-cell table:number-columns-repeated="4"/>
        </table:table-row>
        <table:table-row table:style-name="ro3">
          <table:table-cell table:formula="of:=[$Non_Printed_Parts.A78]" office:value-type="string" office:string-value="M6_Full_Nut" calcext:value-type="string">
            <text:p>M6_Full_Nut</text:p>
          </table:table-cell>
          <table:table-cell/>
          <table:table-cell table:formula="of:=[$Non_Printed_Parts.C78]" office:value-type="float" office:value="2.1" calcext:value-type="float">
            <text:p>2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17]*[.F17]" office:value-type="float" office:value="12.6" calcext:value-type="float">
            <text:p>12.6</text:p>
          </table:table-cell>
          <table:table-cell table:number-columns-repeated="4"/>
        </table:table-row>
        <table:table-row table:style-name="ro3">
          <table:table-cell table:formula="of:=[$Non_Printed_Parts.A52]" office:value-type="string" office:string-value="M6_Hex_Head_Bolt_Fully_Threaded_16mm_long" calcext:value-type="string">
            <text:p>M6_Hex_Head_Bolt_Fully_Threaded_16mm_long</text:p>
          </table:table-cell>
          <table:table-cell/>
          <table:table-cell table:formula="of:=[$Non_Printed_Parts.C52]" office:value-type="float" office:value="5.3" calcext:value-type="float">
            <text:p>5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8]*[.F18]" office:value-type="float" office:value="5.3" calcext:value-type="float">
            <text:p>5.3</text:p>
          </table:table-cell>
          <table:table-cell table:number-columns-repeated="4"/>
        </table:table-row>
        <table:table-row table:style-name="ro3">
          <table:table-cell table:formula="of:=[$Non_Printed_Parts.A91]" office:value-type="string" office:string-value="M6_Plastic_Head_cap" calcext:value-type="string">
            <text:p>M6_Plastic_Head_cap</text:p>
          </table:table-cell>
          <table:table-cell/>
          <table:table-cell table:formula="of:=[$Non_Printed_Parts.C91]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9]*[.F19]" office:value-type="float" office:value="0.5" calcext:value-type="float">
            <text:p>0.5</text:p>
          </table:table-cell>
          <table:table-cell table:number-columns-repeated="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0]*[.F20]" office:value-type="float" office:value="0.8" calcext:value-type="float">
            <text:p>0.8</text:p>
          </table:table-cell>
          <table:table-cell table:number-columns-repeated="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 table:formula="of:=[$Non_Printed_Parts.B27]" office:value-type="string" office:string-value="General hardware store" calcext:value-type="string">
            <text:p>General hardware store</text:p>
          </table:table-cell>
          <table:table-cell table:formula="of:=[$Non_Printed_Parts.C27]" office:value-type="float" office:value="0.875" calcext:value-type="float">
            <text:p>0.8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1]*[.F21]" office:value-type="float" office:value="3.5" calcext:value-type="float">
            <text:p>3.5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[.C22]*[.F22]" office:value-type="float" office:value="1.5" calcext:value-type="float">
            <text:p>1.5</text:p>
          </table:table-cell>
          <table:table-cell table:number-columns-repeated="4"/>
        </table:table-row>
        <table:table-row table:style-name="ro3">
          <table:table-cell table:formula="of:=[$Non_Printed_Parts.A84]" office:value-type="string" office:string-value="M3_Washer_Flat_FormA_DIN125" calcext:value-type="string">
            <text:p>M3_Washer_Flat_FormA_DIN125</text:p>
          </table:table-cell>
          <table:table-cell/>
          <table:table-cell table:formula="of:=[$Non_Printed_Parts.C84]" office:value-type="float" office:value="0.075" calcext:value-type="float">
            <text:p>0.0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3]*[.F23]" office:value-type="float" office:value="0.3" calcext:value-type="float">
            <text:p>0.3</text:p>
          </table:table-cell>
          <table:table-cell table:number-columns-repeated="4"/>
        </table:table-row>
        <table:table-row table:style-name="ro3">
          <table:table-cell table:formula="of:=[$Non_Printed_Parts.A36]" office:value-type="string" office:string-value="M4_Grub_Screw_Cup_point_Hex_socket_DIN916_5mm_long" calcext:value-type="string">
            <text:p>M4_Grub_Screw_Cup_point_Hex_socket_DIN916_5mm_long</text:p>
          </table:table-cell>
          <table:table-cell table:formula="of:=[$Non_Printed_Parts.B36]" office:value-type="string" office:string-value="General hardware store" calcext:value-type="string">
            <text:p>General hardware store</text:p>
          </table:table-cell>
          <table:table-cell table:formula="of:=[$Non_Printed_Parts.C36]" office:value-type="float" office:value="0.276" calcext:value-type="float">
            <text:p>0.2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4]*[.F24]" office:value-type="float" office:value="0.276" calcext:value-type="float">
            <text:p>0.276</text:p>
          </table:table-cell>
          <table:table-cell table:number-columns-repeated="4"/>
        </table:table-row>
        <table:table-row table:style-name="ro3" table:number-rows-repeated="12">
          <table:table-cell table:number-columns-repeated="14"/>
        </table:table-row>
        <table:table-row table:style-name="ro3">
          <table:table-cell table:number-columns-repeated="10"/>
          <table:table-cell table:style-name="ce165"/>
          <table:table-cell table:number-columns-repeated="3"/>
        </table:table-row>
        <table:table-row table:style-name="ro3" table:number-rows-repeated="9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Legs_long_level</text:p>
          </table:table-cell>
          <table:table-cell table:style-name="ce142" table:number-columns-repeated="2"/>
          <table:table-cell table:style-name="ce142" table:formula="of:=SUM([.J5:.J9])" office:value-type="float" office:value="21.23" calcext:value-type="float">
            <text:p>21.23</text:p>
          </table:table-cell>
          <table:table-cell table:style-name="ce142"/>
          <table:table-cell table:style-name="ce142" table:formula="of:=[.J11]" office:value-type="float" office:value="63.319526426365" calcext:value-type="float">
            <text:p>63.319526426365</text:p>
          </table:table-cell>
          <table:table-cell table:style-name="ce142" table:formula="of:=SUM([.H5:.H9])+INT(SUM([.I5:.I9])/60)" office:value-type="float" office:value="8" calcext:value-type="float">
            <text:p>8</text:p>
          </table:table-cell>
          <table:table-cell table:style-name="ce142" table:formula="of:=MOD(SUM([.I5:.I9]);60)" office:value-type="float" office:value="9" calcext:value-type="float">
            <text:p>9</text:p>
          </table:table-cell>
          <table:table-cell table:style-name="ce142" table:formula="of:=[.G48]+SUM([.J16:.J37])" office:value-type="float" office:value="128.095426426365" calcext:value-type="float">
            <text:p>128.095426426365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Z_Motor" table:style-name="ta1">
        <table:table-column table:style-name="co2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stage motorisation module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233]" office:value-type="string" office:string-value="ZM_Motor_attachment" calcext:value-type="string">
            <text:p>ZM_Motor_attachment</text:p>
          </table:table-cell>
          <table:table-cell table:formula="of:=[$List_of_3D_Models.B233]" office:value-type="float" office:value="1" calcext:value-type="float">
            <text:p>1</text:p>
          </table:table-cell>
          <table:table-cell table:formula="of:=[$List_of_3D_Models.C233]" office:value-type="float" office:value="1" calcext:value-type="float">
            <text:p>1</text:p>
          </table:table-cell>
          <table:table-cell table:formula="of:=[$List_of_3D_Models.D233]" office:value-type="float" office:value="2.36" calcext:value-type="float">
            <text:p>2.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1" calcext:value-type="float">
            <text:p>1</text:p>
          </table:table-cell>
          <table:table-cell table:formula="of:=[.C6]*[.F6]" office:value-type="float" office:value="1" calcext:value-type="float">
            <text:p>1</text:p>
          </table:table-cell>
          <table:table-cell table:formula="of:=[.D6]*[.F6]" office:value-type="float" office:value="2.36" calcext:value-type="float">
            <text:p>2.36</text:p>
          </table:table-cell>
          <table:table-cell table:number-columns-repeated="4"/>
        </table:table-row>
        <table:table-row table:style-name="ro3">
          <table:table-cell table:formula="of:=[$List_of_3D_Models.A234]" office:value-type="string" office:string-value="ZM_Motor_gear" calcext:value-type="string">
            <text:p>ZM_Motor_gear</text:p>
          </table:table-cell>
          <table:table-cell table:formula="of:=[$List_of_3D_Models.B234]" office:value-type="float" office:value="1" calcext:value-type="float">
            <text:p>1</text:p>
          </table:table-cell>
          <table:table-cell table:formula="of:=[$List_of_3D_Models.C234]" office:value-type="float" office:value="34" calcext:value-type="float">
            <text:p>34</text:p>
          </table:table-cell>
          <table:table-cell table:formula="of:=[$List_of_3D_Models.D234]" office:value-type="float" office:value="2.36" calcext:value-type="float">
            <text:p>2.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1" calcext:value-type="float">
            <text:p>1</text:p>
          </table:table-cell>
          <table:table-cell table:formula="of:=[.C7]*[.F7]" office:value-type="float" office:value="34" calcext:value-type="float">
            <text:p>34</text:p>
          </table:table-cell>
          <table:table-cell table:formula="of:=[.D7]*[.F7]" office:value-type="float" office:value="2.36" calcext:value-type="float">
            <text:p>2.36</text:p>
          </table:table-cell>
          <table:table-cell table:number-columns-repeated="4"/>
        </table:table-row>
        <table:table-row table:style-name="ro3">
          <table:table-cell table:formula="of:=[$List_of_3D_Models.A235]" office:value-type="string" office:string-value="ZM_Z_Limit_Sw_Mount" calcext:value-type="string">
            <text:p>ZM_Z_Limit_Sw_Mount</text:p>
          </table:table-cell>
          <table:table-cell table:formula="of:=[$List_of_3D_Models.B235]" office:value-type="float" office:value="0" calcext:value-type="float">
            <text:p>0</text:p>
          </table:table-cell>
          <table:table-cell table:formula="of:=[$List_of_3D_Models.C235]" office:value-type="float" office:value="17" calcext:value-type="float">
            <text:p>17</text:p>
          </table:table-cell>
          <table:table-cell table:formula="of:=[$List_of_3D_Models.D235]" office:value-type="float" office:value="0.44" calcext:value-type="float">
            <text:p>0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17" calcext:value-type="float">
            <text:p>17</text:p>
          </table:table-cell>
          <table:table-cell table:formula="of:=[.D8]*[.F8]" office:value-type="float" office:value="0.44" calcext:value-type="float">
            <text:p>0.44</text:p>
          </table:table-cell>
          <table:table-cell table:number-columns-repeated="4"/>
        </table:table-row>
        <table:table-row table:style-name="ro3">
          <table:table-cell table:formula="of:=[$List_of_3D_Models.A236]" office:value-type="string" office:string-value="ZM_Z_Probe" calcext:value-type="string">
            <text:p>ZM_Z_Probe</text:p>
          </table:table-cell>
          <table:table-cell table:formula="of:=[$List_of_3D_Models.B236]" office:value-type="float" office:value="1" calcext:value-type="float">
            <text:p>1</text:p>
          </table:table-cell>
          <table:table-cell table:formula="of:=[$List_of_3D_Models.C236]" office:value-type="float" office:value="4" calcext:value-type="float">
            <text:p>4</text:p>
          </table:table-cell>
          <table:table-cell table:formula="of:=[$List_of_3D_Models.D236]" office:value-type="float" office:value="2.04" calcext:value-type="float">
            <text:p>2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1" calcext:value-type="float">
            <text:p>1</text:p>
          </table:table-cell>
          <table:table-cell table:formula="of:=[.C9]*[.F9]" office:value-type="float" office:value="4" calcext:value-type="float">
            <text:p>4</text:p>
          </table:table-cell>
          <table:table-cell table:formula="of:=[.D9]*[.F9]" office:value-type="float" office:value="2.04" calcext:value-type="float">
            <text:p>2.04</text:p>
          </table:table-cell>
          <table:table-cell table:number-columns-repeated="4"/>
        </table:table-row>
        <table:table-row table:style-name="ro3">
          <table:table-cell table:formula="of:=[$List_of_3D_Models.A237]" office:value-type="string" office:string-value="ZM_Z_Yoke" calcext:value-type="string">
            <text:p>ZM_Z_Yoke</text:p>
          </table:table-cell>
          <table:table-cell table:formula="of:=[$List_of_3D_Models.B237]" office:value-type="float" office:value="0" calcext:value-type="float">
            <text:p>0</text:p>
          </table:table-cell>
          <table:table-cell table:formula="of:=[$List_of_3D_Models.C237]" office:value-type="float" office:value="22" calcext:value-type="float">
            <text:p>22</text:p>
          </table:table-cell>
          <table:table-cell table:formula="of:=[$List_of_3D_Models.D237]" office:value-type="float" office:value="0.66" calcext:value-type="float">
            <text:p>0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22" calcext:value-type="float">
            <text:p>22</text:p>
          </table:table-cell>
          <table:table-cell table:formula="of:=[.D10]*[.F10]" office:value-type="float" office:value="0.66" calcext:value-type="float">
            <text:p>0.66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0])*[$Filament_Density.A8]" office:value-type="float" office:value="23.44283927043" calcext:value-type="float">
            <text:p>23.44283927043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111]" office:value-type="string" office:string-value="PTFE_Ferrule_8mmOD_6mmID_5mmLong" calcext:value-type="string">
            <text:p>PTFE_Ferrule_8mmOD_6mmID_5mmLong</text:p>
          </table:table-cell>
          <table:table-cell/>
          <table:table-cell table:formula="of:=[$Non_Printed_Parts.C111]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or motor shaft</text:p>
          </table:table-cell>
          <table:table-cell table:number-columns-repeated="2"/>
          <table:table-cell table:formula="of:=[.C18]*[.F18]" office:value-type="float" office:value="0.5" calcext:value-type="float">
            <text:p>0.5</text:p>
          </table:table-cell>
          <table:table-cell table:number-columns-repeated="4"/>
        </table:table-row>
        <table:table-row table:style-name="ro3">
          <table:table-cell table:formula="of:=[$Non_Printed_Parts.A112]" office:value-type="string" office:string-value="PTFE_Ferrule_8mmOD_6mmID_2mmLong" calcext:value-type="string">
            <text:p>PTFE_Ferrule_8mmOD_6mmID_2mmLong</text:p>
          </table:table-cell>
          <table:table-cell/>
          <table:table-cell table:formula="of:=[$Non_Printed_Parts.C112]" office:value-type="float" office:value="0.2" calcext:value-type="float">
            <text:p>0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or fine focus gear shaft</text:p>
          </table:table-cell>
          <table:table-cell table:number-columns-repeated="2"/>
          <table:table-cell table:formula="of:=[.C19]*[.F19]" office:value-type="float" office:value="0.2" calcext:value-type="float">
            <text:p>0.2</text:p>
          </table:table-cell>
          <table:table-cell table:number-columns-repeated="4"/>
        </table:table-row>
        <table:table-row table:style-name="ro3">
          <table:table-cell table:formula="of:=[$Non_Printed_Parts.A52]" office:value-type="string" office:string-value="M6_Hex_Head_Bolt_Fully_Threaded_16mm_long" calcext:value-type="string">
            <text:p>M6_Hex_Head_Bolt_Fully_Threaded_16mm_long</text:p>
          </table:table-cell>
          <table:table-cell/>
          <table:table-cell table:formula="of:=[$Non_Printed_Parts.C52]" office:value-type="float" office:value="5.3" calcext:value-type="float">
            <text:p>5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0]*[.F20]" office:value-type="float" office:value="5.3" calcext:value-type="float">
            <text:p>5.3</text:p>
          </table:table-cell>
          <table:table-cell table:number-columns-repeated="4"/>
        </table:table-row>
        <table:table-row table:style-name="ro3">
          <table:table-cell table:formula="of:=[$Non_Printed_Parts.A36]" office:value-type="string" office:string-value="M4_Grub_Screw_Cup_point_Hex_socket_DIN916_5mm_long" calcext:value-type="string">
            <text:p>M4_Grub_Screw_Cup_point_Hex_socket_DIN916_5mm_long</text:p>
          </table:table-cell>
          <table:table-cell/>
          <table:table-cell table:formula="of:=[$Non_Printed_Parts.C36]" office:value-type="float" office:value="0.276" calcext:value-type="float">
            <text:p>0.2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1]*[.F21]" office:value-type="float" office:value="0.552" calcext:value-type="float">
            <text:p>0.552</text:p>
          </table:table-cell>
          <table:table-cell table:number-columns-repeated="4"/>
        </table:table-row>
        <table:table-row table:style-name="ro3">
          <table:table-cell table:formula="of:=[$Non_Printed_Parts.A114]" office:value-type="string" office:string-value="28BYJ48 Stepper Motor" calcext:value-type="string">
            <text:p>28BYJ48 Stepper Motor</text:p>
          </table:table-cell>
          <table:table-cell/>
          <table:table-cell table:formula="of:=[$Non_Printed_Parts.C114]"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2]*[.F22]" office:value-type="float" office:value="34" calcext:value-type="float">
            <text:p>34</text:p>
          </table:table-cell>
          <table:table-cell table:number-columns-repeated="4"/>
        </table:table-row>
        <table:table-row table:style-name="ro3">
          <table:table-cell table:formula="of:=[$Non_Printed_Parts.A25]" office:value-type="string" office:string-value="M3_Allen_Bolt_Socket_Cap_DIN912_6mm_long" calcext:value-type="string">
            <text:p>M3_Allen_Bolt_Socket_Cap_DIN912_6mm_long</text:p>
          </table:table-cell>
          <table:table-cell/>
          <table:table-cell table:formula="of:=[$Non_Printed_Parts.C25]" office:value-type="float" office:value="0.69" calcext:value-type="float">
            <text:p>0.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 fix Z-probe to focus plate</text:p>
          </table:table-cell>
          <table:table-cell table:number-columns-repeated="2"/>
          <table:table-cell table:formula="of:=[.C23]*[.F23]" office:value-type="float" office:value="1.38" calcext:value-type="float">
            <text:p>1.38</text:p>
          </table:table-cell>
          <table:table-cell table:number-columns-repeated="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/>
          <table:table-cell table:formula="of:=[$Non_Printed_Parts.C27]" office:value-type="float" office:value="0.875" calcext:value-type="float">
            <text:p>0.8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imit Sw hole closest to focus post, motor attachment to stage and Z-probe probe screw</text:p>
          </table:table-cell>
          <table:table-cell table:number-columns-repeated="2"/>
          <table:table-cell table:formula="of:=[.C24]*[.F24]" office:value-type="float" office:value="2.625" calcext:value-type="float">
            <text:p>2.625</text:p>
          </table:table-cell>
          <table:table-cell table:number-columns-repeated="4"/>
        </table:table-row>
        <table:table-row table:style-name="ro3">
          <table:table-cell table:formula="of:=[$Non_Printed_Parts.A29]" office:value-type="string" office:string-value="M3_Allen_Bolt_Socket_Cap_DIN912_14mm_long" calcext:value-type="string">
            <text:p>M3_Allen_Bolt_Socket_Cap_DIN912_14mm_long</text:p>
          </table:table-cell>
          <table:table-cell/>
          <table:table-cell table:formula="of:=[$Non_Printed_Parts.C29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mit sw hole closest to intermediate gear</text:p>
          </table:table-cell>
          <table:table-cell table:number-columns-repeated="2"/>
          <table:table-cell table:formula="of:=[.C25]*[.F25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Non_Printed_Parts.A43]" office:value-type="string" office:string-value="M4_Pozi_Pan_Head_Machine_Screw_DIN7985_10mm_long" calcext:value-type="string">
            <text:p>M4_Pozi_Pan_Head_Machine_Screw_DIN7985_10mm_long</text:p>
          </table:table-cell>
          <table:table-cell/>
          <table:table-cell table:formula="of:=[$Non_Printed_Parts.C43]" office:value-type="float" office:value="1.6" calcext:value-type="float">
            <text:p>1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 fix motor to attachment</text:p>
          </table:table-cell>
          <table:table-cell table:number-columns-repeated="2"/>
          <table:table-cell table:formula="of:=[.C26]*[.F26]" office:value-type="float" office:value="3.2" calcext:value-type="float">
            <text:p>3.2</text:p>
          </table:table-cell>
          <table:table-cell table:number-columns-repeated="4"/>
        </table:table-row>
        <table:table-row table:style-name="ro3">
          <table:table-cell table:formula="of:=[$Non_Printed_Parts.A107]" office:value-type="string" office:string-value="JST Cable (various pin numbers)" calcext:value-type="string">
            <text:p>JST Cable (various pin numbers)</text:p>
          </table:table-cell>
          <table:table-cell/>
          <table:table-cell table:formula="of:=[$Non_Printed_Parts.C107]" office:value-type="float" office:value="3.5" calcext:value-type="float">
            <text:p>3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7]*[.F27]"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table:formula="of:=[$Non_Printed_Parts.A108]" office:value-type="string" office:string-value="JST Connector PCB mount (variousnumbers)" calcext:value-type="string">
            <text:p>JST Connector PCB mount (variousnumbers)</text:p>
          </table:table-cell>
          <table:table-cell/>
          <table:table-cell table:formula="of:=[$Non_Printed_Parts.C108]" office:value-type="float" office:value="0.5" calcext:value-type="float">
            <text:p>0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8]*[.F28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 fix motor to attachment</text:p>
          </table:table-cell>
          <table:table-cell table:number-columns-repeated="2"/>
          <table:table-cell table:formula="of:=[.C29]*[.F29]" office:value-type="float" office:value="0.52" calcext:value-type="float">
            <text:p>0.52</text:p>
          </table:table-cell>
          <table:table-cell table:number-columns-repeated="4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30]*[.F30]" office:value-type="float" office:value="1.5" calcext:value-type="float">
            <text:p>1.5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1]*[.F31]" office:value-type="float" office:value="0" calcext:value-type="float">
            <text:p>0</text:p>
          </table:table-cell>
          <table:table-cell table:number-columns-repeated="4"/>
        </table:table-row>
        <table:table-row table:style-name="ro3" table:number-rows-repeated="3">
          <table:table-cell table:number-columns-repeated="14"/>
        </table:table-row>
        <table:table-row table:style-name="ro3">
          <table:table-cell table:number-columns-repeated="10"/>
          <table:table-cell table:style-name="ce165"/>
          <table:table-cell table:number-columns-repeated="3"/>
        </table:table-row>
        <table:table-row table:style-name="ro3" table:number-rows-repeated="9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Z_Motor</text:p>
          </table:table-cell>
          <table:table-cell table:style-name="ce142" table:number-columns-repeated="2"/>
          <table:table-cell table:style-name="ce142" table:formula="of:=SUM([.J6:.J10])" office:value-type="float" office:value="7.86" calcext:value-type="float">
            <text:p>7.86</text:p>
          </table:table-cell>
          <table:table-cell table:style-name="ce142"/>
          <table:table-cell table:style-name="ce142" table:formula="of:=[.J13]" office:value-type="float" office:value="23.44283927043" calcext:value-type="float">
            <text:p>23.44283927043</text:p>
          </table:table-cell>
          <table:table-cell table:style-name="ce142" table:formula="of:=SUM([.H6:.H10])+INT(SUM([.I6:.I10])/60)" office:value-type="float" office:value="4" calcext:value-type="float">
            <text:p>4</text:p>
          </table:table-cell>
          <table:table-cell table:style-name="ce142" table:formula="of:=MOD(SUM([.I6:.I44]);60)" office:value-type="float" office:value="18" calcext:value-type="float">
            <text:p>18</text:p>
          </table:table-cell>
          <table:table-cell table:style-name="ce142" table:formula="of:=[.G46]+SUM([.J18:.J31])" office:value-type="float" office:value="82.21983927043" calcext:value-type="float">
            <text:p>82.21983927043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DI_Mirror_simple" table:style-name="ta1"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simple mirror illuminator (i.e. without condenser)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42]" office:value-type="string" office:string-value="DI_Cnd_Adj_thumbwheel" calcext:value-type="string">
            <text:p>DI_Cnd_Adj_thumbwheel</text:p>
          </table:table-cell>
          <table:table-cell table:formula="of:=[$List_of_3D_Models.B42]" office:value-type="float" office:value="0" calcext:value-type="float">
            <text:p>0</text:p>
          </table:table-cell>
          <table:table-cell table:formula="of:=[$List_of_3D_Models.C42]" office:value-type="float" office:value="8" calcext:value-type="float">
            <text:p>8</text:p>
          </table:table-cell>
          <table:table-cell table:formula="of:=[$List_of_3D_Models.D42]" office:value-type="float" office:value="0.26" calcext:value-type="float">
            <text:p>0.2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32" calcext:value-type="float">
            <text:p>32</text:p>
          </table:table-cell>
          <table:table-cell table:formula="of:=[.D6]*[.F6]" office:value-type="float" office:value="1.04" calcext:value-type="float">
            <text:p>1.04</text:p>
          </table:table-cell>
          <table:table-cell table:number-columns-repeated="4"/>
        </table:table-row>
        <table:table-row table:style-name="ro3">
          <table:table-cell table:formula="of:=[$List_of_3D_Models.A105]" office:value-type="string" office:string-value="DI_Mirror_holder_plain" calcext:value-type="string">
            <text:p>DI_Mirror_holder_plain</text:p>
          </table:table-cell>
          <table:table-cell table:formula="of:=[$List_of_3D_Models.B105]" office:value-type="float" office:value="1" calcext:value-type="float">
            <text:p>1</text:p>
          </table:table-cell>
          <table:table-cell table:formula="of:=[$List_of_3D_Models.C105]" office:value-type="float" office:value="0" calcext:value-type="float">
            <text:p>0</text:p>
          </table:table-cell>
          <table:table-cell table:formula="of:=[$List_of_3D_Models.D105]" office:value-type="float" office:value="2.45" calcext:value-type="float">
            <text:p>2.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1" calcext:value-type="float">
            <text:p>1</text:p>
          </table:table-cell>
          <table:table-cell table:formula="of:=[.C7]*[.F7]" office:value-type="float" office:value="0" calcext:value-type="float">
            <text:p>0</text:p>
          </table:table-cell>
          <table:table-cell table:formula="of:=[.D7]*[.F7]" office:value-type="float" office:value="2.45" calcext:value-type="float">
            <text:p>2.45</text:p>
          </table:table-cell>
          <table:table-cell table:number-columns-repeated="4"/>
        </table:table-row>
        <table:table-row table:style-name="ro3">
          <table:table-cell table:formula="of:=[$List_of_3D_Models.A106]" office:value-type="string" office:string-value="DI_Mirror_suspend_plain" calcext:value-type="string">
            <text:p>DI_Mirror_suspend_plain</text:p>
          </table:table-cell>
          <table:table-cell table:formula="of:=[$List_of_3D_Models.B106]" office:value-type="float" office:value="1" calcext:value-type="float">
            <text:p>1</text:p>
          </table:table-cell>
          <table:table-cell table:formula="of:=[$List_of_3D_Models.C106]" office:value-type="float" office:value="34" calcext:value-type="float">
            <text:p>34</text:p>
          </table:table-cell>
          <table:table-cell table:formula="of:=[$List_of_3D_Models.D106]" office:value-type="float" office:value="3.18" calcext:value-type="float">
            <text:p>3.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1" calcext:value-type="float">
            <text:p>1</text:p>
          </table:table-cell>
          <table:table-cell table:formula="of:=[.C8]*[.F8]" office:value-type="float" office:value="34" calcext:value-type="float">
            <text:p>34</text:p>
          </table:table-cell>
          <table:table-cell table:formula="of:=[.D8]*[.F8]" office:value-type="float" office:value="3.18" calcext:value-type="float">
            <text:p>3.18</text:p>
          </table:table-cell>
          <table:table-cell table:number-columns-repeated="4"/>
        </table:table-row>
        <table:table-row table:style-name="ro3">
          <table:table-cell table:formula="of:=[$List_of_3D_Models.A107]" office:value-type="string" office:string-value="DI_Mirror_to_baseplate" calcext:value-type="string">
            <text:p>DI_Mirror_to_baseplate</text:p>
          </table:table-cell>
          <table:table-cell table:formula="of:=[$List_of_3D_Models.B107]" office:value-type="float" office:value="0" calcext:value-type="float">
            <text:p>0</text:p>
          </table:table-cell>
          <table:table-cell table:formula="of:=[$List_of_3D_Models.C107]" office:value-type="float" office:value="49" calcext:value-type="float">
            <text:p>49</text:p>
          </table:table-cell>
          <table:table-cell table:formula="of:=[$List_of_3D_Models.D107]" office:value-type="float" office:value="1.88" calcext:value-type="float">
            <text:p>1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49" calcext:value-type="float">
            <text:p>49</text:p>
          </table:table-cell>
          <table:table-cell table:formula="of:=[.D9]*[.F9]" office:value-type="float" office:value="1.88" calcext:value-type="float">
            <text:p>1.88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0])*[$Filament_Density.A8]" office:value-type="float" office:value="25.500798443025" calcext:value-type="float">
            <text:p>25.50079844302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42]" office:value-type="string" office:string-value="M4_Pozi_Pan_Head_Machine_Screw_DIN7985_6mm_long" calcext:value-type="string">
            <text:p>M4_Pozi_Pan_Head_Machine_Screw_DIN7985_6mm_long</text:p>
          </table:table-cell>
          <table:table-cell/>
          <table:table-cell table:formula="of:=[$Non_Printed_Parts.C42]" office:value-type="float" office:value="1.2" calcext:value-type="float">
            <text:p>1.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8]*[.F18]" office:value-type="float" office:value="2.4" calcext:value-type="float">
            <text:p>2.4</text:p>
          </table:table-cell>
          <table:table-cell table:number-columns-repeated="4"/>
        </table:table-row>
        <table:table-row table:style-name="ro3">
          <table:table-cell table:formula="of:=[$Non_Printed_Parts.A16]" office:value-type="string" office:string-value="M4_Hex_Head_Set_Screw_12mm_long" calcext:value-type="string">
            <text:p>M4_Hex_Head_Set_Screw_12mm_long</text:p>
          </table:table-cell>
          <table:table-cell/>
          <table:table-cell table:formula="of:=[$Non_Printed_Parts.C16]" office:value-type="float" office:value="1.8" calcext:value-type="float">
            <text:p>1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9]*[.F19]" office:value-type="float" office:value="3.6" calcext:value-type="float">
            <text:p>3.6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0]*[.F20]" office:value-type="float" office:value="0.52" calcext:value-type="float">
            <text:p>0.52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64]" office:value-type="string" office:string-value="Oval Mirror (“Small 5.5x4x0.1 cm” if buying from the example link)" calcext:value-type="string">
            <text:p>Oval Mirror (“Small 5.5x4x0.1 cm” if buying from the example link)</text:p>
          </table:table-cell>
          <table:table-cell/>
          <table:table-cell table:formula="of:=[$Non_Printed_Parts.C164]" office:value-type="float" office:value="4.6" calcext:value-type="float">
            <text:p>4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2]*[.F22]" office:value-type="float" office:value="4.6" calcext:value-type="float">
            <text:p>4.6</text:p>
          </table:table-cell>
          <table:table-cell table:number-columns-repeated="4"/>
        </table:table-row>
        <table:table-row table:style-name="ro3" table:number-rows-repeated="11">
          <table:table-cell table:number-columns-repeated="14"/>
        </table:table-row>
        <table:table-row table:style-name="ro3">
          <table:table-cell table:number-columns-repeated="10"/>
          <table:table-cell table:style-name="ce165"/>
          <table:table-cell table:number-columns-repeated="3"/>
        </table:table-row>
        <table:table-row table:style-name="ro3" table:number-rows-repeated="9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Mirror_Simple</text:p>
          </table:table-cell>
          <table:table-cell table:style-name="ce142" table:number-columns-repeated="2"/>
          <table:table-cell table:style-name="ce142" table:formula="of:=SUM([.J6:.J10])" office:value-type="float" office:value="8.55" calcext:value-type="float">
            <text:p>8.55</text:p>
          </table:table-cell>
          <table:table-cell table:style-name="ce142"/>
          <table:table-cell table:style-name="ce142" table:formula="of:=[.J13]" office:value-type="float" office:value="25.500798443025" calcext:value-type="float">
            <text:p>25.500798443025</text:p>
          </table:table-cell>
          <table:table-cell table:style-name="ce142" table:formula="of:=SUM([.H6:.H42])+INT(SUM([.I6:.I42])/60)" office:value-type="float" office:value="3" calcext:value-type="float">
            <text:p>3</text:p>
          </table:table-cell>
          <table:table-cell table:style-name="ce142" table:formula="of:=MOD(SUM([.I6:.I43]);60)" office:value-type="float" office:value="55" calcext:value-type="float">
            <text:p>55</text:p>
          </table:table-cell>
          <table:table-cell table:style-name="ce142" table:formula="of:=[.G45]+SUM([.J18:.J30])" office:value-type="float" office:value="36.620798443025" calcext:value-type="float">
            <text:p>36.620798443025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DI_Mirror_Condenser" table:style-name="ta1"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mirror illuminator with an Abbe condenser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42]" office:value-type="string" office:string-value="DI_Cnd_Adj_thumbwheel" calcext:value-type="string">
            <text:p>DI_Cnd_Adj_thumbwheel</text:p>
          </table:table-cell>
          <table:table-cell table:formula="of:=[$List_of_3D_Models.B42]" office:value-type="float" office:value="0" calcext:value-type="float">
            <text:p>0</text:p>
          </table:table-cell>
          <table:table-cell table:formula="of:=[$List_of_3D_Models.C42]" office:value-type="float" office:value="8" calcext:value-type="float">
            <text:p>8</text:p>
          </table:table-cell>
          <table:table-cell table:formula="of:=[$List_of_3D_Models.D42]" office:value-type="float" office:value="0.26" calcext:value-type="float">
            <text:p>0.2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16" calcext:value-type="float">
            <text:p>16</text:p>
          </table:table-cell>
          <table:table-cell table:formula="of:=[.D6]*[.F6]" office:value-type="float" office:value="0.52" calcext:value-type="float">
            <text:p>0.52</text:p>
          </table:table-cell>
          <table:table-cell table:number-columns-repeated="4"/>
        </table:table-row>
        <table:table-row table:style-name="ro3">
          <table:table-cell table:formula="of:=[$List_of_3D_Models.A105]" office:value-type="string" office:string-value="DI_Mirror_holder_plain" calcext:value-type="string">
            <text:p>DI_Mirror_holder_plain</text:p>
          </table:table-cell>
          <table:table-cell table:formula="of:=[$List_of_3D_Models.B105]" office:value-type="float" office:value="1" calcext:value-type="float">
            <text:p>1</text:p>
          </table:table-cell>
          <table:table-cell table:formula="of:=[$List_of_3D_Models.C105]" office:value-type="float" office:value="0" calcext:value-type="float">
            <text:p>0</text:p>
          </table:table-cell>
          <table:table-cell table:formula="of:=[$List_of_3D_Models.D105]" office:value-type="float" office:value="2.45" calcext:value-type="float">
            <text:p>2.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1" calcext:value-type="float">
            <text:p>1</text:p>
          </table:table-cell>
          <table:table-cell table:formula="of:=[.C7]*[.F7]" office:value-type="float" office:value="0" calcext:value-type="float">
            <text:p>0</text:p>
          </table:table-cell>
          <table:table-cell table:formula="of:=[.D7]*[.F7]" office:value-type="float" office:value="2.45" calcext:value-type="float">
            <text:p>2.45</text:p>
          </table:table-cell>
          <table:table-cell table:number-columns-repeated="4"/>
        </table:table-row>
        <table:table-row table:style-name="ro3">
          <table:table-cell table:formula="of:=[$List_of_3D_Models.A106]" office:value-type="string" office:string-value="DI_Mirror_suspend_plain" calcext:value-type="string">
            <text:p>DI_Mirror_suspend_plain</text:p>
          </table:table-cell>
          <table:table-cell table:formula="of:=[$List_of_3D_Models.B106]" office:value-type="float" office:value="1" calcext:value-type="float">
            <text:p>1</text:p>
          </table:table-cell>
          <table:table-cell table:formula="of:=[$List_of_3D_Models.C106]" office:value-type="float" office:value="34" calcext:value-type="float">
            <text:p>34</text:p>
          </table:table-cell>
          <table:table-cell table:formula="of:=[$List_of_3D_Models.D106]" office:value-type="float" office:value="3.18" calcext:value-type="float">
            <text:p>3.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1" calcext:value-type="float">
            <text:p>1</text:p>
          </table:table-cell>
          <table:table-cell table:formula="of:=[.C8]*[.F8]" office:value-type="float" office:value="34" calcext:value-type="float">
            <text:p>34</text:p>
          </table:table-cell>
          <table:table-cell table:formula="of:=[.D8]*[.F8]" office:value-type="float" office:value="3.18" calcext:value-type="float">
            <text:p>3.18</text:p>
          </table:table-cell>
          <table:table-cell table:number-columns-repeated="4"/>
        </table:table-row>
        <table:table-row table:style-name="ro3">
          <table:table-cell table:formula="of:=[$List_of_3D_Models.A45]" office:value-type="string" office:string-value="DI_Cnd_gripper" calcext:value-type="string">
            <text:p>DI_Cnd_gripper</text:p>
          </table:table-cell>
          <table:table-cell table:formula="of:=[$List_of_3D_Models.B45]" office:value-type="float" office:value="1" calcext:value-type="float">
            <text:p>1</text:p>
          </table:table-cell>
          <table:table-cell table:formula="of:=[$List_of_3D_Models.C45]" office:value-type="float" office:value="30" calcext:value-type="float">
            <text:p>30</text:p>
          </table:table-cell>
          <table:table-cell table:formula="of:=[$List_of_3D_Models.D45]" office:value-type="float" office:value="3.69" calcext:value-type="float">
            <text:p>3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1" calcext:value-type="float">
            <text:p>1</text:p>
          </table:table-cell>
          <table:table-cell table:formula="of:=[.C9]*[.F9]" office:value-type="float" office:value="30" calcext:value-type="float">
            <text:p>30</text:p>
          </table:table-cell>
          <table:table-cell table:formula="of:=[.D9]*[.F9]" office:value-type="float" office:value="3.69" calcext:value-type="float">
            <text:p>3.69</text:p>
          </table:table-cell>
          <table:table-cell table:number-columns-repeated="4"/>
        </table:table-row>
        <table:table-row table:style-name="ro3">
          <table:table-cell table:formula="of:=[$List_of_3D_Models.A80]" office:value-type="string" office:string-value="DI_IAD_Tray" calcext:value-type="string">
            <text:p>DI_IAD_Tray</text:p>
          </table:table-cell>
          <table:table-cell table:formula="of:=[$List_of_3D_Models.B80]" office:value-type="float" office:value="0" calcext:value-type="float">
            <text:p>0</text:p>
          </table:table-cell>
          <table:table-cell table:formula="of:=[$List_of_3D_Models.C80]" office:value-type="float" office:value="27" calcext:value-type="float">
            <text:p>27</text:p>
          </table:table-cell>
          <table:table-cell table:formula="of:=[$List_of_3D_Models.D80]" office:value-type="float" office:value="0.72" calcext:value-type="float">
            <text:p>0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27" calcext:value-type="float">
            <text:p>27</text:p>
          </table:table-cell>
          <table:table-cell table:formula="of:=[.D10]*[.F10]" office:value-type="float" office:value="0.72" calcext:value-type="float">
            <text:p>0.72</text:p>
          </table:table-cell>
          <table:table-cell table:number-columns-repeated="4"/>
        </table:table-row>
        <table:table-row table:style-name="ro3">
          <table:table-cell table:formula="of:=[$List_of_3D_Models.A51]" office:value-type="string" office:string-value="DI_Condenser_23_30" calcext:value-type="string">
            <text:p>DI_Condenser_23_30</text:p>
          </table:table-cell>
          <table:table-cell table:formula="of:=[$List_of_3D_Models.B51]" office:value-type="float" office:value="2" calcext:value-type="float">
            <text:p>2</text:p>
          </table:table-cell>
          <table:table-cell table:formula="of:=[$List_of_3D_Models.C51]" office:value-type="float" office:value="31" calcext:value-type="float">
            <text:p>31</text:p>
          </table:table-cell>
          <table:table-cell table:formula="of:=[$List_of_3D_Models.D51]" office:value-type="float" office:value="5.94" calcext:value-type="float">
            <text:p>5.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2" calcext:value-type="float">
            <text:p>2</text:p>
          </table:table-cell>
          <table:table-cell table:formula="of:=[.C11]*[.F11]" office:value-type="float" office:value="31" calcext:value-type="float">
            <text:p>31</text:p>
          </table:table-cell>
          <table:table-cell table:formula="of:=[.D11]*[.F11]" office:value-type="float" office:value="5.94" calcext:value-type="float">
            <text:p>5.94</text:p>
          </table:table-cell>
          <table:table-cell table:number-columns-repeated="4"/>
        </table:table-row>
        <table:table-row table:style-name="ro3">
          <table:table-cell table:formula="of:=[$List_of_3D_Models.A52]" office:value-type="string" office:string-value="DI_Condenser_base" calcext:value-type="string">
            <text:p>DI_Condenser_base</text:p>
          </table:table-cell>
          <table:table-cell table:formula="of:=[$List_of_3D_Models.B52]" office:value-type="float" office:value="0" calcext:value-type="float">
            <text:p>0</text:p>
          </table:table-cell>
          <table:table-cell table:formula="of:=[$List_of_3D_Models.C52]" office:value-type="float" office:value="46" calcext:value-type="float">
            <text:p>46</text:p>
          </table:table-cell>
          <table:table-cell table:formula="of:=[$List_of_3D_Models.D52]" office:value-type="float" office:value="1.38" calcext:value-type="float">
            <text:p>1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46" calcext:value-type="float">
            <text:p>46</text:p>
          </table:table-cell>
          <table:table-cell table:formula="of:=[.D12]*[.F12]" office:value-type="float" office:value="1.38" calcext:value-type="float">
            <text:p>1.38</text:p>
          </table:table-cell>
          <table:table-cell table:number-columns-repeated="4"/>
        </table:table-row>
        <table:table-row table:style-name="ro3">
          <table:table-cell table:formula="of:=[$List_of_3D_Models.A46]" office:value-type="string" office:string-value="DI_Cnd_Mirror_holder_socket" calcext:value-type="string">
            <text:p>DI_Cnd_Mirror_holder_socket</text:p>
          </table:table-cell>
          <table:table-cell table:formula="of:=[$List_of_3D_Models.B46]" office:value-type="float" office:value="1" calcext:value-type="float">
            <text:p>1</text:p>
          </table:table-cell>
          <table:table-cell table:formula="of:=[$List_of_3D_Models.C46]" office:value-type="float" office:value="33" calcext:value-type="float">
            <text:p>33</text:p>
          </table:table-cell>
          <table:table-cell table:formula="of:=[$List_of_3D_Models.D46]" office:value-type="float" office:value="4.43" calcext:value-type="float">
            <text:p>4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1" calcext:value-type="float">
            <text:p>1</text:p>
          </table:table-cell>
          <table:table-cell table:formula="of:=[.C13]*[.F13]" office:value-type="float" office:value="33" calcext:value-type="float">
            <text:p>33</text:p>
          </table:table-cell>
          <table:table-cell table:formula="of:=[.D13]*[.F13]" office:value-type="float" office:value="4.43" calcext:value-type="float">
            <text:p>4.43</text:p>
          </table:table-cell>
          <table:table-cell table:number-columns-repeated="4"/>
        </table:table-row>
        <table:table-row table:style-name="ro3">
          <table:table-cell table:formula="of:=[$List_of_3D_Models.A44]" office:value-type="string" office:string-value="DI_Cnd_Flange_Spacer_0p48" calcext:value-type="string">
            <text:p>DI_Cnd_Flange_Spacer_0p48</text:p>
          </table:table-cell>
          <table:table-cell table:formula="of:=[$List_of_3D_Models.B44]" office:value-type="float" office:value="0" calcext:value-type="float">
            <text:p>0</text:p>
          </table:table-cell>
          <table:table-cell table:formula="of:=[$List_of_3D_Models.C44]" office:value-type="float" office:value="5" calcext:value-type="float">
            <text:p>5</text:p>
          </table:table-cell>
          <table:table-cell table:formula="of:=[$List_of_3D_Models.D44]" office:value-type="float" office:value="0.19" calcext:value-type="float">
            <text:p>0.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5" calcext:value-type="float">
            <text:p>5</text:p>
          </table:table-cell>
          <table:table-cell table:formula="of:=[.D14]*[.F14]" office:value-type="float" office:value="0.19" calcext:value-type="float">
            <text:p>0.19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4])*[$Filament_Density.A8]" office:value-type="float" office:value="67.10736432375" calcext:value-type="float">
            <text:p>67.1073643237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42]" office:value-type="string" office:string-value="M4_Pozi_Pan_Head_Machine_Screw_DIN7985_6mm_long" calcext:value-type="string">
            <text:p>M4_Pozi_Pan_Head_Machine_Screw_DIN7985_6mm_long</text:p>
          </table:table-cell>
          <table:table-cell/>
          <table:table-cell table:formula="of:=[$Non_Printed_Parts.C42]" office:value-type="float" office:value="1.2" calcext:value-type="float">
            <text:p>1.2</text:p>
          </table:table-cell>
          <table:table-cell office:value-type="string" calcext:value-type="string">
            <text:p>for mirror hing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22]*[.F22]" office:value-type="float" office:value="2.4" calcext:value-type="float">
            <text:p>2.4</text:p>
          </table:table-cell>
          <table:table-cell table:number-columns-repeated="4"/>
        </table:table-row>
        <table:table-row table:style-name="ro3">
          <table:table-cell table:formula="of:=[$Non_Printed_Parts.A16]" office:value-type="string" office:string-value="M4_Hex_Head_Set_Screw_12mm_long" calcext:value-type="string">
            <text:p>M4_Hex_Head_Set_Screw_12mm_long</text:p>
          </table:table-cell>
          <table:table-cell/>
          <table:table-cell table:formula="of:=[$Non_Printed_Parts.C16]" office:value-type="float" office:value="1.8" calcext:value-type="float">
            <text:p>1.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3]*[.F23]" office:value-type="float" office:value="7.2" calcext:value-type="float">
            <text:p>7.2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4]*[.F24]" office:value-type="float" office:value="0.52" calcext:value-type="float">
            <text:p>0.52</text:p>
          </table:table-cell>
          <table:table-cell table:number-columns-repeated="4"/>
        </table:table-row>
        <table:table-row table:style-name="ro3">
          <table:table-cell table:formula="of:=[$Non_Printed_Parts.A28]" office:value-type="string" office:string-value="M3_Allen_Bolt_Socket_Cap_DIN912_12mm_long" calcext:value-type="string">
            <text:p>M3_Allen_Bolt_Socket_Cap_DIN912_12mm_long</text:p>
          </table:table-cell>
          <table:table-cell/>
          <table:table-cell table:formula="of:=[$Non_Printed_Parts.C28]" office:value-type="float" office:value="0.9333" calcext:value-type="float">
            <text:p>0.9333</text:p>
          </table:table-cell>
          <table:table-cell office:value-type="string" calcext:value-type="string">
            <text:p>for condens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5]*[.F25]" office:value-type="float" office:value="3.7332" calcext:value-type="float">
            <text:p>3.7332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68]" office:value-type="string" office:string-value="Lens condenser 23" calcext:value-type="string">
            <text:p>Lens condenser 23</text:p>
          </table:table-cell>
          <table:table-cell/>
          <table:table-cell table:formula="of:=[$Non_Printed_Parts.C168]" office:value-type="float" office:value="4.1" calcext:value-type="float">
            <text:p>4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7]*[.F27]" office:value-type="float" office:value="4.1" calcext:value-type="float">
            <text:p>4.1</text:p>
          </table:table-cell>
          <table:table-cell table:number-columns-repeated="4"/>
        </table:table-row>
        <table:table-row table:style-name="ro3">
          <table:table-cell table:formula="of:=[$Non_Printed_Parts.A169]" office:value-type="string" office:string-value="Lens condenser 30 (paraboloid)" calcext:value-type="string">
            <text:p>Lens condenser 30 (paraboloid)</text:p>
          </table:table-cell>
          <table:table-cell/>
          <table:table-cell table:formula="of:=[$Non_Printed_Parts.C169]"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8]*[.F28]"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table:formula="of:=[$Non_Printed_Parts.A164]" office:value-type="string" office:string-value="Oval Mirror (“Small 5.5x4x0.1 cm” if buying from the example link)" calcext:value-type="string">
            <text:p>Oval Mirror (“Small 5.5x4x0.1 cm” if buying from the example link)</text:p>
          </table:table-cell>
          <table:table-cell/>
          <table:table-cell table:formula="of:=[$Non_Printed_Parts.C164]" office:value-type="float" office:value="4.6" calcext:value-type="float">
            <text:p>4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9]*[.F29]" office:value-type="float" office:value="4.6" calcext:value-type="float">
            <text:p>4.6</text:p>
          </table:table-cell>
          <table:table-cell table:number-columns-repeated="4"/>
        </table:table-row>
        <table:table-row table:style-name="ro3" table:number-rows-repeated="8">
          <table:table-cell table:number-columns-repeated="14"/>
        </table:table-row>
        <table:table-row table:style-name="ro3">
          <table:table-cell table:number-columns-repeated="10"/>
          <table:table-cell table:style-name="ce165"/>
          <table:table-cell table:number-columns-repeated="3"/>
        </table:table-row>
        <table:table-row table:style-name="ro3" table:number-rows-repeated="6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Mirror_condenser</text:p>
          </table:table-cell>
          <table:table-cell table:style-name="ce142" table:number-columns-repeated="2"/>
          <table:table-cell table:style-name="ce142" table:formula="of:=SUM([.J6:.J14])" office:value-type="float" office:value="22.5" calcext:value-type="float">
            <text:p>22.5</text:p>
          </table:table-cell>
          <table:table-cell table:style-name="ce142"/>
          <table:table-cell table:style-name="ce142" table:formula="of:=[.J17]" office:value-type="float" office:value="67.10736432375" calcext:value-type="float">
            <text:p>67.10736432375</text:p>
          </table:table-cell>
          <table:table-cell table:style-name="ce142" table:formula="of:=SUM([.H6:.H41])+INT(SUM([.I6:.I41])/60)" office:value-type="float" office:value="9" calcext:value-type="float">
            <text:p>9</text:p>
          </table:table-cell>
          <table:table-cell table:style-name="ce142" table:formula="of:=MOD(SUM([.I6:.I43]);60)" office:value-type="float" office:value="42" calcext:value-type="float">
            <text:p>42</text:p>
          </table:table-cell>
          <table:table-cell table:style-name="ce142" table:formula="of:=[.G46]+SUM([.J22:.J34])" office:value-type="float" office:value="102.66056432375" calcext:value-type="float">
            <text:p>102.66056432375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DI_Kohler" table:style-name="ta1">
        <table:table-column table:style-name="co2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full Kohler illuminator with Abbe condenser and white LED source. 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otes:</text:p>
          </table:table-cell>
          <table:table-cell office:value-type="string" calcext:value-type="string">
            <text:p>Does not include protective caps – print those as required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For long focal length 44 mm lens upper collector you will require the DI_Cnd_to_UC_long.stl (instead of the DI_Cnd_to_UC.stl) and the DI_IFD_Extension_c_adhesin.stl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For some of the ‘original’ (shorter focal length) 44 mm lens upper collectors you will need the DI_Mirror_block_spacer.stl in addition which fits in between the mirror block and the DI_Proximal_collector_attachment.stl. In which case you will need 14 mm long M3 bolts instead of the usual 10 mm long M3 bolts.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With LED illumination better results are achieved if using only a single proximal 23 mm lens for the LC with a 30 mm lens in the DI_M3_Adjustment_ring_Kohler.stl (the shperical type works better here than the paraboloid type – but either will work)</text:p>
          </table:table-cell>
          <table:table-cell table:number-columns-repeated="12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42]" office:value-type="string" office:string-value="DI_Cnd_Adj_thumbwheel" calcext:value-type="string">
            <text:p>DI_Cnd_Adj_thumbwheel</text:p>
          </table:table-cell>
          <table:table-cell table:formula="of:=[$List_of_3D_Models.B42]" office:value-type="float" office:value="0" calcext:value-type="float">
            <text:p>0</text:p>
          </table:table-cell>
          <table:table-cell table:formula="of:=[$List_of_3D_Models.C42]" office:value-type="float" office:value="8" calcext:value-type="float">
            <text:p>8</text:p>
          </table:table-cell>
          <table:table-cell table:formula="of:=[$List_of_3D_Models.D42]" office:value-type="float" office:value="0.26" calcext:value-type="float">
            <text:p>0.2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32" calcext:value-type="float">
            <text:p>32</text:p>
          </table:table-cell>
          <table:table-cell table:formula="of:=[.D10]*[.F10]" office:value-type="float" office:value="1.04" calcext:value-type="float">
            <text:p>1.04</text:p>
          </table:table-cell>
          <table:table-cell table:number-columns-repeated="4"/>
        </table:table-row>
        <table:table-row table:style-name="ro3">
          <table:table-cell table:formula="of:=[$List_of_3D_Models.A80]" office:value-type="string" office:string-value="DI_IAD_Tray" calcext:value-type="string">
            <text:p>DI_IAD_Tray</text:p>
          </table:table-cell>
          <table:table-cell table:formula="of:=[$List_of_3D_Models.B80]" office:value-type="float" office:value="0" calcext:value-type="float">
            <text:p>0</text:p>
          </table:table-cell>
          <table:table-cell table:formula="of:=[$List_of_3D_Models.C80]" office:value-type="float" office:value="27" calcext:value-type="float">
            <text:p>27</text:p>
          </table:table-cell>
          <table:table-cell table:formula="of:=[$List_of_3D_Models.D80]" office:value-type="float" office:value="0.72" calcext:value-type="float">
            <text:p>0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0" calcext:value-type="float">
            <text:p>0</text:p>
          </table:table-cell>
          <table:table-cell table:formula="of:=[.C11]*[.F11]" office:value-type="float" office:value="27" calcext:value-type="float">
            <text:p>27</text:p>
          </table:table-cell>
          <table:table-cell table:formula="of:=[.D11]*[.F11]" office:value-type="float" office:value="0.72" calcext:value-type="float">
            <text:p>0.72</text:p>
          </table:table-cell>
          <table:table-cell table:number-columns-repeated="4"/>
        </table:table-row>
        <table:table-row table:style-name="ro3">
          <table:table-cell table:formula="of:=[$List_of_3D_Models.A51]" office:value-type="string" office:string-value="DI_Condenser_23_30" calcext:value-type="string">
            <text:p>DI_Condenser_23_30</text:p>
          </table:table-cell>
          <table:table-cell table:formula="of:=[$List_of_3D_Models.B51]" office:value-type="float" office:value="2" calcext:value-type="float">
            <text:p>2</text:p>
          </table:table-cell>
          <table:table-cell table:formula="of:=[$List_of_3D_Models.C51]" office:value-type="float" office:value="31" calcext:value-type="float">
            <text:p>31</text:p>
          </table:table-cell>
          <table:table-cell table:formula="of:=[$List_of_3D_Models.D51]" office:value-type="float" office:value="5.94" calcext:value-type="float">
            <text:p>5.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2" calcext:value-type="float">
            <text:p>2</text:p>
          </table:table-cell>
          <table:table-cell table:formula="of:=[.C12]*[.F12]" office:value-type="float" office:value="31" calcext:value-type="float">
            <text:p>31</text:p>
          </table:table-cell>
          <table:table-cell table:formula="of:=[.D12]*[.F12]" office:value-type="float" office:value="5.94" calcext:value-type="float">
            <text:p>5.94</text:p>
          </table:table-cell>
          <table:table-cell table:number-columns-repeated="4"/>
        </table:table-row>
        <table:table-row table:style-name="ro3">
          <table:table-cell table:formula="of:=[$List_of_3D_Models.A52]" office:value-type="string" office:string-value="DI_Condenser_base" calcext:value-type="string">
            <text:p>DI_Condenser_base</text:p>
          </table:table-cell>
          <table:table-cell table:formula="of:=[$List_of_3D_Models.B52]" office:value-type="float" office:value="0" calcext:value-type="float">
            <text:p>0</text:p>
          </table:table-cell>
          <table:table-cell table:formula="of:=[$List_of_3D_Models.C52]" office:value-type="float" office:value="46" calcext:value-type="float">
            <text:p>46</text:p>
          </table:table-cell>
          <table:table-cell table:formula="of:=[$List_of_3D_Models.D52]" office:value-type="float" office:value="1.38" calcext:value-type="float">
            <text:p>1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0" calcext:value-type="float">
            <text:p>0</text:p>
          </table:table-cell>
          <table:table-cell table:formula="of:=[.C13]*[.F13]" office:value-type="float" office:value="46" calcext:value-type="float">
            <text:p>46</text:p>
          </table:table-cell>
          <table:table-cell table:formula="of:=[.D13]*[.F13]" office:value-type="float" office:value="1.38" calcext:value-type="float">
            <text:p>1.38</text:p>
          </table:table-cell>
          <table:table-cell table:number-columns-repeated="4"/>
        </table:table-row>
        <table:table-row table:style-name="ro3">
          <table:table-cell table:formula="of:=[$List_of_3D_Models.A44]" office:value-type="string" office:string-value="DI_Cnd_Flange_Spacer_0p48" calcext:value-type="string">
            <text:p>DI_Cnd_Flange_Spacer_0p48</text:p>
          </table:table-cell>
          <table:table-cell table:formula="of:=[$List_of_3D_Models.B44]" office:value-type="float" office:value="0" calcext:value-type="float">
            <text:p>0</text:p>
          </table:table-cell>
          <table:table-cell table:formula="of:=[$List_of_3D_Models.C44]" office:value-type="float" office:value="5" calcext:value-type="float">
            <text:p>5</text:p>
          </table:table-cell>
          <table:table-cell table:formula="of:=[$List_of_3D_Models.D44]" office:value-type="float" office:value="0.19" calcext:value-type="float">
            <text:p>0.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5" calcext:value-type="float">
            <text:p>5</text:p>
          </table:table-cell>
          <table:table-cell table:formula="of:=[.D14]*[.F14]" office:value-type="float" office:value="0.19" calcext:value-type="float">
            <text:p>0.19</text:p>
          </table:table-cell>
          <table:table-cell table:number-columns-repeated="4"/>
        </table:table-row>
        <table:table-row table:style-name="ro3">
          <table:table-cell table:formula="of:=[$List_of_3D_Models.A45]" office:value-type="string" office:string-value="DI_Cnd_gripper" calcext:value-type="string">
            <text:p>DI_Cnd_gripper</text:p>
          </table:table-cell>
          <table:table-cell table:formula="of:=[$List_of_3D_Models.B45]" office:value-type="float" office:value="1" calcext:value-type="float">
            <text:p>1</text:p>
          </table:table-cell>
          <table:table-cell table:formula="of:=[$List_of_3D_Models.C45]" office:value-type="float" office:value="30" calcext:value-type="float">
            <text:p>30</text:p>
          </table:table-cell>
          <table:table-cell table:formula="of:=[$List_of_3D_Models.D45]" office:value-type="float" office:value="3.69" calcext:value-type="float">
            <text:p>3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5]*[.F15]" office:value-type="float" office:value="1" calcext:value-type="float">
            <text:p>1</text:p>
          </table:table-cell>
          <table:table-cell table:formula="of:=[.C15]*[.F15]" office:value-type="float" office:value="30" calcext:value-type="float">
            <text:p>30</text:p>
          </table:table-cell>
          <table:table-cell table:formula="of:=[.D15]*[.F15]" office:value-type="float" office:value="3.69" calcext:value-type="float">
            <text:p>3.69</text:p>
          </table:table-cell>
          <table:table-cell table:number-columns-repeated="4"/>
        </table:table-row>
        <table:table-row table:style-name="ro3">
          <table:table-cell table:formula="of:=[$List_of_3D_Models.A50]" office:value-type="string" office:string-value="DI_Collector_mirror_block" calcext:value-type="string">
            <text:p>DI_Collector_mirror_block</text:p>
          </table:table-cell>
          <table:table-cell table:formula="of:=[$List_of_3D_Models.B50]" office:value-type="float" office:value="5" calcext:value-type="float">
            <text:p>5</text:p>
          </table:table-cell>
          <table:table-cell table:formula="of:=[$List_of_3D_Models.C50]" office:value-type="float" office:value="9" calcext:value-type="float">
            <text:p>9</text:p>
          </table:table-cell>
          <table:table-cell table:formula="of:=[$List_of_3D_Models.D50]" office:value-type="float" office:value="12.51" calcext:value-type="float">
            <text:p>12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6]*[.F16]" office:value-type="float" office:value="5" calcext:value-type="float">
            <text:p>5</text:p>
          </table:table-cell>
          <table:table-cell table:formula="of:=[.C16]*[.F16]" office:value-type="float" office:value="9" calcext:value-type="float">
            <text:p>9</text:p>
          </table:table-cell>
          <table:table-cell table:formula="of:=[.D16]*[.F16]" office:value-type="float" office:value="12.51" calcext:value-type="float">
            <text:p>12.51</text:p>
          </table:table-cell>
          <table:table-cell table:number-columns-repeated="4"/>
        </table:table-row>
        <table:table-row table:style-name="ro3">
          <table:table-cell table:formula="of:=[$List_of_3D_Models.A62]" office:value-type="string" office:string-value="DI_Ferrule_46_c_adhesin" calcext:value-type="string">
            <text:p>DI_Ferrule_46_c_adhesin</text:p>
          </table:table-cell>
          <table:table-cell table:formula="of:=[$List_of_3D_Models.B62]" office:value-type="float" office:value="1" calcext:value-type="float">
            <text:p>1</text:p>
          </table:table-cell>
          <table:table-cell table:formula="of:=[$List_of_3D_Models.C62]" office:value-type="float" office:value="16" calcext:value-type="float">
            <text:p>16</text:p>
          </table:table-cell>
          <table:table-cell table:formula="of:=[$List_of_3D_Models.D62]" office:value-type="float" office:value="4.08" calcext:value-type="float">
            <text:p>4.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7]*[.F17]" office:value-type="float" office:value="1" calcext:value-type="float">
            <text:p>1</text:p>
          </table:table-cell>
          <table:table-cell table:formula="of:=[.C17]*[.F17]" office:value-type="float" office:value="16" calcext:value-type="float">
            <text:p>16</text:p>
          </table:table-cell>
          <table:table-cell table:formula="of:=[.D17]*[.F17]" office:value-type="float" office:value="4.08" calcext:value-type="float">
            <text:p>4.08</text:p>
          </table:table-cell>
          <table:table-cell table:number-columns-repeated="4"/>
        </table:table-row>
        <table:table-row table:style-name="ro3">
          <table:table-cell table:formula="of:=[$List_of_3D_Models.A63]" office:value-type="string" office:string-value="DI_Field_Stop_Rectangle" calcext:value-type="string">
            <text:p>DI_Field_Stop_Rectangle</text:p>
          </table:table-cell>
          <table:table-cell table:formula="of:=[$List_of_3D_Models.B63]" office:value-type="float" office:value="0" calcext:value-type="float">
            <text:p>0</text:p>
          </table:table-cell>
          <table:table-cell table:formula="of:=[$List_of_3D_Models.C63]" office:value-type="float" office:value="3" calcext:value-type="float">
            <text:p>3</text:p>
          </table:table-cell>
          <table:table-cell table:formula="of:=[$List_of_3D_Models.D63]" office:value-type="float" office:value="0.12" calcext:value-type="float">
            <text:p>0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3" calcext:value-type="float">
            <text:p>3</text:p>
          </table:table-cell>
          <table:table-cell table:formula="of:=[.D18]*[.F18]" office:value-type="float" office:value="0.12" calcext:value-type="float">
            <text:p>0.12</text:p>
          </table:table-cell>
          <table:table-cell table:number-columns-repeated="4"/>
        </table:table-row>
        <table:table-row table:style-name="ro3">
          <table:table-cell table:formula="of:=[$List_of_3D_Models.A64]" office:value-type="string" office:string-value="DI_Field_Stop_Round" calcext:value-type="string">
            <text:p>DI_Field_Stop_Round</text:p>
          </table:table-cell>
          <table:table-cell table:formula="of:=[$List_of_3D_Models.B64]" office:value-type="float" office:value="0" calcext:value-type="float">
            <text:p>0</text:p>
          </table:table-cell>
          <table:table-cell table:formula="of:=[$List_of_3D_Models.C64]" office:value-type="float" office:value="3" calcext:value-type="float">
            <text:p>3</text:p>
          </table:table-cell>
          <table:table-cell table:formula="of:=[$List_of_3D_Models.D64]" office:value-type="float" office:value="0.11" calcext:value-type="float">
            <text:p>0.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9]*[.F19]" office:value-type="float" office:value="0" calcext:value-type="float">
            <text:p>0</text:p>
          </table:table-cell>
          <table:table-cell table:formula="of:=[.C19]*[.F19]" office:value-type="float" office:value="3" calcext:value-type="float">
            <text:p>3</text:p>
          </table:table-cell>
          <table:table-cell table:formula="of:=[.D19]*[.F19]" office:value-type="float" office:value="0.11" calcext:value-type="float">
            <text:p>0.11</text:p>
          </table:table-cell>
          <table:table-cell table:number-columns-repeated="4"/>
        </table:table-row>
        <table:table-row table:style-name="ro3">
          <table:table-cell table:formula="of:=[$List_of_3D_Models.A48]" office:value-type="string" office:string-value="DI_Cnd_to_UC" calcext:value-type="string">
            <text:p>DI_Cnd_to_UC</text:p>
          </table:table-cell>
          <table:table-cell table:formula="of:=[$List_of_3D_Models.B48]" office:value-type="float" office:value="0" calcext:value-type="float">
            <text:p>0</text:p>
          </table:table-cell>
          <table:table-cell table:formula="of:=[$List_of_3D_Models.C48]" office:value-type="float" office:value="47" calcext:value-type="float">
            <text:p>47</text:p>
          </table:table-cell>
          <table:table-cell table:formula="of:=[$List_of_3D_Models.D48]" office:value-type="float" office:value="2.89" calcext:value-type="float">
            <text:p>2.8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0]*[.F20]" office:value-type="float" office:value="0" calcext:value-type="float">
            <text:p>0</text:p>
          </table:table-cell>
          <table:table-cell table:formula="of:=[.C20]*[.F20]" office:value-type="float" office:value="47" calcext:value-type="float">
            <text:p>47</text:p>
          </table:table-cell>
          <table:table-cell table:formula="of:=[.D20]*[.F20]" office:value-type="float" office:value="2.89" calcext:value-type="float">
            <text:p>2.89</text:p>
          </table:table-cell>
          <table:table-cell table:number-columns-repeated="4"/>
        </table:table-row>
        <table:table-row table:style-name="ro3">
          <table:table-cell table:formula="of:=[$List_of_3D_Models.A85]" office:value-type="string" office:string-value="DI_IFD_Threadlock" calcext:value-type="string">
            <text:p>DI_IFD_Threadlock</text:p>
          </table:table-cell>
          <table:table-cell table:formula="of:=[$List_of_3D_Models.B85]" office:value-type="float" office:value="0" calcext:value-type="float">
            <text:p>0</text:p>
          </table:table-cell>
          <table:table-cell table:formula="of:=[$List_of_3D_Models.C85]" office:value-type="float" office:value="24" calcext:value-type="float">
            <text:p>24</text:p>
          </table:table-cell>
          <table:table-cell table:formula="of:=[$List_of_3D_Models.D85]" office:value-type="float" office:value="0.84" calcext:value-type="float">
            <text:p>0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1]*[.F21]" office:value-type="float" office:value="0" calcext:value-type="float">
            <text:p>0</text:p>
          </table:table-cell>
          <table:table-cell table:formula="of:=[.C21]*[.F21]" office:value-type="float" office:value="24" calcext:value-type="float">
            <text:p>24</text:p>
          </table:table-cell>
          <table:table-cell table:formula="of:=[.D21]*[.F21]" office:value-type="float" office:value="0.84" calcext:value-type="float">
            <text:p>0.84</text:p>
          </table:table-cell>
          <table:table-cell table:number-columns-repeated="4"/>
        </table:table-row>
        <table:table-row table:style-name="ro3">
          <table:table-cell table:formula="of:=[$List_of_3D_Models.A86]" office:value-type="string" office:string-value="DI_IFD_Tray" calcext:value-type="string">
            <text:p>DI_IFD_Tray</text:p>
          </table:table-cell>
          <table:table-cell table:formula="of:=[$List_of_3D_Models.B86]" office:value-type="float" office:value="2" calcext:value-type="float">
            <text:p>2</text:p>
          </table:table-cell>
          <table:table-cell table:formula="of:=[$List_of_3D_Models.C86]" office:value-type="float" office:value="2" calcext:value-type="float">
            <text:p>2</text:p>
          </table:table-cell>
          <table:table-cell table:formula="of:=[$List_of_3D_Models.D86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2]*[.F22]" office:value-type="float" office:value="2" calcext:value-type="float">
            <text:p>2</text:p>
          </table:table-cell>
          <table:table-cell table:formula="of:=[.C22]*[.F22]" office:value-type="float" office:value="2" calcext:value-type="float">
            <text:p>2</text:p>
          </table:table-cell>
          <table:table-cell table:formula="of:=[.D22]*[.F22]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table:formula="of:=[$List_of_3D_Models.A87]" office:value-type="string" office:string-value="DI_LC_Adjust_collar" calcext:value-type="string">
            <text:p>DI_LC_Adjust_collar</text:p>
          </table:table-cell>
          <table:table-cell table:formula="of:=[$List_of_3D_Models.B87]" office:value-type="float" office:value="0" calcext:value-type="float">
            <text:p>0</text:p>
          </table:table-cell>
          <table:table-cell table:formula="of:=[$List_of_3D_Models.C87]" office:value-type="float" office:value="20" calcext:value-type="float">
            <text:p>20</text:p>
          </table:table-cell>
          <table:table-cell table:formula="of:=[$List_of_3D_Models.D87]" office:value-type="float" office:value="0.88" calcext:value-type="float">
            <text:p>0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3]*[.F23]" office:value-type="float" office:value="0" calcext:value-type="float">
            <text:p>0</text:p>
          </table:table-cell>
          <table:table-cell table:formula="of:=[.C23]*[.F23]" office:value-type="float" office:value="20" calcext:value-type="float">
            <text:p>20</text:p>
          </table:table-cell>
          <table:table-cell table:formula="of:=[.D23]*[.F23]" office:value-type="float" office:value="0.88" calcext:value-type="float">
            <text:p>0.88</text:p>
          </table:table-cell>
          <table:table-cell table:number-columns-repeated="4"/>
        </table:table-row>
        <table:table-row table:style-name="ro3">
          <table:table-cell table:formula="of:=[$List_of_3D_Models.A91]" office:value-type="string" office:string-value="DI_LC_Receptacle" calcext:value-type="string">
            <text:p>DI_LC_Receptacle</text:p>
          </table:table-cell>
          <table:table-cell table:formula="of:=[$List_of_3D_Models.B91]" office:value-type="float" office:value="0" calcext:value-type="float">
            <text:p>0</text:p>
          </table:table-cell>
          <table:table-cell table:formula="of:=[$List_of_3D_Models.C91]" office:value-type="float" office:value="21" calcext:value-type="float">
            <text:p>21</text:p>
          </table:table-cell>
          <table:table-cell table:formula="of:=[$List_of_3D_Models.D91]" office:value-type="float" office:value="0.77" calcext:value-type="float">
            <text:p>0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4]*[.F24]" office:value-type="float" office:value="0" calcext:value-type="float">
            <text:p>0</text:p>
          </table:table-cell>
          <table:table-cell table:formula="of:=[.C24]*[.F24]" office:value-type="float" office:value="21" calcext:value-type="float">
            <text:p>21</text:p>
          </table:table-cell>
          <table:table-cell table:formula="of:=[.D24]*[.F24]" office:value-type="float" office:value="0.77" calcext:value-type="float">
            <text:p>0.77</text:p>
          </table:table-cell>
          <table:table-cell table:number-columns-repeated="4"/>
        </table:table-row>
        <table:table-row table:style-name="ro3">
          <table:table-cell table:formula="of:=[$List_of_3D_Models.A89]" office:value-type="string" office:string-value="DI_LC_Collar_2" calcext:value-type="string">
            <text:p>DI_LC_Collar_2</text:p>
          </table:table-cell>
          <table:table-cell table:formula="of:=[$List_of_3D_Models.B89]" office:value-type="float" office:value="0" calcext:value-type="float">
            <text:p>0</text:p>
          </table:table-cell>
          <table:table-cell table:formula="of:=[$List_of_3D_Models.C89]" office:value-type="float" office:value="2" calcext:value-type="float">
            <text:p>2</text:p>
          </table:table-cell>
          <table:table-cell table:formula="of:=[$List_of_3D_Models.D89]" office:value-type="float" office:value="0.07" calcext:value-type="float">
            <text:p>0.0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25]*[.F25]" office:value-type="float" office:value="0" calcext:value-type="float">
            <text:p>0</text:p>
          </table:table-cell>
          <table:table-cell table:formula="of:=[.C25]*[.F25]" office:value-type="float" office:value="4" calcext:value-type="float">
            <text:p>4</text:p>
          </table:table-cell>
          <table:table-cell table:formula="of:=[.D25]*[.F25]" office:value-type="float" office:value="0.14" calcext:value-type="float">
            <text:p>0.14</text:p>
          </table:table-cell>
          <table:table-cell table:number-columns-repeated="4"/>
        </table:table-row>
        <table:table-row table:style-name="ro3">
          <table:table-cell table:formula="of:=[$List_of_3D_Models.A90]" office:value-type="string" office:string-value="DI_LC_Collar_7" calcext:value-type="string">
            <text:p>DI_LC_Collar_7</text:p>
          </table:table-cell>
          <table:table-cell table:formula="of:=[$List_of_3D_Models.B90]" office:value-type="float" office:value="0" calcext:value-type="float">
            <text:p>0</text:p>
          </table:table-cell>
          <table:table-cell table:formula="of:=[$List_of_3D_Models.C90]" office:value-type="float" office:value="7" calcext:value-type="float">
            <text:p>7</text:p>
          </table:table-cell>
          <table:table-cell table:formula="of:=[$List_of_3D_Models.D90]" office:value-type="float" office:value="0.22" calcext:value-type="float">
            <text:p>0.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6]*[.F26]" office:value-type="float" office:value="0" calcext:value-type="float">
            <text:p>0</text:p>
          </table:table-cell>
          <table:table-cell table:formula="of:=[.C26]*[.F26]" office:value-type="float" office:value="7" calcext:value-type="float">
            <text:p>7</text:p>
          </table:table-cell>
          <table:table-cell table:formula="of:=[.D26]*[.F26]" office:value-type="float" office:value="0.22" calcext:value-type="float">
            <text:p>0.22</text:p>
          </table:table-cell>
          <table:table-cell table:number-columns-repeated="4"/>
        </table:table-row>
        <table:table-row table:style-name="ro3">
          <table:table-cell table:formula="of:=[$List_of_3D_Models.A92]" office:value-type="string" office:string-value="DI_LC_Spacer" calcext:value-type="string">
            <text:p>DI_LC_Spacer</text:p>
          </table:table-cell>
          <table:table-cell table:formula="of:=[$List_of_3D_Models.B92]" office:value-type="float" office:value="0" calcext:value-type="float">
            <text:p>0</text:p>
          </table:table-cell>
          <table:table-cell table:formula="of:=[$List_of_3D_Models.C92]" office:value-type="float" office:value="16" calcext:value-type="float">
            <text:p>16</text:p>
          </table:table-cell>
          <table:table-cell table:formula="of:=[$List_of_3D_Models.D92]" office:value-type="float" office:value="0.44" calcext:value-type="float">
            <text:p>0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7]*[.F27]" office:value-type="float" office:value="0" calcext:value-type="float">
            <text:p>0</text:p>
          </table:table-cell>
          <table:table-cell table:formula="of:=[.C27]*[.F27]" office:value-type="float" office:value="16" calcext:value-type="float">
            <text:p>16</text:p>
          </table:table-cell>
          <table:table-cell table:formula="of:=[.D27]*[.F27]" office:value-type="float" office:value="0.44" calcext:value-type="float">
            <text:p>0.44</text:p>
          </table:table-cell>
          <table:table-cell table:number-columns-repeated="4"/>
        </table:table-row>
        <table:table-row table:style-name="ro3">
          <table:table-cell table:formula="of:=[$List_of_3D_Models.A93]" office:value-type="string" office:string-value="DI_LED_Cover" calcext:value-type="string">
            <text:p>DI_LED_Cover</text:p>
          </table:table-cell>
          <table:table-cell table:formula="of:=[$List_of_3D_Models.B93]" office:value-type="float" office:value="0" calcext:value-type="float">
            <text:p>0</text:p>
          </table:table-cell>
          <table:table-cell table:formula="of:=[$List_of_3D_Models.C93]" office:value-type="float" office:value="34" calcext:value-type="float">
            <text:p>34</text:p>
          </table:table-cell>
          <table:table-cell table:formula="of:=[$List_of_3D_Models.D93]"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8]*[.F28]" office:value-type="float" office:value="0" calcext:value-type="float">
            <text:p>0</text:p>
          </table:table-cell>
          <table:table-cell table:formula="of:=[.C28]*[.F28]" office:value-type="float" office:value="34" calcext:value-type="float">
            <text:p>34</text:p>
          </table:table-cell>
          <table:table-cell table:formula="of:=[.D28]*[.F28]" office:value-type="float" office:value="0.87" calcext:value-type="float">
            <text:p>0.87</text:p>
          </table:table-cell>
          <table:table-cell table:number-columns-repeated="4"/>
        </table:table-row>
        <table:table-row table:style-name="ro3">
          <table:table-cell table:formula="of:=[$List_of_3D_Models.A94]" office:value-type="string" office:string-value="DI_LED_Holder" calcext:value-type="string">
            <text:p>DI_LED_Holder</text:p>
          </table:table-cell>
          <table:table-cell table:formula="of:=[$List_of_3D_Models.B94]" office:value-type="float" office:value="0" calcext:value-type="float">
            <text:p>0</text:p>
          </table:table-cell>
          <table:table-cell table:formula="of:=[$List_of_3D_Models.C94]" office:value-type="float" office:value="57" calcext:value-type="float">
            <text:p>57</text:p>
          </table:table-cell>
          <table:table-cell table:formula="of:=[$List_of_3D_Models.D94]" office:value-type="float" office:value="1.87" calcext:value-type="float">
            <text:p>1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9]*[.F29]" office:value-type="float" office:value="0" calcext:value-type="float">
            <text:p>0</text:p>
          </table:table-cell>
          <table:table-cell table:formula="of:=[.C29]*[.F29]" office:value-type="float" office:value="57" calcext:value-type="float">
            <text:p>57</text:p>
          </table:table-cell>
          <table:table-cell table:formula="of:=[.D29]*[.F29]" office:value-type="float" office:value="1.87" calcext:value-type="float">
            <text:p>1.87</text:p>
          </table:table-cell>
          <table:table-cell table:number-columns-repeated="4"/>
        </table:table-row>
        <table:table-row table:style-name="ro3">
          <table:table-cell table:formula="of:=[$List_of_3D_Models.A95]" office:value-type="string" office:string-value="DI_LED_Washer" calcext:value-type="string">
            <text:p>DI_LED_Washer</text:p>
          </table:table-cell>
          <table:table-cell table:formula="of:=[$List_of_3D_Models.B95]" office:value-type="float" office:value="0" calcext:value-type="float">
            <text:p>0</text:p>
          </table:table-cell>
          <table:table-cell table:formula="of:=[$List_of_3D_Models.C95]" office:value-type="float" office:value="2" calcext:value-type="float">
            <text:p>2</text:p>
          </table:table-cell>
          <table:table-cell table:formula="of:=[$List_of_3D_Models.D95]"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0]*[.F30]" office:value-type="float" office:value="0" calcext:value-type="float">
            <text:p>0</text:p>
          </table:table-cell>
          <table:table-cell table:formula="of:=[.C30]*[.F30]" office:value-type="float" office:value="2" calcext:value-type="float">
            <text:p>2</text:p>
          </table:table-cell>
          <table:table-cell table:formula="of:=[.D30]*[.F30]" office:value-type="float" office:value="0.06" calcext:value-type="float">
            <text:p>0.06</text:p>
          </table:table-cell>
          <table:table-cell table:number-columns-repeated="4"/>
        </table:table-row>
        <table:table-row table:style-name="ro3">
          <table:table-cell table:formula="of:=[$List_of_3D_Models.A96]" office:value-type="string" office:string-value="DI_LPC_Lensholder" calcext:value-type="string">
            <text:p>DI_LPC_Lensholder</text:p>
          </table:table-cell>
          <table:table-cell table:formula="of:=[$List_of_3D_Models.B96]" office:value-type="float" office:value="0" calcext:value-type="float">
            <text:p>0</text:p>
          </table:table-cell>
          <table:table-cell table:formula="of:=[$List_of_3D_Models.C96]" office:value-type="float" office:value="16" calcext:value-type="float">
            <text:p>16</text:p>
          </table:table-cell>
          <table:table-cell table:formula="of:=[$List_of_3D_Models.D96]" office:value-type="float" office:value="0.54" calcext:value-type="float">
            <text:p>0.5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31]*[.F31]" office:value-type="float" office:value="0" calcext:value-type="float">
            <text:p>0</text:p>
          </table:table-cell>
          <table:table-cell table:formula="of:=[.C31]*[.F31]" office:value-type="float" office:value="32" calcext:value-type="float">
            <text:p>32</text:p>
          </table:table-cell>
          <table:table-cell table:formula="of:=[.D31]*[.F31]" office:value-type="float" office:value="1.08" calcext:value-type="float">
            <text:p>1.08</text:p>
          </table:table-cell>
          <table:table-cell table:number-columns-repeated="4"/>
        </table:table-row>
        <table:table-row table:style-name="ro3">
          <table:table-cell table:formula="of:=[$List_of_3D_Models.A97]" office:value-type="string" office:string-value="DI_LPC_Lens_retainer" calcext:value-type="string">
            <text:p>DI_LPC_Lens_retainer</text:p>
          </table:table-cell>
          <table:table-cell table:formula="of:=[$List_of_3D_Models.B97]" office:value-type="float" office:value="0" calcext:value-type="float">
            <text:p>0</text:p>
          </table:table-cell>
          <table:table-cell table:formula="of:=[$List_of_3D_Models.C97]" office:value-type="float" office:value="10" calcext:value-type="float">
            <text:p>10</text:p>
          </table:table-cell>
          <table:table-cell table:formula="of:=[$List_of_3D_Models.D97]" office:value-type="float" office:value="0.38" calcext:value-type="float">
            <text:p>0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2]*[.F32]" office:value-type="float" office:value="0" calcext:value-type="float">
            <text:p>0</text:p>
          </table:table-cell>
          <table:table-cell table:formula="of:=[.C32]*[.F32]" office:value-type="float" office:value="10" calcext:value-type="float">
            <text:p>10</text:p>
          </table:table-cell>
          <table:table-cell table:formula="of:=[.D32]*[.F32]" office:value-type="float" office:value="0.38" calcext:value-type="float">
            <text:p>0.38</text:p>
          </table:table-cell>
          <table:table-cell table:number-columns-repeated="4"/>
        </table:table-row>
        <table:table-row table:style-name="ro3">
          <table:table-cell table:formula="of:=[$List_of_3D_Models.A98]" office:value-type="string" office:string-value="DI_LPC_Lenseless_23" calcext:value-type="string">
            <text:p>DI_LPC_Lenseless_23</text:p>
          </table:table-cell>
          <table:table-cell table:formula="of:=[$List_of_3D_Models.B98]" office:value-type="float" office:value="0" calcext:value-type="float">
            <text:p>0</text:p>
          </table:table-cell>
          <table:table-cell table:formula="of:=[$List_of_3D_Models.C98]" office:value-type="float" office:value="31" calcext:value-type="float">
            <text:p>31</text:p>
          </table:table-cell>
          <table:table-cell table:formula="of:=[$List_of_3D_Models.D98]" office:value-type="float" office:value="1.08" calcext:value-type="float">
            <text:p>1.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3]*[.F33]" office:value-type="float" office:value="0" calcext:value-type="float">
            <text:p>0</text:p>
          </table:table-cell>
          <table:table-cell table:formula="of:=[.C33]*[.F33]" office:value-type="float" office:value="31" calcext:value-type="float">
            <text:p>31</text:p>
          </table:table-cell>
          <table:table-cell table:formula="of:=[.D33]*[.F33]" office:value-type="float" office:value="1.08" calcext:value-type="float">
            <text:p>1.08</text:p>
          </table:table-cell>
          <table:table-cell table:number-columns-repeated="4"/>
        </table:table-row>
        <table:table-row table:style-name="ro3">
          <table:table-cell table:formula="of:=[$List_of_3D_Models.A99]" office:value-type="string" office:string-value="DI_LPC_Single_23" calcext:value-type="string">
            <text:p>DI_LPC_Single_23</text:p>
          </table:table-cell>
          <table:table-cell table:formula="of:=[$List_of_3D_Models.B99]" office:value-type="float" office:value="0" calcext:value-type="float">
            <text:p>0</text:p>
          </table:table-cell>
          <table:table-cell table:formula="of:=[$List_of_3D_Models.C99]" office:value-type="float" office:value="22" calcext:value-type="float">
            <text:p>22</text:p>
          </table:table-cell>
          <table:table-cell table:formula="of:=[$List_of_3D_Models.D99]" office:value-type="float" office:value="0.81" calcext:value-type="float">
            <text:p>0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4]*[.F34]" office:value-type="float" office:value="0" calcext:value-type="float">
            <text:p>0</text:p>
          </table:table-cell>
          <table:table-cell table:formula="of:=[.C34]*[.F34]" office:value-type="float" office:value="22" calcext:value-type="float">
            <text:p>22</text:p>
          </table:table-cell>
          <table:table-cell table:formula="of:=[.D34]*[.F34]" office:value-type="float" office:value="0.81" calcext:value-type="float">
            <text:p>0.81</text:p>
          </table:table-cell>
          <table:table-cell table:number-columns-repeated="4"/>
        </table:table-row>
        <table:table-row table:style-name="ro3">
          <table:table-cell table:formula="of:=[$List_of_3D_Models.A101]" office:value-type="string" office:string-value="DI_M3_Adjustment_ring_Kohler" calcext:value-type="string">
            <text:p>DI_M3_Adjustment_ring_Kohler</text:p>
          </table:table-cell>
          <table:table-cell table:formula="of:=[$List_of_3D_Models.B101]" office:value-type="float" office:value="2" calcext:value-type="float">
            <text:p>2</text:p>
          </table:table-cell>
          <table:table-cell table:formula="of:=[$List_of_3D_Models.C101]" office:value-type="float" office:value="11" calcext:value-type="float">
            <text:p>11</text:p>
          </table:table-cell>
          <table:table-cell table:formula="of:=[$List_of_3D_Models.D101]" office:value-type="float" office:value="5.2" calcext:value-type="float">
            <text:p>5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5]*[.F35]" office:value-type="float" office:value="2" calcext:value-type="float">
            <text:p>2</text:p>
          </table:table-cell>
          <table:table-cell table:formula="of:=[.C35]*[.F35]" office:value-type="float" office:value="11" calcext:value-type="float">
            <text:p>11</text:p>
          </table:table-cell>
          <table:table-cell table:formula="of:=[.D35]*[.F35]" office:value-type="float" office:value="5.2" calcext:value-type="float">
            <text:p>5.2</text:p>
          </table:table-cell>
          <table:table-cell table:number-columns-repeated="4"/>
        </table:table-row>
        <table:table-row table:style-name="ro3">
          <table:table-cell table:formula="of:=[$List_of_3D_Models.A102]" office:value-type="string" office:string-value="DI_M3_Thumbscrew_short_hex" calcext:value-type="string">
            <text:p>DI_M3_Thumbscrew_short_hex</text:p>
          </table:table-cell>
          <table:table-cell table:formula="of:=[$List_of_3D_Models.B102]" office:value-type="float" office:value="0" calcext:value-type="float">
            <text:p>0</text:p>
          </table:table-cell>
          <table:table-cell table:formula="of:=[$List_of_3D_Models.C102]" office:value-type="float" office:value="8" calcext:value-type="float">
            <text:p>8</text:p>
          </table:table-cell>
          <table:table-cell table:formula="of:=[$List_of_3D_Models.D102]" office:value-type="float" office:value="0.14" calcext:value-type="float">
            <text:p>0.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B36]*[.F36]" office:value-type="float" office:value="0" calcext:value-type="float">
            <text:p>0</text:p>
          </table:table-cell>
          <table:table-cell table:formula="of:=[.C36]*[.F36]" office:value-type="float" office:value="48" calcext:value-type="float">
            <text:p>48</text:p>
          </table:table-cell>
          <table:table-cell table:formula="of:=[.D36]*[.F36]" office:value-type="float" office:value="0.84" calcext:value-type="float">
            <text:p>0.84</text:p>
          </table:table-cell>
          <table:table-cell table:number-columns-repeated="4"/>
        </table:table-row>
        <table:table-row table:style-name="ro3">
          <table:table-cell table:formula="of:=[$List_of_3D_Models.A113]" office:value-type="string" office:string-value="DI_Proximal_collector_attachment" calcext:value-type="string">
            <text:p>DI_Proximal_collector_attachment</text:p>
          </table:table-cell>
          <table:table-cell table:formula="of:=[$List_of_3D_Models.B113]" office:value-type="float" office:value="0" calcext:value-type="float">
            <text:p>0</text:p>
          </table:table-cell>
          <table:table-cell table:formula="of:=[$List_of_3D_Models.C113]" office:value-type="float" office:value="38" calcext:value-type="float">
            <text:p>38</text:p>
          </table:table-cell>
          <table:table-cell table:formula="of:=[$List_of_3D_Models.D113]" office:value-type="float" office:value="1.32" calcext:value-type="float">
            <text:p>1.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7]*[.F37]" office:value-type="float" office:value="0" calcext:value-type="float">
            <text:p>0</text:p>
          </table:table-cell>
          <table:table-cell table:formula="of:=[.C37]*[.F37]" office:value-type="float" office:value="38" calcext:value-type="float">
            <text:p>38</text:p>
          </table:table-cell>
          <table:table-cell table:formula="of:=[.D37]*[.F37]" office:value-type="float" office:value="1.32" calcext:value-type="float">
            <text:p>1.32</text:p>
          </table:table-cell>
          <table:table-cell table:number-columns-repeated="4"/>
        </table:table-row>
        <table:table-row table:style-name="ro3">
          <table:table-cell table:formula="of:=[$List_of_3D_Models.A127]" office:value-type="string" office:string-value="DI_UC_Retention_Cap" calcext:value-type="string">
            <text:p>DI_UC_Retention_Cap</text:p>
          </table:table-cell>
          <table:table-cell table:formula="of:=[$List_of_3D_Models.B127]" office:value-type="float" office:value="0" calcext:value-type="float">
            <text:p>0</text:p>
          </table:table-cell>
          <table:table-cell table:formula="of:=[$List_of_3D_Models.C127]" office:value-type="float" office:value="10" calcext:value-type="float">
            <text:p>10</text:p>
          </table:table-cell>
          <table:table-cell table:formula="of:=[$List_of_3D_Models.D127]" office:value-type="float" office:value="0.59" calcext:value-type="float">
            <text:p>0.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8]*[.F38]" office:value-type="float" office:value="0" calcext:value-type="float">
            <text:p>0</text:p>
          </table:table-cell>
          <table:table-cell table:formula="of:=[.C38]*[.F38]" office:value-type="float" office:value="10" calcext:value-type="float">
            <text:p>10</text:p>
          </table:table-cell>
          <table:table-cell table:formula="of:=[.D38]*[.F38]" office:value-type="float" office:value="0.59" calcext:value-type="float">
            <text:p>0.59</text:p>
          </table:table-cell>
          <table:table-cell table:number-columns-repeated="4"/>
        </table:table-row>
        <table:table-row table:style-name="ro5">
          <table:table-cell table:formula="of:=[$List_of_3D_Models.A128]" office:value-type="string" office:string-value="DI_UC_Spacer" calcext:value-type="string">
            <text:p>DI_UC_Spacer</text:p>
          </table:table-cell>
          <table:table-cell table:formula="of:=[$List_of_3D_Models.B128]" office:value-type="float" office:value="0" calcext:value-type="float">
            <text:p>0</text:p>
          </table:table-cell>
          <table:table-cell table:formula="of:=[$List_of_3D_Models.C128]" office:value-type="float" office:value="1" calcext:value-type="float">
            <text:p>1</text:p>
          </table:table-cell>
          <table:table-cell table:formula="of:=[$List_of_3D_Models.D128]"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39]*[.F39]" office:value-type="float" office:value="0" calcext:value-type="float">
            <text:p>0</text:p>
          </table:table-cell>
          <table:table-cell table:formula="of:=[.C39]*[.F39]" office:value-type="float" office:value="2" calcext:value-type="float">
            <text:p>2</text:p>
          </table:table-cell>
          <table:table-cell table:formula="of:=[.D39]*[.F39]" office:value-type="float" office:value="0.1" calcext:value-type="float">
            <text:p>0.1</text:p>
          </table:table-cell>
          <table:table-cell table:number-columns-repeated="4"/>
        </table:table-row>
        <table:table-row table:style-name="ro3">
          <table:table-cell table:formula="of:=[$List_of_3D_Models.A125]" office:value-type="string" office:string-value="DI_Tool_23" calcext:value-type="string">
            <text:p>DI_Tool_23</text:p>
          </table:table-cell>
          <table:table-cell table:formula="of:=[$List_of_3D_Models.B125]" office:value-type="float" office:value="0" calcext:value-type="float">
            <text:p>0</text:p>
          </table:table-cell>
          <table:table-cell table:formula="of:=[$List_of_3D_Models.C125]" office:value-type="float" office:value="24" calcext:value-type="float">
            <text:p>24</text:p>
          </table:table-cell>
          <table:table-cell table:formula="of:=[$List_of_3D_Models.D125]" office:value-type="float" office:value="1.14" calcext:value-type="float">
            <text:p>1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0]*[.F40]" office:value-type="float" office:value="0" calcext:value-type="float">
            <text:p>0</text:p>
          </table:table-cell>
          <table:table-cell table:formula="of:=[.C40]*[.F40]" office:value-type="float" office:value="24" calcext:value-type="float">
            <text:p>24</text:p>
          </table:table-cell>
          <table:table-cell table:formula="of:=[.D40]*[.F40]" office:value-type="float" office:value="1.14" calcext:value-type="float">
            <text:p>1.14</text:p>
          </table:table-cell>
          <table:table-cell table:style-name="ce165"/>
          <table:table-cell table:number-columns-repeated="3"/>
        </table:table-row>
        <table:table-row table:style-name="ro3">
          <table:table-cell table:formula="of:=[$List_of_3D_Models.A126]" office:value-type="string" office:string-value="DI_Tool_44" calcext:value-type="string">
            <text:p>DI_Tool_44</text:p>
          </table:table-cell>
          <table:table-cell table:formula="of:=[$List_of_3D_Models.B126]" office:value-type="float" office:value="0" calcext:value-type="float">
            <text:p>0</text:p>
          </table:table-cell>
          <table:table-cell table:formula="of:=[$List_of_3D_Models.C126]" office:value-type="float" office:value="28" calcext:value-type="float">
            <text:p>28</text:p>
          </table:table-cell>
          <table:table-cell table:formula="of:=[$List_of_3D_Models.D126]" office:value-type="float" office:value="0.84" calcext:value-type="float">
            <text:p>0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1]*[.F41]" office:value-type="float" office:value="0" calcext:value-type="float">
            <text:p>0</text:p>
          </table:table-cell>
          <table:table-cell table:formula="of:=[.C41]*[.F41]" office:value-type="float" office:value="28" calcext:value-type="float">
            <text:p>28</text:p>
          </table:table-cell>
          <table:table-cell table:formula="of:=[.D41]*[.F41]" office:value-type="float" office:value="0.84" calcext:value-type="float">
            <text:p>0.84</text:p>
          </table:table-cell>
          <table:table-cell table:style-name="ce165"/>
          <table:table-cell table:number-columns-repeated="3"/>
        </table:table-row>
        <table:table-row table:style-name="ro3">
          <table:table-cell table:formula="of:=[$List_of_3D_Models.A81]" office:value-type="string" office:string-value="DI_IFD_Adapter" calcext:value-type="string">
            <text:p>DI_IFD_Adapter</text:p>
          </table:table-cell>
          <table:table-cell table:formula="of:=[$List_of_3D_Models.B81]" office:value-type="float" office:value="1" calcext:value-type="float">
            <text:p>1</text:p>
          </table:table-cell>
          <table:table-cell table:formula="of:=[$List_of_3D_Models.C81]" office:value-type="float" office:value="5" calcext:value-type="float">
            <text:p>5</text:p>
          </table:table-cell>
          <table:table-cell table:formula="of:=[$List_of_3D_Models.D81]" office:value-type="float" office:value="2.88" calcext:value-type="float">
            <text:p>2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2]*[.F42]" office:value-type="float" office:value="1" calcext:value-type="float">
            <text:p>1</text:p>
          </table:table-cell>
          <table:table-cell table:formula="of:=[.C42]*[.F42]" office:value-type="float" office:value="5" calcext:value-type="float">
            <text:p>5</text:p>
          </table:table-cell>
          <table:table-cell table:formula="of:=[.D42]*[.F42]" office:value-type="float" office:value="2.88" calcext:value-type="float">
            <text:p>2.88</text:p>
          </table:table-cell>
          <table:table-cell table:style-name="ce165"/>
          <table:table-cell table:number-columns-repeated="3"/>
        </table:table-row>
        <table:table-row table:style-name="ro3">
          <table:table-cell table:formula="of:=[$List_of_3D_Models.A83]" office:value-type="string" office:string-value="DI_IFD_Filter_crosshairs" calcext:value-type="string">
            <text:p>DI_IFD_Filter_crosshairs</text:p>
          </table:table-cell>
          <table:table-cell table:formula="of:=[$List_of_3D_Models.B83]" office:value-type="float" office:value="0" calcext:value-type="float">
            <text:p>0</text:p>
          </table:table-cell>
          <table:table-cell table:formula="of:=[$List_of_3D_Models.C83]" office:value-type="float" office:value="37" calcext:value-type="float">
            <text:p>37</text:p>
          </table:table-cell>
          <table:table-cell table:formula="of:=[$List_of_3D_Models.D83]" office:value-type="float" office:value="1.59" calcext:value-type="float">
            <text:p>1.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3]*[.F43]" office:value-type="float" office:value="0" calcext:value-type="float">
            <text:p>0</text:p>
          </table:table-cell>
          <table:table-cell table:formula="of:=[.C43]*[.F43]" office:value-type="float" office:value="37" calcext:value-type="float">
            <text:p>37</text:p>
          </table:table-cell>
          <table:table-cell table:formula="of:=[.D43]*[.F43]" office:value-type="float" office:value="1.59" calcext:value-type="float">
            <text:p>1.59</text:p>
          </table:table-cell>
          <table:table-cell table:style-name="ce165"/>
          <table:table-cell table:number-columns-repeated="3"/>
        </table:table-row>
        <table:table-row table:style-name="ro3">
          <table:table-cell table:formula="of:=[$List_of_3D_Models.A84]" office:value-type="string" office:string-value="DI_IFD_Threadjoiner" calcext:value-type="string">
            <text:p>DI_IFD_Threadjoiner</text:p>
          </table:table-cell>
          <table:table-cell table:formula="of:=[$List_of_3D_Models.B84]" office:value-type="float" office:value="0" calcext:value-type="float">
            <text:p>0</text:p>
          </table:table-cell>
          <table:table-cell table:formula="of:=[$List_of_3D_Models.C84]" office:value-type="float" office:value="50" calcext:value-type="float">
            <text:p>50</text:p>
          </table:table-cell>
          <table:table-cell table:formula="of:=[$List_of_3D_Models.D84]" office:value-type="float" office:value="1.8" calcext:value-type="float">
            <text:p>1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4]*[.F44]" office:value-type="float" office:value="0" calcext:value-type="float">
            <text:p>0</text:p>
          </table:table-cell>
          <table:table-cell table:formula="of:=[.C44]*[.F44]" office:value-type="float" office:value="50" calcext:value-type="float">
            <text:p>50</text:p>
          </table:table-cell>
          <table:table-cell table:formula="of:=[.D44]*[.F44]" office:value-type="float" office:value="1.8" calcext:value-type="float">
            <text:p>1.8</text:p>
          </table:table-cell>
          <table:table-cell table:style-name="ce165"/>
          <table:table-cell table:number-columns-repeated="3"/>
        </table:table-row>
        <table:table-row table:style-name="ro3">
          <table:table-cell table:formula="of:=[$List_of_3D_Models.A85]" office:value-type="string" office:string-value="DI_IFD_Threadlock" calcext:value-type="string">
            <text:p>DI_IFD_Threadlock</text:p>
          </table:table-cell>
          <table:table-cell table:formula="of:=[$List_of_3D_Models.B85]" office:value-type="float" office:value="0" calcext:value-type="float">
            <text:p>0</text:p>
          </table:table-cell>
          <table:table-cell table:formula="of:=[$List_of_3D_Models.C85]" office:value-type="float" office:value="24" calcext:value-type="float">
            <text:p>24</text:p>
          </table:table-cell>
          <table:table-cell table:formula="of:=[$List_of_3D_Models.D85]" office:value-type="float" office:value="0.84" calcext:value-type="float">
            <text:p>0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5]*[.F45]" office:value-type="float" office:value="0" calcext:value-type="float">
            <text:p>0</text:p>
          </table:table-cell>
          <table:table-cell table:formula="of:=[.C45]*[.F45]" office:value-type="float" office:value="24" calcext:value-type="float">
            <text:p>24</text:p>
          </table:table-cell>
          <table:table-cell table:formula="of:=[.D45]*[.F45]" office:value-type="float" office:value="0.84" calcext:value-type="float">
            <text:p>0.84</text:p>
          </table:table-cell>
          <table:table-cell table:style-name="ce165"/>
          <table:table-cell table:number-columns-repeated="3"/>
        </table:table-row>
        <table:table-row table:style-name="ro3">
          <table:table-cell table:formula="of:=[$List_of_3D_Models.A43]" office:value-type="string" office:string-value="DI_Cnd_Crosshair_Cap_c_adhesin" calcext:value-type="string">
            <text:p>DI_Cnd_Crosshair_Cap_c_adhesin</text:p>
          </table:table-cell>
          <table:table-cell table:formula="of:=[$List_of_3D_Models.B43]" office:value-type="float" office:value="0" calcext:value-type="float">
            <text:p>0</text:p>
          </table:table-cell>
          <table:table-cell table:formula="of:=[$List_of_3D_Models.C43]" office:value-type="float" office:value="21" calcext:value-type="float">
            <text:p>21</text:p>
          </table:table-cell>
          <table:table-cell table:formula="of:=[$List_of_3D_Models.D43]"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6]*[.F46]" office:value-type="float" office:value="0" calcext:value-type="float">
            <text:p>0</text:p>
          </table:table-cell>
          <table:table-cell table:formula="of:=[.C46]*[.F46]" office:value-type="float" office:value="21" calcext:value-type="float">
            <text:p>21</text:p>
          </table:table-cell>
          <table:table-cell table:formula="of:=[.D46]*[.F46]" office:value-type="float" office:value="0.87" calcext:value-type="float">
            <text:p>0.87</text:p>
          </table:table-cell>
          <table:table-cell table:style-name="ce165"/>
          <table:table-cell table:number-columns-repeated="3"/>
        </table:table-row>
        <table:table-row table:style-name="ro3">
          <table:table-cell table:formula="of:=[$List_of_3D_Models.A77]" office:value-type="string" office:string-value="DI_IAD_Filter_Tray" calcext:value-type="string">
            <text:p>DI_IAD_Filter_Tray</text:p>
          </table:table-cell>
          <table:table-cell table:formula="of:=[$List_of_3D_Models.B77]" office:value-type="float" office:value="0" calcext:value-type="float">
            <text:p>0</text:p>
          </table:table-cell>
          <table:table-cell table:formula="of:=[$List_of_3D_Models.C77]" office:value-type="float" office:value="37" calcext:value-type="float">
            <text:p>37</text:p>
          </table:table-cell>
          <table:table-cell table:formula="of:=[$List_of_3D_Models.D77]" office:value-type="float" office:value="1.64" calcext:value-type="float">
            <text:p>1.6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47]*[.F47]" office:value-type="float" office:value="0" calcext:value-type="float">
            <text:p>0</text:p>
          </table:table-cell>
          <table:table-cell table:formula="of:=[.C47]*[.F47]" office:value-type="float" office:value="74" calcext:value-type="float">
            <text:p>74</text:p>
          </table:table-cell>
          <table:table-cell table:formula="of:=[.D47]*[.F47]" office:value-type="float" office:value="3.28" calcext:value-type="float">
            <text:p>3.28</text:p>
          </table:table-cell>
          <table:table-cell table:style-name="ce165"/>
          <table:table-cell table:number-columns-repeated="3"/>
        </table:table-row>
        <table:table-row table:style-name="ro3">
          <table:table-cell table:number-columns-repeated="10"/>
          <table:table-cell table:style-name="ce165"/>
          <table:table-cell table:number-columns-repeated="3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10:.J47])*[$Filament_Density.A8]" office:value-type="float" office:value="201.0238380187" calcext:value-type="float">
            <text:p>201.0238380187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 table:number-rows-repeated="2">
          <table:table-cell table:number-columns-repeated="9"/>
          <table:table-cell table:style-name="ce165"/>
          <table:table-cell table:number-columns-repeated="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28]" office:value-type="string" office:string-value="M3_Allen_Bolt_Socket_Cap_DIN912_12mm_long" calcext:value-type="string">
            <text:p>M3_Allen_Bolt_Socket_Cap_DIN912_12mm_long</text:p>
          </table:table-cell>
          <table:table-cell/>
          <table:table-cell table:formula="of:=[$Non_Printed_Parts.C28]" office:value-type="float" office:value="0.9333" calcext:value-type="float">
            <text:p>0.9333</text:p>
          </table:table-cell>
          <table:table-cell office:value-type="string" calcext:value-type="string">
            <text:p>For condens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55]*[.F55]" office:value-type="float" office:value="3.7332" calcext:value-type="float">
            <text:p>3.7332</text:p>
          </table:table-cell>
          <table:table-cell table:number-columns-repeated="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C56]*[.F56]" office:value-type="float" office:value="4.8" calcext:value-type="float">
            <text:p>4.8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For thumbscrews on illuminator and adjustment collar sockets for LED and mirror bloc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[.C57]*[.F57]" office:value-type="float" office:value="3.6" calcext:value-type="float">
            <text:p>3.6</text:p>
          </table:table-cell>
          <table:table-cell table:number-columns-repeated="4"/>
        </table:table-row>
        <table:table-row table:style-name="ro3">
          <table:table-cell table:formula="of:=[$Non_Printed_Parts.A16]" office:value-type="string" office:string-value="M4_Hex_Head_Set_Screw_12mm_long" calcext:value-type="string">
            <text:p>M4_Hex_Head_Set_Screw_12mm_long</text:p>
          </table:table-cell>
          <table:table-cell/>
          <table:table-cell table:formula="of:=[$Non_Printed_Parts.C16]" office:value-type="float" office:value="1.8" calcext:value-type="float">
            <text:p>1.8</text:p>
          </table:table-cell>
          <table:table-cell office:value-type="string" calcext:value-type="string">
            <text:p>For condenser adjustment thumbwheel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58]*[.F58]" office:value-type="float" office:value="7.2" calcext:value-type="float">
            <text:p>7.2</text:p>
          </table:table-cell>
          <table:table-cell table:number-columns-repeated="4"/>
        </table:table-row>
        <table:table-row table:style-name="ro3">
          <table:table-cell table:formula="of:=[$Non_Printed_Parts.A21]" office:value-type="string" office:string-value="M2_Allen_Bolt_Socket_Cap_DIN912_10mm_long" calcext:value-type="string">
            <text:p>M2_Allen_Bolt_Socket_Cap_DIN912_10mm_long</text:p>
          </table:table-cell>
          <table:table-cell/>
          <table:table-cell table:formula="of:=[$Non_Printed_Parts.C21]" office:value-type="float" office:value="0.31" calcext:value-type="float">
            <text:p>0.31</text:p>
          </table:table-cell>
          <table:table-cell office:value-type="string" calcext:value-type="string">
            <text:p>For IFD and LE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C59]*[.F59]" office:value-type="float" office:value="2.17" calcext:value-type="float">
            <text:p>2.17</text:p>
          </table:table-cell>
          <table:table-cell table:number-columns-repeated="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/>
          <table:table-cell table:formula="of:=[$Non_Printed_Parts.C27]" office:value-type="float" office:value="0.875" calcext:value-type="float">
            <text:p>0.875</text:p>
          </table:table-cell>
          <table:table-cell office:value-type="string" calcext:value-type="string">
            <text:p>For LC to mirror bloc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60]*[.F60]" office:value-type="float" office:value="3.5" calcext:value-type="float">
            <text:p>3.5</text:p>
          </table:table-cell>
          <table:table-cell table:number-columns-repeated="4"/>
        </table:table-row>
        <table:table-row table:style-name="ro3">
          <table:table-cell table:formula="of:=[$Non_Printed_Parts.A121]" office:value-type="string" office:string-value="Phono plug" calcext:value-type="string">
            <text:p>Phono plug</text:p>
          </table:table-cell>
          <table:table-cell/>
          <table:table-cell table:formula="of:=[$Non_Printed_Parts.C121]" office:value-type="float" office:value="2.95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61]*[.F61]" office:value-type="float" office:value="2.95" calcext:value-type="float">
            <text:p>2.95</text:p>
          </table:table-cell>
          <table:table-cell table:number-columns-repeated="4"/>
        </table:table-row>
        <table:table-row table:style-name="ro3">
          <table:table-cell table:formula="of:=[$Non_Printed_Parts.A131]" office:value-type="string" office:string-value="Twin-cable (figure-8) for LED power cord: each conductor made of 13 strands of copper (overall 0.7mm diameter), insulation 0.7 mm thick, overall cross sectional dimensions for both conductors with insulation = 2.2X4.4 mm" calcext:value-type="string">
            <text:p>Twin-cable (figure-8) for LED power cord: each conductor made of 13 strands of copper (overall 0.7mm diameter), insulation 0.7 mm thick, overall cross sectional dimensions for both conductors with insulation = 2.2X4.4 mm</text:p>
          </table:table-cell>
          <table:table-cell/>
          <table:table-cell table:formula="of:=[$Non_Printed_Parts.C131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62]*[.F62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formula="of:=[$Non_Printed_Parts.A130]" office:value-type="string" office:string-value="Tripad board" calcext:value-type="string">
            <text:p>Tripad board</text:p>
          </table:table-cell>
          <table:table-cell/>
          <table:table-cell table:formula="of:=[$Non_Printed_Parts.C130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63]*[.F63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formula="of:=[$Non_Printed_Parts.A125]" office:value-type="string" office:string-value="LED bulb" calcext:value-type="string">
            <text:p>LED bulb</text:p>
          </table:table-cell>
          <table:table-cell/>
          <table:table-cell table:formula="of:=[$Non_Printed_Parts.C125]" office:value-type="float" office:value="0.33" calcext:value-type="float">
            <text:p>0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64]*[.F64]" office:value-type="float" office:value="0.33" calcext:value-type="float">
            <text:p>0.33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64]" office:value-type="string" office:string-value="Oval Mirror (“Small 5.5x4x0.1 cm” if buying from the example link)" calcext:value-type="string">
            <text:p>Oval Mirror (“Small 5.5x4x0.1 cm” if buying from the example link)</text:p>
          </table:table-cell>
          <table:table-cell/>
          <table:table-cell table:formula="of:=[$Non_Printed_Parts.C164]" office:value-type="float" office:value="4.6" calcext:value-type="float">
            <text:p>4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66]*[.F66]" office:value-type="float" office:value="4.6" calcext:value-type="float">
            <text:p>4.6</text:p>
          </table:table-cell>
          <table:table-cell table:number-columns-repeated="4"/>
        </table:table-row>
        <table:table-row table:style-name="ro3">
          <table:table-cell table:formula="of:=[$Non_Printed_Parts.A168]" office:value-type="string" office:string-value="Lens condenser 23" calcext:value-type="string">
            <text:p>Lens condenser 23</text:p>
          </table:table-cell>
          <table:table-cell/>
          <table:table-cell table:formula="of:=[$Non_Printed_Parts.C168]" office:value-type="float" office:value="4.1" calcext:value-type="float">
            <text:p>4.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67]*[.F67]" office:value-type="float" office:value="12.3" calcext:value-type="float">
            <text:p>12.3</text:p>
          </table:table-cell>
          <table:table-cell table:number-columns-repeated="4"/>
        </table:table-row>
        <table:table-row table:style-name="ro3">
          <table:table-cell table:formula="of:=[$Non_Printed_Parts.A169]" office:value-type="string" office:string-value="Lens condenser 30 (paraboloid)" calcext:value-type="string">
            <text:p>Lens condenser 30 (paraboloid)</text:p>
          </table:table-cell>
          <table:table-cell/>
          <table:table-cell table:formula="of:=[$Non_Printed_Parts.C169]"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68]*[.F68]"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table:formula="of:=[$Non_Printed_Parts.A171]" office:value-type="string" office:string-value="Lens condenser 44" calcext:value-type="string">
            <text:p>Lens condenser 44</text:p>
          </table:table-cell>
          <table:table-cell/>
          <table:table-cell table:formula="of:=[$Non_Printed_Parts.C171]"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69]*[.F69]" office:value-type="float" office:value="33" calcext:value-type="float">
            <text:p>33</text:p>
          </table:table-cell>
          <table:table-cell table:number-columns-repeated="4"/>
        </table:table-row>
        <table:table-row table:style-name="ro3">
          <table:table-cell table:formula="of:=[$Non_Printed_Parts.A172]" office:value-type="string" office:string-value="Lens D=23mm, f=60 mm (low power Kohler)" calcext:value-type="string">
            <text:p>Lens D=23mm, f=60 mm (low power Kohler)</text:p>
          </table:table-cell>
          <table:table-cell/>
          <table:table-cell table:formula="of:=[$Non_Printed_Parts.C172]" office:value-type="float" office:value="1.6" calcext:value-type="float">
            <text:p>1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70]*[.F70]" office:value-type="float" office:value="1.6" calcext:value-type="float">
            <text:p>1.6</text:p>
          </table:table-cell>
          <table:table-cell table:number-columns-repeated="4"/>
        </table:table-row>
        <table:table-row table:style-name="ro3" table:number-rows-repeated="7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Kohler_illuminator</text:p>
          </table:table-cell>
          <table:table-cell table:style-name="ce142" table:number-columns-repeated="2"/>
          <table:table-cell table:style-name="ce142" table:formula="of:=SUM([.J10:.J47])" office:value-type="float" office:value="67.4" calcext:value-type="float">
            <text:p>67.4</text:p>
          </table:table-cell>
          <table:table-cell table:style-name="ce142"/>
          <table:table-cell table:style-name="ce142" table:formula="of:=[.J50]" office:value-type="float" office:value="201.0238380187" calcext:value-type="float">
            <text:p>201.0238380187</text:p>
          </table:table-cell>
          <table:table-cell table:style-name="ce142" table:formula="of:=SUM([.H10:.H57])+INT(SUM([.I10:.I57])/60)" office:value-type="float" office:value="29" calcext:value-type="float">
            <text:p>29</text:p>
          </table:table-cell>
          <table:table-cell table:style-name="ce142" table:formula="of:=MOD(SUM([.I10:.I59]);60)" office:value-type="float" office:value="3" calcext:value-type="float">
            <text:p>3</text:p>
          </table:table-cell>
          <table:table-cell table:style-name="ce142" table:formula="of:=[.G79]+SUM([.J55:.J76])" office:value-type="float" office:value="303.8070380187" calcext:value-type="float">
            <text:p>303.8070380187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DI_EpiIllumination" table:style-name="ta1">
        <table:table-column table:style-name="co2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epi-illuminator for plain or fluorescence illumination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42]" office:value-type="string" office:string-value="DI_Cnd_Adj_thumbwheel" calcext:value-type="string">
            <text:p>DI_Cnd_Adj_thumbwheel</text:p>
          </table:table-cell>
          <table:table-cell table:formula="of:=[$List_of_3D_Models.B42]" office:value-type="float" office:value="0" calcext:value-type="float">
            <text:p>0</text:p>
          </table:table-cell>
          <table:table-cell table:formula="of:=[$List_of_3D_Models.C42]" office:value-type="float" office:value="8" calcext:value-type="float">
            <text:p>8</text:p>
          </table:table-cell>
          <table:table-cell table:formula="of:=[$List_of_3D_Models.D42]" office:value-type="float" office:value="0.26" calcext:value-type="float">
            <text:p>0.2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32" calcext:value-type="float">
            <text:p>32</text:p>
          </table:table-cell>
          <table:table-cell table:formula="of:=[.D6]*[.F6]" office:value-type="float" office:value="1.04" calcext:value-type="float">
            <text:p>1.04</text:p>
          </table:table-cell>
          <table:table-cell table:number-columns-repeated="4"/>
        </table:table-row>
        <table:table-row table:style-name="ro3">
          <table:table-cell table:formula="of:=[$List_of_3D_Models.A45]" office:value-type="string" office:string-value="DI_Cnd_gripper" calcext:value-type="string">
            <text:p>DI_Cnd_gripper</text:p>
          </table:table-cell>
          <table:table-cell table:formula="of:=[$List_of_3D_Models.B45]" office:value-type="float" office:value="1" calcext:value-type="float">
            <text:p>1</text:p>
          </table:table-cell>
          <table:table-cell table:formula="of:=[$List_of_3D_Models.C45]" office:value-type="float" office:value="30" calcext:value-type="float">
            <text:p>30</text:p>
          </table:table-cell>
          <table:table-cell table:formula="of:=[$List_of_3D_Models.D45]" office:value-type="float" office:value="3.69" calcext:value-type="float">
            <text:p>3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1" calcext:value-type="float">
            <text:p>1</text:p>
          </table:table-cell>
          <table:table-cell table:formula="of:=[.C7]*[.F7]" office:value-type="float" office:value="30" calcext:value-type="float">
            <text:p>30</text:p>
          </table:table-cell>
          <table:table-cell table:formula="of:=[.D7]*[.F7]" office:value-type="float" office:value="3.69" calcext:value-type="float">
            <text:p>3.69</text:p>
          </table:table-cell>
          <table:table-cell table:number-columns-repeated="4"/>
        </table:table-row>
        <table:table-row table:style-name="ro3">
          <table:table-cell table:formula="of:=[$List_of_3D_Models.A100]" office:value-type="string" office:string-value="DI_M3_Adjustment_ring" calcext:value-type="string">
            <text:p>DI_M3_Adjustment_ring</text:p>
          </table:table-cell>
          <table:table-cell table:formula="of:=[$List_of_3D_Models.B100]" office:value-type="float" office:value="1" calcext:value-type="float">
            <text:p>1</text:p>
          </table:table-cell>
          <table:table-cell table:formula="of:=[$List_of_3D_Models.C100]" office:value-type="float" office:value="7" calcext:value-type="float">
            <text:p>7</text:p>
          </table:table-cell>
          <table:table-cell table:formula="of:=[$List_of_3D_Models.D100]" office:value-type="float" office:value="2.35" calcext:value-type="float">
            <text:p>2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1" calcext:value-type="float">
            <text:p>1</text:p>
          </table:table-cell>
          <table:table-cell table:formula="of:=[.C8]*[.F8]" office:value-type="float" office:value="7" calcext:value-type="float">
            <text:p>7</text:p>
          </table:table-cell>
          <table:table-cell table:formula="of:=[.D8]*[.F8]" office:value-type="float" office:value="2.35" calcext:value-type="float">
            <text:p>2.35</text:p>
          </table:table-cell>
          <table:table-cell table:number-columns-repeated="4"/>
        </table:table-row>
        <table:table-row table:style-name="ro3">
          <table:table-cell table:formula="of:=[$List_of_3D_Models.A54]" office:value-type="string" office:string-value="DI_Epi_attachment" calcext:value-type="string">
            <text:p>DI_Epi_attachment</text:p>
          </table:table-cell>
          <table:table-cell table:formula="of:=[$List_of_3D_Models.B54]" office:value-type="float" office:value="0" calcext:value-type="float">
            <text:p>0</text:p>
          </table:table-cell>
          <table:table-cell table:formula="of:=[$List_of_3D_Models.C54]" office:value-type="float" office:value="47" calcext:value-type="float">
            <text:p>47</text:p>
          </table:table-cell>
          <table:table-cell table:formula="of:=[$List_of_3D_Models.D54]" office:value-type="float" office:value="1.84" calcext:value-type="float">
            <text:p>1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47" calcext:value-type="float">
            <text:p>47</text:p>
          </table:table-cell>
          <table:table-cell table:formula="of:=[.D9]*[.F9]" office:value-type="float" office:value="1.84" calcext:value-type="float">
            <text:p>1.84</text:p>
          </table:table-cell>
          <table:table-cell table:number-columns-repeated="4"/>
        </table:table-row>
        <table:table-row table:style-name="ro3">
          <table:table-cell table:formula="of:=[$List_of_3D_Models.A55]" office:value-type="string" office:string-value="DI_Epi_black_body" calcext:value-type="string">
            <text:p>DI_Epi_black_body</text:p>
          </table:table-cell>
          <table:table-cell table:formula="of:=[$List_of_3D_Models.B55]" office:value-type="float" office:value="1" calcext:value-type="float">
            <text:p>1</text:p>
          </table:table-cell>
          <table:table-cell table:formula="of:=[$List_of_3D_Models.C55]" office:value-type="float" office:value="33" calcext:value-type="float">
            <text:p>33</text:p>
          </table:table-cell>
          <table:table-cell table:formula="of:=[$List_of_3D_Models.D55]" office:value-type="float" office:value="4.14" calcext:value-type="float">
            <text:p>4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1" calcext:value-type="float">
            <text:p>1</text:p>
          </table:table-cell>
          <table:table-cell table:formula="of:=[.C10]*[.F10]" office:value-type="float" office:value="33" calcext:value-type="float">
            <text:p>33</text:p>
          </table:table-cell>
          <table:table-cell table:formula="of:=[.D10]*[.F10]" office:value-type="float" office:value="4.14" calcext:value-type="float">
            <text:p>4.14</text:p>
          </table:table-cell>
          <table:table-cell table:number-columns-repeated="4"/>
        </table:table-row>
        <table:table-row table:style-name="ro3">
          <table:table-cell table:formula="of:=[$List_of_3D_Models.A60]" office:value-type="string" office:string-value="DI_Epi_condenser" calcext:value-type="string">
            <text:p>DI_Epi_condenser</text:p>
          </table:table-cell>
          <table:table-cell table:formula="of:=[$List_of_3D_Models.B60]" office:value-type="float" office:value="2" calcext:value-type="float">
            <text:p>2</text:p>
          </table:table-cell>
          <table:table-cell table:formula="of:=[$List_of_3D_Models.C60]" office:value-type="float" office:value="30" calcext:value-type="float">
            <text:p>30</text:p>
          </table:table-cell>
          <table:table-cell table:formula="of:=[$List_of_3D_Models.D60]" office:value-type="float" office:value="6.23" calcext:value-type="float">
            <text:p>6.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2" calcext:value-type="float">
            <text:p>2</text:p>
          </table:table-cell>
          <table:table-cell table:formula="of:=[.C11]*[.F11]" office:value-type="float" office:value="30" calcext:value-type="float">
            <text:p>30</text:p>
          </table:table-cell>
          <table:table-cell table:formula="of:=[.D11]*[.F11]" office:value-type="float" office:value="6.23" calcext:value-type="float">
            <text:p>6.23</text:p>
          </table:table-cell>
          <table:table-cell table:number-columns-repeated="4"/>
        </table:table-row>
        <table:table-row table:style-name="ro3">
          <table:table-cell table:formula="of:=[$List_of_3D_Models.A57]" office:value-type="string" office:string-value="DI_Epi_Cnd_Aperture_04" calcext:value-type="string">
            <text:p>DI_Epi_Cnd_Aperture_04</text:p>
          </table:table-cell>
          <table:table-cell table:formula="of:=[$List_of_3D_Models.B57]" office:value-type="float" office:value="0" calcext:value-type="float">
            <text:p>0</text:p>
          </table:table-cell>
          <table:table-cell table:formula="of:=[$List_of_3D_Models.C57]" office:value-type="float" office:value="4" calcext:value-type="float">
            <text:p>4</text:p>
          </table:table-cell>
          <table:table-cell table:formula="of:=[$List_of_3D_Models.D57]" office:value-type="float" office:value="0.15" calcext:value-type="float">
            <text:p>0.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4" calcext:value-type="float">
            <text:p>4</text:p>
          </table:table-cell>
          <table:table-cell table:formula="of:=[.D12]*[.F12]" office:value-type="float" office:value="0.15" calcext:value-type="float">
            <text:p>0.15</text:p>
          </table:table-cell>
          <table:table-cell table:number-columns-repeated="4"/>
        </table:table-row>
        <table:table-row table:style-name="ro3">
          <table:table-cell table:formula="of:=[$List_of_3D_Models.A58]" office:value-type="string" office:string-value="DI_Epi_Cnd_Aperture_10" calcext:value-type="string">
            <text:p>DI_Epi_Cnd_Aperture_10</text:p>
          </table:table-cell>
          <table:table-cell table:formula="of:=[$List_of_3D_Models.B58]" office:value-type="float" office:value="0" calcext:value-type="float">
            <text:p>0</text:p>
          </table:table-cell>
          <table:table-cell table:formula="of:=[$List_of_3D_Models.C58]" office:value-type="float" office:value="3" calcext:value-type="float">
            <text:p>3</text:p>
          </table:table-cell>
          <table:table-cell table:formula="of:=[$List_of_3D_Models.D58]"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0" calcext:value-type="float">
            <text:p>0</text:p>
          </table:table-cell>
          <table:table-cell table:formula="of:=[.C13]*[.F13]" office:value-type="float" office:value="3" calcext:value-type="float">
            <text:p>3</text:p>
          </table:table-cell>
          <table:table-cell table:formula="of:=[.D13]*[.F13]" office:value-type="float" office:value="0.1" calcext:value-type="float">
            <text:p>0.1</text:p>
          </table:table-cell>
          <table:table-cell table:number-columns-repeated="4"/>
        </table:table-row>
        <table:table-row table:style-name="ro3">
          <table:table-cell table:formula="of:=[$List_of_3D_Models.A59]" office:value-type="string" office:string-value="DI_Epi_Cnd_Aperture_13" calcext:value-type="string">
            <text:p>DI_Epi_Cnd_Aperture_13</text:p>
          </table:table-cell>
          <table:table-cell table:formula="of:=[$List_of_3D_Models.B59]" office:value-type="float" office:value="0" calcext:value-type="float">
            <text:p>0</text:p>
          </table:table-cell>
          <table:table-cell table:formula="of:=[$List_of_3D_Models.C59]" office:value-type="float" office:value="2" calcext:value-type="float">
            <text:p>2</text:p>
          </table:table-cell>
          <table:table-cell table:formula="of:=[$List_of_3D_Models.D59]"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2" calcext:value-type="float">
            <text:p>2</text:p>
          </table:table-cell>
          <table:table-cell table:formula="of:=[.D14]*[.F14]" office:value-type="float" office:value="0.07" calcext:value-type="float">
            <text:p>0.07</text:p>
          </table:table-cell>
          <table:table-cell table:number-columns-repeated="4"/>
        </table:table-row>
        <table:table-row table:style-name="ro3">
          <table:table-cell table:formula="of:=[$List_of_3D_Models.A87]" office:value-type="string" office:string-value="DI_LC_Adjust_collar" calcext:value-type="string">
            <text:p>DI_LC_Adjust_collar</text:p>
          </table:table-cell>
          <table:table-cell table:formula="of:=[$List_of_3D_Models.B87]" office:value-type="float" office:value="0" calcext:value-type="float">
            <text:p>0</text:p>
          </table:table-cell>
          <table:table-cell table:formula="of:=[$List_of_3D_Models.C87]" office:value-type="float" office:value="20" calcext:value-type="float">
            <text:p>20</text:p>
          </table:table-cell>
          <table:table-cell table:formula="of:=[$List_of_3D_Models.D87]" office:value-type="float" office:value="0.88" calcext:value-type="float">
            <text:p>0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20" calcext:value-type="float">
            <text:p>20</text:p>
          </table:table-cell>
          <table:table-cell table:formula="of:=[.D15]*[.F15]" office:value-type="float" office:value="0.88" calcext:value-type="float">
            <text:p>0.88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style-name="ce163" office:value-type="string" calcext:value-type="string">
            <text:p>For the LED illuminator and 2x23 collector:</text:p>
          </table:table-cell>
          <table:table-cell table:number-columns-repeated="13"/>
        </table:table-row>
        <table:table-row table:style-name="ro3">
          <table:table-cell table:formula="of:=[$List_of_3D_Models.A91]" office:value-type="string" office:string-value="DI_LC_Receptacle" calcext:value-type="string">
            <text:p>DI_LC_Receptacle</text:p>
          </table:table-cell>
          <table:table-cell table:formula="of:=[$List_of_3D_Models.B91]" office:value-type="float" office:value="0" calcext:value-type="float">
            <text:p>0</text:p>
          </table:table-cell>
          <table:table-cell table:formula="of:=[$List_of_3D_Models.C91]" office:value-type="float" office:value="21" calcext:value-type="float">
            <text:p>21</text:p>
          </table:table-cell>
          <table:table-cell table:formula="of:=[$List_of_3D_Models.D91]" office:value-type="float" office:value="0.77" calcext:value-type="float">
            <text:p>0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21" calcext:value-type="float">
            <text:p>21</text:p>
          </table:table-cell>
          <table:table-cell table:formula="of:=[.D18]*[.F18]" office:value-type="float" office:value="0.77" calcext:value-type="float">
            <text:p>0.77</text:p>
          </table:table-cell>
          <table:table-cell table:number-columns-repeated="4"/>
        </table:table-row>
        <table:table-row table:style-name="ro3">
          <table:table-cell table:formula="of:=[$List_of_3D_Models.A89]" office:value-type="string" office:string-value="DI_LC_Collar_2" calcext:value-type="string">
            <text:p>DI_LC_Collar_2</text:p>
          </table:table-cell>
          <table:table-cell table:formula="of:=[$List_of_3D_Models.B89]" office:value-type="float" office:value="0" calcext:value-type="float">
            <text:p>0</text:p>
          </table:table-cell>
          <table:table-cell table:formula="of:=[$List_of_3D_Models.C89]" office:value-type="float" office:value="2" calcext:value-type="float">
            <text:p>2</text:p>
          </table:table-cell>
          <table:table-cell table:formula="of:=[$List_of_3D_Models.D89]"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9]*[.F19]" office:value-type="float" office:value="0" calcext:value-type="float">
            <text:p>0</text:p>
          </table:table-cell>
          <table:table-cell table:formula="of:=[.C19]*[.F19]" office:value-type="float" office:value="2" calcext:value-type="float">
            <text:p>2</text:p>
          </table:table-cell>
          <table:table-cell table:formula="of:=[.D19]*[.F19]" office:value-type="float" office:value="0.07" calcext:value-type="float">
            <text:p>0.07</text:p>
          </table:table-cell>
          <table:table-cell table:number-columns-repeated="4"/>
        </table:table-row>
        <table:table-row table:style-name="ro3">
          <table:table-cell table:formula="of:=[$List_of_3D_Models.A90]" office:value-type="string" office:string-value="DI_LC_Collar_7" calcext:value-type="string">
            <text:p>DI_LC_Collar_7</text:p>
          </table:table-cell>
          <table:table-cell table:formula="of:=[$List_of_3D_Models.B90]" office:value-type="float" office:value="0" calcext:value-type="float">
            <text:p>0</text:p>
          </table:table-cell>
          <table:table-cell table:formula="of:=[$List_of_3D_Models.C90]" office:value-type="float" office:value="7" calcext:value-type="float">
            <text:p>7</text:p>
          </table:table-cell>
          <table:table-cell table:formula="of:=[$List_of_3D_Models.D90]" office:value-type="float" office:value="0.22" calcext:value-type="float">
            <text:p>0.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0]*[.F20]" office:value-type="float" office:value="0" calcext:value-type="float">
            <text:p>0</text:p>
          </table:table-cell>
          <table:table-cell table:formula="of:=[.C20]*[.F20]" office:value-type="float" office:value="7" calcext:value-type="float">
            <text:p>7</text:p>
          </table:table-cell>
          <table:table-cell table:formula="of:=[.D20]*[.F20]" office:value-type="float" office:value="0.22" calcext:value-type="float">
            <text:p>0.22</text:p>
          </table:table-cell>
          <table:table-cell table:number-columns-repeated="4"/>
        </table:table-row>
        <table:table-row table:style-name="ro3">
          <table:table-cell table:formula="of:=[$List_of_3D_Models.A92]" office:value-type="string" office:string-value="DI_LC_Spacer" calcext:value-type="string">
            <text:p>DI_LC_Spacer</text:p>
          </table:table-cell>
          <table:table-cell table:formula="of:=[$List_of_3D_Models.B92]" office:value-type="float" office:value="0" calcext:value-type="float">
            <text:p>0</text:p>
          </table:table-cell>
          <table:table-cell table:formula="of:=[$List_of_3D_Models.C92]" office:value-type="float" office:value="16" calcext:value-type="float">
            <text:p>16</text:p>
          </table:table-cell>
          <table:table-cell table:formula="of:=[$List_of_3D_Models.D92]" office:value-type="float" office:value="0.44" calcext:value-type="float">
            <text:p>0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1]*[.F21]" office:value-type="float" office:value="0" calcext:value-type="float">
            <text:p>0</text:p>
          </table:table-cell>
          <table:table-cell table:formula="of:=[.C21]*[.F21]" office:value-type="float" office:value="16" calcext:value-type="float">
            <text:p>16</text:p>
          </table:table-cell>
          <table:table-cell table:formula="of:=[.D21]*[.F21]" office:value-type="float" office:value="0.44" calcext:value-type="float">
            <text:p>0.44</text:p>
          </table:table-cell>
          <table:table-cell table:number-columns-repeated="4"/>
        </table:table-row>
        <table:table-row table:style-name="ro3">
          <table:table-cell table:formula="of:=[$List_of_3D_Models.A93]" office:value-type="string" office:string-value="DI_LED_Cover" calcext:value-type="string">
            <text:p>DI_LED_Cover</text:p>
          </table:table-cell>
          <table:table-cell table:formula="of:=[$List_of_3D_Models.B93]" office:value-type="float" office:value="0" calcext:value-type="float">
            <text:p>0</text:p>
          </table:table-cell>
          <table:table-cell table:formula="of:=[$List_of_3D_Models.C93]" office:value-type="float" office:value="34" calcext:value-type="float">
            <text:p>34</text:p>
          </table:table-cell>
          <table:table-cell table:formula="of:=[$List_of_3D_Models.D93]"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2]*[.F22]" office:value-type="float" office:value="0" calcext:value-type="float">
            <text:p>0</text:p>
          </table:table-cell>
          <table:table-cell table:formula="of:=[.C22]*[.F22]" office:value-type="float" office:value="34" calcext:value-type="float">
            <text:p>34</text:p>
          </table:table-cell>
          <table:table-cell table:formula="of:=[.D22]*[.F22]" office:value-type="float" office:value="0.87" calcext:value-type="float">
            <text:p>0.87</text:p>
          </table:table-cell>
          <table:table-cell table:number-columns-repeated="4"/>
        </table:table-row>
        <table:table-row table:style-name="ro3">
          <table:table-cell table:formula="of:=[$List_of_3D_Models.A94]" office:value-type="string" office:string-value="DI_LED_Holder" calcext:value-type="string">
            <text:p>DI_LED_Holder</text:p>
          </table:table-cell>
          <table:table-cell table:formula="of:=[$List_of_3D_Models.B94]" office:value-type="float" office:value="0" calcext:value-type="float">
            <text:p>0</text:p>
          </table:table-cell>
          <table:table-cell table:formula="of:=[$List_of_3D_Models.C94]" office:value-type="float" office:value="57" calcext:value-type="float">
            <text:p>57</text:p>
          </table:table-cell>
          <table:table-cell table:formula="of:=[$List_of_3D_Models.D94]" office:value-type="float" office:value="1.87" calcext:value-type="float">
            <text:p>1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3]*[.F23]" office:value-type="float" office:value="0" calcext:value-type="float">
            <text:p>0</text:p>
          </table:table-cell>
          <table:table-cell table:formula="of:=[.C23]*[.F23]" office:value-type="float" office:value="57" calcext:value-type="float">
            <text:p>57</text:p>
          </table:table-cell>
          <table:table-cell table:formula="of:=[.D23]*[.F23]" office:value-type="float" office:value="1.87" calcext:value-type="float">
            <text:p>1.87</text:p>
          </table:table-cell>
          <table:table-cell table:number-columns-repeated="4"/>
        </table:table-row>
        <table:table-row table:style-name="ro3">
          <table:table-cell table:formula="of:=[$List_of_3D_Models.A95]" office:value-type="string" office:string-value="DI_LED_Washer" calcext:value-type="string">
            <text:p>DI_LED_Washer</text:p>
          </table:table-cell>
          <table:table-cell table:formula="of:=[$List_of_3D_Models.B95]" office:value-type="float" office:value="0" calcext:value-type="float">
            <text:p>0</text:p>
          </table:table-cell>
          <table:table-cell table:formula="of:=[$List_of_3D_Models.C95]" office:value-type="float" office:value="2" calcext:value-type="float">
            <text:p>2</text:p>
          </table:table-cell>
          <table:table-cell table:formula="of:=[$List_of_3D_Models.D95]"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4]*[.F24]" office:value-type="float" office:value="0" calcext:value-type="float">
            <text:p>0</text:p>
          </table:table-cell>
          <table:table-cell table:formula="of:=[.C24]*[.F24]" office:value-type="float" office:value="2" calcext:value-type="float">
            <text:p>2</text:p>
          </table:table-cell>
          <table:table-cell table:formula="of:=[.D24]*[.F24]" office:value-type="float" office:value="0.06" calcext:value-type="float">
            <text:p>0.06</text:p>
          </table:table-cell>
          <table:table-cell table:number-columns-repeated="4"/>
        </table:table-row>
        <table:table-row table:style-name="ro3">
          <table:table-cell table:formula="of:=[$List_of_3D_Models.A102]" office:value-type="string" office:string-value="DI_M3_Thumbscrew_short_hex" calcext:value-type="string">
            <text:p>DI_M3_Thumbscrew_short_hex</text:p>
          </table:table-cell>
          <table:table-cell table:formula="of:=[$List_of_3D_Models.B102]" office:value-type="float" office:value="0" calcext:value-type="float">
            <text:p>0</text:p>
          </table:table-cell>
          <table:table-cell table:formula="of:=[$List_of_3D_Models.C102]" office:value-type="float" office:value="8" calcext:value-type="float">
            <text:p>8</text:p>
          </table:table-cell>
          <table:table-cell table:formula="of:=[$List_of_3D_Models.D102]" office:value-type="float" office:value="0.14" calcext:value-type="float">
            <text:p>0.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25]*[.F25]" office:value-type="float" office:value="0" calcext:value-type="float">
            <text:p>0</text:p>
          </table:table-cell>
          <table:table-cell table:formula="of:=[.C25]*[.F25]" office:value-type="float" office:value="24" calcext:value-type="float">
            <text:p>24</text:p>
          </table:table-cell>
          <table:table-cell table:formula="of:=[.D25]*[.F25]" office:value-type="float" office:value="0.42" calcext:value-type="float">
            <text:p>0.42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25])*[$Filament_Density.A8]" office:value-type="float" office:value="75.190073537855" calcext:value-type="float">
            <text:p>75.19007353785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4]*[.F34]" office:value-type="float" office:value="2.4" calcext:value-type="float">
            <text:p>2.4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C35]*[.F35]" office:value-type="float" office:value="1.8" calcext:value-type="float">
            <text:p>1.8</text:p>
          </table:table-cell>
          <table:table-cell table:number-columns-repeated="4"/>
        </table:table-row>
        <table:table-row table:style-name="ro3">
          <table:table-cell table:formula="of:=[$Non_Printed_Parts.A16]" office:value-type="string" office:string-value="M4_Hex_Head_Set_Screw_12mm_long" calcext:value-type="string">
            <text:p>M4_Hex_Head_Set_Screw_12mm_long</text:p>
          </table:table-cell>
          <table:table-cell/>
          <table:table-cell table:formula="of:=[$Non_Printed_Parts.C16]" office:value-type="float" office:value="1.8" calcext:value-type="float">
            <text:p>1.8</text:p>
          </table:table-cell>
          <table:table-cell office:value-type="string" calcext:value-type="string">
            <text:p>For condenser adjustment thumbwheel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6]*[.F36]" office:value-type="float" office:value="7.2" calcext:value-type="float">
            <text:p>7.2</text:p>
          </table:table-cell>
          <table:table-cell table:number-columns-repeated="4"/>
        </table:table-row>
        <table:table-row table:style-name="ro3">
          <table:table-cell table:formula="of:=[$Non_Printed_Parts.A21]" office:value-type="string" office:string-value="M2_Allen_Bolt_Socket_Cap_DIN912_10mm_long" calcext:value-type="string">
            <text:p>M2_Allen_Bolt_Socket_Cap_DIN912_10mm_long</text:p>
          </table:table-cell>
          <table:table-cell/>
          <table:table-cell table:formula="of:=[$Non_Printed_Parts.C21]" office:value-type="float" office:value="0.31" calcext:value-type="float">
            <text:p>0.31</text:p>
          </table:table-cell>
          <table:table-cell office:value-type="string" calcext:value-type="string">
            <text:p>For LE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7]*[.F37]" office:value-type="float" office:value="0.93" calcext:value-type="float">
            <text:p>0.93</text:p>
          </table:table-cell>
          <table:table-cell table:number-columns-repeated="4"/>
        </table:table-row>
        <table:table-row table:style-name="ro3">
          <table:table-cell table:formula="of:=[$Non_Printed_Parts.A121]" office:value-type="string" office:string-value="Phono plug" calcext:value-type="string">
            <text:p>Phono plug</text:p>
          </table:table-cell>
          <table:table-cell/>
          <table:table-cell table:formula="of:=[$Non_Printed_Parts.C121]" office:value-type="float" office:value="2.95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8]*[.F38]" office:value-type="float" office:value="2.95" calcext:value-type="float">
            <text:p>2.95</text:p>
          </table:table-cell>
          <table:table-cell table:number-columns-repeated="4"/>
        </table:table-row>
        <table:table-row table:style-name="ro3">
          <table:table-cell table:formula="of:=[$Non_Printed_Parts.A125]" office:value-type="string" office:string-value="LED bulb" calcext:value-type="string">
            <text:p>LED bulb</text:p>
          </table:table-cell>
          <table:table-cell/>
          <table:table-cell table:formula="of:=[$Non_Printed_Parts.C125]" office:value-type="float" office:value="0.33" calcext:value-type="float">
            <text:p>0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9]*[.F39]" office:value-type="float" office:value="0.33" calcext:value-type="float">
            <text:p>0.33</text:p>
          </table:table-cell>
          <table:table-cell table:number-columns-repeated="4"/>
        </table:table-row>
        <table:table-row table:style-name="ro3">
          <table:table-cell table:formula="of:=[$Non_Printed_Parts.A131]" office:value-type="string" office:string-value="Twin-cable (figure-8) for LED power cord: each conductor made of 13 strands of copper (overall 0.7mm diameter), insulation 0.7 mm thick, overall cross sectional dimensions for both conductors with insulation = 2.2X4.4 mm" calcext:value-type="string">
            <text:p>Twin-cable (figure-8) for LED power cord: each conductor made of 13 strands of copper (overall 0.7mm diameter), insulation 0.7 mm thick, overall cross sectional dimensions for both conductors with insulation = 2.2X4.4 mm</text:p>
          </table:table-cell>
          <table:table-cell/>
          <table:table-cell table:formula="of:=[$Non_Printed_Parts.C131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0]*[.F40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formula="of:=[$Non_Printed_Parts.A130]" office:value-type="string" office:string-value="Tripad board" calcext:value-type="string">
            <text:p>Tripad board</text:p>
          </table:table-cell>
          <table:table-cell/>
          <table:table-cell table:formula="of:=[$Non_Printed_Parts.C130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1]*[.F41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68]" office:value-type="string" office:string-value="Lens condenser 23" calcext:value-type="string">
            <text:p>Lens condenser 23</text:p>
          </table:table-cell>
          <table:table-cell/>
          <table:table-cell table:formula="of:=[$Non_Printed_Parts.C168]" office:value-type="float" office:value="4.1" calcext:value-type="float">
            <text:p>4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43]*[.F43]" office:value-type="float" office:value="8.2" calcext:value-type="float">
            <text:p>8.2</text:p>
          </table:table-cell>
          <table:table-cell table:number-columns-repeated="4"/>
        </table:table-row>
        <table:table-row table:style-name="ro3" table:number-rows-repeated="5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Epi_illuminator</text:p>
          </table:table-cell>
          <table:table-cell table:style-name="ce142" table:number-columns-repeated="2"/>
          <table:table-cell table:style-name="ce142" table:formula="of:=SUM([.J6:.J25])" office:value-type="float" office:value="25.21" calcext:value-type="float">
            <text:p>25.21</text:p>
          </table:table-cell>
          <table:table-cell table:style-name="ce142"/>
          <table:table-cell table:style-name="ce142" table:formula="of:=[.J28]" office:value-type="float" office:value="75.190073537855" calcext:value-type="float">
            <text:p>75.190073537855</text:p>
          </table:table-cell>
          <table:table-cell table:style-name="ce142" table:formula="of:=SUM([.H6:.H45])+INT(SUM([.I6:.I45])/60)" office:value-type="float" office:value="11" calcext:value-type="float">
            <text:p>11</text:p>
          </table:table-cell>
          <table:table-cell table:style-name="ce142" table:formula="of:=MOD(SUM([.I6:.I47]);60)" office:value-type="float" office:value="11" calcext:value-type="float">
            <text:p>11</text:p>
          </table:table-cell>
          <table:table-cell table:style-name="ce142" table:formula="of:=[.G50]+SUM([.J34:.J47])" office:value-type="float" office:value="109.000073537855" calcext:value-type="float">
            <text:p>109.000073537855</text:p>
          </table:table-cell>
          <table:table-cell table:style-name="ce142"/>
          <table:table-cell table:number-columns-repeated="2"/>
          <table:table-cell table:style-name="ce165"/>
        </table:table-row>
        <table:table-row table:style-name="ro3" table:number-rows-repeated="8">
          <table:table-cell table:number-columns-repeated="14"/>
        </table:table-row>
        <table:table-row table:style-name="ro3">
          <table:table-cell table:number-columns-repeated="10"/>
          <table:table-cell table:style-name="ce165"/>
          <table:table-cell table:number-columns-repeated="3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</table:table>
      <table:table table:name="MD_DI_Trans_Polarisation" table:style-name="ta1">
        <table:table-column table:style-name="co2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Trans-illuminator for polarising microscopy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42]" office:value-type="string" office:string-value="DI_Cnd_Adj_thumbwheel" calcext:value-type="string">
            <text:p>DI_Cnd_Adj_thumbwheel</text:p>
          </table:table-cell>
          <table:table-cell table:formula="of:=[$List_of_3D_Models.B42]" office:value-type="float" office:value="0" calcext:value-type="float">
            <text:p>0</text:p>
          </table:table-cell>
          <table:table-cell table:formula="of:=[$List_of_3D_Models.C42]" office:value-type="float" office:value="8" calcext:value-type="float">
            <text:p>8</text:p>
          </table:table-cell>
          <table:table-cell table:formula="of:=[$List_of_3D_Models.D42]" office:value-type="float" office:value="0.26" calcext:value-type="float">
            <text:p>0.2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32" calcext:value-type="float">
            <text:p>32</text:p>
          </table:table-cell>
          <table:table-cell table:formula="of:=[.D6]*[.F6]" office:value-type="float" office:value="1.04" calcext:value-type="float">
            <text:p>1.04</text:p>
          </table:table-cell>
          <table:table-cell table:number-columns-repeated="4"/>
        </table:table-row>
        <table:table-row table:style-name="ro3">
          <table:table-cell table:formula="of:=[$List_of_3D_Models.A45]" office:value-type="string" office:string-value="DI_Cnd_gripper" calcext:value-type="string">
            <text:p>DI_Cnd_gripper</text:p>
          </table:table-cell>
          <table:table-cell table:formula="of:=[$List_of_3D_Models.B45]" office:value-type="float" office:value="1" calcext:value-type="float">
            <text:p>1</text:p>
          </table:table-cell>
          <table:table-cell table:formula="of:=[$List_of_3D_Models.C45]" office:value-type="float" office:value="30" calcext:value-type="float">
            <text:p>30</text:p>
          </table:table-cell>
          <table:table-cell table:formula="of:=[$List_of_3D_Models.D45]" office:value-type="float" office:value="3.69" calcext:value-type="float">
            <text:p>3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1" calcext:value-type="float">
            <text:p>1</text:p>
          </table:table-cell>
          <table:table-cell table:formula="of:=[.C7]*[.F7]" office:value-type="float" office:value="30" calcext:value-type="float">
            <text:p>30</text:p>
          </table:table-cell>
          <table:table-cell table:formula="of:=[.D7]*[.F7]" office:value-type="float" office:value="3.69" calcext:value-type="float">
            <text:p>3.69</text:p>
          </table:table-cell>
          <table:table-cell table:number-columns-repeated="4"/>
        </table:table-row>
        <table:table-row table:style-name="ro3">
          <table:table-cell table:formula="of:=[$List_of_3D_Models.A111]" office:value-type="string" office:string-value="DI_Pol_to_baseplate" calcext:value-type="string">
            <text:p>DI_Pol_to_baseplate</text:p>
          </table:table-cell>
          <table:table-cell table:formula="of:=[$List_of_3D_Models.B111]" office:value-type="float" office:value="2" calcext:value-type="float">
            <text:p>2</text:p>
          </table:table-cell>
          <table:table-cell table:formula="of:=[$List_of_3D_Models.C111]" office:value-type="float" office:value="19" calcext:value-type="float">
            <text:p>19</text:p>
          </table:table-cell>
          <table:table-cell table:formula="of:=[$List_of_3D_Models.D111]" office:value-type="float" office:value="4.88" calcext:value-type="float">
            <text:p>4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2" calcext:value-type="float">
            <text:p>2</text:p>
          </table:table-cell>
          <table:table-cell table:formula="of:=[.C8]*[.F8]" office:value-type="float" office:value="19" calcext:value-type="float">
            <text:p>19</text:p>
          </table:table-cell>
          <table:table-cell table:formula="of:=[.D8]*[.F8]" office:value-type="float" office:value="4.88" calcext:value-type="float">
            <text:p>4.88</text:p>
          </table:table-cell>
          <table:table-cell table:number-columns-repeated="4"/>
        </table:table-row>
        <table:table-row table:style-name="ro3">
          <table:table-cell table:formula="of:=[$List_of_3D_Models.A108]" office:value-type="string" office:string-value="DI_Pol_Adjustment_ring" calcext:value-type="string">
            <text:p>DI_Pol_Adjustment_ring</text:p>
          </table:table-cell>
          <table:table-cell table:formula="of:=[$List_of_3D_Models.B108]" office:value-type="float" office:value="1" calcext:value-type="float">
            <text:p>1</text:p>
          </table:table-cell>
          <table:table-cell table:formula="of:=[$List_of_3D_Models.C108]" office:value-type="float" office:value="22" calcext:value-type="float">
            <text:p>22</text:p>
          </table:table-cell>
          <table:table-cell table:formula="of:=[$List_of_3D_Models.D108]" office:value-type="float" office:value="2.58" calcext:value-type="float">
            <text:p>2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1" calcext:value-type="float">
            <text:p>1</text:p>
          </table:table-cell>
          <table:table-cell table:formula="of:=[.C9]*[.F9]" office:value-type="float" office:value="22" calcext:value-type="float">
            <text:p>22</text:p>
          </table:table-cell>
          <table:table-cell table:formula="of:=[.D9]*[.F9]" office:value-type="float" office:value="2.58" calcext:value-type="float">
            <text:p>2.58</text:p>
          </table:table-cell>
          <table:table-cell table:number-columns-repeated="4"/>
        </table:table-row>
        <table:table-row table:style-name="ro3">
          <table:table-cell table:formula="of:=[$List_of_3D_Models.A109]" office:value-type="string" office:string-value="DI_Pol_middle" calcext:value-type="string">
            <text:p>DI_Pol_middle</text:p>
          </table:table-cell>
          <table:table-cell table:formula="of:=[$List_of_3D_Models.B109]" office:value-type="float" office:value="0" calcext:value-type="float">
            <text:p>0</text:p>
          </table:table-cell>
          <table:table-cell table:formula="of:=[$List_of_3D_Models.C109]" office:value-type="float" office:value="5" calcext:value-type="float">
            <text:p>5</text:p>
          </table:table-cell>
          <table:table-cell table:formula="of:=[$List_of_3D_Models.D109]" office:value-type="float" office:value="0.16" calcext:value-type="float">
            <text:p>0.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5" calcext:value-type="float">
            <text:p>5</text:p>
          </table:table-cell>
          <table:table-cell table:formula="of:=[.D10]*[.F10]" office:value-type="float" office:value="0.16" calcext:value-type="float">
            <text:p>0.16</text:p>
          </table:table-cell>
          <table:table-cell table:number-columns-repeated="4"/>
        </table:table-row>
        <table:table-row table:style-name="ro3">
          <table:table-cell table:formula="of:=[$List_of_3D_Models.A110]" office:value-type="string" office:string-value="DI_Pol_Receptacle" calcext:value-type="string">
            <text:p>DI_Pol_Receptacle</text:p>
          </table:table-cell>
          <table:table-cell table:formula="of:=[$List_of_3D_Models.B110]" office:value-type="float" office:value="0" calcext:value-type="float">
            <text:p>0</text:p>
          </table:table-cell>
          <table:table-cell table:formula="of:=[$List_of_3D_Models.C110]" office:value-type="float" office:value="46" calcext:value-type="float">
            <text:p>46</text:p>
          </table:table-cell>
          <table:table-cell table:formula="of:=[$List_of_3D_Models.D110]" office:value-type="float" office:value="1.28" calcext:value-type="float">
            <text:p>1.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0" calcext:value-type="float">
            <text:p>0</text:p>
          </table:table-cell>
          <table:table-cell table:formula="of:=[.C11]*[.F11]" office:value-type="float" office:value="46" calcext:value-type="float">
            <text:p>46</text:p>
          </table:table-cell>
          <table:table-cell table:formula="of:=[.D11]*[.F11]" office:value-type="float" office:value="1.28" calcext:value-type="float">
            <text:p>1.28</text:p>
          </table:table-cell>
          <table:table-cell table:number-columns-repeated="4"/>
        </table:table-row>
        <table:table-row table:style-name="ro3">
          <table:table-cell table:formula="of:=[$List_of_3D_Models.A112]" office:value-type="string" office:string-value="DI_Pol_top_bottom" calcext:value-type="string">
            <text:p>DI_Pol_top_bottom</text:p>
          </table:table-cell>
          <table:table-cell table:formula="of:=[$List_of_3D_Models.B112]" office:value-type="float" office:value="0" calcext:value-type="float">
            <text:p>0</text:p>
          </table:table-cell>
          <table:table-cell table:formula="of:=[$List_of_3D_Models.C112]" office:value-type="float" office:value="7" calcext:value-type="float">
            <text:p>7</text:p>
          </table:table-cell>
          <table:table-cell table:formula="of:=[$List_of_3D_Models.D112]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14" calcext:value-type="float">
            <text:p>14</text:p>
          </table:table-cell>
          <table:table-cell table:formula="of:=[.D12]*[.F12]" office:value-type="float" office:value="0.5" calcext:value-type="float">
            <text:p>0.5</text:p>
          </table:table-cell>
          <table:table-cell table:number-columns-repeated="4"/>
        </table:table-row>
        <table:table-row table:style-name="ro3">
          <table:table-cell table:formula="of:=[$List_of_3D_Models.A137]" office:value-type="string" office:string-value="FB_Filter_slider" calcext:value-type="string">
            <text:p>FB_Filter_slider</text:p>
          </table:table-cell>
          <table:table-cell table:formula="of:=[$List_of_3D_Models.B137]" office:value-type="float" office:value="0" calcext:value-type="float">
            <text:p>0</text:p>
          </table:table-cell>
          <table:table-cell table:formula="of:=[$List_of_3D_Models.C137]" office:value-type="float" office:value="19" calcext:value-type="float">
            <text:p>19</text:p>
          </table:table-cell>
          <table:table-cell table:formula="of:=[$List_of_3D_Models.D137]" office:value-type="float" office:value="0.56" calcext:value-type="float">
            <text:p>0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0" calcext:value-type="float">
            <text:p>0</text:p>
          </table:table-cell>
          <table:table-cell table:formula="of:=[.C13]*[.F13]" office:value-type="float" office:value="19" calcext:value-type="float">
            <text:p>19</text:p>
          </table:table-cell>
          <table:table-cell table:formula="of:=[.D13]*[.F13]" office:value-type="float" office:value="0.56" calcext:value-type="float">
            <text:p>0.56</text:p>
          </table:table-cell>
          <table:table-cell table:number-columns-repeated="4"/>
        </table:table-row>
        <table:table-row table:style-name="ro3">
          <table:table-cell table:formula="of:=[$List_of_3D_Models.A134]" office:value-type="string" office:string-value="FB_Filter_collar" calcext:value-type="string">
            <text:p>FB_Filter_collar</text:p>
          </table:table-cell>
          <table:table-cell table:formula="of:=[$List_of_3D_Models.B134]" office:value-type="float" office:value="0" calcext:value-type="float">
            <text:p>0</text:p>
          </table:table-cell>
          <table:table-cell table:formula="of:=[$List_of_3D_Models.C134]" office:value-type="float" office:value="1" calcext:value-type="float">
            <text:p>1</text:p>
          </table:table-cell>
          <table:table-cell table:formula="of:=[$List_of_3D_Models.D134]"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1" calcext:value-type="float">
            <text:p>1</text:p>
          </table:table-cell>
          <table:table-cell table:formula="of:=[.D14]*[.F14]" office:value-type="float" office:value="0.03" calcext:value-type="float">
            <text:p>0.03</text:p>
          </table:table-cell>
          <table:table-cell table:number-columns-repeated="4"/>
        </table:table-row>
        <table:table-row table:style-name="ro3">
          <table:table-cell table:formula="of:=[$List_of_3D_Models.A102]" office:value-type="string" office:string-value="DI_M3_Thumbscrew_short_hex" calcext:value-type="string">
            <text:p>DI_M3_Thumbscrew_short_hex</text:p>
          </table:table-cell>
          <table:table-cell table:formula="of:=[$List_of_3D_Models.B102]" office:value-type="float" office:value="0" calcext:value-type="float">
            <text:p>0</text:p>
          </table:table-cell>
          <table:table-cell table:formula="of:=[$List_of_3D_Models.C102]" office:value-type="float" office:value="8" calcext:value-type="float">
            <text:p>8</text:p>
          </table:table-cell>
          <table:table-cell table:formula="of:=[$List_of_3D_Models.D102]" office:value-type="float" office:value="0.14" calcext:value-type="float">
            <text:p>0.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24" calcext:value-type="float">
            <text:p>24</text:p>
          </table:table-cell>
          <table:table-cell table:formula="of:=[.D15]*[.F15]" office:value-type="float" office:value="0.42" calcext:value-type="float">
            <text:p>0.42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style-name="ce163" office:value-type="string" calcext:value-type="string">
            <text:p>For the LED illuminator and 2x23 collector:</text:p>
          </table:table-cell>
          <table:table-cell table:number-columns-repeated="13"/>
        </table:table-row>
        <table:table-row table:style-name="ro3">
          <table:table-cell table:formula="of:=[$List_of_3D_Models.A87]" office:value-type="string" office:string-value="DI_LC_Adjust_collar" calcext:value-type="string">
            <text:p>DI_LC_Adjust_collar</text:p>
          </table:table-cell>
          <table:table-cell table:formula="of:=[$List_of_3D_Models.B87]" office:value-type="float" office:value="0" calcext:value-type="float">
            <text:p>0</text:p>
          </table:table-cell>
          <table:table-cell table:formula="of:=[$List_of_3D_Models.C87]" office:value-type="float" office:value="20" calcext:value-type="float">
            <text:p>20</text:p>
          </table:table-cell>
          <table:table-cell table:formula="of:=[$List_of_3D_Models.D87]" office:value-type="float" office:value="0.88" calcext:value-type="float">
            <text:p>0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20" calcext:value-type="float">
            <text:p>20</text:p>
          </table:table-cell>
          <table:table-cell table:formula="of:=[.D18]*[.F18]" office:value-type="float" office:value="0.88" calcext:value-type="float">
            <text:p>0.88</text:p>
          </table:table-cell>
          <table:table-cell table:number-columns-repeated="4"/>
        </table:table-row>
        <table:table-row table:style-name="ro3">
          <table:table-cell table:formula="of:=[$List_of_3D_Models.A91]" office:value-type="string" office:string-value="DI_LC_Receptacle" calcext:value-type="string">
            <text:p>DI_LC_Receptacle</text:p>
          </table:table-cell>
          <table:table-cell table:formula="of:=[$List_of_3D_Models.B91]" office:value-type="float" office:value="0" calcext:value-type="float">
            <text:p>0</text:p>
          </table:table-cell>
          <table:table-cell table:formula="of:=[$List_of_3D_Models.C91]" office:value-type="float" office:value="21" calcext:value-type="float">
            <text:p>21</text:p>
          </table:table-cell>
          <table:table-cell table:formula="of:=[$List_of_3D_Models.D91]" office:value-type="float" office:value="0.77" calcext:value-type="float">
            <text:p>0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9]*[.F19]" office:value-type="float" office:value="0" calcext:value-type="float">
            <text:p>0</text:p>
          </table:table-cell>
          <table:table-cell table:formula="of:=[.C19]*[.F19]" office:value-type="float" office:value="21" calcext:value-type="float">
            <text:p>21</text:p>
          </table:table-cell>
          <table:table-cell table:formula="of:=[.D19]*[.F19]" office:value-type="float" office:value="0.77" calcext:value-type="float">
            <text:p>0.77</text:p>
          </table:table-cell>
          <table:table-cell table:number-columns-repeated="4"/>
        </table:table-row>
        <table:table-row table:style-name="ro3">
          <table:table-cell table:formula="of:=[$List_of_3D_Models.A89]" office:value-type="string" office:string-value="DI_LC_Collar_2" calcext:value-type="string">
            <text:p>DI_LC_Collar_2</text:p>
          </table:table-cell>
          <table:table-cell table:formula="of:=[$List_of_3D_Models.B89]" office:value-type="float" office:value="0" calcext:value-type="float">
            <text:p>0</text:p>
          </table:table-cell>
          <table:table-cell table:formula="of:=[$List_of_3D_Models.C89]" office:value-type="float" office:value="2" calcext:value-type="float">
            <text:p>2</text:p>
          </table:table-cell>
          <table:table-cell table:formula="of:=[$List_of_3D_Models.D89]"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0]*[.F20]" office:value-type="float" office:value="0" calcext:value-type="float">
            <text:p>0</text:p>
          </table:table-cell>
          <table:table-cell table:formula="of:=[.C20]*[.F20]" office:value-type="float" office:value="2" calcext:value-type="float">
            <text:p>2</text:p>
          </table:table-cell>
          <table:table-cell table:formula="of:=[.D20]*[.F20]" office:value-type="float" office:value="0.07" calcext:value-type="float">
            <text:p>0.07</text:p>
          </table:table-cell>
          <table:table-cell table:number-columns-repeated="4"/>
        </table:table-row>
        <table:table-row table:style-name="ro3">
          <table:table-cell table:formula="of:=[$List_of_3D_Models.A90]" office:value-type="string" office:string-value="DI_LC_Collar_7" calcext:value-type="string">
            <text:p>DI_LC_Collar_7</text:p>
          </table:table-cell>
          <table:table-cell table:formula="of:=[$List_of_3D_Models.B90]" office:value-type="float" office:value="0" calcext:value-type="float">
            <text:p>0</text:p>
          </table:table-cell>
          <table:table-cell table:formula="of:=[$List_of_3D_Models.C90]" office:value-type="float" office:value="7" calcext:value-type="float">
            <text:p>7</text:p>
          </table:table-cell>
          <table:table-cell table:formula="of:=[$List_of_3D_Models.D90]" office:value-type="float" office:value="0.22" calcext:value-type="float">
            <text:p>0.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1]*[.F21]" office:value-type="float" office:value="0" calcext:value-type="float">
            <text:p>0</text:p>
          </table:table-cell>
          <table:table-cell table:formula="of:=[.C21]*[.F21]" office:value-type="float" office:value="7" calcext:value-type="float">
            <text:p>7</text:p>
          </table:table-cell>
          <table:table-cell table:formula="of:=[.D21]*[.F21]" office:value-type="float" office:value="0.22" calcext:value-type="float">
            <text:p>0.22</text:p>
          </table:table-cell>
          <table:table-cell table:number-columns-repeated="4"/>
        </table:table-row>
        <table:table-row table:style-name="ro3">
          <table:table-cell table:formula="of:=[$List_of_3D_Models.A92]" office:value-type="string" office:string-value="DI_LC_Spacer" calcext:value-type="string">
            <text:p>DI_LC_Spacer</text:p>
          </table:table-cell>
          <table:table-cell table:formula="of:=[$List_of_3D_Models.B92]" office:value-type="float" office:value="0" calcext:value-type="float">
            <text:p>0</text:p>
          </table:table-cell>
          <table:table-cell table:formula="of:=[$List_of_3D_Models.C92]" office:value-type="float" office:value="16" calcext:value-type="float">
            <text:p>16</text:p>
          </table:table-cell>
          <table:table-cell table:formula="of:=[$List_of_3D_Models.D92]" office:value-type="float" office:value="0.44" calcext:value-type="float">
            <text:p>0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2]*[.F22]" office:value-type="float" office:value="0" calcext:value-type="float">
            <text:p>0</text:p>
          </table:table-cell>
          <table:table-cell table:formula="of:=[.C22]*[.F22]" office:value-type="float" office:value="16" calcext:value-type="float">
            <text:p>16</text:p>
          </table:table-cell>
          <table:table-cell table:formula="of:=[.D22]*[.F22]" office:value-type="float" office:value="0.44" calcext:value-type="float">
            <text:p>0.44</text:p>
          </table:table-cell>
          <table:table-cell table:number-columns-repeated="4"/>
        </table:table-row>
        <table:table-row table:style-name="ro3">
          <table:table-cell table:formula="of:=[$List_of_3D_Models.A93]" office:value-type="string" office:string-value="DI_LED_Cover" calcext:value-type="string">
            <text:p>DI_LED_Cover</text:p>
          </table:table-cell>
          <table:table-cell table:formula="of:=[$List_of_3D_Models.B93]" office:value-type="float" office:value="0" calcext:value-type="float">
            <text:p>0</text:p>
          </table:table-cell>
          <table:table-cell table:formula="of:=[$List_of_3D_Models.C93]" office:value-type="float" office:value="34" calcext:value-type="float">
            <text:p>34</text:p>
          </table:table-cell>
          <table:table-cell table:formula="of:=[$List_of_3D_Models.D93]"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3]*[.F23]" office:value-type="float" office:value="0" calcext:value-type="float">
            <text:p>0</text:p>
          </table:table-cell>
          <table:table-cell table:formula="of:=[.C23]*[.F23]" office:value-type="float" office:value="34" calcext:value-type="float">
            <text:p>34</text:p>
          </table:table-cell>
          <table:table-cell table:formula="of:=[.D23]*[.F23]" office:value-type="float" office:value="0.87" calcext:value-type="float">
            <text:p>0.87</text:p>
          </table:table-cell>
          <table:table-cell table:number-columns-repeated="4"/>
        </table:table-row>
        <table:table-row table:style-name="ro3">
          <table:table-cell table:formula="of:=[$List_of_3D_Models.A94]" office:value-type="string" office:string-value="DI_LED_Holder" calcext:value-type="string">
            <text:p>DI_LED_Holder</text:p>
          </table:table-cell>
          <table:table-cell table:formula="of:=[$List_of_3D_Models.B94]" office:value-type="float" office:value="0" calcext:value-type="float">
            <text:p>0</text:p>
          </table:table-cell>
          <table:table-cell table:formula="of:=[$List_of_3D_Models.C94]" office:value-type="float" office:value="57" calcext:value-type="float">
            <text:p>57</text:p>
          </table:table-cell>
          <table:table-cell table:formula="of:=[$List_of_3D_Models.D94]" office:value-type="float" office:value="1.87" calcext:value-type="float">
            <text:p>1.8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24]*[.F24]" office:value-type="float" office:value="0" calcext:value-type="float">
            <text:p>0</text:p>
          </table:table-cell>
          <table:table-cell table:formula="of:=[.C24]*[.F24]" office:value-type="float" office:value="171" calcext:value-type="float">
            <text:p>171</text:p>
          </table:table-cell>
          <table:table-cell table:formula="of:=[.D24]*[.F24]" office:value-type="float" office:value="5.61" calcext:value-type="float">
            <text:p>5.61</text:p>
          </table:table-cell>
          <table:table-cell table:number-columns-repeated="4"/>
        </table:table-row>
        <table:table-row table:style-name="ro3">
          <table:table-cell table:formula="of:=[$List_of_3D_Models.A95]" office:value-type="string" office:string-value="DI_LED_Washer" calcext:value-type="string">
            <text:p>DI_LED_Washer</text:p>
          </table:table-cell>
          <table:table-cell table:formula="of:=[$List_of_3D_Models.B95]" office:value-type="float" office:value="0" calcext:value-type="float">
            <text:p>0</text:p>
          </table:table-cell>
          <table:table-cell table:formula="of:=[$List_of_3D_Models.C95]" office:value-type="float" office:value="2" calcext:value-type="float">
            <text:p>2</text:p>
          </table:table-cell>
          <table:table-cell table:formula="of:=[$List_of_3D_Models.D95]"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5]*[.F25]" office:value-type="float" office:value="0" calcext:value-type="float">
            <text:p>0</text:p>
          </table:table-cell>
          <table:table-cell table:formula="of:=[.C25]*[.F25]" office:value-type="float" office:value="2" calcext:value-type="float">
            <text:p>2</text:p>
          </table:table-cell>
          <table:table-cell table:formula="of:=[.D25]*[.F25]" office:value-type="float" office:value="0.06" calcext:value-type="float">
            <text:p>0.06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26])*[$Filament_Density.A8]" office:value-type="float" office:value="71.76014158353" calcext:value-type="float">
            <text:p>71.76014158353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5]*[.F35]" office:value-type="float" office:value="2.4" calcext:value-type="float">
            <text:p>2.4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C36]*[.F36]" office:value-type="float" office:value="1.8" calcext:value-type="float">
            <text:p>1.8</text:p>
          </table:table-cell>
          <table:table-cell table:number-columns-repeated="4"/>
        </table:table-row>
        <table:table-row table:style-name="ro3">
          <table:table-cell table:formula="of:=[$Non_Printed_Parts.A16]" office:value-type="string" office:string-value="M4_Hex_Head_Set_Screw_12mm_long" calcext:value-type="string">
            <text:p>M4_Hex_Head_Set_Screw_12mm_long</text:p>
          </table:table-cell>
          <table:table-cell/>
          <table:table-cell table:formula="of:=[$Non_Printed_Parts.C16]" office:value-type="float" office:value="1.8" calcext:value-type="float">
            <text:p>1.8</text:p>
          </table:table-cell>
          <table:table-cell office:value-type="string" calcext:value-type="string">
            <text:p>For condenser adjustment thumbwheel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7]*[.F37]" office:value-type="float" office:value="7.2" calcext:value-type="float">
            <text:p>7.2</text:p>
          </table:table-cell>
          <table:table-cell table:number-columns-repeated="4"/>
        </table:table-row>
        <table:table-row table:style-name="ro3">
          <table:table-cell table:formula="of:=[$Non_Printed_Parts.A21]" office:value-type="string" office:string-value="M2_Allen_Bolt_Socket_Cap_DIN912_10mm_long" calcext:value-type="string">
            <text:p>M2_Allen_Bolt_Socket_Cap_DIN912_10mm_long</text:p>
          </table:table-cell>
          <table:table-cell/>
          <table:table-cell table:formula="of:=[$Non_Printed_Parts.C21]" office:value-type="float" office:value="0.31" calcext:value-type="float">
            <text:p>0.31</text:p>
          </table:table-cell>
          <table:table-cell office:value-type="string" calcext:value-type="string">
            <text:p>For LE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8]*[.F38]" office:value-type="float" office:value="0.93" calcext:value-type="float">
            <text:p>0.93</text:p>
          </table:table-cell>
          <table:table-cell table:number-columns-repeated="4"/>
        </table:table-row>
        <table:table-row table:style-name="ro3">
          <table:table-cell table:formula="of:=[$Non_Printed_Parts.A22]" office:value-type="string" office:string-value="M2_Allen_Bolt_Socket_Cap_DIN912_12mm_long" calcext:value-type="string">
            <text:p>M2_Allen_Bolt_Socket_Cap_DIN912_12mm_long</text:p>
          </table:table-cell>
          <table:table-cell/>
          <table:table-cell table:formula="of:=[$Non_Printed_Parts.C22]" office:value-type="float" office:value="0.35" calcext:value-type="float">
            <text:p>0.35</text:p>
          </table:table-cell>
          <table:table-cell office:value-type="string" calcext:value-type="string">
            <text:p>For polariser case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9]*[.F39]" office:value-type="float" office:value="1.4" calcext:value-type="float">
            <text:p>1.4</text:p>
          </table:table-cell>
          <table:table-cell table:number-columns-repeated="4"/>
        </table:table-row>
        <table:table-row table:style-name="ro3">
          <table:table-cell table:formula="of:=[$Non_Printed_Parts.A121]" office:value-type="string" office:string-value="Phono plug" calcext:value-type="string">
            <text:p>Phono plug</text:p>
          </table:table-cell>
          <table:table-cell/>
          <table:table-cell table:formula="of:=[$Non_Printed_Parts.C121]" office:value-type="float" office:value="2.95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0]*[.F40]" office:value-type="float" office:value="2.95" calcext:value-type="float">
            <text:p>2.95</text:p>
          </table:table-cell>
          <table:table-cell table:number-columns-repeated="4"/>
        </table:table-row>
        <table:table-row table:style-name="ro3">
          <table:table-cell table:formula="of:=[$Non_Printed_Parts.A125]" office:value-type="string" office:string-value="LED bulb" calcext:value-type="string">
            <text:p>LED bulb</text:p>
          </table:table-cell>
          <table:table-cell/>
          <table:table-cell table:formula="of:=[$Non_Printed_Parts.C125]" office:value-type="float" office:value="0.33" calcext:value-type="float">
            <text:p>0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1]*[.F41]" office:value-type="float" office:value="0.33" calcext:value-type="float">
            <text:p>0.33</text:p>
          </table:table-cell>
          <table:table-cell table:number-columns-repeated="4"/>
        </table:table-row>
        <table:table-row table:style-name="ro3">
          <table:table-cell table:formula="of:=[$Non_Printed_Parts.A131]" office:value-type="string" office:string-value="Twin-cable (figure-8) for LED power cord: each conductor made of 13 strands of copper (overall 0.7mm diameter), insulation 0.7 mm thick, overall cross sectional dimensions for both conductors with insulation = 2.2X4.4 mm" calcext:value-type="string">
            <text:p>Twin-cable (figure-8) for LED power cord: each conductor made of 13 strands of copper (overall 0.7mm diameter), insulation 0.7 mm thick, overall cross sectional dimensions for both conductors with insulation = 2.2X4.4 mm</text:p>
          </table:table-cell>
          <table:table-cell/>
          <table:table-cell table:formula="of:=[$Non_Printed_Parts.C131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2]*[.F42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formula="of:=[$Non_Printed_Parts.A130]" office:value-type="string" office:string-value="Tripad board" calcext:value-type="string">
            <text:p>Tripad board</text:p>
          </table:table-cell>
          <table:table-cell/>
          <table:table-cell table:formula="of:=[$Non_Printed_Parts.C130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3]*[.F43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68]" office:value-type="string" office:string-value="Lens condenser 23" calcext:value-type="string">
            <text:p>Lens condenser 23</text:p>
          </table:table-cell>
          <table:table-cell/>
          <table:table-cell table:formula="of:=[$Non_Printed_Parts.C168]" office:value-type="float" office:value="4.1" calcext:value-type="float">
            <text:p>4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45]*[.F45]" office:value-type="float" office:value="8.2" calcext:value-type="float">
            <text:p>8.2</text:p>
          </table:table-cell>
          <table:table-cell table:number-columns-repeated="4"/>
        </table:table-row>
        <table:table-row table:style-name="ro3">
          <table:table-cell table:formula="of:=[$Non_Printed_Parts.A184]" office:value-type="string" office:string-value="Polarising film for polariser 0.7 mm thick (no adhesive, protective film on both sides)" calcext:value-type="string">
            <text:p>Polarising film for polariser 0.7 mm thick (no adhesive, protective film on both sides)</text:p>
          </table:table-cell>
          <table:table-cell/>
          <table:table-cell table:formula="of:=[$Non_Printed_Parts.C18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6]*[.F46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Non_Printed_Parts.A185]" office:value-type="string" office:string-value="Polarising film for analyser 0.13 mm thick (no adhesive, protective film on both sides)" calcext:value-type="string">
            <text:p>Polarising film for analyser 0.13 mm thick (no adhesive, protective film on both sides)</text:p>
          </table:table-cell>
          <table:table-cell/>
          <table:table-cell table:formula="of:=[$Non_Printed_Parts.C185]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7]*[.F47]" office:value-type="float" office:value="0.5" calcext:value-type="float">
            <text:p>0.5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Epi_polarising_illuminator</text:p>
          </table:table-cell>
          <table:table-cell table:style-name="ce142" table:number-columns-repeated="2"/>
          <table:table-cell table:style-name="ce142" table:formula="of:=SUM([.J6:.J26])" office:value-type="float" office:value="24.06" calcext:value-type="float">
            <text:p>24.06</text:p>
          </table:table-cell>
          <table:table-cell table:style-name="ce142"/>
          <table:table-cell table:style-name="ce142" table:formula="of:=[.J29]" office:value-type="float" office:value="71.76014158353" calcext:value-type="float">
            <text:p>71.76014158353</text:p>
          </table:table-cell>
          <table:table-cell table:style-name="ce142" table:formula="of:=SUM([.H6:.H46])+INT(SUM([.I6:.I46])/60)" office:value-type="float" office:value="12" calcext:value-type="float">
            <text:p>12</text:p>
          </table:table-cell>
          <table:table-cell table:style-name="ce142" table:formula="of:=MOD(SUM([.I6:.I48]);60)" office:value-type="float" office:value="5" calcext:value-type="float">
            <text:p>5</text:p>
          </table:table-cell>
          <table:table-cell table:style-name="ce142" table:formula="of:=[.G51]+SUM([.J35:.J48])" office:value-type="float" office:value="108.47014158353" calcext:value-type="float">
            <text:p>108.47014158353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DI_Epi_Polarisation" table:style-name="ta1">
        <table:table-column table:style-name="co2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epi-illuminator for polarising microscopy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42]" office:value-type="string" office:string-value="DI_Cnd_Adj_thumbwheel" calcext:value-type="string">
            <text:p>DI_Cnd_Adj_thumbwheel</text:p>
          </table:table-cell>
          <table:table-cell table:formula="of:=[$List_of_3D_Models.B42]" office:value-type="float" office:value="0" calcext:value-type="float">
            <text:p>0</text:p>
          </table:table-cell>
          <table:table-cell table:formula="of:=[$List_of_3D_Models.C42]" office:value-type="float" office:value="8" calcext:value-type="float">
            <text:p>8</text:p>
          </table:table-cell>
          <table:table-cell table:formula="of:=[$List_of_3D_Models.D42]" office:value-type="float" office:value="0.26" calcext:value-type="float">
            <text:p>0.2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32" calcext:value-type="float">
            <text:p>32</text:p>
          </table:table-cell>
          <table:table-cell table:formula="of:=[.D6]*[.F6]" office:value-type="float" office:value="1.04" calcext:value-type="float">
            <text:p>1.04</text:p>
          </table:table-cell>
          <table:table-cell table:number-columns-repeated="4"/>
        </table:table-row>
        <table:table-row table:style-name="ro3">
          <table:table-cell table:formula="of:=[$List_of_3D_Models.A45]" office:value-type="string" office:string-value="DI_Cnd_gripper" calcext:value-type="string">
            <text:p>DI_Cnd_gripper</text:p>
          </table:table-cell>
          <table:table-cell table:formula="of:=[$List_of_3D_Models.B45]" office:value-type="float" office:value="1" calcext:value-type="float">
            <text:p>1</text:p>
          </table:table-cell>
          <table:table-cell table:formula="of:=[$List_of_3D_Models.C45]" office:value-type="float" office:value="30" calcext:value-type="float">
            <text:p>30</text:p>
          </table:table-cell>
          <table:table-cell table:formula="of:=[$List_of_3D_Models.D45]" office:value-type="float" office:value="3.69" calcext:value-type="float">
            <text:p>3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1" calcext:value-type="float">
            <text:p>1</text:p>
          </table:table-cell>
          <table:table-cell table:formula="of:=[.C7]*[.F7]" office:value-type="float" office:value="30" calcext:value-type="float">
            <text:p>30</text:p>
          </table:table-cell>
          <table:table-cell table:formula="of:=[.D7]*[.F7]" office:value-type="float" office:value="3.69" calcext:value-type="float">
            <text:p>3.69</text:p>
          </table:table-cell>
          <table:table-cell table:number-columns-repeated="4"/>
        </table:table-row>
        <table:table-row table:style-name="ro3">
          <table:table-cell table:formula="of:=[$List_of_3D_Models.A108]" office:value-type="string" office:string-value="DI_Pol_Adjustment_ring" calcext:value-type="string">
            <text:p>DI_Pol_Adjustment_ring</text:p>
          </table:table-cell>
          <table:table-cell table:formula="of:=[$List_of_3D_Models.B108]" office:value-type="float" office:value="1" calcext:value-type="float">
            <text:p>1</text:p>
          </table:table-cell>
          <table:table-cell table:formula="of:=[$List_of_3D_Models.C108]" office:value-type="float" office:value="22" calcext:value-type="float">
            <text:p>22</text:p>
          </table:table-cell>
          <table:table-cell table:formula="of:=[$List_of_3D_Models.D108]" office:value-type="float" office:value="2.58" calcext:value-type="float">
            <text:p>2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1" calcext:value-type="float">
            <text:p>1</text:p>
          </table:table-cell>
          <table:table-cell table:formula="of:=[.C8]*[.F8]" office:value-type="float" office:value="22" calcext:value-type="float">
            <text:p>22</text:p>
          </table:table-cell>
          <table:table-cell table:formula="of:=[.D8]*[.F8]" office:value-type="float" office:value="2.58" calcext:value-type="float">
            <text:p>2.58</text:p>
          </table:table-cell>
          <table:table-cell table:number-columns-repeated="4"/>
        </table:table-row>
        <table:table-row table:style-name="ro3">
          <table:table-cell table:formula="of:=[$List_of_3D_Models.A61]" office:value-type="string" office:string-value="DI_Epi_pol" calcext:value-type="string">
            <text:p>DI_Epi_pol</text:p>
          </table:table-cell>
          <table:table-cell table:formula="of:=[$List_of_3D_Models.B61]" office:value-type="float" office:value="0" calcext:value-type="float">
            <text:p>0</text:p>
          </table:table-cell>
          <table:table-cell table:formula="of:=[$List_of_3D_Models.C61]" office:value-type="float" office:value="58" calcext:value-type="float">
            <text:p>58</text:p>
          </table:table-cell>
          <table:table-cell table:formula="of:=[$List_of_3D_Models.D61]" office:value-type="float" office:value="2.02" calcext:value-type="float">
            <text:p>2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58" calcext:value-type="float">
            <text:p>58</text:p>
          </table:table-cell>
          <table:table-cell table:formula="of:=[.D9]*[.F9]" office:value-type="float" office:value="2.02" calcext:value-type="float">
            <text:p>2.02</text:p>
          </table:table-cell>
          <table:table-cell table:number-columns-repeated="4"/>
        </table:table-row>
        <table:table-row table:style-name="ro3">
          <table:table-cell table:formula="of:=[$List_of_3D_Models.A55]" office:value-type="string" office:string-value="DI_Epi_black_body" calcext:value-type="string">
            <text:p>DI_Epi_black_body</text:p>
          </table:table-cell>
          <table:table-cell table:formula="of:=[$List_of_3D_Models.B55]" office:value-type="float" office:value="1" calcext:value-type="float">
            <text:p>1</text:p>
          </table:table-cell>
          <table:table-cell table:formula="of:=[$List_of_3D_Models.C55]" office:value-type="float" office:value="33" calcext:value-type="float">
            <text:p>33</text:p>
          </table:table-cell>
          <table:table-cell table:formula="of:=[$List_of_3D_Models.D55]" office:value-type="float" office:value="4.14" calcext:value-type="float">
            <text:p>4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1" calcext:value-type="float">
            <text:p>1</text:p>
          </table:table-cell>
          <table:table-cell table:formula="of:=[.C10]*[.F10]" office:value-type="float" office:value="33" calcext:value-type="float">
            <text:p>33</text:p>
          </table:table-cell>
          <table:table-cell table:formula="of:=[.D10]*[.F10]" office:value-type="float" office:value="4.14" calcext:value-type="float">
            <text:p>4.14</text:p>
          </table:table-cell>
          <table:table-cell table:number-columns-repeated="4"/>
        </table:table-row>
        <table:table-row table:style-name="ro3">
          <table:table-cell table:formula="of:=[$List_of_3D_Models.A60]" office:value-type="string" office:string-value="DI_Epi_condenser" calcext:value-type="string">
            <text:p>DI_Epi_condenser</text:p>
          </table:table-cell>
          <table:table-cell table:formula="of:=[$List_of_3D_Models.B60]" office:value-type="float" office:value="2" calcext:value-type="float">
            <text:p>2</text:p>
          </table:table-cell>
          <table:table-cell table:formula="of:=[$List_of_3D_Models.C60]" office:value-type="float" office:value="30" calcext:value-type="float">
            <text:p>30</text:p>
          </table:table-cell>
          <table:table-cell table:formula="of:=[$List_of_3D_Models.D60]" office:value-type="float" office:value="6.23" calcext:value-type="float">
            <text:p>6.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2" calcext:value-type="float">
            <text:p>2</text:p>
          </table:table-cell>
          <table:table-cell table:formula="of:=[.C11]*[.F11]" office:value-type="float" office:value="30" calcext:value-type="float">
            <text:p>30</text:p>
          </table:table-cell>
          <table:table-cell table:formula="of:=[.D11]*[.F11]" office:value-type="float" office:value="6.23" calcext:value-type="float">
            <text:p>6.23</text:p>
          </table:table-cell>
          <table:table-cell table:number-columns-repeated="4"/>
        </table:table-row>
        <table:table-row table:style-name="ro3">
          <table:table-cell table:formula="of:=[$List_of_3D_Models.A59]" office:value-type="string" office:string-value="DI_Epi_Cnd_Aperture_13" calcext:value-type="string">
            <text:p>DI_Epi_Cnd_Aperture_13</text:p>
          </table:table-cell>
          <table:table-cell table:formula="of:=[$List_of_3D_Models.B59]" office:value-type="float" office:value="0" calcext:value-type="float">
            <text:p>0</text:p>
          </table:table-cell>
          <table:table-cell table:formula="of:=[$List_of_3D_Models.C59]" office:value-type="float" office:value="2" calcext:value-type="float">
            <text:p>2</text:p>
          </table:table-cell>
          <table:table-cell table:formula="of:=[$List_of_3D_Models.D59]"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2" calcext:value-type="float">
            <text:p>2</text:p>
          </table:table-cell>
          <table:table-cell table:formula="of:=[.D12]*[.F12]" office:value-type="float" office:value="0.07" calcext:value-type="float">
            <text:p>0.07</text:p>
          </table:table-cell>
          <table:table-cell table:number-columns-repeated="4"/>
        </table:table-row>
        <table:table-row table:style-name="ro3">
          <table:table-cell table:formula="of:=[$List_of_3D_Models.A102]" office:value-type="string" office:string-value="DI_M3_Thumbscrew_short_hex" calcext:value-type="string">
            <text:p>DI_M3_Thumbscrew_short_hex</text:p>
          </table:table-cell>
          <table:table-cell table:formula="of:=[$List_of_3D_Models.B102]" office:value-type="float" office:value="0" calcext:value-type="float">
            <text:p>0</text:p>
          </table:table-cell>
          <table:table-cell table:formula="of:=[$List_of_3D_Models.C102]" office:value-type="float" office:value="8" calcext:value-type="float">
            <text:p>8</text:p>
          </table:table-cell>
          <table:table-cell table:formula="of:=[$List_of_3D_Models.D102]" office:value-type="float" office:value="0.14" calcext:value-type="float">
            <text:p>0.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3]*[.F13]" office:value-type="float" office:value="0" calcext:value-type="float">
            <text:p>0</text:p>
          </table:table-cell>
          <table:table-cell table:formula="of:=[.C13]*[.F13]" office:value-type="float" office:value="24" calcext:value-type="float">
            <text:p>24</text:p>
          </table:table-cell>
          <table:table-cell table:formula="of:=[.D13]*[.F13]" office:value-type="float" office:value="0.42" calcext:value-type="float">
            <text:p>0.42</text:p>
          </table:table-cell>
          <table:table-cell table:number-columns-repeated="4"/>
        </table:table-row>
        <table:table-row table:style-name="ro3">
          <table:table-cell table:formula="of:=[$List_of_3D_Models.A109]" office:value-type="string" office:string-value="DI_Pol_middle" calcext:value-type="string">
            <text:p>DI_Pol_middle</text:p>
          </table:table-cell>
          <table:table-cell table:formula="of:=[$List_of_3D_Models.B109]" office:value-type="float" office:value="0" calcext:value-type="float">
            <text:p>0</text:p>
          </table:table-cell>
          <table:table-cell table:formula="of:=[$List_of_3D_Models.C109]" office:value-type="float" office:value="5" calcext:value-type="float">
            <text:p>5</text:p>
          </table:table-cell>
          <table:table-cell table:formula="of:=[$List_of_3D_Models.D109]" office:value-type="float" office:value="0.16" calcext:value-type="float">
            <text:p>0.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5" calcext:value-type="float">
            <text:p>5</text:p>
          </table:table-cell>
          <table:table-cell table:formula="of:=[.D14]*[.F14]" office:value-type="float" office:value="0.16" calcext:value-type="float">
            <text:p>0.16</text:p>
          </table:table-cell>
          <table:table-cell table:number-columns-repeated="4"/>
        </table:table-row>
        <table:table-row table:style-name="ro3">
          <table:table-cell table:formula="of:=[$List_of_3D_Models.A110]" office:value-type="string" office:string-value="DI_Pol_Receptacle" calcext:value-type="string">
            <text:p>DI_Pol_Receptacle</text:p>
          </table:table-cell>
          <table:table-cell table:formula="of:=[$List_of_3D_Models.B110]" office:value-type="float" office:value="0" calcext:value-type="float">
            <text:p>0</text:p>
          </table:table-cell>
          <table:table-cell table:formula="of:=[$List_of_3D_Models.C110]" office:value-type="float" office:value="46" calcext:value-type="float">
            <text:p>46</text:p>
          </table:table-cell>
          <table:table-cell table:formula="of:=[$List_of_3D_Models.D110]" office:value-type="float" office:value="1.28" calcext:value-type="float">
            <text:p>1.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46" calcext:value-type="float">
            <text:p>46</text:p>
          </table:table-cell>
          <table:table-cell table:formula="of:=[.D15]*[.F15]" office:value-type="float" office:value="1.28" calcext:value-type="float">
            <text:p>1.28</text:p>
          </table:table-cell>
          <table:table-cell table:number-columns-repeated="4"/>
        </table:table-row>
        <table:table-row table:style-name="ro3">
          <table:table-cell table:formula="of:=[$List_of_3D_Models.A112]" office:value-type="string" office:string-value="DI_Pol_top_bottom" calcext:value-type="string">
            <text:p>DI_Pol_top_bottom</text:p>
          </table:table-cell>
          <table:table-cell table:formula="of:=[$List_of_3D_Models.B112]" office:value-type="float" office:value="0" calcext:value-type="float">
            <text:p>0</text:p>
          </table:table-cell>
          <table:table-cell table:formula="of:=[$List_of_3D_Models.C112]" office:value-type="float" office:value="7" calcext:value-type="float">
            <text:p>7</text:p>
          </table:table-cell>
          <table:table-cell table:formula="of:=[$List_of_3D_Models.D112]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6]*[.F16]" office:value-type="float" office:value="0" calcext:value-type="float">
            <text:p>0</text:p>
          </table:table-cell>
          <table:table-cell table:formula="of:=[.C16]*[.F16]" office:value-type="float" office:value="14" calcext:value-type="float">
            <text:p>14</text:p>
          </table:table-cell>
          <table:table-cell table:formula="of:=[.D16]*[.F16]" office:value-type="float" office:value="0.5" calcext:value-type="float">
            <text:p>0.5</text:p>
          </table:table-cell>
          <table:table-cell table:number-columns-repeated="4"/>
        </table:table-row>
        <table:table-row table:style-name="ro3">
          <table:table-cell table:formula="of:=[$List_of_3D_Models.A137]" office:value-type="string" office:string-value="FB_Filter_slider" calcext:value-type="string">
            <text:p>FB_Filter_slider</text:p>
          </table:table-cell>
          <table:table-cell table:formula="of:=[$List_of_3D_Models.B137]" office:value-type="float" office:value="0" calcext:value-type="float">
            <text:p>0</text:p>
          </table:table-cell>
          <table:table-cell table:formula="of:=[$List_of_3D_Models.C137]" office:value-type="float" office:value="19" calcext:value-type="float">
            <text:p>19</text:p>
          </table:table-cell>
          <table:table-cell table:formula="of:=[$List_of_3D_Models.D137]" office:value-type="float" office:value="0.56" calcext:value-type="float">
            <text:p>0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7]*[.F17]" office:value-type="float" office:value="0" calcext:value-type="float">
            <text:p>0</text:p>
          </table:table-cell>
          <table:table-cell table:formula="of:=[.C17]*[.F17]" office:value-type="float" office:value="19" calcext:value-type="float">
            <text:p>19</text:p>
          </table:table-cell>
          <table:table-cell table:formula="of:=[.D17]*[.F17]" office:value-type="float" office:value="0.56" calcext:value-type="float">
            <text:p>0.56</text:p>
          </table:table-cell>
          <table:table-cell table:number-columns-repeated="4"/>
        </table:table-row>
        <table:table-row table:style-name="ro3">
          <table:table-cell table:formula="of:=[$List_of_3D_Models.A134]" office:value-type="string" office:string-value="FB_Filter_collar" calcext:value-type="string">
            <text:p>FB_Filter_collar</text:p>
          </table:table-cell>
          <table:table-cell table:formula="of:=[$List_of_3D_Models.B134]" office:value-type="float" office:value="0" calcext:value-type="float">
            <text:p>0</text:p>
          </table:table-cell>
          <table:table-cell table:formula="of:=[$List_of_3D_Models.C134]" office:value-type="float" office:value="1" calcext:value-type="float">
            <text:p>1</text:p>
          </table:table-cell>
          <table:table-cell table:formula="of:=[$List_of_3D_Models.D134]"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1" calcext:value-type="float">
            <text:p>1</text:p>
          </table:table-cell>
          <table:table-cell table:formula="of:=[.D18]*[.F18]" office:value-type="float" office:value="0.03" calcext:value-type="float">
            <text:p>0.03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style-name="ce163" office:value-type="string" calcext:value-type="string">
            <text:p>For the LED illuminator and 2x23 collector:</text:p>
          </table:table-cell>
          <table:table-cell table:number-columns-repeated="13"/>
        </table:table-row>
        <table:table-row table:style-name="ro3">
          <table:table-cell table:formula="of:=[$List_of_3D_Models.A87]" office:value-type="string" office:string-value="DI_LC_Adjust_collar" calcext:value-type="string">
            <text:p>DI_LC_Adjust_collar</text:p>
          </table:table-cell>
          <table:table-cell table:formula="of:=[$List_of_3D_Models.B87]" office:value-type="float" office:value="0" calcext:value-type="float">
            <text:p>0</text:p>
          </table:table-cell>
          <table:table-cell table:formula="of:=[$List_of_3D_Models.C87]" office:value-type="float" office:value="20" calcext:value-type="float">
            <text:p>20</text:p>
          </table:table-cell>
          <table:table-cell table:formula="of:=[$List_of_3D_Models.D87]" office:value-type="float" office:value="0.88" calcext:value-type="float">
            <text:p>0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1]*[.F21]" office:value-type="float" office:value="0" calcext:value-type="float">
            <text:p>0</text:p>
          </table:table-cell>
          <table:table-cell table:formula="of:=[.C21]*[.F21]" office:value-type="float" office:value="20" calcext:value-type="float">
            <text:p>20</text:p>
          </table:table-cell>
          <table:table-cell table:formula="of:=[.D21]*[.F21]" office:value-type="float" office:value="0.88" calcext:value-type="float">
            <text:p>0.88</text:p>
          </table:table-cell>
          <table:table-cell table:number-columns-repeated="4"/>
        </table:table-row>
        <table:table-row table:style-name="ro3">
          <table:table-cell table:formula="of:=[$List_of_3D_Models.A91]" office:value-type="string" office:string-value="DI_LC_Receptacle" calcext:value-type="string">
            <text:p>DI_LC_Receptacle</text:p>
          </table:table-cell>
          <table:table-cell table:formula="of:=[$List_of_3D_Models.B91]" office:value-type="float" office:value="0" calcext:value-type="float">
            <text:p>0</text:p>
          </table:table-cell>
          <table:table-cell table:formula="of:=[$List_of_3D_Models.C91]" office:value-type="float" office:value="21" calcext:value-type="float">
            <text:p>21</text:p>
          </table:table-cell>
          <table:table-cell table:formula="of:=[$List_of_3D_Models.D91]" office:value-type="float" office:value="0.77" calcext:value-type="float">
            <text:p>0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2]*[.F22]" office:value-type="float" office:value="0" calcext:value-type="float">
            <text:p>0</text:p>
          </table:table-cell>
          <table:table-cell table:formula="of:=[.C22]*[.F22]" office:value-type="float" office:value="21" calcext:value-type="float">
            <text:p>21</text:p>
          </table:table-cell>
          <table:table-cell table:formula="of:=[.D22]*[.F22]" office:value-type="float" office:value="0.77" calcext:value-type="float">
            <text:p>0.77</text:p>
          </table:table-cell>
          <table:table-cell table:number-columns-repeated="4"/>
        </table:table-row>
        <table:table-row table:style-name="ro3">
          <table:table-cell table:formula="of:=[$List_of_3D_Models.A89]" office:value-type="string" office:string-value="DI_LC_Collar_2" calcext:value-type="string">
            <text:p>DI_LC_Collar_2</text:p>
          </table:table-cell>
          <table:table-cell table:formula="of:=[$List_of_3D_Models.B89]" office:value-type="float" office:value="0" calcext:value-type="float">
            <text:p>0</text:p>
          </table:table-cell>
          <table:table-cell table:formula="of:=[$List_of_3D_Models.C89]" office:value-type="float" office:value="2" calcext:value-type="float">
            <text:p>2</text:p>
          </table:table-cell>
          <table:table-cell table:formula="of:=[$List_of_3D_Models.D89]"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3]*[.F23]" office:value-type="float" office:value="0" calcext:value-type="float">
            <text:p>0</text:p>
          </table:table-cell>
          <table:table-cell table:formula="of:=[.C23]*[.F23]" office:value-type="float" office:value="2" calcext:value-type="float">
            <text:p>2</text:p>
          </table:table-cell>
          <table:table-cell table:formula="of:=[.D23]*[.F23]" office:value-type="float" office:value="0.07" calcext:value-type="float">
            <text:p>0.07</text:p>
          </table:table-cell>
          <table:table-cell table:number-columns-repeated="4"/>
        </table:table-row>
        <table:table-row table:style-name="ro3">
          <table:table-cell table:formula="of:=[$List_of_3D_Models.A90]" office:value-type="string" office:string-value="DI_LC_Collar_7" calcext:value-type="string">
            <text:p>DI_LC_Collar_7</text:p>
          </table:table-cell>
          <table:table-cell table:formula="of:=[$List_of_3D_Models.B90]" office:value-type="float" office:value="0" calcext:value-type="float">
            <text:p>0</text:p>
          </table:table-cell>
          <table:table-cell table:formula="of:=[$List_of_3D_Models.C90]" office:value-type="float" office:value="7" calcext:value-type="float">
            <text:p>7</text:p>
          </table:table-cell>
          <table:table-cell table:formula="of:=[$List_of_3D_Models.D90]" office:value-type="float" office:value="0.22" calcext:value-type="float">
            <text:p>0.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4]*[.F24]" office:value-type="float" office:value="0" calcext:value-type="float">
            <text:p>0</text:p>
          </table:table-cell>
          <table:table-cell table:formula="of:=[.C24]*[.F24]" office:value-type="float" office:value="7" calcext:value-type="float">
            <text:p>7</text:p>
          </table:table-cell>
          <table:table-cell table:formula="of:=[.D24]*[.F24]" office:value-type="float" office:value="0.22" calcext:value-type="float">
            <text:p>0.22</text:p>
          </table:table-cell>
          <table:table-cell table:number-columns-repeated="4"/>
        </table:table-row>
        <table:table-row table:style-name="ro3">
          <table:table-cell table:formula="of:=[$List_of_3D_Models.A92]" office:value-type="string" office:string-value="DI_LC_Spacer" calcext:value-type="string">
            <text:p>DI_LC_Spacer</text:p>
          </table:table-cell>
          <table:table-cell table:formula="of:=[$List_of_3D_Models.B92]" office:value-type="float" office:value="0" calcext:value-type="float">
            <text:p>0</text:p>
          </table:table-cell>
          <table:table-cell table:formula="of:=[$List_of_3D_Models.C92]" office:value-type="float" office:value="16" calcext:value-type="float">
            <text:p>16</text:p>
          </table:table-cell>
          <table:table-cell table:formula="of:=[$List_of_3D_Models.D92]" office:value-type="float" office:value="0.44" calcext:value-type="float">
            <text:p>0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5]*[.F25]" office:value-type="float" office:value="0" calcext:value-type="float">
            <text:p>0</text:p>
          </table:table-cell>
          <table:table-cell table:formula="of:=[.C25]*[.F25]" office:value-type="float" office:value="16" calcext:value-type="float">
            <text:p>16</text:p>
          </table:table-cell>
          <table:table-cell table:formula="of:=[.D25]*[.F25]" office:value-type="float" office:value="0.44" calcext:value-type="float">
            <text:p>0.44</text:p>
          </table:table-cell>
          <table:table-cell table:number-columns-repeated="4"/>
        </table:table-row>
        <table:table-row table:style-name="ro3">
          <table:table-cell table:formula="of:=[$List_of_3D_Models.A93]" office:value-type="string" office:string-value="DI_LED_Cover" calcext:value-type="string">
            <text:p>DI_LED_Cover</text:p>
          </table:table-cell>
          <table:table-cell table:formula="of:=[$List_of_3D_Models.B93]" office:value-type="float" office:value="0" calcext:value-type="float">
            <text:p>0</text:p>
          </table:table-cell>
          <table:table-cell table:formula="of:=[$List_of_3D_Models.C93]" office:value-type="float" office:value="34" calcext:value-type="float">
            <text:p>34</text:p>
          </table:table-cell>
          <table:table-cell table:formula="of:=[$List_of_3D_Models.D93]"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6]*[.F26]" office:value-type="float" office:value="0" calcext:value-type="float">
            <text:p>0</text:p>
          </table:table-cell>
          <table:table-cell table:formula="of:=[.C26]*[.F26]" office:value-type="float" office:value="34" calcext:value-type="float">
            <text:p>34</text:p>
          </table:table-cell>
          <table:table-cell table:formula="of:=[.D26]*[.F26]" office:value-type="float" office:value="0.87" calcext:value-type="float">
            <text:p>0.87</text:p>
          </table:table-cell>
          <table:table-cell table:number-columns-repeated="4"/>
        </table:table-row>
        <table:table-row table:style-name="ro3">
          <table:table-cell table:formula="of:=[$List_of_3D_Models.A94]" office:value-type="string" office:string-value="DI_LED_Holder" calcext:value-type="string">
            <text:p>DI_LED_Holder</text:p>
          </table:table-cell>
          <table:table-cell table:formula="of:=[$List_of_3D_Models.B94]" office:value-type="float" office:value="0" calcext:value-type="float">
            <text:p>0</text:p>
          </table:table-cell>
          <table:table-cell table:formula="of:=[$List_of_3D_Models.C94]" office:value-type="float" office:value="57" calcext:value-type="float">
            <text:p>57</text:p>
          </table:table-cell>
          <table:table-cell table:formula="of:=[$List_of_3D_Models.D94]" office:value-type="float" office:value="1.87" calcext:value-type="float">
            <text:p>1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7]*[.F27]" office:value-type="float" office:value="0" calcext:value-type="float">
            <text:p>0</text:p>
          </table:table-cell>
          <table:table-cell table:formula="of:=[.C27]*[.F27]" office:value-type="float" office:value="57" calcext:value-type="float">
            <text:p>57</text:p>
          </table:table-cell>
          <table:table-cell table:formula="of:=[.D27]*[.F27]" office:value-type="float" office:value="1.87" calcext:value-type="float">
            <text:p>1.87</text:p>
          </table:table-cell>
          <table:table-cell table:number-columns-repeated="4"/>
        </table:table-row>
        <table:table-row table:style-name="ro3">
          <table:table-cell table:formula="of:=[$List_of_3D_Models.A95]" office:value-type="string" office:string-value="DI_LED_Washer" calcext:value-type="string">
            <text:p>DI_LED_Washer</text:p>
          </table:table-cell>
          <table:table-cell table:formula="of:=[$List_of_3D_Models.B95]" office:value-type="float" office:value="0" calcext:value-type="float">
            <text:p>0</text:p>
          </table:table-cell>
          <table:table-cell table:formula="of:=[$List_of_3D_Models.C95]" office:value-type="float" office:value="2" calcext:value-type="float">
            <text:p>2</text:p>
          </table:table-cell>
          <table:table-cell table:formula="of:=[$List_of_3D_Models.D95]"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8]*[.F28]" office:value-type="float" office:value="0" calcext:value-type="float">
            <text:p>0</text:p>
          </table:table-cell>
          <table:table-cell table:formula="of:=[.C28]*[.F28]" office:value-type="float" office:value="2" calcext:value-type="float">
            <text:p>2</text:p>
          </table:table-cell>
          <table:table-cell table:formula="of:=[.D28]*[.F28]" office:value-type="float" office:value="0.06" calcext:value-type="float">
            <text:p>0.06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29])*[$Filament_Density.A8]" office:value-type="float" office:value="83.21313176145" calcext:value-type="float">
            <text:p>83.2131317614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6]*[.F36]" office:value-type="float" office:value="2.4" calcext:value-type="float">
            <text:p>2.4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C37]*[.F37]" office:value-type="float" office:value="1.8" calcext:value-type="float">
            <text:p>1.8</text:p>
          </table:table-cell>
          <table:table-cell table:number-columns-repeated="4"/>
        </table:table-row>
        <table:table-row table:style-name="ro3">
          <table:table-cell table:formula="of:=[$Non_Printed_Parts.A16]" office:value-type="string" office:string-value="M4_Hex_Head_Set_Screw_12mm_long" calcext:value-type="string">
            <text:p>M4_Hex_Head_Set_Screw_12mm_long</text:p>
          </table:table-cell>
          <table:table-cell/>
          <table:table-cell table:formula="of:=[$Non_Printed_Parts.C16]" office:value-type="float" office:value="1.8" calcext:value-type="float">
            <text:p>1.8</text:p>
          </table:table-cell>
          <table:table-cell office:value-type="string" calcext:value-type="string">
            <text:p>For condenser adjustment thumbwheel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8]*[.F38]" office:value-type="float" office:value="7.2" calcext:value-type="float">
            <text:p>7.2</text:p>
          </table:table-cell>
          <table:table-cell table:number-columns-repeated="4"/>
        </table:table-row>
        <table:table-row table:style-name="ro3">
          <table:table-cell table:formula="of:=[$Non_Printed_Parts.A21]" office:value-type="string" office:string-value="M2_Allen_Bolt_Socket_Cap_DIN912_10mm_long" calcext:value-type="string">
            <text:p>M2_Allen_Bolt_Socket_Cap_DIN912_10mm_long</text:p>
          </table:table-cell>
          <table:table-cell/>
          <table:table-cell table:formula="of:=[$Non_Printed_Parts.C21]" office:value-type="float" office:value="0.31" calcext:value-type="float">
            <text:p>0.31</text:p>
          </table:table-cell>
          <table:table-cell office:value-type="string" calcext:value-type="string">
            <text:p>For LE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9]*[.F39]" office:value-type="float" office:value="0.93" calcext:value-type="float">
            <text:p>0.93</text:p>
          </table:table-cell>
          <table:table-cell table:number-columns-repeated="4"/>
        </table:table-row>
        <table:table-row table:style-name="ro3">
          <table:table-cell table:formula="of:=[$Non_Printed_Parts.A22]" office:value-type="string" office:string-value="M2_Allen_Bolt_Socket_Cap_DIN912_12mm_long" calcext:value-type="string">
            <text:p>M2_Allen_Bolt_Socket_Cap_DIN912_12mm_long</text:p>
          </table:table-cell>
          <table:table-cell/>
          <table:table-cell table:formula="of:=[$Non_Printed_Parts.C22]" office:value-type="float" office:value="0.35" calcext:value-type="float">
            <text:p>0.35</text:p>
          </table:table-cell>
          <table:table-cell office:value-type="string" calcext:value-type="string">
            <text:p>For polariser case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40]*[.F40]" office:value-type="float" office:value="1.4" calcext:value-type="float">
            <text:p>1.4</text:p>
          </table:table-cell>
          <table:table-cell table:number-columns-repeated="4"/>
        </table:table-row>
        <table:table-row table:style-name="ro3">
          <table:table-cell table:formula="of:=[$Non_Printed_Parts.A121]" office:value-type="string" office:string-value="Phono plug" calcext:value-type="string">
            <text:p>Phono plug</text:p>
          </table:table-cell>
          <table:table-cell/>
          <table:table-cell table:formula="of:=[$Non_Printed_Parts.C121]" office:value-type="float" office:value="2.95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1]*[.F41]" office:value-type="float" office:value="2.95" calcext:value-type="float">
            <text:p>2.95</text:p>
          </table:table-cell>
          <table:table-cell table:number-columns-repeated="4"/>
        </table:table-row>
        <table:table-row table:style-name="ro3">
          <table:table-cell table:formula="of:=[$Non_Printed_Parts.A125]" office:value-type="string" office:string-value="LED bulb" calcext:value-type="string">
            <text:p>LED bulb</text:p>
          </table:table-cell>
          <table:table-cell/>
          <table:table-cell table:formula="of:=[$Non_Printed_Parts.C125]" office:value-type="float" office:value="0.33" calcext:value-type="float">
            <text:p>0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2]*[.F42]" office:value-type="float" office:value="0.33" calcext:value-type="float">
            <text:p>0.33</text:p>
          </table:table-cell>
          <table:table-cell table:number-columns-repeated="4"/>
        </table:table-row>
        <table:table-row table:style-name="ro3">
          <table:table-cell table:formula="of:=[$Non_Printed_Parts.A131]" office:value-type="string" office:string-value="Twin-cable (figure-8) for LED power cord: each conductor made of 13 strands of copper (overall 0.7mm diameter), insulation 0.7 mm thick, overall cross sectional dimensions for both conductors with insulation = 2.2X4.4 mm" calcext:value-type="string">
            <text:p>Twin-cable (figure-8) for LED power cord: each conductor made of 13 strands of copper (overall 0.7mm diameter), insulation 0.7 mm thick, overall cross sectional dimensions for both conductors with insulation = 2.2X4.4 mm</text:p>
          </table:table-cell>
          <table:table-cell/>
          <table:table-cell table:formula="of:=[$Non_Printed_Parts.C131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3]*[.F43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formula="of:=[$Non_Printed_Parts.A130]" office:value-type="string" office:string-value="Tripad board" calcext:value-type="string">
            <text:p>Tripad board</text:p>
          </table:table-cell>
          <table:table-cell/>
          <table:table-cell table:formula="of:=[$Non_Printed_Parts.C130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4]*[.F44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68]" office:value-type="string" office:string-value="Lens condenser 23" calcext:value-type="string">
            <text:p>Lens condenser 23</text:p>
          </table:table-cell>
          <table:table-cell/>
          <table:table-cell table:formula="of:=[$Non_Printed_Parts.C168]" office:value-type="float" office:value="4.1" calcext:value-type="float">
            <text:p>4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46]*[.F46]" office:value-type="float" office:value="8.2" calcext:value-type="float">
            <text:p>8.2</text:p>
          </table:table-cell>
          <table:table-cell table:number-columns-repeated="4"/>
        </table:table-row>
        <table:table-row table:style-name="ro3">
          <table:table-cell table:formula="of:=[$Non_Printed_Parts.A184]" office:value-type="string" office:string-value="Polarising film for polariser 0.7 mm thick (no adhesive, protective film on both sides)" calcext:value-type="string">
            <text:p>Polarising film for polariser 0.7 mm thick (no adhesive, protective film on both sides)</text:p>
          </table:table-cell>
          <table:table-cell/>
          <table:table-cell table:formula="of:=[$Non_Printed_Parts.C18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7]*[.F47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Non_Printed_Parts.A185]" office:value-type="string" office:string-value="Polarising film for analyser 0.13 mm thick (no adhesive, protective film on both sides)" calcext:value-type="string">
            <text:p>Polarising film for analyser 0.13 mm thick (no adhesive, protective film on both sides)</text:p>
          </table:table-cell>
          <table:table-cell/>
          <table:table-cell table:formula="of:=[$Non_Printed_Parts.C185]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8]*[.F48]" office:value-type="float" office:value="0.5" calcext:value-type="float">
            <text:p>0.5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Epi_polarising_illuminator</text:p>
          </table:table-cell>
          <table:table-cell table:style-name="ce142" table:number-columns-repeated="2"/>
          <table:table-cell table:style-name="ce142" table:formula="of:=SUM([.J6:.J29])" office:value-type="float" office:value="27.9" calcext:value-type="float">
            <text:p>27.9</text:p>
          </table:table-cell>
          <table:table-cell table:style-name="ce142"/>
          <table:table-cell table:style-name="ce142" table:formula="of:=[.J32]" office:value-type="float" office:value="83.21313176145" calcext:value-type="float">
            <text:p>83.21313176145</text:p>
          </table:table-cell>
          <table:table-cell table:style-name="ce142" table:formula="of:=SUM([.H6:.H47])+INT(SUM([.I6:.I47])/60)" office:value-type="float" office:value="12" calcext:value-type="float">
            <text:p>12</text:p>
          </table:table-cell>
          <table:table-cell table:style-name="ce142" table:formula="of:=MOD(SUM([.I6:.I49]);60)" office:value-type="float" office:value="55" calcext:value-type="float">
            <text:p>55</text:p>
          </table:table-cell>
          <table:table-cell table:style-name="ce142" table:formula="of:=[.G52]+SUM([.J36:.J49])" office:value-type="float" office:value="119.92313176145" calcext:value-type="float">
            <text:p>119.92313176145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Filterblock_simple" table:style-name="ta1">
        <table:table-column table:style-name="co2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28" table:default-cell-style-name="Default"/>
        <table:table-column table:style-name="co6" table:default-cell-style-name="Default"/>
        <table:table-row table:style-name="ro1">
          <table:table-cell table:style-name="ce138" office:value-type="string" calcext:value-type="string">
            <text:p>Resources for making the standard filterblock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132]" office:value-type="string" office:string-value="FB_Filter_block_simple" calcext:value-type="string">
            <text:p>FB_Filter_block_simple</text:p>
          </table:table-cell>
          <table:table-cell table:formula="of:=[$List_of_3D_Models.B132]" office:value-type="float" office:value="2" calcext:value-type="float">
            <text:p>2</text:p>
          </table:table-cell>
          <table:table-cell table:formula="of:=[$List_of_3D_Models.C132]" office:value-type="float" office:value="34" calcext:value-type="float">
            <text:p>34</text:p>
          </table:table-cell>
          <table:table-cell table:formula="of:=[$List_of_3D_Models.D132]" office:value-type="float" office:value="4.58" calcext:value-type="float">
            <text:p>4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2" calcext:value-type="float">
            <text:p>2</text:p>
          </table:table-cell>
          <table:table-cell table:formula="of:=[.C6]*[.F6]" office:value-type="float" office:value="34" calcext:value-type="float">
            <text:p>34</text:p>
          </table:table-cell>
          <table:table-cell table:formula="of:=[.D6]*[.F6]" office:value-type="float" office:value="4.58" calcext:value-type="float">
            <text:p>4.58</text:p>
          </table:table-cell>
          <table:table-cell table:number-columns-repeated="4"/>
        </table:table-row>
        <table:table-row table:style-name="ro3">
          <table:table-cell table:formula="of:=[$List_of_3D_Models.A138]" office:value-type="string" office:string-value="FB_Filter_slot_bottom" calcext:value-type="string">
            <text:p>FB_Filter_slot_bottom</text:p>
          </table:table-cell>
          <table:table-cell table:formula="of:=[$List_of_3D_Models.B138]" office:value-type="float" office:value="0" calcext:value-type="float">
            <text:p>0</text:p>
          </table:table-cell>
          <table:table-cell table:formula="of:=[$List_of_3D_Models.C138]" office:value-type="float" office:value="19" calcext:value-type="float">
            <text:p>19</text:p>
          </table:table-cell>
          <table:table-cell table:formula="of:=[$List_of_3D_Models.D138]" office:value-type="float" office:value="0.38" calcext:value-type="float">
            <text:p>0.3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38" calcext:value-type="float">
            <text:p>38</text:p>
          </table:table-cell>
          <table:table-cell table:formula="of:=[.D7]*[.F7]" office:value-type="float" office:value="0.76" calcext:value-type="float">
            <text:p>0.76</text:p>
          </table:table-cell>
          <table:table-cell table:number-columns-repeated="4"/>
        </table:table-row>
        <table:table-row table:style-name="ro3">
          <table:table-cell table:formula="of:=[$List_of_3D_Models.A134]" office:value-type="string" office:string-value="FB_Filter_collar" calcext:value-type="string">
            <text:p>FB_Filter_collar</text:p>
          </table:table-cell>
          <table:table-cell table:formula="of:=[$List_of_3D_Models.B134]" office:value-type="float" office:value="0" calcext:value-type="float">
            <text:p>0</text:p>
          </table:table-cell>
          <table:table-cell table:formula="of:=[$List_of_3D_Models.C134]" office:value-type="float" office:value="1" calcext:value-type="float">
            <text:p>1</text:p>
          </table:table-cell>
          <table:table-cell table:formula="of:=[$List_of_3D_Models.D134]" office:value-type="float" office:value="0.03" calcext:value-type="float">
            <text:p>0.0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2" calcext:value-type="float">
            <text:p>2</text:p>
          </table:table-cell>
          <table:table-cell table:formula="of:=[.D8]*[.F8]" office:value-type="float" office:value="0.06" calcext:value-type="float">
            <text:p>0.06</text:p>
          </table:table-cell>
          <table:table-cell table:number-columns-repeated="4"/>
        </table:table-row>
        <table:table-row table:style-name="ro3">
          <table:table-cell table:formula="of:=[$List_of_3D_Models.A137]" office:value-type="string" office:string-value="FB_Filter_slider" calcext:value-type="string">
            <text:p>FB_Filter_slider</text:p>
          </table:table-cell>
          <table:table-cell table:formula="of:=[$List_of_3D_Models.B137]" office:value-type="float" office:value="0" calcext:value-type="float">
            <text:p>0</text:p>
          </table:table-cell>
          <table:table-cell table:formula="of:=[$List_of_3D_Models.C137]" office:value-type="float" office:value="19" calcext:value-type="float">
            <text:p>19</text:p>
          </table:table-cell>
          <table:table-cell table:formula="of:=[$List_of_3D_Models.D137]" office:value-type="float" office:value="0.56" calcext:value-type="float">
            <text:p>0.5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38" calcext:value-type="float">
            <text:p>38</text:p>
          </table:table-cell>
          <table:table-cell table:formula="of:=[.D9]*[.F9]" office:value-type="float" office:value="1.12" calcext:value-type="float">
            <text:p>1.12</text:p>
          </table:table-cell>
          <table:table-cell table:number-columns-repeated="4"/>
        </table:table-row>
        <table:table-row table:style-name="ro3">
          <table:table-cell table:formula="of:=[$List_of_3D_Models.A205]" office:value-type="string" office:string-value="QR_Base_thread" calcext:value-type="string">
            <text:p>QR_Base_thread</text:p>
          </table:table-cell>
          <table:table-cell table:formula="of:=[$List_of_3D_Models.B205]" office:value-type="float" office:value="0" calcext:value-type="float">
            <text:p>0</text:p>
          </table:table-cell>
          <table:table-cell table:formula="of:=[$List_of_3D_Models.C205]" office:value-type="float" office:value="43" calcext:value-type="float">
            <text:p>43</text:p>
          </table:table-cell>
          <table:table-cell table:formula="of:=[$List_of_3D_Models.D205]" office:value-type="float" office:value="1.23" calcext:value-type="float">
            <text:p>1.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43" calcext:value-type="float">
            <text:p>43</text:p>
          </table:table-cell>
          <table:table-cell table:formula="of:=[.D10]*[.F10]" office:value-type="float" office:value="1.23" calcext:value-type="float">
            <text:p>1.23</text:p>
          </table:table-cell>
          <table:table-cell table:number-columns-repeated="4"/>
        </table:table-row>
        <table:table-row table:style-name="ro3">
          <table:table-cell table:formula="of:=[$List_of_3D_Models.A206]" office:value-type="string" office:string-value="QR_C-RMS_Thread" calcext:value-type="string">
            <text:p>QR_C-RMS_Thread</text:p>
          </table:table-cell>
          <table:table-cell table:formula="of:=[$List_of_3D_Models.B206]" office:value-type="float" office:value="0" calcext:value-type="float">
            <text:p>0</text:p>
          </table:table-cell>
          <table:table-cell table:formula="of:=[$List_of_3D_Models.C206]" office:value-type="float" office:value="12" calcext:value-type="float">
            <text:p>12</text:p>
          </table:table-cell>
          <table:table-cell table:formula="of:=[$List_of_3D_Models.D206]" office:value-type="float" office:value="0.41" calcext:value-type="float">
            <text:p>0.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0" calcext:value-type="float">
            <text:p>0</text:p>
          </table:table-cell>
          <table:table-cell table:formula="of:=[.C11]*[.F11]" office:value-type="float" office:value="12" calcext:value-type="float">
            <text:p>12</text:p>
          </table:table-cell>
          <table:table-cell table:formula="of:=[.D11]*[.F11]" office:value-type="float" office:value="0.41" calcext:value-type="float">
            <text:p>0.41</text:p>
          </table:table-cell>
          <table:table-cell table:number-columns-repeated="4"/>
        </table:table-row>
        <table:table-row table:style-name="ro3">
          <table:table-cell table:formula="of:=[$List_of_3D_Models.A207]" office:value-type="string" office:string-value="QR_Male_C_extn_1mm" calcext:value-type="string">
            <text:p>QR_Male_C_extn_1mm</text:p>
          </table:table-cell>
          <table:table-cell table:formula="of:=[$List_of_3D_Models.B207]" office:value-type="float" office:value="1" calcext:value-type="float">
            <text:p>1</text:p>
          </table:table-cell>
          <table:table-cell table:formula="of:=[$List_of_3D_Models.C207]" office:value-type="float" office:value="30" calcext:value-type="float">
            <text:p>30</text:p>
          </table:table-cell>
          <table:table-cell table:formula="of:=[$List_of_3D_Models.D207]" office:value-type="float" office:value="2.47" calcext:value-type="float">
            <text:p>2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1" calcext:value-type="float">
            <text:p>1</text:p>
          </table:table-cell>
          <table:table-cell table:formula="of:=[.C12]*[.F12]" office:value-type="float" office:value="30" calcext:value-type="float">
            <text:p>30</text:p>
          </table:table-cell>
          <table:table-cell table:formula="of:=[.D12]*[.F12]" office:value-type="float" office:value="2.47" calcext:value-type="float">
            <text:p>2.47</text:p>
          </table:table-cell>
          <table:table-cell table:number-columns-repeated="4"/>
        </table:table-row>
        <table:table-row table:style-name="ro3" table:number-rows-repeated="6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8])*[$Filament_Density.A8]" office:value-type="float" office:value="31.704501456065" calcext:value-type="float">
            <text:p>31.70450145606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35]" office:value-type="string" office:string-value="M3_Grub_Screw_Cup_point_Hex_socket_DIN916_5mm_long" calcext:value-type="string">
            <text:p>M3_Grub_Screw_Cup_point_Hex_socket_DIN916_5mm_long</text:p>
          </table:table-cell>
          <table:table-cell/>
          <table:table-cell table:formula="of:=[$Non_Printed_Parts.C35]" office:value-type="float" office:value="0.15" calcext:value-type="float">
            <text:p>0.15</text:p>
          </table:table-cell>
          <table:table-cell office:value-type="string" calcext:value-type="string">
            <text:p>Q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25]*[.F25]" office:value-type="float" office:value="0.45" calcext:value-type="float">
            <text:p>0.45</text:p>
          </table:table-cell>
          <table:table-cell table:number-columns-repeated="4"/>
        </table:table-row>
        <table:table-row table:style-name="ro3">
          <table:table-cell table:formula="of:=[$Non_Printed_Parts.A29]" office:value-type="string" office:string-value="M3_Allen_Bolt_Socket_Cap_DIN912_14mm_long" calcext:value-type="string">
            <text:p>M3_Allen_Bolt_Socket_Cap_DIN912_14mm_long</text:p>
          </table:table-cell>
          <table:table-cell/>
          <table:table-cell table:formula="of:=[$Non_Printed_Parts.C29]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6]*[.F26]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Binocular hea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27]*[.F27]" office:value-type="float" office:value="0.3" calcext:value-type="float">
            <text:p>0.3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8]*[.F28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9]*[.F29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0]*[.F30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1]*[.F31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2]*[.F32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3]*[.F33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4]*[.F34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5]*[.F35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6]*[.F36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7]*[.F37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8]*[.F38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9]*[.F39]" office:value-type="float" office:value="0" calcext:value-type="float">
            <text:p>0</text:p>
          </table:table-cell>
          <table:table-cell table:number-columns-repeated="4"/>
        </table:table-row>
        <table:table-row table:style-name="ro3" table:number-rows-repeated="6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Filterblock_simple</text:p>
          </table:table-cell>
          <table:table-cell table:style-name="ce142" table:number-columns-repeated="2"/>
          <table:table-cell table:style-name="ce142" table:formula="of:=SUM([.J6:.J18])" office:value-type="float" office:value="10.63" calcext:value-type="float">
            <text:p>10.63</text:p>
          </table:table-cell>
          <table:table-cell table:style-name="ce142"/>
          <table:table-cell table:style-name="ce142" table:formula="of:=[.J20]" office:value-type="float" office:value="31.704501456065" calcext:value-type="float">
            <text:p>31.704501456065</text:p>
          </table:table-cell>
          <table:table-cell table:style-name="ce142" table:formula="of:=SUM([.H6:.H18])+INT(SUM([.I6:.I18])/60)" office:value-type="float" office:value="6" calcext:value-type="float">
            <text:p>6</text:p>
          </table:table-cell>
          <table:table-cell table:style-name="ce142" table:formula="of:=MOD(SUM([.I6:.I45]);60)" office:value-type="float" office:value="17" calcext:value-type="float">
            <text:p>17</text:p>
          </table:table-cell>
          <table:table-cell table:style-name="ce142" table:formula="of:=[.G47]+SUM([.J25:.J36])" office:value-type="float" office:value="36.454501456065" calcext:value-type="float">
            <text:p>36.454501456065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Filterblock_advanced" table:style-name="ta1">
        <table:table-column table:style-name="co2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standard filterblock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140]" office:value-type="string" office:string-value="FB_Filter_slot_top" calcext:value-type="string">
            <text:p>FB_Filter_slot_top</text:p>
          </table:table-cell>
          <table:table-cell table:formula="of:=[$List_of_3D_Models.B140]" office:value-type="float" office:value="0" calcext:value-type="float">
            <text:p>0</text:p>
          </table:table-cell>
          <table:table-cell table:formula="of:=[$List_of_3D_Models.C140]" office:value-type="float" office:value="14" calcext:value-type="float">
            <text:p>14</text:p>
          </table:table-cell>
          <table:table-cell table:formula="of:=[$List_of_3D_Models.D140]" office:value-type="float" office:value="0.33" calcext:value-type="float">
            <text:p>0.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14" calcext:value-type="float">
            <text:p>14</text:p>
          </table:table-cell>
          <table:table-cell table:formula="of:=[.D6]*[.F6]" office:value-type="float" office:value="0.33" calcext:value-type="float">
            <text:p>0.33</text:p>
          </table:table-cell>
          <table:table-cell table:number-columns-repeated="4"/>
        </table:table-row>
        <table:table-row table:style-name="ro3">
          <table:table-cell table:formula="of:=[$List_of_3D_Models.A138]" office:value-type="string" office:string-value="FB_Filter_slot_bottom" calcext:value-type="string">
            <text:p>FB_Filter_slot_bottom</text:p>
          </table:table-cell>
          <table:table-cell table:formula="of:=[$List_of_3D_Models.B138]" office:value-type="float" office:value="0" calcext:value-type="float">
            <text:p>0</text:p>
          </table:table-cell>
          <table:table-cell table:formula="of:=[$List_of_3D_Models.C138]" office:value-type="float" office:value="19" calcext:value-type="float">
            <text:p>19</text:p>
          </table:table-cell>
          <table:table-cell table:formula="of:=[$List_of_3D_Models.D138]" office:value-type="float" office:value="0.38" calcext:value-type="float">
            <text:p>0.3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38" calcext:value-type="float">
            <text:p>38</text:p>
          </table:table-cell>
          <table:table-cell table:formula="of:=[.D7]*[.F7]" office:value-type="float" office:value="0.76" calcext:value-type="float">
            <text:p>0.76</text:p>
          </table:table-cell>
          <table:table-cell table:number-columns-repeated="4"/>
        </table:table-row>
        <table:table-row table:style-name="ro3">
          <table:table-cell table:formula="of:=[$List_of_3D_Models.A141]" office:value-type="string" office:string-value="FB_Infinity_adapter" calcext:value-type="string">
            <text:p>FB_Infinity_adapter</text:p>
          </table:table-cell>
          <table:table-cell table:formula="of:=[$List_of_3D_Models.B141]" office:value-type="float" office:value="0" calcext:value-type="float">
            <text:p>0</text:p>
          </table:table-cell>
          <table:table-cell table:formula="of:=[$List_of_3D_Models.C141]" office:value-type="float" office:value="41" calcext:value-type="float">
            <text:p>41</text:p>
          </table:table-cell>
          <table:table-cell table:formula="of:=[$List_of_3D_Models.D141]" office:value-type="float" office:value="0.95" calcext:value-type="float">
            <text:p>0.9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41" calcext:value-type="float">
            <text:p>41</text:p>
          </table:table-cell>
          <table:table-cell table:formula="of:=[.D8]*[.F8]" office:value-type="float" office:value="0.95" calcext:value-type="float">
            <text:p>0.95</text:p>
          </table:table-cell>
          <table:table-cell table:number-columns-repeated="4"/>
        </table:table-row>
        <table:table-row table:style-name="ro3">
          <table:table-cell table:formula="of:=[$List_of_3D_Models.A142]" office:value-type="string" office:string-value="FB_Side_port_separate" calcext:value-type="string">
            <text:p>FB_Side_port_separate</text:p>
          </table:table-cell>
          <table:table-cell table:formula="of:=[$List_of_3D_Models.B142]" office:value-type="float" office:value="0" calcext:value-type="float">
            <text:p>0</text:p>
          </table:table-cell>
          <table:table-cell table:formula="of:=[$List_of_3D_Models.C142]" office:value-type="float" office:value="35" calcext:value-type="float">
            <text:p>35</text:p>
          </table:table-cell>
          <table:table-cell table:formula="of:=[$List_of_3D_Models.D142]" office:value-type="float" office:value="0.99" calcext:value-type="float">
            <text:p>0.9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35" calcext:value-type="float">
            <text:p>35</text:p>
          </table:table-cell>
          <table:table-cell table:formula="of:=[.D9]*[.F9]" office:value-type="float" office:value="0.99" calcext:value-type="float">
            <text:p>0.99</text:p>
          </table:table-cell>
          <table:table-cell/>
          <table:table-cell office:value-type="string" calcext:value-type="string">
            <text:p>Alternatively use the FB_Side_port_separate_EpiStop if doing epi-illumination.</text:p>
          </table:table-cell>
          <table:table-cell table:number-columns-repeated="2"/>
        </table:table-row>
        <table:table-row table:style-name="ro3">
          <table:table-cell table:formula="of:=[$List_of_3D_Models.A144]" office:value-type="string" office:string-value="FB_Splitter_case" calcext:value-type="string">
            <text:p>FB_Splitter_case</text:p>
          </table:table-cell>
          <table:table-cell table:formula="of:=[$List_of_3D_Models.B144]" office:value-type="float" office:value="1" calcext:value-type="float">
            <text:p>1</text:p>
          </table:table-cell>
          <table:table-cell table:formula="of:=[$List_of_3D_Models.C144]" office:value-type="float" office:value="32" calcext:value-type="float">
            <text:p>32</text:p>
          </table:table-cell>
          <table:table-cell table:formula="of:=[$List_of_3D_Models.D144]" office:value-type="float" office:value="2.58" calcext:value-type="float">
            <text:p>2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1" calcext:value-type="float">
            <text:p>1</text:p>
          </table:table-cell>
          <table:table-cell table:formula="of:=[.C10]*[.F10]" office:value-type="float" office:value="32" calcext:value-type="float">
            <text:p>32</text:p>
          </table:table-cell>
          <table:table-cell table:formula="of:=[.D10]*[.F10]" office:value-type="float" office:value="2.58" calcext:value-type="float">
            <text:p>2.58</text:p>
          </table:table-cell>
          <table:table-cell table:number-columns-repeated="4"/>
        </table:table-row>
        <table:table-row table:style-name="ro3">
          <table:table-cell table:formula="of:=[$List_of_3D_Models.A145]" office:value-type="string" office:string-value="FB_Stopper" calcext:value-type="string">
            <text:p>FB_Stopper</text:p>
          </table:table-cell>
          <table:table-cell table:formula="of:=[$List_of_3D_Models.B145]" office:value-type="float" office:value="0" calcext:value-type="float">
            <text:p>0</text:p>
          </table:table-cell>
          <table:table-cell table:formula="of:=[$List_of_3D_Models.C145]" office:value-type="float" office:value="24" calcext:value-type="float">
            <text:p>24</text:p>
          </table:table-cell>
          <table:table-cell table:formula="of:=[$List_of_3D_Models.D145]" office:value-type="float" office:value="0.73" calcext:value-type="float">
            <text:p>0.7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1]*[.F11]" office:value-type="float" office:value="0" calcext:value-type="float">
            <text:p>0</text:p>
          </table:table-cell>
          <table:table-cell table:formula="of:=[.C11]*[.F11]" office:value-type="float" office:value="48" calcext:value-type="float">
            <text:p>48</text:p>
          </table:table-cell>
          <table:table-cell table:formula="of:=[.D11]*[.F11]" office:value-type="float" office:value="1.46" calcext:value-type="float">
            <text:p>1.46</text:p>
          </table:table-cell>
          <table:table-cell table:number-columns-repeated="4"/>
        </table:table-row>
        <table:table-row table:style-name="ro3">
          <table:table-cell table:formula="of:=[$List_of_3D_Models.A146]" office:value-type="string" office:string-value="FB_Top_connector" calcext:value-type="string">
            <text:p>FB_Top_connector</text:p>
          </table:table-cell>
          <table:table-cell table:formula="of:=[$List_of_3D_Models.B146]" office:value-type="float" office:value="0" calcext:value-type="float">
            <text:p>0</text:p>
          </table:table-cell>
          <table:table-cell table:formula="of:=[$List_of_3D_Models.C146]" office:value-type="float" office:value="42" calcext:value-type="float">
            <text:p>42</text:p>
          </table:table-cell>
          <table:table-cell table:formula="of:=[$List_of_3D_Models.D146]" office:value-type="float" office:value="1.13" calcext:value-type="float">
            <text:p>1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42" calcext:value-type="float">
            <text:p>42</text:p>
          </table:table-cell>
          <table:table-cell table:formula="of:=[.D12]*[.F12]" office:value-type="float" office:value="1.13" calcext:value-type="float">
            <text:p>1.13</text:p>
          </table:table-cell>
          <table:table-cell table:number-columns-repeated="4"/>
        </table:table-row>
        <table:table-row table:style-name="ro3">
          <table:table-cell table:formula="of:=[$List_of_3D_Models.A137]" office:value-type="string" office:string-value="FB_Filter_slider" calcext:value-type="string">
            <text:p>FB_Filter_slider</text:p>
          </table:table-cell>
          <table:table-cell table:formula="of:=[$List_of_3D_Models.B137]" office:value-type="float" office:value="0" calcext:value-type="float">
            <text:p>0</text:p>
          </table:table-cell>
          <table:table-cell table:formula="of:=[$List_of_3D_Models.C137]" office:value-type="float" office:value="19" calcext:value-type="float">
            <text:p>19</text:p>
          </table:table-cell>
          <table:table-cell table:formula="of:=[$List_of_3D_Models.D137]" office:value-type="float" office:value="0.56" calcext:value-type="float">
            <text:p>0.5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3]*[.F13]" office:value-type="float" office:value="0" calcext:value-type="float">
            <text:p>0</text:p>
          </table:table-cell>
          <table:table-cell table:formula="of:=[.C13]*[.F13]" office:value-type="float" office:value="57" calcext:value-type="float">
            <text:p>57</text:p>
          </table:table-cell>
          <table:table-cell table:formula="of:=[.D13]*[.F13]" office:value-type="float" office:value="1.68" calcext:value-type="float">
            <text:p>1.68</text:p>
          </table:table-cell>
          <table:table-cell table:number-columns-repeated="4"/>
        </table:table-row>
        <table:table-row table:style-name="ro3">
          <table:table-cell table:formula="of:=[$List_of_3D_Models.A134]" office:value-type="string" office:string-value="FB_Filter_collar" calcext:value-type="string">
            <text:p>FB_Filter_collar</text:p>
          </table:table-cell>
          <table:table-cell table:formula="of:=[$List_of_3D_Models.B134]" office:value-type="float" office:value="0" calcext:value-type="float">
            <text:p>0</text:p>
          </table:table-cell>
          <table:table-cell table:formula="of:=[$List_of_3D_Models.C134]" office:value-type="float" office:value="1" calcext:value-type="float">
            <text:p>1</text:p>
          </table:table-cell>
          <table:table-cell table:formula="of:=[$List_of_3D_Models.D134]" office:value-type="float" office:value="0.03" calcext:value-type="float">
            <text:p>0.0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3" calcext:value-type="float">
            <text:p>3</text:p>
          </table:table-cell>
          <table:table-cell table:formula="of:=[.D14]*[.F14]" office:value-type="float" office:value="0.09" calcext:value-type="float">
            <text:p>0.09</text:p>
          </table:table-cell>
          <table:table-cell table:number-columns-repeated="4"/>
        </table:table-row>
        <table:table-row table:style-name="ro3">
          <table:table-cell table:formula="of:=[$List_of_3D_Models.A205]" office:value-type="string" office:string-value="QR_Base_thread" calcext:value-type="string">
            <text:p>QR_Base_thread</text:p>
          </table:table-cell>
          <table:table-cell table:formula="of:=[$List_of_3D_Models.B205]" office:value-type="float" office:value="0" calcext:value-type="float">
            <text:p>0</text:p>
          </table:table-cell>
          <table:table-cell table:formula="of:=[$List_of_3D_Models.C205]" office:value-type="float" office:value="43" calcext:value-type="float">
            <text:p>43</text:p>
          </table:table-cell>
          <table:table-cell table:formula="of:=[$List_of_3D_Models.D205]" office:value-type="float" office:value="1.23" calcext:value-type="float">
            <text:p>1.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43" calcext:value-type="float">
            <text:p>43</text:p>
          </table:table-cell>
          <table:table-cell table:formula="of:=[.D15]*[.F15]" office:value-type="float" office:value="1.23" calcext:value-type="float">
            <text:p>1.23</text:p>
          </table:table-cell>
          <table:table-cell table:number-columns-repeated="4"/>
        </table:table-row>
        <table:table-row table:style-name="ro3">
          <table:table-cell table:formula="of:=[$List_of_3D_Models.A206]" office:value-type="string" office:string-value="QR_C-RMS_Thread" calcext:value-type="string">
            <text:p>QR_C-RMS_Thread</text:p>
          </table:table-cell>
          <table:table-cell table:formula="of:=[$List_of_3D_Models.B206]" office:value-type="float" office:value="0" calcext:value-type="float">
            <text:p>0</text:p>
          </table:table-cell>
          <table:table-cell table:formula="of:=[$List_of_3D_Models.C206]" office:value-type="float" office:value="12" calcext:value-type="float">
            <text:p>12</text:p>
          </table:table-cell>
          <table:table-cell table:formula="of:=[$List_of_3D_Models.D206]" office:value-type="float" office:value="0.41" calcext:value-type="float">
            <text:p>0.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6]*[.F16]" office:value-type="float" office:value="0" calcext:value-type="float">
            <text:p>0</text:p>
          </table:table-cell>
          <table:table-cell table:formula="of:=[.C16]*[.F16]" office:value-type="float" office:value="12" calcext:value-type="float">
            <text:p>12</text:p>
          </table:table-cell>
          <table:table-cell table:formula="of:=[.D16]*[.F16]" office:value-type="float" office:value="0.41" calcext:value-type="float">
            <text:p>0.41</text:p>
          </table:table-cell>
          <table:table-cell table:number-columns-repeated="4"/>
        </table:table-row>
        <table:table-row table:style-name="ro3">
          <table:table-cell table:formula="of:=[$List_of_3D_Models.A207]" office:value-type="string" office:string-value="QR_Male_C_extn_1mm" calcext:value-type="string">
            <text:p>QR_Male_C_extn_1mm</text:p>
          </table:table-cell>
          <table:table-cell table:formula="of:=[$List_of_3D_Models.B207]" office:value-type="float" office:value="1" calcext:value-type="float">
            <text:p>1</text:p>
          </table:table-cell>
          <table:table-cell table:formula="of:=[$List_of_3D_Models.C207]" office:value-type="float" office:value="30" calcext:value-type="float">
            <text:p>30</text:p>
          </table:table-cell>
          <table:table-cell table:formula="of:=[$List_of_3D_Models.D207]" office:value-type="float" office:value="2.47" calcext:value-type="float">
            <text:p>2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7]*[.F17]" office:value-type="float" office:value="1" calcext:value-type="float">
            <text:p>1</text:p>
          </table:table-cell>
          <table:table-cell table:formula="of:=[.C17]*[.F17]" office:value-type="float" office:value="30" calcext:value-type="float">
            <text:p>30</text:p>
          </table:table-cell>
          <table:table-cell table:formula="of:=[.D17]*[.F17]" office:value-type="float" office:value="2.47" calcext:value-type="float">
            <text:p>2.47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7])*[$Filament_Density.A8]" office:value-type="float" office:value="41.99429731904" calcext:value-type="float">
            <text:p>41.99429731904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21]" office:value-type="string" office:string-value="M2_Allen_Bolt_Socket_Cap_DIN912_10mm_long" calcext:value-type="string">
            <text:p>M2_Allen_Bolt_Socket_Cap_DIN912_10mm_long</text:p>
          </table:table-cell>
          <table:table-cell/>
          <table:table-cell table:formula="of:=[$Non_Printed_Parts.C21]" office:value-type="float" office:value="0.31" calcext:value-type="float">
            <text:p>0.31</text:p>
          </table:table-cell>
          <table:table-cell office:value-type="string" calcext:value-type="string">
            <text:p>Infinity adapt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5]*[.F25]" office:value-type="float" office:value="1.24" calcext:value-type="float">
            <text:p>1.24</text:p>
          </table:table-cell>
          <table:table-cell table:number-columns-repeated="4"/>
        </table:table-row>
        <table:table-row table:style-name="ro3">
          <table:table-cell table:formula="of:=[$Non_Printed_Parts.A22]" office:value-type="string" office:string-value="M2_Allen_Bolt_Socket_Cap_DIN912_12mm_long" calcext:value-type="string">
            <text:p>M2_Allen_Bolt_Socket_Cap_DIN912_12mm_long</text:p>
          </table:table-cell>
          <table:table-cell/>
          <table:table-cell table:formula="of:=[$Non_Printed_Parts.C22]" office:value-type="float" office:value="0.35" calcext:value-type="float">
            <text:p>0.35</text:p>
          </table:table-cell>
          <table:table-cell office:value-type="string" calcext:value-type="string">
            <text:p>Side port and top connecto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C26]*[.F26]" office:value-type="float" office:value="2.1" calcext:value-type="float">
            <text:p>2.1</text:p>
          </table:table-cell>
          <table:table-cell table:number-columns-repeated="4"/>
        </table:table-row>
        <table:table-row table:style-name="ro3">
          <table:table-cell table:formula="of:=[$Non_Printed_Parts.A35]" office:value-type="string" office:string-value="M3_Grub_Screw_Cup_point_Hex_socket_DIN916_5mm_long" calcext:value-type="string">
            <text:p>M3_Grub_Screw_Cup_point_Hex_socket_DIN916_5mm_long</text:p>
          </table:table-cell>
          <table:table-cell/>
          <table:table-cell table:formula="of:=[$Non_Printed_Parts.C35]" office:value-type="float" office:value="0.15" calcext:value-type="float">
            <text:p>0.15</text:p>
          </table:table-cell>
          <table:table-cell office:value-type="string" calcext:value-type="string">
            <text:p>Q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27]*[.F27]" office:value-type="float" office:value="0.45" calcext:value-type="float">
            <text:p>0.45</text:p>
          </table:table-cell>
          <table:table-cell table:number-columns-repeated="4"/>
        </table:table-row>
        <table:table-row table:style-name="ro3">
          <table:table-cell table:formula="of:=[$Non_Printed_Parts.A29]" office:value-type="string" office:string-value="M3_Allen_Bolt_Socket_Cap_DIN912_14mm_long" calcext:value-type="string">
            <text:p>M3_Allen_Bolt_Socket_Cap_DIN912_14mm_long</text:p>
          </table:table-cell>
          <table:table-cell/>
          <table:table-cell table:formula="of:=[$Non_Printed_Parts.C29]" office:value-type="float" office:value="1" calcext:value-type="float">
            <text:p>1</text:p>
          </table:table-cell>
          <table:table-cell office:value-type="string" calcext:value-type="string">
            <text:p>Base to splitt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8]*[.F28]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Binocular hea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29]*[.F29]" office:value-type="float" office:value="0.3" calcext:value-type="float">
            <text:p>0.3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82]" office:value-type="string" office:string-value="Beamsplitter_glass_2cm_square_1.1mm_thick" calcext:value-type="string">
            <text:p>Beamsplitter_glass_2cm_square_1.1mm_thick</text:p>
          </table:table-cell>
          <table:table-cell/>
          <table:table-cell table:formula="of:=[$Non_Printed_Parts.C182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1]*[.F31]" office:value-type="float" office:value="1" calcext:value-type="float">
            <text:p>1</text:p>
          </table:table-cell>
          <table:table-cell table:number-columns-repeated="4"/>
        </table:table-row>
        <table:table-row table:style-name="ro3" table:number-rows-repeated="15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Filterblock_advanced</text:p>
          </table:table-cell>
          <table:table-cell table:style-name="ce142" table:number-columns-repeated="2"/>
          <table:table-cell table:style-name="ce142" table:formula="of:=SUM([.J6:.J17])" office:value-type="float" office:value="14.08" calcext:value-type="float">
            <text:p>14.08</text:p>
          </table:table-cell>
          <table:table-cell table:style-name="ce142"/>
          <table:table-cell table:style-name="ce142" table:formula="of:=[.J20]" office:value-type="float" office:value="41.99429731904" calcext:value-type="float">
            <text:p>41.99429731904</text:p>
          </table:table-cell>
          <table:table-cell table:style-name="ce142" table:formula="of:=SUM([.H6:.H21])+INT(SUM([.I6:.I21])/60)" office:value-type="float" office:value="8" calcext:value-type="float">
            <text:p>8</text:p>
          </table:table-cell>
          <table:table-cell table:style-name="ce142" table:formula="of:=MOD(SUM([.I6:.I17]);60)" office:value-type="float" office:value="35" calcext:value-type="float">
            <text:p>35</text:p>
          </table:table-cell>
          <table:table-cell table:style-name="ce142" table:formula="of:=[.G48]+SUM([.J25:.J37])" office:value-type="float" office:value="51.08429731904" calcext:value-type="float">
            <text:p>51.08429731904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Fluo_filters" table:style-name="ta1">
        <table:table-column table:style-name="co2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138" office:value-type="string" calcext:value-type="string">
            <text:p>Resources for making the filters needed for fluorescein fluorescence (does not include filterblock or lamp)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135]" office:value-type="string" office:string-value="FB_Filter_F17_slider" calcext:value-type="string">
            <text:p>FB_Filter_F17_slider</text:p>
          </table:table-cell>
          <table:table-cell table:formula="of:=[$List_of_3D_Models.B135]" office:value-type="float" office:value="0" calcext:value-type="float">
            <text:p>0</text:p>
          </table:table-cell>
          <table:table-cell table:formula="of:=[$List_of_3D_Models.C135]" office:value-type="float" office:value="21" calcext:value-type="float">
            <text:p>21</text:p>
          </table:table-cell>
          <table:table-cell table:formula="of:=[$List_of_3D_Models.D135]" office:value-type="float" office:value="0.58" calcext:value-type="float">
            <text:p>0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21" calcext:value-type="float">
            <text:p>21</text:p>
          </table:table-cell>
          <table:table-cell table:formula="of:=[.D6]*[.F6]" office:value-type="float" office:value="0.58" calcext:value-type="float">
            <text:p>0.58</text:p>
          </table:table-cell>
          <table:table-cell table:number-columns-repeated="4"/>
        </table:table-row>
        <table:table-row table:style-name="ro3" table:number-rows-repeated="10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6])*[$Filament_Density.A8]" office:value-type="float" office:value="1.72987872479" calcext:value-type="float">
            <text:p>1.72987872479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174]" office:value-type="string" office:string-value="Filter fluo yellow (510nm long pass 17 mm diameter 1.5 mm thick)" calcext:value-type="string">
            <text:p>Filter fluo yellow (510nm long pass 17 mm diameter 1.5 mm thick)</text:p>
          </table:table-cell>
          <table:table-cell/>
          <table:table-cell table:formula="of:=[$Non_Printed_Parts.C174]" office:value-type="float" office:value="0.85" calcext:value-type="float">
            <text:p>0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]*[.F23]" office:value-type="float" office:value="0.85" calcext:value-type="float">
            <text:p>0.85</text:p>
          </table:table-cell>
          <table:table-cell table:number-columns-repeated="4"/>
        </table:table-row>
        <table:table-row table:style-name="ro3">
          <table:table-cell table:formula="of:=[$Non_Printed_Parts.A175]" office:value-type="string" office:string-value="Filter fluo blue (450nm narrow band pass 14 mm diameter x 1 mm thick)" calcext:value-type="string">
            <text:p>Filter fluo blue (450nm narrow band pass 14 mm diameter x 1 mm thick)</text:p>
          </table:table-cell>
          <table:table-cell/>
          <table:table-cell table:formula="of:=[$Non_Printed_Parts.C175]" office:value-type="float" office:value="0.85" calcext:value-type="float">
            <text:p>0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4]*[.F24]" office:value-type="float" office:value="0.85" calcext:value-type="float">
            <text:p>0.85</text:p>
          </table:table-cell>
          <table:table-cell table:number-columns-repeated="4"/>
        </table:table-row>
        <table:table-row table:style-name="ro3" table:number-rows-repeated="19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Fluo_filters</text:p>
          </table:table-cell>
          <table:table-cell table:style-name="ce142" table:number-columns-repeated="2"/>
          <table:table-cell table:style-name="ce142" table:formula="of:=SUM([.J6:.J16])" office:value-type="float" office:value="0.58" calcext:value-type="float">
            <text:p>0.58</text:p>
          </table:table-cell>
          <table:table-cell table:style-name="ce142"/>
          <table:table-cell table:style-name="ce142" table:formula="of:=[.J18]" office:value-type="float" office:value="1.72987872479" calcext:value-type="float">
            <text:p>1.72987872479</text:p>
          </table:table-cell>
          <table:table-cell table:style-name="ce142" table:formula="of:=SUM([.H6:.H16])+INT(SUM([.I6:.I16])/60)" office:value-type="float" office:value="0" calcext:value-type="float">
            <text:p>0</text:p>
          </table:table-cell>
          <table:table-cell table:style-name="ce142" table:formula="of:=MOD(SUM([.I6:.I43]);60)" office:value-type="float" office:value="21" calcext:value-type="float">
            <text:p>21</text:p>
          </table:table-cell>
          <table:table-cell table:style-name="ce142" table:formula="of:=[.G45]+SUM([.J23:.J34])" office:value-type="float" office:value="3.42987872479" calcext:value-type="float">
            <text:p>3.42987872479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Monocular_C_Mount" table:style-name="ta1">
        <table:table-column table:style-name="co2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30" table:default-cell-style-name="Default"/>
        <table:table-column table:style-name="co6" table:default-cell-style-name="Default"/>
        <table:table-row table:style-name="ro1">
          <table:table-cell table:style-name="ce138" office:value-type="string" calcext:value-type="string">
            <text:p>Resources for making the monocular head module for a C-mount camera (not an eyepeice)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167]" office:value-type="string" office:string-value="MN_Monocular_tube_CM_c_adhesin" calcext:value-type="string">
            <text:p>MN_Monocular_tube_CM_c_adhesin</text:p>
          </table:table-cell>
          <table:table-cell table:formula="of:=[$List_of_3D_Models.B167]" office:value-type="float" office:value="2" calcext:value-type="float">
            <text:p>2</text:p>
          </table:table-cell>
          <table:table-cell table:formula="of:=[$List_of_3D_Models.C167]" office:value-type="float" office:value="7" calcext:value-type="float">
            <text:p>7</text:p>
          </table:table-cell>
          <table:table-cell table:formula="of:=[$List_of_3D_Models.D167]" office:value-type="float" office:value="6.56" calcext:value-type="float">
            <text:p>6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2" calcext:value-type="float">
            <text:p>2</text:p>
          </table:table-cell>
          <table:table-cell table:formula="of:=[.C6]*[.F6]" office:value-type="float" office:value="7" calcext:value-type="float">
            <text:p>7</text:p>
          </table:table-cell>
          <table:table-cell table:formula="of:=[.D6]*[.F6]" office:value-type="float" office:value="6.56" calcext:value-type="float">
            <text:p>6.56</text:p>
          </table:table-cell>
          <table:table-cell table:number-columns-repeated="4"/>
        </table:table-row>
        <table:table-row table:style-name="ro3">
          <table:table-cell table:formula="of:=[$List_of_3D_Models.A171]" office:value-type="string" office:string-value="MN_Ocular_extension_CM_c_adhesin" calcext:value-type="string">
            <text:p>MN_Ocular_extension_CM_c_adhesin</text:p>
          </table:table-cell>
          <table:table-cell table:formula="of:=[$List_of_3D_Models.B171]" office:value-type="float" office:value="0" calcext:value-type="float">
            <text:p>0</text:p>
          </table:table-cell>
          <table:table-cell table:formula="of:=[$List_of_3D_Models.C171]" office:value-type="float" office:value="38" calcext:value-type="float">
            <text:p>38</text:p>
          </table:table-cell>
          <table:table-cell table:formula="of:=[$List_of_3D_Models.D171]" office:value-type="float" office:value="1.7" calcext:value-type="float">
            <text:p>1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38" calcext:value-type="float">
            <text:p>38</text:p>
          </table:table-cell>
          <table:table-cell table:formula="of:=[.D7]*[.F7]" office:value-type="float" office:value="1.7" calcext:value-type="float">
            <text:p>1.7</text:p>
          </table:table-cell>
          <table:table-cell table:number-columns-repeated="4"/>
        </table:table-row>
        <table:table-row table:style-name="ro3" table:number-rows-repeated="9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7])*[$Filament_Density.A8]" office:value-type="float" office:value="24.63585908063" calcext:value-type="float">
            <text:p>24.63585908063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3]*[.F23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4]*[.F24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5]*[.F25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6]*[.F26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7]*[.F27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8]*[.F28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9]*[.F29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0]*[.F30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1]*[.F31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2]*[.F32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3]*[.F33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4]*[.F34]" office:value-type="float" office:value="0" calcext:value-type="float">
            <text:p>0</text:p>
          </table:table-cell>
          <table:table-cell table:number-columns-repeated="4"/>
        </table:table-row>
        <table:table-row table:style-name="ro3" table:number-rows-repeated="9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Monocular_head</text:p>
          </table:table-cell>
          <table:table-cell table:style-name="ce142" table:number-columns-repeated="2"/>
          <table:table-cell table:style-name="ce142" table:formula="of:=SUM([.J6:.J16])" office:value-type="float" office:value="8.26" calcext:value-type="float">
            <text:p>8.26</text:p>
          </table:table-cell>
          <table:table-cell table:style-name="ce142"/>
          <table:table-cell table:style-name="ce142" table:formula="of:=[.J18]" office:value-type="float" office:value="24.63585908063" calcext:value-type="float">
            <text:p>24.63585908063</text:p>
          </table:table-cell>
          <table:table-cell table:style-name="ce142" table:formula="of:=SUM([.H6:.H16])+INT(SUM([.I6:.I16])/60)" office:value-type="float" office:value="2" calcext:value-type="float">
            <text:p>2</text:p>
          </table:table-cell>
          <table:table-cell table:style-name="ce142" table:formula="of:=MOD(SUM([.I6:.I43]);60)" office:value-type="float" office:value="45" calcext:value-type="float">
            <text:p>45</text:p>
          </table:table-cell>
          <table:table-cell table:style-name="ce142" table:formula="of:=[.G45]+SUM([.J23:.J34])" office:value-type="float" office:value="24.63585908063" calcext:value-type="float">
            <text:p>24.63585908063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Monocular_head" table:style-name="ta1">
        <table:table-column table:style-name="co2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30" table:default-cell-style-name="Default"/>
        <table:table-column table:style-name="co6" table:default-cell-style-name="Default"/>
        <table:table-row table:style-name="ro1">
          <table:table-cell table:style-name="ce138" office:value-type="string" calcext:value-type="string">
            <text:p>Resources for making the monocular head module (excludes eyepiece, eyepiece holder and protective cap – see MD_Ocular for those items)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166]" office:value-type="string" office:string-value="MN_Monocular_tube_c_adhesin" calcext:value-type="string">
            <text:p>MN_Monocular_tube_c_adhesin</text:p>
          </table:table-cell>
          <table:table-cell table:formula="of:=[$List_of_3D_Models.B166]" office:value-type="float" office:value="2" calcext:value-type="float">
            <text:p>2</text:p>
          </table:table-cell>
          <table:table-cell table:formula="of:=[$List_of_3D_Models.C166]" office:value-type="float" office:value="33" calcext:value-type="float">
            <text:p>33</text:p>
          </table:table-cell>
          <table:table-cell table:formula="of:=[$List_of_3D_Models.D166]" office:value-type="float" office:value="8.04" calcext:value-type="float">
            <text:p>8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2" calcext:value-type="float">
            <text:p>2</text:p>
          </table:table-cell>
          <table:table-cell table:formula="of:=[.C6]*[.F6]" office:value-type="float" office:value="33" calcext:value-type="float">
            <text:p>33</text:p>
          </table:table-cell>
          <table:table-cell table:formula="of:=[.D6]*[.F6]" office:value-type="float" office:value="8.04" calcext:value-type="float">
            <text:p>8.04</text:p>
          </table:table-cell>
          <table:table-cell table:number-columns-repeated="4"/>
        </table:table-row>
        <table:table-row table:style-name="ro3">
          <table:table-cell table:formula="of:=[$List_of_3D_Models.A170]" office:value-type="string" office:string-value="MN_Ocular_extension_c_adhesin" calcext:value-type="string">
            <text:p>MN_Ocular_extension_c_adhesin</text:p>
          </table:table-cell>
          <table:table-cell table:formula="of:=[$List_of_3D_Models.B170]" office:value-type="float" office:value="0" calcext:value-type="float">
            <text:p>0</text:p>
          </table:table-cell>
          <table:table-cell table:formula="of:=[$List_of_3D_Models.C170]" office:value-type="float" office:value="55" calcext:value-type="float">
            <text:p>55</text:p>
          </table:table-cell>
          <table:table-cell table:formula="of:=[$List_of_3D_Models.D170]" office:value-type="float" office:value="2.19" calcext:value-type="float">
            <text:p>2.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55" calcext:value-type="float">
            <text:p>55</text:p>
          </table:table-cell>
          <table:table-cell table:formula="of:=[.D7]*[.F7]" office:value-type="float" office:value="2.19" calcext:value-type="float">
            <text:p>2.19</text:p>
          </table:table-cell>
          <table:table-cell table:number-columns-repeated="4"/>
        </table:table-row>
        <table:table-row table:style-name="ro3" table:number-rows-repeated="9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7])*[$Filament_Density.A8]" office:value-type="float" office:value="30.511481645865" calcext:value-type="float">
            <text:p>30.51148164586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3]*[.F23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4]*[.F24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5]*[.F25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6]*[.F26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7]*[.F27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8]*[.F28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9]*[.F29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0]*[.F30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1]*[.F31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2]*[.F32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3]*[.F33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4]*[.F34]" office:value-type="float" office:value="0" calcext:value-type="float">
            <text:p>0</text:p>
          </table:table-cell>
          <table:table-cell table:number-columns-repeated="4"/>
        </table:table-row>
        <table:table-row table:style-name="ro3" table:number-rows-repeated="9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Monocular_head</text:p>
          </table:table-cell>
          <table:table-cell table:style-name="ce142" table:number-columns-repeated="2"/>
          <table:table-cell table:style-name="ce142" table:formula="of:=SUM([.J6:.J16])" office:value-type="float" office:value="10.23" calcext:value-type="float">
            <text:p>10.23</text:p>
          </table:table-cell>
          <table:table-cell table:style-name="ce142"/>
          <table:table-cell table:style-name="ce142" table:formula="of:=[.J18]" office:value-type="float" office:value="30.511481645865" calcext:value-type="float">
            <text:p>30.511481645865</text:p>
          </table:table-cell>
          <table:table-cell table:style-name="ce142" table:formula="of:=SUM([.H6:.H16])+INT(SUM([.I6:.I16])/60)" office:value-type="float" office:value="3" calcext:value-type="float">
            <text:p>3</text:p>
          </table:table-cell>
          <table:table-cell table:style-name="ce142" table:formula="of:=MOD(SUM([.I6:.I43]);60)" office:value-type="float" office:value="28" calcext:value-type="float">
            <text:p>28</text:p>
          </table:table-cell>
          <table:table-cell table:style-name="ce142" table:formula="of:=[.G45]+SUM([.J23:.J34])" office:value-type="float" office:value="30.511481645865" calcext:value-type="float">
            <text:p>30.511481645865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Binocular_head" table:style-name="ta1">
        <table:table-column table:style-name="co3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binocular head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otes: <text:s/>Two 2.5 mm spacers are included but actual number will depend on the user’s interpupillary distance. This includes parts for one optinoal C-mount attachment. Add two of the ocular modules to complete the resources.</text:p>
          </table:table-cell>
          <table:table-cell table:number-columns-repeated="13"/>
        </table:table-row>
        <table:table-row table:style-name="ro3" table:number-rows-repeated="3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170]" office:value-type="string" office:string-value="MN_Ocular_extension_c_adhesin" calcext:value-type="string">
            <text:p>MN_Ocular_extension_c_adhesin</text:p>
          </table:table-cell>
          <table:table-cell table:formula="of:=[$List_of_3D_Models.B170]" office:value-type="float" office:value="0" calcext:value-type="float">
            <text:p>0</text:p>
          </table:table-cell>
          <table:table-cell table:formula="of:=[$List_of_3D_Models.C170]" office:value-type="float" office:value="55" calcext:value-type="float">
            <text:p>55</text:p>
          </table:table-cell>
          <table:table-cell table:formula="of:=[$List_of_3D_Models.D170]" office:value-type="float" office:value="2.19" calcext:value-type="float">
            <text:p>2.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55" calcext:value-type="float">
            <text:p>55</text:p>
          </table:table-cell>
          <table:table-cell table:formula="of:=[.D8]*[.F8]" office:value-type="float" office:value="2.19" calcext:value-type="float">
            <text:p>2.19</text:p>
          </table:table-cell>
          <table:table-cell table:number-columns-repeated="4"/>
        </table:table-row>
        <table:table-row table:style-name="ro3">
          <table:table-cell table:formula="of:=[$List_of_3D_Models.A25]" office:value-type="string" office:string-value="BN_MBT_Cap" calcext:value-type="string">
            <text:p>BN_MBT_Cap</text:p>
          </table:table-cell>
          <table:table-cell table:formula="of:=[$List_of_3D_Models.B25]" office:value-type="float" office:value="0" calcext:value-type="float">
            <text:p>0</text:p>
          </table:table-cell>
          <table:table-cell table:formula="of:=[$List_of_3D_Models.C25]" office:value-type="float" office:value="24" calcext:value-type="float">
            <text:p>24</text:p>
          </table:table-cell>
          <table:table-cell table:formula="of:=[$List_of_3D_Models.D25]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48" calcext:value-type="float">
            <text:p>48</text:p>
          </table:table-cell>
          <table:table-cell table:formula="of:=[.D9]*[.F9]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formula="of:=[$List_of_3D_Models.A26]" office:value-type="string" office:string-value="BN_MBT_Ring" calcext:value-type="string">
            <text:p>BN_MBT_Ring</text:p>
          </table:table-cell>
          <table:table-cell table:formula="of:=[$List_of_3D_Models.B26]" office:value-type="float" office:value="0" calcext:value-type="float">
            <text:p>0</text:p>
          </table:table-cell>
          <table:table-cell table:formula="of:=[$List_of_3D_Models.C26]" office:value-type="float" office:value="21" calcext:value-type="float">
            <text:p>21</text:p>
          </table:table-cell>
          <table:table-cell table:formula="of:=[$List_of_3D_Models.D26]" office:value-type="float" office:value="0.64" calcext:value-type="float">
            <text:p>0.6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48" calcext:value-type="float">
            <text:p>48</text:p>
          </table:table-cell>
          <table:table-cell table:formula="of:=[.D9]*[.F9]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formula="of:=[$List_of_3D_Models.A29]" office:value-type="string" office:string-value="BN_Mirror_mount_bottom" calcext:value-type="string">
            <text:p>BN_Mirror_mount_bottom</text:p>
          </table:table-cell>
          <table:table-cell table:formula="of:=[$List_of_3D_Models.B29]" office:value-type="float" office:value="1" calcext:value-type="float">
            <text:p>1</text:p>
          </table:table-cell>
          <table:table-cell table:formula="of:=[$List_of_3D_Models.C29]" office:value-type="float" office:value="0" calcext:value-type="float">
            <text:p>0</text:p>
          </table:table-cell>
          <table:table-cell table:formula="of:=[$List_of_3D_Models.D29]" office:value-type="float" office:value="1.51" calcext:value-type="float">
            <text:p>1.5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42" calcext:value-type="float">
            <text:p>42</text:p>
          </table:table-cell>
          <table:table-cell table:formula="of:=[.D10]*[.F10]" office:value-type="float" office:value="1.28" calcext:value-type="float">
            <text:p>1.28</text:p>
          </table:table-cell>
          <table:table-cell table:number-columns-repeated="4"/>
        </table:table-row>
        <table:table-row table:style-name="ro3">
          <table:table-cell table:formula="of:=[$List_of_3D_Models.A30]" office:value-type="string" office:string-value="BN_Mirror_mount_top_ocular" calcext:value-type="string">
            <text:p>BN_Mirror_mount_top_ocular</text:p>
          </table:table-cell>
          <table:table-cell table:formula="of:=[$List_of_3D_Models.B30]" office:value-type="float" office:value="1" calcext:value-type="float">
            <text:p>1</text:p>
          </table:table-cell>
          <table:table-cell table:formula="of:=[$List_of_3D_Models.C30]" office:value-type="float" office:value="31" calcext:value-type="float">
            <text:p>31</text:p>
          </table:table-cell>
          <table:table-cell table:formula="of:=[$List_of_3D_Models.D30]" office:value-type="float" office:value="2.84" calcext:value-type="float">
            <text:p>2.8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1]*[.F11]" office:value-type="float" office:value="2" calcext:value-type="float">
            <text:p>2</text:p>
          </table:table-cell>
          <table:table-cell table:formula="of:=[.C11]*[.F11]" office:value-type="float" office:value="0" calcext:value-type="float">
            <text:p>0</text:p>
          </table:table-cell>
          <table:table-cell table:formula="of:=[.D11]*[.F11]" office:value-type="float" office:value="3.02" calcext:value-type="float">
            <text:p>3.02</text:p>
          </table:table-cell>
          <table:table-cell table:number-columns-repeated="4"/>
        </table:table-row>
        <table:table-row table:style-name="ro3">
          <table:table-cell table:formula="of:=[$List_of_3D_Models.A21]" office:value-type="string" office:string-value="BN_Cap_spacer_bolt_arm" calcext:value-type="string">
            <text:p>BN_Cap_spacer_bolt_arm</text:p>
          </table:table-cell>
          <table:table-cell table:formula="of:=[$List_of_3D_Models.B21]" office:value-type="float" office:value="0" calcext:value-type="float">
            <text:p>0</text:p>
          </table:table-cell>
          <table:table-cell table:formula="of:=[$List_of_3D_Models.C21]" office:value-type="float" office:value="21" calcext:value-type="float">
            <text:p>21</text:p>
          </table:table-cell>
          <table:table-cell table:formula="of:=[$List_of_3D_Models.D21]" office:value-type="float" office:value="0.77" calcext:value-type="float">
            <text:p>0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2" calcext:value-type="float">
            <text:p>2</text:p>
          </table:table-cell>
          <table:table-cell table:formula="of:=[.C12]*[.F12]" office:value-type="float" office:value="62" calcext:value-type="float">
            <text:p>62</text:p>
          </table:table-cell>
          <table:table-cell table:formula="of:=[.D12]*[.F12]" office:value-type="float" office:value="5.68" calcext:value-type="float">
            <text:p>5.68</text:p>
          </table:table-cell>
          <table:table-cell table:number-columns-repeated="4"/>
        </table:table-row>
        <table:table-row table:style-name="ro3">
          <table:table-cell table:formula="of:=[$List_of_3D_Models.A22]" office:value-type="string" office:string-value="BN_Cap_spacer_nut_arm" calcext:value-type="string">
            <text:p>BN_Cap_spacer_nut_arm</text:p>
          </table:table-cell>
          <table:table-cell table:formula="of:=[$List_of_3D_Models.B22]" office:value-type="float" office:value="0" calcext:value-type="float">
            <text:p>0</text:p>
          </table:table-cell>
          <table:table-cell table:formula="of:=[$List_of_3D_Models.C22]" office:value-type="float" office:value="22" calcext:value-type="float">
            <text:p>22</text:p>
          </table:table-cell>
          <table:table-cell table:formula="of:=[$List_of_3D_Models.D22]" office:value-type="float" office:value="0.95" calcext:value-type="float">
            <text:p>0.9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22" calcext:value-type="float">
            <text:p>22</text:p>
          </table:table-cell>
          <table:table-cell table:formula="of:=[.D14]*[.F14]" office:value-type="float" office:value="0.95" calcext:value-type="float">
            <text:p>0.95</text:p>
          </table:table-cell>
          <table:table-cell table:number-columns-repeated="4"/>
        </table:table-row>
        <table:table-row table:style-name="ro3">
          <table:table-cell table:formula="of:=[$List_of_3D_Models.A24]" office:value-type="string" office:string-value="BN_MB_Shim" calcext:value-type="string">
            <text:p>BN_MB_Shim</text:p>
          </table:table-cell>
          <table:table-cell table:formula="of:=[$List_of_3D_Models.B24]" office:value-type="float" office:value="0" calcext:value-type="float">
            <text:p>0</text:p>
          </table:table-cell>
          <table:table-cell table:formula="of:=[$List_of_3D_Models.C24]" office:value-type="float" office:value="5" calcext:value-type="float">
            <text:p>5</text:p>
          </table:table-cell>
          <table:table-cell table:formula="of:=[$List_of_3D_Models.D24]" office:value-type="float" office:value="0.08" calcext:value-type="float">
            <text:p>0.0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20" calcext:value-type="float">
            <text:p>20</text:p>
          </table:table-cell>
          <table:table-cell table:formula="of:=[.D15]*[.F15]" office:value-type="float" office:value="0.32" calcext:value-type="float">
            <text:p>0.32</text:p>
          </table:table-cell>
          <table:table-cell table:number-columns-repeated="4"/>
        </table:table-row>
        <table:table-row table:style-name="ro3">
          <table:table-cell table:formula="of:=[$List_of_3D_Models.A102]" office:value-type="string" office:string-value="DI_M3_Thumbscrew_short_hex" calcext:value-type="string">
            <text:p>DI_M3_Thumbscrew_short_hex</text:p>
          </table:table-cell>
          <table:table-cell table:formula="of:=[$List_of_3D_Models.B102]" office:value-type="float" office:value="0" calcext:value-type="float">
            <text:p>0</text:p>
          </table:table-cell>
          <table:table-cell table:formula="of:=[$List_of_3D_Models.C102]" office:value-type="float" office:value="8" calcext:value-type="float">
            <text:p>8</text:p>
          </table:table-cell>
          <table:table-cell table:formula="of:=[$List_of_3D_Models.D102]" office:value-type="float" office:value="0.14" calcext:value-type="float">
            <text:p>0.1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6]*[.F16]" office:value-type="float" office:value="0" calcext:value-type="float">
            <text:p>0</text:p>
          </table:table-cell>
          <table:table-cell table:formula="of:=[.C16]*[.F16]" office:value-type="float" office:value="16" calcext:value-type="float">
            <text:p>16</text:p>
          </table:table-cell>
          <table:table-cell table:formula="of:=[.D16]*[.F16]" office:value-type="float" office:value="0.28" calcext:value-type="float">
            <text:p>0.28</text:p>
          </table:table-cell>
          <table:table-cell table:number-columns-repeated="4"/>
        </table:table-row>
        <table:table-row table:style-name="ro3">
          <table:table-cell table:formula="of:=[$List_of_3D_Models.A27]" office:value-type="string" office:string-value="BN_MB_Tube" calcext:value-type="string">
            <text:p>BN_MB_Tube</text:p>
          </table:table-cell>
          <table:table-cell table:formula="of:=[$List_of_3D_Models.B27]" office:value-type="float" office:value="1" calcext:value-type="float">
            <text:p>1</text:p>
          </table:table-cell>
          <table:table-cell table:formula="of:=[$List_of_3D_Models.C27]" office:value-type="float" office:value="50" calcext:value-type="float">
            <text:p>50</text:p>
          </table:table-cell>
          <table:table-cell table:formula="of:=[$List_of_3D_Models.D27]" office:value-type="float" office:value="3.68" calcext:value-type="float">
            <text:p>3.6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7]*[.F17]" office:value-type="float" office:value="2" calcext:value-type="float">
            <text:p>2</text:p>
          </table:table-cell>
          <table:table-cell table:formula="of:=[.C17]*[.F17]" office:value-type="float" office:value="100" calcext:value-type="float">
            <text:p>100</text:p>
          </table:table-cell>
          <table:table-cell table:formula="of:=[.D17]*[.F17]" office:value-type="float" office:value="7.36" calcext:value-type="float">
            <text:p>7.36</text:p>
          </table:table-cell>
          <table:table-cell table:number-columns-repeated="4"/>
        </table:table-row>
        <table:table-row table:style-name="ro3">
          <table:table-cell table:formula="of:=[$List_of_3D_Models.A28]" office:value-type="string" office:string-value="BN_MB_Tube_spacer_2p5mm" calcext:value-type="string">
            <text:p>BN_MB_Tube_spacer_2p5mm</text:p>
          </table:table-cell>
          <table:table-cell table:formula="of:=[$List_of_3D_Models.B28]" office:value-type="float" office:value="0" calcext:value-type="float">
            <text:p>0</text:p>
          </table:table-cell>
          <table:table-cell table:formula="of:=[$List_of_3D_Models.C28]" office:value-type="float" office:value="12" calcext:value-type="float">
            <text:p>12</text:p>
          </table:table-cell>
          <table:table-cell table:formula="of:=[$List_of_3D_Models.D28]" office:value-type="float" office:value="0.28" calcext:value-type="float">
            <text:p>0.2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24" calcext:value-type="float">
            <text:p>24</text:p>
          </table:table-cell>
          <table:table-cell table:formula="of:=[.D18]*[.F18]" office:value-type="float" office:value="0.56" calcext:value-type="float">
            <text:p>0.56</text:p>
          </table:table-cell>
          <table:table-cell table:number-columns-repeated="4"/>
        </table:table-row>
        <table:table-row table:style-name="ro3">
          <table:table-cell table:formula="of:=[$List_of_3D_Models.A31]" office:value-type="string" office:string-value="BN_Ocular_Base_thread_L" calcext:value-type="string">
            <text:p>BN_Ocular_Base_thread_L</text:p>
          </table:table-cell>
          <table:table-cell table:formula="of:=[$List_of_3D_Models.B31]" office:value-type="float" office:value="0" calcext:value-type="float">
            <text:p>0</text:p>
          </table:table-cell>
          <table:table-cell table:formula="of:=[$List_of_3D_Models.C31]" office:value-type="float" office:value="35" calcext:value-type="float">
            <text:p>35</text:p>
          </table:table-cell>
          <table:table-cell table:formula="of:=[$List_of_3D_Models.D31]" office:value-type="float" office:value="0.86" calcext:value-type="float">
            <text:p>0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9]*[.F19]" office:value-type="float" office:value="0" calcext:value-type="float">
            <text:p>0</text:p>
          </table:table-cell>
          <table:table-cell table:formula="of:=[.C19]*[.F19]" office:value-type="float" office:value="35" calcext:value-type="float">
            <text:p>35</text:p>
          </table:table-cell>
          <table:table-cell table:formula="of:=[.D19]*[.F19]" office:value-type="float" office:value="0.86" calcext:value-type="float">
            <text:p>0.86</text:p>
          </table:table-cell>
          <table:table-cell/>
          <table:table-cell office:value-type="string" calcext:value-type="string">
            <text:p>Alternatively you can use BN_Ocular_base_thread_R</text:p>
          </table:table-cell>
          <table:table-cell table:number-columns-repeated="2"/>
        </table:table-row>
        <table:table-row table:style-name="ro3">
          <table:table-cell table:formula="of:=[$List_of_3D_Models.A38]" office:value-type="string" office:string-value="BN_Outlet_upper" calcext:value-type="string">
            <text:p>BN_Outlet_upper</text:p>
          </table:table-cell>
          <table:table-cell table:formula="of:=[$List_of_3D_Models.B38]" office:value-type="float" office:value="1" calcext:value-type="float">
            <text:p>1</text:p>
          </table:table-cell>
          <table:table-cell table:formula="of:=[$List_of_3D_Models.C38]" office:value-type="float" office:value="42" calcext:value-type="float">
            <text:p>42</text:p>
          </table:table-cell>
          <table:table-cell table:formula="of:=[$List_of_3D_Models.D38]" office:value-type="float" office:value="2.72" calcext:value-type="float">
            <text:p>2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0]*[.F20]" office:value-type="float" office:value="1" calcext:value-type="float">
            <text:p>1</text:p>
          </table:table-cell>
          <table:table-cell table:formula="of:=[.C20]*[.F20]" office:value-type="float" office:value="42" calcext:value-type="float">
            <text:p>42</text:p>
          </table:table-cell>
          <table:table-cell table:formula="of:=[.D20]*[.F20]" office:value-type="float" office:value="2.72" calcext:value-type="float">
            <text:p>2.72</text:p>
          </table:table-cell>
          <table:table-cell table:number-columns-repeated="4"/>
        </table:table-row>
        <table:table-row table:style-name="ro3">
          <table:table-cell table:formula="of:=[$List_of_3D_Models.A39]" office:value-type="string" office:string-value="BN_Splitter_block" calcext:value-type="string">
            <text:p>BN_Splitter_block</text:p>
          </table:table-cell>
          <table:table-cell table:formula="of:=[$List_of_3D_Models.B39]" office:value-type="float" office:value="2" calcext:value-type="float">
            <text:p>2</text:p>
          </table:table-cell>
          <table:table-cell table:formula="of:=[$List_of_3D_Models.C39]" office:value-type="float" office:value="4" calcext:value-type="float">
            <text:p>4</text:p>
          </table:table-cell>
          <table:table-cell table:formula="of:=[$List_of_3D_Models.D39]" office:value-type="float" office:value="3.35" calcext:value-type="float">
            <text:p>3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1]*[.F21]" office:value-type="float" office:value="2" calcext:value-type="float">
            <text:p>2</text:p>
          </table:table-cell>
          <table:table-cell table:formula="of:=[.C21]*[.F21]" office:value-type="float" office:value="4" calcext:value-type="float">
            <text:p>4</text:p>
          </table:table-cell>
          <table:table-cell table:formula="of:=[.D21]*[.F21]" office:value-type="float" office:value="3.35" calcext:value-type="float">
            <text:p>3.35</text:p>
          </table:table-cell>
          <table:table-cell table:number-columns-repeated="4"/>
        </table:table-row>
        <table:table-row table:style-name="ro3">
          <table:table-cell table:formula="of:=[$List_of_3D_Models.A33]" office:value-type="string" office:string-value="BN_Ocular_spacer_ring_0p32" calcext:value-type="string">
            <text:p>BN_Ocular_spacer_ring_0p32</text:p>
          </table:table-cell>
          <table:table-cell table:formula="of:=[$List_of_3D_Models.B33]" office:value-type="float" office:value="0" calcext:value-type="float">
            <text:p>0</text:p>
          </table:table-cell>
          <table:table-cell table:formula="of:=[$List_of_3D_Models.C33]" office:value-type="float" office:value="2" calcext:value-type="float">
            <text:p>2</text:p>
          </table:table-cell>
          <table:table-cell table:formula="of:=[$List_of_3D_Models.D33]" office:value-type="float" office:value="0.06" calcext:value-type="float">
            <text:p>0.0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22]*[.F22]" office:value-type="float" office:value="0" calcext:value-type="float">
            <text:p>0</text:p>
          </table:table-cell>
          <table:table-cell table:formula="of:=[.C22]*[.F22]" office:value-type="float" office:value="4" calcext:value-type="float">
            <text:p>4</text:p>
          </table:table-cell>
          <table:table-cell table:formula="of:=[.D22]*[.F22]" office:value-type="float" office:value="0.12" calcext:value-type="float">
            <text:p>0.12</text:p>
          </table:table-cell>
          <table:table-cell table:number-columns-repeated="4"/>
        </table:table-row>
        <table:table-row table:style-name="ro3">
          <table:table-cell table:formula="of:=[$List_of_3D_Models.A34]" office:value-type="string" office:string-value="BN_Outlet_lower_spacer" calcext:value-type="string">
            <text:p>BN_Outlet_lower_spacer</text:p>
          </table:table-cell>
          <table:table-cell table:formula="of:=[$List_of_3D_Models.B34]" office:value-type="float" office:value="0" calcext:value-type="float">
            <text:p>0</text:p>
          </table:table-cell>
          <table:table-cell table:formula="of:=[$List_of_3D_Models.C34]" office:value-type="float" office:value="0" calcext:value-type="float">
            <text:p>0</text:p>
          </table:table-cell>
          <table:table-cell table:formula="of:=[$List_of_3D_Models.D34]"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3]*[.F23]" office:value-type="float" office:value="0" calcext:value-type="float">
            <text:p>0</text:p>
          </table:table-cell>
          <table:table-cell table:formula="of:=[.C23]*[.F23]" office:value-type="float" office:value="0" calcext:value-type="float">
            <text:p>0</text:p>
          </table:table-cell>
          <table:table-cell table:formula="of:=[.D23]*[.F23]" office:value-type="float" office:value="0.02" calcext:value-type="float">
            <text:p>0.02</text:p>
          </table:table-cell>
          <table:table-cell table:number-columns-repeated="4"/>
        </table:table-row>
        <table:table-row table:style-name="ro3">
          <table:table-cell table:formula="of:=[$List_of_3D_Models.A35]" office:value-type="string" office:string-value="BN_Splitter_support" calcext:value-type="string">
            <text:p>BN_Splitter_support</text:p>
          </table:table-cell>
          <table:table-cell table:formula="of:=[$List_of_3D_Models.B35]" office:value-type="float" office:value="0" calcext:value-type="float">
            <text:p>0</text:p>
          </table:table-cell>
          <table:table-cell table:formula="of:=[$List_of_3D_Models.C35]" office:value-type="float" office:value="1" calcext:value-type="float">
            <text:p>1</text:p>
          </table:table-cell>
          <table:table-cell table:formula="of:=[$List_of_3D_Models.D35]"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4]*[.F24]" office:value-type="float" office:value="0" calcext:value-type="float">
            <text:p>0</text:p>
          </table:table-cell>
          <table:table-cell table:formula="of:=[.C24]*[.F24]" office:value-type="float" office:value="1" calcext:value-type="float">
            <text:p>1</text:p>
          </table:table-cell>
          <table:table-cell table:formula="of:=[.D24]*[.F24]" office:value-type="float" office:value="0.02" calcext:value-type="float">
            <text:p>0.02</text:p>
          </table:table-cell>
          <table:table-cell table:number-columns-repeated="4"/>
        </table:table-row>
        <table:table-row table:style-name="ro3">
          <table:table-cell table:formula="of:=[$List_of_3D_Models.A36]" office:value-type="string" office:string-value="BN_CM_BB_Cover" calcext:value-type="string">
            <text:p>BN_CM_BB_Cover</text:p>
          </table:table-cell>
          <table:table-cell table:formula="of:=[$List_of_3D_Models.B36]" office:value-type="float" office:value="0" calcext:value-type="float">
            <text:p>0</text:p>
          </table:table-cell>
          <table:table-cell table:formula="of:=[$List_of_3D_Models.C36]" office:value-type="float" office:value="31" calcext:value-type="float">
            <text:p>31</text:p>
          </table:table-cell>
          <table:table-cell table:formula="of:=[$List_of_3D_Models.D36]" office:value-type="float" office:value="1.13" calcext:value-type="float">
            <text:p>1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5]*[.F25]" office:value-type="float" office:value="0" calcext:value-type="float">
            <text:p>0</text:p>
          </table:table-cell>
          <table:table-cell table:formula="of:=[.C25]*[.F25]" office:value-type="float" office:value="31" calcext:value-type="float">
            <text:p>31</text:p>
          </table:table-cell>
          <table:table-cell table:formula="of:=[.D25]*[.F25]" office:value-type="float" office:value="1.13" calcext:value-type="float">
            <text:p>1.13</text:p>
          </table:table-cell>
          <table:table-cell table:number-columns-repeated="4"/>
        </table:table-row>
        <table:table-row table:style-name="ro3">
          <table:table-cell table:formula="of:=[$List_of_3D_Models.A37]" office:value-type="string" office:string-value="BN_CM_Tube_short_c_adhesin" calcext:value-type="string">
            <text:p>BN_CM_Tube_short_c_adhesin</text:p>
          </table:table-cell>
          <table:table-cell table:formula="of:=[$List_of_3D_Models.B37]" office:value-type="float" office:value="0" calcext:value-type="float">
            <text:p>0</text:p>
          </table:table-cell>
          <table:table-cell table:formula="of:=[$List_of_3D_Models.C37]" office:value-type="float" office:value="41" calcext:value-type="float">
            <text:p>41</text:p>
          </table:table-cell>
          <table:table-cell table:formula="of:=[$List_of_3D_Models.D37]" office:value-type="float" office:value="1.69" calcext:value-type="float">
            <text:p>1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6]*[.F26]" office:value-type="float" office:value="0" calcext:value-type="float">
            <text:p>0</text:p>
          </table:table-cell>
          <table:table-cell table:formula="of:=[.C26]*[.F26]" office:value-type="float" office:value="41" calcext:value-type="float">
            <text:p>41</text:p>
          </table:table-cell>
          <table:table-cell table:formula="of:=[.D26]*[.F26]" office:value-type="float" office:value="1.69" calcext:value-type="float">
            <text:p>1.69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8:.J26])*[$Filament_Density.A8]" office:value-type="float" office:value="106.029635631525" calcext:value-type="float">
            <text:p>106.02963563152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28]" office:value-type="string" office:string-value="M3_Allen_Bolt_Socket_Cap_DIN912_12mm_long" calcext:value-type="string">
            <text:p>M3_Allen_Bolt_Socket_Cap_DIN912_12mm_long</text:p>
          </table:table-cell>
          <table:table-cell/>
          <table:table-cell table:formula="of:=[$Non_Printed_Parts.C28]" office:value-type="float" office:value="0.9333" calcext:value-type="float">
            <text:p>0.933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ims, upper outlet and 45 degree mirror adjusters</text:p>
          </table:table-cell>
          <table:table-cell table:number-columns-repeated="2"/>
          <table:table-cell table:formula="of:=[.C34]*[.F34]" office:value-type="float" office:value="13.0662" calcext:value-type="float">
            <text:p>13.0662</text:p>
          </table:table-cell>
          <table:table-cell table:number-columns-repeated="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/>
          <table:table-cell table:formula="of:=[$Non_Printed_Parts.C29]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ptional CM_BB cover</text:p>
          </table:table-cell>
          <table:table-cell table:number-columns-repeated="2"/>
          <table:table-cell table:formula="of:=[.C35]*[.F35]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formula="of:=[$Non_Printed_Parts.A35]" office:value-type="string" office:string-value="M3_Grub_Screw_Cup_point_Hex_socket_DIN916_5mm_long" calcext:value-type="string">
            <text:p>M3_Grub_Screw_Cup_point_Hex_socket_DIN916_5mm_long</text:p>
          </table:table-cell>
          <table:table-cell/>
          <table:table-cell table:formula="of:=[$Non_Printed_Parts.C35]" office:value-type="float" office:value="0.15" calcext:value-type="float">
            <text:p>0.15</text:p>
          </table:table-cell>
          <table:table-cell office:value-type="string" calcext:value-type="string">
            <text:p>45 degree mIrror adjustmer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36]*[.F36]" office:value-type="float" office:value="0.3" calcext:value-type="float">
            <text:p>0.3</text:p>
          </table:table-cell>
          <table:table-cell table:number-columns-repeated="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office:value-type="string" calcext:value-type="string">
            <text:p>Base to filterblo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37]*[.F37]" office:value-type="float" office:value="0.8" calcext:value-type="float">
            <text:p>0.8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Base to filterblo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38]*[.F38]" office:value-type="float" office:value="0.6" calcext:value-type="float">
            <text:p>0.6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table:formula="of:=[$Non_Printed_Parts.A182]" office:value-type="string" office:string-value="Beamsplitter_glass_2cm_square_1.1mm_thick" calcext:value-type="string">
            <text:p>Beamsplitter_glass_2cm_square_1.1mm_thick</text:p>
          </table:table-cell>
          <table:table-cell/>
          <table:table-cell table:formula="of:=[$Non_Printed_Parts.C182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1]*[.F41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Non_Printed_Parts.A180]" office:value-type="string" office:string-value="Mirror_25mm_round_first_surface_full_Molybdenum_3mm_thick" calcext:value-type="string">
            <text:p>Mirror_25mm_round_first_surface_full_Molybdenum_3mm_thick</text:p>
          </table:table-cell>
          <table:table-cell/>
          <table:table-cell table:formula="of:=[$Non_Printed_Parts.C180]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42]*[.F42]" office:value-type="float" office:value="30" calcext:value-type="float">
            <text:p>30</text:p>
          </table:table-cell>
          <table:table-cell table:number-columns-repeated="4"/>
        </table:table-row>
        <table:table-row table:style-name="ro3">
          <table:table-cell table:formula="of:=[$Non_Printed_Parts.A179]" office:value-type="string" office:string-value="Mirror_2cm_square_first_surface_full_2mm_thick" calcext:value-type="string">
            <text:p>Mirror_2cm_square_first_surface_full_2mm_thick</text:p>
          </table:table-cell>
          <table:table-cell/>
          <table:table-cell table:formula="of:=[$Non_Printed_Parts.C179]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3]*[.F43]" office:value-type="float" office:value="2" calcext:value-type="float">
            <text:p>2</text:p>
          </table:table-cell>
          <table:table-cell table:number-columns-repeated="4"/>
        </table:table-row>
        <table:table-row table:style-name="ro3" table:number-rows-repeated="8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Binocular_head</text:p>
          </table:table-cell>
          <table:table-cell table:style-name="ce142" table:number-columns-repeated="2"/>
          <table:table-cell table:style-name="ce142" table:formula="of:=SUM([.J8:.J21])" office:value-type="float" office:value="32.57" calcext:value-type="float">
            <text:p>32.57</text:p>
          </table:table-cell>
          <table:table-cell table:style-name="ce142"/>
          <table:table-cell table:style-name="ce142" table:formula="of:=[.J29]" office:value-type="float" office:value="106.029635631525" calcext:value-type="float">
            <text:p>106.029635631525</text:p>
          </table:table-cell>
          <table:table-cell table:style-name="ce142" table:formula="of:=SUM([.H8:.H30])+INT(SUM([.I8:.I30])/60)" office:value-type="float" office:value="18" calcext:value-type="float">
            <text:p>18</text:p>
          </table:table-cell>
          <table:table-cell table:style-name="ce142" table:formula="of:=MOD(SUM([.I8:.I21]);60)" office:value-type="float" office:value="38" calcext:value-type="float">
            <text:p>38</text:p>
          </table:table-cell>
          <table:table-cell table:style-name="ce142" table:formula="of:=[.G53]+SUM([.J34:.J50])" office:value-type="float" office:value="155.795835631525" calcext:value-type="float">
            <text:p>155.795835631525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Ergo_monocular head" table:style-name="ta1">
        <table:table-column table:style-name="co3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Ergo moncular head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otes: <text:s/>This includes parts for one optional C-mount attachment. Add one ocular module to complete the resources.</text:p>
          </table:table-cell>
          <table:table-cell table:number-columns-repeated="13"/>
        </table:table-row>
        <table:table-row table:style-name="ro3" table:number-rows-repeated="5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170]" office:value-type="string" office:string-value="MN_Ocular_extension_c_adhesin" calcext:value-type="string">
            <text:p>MN_Ocular_extension_c_adhesin</text:p>
          </table:table-cell>
          <table:table-cell table:formula="of:=[$List_of_3D_Models.B170]" office:value-type="float" office:value="0" calcext:value-type="float">
            <text:p>0</text:p>
          </table:table-cell>
          <table:table-cell table:formula="of:=[$List_of_3D_Models.C170]" office:value-type="float" office:value="55" calcext:value-type="float">
            <text:p>55</text:p>
          </table:table-cell>
          <table:table-cell table:formula="of:=[$List_of_3D_Models.D170]" office:value-type="float" office:value="2.19" calcext:value-type="float">
            <text:p>2.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55" calcext:value-type="float">
            <text:p>55</text:p>
          </table:table-cell>
          <table:table-cell table:formula="of:=[.D10]*[.F10]" office:value-type="float" office:value="2.19" calcext:value-type="float">
            <text:p>2.19</text:p>
          </table:table-cell>
          <table:table-cell table:number-columns-repeated="4"/>
        </table:table-row>
        <table:table-row table:style-name="ro3">
          <table:table-cell table:formula="of:=[$List_of_3D_Models.A25]" office:value-type="string" office:string-value="BN_MBT_Cap" calcext:value-type="string">
            <text:p>BN_MBT_Cap</text:p>
          </table:table-cell>
          <table:table-cell table:formula="of:=[$List_of_3D_Models.B25]" office:value-type="float" office:value="0" calcext:value-type="float">
            <text:p>0</text:p>
          </table:table-cell>
          <table:table-cell table:formula="of:=[$List_of_3D_Models.C25]" office:value-type="float" office:value="24" calcext:value-type="float">
            <text:p>24</text:p>
          </table:table-cell>
          <table:table-cell table:formula="of:=[$List_of_3D_Models.D2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0" calcext:value-type="float">
            <text:p>0</text:p>
          </table:table-cell>
          <table:table-cell table:formula="of:=[.C11]*[.F11]" office:value-type="float" office:value="24" calcext:value-type="float">
            <text:p>24</text:p>
          </table:table-cell>
          <table:table-cell table:formula="of:=[.D11]*[.F11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List_of_3D_Models.A26]" office:value-type="string" office:string-value="BN_MBT_Ring" calcext:value-type="string">
            <text:p>BN_MBT_Ring</text:p>
          </table:table-cell>
          <table:table-cell table:formula="of:=[$List_of_3D_Models.B26]" office:value-type="float" office:value="0" calcext:value-type="float">
            <text:p>0</text:p>
          </table:table-cell>
          <table:table-cell table:formula="of:=[$List_of_3D_Models.C26]" office:value-type="float" office:value="21" calcext:value-type="float">
            <text:p>21</text:p>
          </table:table-cell>
          <table:table-cell table:formula="of:=[$List_of_3D_Models.D26]" office:value-type="float" office:value="0.64" calcext:value-type="float">
            <text:p>0.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0" calcext:value-type="float">
            <text:p>0</text:p>
          </table:table-cell>
          <table:table-cell table:formula="of:=[.C11]*[.F11]" office:value-type="float" office:value="24" calcext:value-type="float">
            <text:p>24</text:p>
          </table:table-cell>
          <table:table-cell table:formula="of:=[.D11]*[.F11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List_of_3D_Models.A29]" office:value-type="string" office:string-value="BN_Mirror_mount_bottom" calcext:value-type="string">
            <text:p>BN_Mirror_mount_bottom</text:p>
          </table:table-cell>
          <table:table-cell table:formula="of:=[$List_of_3D_Models.B29]" office:value-type="float" office:value="1" calcext:value-type="float">
            <text:p>1</text:p>
          </table:table-cell>
          <table:table-cell table:formula="of:=[$List_of_3D_Models.C29]" office:value-type="float" office:value="0" calcext:value-type="float">
            <text:p>0</text:p>
          </table:table-cell>
          <table:table-cell table:formula="of:=[$List_of_3D_Models.D29]" office:value-type="float" office:value="1.51" calcext:value-type="float">
            <text:p>1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21" calcext:value-type="float">
            <text:p>21</text:p>
          </table:table-cell>
          <table:table-cell table:formula="of:=[.D12]*[.F12]" office:value-type="float" office:value="0.64" calcext:value-type="float">
            <text:p>0.64</text:p>
          </table:table-cell>
          <table:table-cell table:number-columns-repeated="4"/>
        </table:table-row>
        <table:table-row table:style-name="ro3">
          <table:table-cell table:formula="of:=[$List_of_3D_Models.A30]" office:value-type="string" office:string-value="BN_Mirror_mount_top_ocular" calcext:value-type="string">
            <text:p>BN_Mirror_mount_top_ocular</text:p>
          </table:table-cell>
          <table:table-cell table:formula="of:=[$List_of_3D_Models.B30]" office:value-type="float" office:value="1" calcext:value-type="float">
            <text:p>1</text:p>
          </table:table-cell>
          <table:table-cell table:formula="of:=[$List_of_3D_Models.C30]" office:value-type="float" office:value="31" calcext:value-type="float">
            <text:p>31</text:p>
          </table:table-cell>
          <table:table-cell table:formula="of:=[$List_of_3D_Models.D30]" office:value-type="float" office:value="2.84" calcext:value-type="float">
            <text:p>2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1" calcext:value-type="float">
            <text:p>1</text:p>
          </table:table-cell>
          <table:table-cell table:formula="of:=[.C13]*[.F13]" office:value-type="float" office:value="0" calcext:value-type="float">
            <text:p>0</text:p>
          </table:table-cell>
          <table:table-cell table:formula="of:=[.D13]*[.F13]" office:value-type="float" office:value="1.51" calcext:value-type="float">
            <text:p>1.51</text:p>
          </table:table-cell>
          <table:table-cell table:number-columns-repeated="4"/>
        </table:table-row>
        <table:table-row table:style-name="ro3">
          <table:table-cell table:formula="of:=[$List_of_3D_Models.A24]" office:value-type="string" office:string-value="BN_MB_Shim" calcext:value-type="string">
            <text:p>BN_MB_Shim</text:p>
          </table:table-cell>
          <table:table-cell table:formula="of:=[$List_of_3D_Models.B24]" office:value-type="float" office:value="0" calcext:value-type="float">
            <text:p>0</text:p>
          </table:table-cell>
          <table:table-cell table:formula="of:=[$List_of_3D_Models.C24]" office:value-type="float" office:value="5" calcext:value-type="float">
            <text:p>5</text:p>
          </table:table-cell>
          <table:table-cell table:formula="of:=[$List_of_3D_Models.D24]" office:value-type="float" office:value="0.08" calcext:value-type="float">
            <text:p>0.0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10" calcext:value-type="float">
            <text:p>10</text:p>
          </table:table-cell>
          <table:table-cell table:formula="of:=[.D15]*[.F15]" office:value-type="float" office:value="0.16" calcext:value-type="float">
            <text:p>0.16</text:p>
          </table:table-cell>
          <table:table-cell table:number-columns-repeated="4"/>
        </table:table-row>
        <table:table-row table:style-name="ro3">
          <table:table-cell table:formula="of:=[$List_of_3D_Models.A27]" office:value-type="string" office:string-value="BN_MB_Tube" calcext:value-type="string">
            <text:p>BN_MB_Tube</text:p>
          </table:table-cell>
          <table:table-cell table:formula="of:=[$List_of_3D_Models.B27]" office:value-type="float" office:value="1" calcext:value-type="float">
            <text:p>1</text:p>
          </table:table-cell>
          <table:table-cell table:formula="of:=[$List_of_3D_Models.C27]" office:value-type="float" office:value="50" calcext:value-type="float">
            <text:p>50</text:p>
          </table:table-cell>
          <table:table-cell table:formula="of:=[$List_of_3D_Models.D27]" office:value-type="float" office:value="3.68" calcext:value-type="float">
            <text:p>3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6]*[.F16]" office:value-type="float" office:value="1" calcext:value-type="float">
            <text:p>1</text:p>
          </table:table-cell>
          <table:table-cell table:formula="of:=[.C16]*[.F16]" office:value-type="float" office:value="50" calcext:value-type="float">
            <text:p>50</text:p>
          </table:table-cell>
          <table:table-cell table:formula="of:=[.D16]*[.F16]" office:value-type="float" office:value="3.68" calcext:value-type="float">
            <text:p>3.68</text:p>
          </table:table-cell>
          <table:table-cell table:number-columns-repeated="4"/>
        </table:table-row>
        <table:table-row table:style-name="ro3">
          <table:table-cell table:formula="of:=[$List_of_3D_Models.A28]" office:value-type="string" office:string-value="BN_MB_Tube_spacer_2p5mm" calcext:value-type="string">
            <text:p>BN_MB_Tube_spacer_2p5mm</text:p>
          </table:table-cell>
          <table:table-cell table:formula="of:=[$List_of_3D_Models.B28]" office:value-type="float" office:value="0" calcext:value-type="float">
            <text:p>0</text:p>
          </table:table-cell>
          <table:table-cell table:formula="of:=[$List_of_3D_Models.C28]" office:value-type="float" office:value="12" calcext:value-type="float">
            <text:p>12</text:p>
          </table:table-cell>
          <table:table-cell table:formula="of:=[$List_of_3D_Models.D28]" office:value-type="float" office:value="0.28" calcext:value-type="float">
            <text:p>0.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7]*[.F17]" office:value-type="float" office:value="0" calcext:value-type="float">
            <text:p>0</text:p>
          </table:table-cell>
          <table:table-cell table:formula="of:=[.C17]*[.F17]" office:value-type="float" office:value="12" calcext:value-type="float">
            <text:p>12</text:p>
          </table:table-cell>
          <table:table-cell table:formula="of:=[.D17]*[.F17]" office:value-type="float" office:value="0.28" calcext:value-type="float">
            <text:p>0.28</text:p>
          </table:table-cell>
          <table:table-cell table:number-columns-repeated="4"/>
        </table:table-row>
        <table:table-row table:style-name="ro3">
          <table:table-cell table:formula="of:=[$List_of_3D_Models.A31]" office:value-type="string" office:string-value="BN_Ocular_Base_thread_L" calcext:value-type="string">
            <text:p>BN_Ocular_Base_thread_L</text:p>
          </table:table-cell>
          <table:table-cell table:formula="of:=[$List_of_3D_Models.B31]" office:value-type="float" office:value="0" calcext:value-type="float">
            <text:p>0</text:p>
          </table:table-cell>
          <table:table-cell table:formula="of:=[$List_of_3D_Models.C31]" office:value-type="float" office:value="35" calcext:value-type="float">
            <text:p>35</text:p>
          </table:table-cell>
          <table:table-cell table:formula="of:=[$List_of_3D_Models.D31]" office:value-type="float" office:value="0.86" calcext:value-type="float">
            <text:p>0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35" calcext:value-type="float">
            <text:p>35</text:p>
          </table:table-cell>
          <table:table-cell table:formula="of:=[.D18]*[.F18]" office:value-type="float" office:value="0.86" calcext:value-type="float">
            <text:p>0.86</text:p>
          </table:table-cell>
          <table:table-cell/>
          <table:table-cell office:value-type="string" calcext:value-type="string">
            <text:p>Alternatively you can use BN_Ocular_base_thread_R</text:p>
          </table:table-cell>
          <table:table-cell table:number-columns-repeated="2"/>
        </table:table-row>
        <table:table-row table:style-name="ro3">
          <table:table-cell table:formula="of:=[$List_of_3D_Models.A177]" office:value-type="string" office:string-value="MN_EM_Block_cover" calcext:value-type="string">
            <text:p>MN_EM_Block_cover</text:p>
          </table:table-cell>
          <table:table-cell table:formula="of:=[$List_of_3D_Models.B177]" office:value-type="float" office:value="0" calcext:value-type="float">
            <text:p>0</text:p>
          </table:table-cell>
          <table:table-cell table:formula="of:=[$List_of_3D_Models.C177]" office:value-type="float" office:value="31" calcext:value-type="float">
            <text:p>31</text:p>
          </table:table-cell>
          <table:table-cell table:formula="of:=[$List_of_3D_Models.D177]" office:value-type="float" office:value="1.01" calcext:value-type="float">
            <text:p>1.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9]*[.F19]" office:value-type="float" office:value="0" calcext:value-type="float">
            <text:p>0</text:p>
          </table:table-cell>
          <table:table-cell table:formula="of:=[.C19]*[.F19]" office:value-type="float" office:value="31" calcext:value-type="float">
            <text:p>31</text:p>
          </table:table-cell>
          <table:table-cell table:formula="of:=[.D19]*[.F19]" office:value-type="float" office:value="1.01" calcext:value-type="float">
            <text:p>1.01</text:p>
          </table:table-cell>
          <table:table-cell table:number-columns-repeated="4"/>
        </table:table-row>
        <table:table-row table:style-name="ro3">
          <table:table-cell table:formula="of:=[$List_of_3D_Models.A176]" office:value-type="string" office:string-value="MN_EM_Block" calcext:value-type="string">
            <text:p>MN_EM_Block</text:p>
          </table:table-cell>
          <table:table-cell table:formula="of:=[$List_of_3D_Models.B176]" office:value-type="float" office:value="1" calcext:value-type="float">
            <text:p>1</text:p>
          </table:table-cell>
          <table:table-cell table:formula="of:=[$List_of_3D_Models.C176]" office:value-type="float" office:value="42" calcext:value-type="float">
            <text:p>42</text:p>
          </table:table-cell>
          <table:table-cell table:formula="of:=[$List_of_3D_Models.D176]" office:value-type="float" office:value="2.7" calcext:value-type="float">
            <text:p>2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0]*[.F20]" office:value-type="float" office:value="1" calcext:value-type="float">
            <text:p>1</text:p>
          </table:table-cell>
          <table:table-cell table:formula="of:=[.C20]*[.F20]" office:value-type="float" office:value="42" calcext:value-type="float">
            <text:p>42</text:p>
          </table:table-cell>
          <table:table-cell table:formula="of:=[.D20]*[.F20]" office:value-type="float" office:value="2.7" calcext:value-type="float">
            <text:p>2.7</text:p>
          </table:table-cell>
          <table:table-cell table:number-columns-repeated="4"/>
        </table:table-row>
        <table:table-row table:style-name="ro3">
          <table:table-cell table:formula="of:=[$List_of_3D_Models.A33]" office:value-type="string" office:string-value="BN_Ocular_spacer_ring_0p32" calcext:value-type="string">
            <text:p>BN_Ocular_spacer_ring_0p32</text:p>
          </table:table-cell>
          <table:table-cell table:formula="of:=[$List_of_3D_Models.B33]" office:value-type="float" office:value="0" calcext:value-type="float">
            <text:p>0</text:p>
          </table:table-cell>
          <table:table-cell table:formula="of:=[$List_of_3D_Models.C33]" office:value-type="float" office:value="2" calcext:value-type="float">
            <text:p>2</text:p>
          </table:table-cell>
          <table:table-cell table:formula="of:=[$List_of_3D_Models.D33]"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1]*[.F21]" office:value-type="float" office:value="0" calcext:value-type="float">
            <text:p>0</text:p>
          </table:table-cell>
          <table:table-cell table:formula="of:=[.C21]*[.F21]" office:value-type="float" office:value="2" calcext:value-type="float">
            <text:p>2</text:p>
          </table:table-cell>
          <table:table-cell table:formula="of:=[.D21]*[.F21]" office:value-type="float" office:value="0.06" calcext:value-type="float">
            <text:p>0.06</text:p>
          </table:table-cell>
          <table:table-cell table:number-columns-repeated="4"/>
        </table:table-row>
        <table:table-row table:style-name="ro3">
          <table:table-cell table:formula="of:=[$List_of_3D_Models.A34]" office:value-type="string" office:string-value="BN_Outlet_lower_spacer" calcext:value-type="string">
            <text:p>BN_Outlet_lower_spacer</text:p>
          </table:table-cell>
          <table:table-cell table:formula="of:=[$List_of_3D_Models.B34]" office:value-type="float" office:value="0" calcext:value-type="float">
            <text:p>0</text:p>
          </table:table-cell>
          <table:table-cell table:formula="of:=[$List_of_3D_Models.C34]" office:value-type="float" office:value="0" calcext:value-type="float">
            <text:p>0</text:p>
          </table:table-cell>
          <table:table-cell table:formula="of:=[$List_of_3D_Models.D34]"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2]*[.F22]" office:value-type="float" office:value="0" calcext:value-type="float">
            <text:p>0</text:p>
          </table:table-cell>
          <table:table-cell table:formula="of:=[.C22]*[.F22]" office:value-type="float" office:value="0" calcext:value-type="float">
            <text:p>0</text:p>
          </table:table-cell>
          <table:table-cell table:formula="of:=[.D22]*[.F22]" office:value-type="float" office:value="0.02" calcext:value-type="float">
            <text:p>0.02</text:p>
          </table:table-cell>
          <table:table-cell table:number-columns-repeated="4"/>
        </table:table-row>
        <table:table-row table:style-name="ro3">
          <table:table-cell table:formula="of:=[$List_of_3D_Models.A36]" office:value-type="string" office:string-value="BN_CM_BB_Cover" calcext:value-type="string">
            <text:p>BN_CM_BB_Cover</text:p>
          </table:table-cell>
          <table:table-cell table:formula="of:=[$List_of_3D_Models.B36]" office:value-type="float" office:value="0" calcext:value-type="float">
            <text:p>0</text:p>
          </table:table-cell>
          <table:table-cell table:formula="of:=[$List_of_3D_Models.C36]" office:value-type="float" office:value="31" calcext:value-type="float">
            <text:p>31</text:p>
          </table:table-cell>
          <table:table-cell table:formula="of:=[$List_of_3D_Models.D36]" office:value-type="float" office:value="1.13" calcext:value-type="float">
            <text:p>1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3]*[.F23]" office:value-type="float" office:value="0" calcext:value-type="float">
            <text:p>0</text:p>
          </table:table-cell>
          <table:table-cell table:formula="of:=[.C23]*[.F23]" office:value-type="float" office:value="31" calcext:value-type="float">
            <text:p>31</text:p>
          </table:table-cell>
          <table:table-cell table:formula="of:=[.D23]*[.F23]" office:value-type="float" office:value="1.13" calcext:value-type="float">
            <text:p>1.13</text:p>
          </table:table-cell>
          <table:table-cell table:number-columns-repeated="4"/>
        </table:table-row>
        <table:table-row table:style-name="ro3">
          <table:table-cell table:formula="of:=[$List_of_3D_Models.A37]" office:value-type="string" office:string-value="BN_CM_Tube_short_c_adhesin" calcext:value-type="string">
            <text:p>BN_CM_Tube_short_c_adhesin</text:p>
          </table:table-cell>
          <table:table-cell table:formula="of:=[$List_of_3D_Models.B37]" office:value-type="float" office:value="0" calcext:value-type="float">
            <text:p>0</text:p>
          </table:table-cell>
          <table:table-cell table:formula="of:=[$List_of_3D_Models.C37]" office:value-type="float" office:value="41" calcext:value-type="float">
            <text:p>41</text:p>
          </table:table-cell>
          <table:table-cell table:formula="of:=[$List_of_3D_Models.D37]" office:value-type="float" office:value="1.69" calcext:value-type="float">
            <text:p>1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4]*[.F24]" office:value-type="float" office:value="0" calcext:value-type="float">
            <text:p>0</text:p>
          </table:table-cell>
          <table:table-cell table:formula="of:=[.C24]*[.F24]" office:value-type="float" office:value="41" calcext:value-type="float">
            <text:p>41</text:p>
          </table:table-cell>
          <table:table-cell table:formula="of:=[.D24]*[.F24]" office:value-type="float" office:value="1.69" calcext:value-type="float">
            <text:p>1.69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10:.J24])*[$Filament_Density.A8]" office:value-type="float" office:value="53.477112992215" calcext:value-type="float">
            <text:p>53.47711299221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28]" office:value-type="string" office:string-value="M3_Allen_Bolt_Socket_Cap_DIN912_12mm_long" calcext:value-type="string">
            <text:p>M3_Allen_Bolt_Socket_Cap_DIN912_12mm_long</text:p>
          </table:table-cell>
          <table:table-cell/>
          <table:table-cell table:formula="of:=[$Non_Printed_Parts.C28]" office:value-type="float" office:value="0.9333" calcext:value-type="float">
            <text:p>0.9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hims, front baseplate and 45 degree mirror adjusters</text:p>
          </table:table-cell>
          <table:table-cell table:number-columns-repeated="2"/>
          <table:table-cell table:formula="of:=[.C32]*[.F32]" office:value-type="float" office:value="5.5998" calcext:value-type="float">
            <text:p>5.5998</text:p>
          </table:table-cell>
          <table:table-cell table:number-columns-repeated="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/>
          <table:table-cell table:formula="of:=[$Non_Printed_Parts.C29]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ear baseplate and Optional CM_BB cover</text:p>
          </table:table-cell>
          <table:table-cell table:number-columns-repeated="2"/>
          <table:table-cell table:formula="of:=[.C33]*[.F33]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table:formula="of:=[$Non_Printed_Parts.A35]" office:value-type="string" office:string-value="M3_Grub_Screw_Cup_point_Hex_socket_DIN916_5mm_long" calcext:value-type="string">
            <text:p>M3_Grub_Screw_Cup_point_Hex_socket_DIN916_5mm_long</text:p>
          </table:table-cell>
          <table:table-cell/>
          <table:table-cell table:formula="of:=[$Non_Printed_Parts.C35]" office:value-type="float" office:value="0.15" calcext:value-type="float">
            <text:p>0.15</text:p>
          </table:table-cell>
          <table:table-cell office:value-type="string" calcext:value-type="string">
            <text:p>45 degree mIrror adjustmer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34]*[.F34]" office:value-type="float" office:value="0.3" calcext:value-type="float">
            <text:p>0.3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table:formula="of:=[$Non_Printed_Parts.A180]" office:value-type="string" office:string-value="Mirror_25mm_round_first_surface_full_Molybdenum_3mm_thick" calcext:value-type="string">
            <text:p>Mirror_25mm_round_first_surface_full_Molybdenum_3mm_thick</text:p>
          </table:table-cell>
          <table:table-cell/>
          <table:table-cell table:formula="of:=[$Non_Printed_Parts.C180]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7]*[.F37]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table:formula="of:=[$Non_Printed_Parts.A179]" office:value-type="string" office:string-value="Mirror_2cm_square_first_surface_full_2mm_thick" calcext:value-type="string">
            <text:p>Mirror_2cm_square_first_surface_full_2mm_thick</text:p>
          </table:table-cell>
          <table:table-cell/>
          <table:table-cell table:formula="of:=[$Non_Printed_Parts.C179]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8]*[.F38]" office:value-type="float" office:value="2" calcext:value-type="float">
            <text:p>2</text:p>
          </table:table-cell>
          <table:table-cell table:number-columns-repeated="4"/>
        </table:table-row>
        <table:table-row table:style-name="ro3" table:number-rows-repeated="8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Binocular_head</text:p>
          </table:table-cell>
          <table:table-cell table:style-name="ce142" table:number-columns-repeated="2"/>
          <table:table-cell table:style-name="ce142" table:formula="of:=SUM([.J10:.J20])" office:value-type="float" office:value="15.03" calcext:value-type="float">
            <text:p>15.03</text:p>
          </table:table-cell>
          <table:table-cell table:style-name="ce142"/>
          <table:table-cell table:style-name="ce142" table:formula="of:=[.J27]" office:value-type="float" office:value="53.477112992215" calcext:value-type="float">
            <text:p>53.477112992215</text:p>
          </table:table-cell>
          <table:table-cell table:style-name="ce142" table:formula="of:=SUM([.H10:.H28])+INT(SUM([.I10:.I28])/60)" office:value-type="float" office:value="9" calcext:value-type="float">
            <text:p>9</text:p>
          </table:table-cell>
          <table:table-cell table:style-name="ce142" table:formula="of:=MOD(SUM([.I10:.I20]);60)" office:value-type="float" office:value="4" calcext:value-type="float">
            <text:p>4</text:p>
          </table:table-cell>
          <table:table-cell table:style-name="ce142" table:formula="of:=[.G48]+SUM([.J32:.J45])" office:value-type="float" office:value="80.376912992215" calcext:value-type="float">
            <text:p>80.376912992215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Trinocular_port" table:style-name="ta1">
        <table:table-column table:style-name="co3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polarising trinocular port (polariser is optional but is included here)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170]" office:value-type="string" office:string-value="MN_Ocular_extension_c_adhesin" calcext:value-type="string">
            <text:p>MN_Ocular_extension_c_adhesin</text:p>
          </table:table-cell>
          <table:table-cell table:formula="of:=[$List_of_3D_Models.B170]" office:value-type="float" office:value="0" calcext:value-type="float">
            <text:p>0</text:p>
          </table:table-cell>
          <table:table-cell table:formula="of:=[$List_of_3D_Models.C170]" office:value-type="float" office:value="55" calcext:value-type="float">
            <text:p>55</text:p>
          </table:table-cell>
          <table:table-cell table:formula="of:=[$List_of_3D_Models.D170]" office:value-type="float" office:value="2.19" calcext:value-type="float">
            <text:p>2.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55" calcext:value-type="float">
            <text:p>55</text:p>
          </table:table-cell>
          <table:table-cell table:formula="of:=[.D6]*[.F6]" office:value-type="float" office:value="2.19" calcext:value-type="float">
            <text:p>2.19</text:p>
          </table:table-cell>
          <table:table-cell table:number-columns-repeated="4"/>
        </table:table-row>
        <table:table-row table:style-name="ro3">
          <table:table-cell table:formula="of:=[$List_of_3D_Models.A25]" office:value-type="string" office:string-value="BN_MBT_Cap" calcext:value-type="string">
            <text:p>BN_MBT_Cap</text:p>
          </table:table-cell>
          <table:table-cell table:formula="of:=[$List_of_3D_Models.B25]" office:value-type="float" office:value="0" calcext:value-type="float">
            <text:p>0</text:p>
          </table:table-cell>
          <table:table-cell table:formula="of:=[$List_of_3D_Models.C25]" office:value-type="float" office:value="24" calcext:value-type="float">
            <text:p>24</text:p>
          </table:table-cell>
          <table:table-cell table:formula="of:=[$List_of_3D_Models.D2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24" calcext:value-type="float">
            <text:p>24</text:p>
          </table:table-cell>
          <table:table-cell table:formula="of:=[.D7]*[.F7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List_of_3D_Models.A26]" office:value-type="string" office:string-value="BN_MBT_Ring" calcext:value-type="string">
            <text:p>BN_MBT_Ring</text:p>
          </table:table-cell>
          <table:table-cell table:formula="of:=[$List_of_3D_Models.B26]" office:value-type="float" office:value="0" calcext:value-type="float">
            <text:p>0</text:p>
          </table:table-cell>
          <table:table-cell table:formula="of:=[$List_of_3D_Models.C26]" office:value-type="float" office:value="21" calcext:value-type="float">
            <text:p>21</text:p>
          </table:table-cell>
          <table:table-cell table:formula="of:=[$List_of_3D_Models.D26]" office:value-type="float" office:value="0.64" calcext:value-type="float">
            <text:p>0.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21" calcext:value-type="float">
            <text:p>21</text:p>
          </table:table-cell>
          <table:table-cell table:formula="of:=[.D8]*[.F8]" office:value-type="float" office:value="0.64" calcext:value-type="float">
            <text:p>0.64</text:p>
          </table:table-cell>
          <table:table-cell table:number-columns-repeated="4"/>
        </table:table-row>
        <table:table-row table:style-name="ro3">
          <table:table-cell table:formula="of:=[$List_of_3D_Models.A29]" office:value-type="string" office:string-value="BN_Mirror_mount_bottom" calcext:value-type="string">
            <text:p>BN_Mirror_mount_bottom</text:p>
          </table:table-cell>
          <table:table-cell table:formula="of:=[$List_of_3D_Models.B29]" office:value-type="float" office:value="1" calcext:value-type="float">
            <text:p>1</text:p>
          </table:table-cell>
          <table:table-cell table:formula="of:=[$List_of_3D_Models.C29]" office:value-type="float" office:value="0" calcext:value-type="float">
            <text:p>0</text:p>
          </table:table-cell>
          <table:table-cell table:formula="of:=[$List_of_3D_Models.D29]" office:value-type="float" office:value="1.51" calcext:value-type="float">
            <text:p>1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1" calcext:value-type="float">
            <text:p>1</text:p>
          </table:table-cell>
          <table:table-cell table:formula="of:=[.C9]*[.F9]" office:value-type="float" office:value="0" calcext:value-type="float">
            <text:p>0</text:p>
          </table:table-cell>
          <table:table-cell table:formula="of:=[.D9]*[.F9]" office:value-type="float" office:value="1.51" calcext:value-type="float">
            <text:p>1.51</text:p>
          </table:table-cell>
          <table:table-cell table:number-columns-repeated="4"/>
        </table:table-row>
        <table:table-row table:style-name="ro3">
          <table:table-cell table:formula="of:=[$List_of_3D_Models.A30]" office:value-type="string" office:string-value="BN_Mirror_mount_top_ocular" calcext:value-type="string">
            <text:p>BN_Mirror_mount_top_ocular</text:p>
          </table:table-cell>
          <table:table-cell table:formula="of:=[$List_of_3D_Models.B30]" office:value-type="float" office:value="1" calcext:value-type="float">
            <text:p>1</text:p>
          </table:table-cell>
          <table:table-cell table:formula="of:=[$List_of_3D_Models.C30]" office:value-type="float" office:value="31" calcext:value-type="float">
            <text:p>31</text:p>
          </table:table-cell>
          <table:table-cell table:formula="of:=[$List_of_3D_Models.D30]" office:value-type="float" office:value="2.84" calcext:value-type="float">
            <text:p>2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1" calcext:value-type="float">
            <text:p>1</text:p>
          </table:table-cell>
          <table:table-cell table:formula="of:=[.C10]*[.F10]" office:value-type="float" office:value="31" calcext:value-type="float">
            <text:p>31</text:p>
          </table:table-cell>
          <table:table-cell table:formula="of:=[.D10]*[.F10]" office:value-type="float" office:value="2.84" calcext:value-type="float">
            <text:p>2.84</text:p>
          </table:table-cell>
          <table:table-cell table:number-columns-repeated="4"/>
        </table:table-row>
        <table:table-row table:style-name="ro3">
          <table:table-cell table:formula="of:=[$List_of_3D_Models.A225]" office:value-type="string" office:string-value="TN_Trinoc_CP_tube" calcext:value-type="string">
            <text:p>TN_Trinoc_CP_tube</text:p>
          </table:table-cell>
          <table:table-cell table:formula="of:=[$List_of_3D_Models.B225]" office:value-type="float" office:value="1" calcext:value-type="float">
            <text:p>1</text:p>
          </table:table-cell>
          <table:table-cell table:formula="of:=[$List_of_3D_Models.C225]" office:value-type="float" office:value="37" calcext:value-type="float">
            <text:p>37</text:p>
          </table:table-cell>
          <table:table-cell table:formula="of:=[$List_of_3D_Models.D225]" office:value-type="float" office:value="4.48" calcext:value-type="float">
            <text:p>4.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1" calcext:value-type="float">
            <text:p>1</text:p>
          </table:table-cell>
          <table:table-cell table:formula="of:=[.C11]*[.F11]" office:value-type="float" office:value="37" calcext:value-type="float">
            <text:p>37</text:p>
          </table:table-cell>
          <table:table-cell table:formula="of:=[.D11]*[.F11]" office:value-type="float" office:value="4.48" calcext:value-type="float">
            <text:p>4.48</text:p>
          </table:table-cell>
          <table:table-cell table:number-columns-repeated="4"/>
        </table:table-row>
        <table:table-row table:style-name="ro3">
          <table:table-cell table:formula="of:=[$List_of_3D_Models.A61]" office:value-type="string" office:string-value="DI_Epi_pol" calcext:value-type="string">
            <text:p>DI_Epi_pol</text:p>
          </table:table-cell>
          <table:table-cell table:formula="of:=[$List_of_3D_Models.B61]" office:value-type="float" office:value="0" calcext:value-type="float">
            <text:p>0</text:p>
          </table:table-cell>
          <table:table-cell table:formula="of:=[$List_of_3D_Models.C61]" office:value-type="float" office:value="58" calcext:value-type="float">
            <text:p>58</text:p>
          </table:table-cell>
          <table:table-cell table:formula="of:=[$List_of_3D_Models.D61]" office:value-type="float" office:value="2.02" calcext:value-type="float">
            <text:p>2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58" calcext:value-type="float">
            <text:p>58</text:p>
          </table:table-cell>
          <table:table-cell table:formula="of:=[.D12]*[.F12]" office:value-type="float" office:value="2.02" calcext:value-type="float">
            <text:p>2.02</text:p>
          </table:table-cell>
          <table:table-cell table:number-columns-repeated="4"/>
        </table:table-row>
        <table:table-row table:style-name="ro3">
          <table:table-cell table:formula="of:=[$List_of_3D_Models.A109]" office:value-type="string" office:string-value="DI_Pol_middle" calcext:value-type="string">
            <text:p>DI_Pol_middle</text:p>
          </table:table-cell>
          <table:table-cell table:formula="of:=[$List_of_3D_Models.B109]" office:value-type="float" office:value="0" calcext:value-type="float">
            <text:p>0</text:p>
          </table:table-cell>
          <table:table-cell table:formula="of:=[$List_of_3D_Models.C109]" office:value-type="float" office:value="5" calcext:value-type="float">
            <text:p>5</text:p>
          </table:table-cell>
          <table:table-cell table:formula="of:=[$List_of_3D_Models.D109]" office:value-type="float" office:value="0.16" calcext:value-type="float">
            <text:p>0.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0" calcext:value-type="float">
            <text:p>0</text:p>
          </table:table-cell>
          <table:table-cell table:formula="of:=[.C13]*[.F13]" office:value-type="float" office:value="5" calcext:value-type="float">
            <text:p>5</text:p>
          </table:table-cell>
          <table:table-cell table:formula="of:=[.D13]*[.F13]" office:value-type="float" office:value="0.16" calcext:value-type="float">
            <text:p>0.16</text:p>
          </table:table-cell>
          <table:table-cell table:number-columns-repeated="4"/>
        </table:table-row>
        <table:table-row table:style-name="ro3">
          <table:table-cell table:formula="of:=[$List_of_3D_Models.A110]" office:value-type="string" office:string-value="DI_Pol_Receptacle" calcext:value-type="string">
            <text:p>DI_Pol_Receptacle</text:p>
          </table:table-cell>
          <table:table-cell table:formula="of:=[$List_of_3D_Models.B110]" office:value-type="float" office:value="0" calcext:value-type="float">
            <text:p>0</text:p>
          </table:table-cell>
          <table:table-cell table:formula="of:=[$List_of_3D_Models.C110]" office:value-type="float" office:value="46" calcext:value-type="float">
            <text:p>46</text:p>
          </table:table-cell>
          <table:table-cell table:formula="of:=[$List_of_3D_Models.D110]" office:value-type="float" office:value="1.28" calcext:value-type="float">
            <text:p>1.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46" calcext:value-type="float">
            <text:p>46</text:p>
          </table:table-cell>
          <table:table-cell table:formula="of:=[.D14]*[.F14]" office:value-type="float" office:value="1.28" calcext:value-type="float">
            <text:p>1.28</text:p>
          </table:table-cell>
          <table:table-cell table:number-columns-repeated="4"/>
        </table:table-row>
        <table:table-row table:style-name="ro3">
          <table:table-cell table:formula="of:=[$List_of_3D_Models.A112]" office:value-type="string" office:string-value="DI_Pol_top_bottom" calcext:value-type="string">
            <text:p>DI_Pol_top_bottom</text:p>
          </table:table-cell>
          <table:table-cell table:formula="of:=[$List_of_3D_Models.B112]" office:value-type="float" office:value="0" calcext:value-type="float">
            <text:p>0</text:p>
          </table:table-cell>
          <table:table-cell table:formula="of:=[$List_of_3D_Models.C112]" office:value-type="float" office:value="7" calcext:value-type="float">
            <text:p>7</text:p>
          </table:table-cell>
          <table:table-cell table:formula="of:=[$List_of_3D_Models.D112]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14" calcext:value-type="float">
            <text:p>14</text:p>
          </table:table-cell>
          <table:table-cell table:formula="of:=[.D15]*[.F15]" office:value-type="float" office:value="0.5" calcext:value-type="float">
            <text:p>0.5</text:p>
          </table:table-cell>
          <table:table-cell table:number-columns-repeated="4"/>
        </table:table-row>
        <table:table-row table:style-name="ro3">
          <table:table-cell table:formula="of:=[$List_of_3D_Models.A137]" office:value-type="string" office:string-value="FB_Filter_slider" calcext:value-type="string">
            <text:p>FB_Filter_slider</text:p>
          </table:table-cell>
          <table:table-cell table:formula="of:=[$List_of_3D_Models.B137]" office:value-type="float" office:value="0" calcext:value-type="float">
            <text:p>0</text:p>
          </table:table-cell>
          <table:table-cell table:formula="of:=[$List_of_3D_Models.C137]" office:value-type="float" office:value="19" calcext:value-type="float">
            <text:p>19</text:p>
          </table:table-cell>
          <table:table-cell table:formula="of:=[$List_of_3D_Models.D137]" office:value-type="float" office:value="0.56" calcext:value-type="float">
            <text:p>0.5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6]*[.F16]" office:value-type="float" office:value="0" calcext:value-type="float">
            <text:p>0</text:p>
          </table:table-cell>
          <table:table-cell table:formula="of:=[.C16]*[.F16]" office:value-type="float" office:value="57" calcext:value-type="float">
            <text:p>57</text:p>
          </table:table-cell>
          <table:table-cell table:formula="of:=[.D16]*[.F16]" office:value-type="float" office:value="1.68" calcext:value-type="float">
            <text:p>1.68</text:p>
          </table:table-cell>
          <table:table-cell table:number-columns-repeated="4"/>
        </table:table-row>
        <table:table-row table:style-name="ro3">
          <table:table-cell table:formula="of:=[$List_of_3D_Models.A134]" office:value-type="string" office:string-value="FB_Filter_collar" calcext:value-type="string">
            <text:p>FB_Filter_collar</text:p>
          </table:table-cell>
          <table:table-cell table:formula="of:=[$List_of_3D_Models.B134]" office:value-type="float" office:value="0" calcext:value-type="float">
            <text:p>0</text:p>
          </table:table-cell>
          <table:table-cell table:formula="of:=[$List_of_3D_Models.C134]" office:value-type="float" office:value="1" calcext:value-type="float">
            <text:p>1</text:p>
          </table:table-cell>
          <table:table-cell table:formula="of:=[$List_of_3D_Models.D134]" office:value-type="float" office:value="0.03" calcext:value-type="float">
            <text:p>0.0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17]*[.F17]" office:value-type="float" office:value="0" calcext:value-type="float">
            <text:p>0</text:p>
          </table:table-cell>
          <table:table-cell table:formula="of:=[.C17]*[.F17]" office:value-type="float" office:value="4" calcext:value-type="float">
            <text:p>4</text:p>
          </table:table-cell>
          <table:table-cell table:formula="of:=[.D17]*[.F17]" office:value-type="float" office:value="0.12" calcext:value-type="float">
            <text:p>0.12</text:p>
          </table:table-cell>
          <table:table-cell table:number-columns-repeated="4"/>
        </table:table-row>
        <table:table-row table:style-name="ro3">
          <table:table-cell table:formula="of:=[$List_of_3D_Models.A227]" office:value-type="string" office:string-value="TN_Ocular_spacer_ring_1p44" calcext:value-type="string">
            <text:p>TN_Ocular_spacer_ring_1p44</text:p>
          </table:table-cell>
          <table:table-cell table:formula="of:=[$List_of_3D_Models.B227]" office:value-type="float" office:value="0" calcext:value-type="float">
            <text:p>0</text:p>
          </table:table-cell>
          <table:table-cell table:formula="of:=[$List_of_3D_Models.C227]" office:value-type="float" office:value="7" calcext:value-type="float">
            <text:p>7</text:p>
          </table:table-cell>
          <table:table-cell table:formula="of:=[$List_of_3D_Models.D227]" office:value-type="float" office:value="0.28" calcext:value-type="float">
            <text:p>0.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7" calcext:value-type="float">
            <text:p>7</text:p>
          </table:table-cell>
          <table:table-cell table:formula="of:=[.D18]*[.F18]" office:value-type="float" office:value="0.28" calcext:value-type="float">
            <text:p>0.28</text:p>
          </table:table-cell>
          <table:table-cell table:number-columns-repeated="4"/>
        </table:table-row>
        <table:table-row table:style-name="ro3">
          <table:table-cell table:formula="of:=[$List_of_3D_Models.A34]" office:value-type="string" office:string-value="BN_Outlet_lower_spacer" calcext:value-type="string">
            <text:p>BN_Outlet_lower_spacer</text:p>
          </table:table-cell>
          <table:table-cell table:formula="of:=[$List_of_3D_Models.B34]" office:value-type="float" office:value="0" calcext:value-type="float">
            <text:p>0</text:p>
          </table:table-cell>
          <table:table-cell table:formula="of:=[$List_of_3D_Models.C34]" office:value-type="float" office:value="0" calcext:value-type="float">
            <text:p>0</text:p>
          </table:table-cell>
          <table:table-cell table:formula="of:=[$List_of_3D_Models.D34]"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9]*[.F19]" office:value-type="float" office:value="0" calcext:value-type="float">
            <text:p>0</text:p>
          </table:table-cell>
          <table:table-cell table:formula="of:=[.C19]*[.F19]" office:value-type="float" office:value="0" calcext:value-type="float">
            <text:p>0</text:p>
          </table:table-cell>
          <table:table-cell table:formula="of:=[.D19]*[.F19]" office:value-type="float" office:value="0.02" calcext:value-type="float">
            <text:p>0.02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7])*[$Filament_Density.A8]" office:value-type="float" office:value="54.93856225971" calcext:value-type="float">
            <text:p>54.93856225971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 table:number-rows-repeated="4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28]" office:value-type="string" office:string-value="M3_Allen_Bolt_Socket_Cap_DIN912_12mm_long" calcext:value-type="string">
            <text:p>M3_Allen_Bolt_Socket_Cap_DIN912_12mm_long</text:p>
          </table:table-cell>
          <table:table-cell/>
          <table:table-cell table:formula="of:=[$Non_Printed_Parts.C28]" office:value-type="float" office:value="0.9333" calcext:value-type="float">
            <text:p>0.9333</text:p>
          </table:table-cell>
          <table:table-cell office:value-type="string" calcext:value-type="string">
            <text:p>For mirror adjus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31]*[.F31]" office:value-type="float" office:value="1.8666" calcext:value-type="float">
            <text:p>1.8666</text:p>
          </table:table-cell>
          <table:table-cell table:number-columns-repeated="4"/>
        </table:table-row>
        <table:table-row table:style-name="ro3">
          <table:table-cell table:formula="of:=[$Non_Printed_Parts.A35]" office:value-type="string" office:string-value="M3_Grub_Screw_Cup_point_Hex_socket_DIN916_5mm_long" calcext:value-type="string">
            <text:p>M3_Grub_Screw_Cup_point_Hex_socket_DIN916_5mm_long</text:p>
          </table:table-cell>
          <table:table-cell/>
          <table:table-cell table:formula="of:=[$Non_Printed_Parts.C35]" office:value-type="float" office:value="0.15" calcext:value-type="float">
            <text:p>0.15</text:p>
          </table:table-cell>
          <table:table-cell office:value-type="string" calcext:value-type="string">
            <text:p>For mirror adjus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32]*[.F32]" office:value-type="float" office:value="0.15" calcext:value-type="float">
            <text:p>0.15</text:p>
          </table:table-cell>
          <table:table-cell table:number-columns-repeated="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3]*[.F33]" office:value-type="float" office:value="2.4" calcext:value-type="float">
            <text:p>2.4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C34]*[.F34]" office:value-type="float" office:value="1.8" calcext:value-type="float">
            <text:p>1.8</text:p>
          </table:table-cell>
          <table:table-cell table:number-columns-repeated="4"/>
        </table:table-row>
        <table:table-row table:style-name="ro3">
          <table:table-cell table:formula="of:=[$Non_Printed_Parts.A22]" office:value-type="string" office:string-value="M2_Allen_Bolt_Socket_Cap_DIN912_12mm_long" calcext:value-type="string">
            <text:p>M2_Allen_Bolt_Socket_Cap_DIN912_12mm_long</text:p>
          </table:table-cell>
          <table:table-cell/>
          <table:table-cell table:formula="of:=[$Non_Printed_Parts.C22]" office:value-type="float" office:value="0.35" calcext:value-type="float">
            <text:p>0.35</text:p>
          </table:table-cell>
          <table:table-cell office:value-type="string" calcext:value-type="string">
            <text:p>For polariser case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5]*[.F35]" office:value-type="float" office:value="1.4" calcext:value-type="float">
            <text:p>1.4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80]" office:value-type="string" office:string-value="Mirror_25mm_round_first_surface_full_Molybdenum_3mm_thick" calcext:value-type="string">
            <text:p>Mirror_25mm_round_first_surface_full_Molybdenum_3mm_thick</text:p>
          </table:table-cell>
          <table:table-cell/>
          <table:table-cell table:formula="of:=[$Non_Printed_Parts.C180]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7]*[.F37]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table:formula="of:=[$Non_Printed_Parts.A184]" office:value-type="string" office:string-value="Polarising film for polariser 0.7 mm thick (no adhesive, protective film on both sides)" calcext:value-type="string">
            <text:p>Polarising film for polariser 0.7 mm thick (no adhesive, protective film on both sides)</text:p>
          </table:table-cell>
          <table:table-cell/>
          <table:table-cell table:formula="of:=[$Non_Printed_Parts.C18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8]*[.F38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Non_Printed_Parts.A185]" office:value-type="string" office:string-value="Polarising film for analyser 0.13 mm thick (no adhesive, protective film on both sides)" calcext:value-type="string">
            <text:p>Polarising film for analyser 0.13 mm thick (no adhesive, protective film on both sides)</text:p>
          </table:table-cell>
          <table:table-cell/>
          <table:table-cell table:formula="of:=[$Non_Printed_Parts.C185]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9]*[.F39]" office:value-type="float" office:value="0.5" calcext:value-type="float">
            <text:p>0.5</text:p>
          </table:table-cell>
          <table:table-cell table:number-columns-repeated="4"/>
        </table:table-row>
        <table:table-row table:style-name="ro3" table:number-rows-repeated="7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Trinocular_port</text:p>
          </table:table-cell>
          <table:table-cell table:style-name="ce142" table:number-columns-repeated="2"/>
          <table:table-cell table:style-name="ce142" table:formula="of:=SUM([.J6:.J17])" office:value-type="float" office:value="18.42" calcext:value-type="float">
            <text:p>18.42</text:p>
          </table:table-cell>
          <table:table-cell table:style-name="ce142"/>
          <table:table-cell table:style-name="ce142" table:formula="of:=[.J23]" office:value-type="float" office:value="54.93856225971" calcext:value-type="float">
            <text:p>54.93856225971</text:p>
          </table:table-cell>
          <table:table-cell table:style-name="ce142" table:formula="of:=SUM([.H6:.H25])+INT(SUM([.I6:.I25])/60)" office:value-type="float" office:value="8" calcext:value-type="float">
            <text:p>8</text:p>
          </table:table-cell>
          <table:table-cell table:style-name="ce142" table:formula="of:=MOD(SUM([.I6:.I27]);60)" office:value-type="float" office:value="59" calcext:value-type="float">
            <text:p>59</text:p>
          </table:table-cell>
          <table:table-cell table:style-name="ce142" table:formula="of:=[.G48]+SUM([.J32:.J45])" office:value-type="float" office:value="77.18856225971" calcext:value-type="float">
            <text:p>77.18856225971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AR_Projector" table:style-name="ta1">
        <table:table-column table:style-name="co3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augmented reality projector.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5]" office:value-type="string" office:string-value="AR_Cc_locknut" calcext:value-type="string">
            <text:p>AR_Cc_locknut</text:p>
          </table:table-cell>
          <table:table-cell table:formula="of:=[$List_of_3D_Models.B5]" office:value-type="float" office:value="0" calcext:value-type="float">
            <text:p>0</text:p>
          </table:table-cell>
          <table:table-cell table:formula="of:=[$List_of_3D_Models.C5]" office:value-type="float" office:value="12" calcext:value-type="float">
            <text:p>12</text:p>
          </table:table-cell>
          <table:table-cell table:formula="of:=[$List_of_3D_Models.D5]" office:value-type="float" office:value="0.35" calcext:value-type="float">
            <text:p>0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12" calcext:value-type="float">
            <text:p>12</text:p>
          </table:table-cell>
          <table:table-cell table:formula="of:=[.D6]*[.F6]" office:value-type="float" office:value="0.35" calcext:value-type="float">
            <text:p>0.35</text:p>
          </table:table-cell>
          <table:table-cell table:number-columns-repeated="4"/>
        </table:table-row>
        <table:table-row table:style-name="ro3">
          <table:table-cell table:formula="of:=[$List_of_3D_Models.A6]" office:value-type="string" office:string-value="AR_Cc_mount_drawtube" calcext:value-type="string">
            <text:p>AR_Cc_mount_drawtube</text:p>
          </table:table-cell>
          <table:table-cell table:formula="of:=[$List_of_3D_Models.B6]" office:value-type="float" office:value="1" calcext:value-type="float">
            <text:p>1</text:p>
          </table:table-cell>
          <table:table-cell table:formula="of:=[$List_of_3D_Models.C6]" office:value-type="float" office:value="49" calcext:value-type="float">
            <text:p>49</text:p>
          </table:table-cell>
          <table:table-cell table:formula="of:=[$List_of_3D_Models.D6]" office:value-type="float" office:value="6.3" calcext:value-type="float">
            <text:p>6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1" calcext:value-type="float">
            <text:p>1</text:p>
          </table:table-cell>
          <table:table-cell table:formula="of:=[.C7]*[.F7]" office:value-type="float" office:value="49" calcext:value-type="float">
            <text:p>49</text:p>
          </table:table-cell>
          <table:table-cell table:formula="of:=[.D7]*[.F7]" office:value-type="float" office:value="6.3" calcext:value-type="float">
            <text:p>6.3</text:p>
          </table:table-cell>
          <table:table-cell table:number-columns-repeated="4"/>
        </table:table-row>
        <table:table-row table:style-name="ro3">
          <table:table-cell table:formula="of:=[$List_of_3D_Models.A7]" office:value-type="string" office:string-value="AR_Cc_Retainer" calcext:value-type="string">
            <text:p>AR_Cc_Retainer</text:p>
          </table:table-cell>
          <table:table-cell table:formula="of:=[$List_of_3D_Models.B7]" office:value-type="float" office:value="0" calcext:value-type="float">
            <text:p>0</text:p>
          </table:table-cell>
          <table:table-cell table:formula="of:=[$List_of_3D_Models.C7]" office:value-type="float" office:value="7" calcext:value-type="float">
            <text:p>7</text:p>
          </table:table-cell>
          <table:table-cell table:formula="of:=[$List_of_3D_Models.D7]" office:value-type="float" office:value="0.28" calcext:value-type="float">
            <text:p>0.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7" calcext:value-type="float">
            <text:p>7</text:p>
          </table:table-cell>
          <table:table-cell table:formula="of:=[.D8]*[.F8]" office:value-type="float" office:value="0.28" calcext:value-type="float">
            <text:p>0.28</text:p>
          </table:table-cell>
          <table:table-cell table:number-columns-repeated="4"/>
        </table:table-row>
        <table:table-row table:style-name="ro3">
          <table:table-cell table:formula="of:=[$List_of_3D_Models.A8]" office:value-type="string" office:string-value="AR_Cx_Cc_connector" calcext:value-type="string">
            <text:p>AR_Cx_Cc_connector</text:p>
          </table:table-cell>
          <table:table-cell table:formula="of:=[$List_of_3D_Models.B8]" office:value-type="float" office:value="0" calcext:value-type="float">
            <text:p>0</text:p>
          </table:table-cell>
          <table:table-cell table:formula="of:=[$List_of_3D_Models.C8]" office:value-type="float" office:value="28" calcext:value-type="float">
            <text:p>28</text:p>
          </table:table-cell>
          <table:table-cell table:formula="of:=[$List_of_3D_Models.D8]" office:value-type="float" office:value="1.16" calcext:value-type="float">
            <text:p>1.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28" calcext:value-type="float">
            <text:p>28</text:p>
          </table:table-cell>
          <table:table-cell table:formula="of:=[.D9]*[.F9]" office:value-type="float" office:value="1.16" calcext:value-type="float">
            <text:p>1.16</text:p>
          </table:table-cell>
          <table:table-cell table:number-columns-repeated="4"/>
        </table:table-row>
        <table:table-row table:style-name="ro3">
          <table:table-cell table:formula="of:=[$List_of_3D_Models.A9]" office:value-type="string" office:string-value="AR_Cx_Collar" calcext:value-type="string">
            <text:p>AR_Cx_Collar</text:p>
          </table:table-cell>
          <table:table-cell table:formula="of:=[$List_of_3D_Models.B9]" office:value-type="float" office:value="0" calcext:value-type="float">
            <text:p>0</text:p>
          </table:table-cell>
          <table:table-cell table:formula="of:=[$List_of_3D_Models.C9]" office:value-type="float" office:value="11" calcext:value-type="float">
            <text:p>11</text:p>
          </table:table-cell>
          <table:table-cell table:formula="of:=[$List_of_3D_Models.D9]" office:value-type="float" office:value="0.36" calcext:value-type="float">
            <text:p>0.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11" calcext:value-type="float">
            <text:p>11</text:p>
          </table:table-cell>
          <table:table-cell table:formula="of:=[.D10]*[.F10]" office:value-type="float" office:value="0.36" calcext:value-type="float">
            <text:p>0.36</text:p>
          </table:table-cell>
          <table:table-cell table:number-columns-repeated="4"/>
        </table:table-row>
        <table:table-row table:style-name="ro3">
          <table:table-cell table:formula="of:=[$List_of_3D_Models.A10]" office:value-type="string" office:string-value="AR_Cx_Lens_holder" calcext:value-type="string">
            <text:p>AR_Cx_Lens_holder</text:p>
          </table:table-cell>
          <table:table-cell table:formula="of:=[$List_of_3D_Models.B10]" office:value-type="float" office:value="0" calcext:value-type="float">
            <text:p>0</text:p>
          </table:table-cell>
          <table:table-cell table:formula="of:=[$List_of_3D_Models.C10]" office:value-type="float" office:value="32" calcext:value-type="float">
            <text:p>32</text:p>
          </table:table-cell>
          <table:table-cell table:formula="of:=[$List_of_3D_Models.D10]" office:value-type="float" office:value="1.97" calcext:value-type="float">
            <text:p>1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0" calcext:value-type="float">
            <text:p>0</text:p>
          </table:table-cell>
          <table:table-cell table:formula="of:=[.C11]*[.F11]" office:value-type="float" office:value="32" calcext:value-type="float">
            <text:p>32</text:p>
          </table:table-cell>
          <table:table-cell table:formula="of:=[.D11]*[.F11]" office:value-type="float" office:value="1.97" calcext:value-type="float">
            <text:p>1.97</text:p>
          </table:table-cell>
          <table:table-cell table:number-columns-repeated="4"/>
        </table:table-row>
        <table:table-row table:style-name="ro3">
          <table:table-cell table:formula="of:=[$List_of_3D_Models.A42]" office:value-type="string" office:string-value="DI_Cnd_Adj_thumbwheel" calcext:value-type="string">
            <text:p>DI_Cnd_Adj_thumbwheel</text:p>
          </table:table-cell>
          <table:table-cell table:formula="of:=[$List_of_3D_Models.B42]" office:value-type="float" office:value="0" calcext:value-type="float">
            <text:p>0</text:p>
          </table:table-cell>
          <table:table-cell table:formula="of:=[$List_of_3D_Models.C42]" office:value-type="float" office:value="8" calcext:value-type="float">
            <text:p>8</text:p>
          </table:table-cell>
          <table:table-cell table:formula="of:=[$List_of_3D_Models.D42]" office:value-type="float" office:value="0.26" calcext:value-type="float">
            <text:p>0.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8" calcext:value-type="float">
            <text:p>8</text:p>
          </table:table-cell>
          <table:table-cell table:formula="of:=[.D12]*[.F12]" office:value-type="float" office:value="0.26" calcext:value-type="float">
            <text:p>0.26</text:p>
          </table:table-cell>
          <table:table-cell table:number-columns-repeated="4"/>
        </table:table-row>
        <table:table-row table:style-name="ro3">
          <table:table-cell table:formula="of:=[$List_of_3D_Models.A18]" office:value-type="string" office:string-value="AR_Slide_mount" calcext:value-type="string">
            <text:p>AR_Slide_mount</text:p>
          </table:table-cell>
          <table:table-cell table:formula="of:=[$List_of_3D_Models.B18]" office:value-type="float" office:value="0" calcext:value-type="float">
            <text:p>0</text:p>
          </table:table-cell>
          <table:table-cell table:formula="of:=[$List_of_3D_Models.C18]" office:value-type="float" office:value="59" calcext:value-type="float">
            <text:p>59</text:p>
          </table:table-cell>
          <table:table-cell table:formula="of:=[$List_of_3D_Models.D18]" office:value-type="float" office:value="1.91" calcext:value-type="float">
            <text:p>1.9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0" calcext:value-type="float">
            <text:p>0</text:p>
          </table:table-cell>
          <table:table-cell table:formula="of:=[.C13]*[.F13]" office:value-type="float" office:value="59" calcext:value-type="float">
            <text:p>59</text:p>
          </table:table-cell>
          <table:table-cell table:formula="of:=[.D13]*[.F13]" office:value-type="float" office:value="1.91" calcext:value-type="float">
            <text:p>1.91</text:p>
          </table:table-cell>
          <table:table-cell/>
          <table:table-cell office:value-type="string" calcext:value-type="string">
            <text:p>Only needed if you intend to to the AR Projector as a primary objective lens for a microscope slide.</text:p>
          </table:table-cell>
          <table:table-cell table:number-columns-repeated="2"/>
        </table:table-row>
        <table:table-row table:style-name="ro3">
          <table:table-cell table:formula="of:=[$List_of_3D_Models.A14]" office:value-type="string" office:string-value="AR_TFT_DrawTube_F" calcext:value-type="string">
            <text:p>AR_TFT_DrawTube_F</text:p>
          </table:table-cell>
          <table:table-cell table:formula="of:=[$List_of_3D_Models.B14]" office:value-type="float" office:value="2" calcext:value-type="float">
            <text:p>2</text:p>
          </table:table-cell>
          <table:table-cell table:formula="of:=[$List_of_3D_Models.C14]" office:value-type="float" office:value="59" calcext:value-type="float">
            <text:p>59</text:p>
          </table:table-cell>
          <table:table-cell table:formula="of:=[$List_of_3D_Models.D14]" office:value-type="float" office:value="5.33" calcext:value-type="float">
            <text:p>5.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2" calcext:value-type="float">
            <text:p>2</text:p>
          </table:table-cell>
          <table:table-cell table:formula="of:=[.C14]*[.F14]" office:value-type="float" office:value="59" calcext:value-type="float">
            <text:p>59</text:p>
          </table:table-cell>
          <table:table-cell table:formula="of:=[.D14]*[.F14]" office:value-type="float" office:value="5.33" calcext:value-type="float">
            <text:p>5.33</text:p>
          </table:table-cell>
          <table:table-cell table:number-columns-repeated="4"/>
        </table:table-row>
        <table:table-row table:style-name="ro3">
          <table:table-cell table:formula="of:=[$List_of_3D_Models.A16]" office:value-type="string" office:string-value="AR_TFT_LightShield" calcext:value-type="string">
            <text:p>AR_TFT_LightShield</text:p>
          </table:table-cell>
          <table:table-cell table:formula="of:=[$List_of_3D_Models.B16]" office:value-type="float" office:value="0" calcext:value-type="float">
            <text:p>0</text:p>
          </table:table-cell>
          <table:table-cell table:formula="of:=[$List_of_3D_Models.C16]" office:value-type="float" office:value="43" calcext:value-type="float">
            <text:p>43</text:p>
          </table:table-cell>
          <table:table-cell table:formula="of:=[$List_of_3D_Models.D16]" office:value-type="float" office:value="1.49" calcext:value-type="float">
            <text:p>1.4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43" calcext:value-type="float">
            <text:p>43</text:p>
          </table:table-cell>
          <table:table-cell table:formula="of:=[.D15]*[.F15]" office:value-type="float" office:value="1.49" calcext:value-type="float">
            <text:p>1.49</text:p>
          </table:table-cell>
          <table:table-cell table:number-columns-repeated="4"/>
        </table:table-row>
        <table:table-row table:style-name="ro3">
          <table:table-cell table:formula="of:=[$List_of_3D_Models.A17]" office:value-type="string" office:string-value="AR_TFT_Mount" calcext:value-type="string">
            <text:p>AR_TFT_Mount</text:p>
          </table:table-cell>
          <table:table-cell table:formula="of:=[$List_of_3D_Models.B17]" office:value-type="float" office:value="1" calcext:value-type="float">
            <text:p>1</text:p>
          </table:table-cell>
          <table:table-cell table:formula="of:=[$List_of_3D_Models.C17]" office:value-type="float" office:value="1" calcext:value-type="float">
            <text:p>1</text:p>
          </table:table-cell>
          <table:table-cell table:formula="of:=[$List_of_3D_Models.D17]"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6]*[.F16]" office:value-type="float" office:value="1" calcext:value-type="float">
            <text:p>1</text:p>
          </table:table-cell>
          <table:table-cell table:formula="of:=[.C16]*[.F16]" office:value-type="float" office:value="1" calcext:value-type="float">
            <text:p>1</text:p>
          </table:table-cell>
          <table:table-cell table:formula="of:=[.D16]*[.F16]" office:value-type="float" office:value="2.3" calcext:value-type="float">
            <text:p>2.3</text:p>
          </table:table-cell>
          <table:table-cell table:number-columns-repeated="4"/>
        </table:table-row>
        <table:table-row table:style-name="ro3">
          <table:table-cell table:formula="of:=[$List_of_3D_Models.A15]" office:value-type="string" office:string-value="AR_TFT_Drawtube_sheath" calcext:value-type="string">
            <text:p>AR_TFT_Drawtube_sheath</text:p>
          </table:table-cell>
          <table:table-cell table:formula="of:=[$List_of_3D_Models.B15]" office:value-type="float" office:value="0" calcext:value-type="float">
            <text:p>0</text:p>
          </table:table-cell>
          <table:table-cell table:formula="of:=[$List_of_3D_Models.C15]" office:value-type="float" office:value="18" calcext:value-type="float">
            <text:p>18</text:p>
          </table:table-cell>
          <table:table-cell table:formula="of:=[$List_of_3D_Models.D15]"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7]*[.F17]" office:value-type="float" office:value="0" calcext:value-type="float">
            <text:p>0</text:p>
          </table:table-cell>
          <table:table-cell table:formula="of:=[.C17]*[.F17]" office:value-type="float" office:value="18" calcext:value-type="float">
            <text:p>18</text:p>
          </table:table-cell>
          <table:table-cell table:formula="of:=[.D17]*[.F17]" office:value-type="float" office:value="0.87" calcext:value-type="float">
            <text:p>0.87</text:p>
          </table:table-cell>
          <table:table-cell table:number-columns-repeated="4"/>
        </table:table-row>
        <table:table-row table:style-name="ro3">
          <table:table-cell table:formula="of:=[$List_of_3D_Models.A12]" office:value-type="string" office:string-value="AR_Light_block_filter" calcext:value-type="string">
            <text:p>AR_Light_block_filter</text:p>
          </table:table-cell>
          <table:table-cell table:formula="of:=[$List_of_3D_Models.B12]" office:value-type="float" office:value="0" calcext:value-type="float">
            <text:p>0</text:p>
          </table:table-cell>
          <table:table-cell table:formula="of:=[$List_of_3D_Models.C12]" office:value-type="float" office:value="1" calcext:value-type="float">
            <text:p>1</text:p>
          </table:table-cell>
          <table:table-cell table:formula="of:=[$List_of_3D_Models.D12]"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1" calcext:value-type="float">
            <text:p>1</text:p>
          </table:table-cell>
          <table:table-cell table:formula="of:=[.D18]*[.F18]" office:value-type="float" office:value="0.06" calcext:value-type="float">
            <text:p>0.06</text:p>
          </table:table-cell>
          <table:table-cell/>
          <table:table-cell office:value-type="string" calcext:value-type="string">
            <text:p>Only needed if you intend to to the AR Projector as a primary objective lens</text:p>
          </table:table-cell>
          <table:table-cell table:number-columns-repeated="2"/>
        </table:table-row>
        <table:table-row table:style-name="ro3">
          <table:table-cell table:formula="of:=[$List_of_3D_Models.A62]" office:value-type="string" office:string-value="DI_Ferrule_46_c_adhesin" calcext:value-type="string">
            <text:p>DI_Ferrule_46_c_adhesin</text:p>
          </table:table-cell>
          <table:table-cell table:formula="of:=[$List_of_3D_Models.B62]" office:value-type="float" office:value="1" calcext:value-type="float">
            <text:p>1</text:p>
          </table:table-cell>
          <table:table-cell table:formula="of:=[$List_of_3D_Models.C62]" office:value-type="float" office:value="16" calcext:value-type="float">
            <text:p>16</text:p>
          </table:table-cell>
          <table:table-cell table:formula="of:=[$List_of_3D_Models.D62]" office:value-type="float" office:value="4.08" calcext:value-type="float">
            <text:p>4.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9]*[.F19]" office:value-type="float" office:value="1" calcext:value-type="float">
            <text:p>1</text:p>
          </table:table-cell>
          <table:table-cell table:formula="of:=[.C19]*[.F19]" office:value-type="float" office:value="16" calcext:value-type="float">
            <text:p>16</text:p>
          </table:table-cell>
          <table:table-cell table:formula="of:=[.D19]*[.F19]" office:value-type="float" office:value="4.08" calcext:value-type="float">
            <text:p>4.08</text:p>
          </table:table-cell>
          <table:table-cell table:number-columns-repeated="4"/>
        </table:table-row>
        <table:table-row table:style-name="ro3">
          <table:table-cell table:formula="of:=[$List_of_3D_Models.A11]" office:value-type="string" office:string-value="AR_Clip" calcext:value-type="string">
            <text:p>AR_Clip</text:p>
          </table:table-cell>
          <table:table-cell table:formula="of:=[$List_of_3D_Models.B11]" office:value-type="float" office:value="0" calcext:value-type="float">
            <text:p>0</text:p>
          </table:table-cell>
          <table:table-cell table:formula="of:=[$List_of_3D_Models.C11]" office:value-type="float" office:value="45" calcext:value-type="float">
            <text:p>45</text:p>
          </table:table-cell>
          <table:table-cell table:formula="of:=[$List_of_3D_Models.D11]" office:value-type="float" office:value="1.41" calcext:value-type="float">
            <text:p>1.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0]*[.F20]" office:value-type="float" office:value="0" calcext:value-type="float">
            <text:p>0</text:p>
          </table:table-cell>
          <table:table-cell table:formula="of:=[.C20]*[.F20]" office:value-type="float" office:value="45" calcext:value-type="float">
            <text:p>45</text:p>
          </table:table-cell>
          <table:table-cell table:formula="of:=[.D20]*[.F20]" office:value-type="float" office:value="1.41" calcext:value-type="float">
            <text:p>1.41</text:p>
          </table:table-cell>
          <table:table-cell table:number-columns-repeated="4"/>
        </table:table-row>
        <table:table-row table:style-name="ro3">
          <table:table-cell table:formula="of:=[$List_of_3D_Models.A13]" office:value-type="string" office:string-value="AR_Stay_thumbwheel" calcext:value-type="string">
            <text:p>AR_Stay_thumbwheel</text:p>
          </table:table-cell>
          <table:table-cell table:formula="of:=[$List_of_3D_Models.B13]" office:value-type="float" office:value="0" calcext:value-type="float">
            <text:p>0</text:p>
          </table:table-cell>
          <table:table-cell table:formula="of:=[$List_of_3D_Models.C13]" office:value-type="float" office:value="15" calcext:value-type="float">
            <text:p>15</text:p>
          </table:table-cell>
          <table:table-cell table:formula="of:=[$List_of_3D_Models.D13]" office:value-type="float" office:value="0.56" calcext:value-type="float">
            <text:p>0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1]*[.F21]" office:value-type="float" office:value="0" calcext:value-type="float">
            <text:p>0</text:p>
          </table:table-cell>
          <table:table-cell table:formula="of:=[.C21]*[.F21]" office:value-type="float" office:value="15" calcext:value-type="float">
            <text:p>15</text:p>
          </table:table-cell>
          <table:table-cell table:formula="of:=[.D21]*[.F21]" office:value-type="float" office:value="0.56" calcext:value-type="float">
            <text:p>0.56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21])*[$Filament_Density.A8]" office:value-type="float" office:value="85.569345886595" calcext:value-type="float">
            <text:p>85.56934588659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 table:number-rows-repeated="4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29]" office:value-type="string" office:string-value="M3_Allen_Bolt_Socket_Cap_DIN912_14mm_long" calcext:value-type="string">
            <text:p>M3_Allen_Bolt_Socket_Cap_DIN912_14mm_long</text:p>
          </table:table-cell>
          <table:table-cell/>
          <table:table-cell table:formula="of:=[$Non_Printed_Parts.C29]" office:value-type="float" office:value="1" calcext:value-type="float">
            <text:p>1</text:p>
          </table:table-cell>
          <table:table-cell office:value-type="string" calcext:value-type="string">
            <text:p>For TFT vertical adjustme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2]*[.F32]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office:value-type="string" calcext:value-type="string">
            <text:p>For AR stabilis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33]*[.F33]" office:value-type="float" office:value="1.5" calcext:value-type="float">
            <text:p>1.5</text:p>
          </table:table-cell>
          <table:table-cell table:number-columns-repeated="4"/>
        </table:table-row>
        <table:table-row table:style-name="ro3">
          <table:table-cell table:formula="of:=[$Non_Printed_Parts.A45]" office:value-type="string" office:string-value="M4_Pozi_Pan_Head_Machine_Screw_DIN7985_14mm_long" calcext:value-type="string">
            <text:p>M4_Pozi_Pan_Head_Machine_Screw_DIN7985_14mm_long</text:p>
          </table:table-cell>
          <table:table-cell/>
          <table:table-cell table:formula="of:=[$Non_Printed_Parts.C45]" office:value-type="float" office:value="1.9" calcext:value-type="float">
            <text:p>1.9</text:p>
          </table:table-cell>
          <table:table-cell office:value-type="string" calcext:value-type="string">
            <text:p>For AR stabilis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34]*[.F34]" office:value-type="float" office:value="1.9" calcext:value-type="float">
            <text:p>1.9</text:p>
          </table:table-cell>
          <table:table-cell table:number-columns-repeated="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office:value-type="string" calcext:value-type="string">
            <text:p>For drawtube grip adjustme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5]*[.F35]" office:value-type="float" office:value="2.4" calcext:value-type="float">
            <text:p>2.4</text:p>
          </table:table-cell>
          <table:table-cell table:number-columns-repeated="4"/>
        </table:table-row>
        <table:table-row table:style-name="ro3">
          <table:table-cell table:formula="of:=[$Non_Printed_Parts.A75]" office:value-type="string" office:string-value="M2_Full_Nut" calcext:value-type="string">
            <text:p>M2_Full_Nut</text:p>
          </table:table-cell>
          <table:table-cell/>
          <table:table-cell table:formula="of:=[$Non_Printed_Parts.C75]" office:value-type="float" office:value="0.11" calcext:value-type="float">
            <text:p>0.11</text:p>
          </table:table-cell>
          <table:table-cell office:value-type="string" calcext:value-type="string">
            <text:p>For TFT Horizontal adjust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6]*[.F36]" office:value-type="float" office:value="0.44" calcext:value-type="float">
            <text:p>0.44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For TFT vertical adjustmen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C37]*[.F37]" office:value-type="float" office:value="1.8" calcext:value-type="float">
            <text:p>1.8</text:p>
          </table:table-cell>
          <table:table-cell table:number-columns-repeated="4"/>
        </table:table-row>
        <table:table-row table:style-name="ro3">
          <table:table-cell table:formula="of:=[$Non_Printed_Parts.A20]" office:value-type="string" office:string-value="M2_Allen_Bolt_Socket_Cap_DIN912_8mm_long" calcext:value-type="string">
            <text:p>M2_Allen_Bolt_Socket_Cap_DIN912_8mm_long</text:p>
          </table:table-cell>
          <table:table-cell/>
          <table:table-cell table:formula="of:=[$Non_Printed_Parts.C20]" office:value-type="float" office:value="0.27" calcext:value-type="float">
            <text:p>0.27</text:p>
          </table:table-cell>
          <table:table-cell office:value-type="string" calcext:value-type="string">
            <text:p>For TFT Horizontal adjust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8]*[.F38]" office:value-type="float" office:value="1.08" calcext:value-type="float">
            <text:p>1.08</text:p>
          </table:table-cell>
          <table:table-cell table:number-columns-repeated="4"/>
        </table:table-row>
        <table:table-row table:style-name="ro3">
          <table:table-cell table:formula="of:=[$Non_Printed_Parts.A83]" office:value-type="string" office:string-value="M2_Washer_Flat_FormA_DIN125" calcext:value-type="string">
            <text:p>M2_Washer_Flat_FormA_DIN125</text:p>
          </table:table-cell>
          <table:table-cell/>
          <table:table-cell table:formula="of:=[$Non_Printed_Parts.C83]" office:value-type="float" office:value="0.03" calcext:value-type="float">
            <text:p>0.03</text:p>
          </table:table-cell>
          <table:table-cell office:value-type="string" calcext:value-type="string">
            <text:p>For TFT Horizontal adjust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9]*[.F39]" office:value-type="float" office:value="0.12" calcext:value-type="float">
            <text:p>0.12</text:p>
          </table:table-cell>
          <table:table-cell table:number-columns-repeated="4"/>
        </table:table-row>
        <table:table-row table:style-name="ro3">
          <table:table-cell table:formula="of:=[$Non_Printed_Parts.A107]" office:value-type="string" office:string-value="JST Cable (various pin numbers)" calcext:value-type="string">
            <text:p>JST Cable (various pin numbers)</text:p>
          </table:table-cell>
          <table:table-cell/>
          <table:table-cell table:formula="of:=[$Non_Printed_Parts.C107]" office:value-type="float" office:value="3.5" calcext:value-type="float">
            <text:p>3.5</text:p>
          </table:table-cell>
          <table:table-cell office:value-type="string" calcext:value-type="string">
            <text:p>7-Pin for TF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40]*[.F40]"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table:formula="of:=[$Non_Printed_Parts.A108]" office:value-type="string" office:string-value="JST Connector PCB mount (variousnumbers)" calcext:value-type="string">
            <text:p>JST Connector PCB mount (variousnumbers)</text:p>
          </table:table-cell>
          <table:table-cell/>
          <table:table-cell table:formula="of:=[$Non_Printed_Parts.C108]" office:value-type="float" office:value="0.5" calcext:value-type="float">
            <text:p>0.5</text:p>
          </table:table-cell>
          <table:table-cell office:value-type="string" calcext:value-type="string">
            <text:p>7-Pin for TF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41]*[.F41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office:value-type="string" calcext:value-type="string">
            <text:p>For AR stabilis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42]*[.F42]" office:value-type="float" office:value="0.26" calcext:value-type="float">
            <text:p>0.26</text:p>
          </table:table-cell>
          <table:table-cell table:number-columns-repeated="4"/>
        </table:table-row>
        <table:table-row table:style-name="ro3">
          <table:table-cell table:formula="of:=[$Non_Printed_Parts.A126]" office:value-type="string" office:string-value="TFT display ST7789" calcext:value-type="string">
            <text:p>TFT display ST7789</text:p>
          </table:table-cell>
          <table:table-cell/>
          <table:table-cell table:formula="of:=[$Non_Printed_Parts.C180]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3]*[.F43]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table:formula="of:=[$Non_Printed_Parts.A187]" office:value-type="string" office:string-value="Negative lens for AR projector:  H-ZF2/H-K10 glass achromatic doublet, diameter = 26.3 mm, f= -55.6 mm" calcext:value-type="string">
            <text:p>Negative lens for AR projector: <text:s/>H-ZF2/H-K10 glass achromatic doublet, diameter = 26.3 mm, f= -55.6 mm</text:p>
          </table:table-cell>
          <table:table-cell/>
          <table:table-cell table:formula="of:=[$Non_Printed_Parts.C187]" office:value-type="float" office:value="9.5" calcext:value-type="float">
            <text:p>9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4]*[.F44]" office:value-type="float" office:value="9.5" calcext:value-type="float">
            <text:p>9.5</text:p>
          </table:table-cell>
          <table:table-cell table:number-columns-repeated="4"/>
        </table:table-row>
        <table:table-row table:style-name="ro3">
          <table:table-cell table:formula="of:=[$Non_Printed_Parts.A188]" office:value-type="string" office:string-value="Positive lens for AR Projector:  Achromatic doublet cemented glass, diameter 17 mm, f= 51.98 mm " calcext:value-type="string">
            <text:p>Positive lens for AR Projector: <text:s/>Achromatic doublet cemented glass, diameter 17 mm, f= 51.98 mm </text:p>
          </table:table-cell>
          <table:table-cell/>
          <table:table-cell table:formula="of:=[$Non_Printed_Parts.C188]" office:value-type="float" office:value="9.5" calcext:value-type="float">
            <text:p>9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5]*[.F45]" office:value-type="float" office:value="9.5" calcext:value-type="float">
            <text:p>9.5</text:p>
          </table:table-cell>
          <table:table-cell table:number-columns-repeated="4"/>
        </table:table-row>
        <table:table-row table:style-name="ro3" table:number-rows-repeated="6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AR_Projector</text:p>
          </table:table-cell>
          <table:table-cell table:style-name="ce142" table:number-columns-repeated="2"/>
          <table:table-cell table:style-name="ce142" table:formula="of:=SUM([.J6:.J20])" office:value-type="float" office:value="28.13" calcext:value-type="float">
            <text:p>28.13</text:p>
          </table:table-cell>
          <table:table-cell table:style-name="ce142"/>
          <table:table-cell table:style-name="ce142" table:formula="of:=[.J24]" office:value-type="float" office:value="85.569345886595" calcext:value-type="float">
            <text:p>85.569345886595</text:p>
          </table:table-cell>
          <table:table-cell table:style-name="ce142" table:formula="of:=SUM([.H6:.H26])+INT(SUM([.I6:.I26])/60)" office:value-type="float" office:value="11" calcext:value-type="float">
            <text:p>11</text:p>
          </table:table-cell>
          <table:table-cell table:style-name="ce142" table:formula="of:=MOD(SUM([.I6:.I28]);60)" office:value-type="float" office:value="44" calcext:value-type="float">
            <text:p>44</text:p>
          </table:table-cell>
          <table:table-cell table:style-name="ce142" table:formula="of:=[.G53]+SUM([.J32:.J47])" office:value-type="float" office:value="140.069345886595" calcext:value-type="float">
            <text:p>140.069345886595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SLM" table:style-name="ta1">
        <table:table-column table:style-name="co3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spatial light modulator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78]" office:value-type="string" office:string-value="DI_IAD_SLM_Cover" calcext:value-type="string">
            <text:p>DI_IAD_SLM_Cover</text:p>
          </table:table-cell>
          <table:table-cell table:formula="of:=[$List_of_3D_Models.B78]" office:value-type="float" office:value="0" calcext:value-type="float">
            <text:p>0</text:p>
          </table:table-cell>
          <table:table-cell table:formula="of:=[$List_of_3D_Models.C78]" office:value-type="float" office:value="19" calcext:value-type="float">
            <text:p>19</text:p>
          </table:table-cell>
          <table:table-cell table:formula="of:=[$List_of_3D_Models.D78]" office:value-type="float" office:value="0.76" calcext:value-type="float">
            <text:p>0.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19" calcext:value-type="float">
            <text:p>19</text:p>
          </table:table-cell>
          <table:table-cell table:formula="of:=[.D6]*[.F6]" office:value-type="float" office:value="0.76" calcext:value-type="float">
            <text:p>0.76</text:p>
          </table:table-cell>
          <table:table-cell table:number-columns-repeated="4"/>
        </table:table-row>
        <table:table-row table:style-name="ro3">
          <table:table-cell table:formula="of:=[$List_of_3D_Models.A79]" office:value-type="string" office:string-value="DI_IAD_SLM_Filter" calcext:value-type="string">
            <text:p>DI_IAD_SLM_Filter</text:p>
          </table:table-cell>
          <table:table-cell table:formula="of:=[$List_of_3D_Models.B79]" office:value-type="float" office:value="0" calcext:value-type="float">
            <text:p>0</text:p>
          </table:table-cell>
          <table:table-cell table:formula="of:=[$List_of_3D_Models.C79]" office:value-type="float" office:value="29" calcext:value-type="float">
            <text:p>29</text:p>
          </table:table-cell>
          <table:table-cell table:formula="of:=[$List_of_3D_Models.D79]" office:value-type="float" office:value="0.93" calcext:value-type="float">
            <text:p>0.9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29" calcext:value-type="float">
            <text:p>29</text:p>
          </table:table-cell>
          <table:table-cell table:formula="of:=[.D7]*[.F7]" office:value-type="float" office:value="0.93" calcext:value-type="float">
            <text:p>0.93</text:p>
          </table:table-cell>
          <table:table-cell table:number-columns-repeated="4"/>
        </table:table-row>
        <table:table-row table:style-name="ro3" table:number-rows-repeated="11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7])*[$Filament_Density.A8]" office:value-type="float" office:value="5.040508698095" calcext:value-type="float">
            <text:p>5.04050869809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 table:number-rows-repeated="4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75]" office:value-type="string" office:string-value="M2_Full_Nut" calcext:value-type="string">
            <text:p>M2_Full_Nut</text:p>
          </table:table-cell>
          <table:table-cell/>
          <table:table-cell table:formula="of:=[$Non_Printed_Parts.C75]" office:value-type="float" office:value="0.11" calcext:value-type="float">
            <text:p>0.11</text:p>
          </table:table-cell>
          <table:table-cell office:value-type="string" calcext:value-type="string">
            <text:p>For TFT Horizontal adjust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9]*[.F29]" office:value-type="float" office:value="0.44" calcext:value-type="float">
            <text:p>0.44</text:p>
          </table:table-cell>
          <table:table-cell table:number-columns-repeated="4"/>
        </table:table-row>
        <table:table-row table:style-name="ro3">
          <table:table-cell table:formula="of:=[$Non_Printed_Parts.A18]" office:value-type="string" office:string-value="M2_Allen_Bolt_Socket_Cap_DIN912_5mm_long" calcext:value-type="string">
            <text:p>M2_Allen_Bolt_Socket_Cap_DIN912_5mm_long</text:p>
          </table:table-cell>
          <table:table-cell/>
          <table:table-cell table:formula="of:=[$Non_Printed_Parts.C18]" office:value-type="float" office:value="0.21" calcext:value-type="float">
            <text:p>0.21</text:p>
          </table:table-cell>
          <table:table-cell office:value-type="string" calcext:value-type="string">
            <text:p>For TFT Horizontal adjust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0]*[.F30]" office:value-type="float" office:value="0.84" calcext:value-type="float">
            <text:p>0.84</text:p>
          </table:table-cell>
          <table:table-cell table:number-columns-repeated="4"/>
        </table:table-row>
        <table:table-row table:style-name="ro3">
          <table:table-cell table:formula="of:=[$Non_Printed_Parts.A107]" office:value-type="string" office:string-value="JST Cable (various pin numbers)" calcext:value-type="string">
            <text:p>JST Cable (various pin numbers)</text:p>
          </table:table-cell>
          <table:table-cell/>
          <table:table-cell table:formula="of:=[$Non_Printed_Parts.C107]" office:value-type="float" office:value="3.5" calcext:value-type="float">
            <text:p>3.5</text:p>
          </table:table-cell>
          <table:table-cell office:value-type="string" calcext:value-type="string">
            <text:p>7-Pin for TF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31]*[.F31]"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table:formula="of:=[$Non_Printed_Parts.A108]" office:value-type="string" office:string-value="JST Connector PCB mount (variousnumbers)" calcext:value-type="string">
            <text:p>JST Connector PCB mount (variousnumbers)</text:p>
          </table:table-cell>
          <table:table-cell/>
          <table:table-cell table:formula="of:=[$Non_Printed_Parts.C108]" office:value-type="float" office:value="0.5" calcext:value-type="float">
            <text:p>0.5</text:p>
          </table:table-cell>
          <table:table-cell office:value-type="string" calcext:value-type="string">
            <text:p>7-Pin for TF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32]*[.F32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26]" office:value-type="string" office:string-value="TFT display ST7789" calcext:value-type="string">
            <text:p>TFT display ST7789</text:p>
          </table:table-cell>
          <table:table-cell/>
          <table:table-cell table:formula="of:=[$Non_Printed_Parts.C180]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4]*[.F34]" office:value-type="float" office:value="15" calcext:value-type="float">
            <text:p>15</text:p>
          </table:table-cell>
          <table:table-cell table:number-columns-repeated="4"/>
        </table:table-row>
        <table:table-row table:style-name="ro3" table:number-rows-repeated="11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SLM_Filter</text:p>
          </table:table-cell>
          <table:table-cell table:style-name="ce142" table:number-columns-repeated="2"/>
          <table:table-cell table:style-name="ce142" table:formula="of:=SUM([.J6:.J17])" office:value-type="float" office:value="1.69" calcext:value-type="float">
            <text:p>1.69</text:p>
          </table:table-cell>
          <table:table-cell table:style-name="ce142"/>
          <table:table-cell table:style-name="ce142" table:formula="of:=[.J20]" office:value-type="float" office:value="5.040508698095" calcext:value-type="float">
            <text:p>5.040508698095</text:p>
          </table:table-cell>
          <table:table-cell table:style-name="ce142" table:formula="of:=SUM([.H6:.H22])+INT(SUM([.I6:.I22])/60)" office:value-type="float" office:value="0" calcext:value-type="float">
            <text:p>0</text:p>
          </table:table-cell>
          <table:table-cell table:style-name="ce142" table:formula="of:=MOD(SUM([.I6:.I24]);60)" office:value-type="float" office:value="48" calcext:value-type="float">
            <text:p>48</text:p>
          </table:table-cell>
          <table:table-cell table:style-name="ce142" table:formula="of:=[.G47]+SUM([.J29:.J44])" office:value-type="float" office:value="29.320508698095" calcext:value-type="float">
            <text:p>29.320508698095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PUMA_Control_Console" table:style-name="ta1">
        <table:table-column table:style-name="co3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PUMA Control Console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183]" office:value-type="string" office:string-value="PC_Battery_cover" calcext:value-type="string">
            <text:p>PC_Battery_cover</text:p>
          </table:table-cell>
          <table:table-cell table:formula="of:=[$List_of_3D_Models.B183]" office:value-type="float" office:value="0" calcext:value-type="float">
            <text:p>0</text:p>
          </table:table-cell>
          <table:table-cell table:formula="of:=[$List_of_3D_Models.C183]" office:value-type="float" office:value="31" calcext:value-type="float">
            <text:p>31</text:p>
          </table:table-cell>
          <table:table-cell table:formula="of:=[$List_of_3D_Models.D183]" office:value-type="float" office:value="1.44" calcext:value-type="float">
            <text:p>1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31" calcext:value-type="float">
            <text:p>31</text:p>
          </table:table-cell>
          <table:table-cell table:formula="of:=[.D6]*[.F6]" office:value-type="float" office:value="1.44" calcext:value-type="float">
            <text:p>1.44</text:p>
          </table:table-cell>
          <table:table-cell table:number-columns-repeated="4"/>
        </table:table-row>
        <table:table-row table:style-name="ro3">
          <table:table-cell table:formula="of:=[$List_of_3D_Models.A184]" office:value-type="string" office:string-value="PC_Expansion_port_cover" calcext:value-type="string">
            <text:p>PC_Expansion_port_cover</text:p>
          </table:table-cell>
          <table:table-cell table:formula="of:=[$List_of_3D_Models.B184]" office:value-type="float" office:value="0" calcext:value-type="float">
            <text:p>0</text:p>
          </table:table-cell>
          <table:table-cell table:formula="of:=[$List_of_3D_Models.C184]" office:value-type="float" office:value="11" calcext:value-type="float">
            <text:p>11</text:p>
          </table:table-cell>
          <table:table-cell table:formula="of:=[$List_of_3D_Models.D184]" office:value-type="float" office:value="0.37" calcext:value-type="float">
            <text:p>0.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11" calcext:value-type="float">
            <text:p>11</text:p>
          </table:table-cell>
          <table:table-cell table:formula="of:=[.D7]*[.F7]" office:value-type="float" office:value="0.37" calcext:value-type="float">
            <text:p>0.37</text:p>
          </table:table-cell>
          <table:table-cell table:number-columns-repeated="4"/>
        </table:table-row>
        <table:table-row table:style-name="ro3">
          <table:table-cell table:formula="of:=[$List_of_3D_Models.A185]" office:value-type="string" office:string-value="PC_Front_panel" calcext:value-type="string">
            <text:p>PC_Front_panel</text:p>
          </table:table-cell>
          <table:table-cell table:formula="of:=[$List_of_3D_Models.B185]" office:value-type="float" office:value="4" calcext:value-type="float">
            <text:p>4</text:p>
          </table:table-cell>
          <table:table-cell table:formula="of:=[$List_of_3D_Models.C185]" office:value-type="float" office:value="21" calcext:value-type="float">
            <text:p>21</text:p>
          </table:table-cell>
          <table:table-cell table:formula="of:=[$List_of_3D_Models.D185]" office:value-type="float" office:value="7.44" calcext:value-type="float">
            <text:p>7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4" calcext:value-type="float">
            <text:p>4</text:p>
          </table:table-cell>
          <table:table-cell table:formula="of:=[.C8]*[.F8]" office:value-type="float" office:value="21" calcext:value-type="float">
            <text:p>21</text:p>
          </table:table-cell>
          <table:table-cell table:formula="of:=[.D8]*[.F8]" office:value-type="float" office:value="7.44" calcext:value-type="float">
            <text:p>7.44</text:p>
          </table:table-cell>
          <table:table-cell table:number-columns-repeated="4"/>
        </table:table-row>
        <table:table-row table:style-name="ro3">
          <table:table-cell table:formula="of:=[$List_of_3D_Models.A186]" office:value-type="string" office:string-value="PC_Joystick_PCB_clasp" calcext:value-type="string">
            <text:p>PC_Joystick_PCB_clasp</text:p>
          </table:table-cell>
          <table:table-cell table:formula="of:=[$List_of_3D_Models.B186]" office:value-type="float" office:value="0" calcext:value-type="float">
            <text:p>0</text:p>
          </table:table-cell>
          <table:table-cell table:formula="of:=[$List_of_3D_Models.C186]" office:value-type="float" office:value="18" calcext:value-type="float">
            <text:p>18</text:p>
          </table:table-cell>
          <table:table-cell table:formula="of:=[$List_of_3D_Models.D186]" office:value-type="float" office:value="0.71" calcext:value-type="float">
            <text:p>0.7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18" calcext:value-type="float">
            <text:p>18</text:p>
          </table:table-cell>
          <table:table-cell table:formula="of:=[.D9]*[.F9]" office:value-type="float" office:value="0.71" calcext:value-type="float">
            <text:p>0.71</text:p>
          </table:table-cell>
          <table:table-cell table:number-columns-repeated="4"/>
        </table:table-row>
        <table:table-row table:style-name="ro3">
          <table:table-cell table:formula="of:=[$List_of_3D_Models.A187]" office:value-type="string" office:string-value="PC_Lamp_insulator" calcext:value-type="string">
            <text:p>PC_Lamp_insulator</text:p>
          </table:table-cell>
          <table:table-cell table:formula="of:=[$List_of_3D_Models.B187]" office:value-type="float" office:value="0" calcext:value-type="float">
            <text:p>0</text:p>
          </table:table-cell>
          <table:table-cell table:formula="of:=[$List_of_3D_Models.C187]" office:value-type="float" office:value="1" calcext:value-type="float">
            <text:p>1</text:p>
          </table:table-cell>
          <table:table-cell table:formula="of:=[$List_of_3D_Models.D187]"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1" calcext:value-type="float">
            <text:p>1</text:p>
          </table:table-cell>
          <table:table-cell table:formula="of:=[.D10]*[.F10]" office:value-type="float" office:value="0.02" calcext:value-type="float">
            <text:p>0.02</text:p>
          </table:table-cell>
          <table:table-cell table:number-columns-repeated="4"/>
        </table:table-row>
        <table:table-row table:style-name="ro3">
          <table:table-cell table:formula="of:=[$List_of_3D_Models.A188]" office:value-type="string" office:string-value="PC_Left_panel_Base_Skeleton" calcext:value-type="string">
            <text:p>PC_Left_panel_Base_Skeleton</text:p>
          </table:table-cell>
          <table:table-cell table:formula="of:=[$List_of_3D_Models.B188]" office:value-type="float" office:value="12" calcext:value-type="float">
            <text:p>12</text:p>
          </table:table-cell>
          <table:table-cell table:formula="of:=[$List_of_3D_Models.C188]" office:value-type="float" office:value="44" calcext:value-type="float">
            <text:p>44</text:p>
          </table:table-cell>
          <table:table-cell table:formula="of:=[$List_of_3D_Models.D188]" office:value-type="float" office:value="24.27" calcext:value-type="float">
            <text:p>24.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12" calcext:value-type="float">
            <text:p>12</text:p>
          </table:table-cell>
          <table:table-cell table:formula="of:=[.C11]*[.F11]" office:value-type="float" office:value="44" calcext:value-type="float">
            <text:p>44</text:p>
          </table:table-cell>
          <table:table-cell table:formula="of:=[.D11]*[.F11]" office:value-type="float" office:value="24.27" calcext:value-type="float">
            <text:p>24.27</text:p>
          </table:table-cell>
          <table:table-cell table:number-columns-repeated="4"/>
        </table:table-row>
        <table:table-row table:style-name="ro3">
          <table:table-cell table:formula="of:=[$List_of_3D_Models.A189]" office:value-type="string" office:string-value="PC_Top_back_panel" calcext:value-type="string">
            <text:p>PC_Top_back_panel</text:p>
          </table:table-cell>
          <table:table-cell table:formula="of:=[$List_of_3D_Models.B189]" office:value-type="float" office:value="8" calcext:value-type="float">
            <text:p>8</text:p>
          </table:table-cell>
          <table:table-cell table:formula="of:=[$List_of_3D_Models.C189]" office:value-type="float" office:value="28" calcext:value-type="float">
            <text:p>28</text:p>
          </table:table-cell>
          <table:table-cell table:formula="of:=[$List_of_3D_Models.D189]" office:value-type="float" office:value="13.42" calcext:value-type="float">
            <text:p>13.4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8" calcext:value-type="float">
            <text:p>8</text:p>
          </table:table-cell>
          <table:table-cell table:formula="of:=[.C12]*[.F12]" office:value-type="float" office:value="28" calcext:value-type="float">
            <text:p>28</text:p>
          </table:table-cell>
          <table:table-cell table:formula="of:=[.D12]*[.F12]" office:value-type="float" office:value="13.42" calcext:value-type="float">
            <text:p>13.42</text:p>
          </table:table-cell>
          <table:table-cell table:number-columns-repeated="4"/>
        </table:table-row>
        <table:table-row table:style-name="ro3">
          <table:table-cell table:formula="of:=[$List_of_3D_Models.A199]" office:value-type="string" office:string-value="PL_Knob" calcext:value-type="string">
            <text:p>PL_Knob</text:p>
          </table:table-cell>
          <table:table-cell table:formula="of:=[$List_of_3D_Models.B199]" office:value-type="float" office:value="1" calcext:value-type="float">
            <text:p>1</text:p>
          </table:table-cell>
          <table:table-cell table:formula="of:=[$List_of_3D_Models.C199]" office:value-type="float" office:value="22" calcext:value-type="float">
            <text:p>22</text:p>
          </table:table-cell>
          <table:table-cell table:formula="of:=[$List_of_3D_Models.D199]" office:value-type="float" office:value="1.77" calcext:value-type="float">
            <text:p>1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1" calcext:value-type="float">
            <text:p>1</text:p>
          </table:table-cell>
          <table:table-cell table:formula="of:=[.C13]*[.F13]" office:value-type="float" office:value="22" calcext:value-type="float">
            <text:p>22</text:p>
          </table:table-cell>
          <table:table-cell table:formula="of:=[.D13]*[.F13]" office:value-type="float" office:value="1.77" calcext:value-type="float">
            <text:p>1.77</text:p>
          </table:table-cell>
          <table:table-cell table:number-columns-repeated="4"/>
        </table:table-row>
        <table:table-row table:style-name="ro3">
          <table:table-cell table:formula="of:=[$List_of_3D_Models.A190]" office:value-type="string" office:string-value="PC_Ardu_cover" calcext:value-type="string">
            <text:p>PC_Ardu_cover</text:p>
          </table:table-cell>
          <table:table-cell table:formula="of:=[$List_of_3D_Models.B190]" office:value-type="float" office:value="0" calcext:value-type="float">
            <text:p>0</text:p>
          </table:table-cell>
          <table:table-cell table:formula="of:=[$List_of_3D_Models.C190]" office:value-type="float" office:value="6" calcext:value-type="float">
            <text:p>6</text:p>
          </table:table-cell>
          <table:table-cell table:formula="of:=[$List_of_3D_Models.D190]" office:value-type="float" office:value="0.17" calcext:value-type="float">
            <text:p>0.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6" calcext:value-type="float">
            <text:p>6</text:p>
          </table:table-cell>
          <table:table-cell table:formula="of:=[.D14]*[.F14]" office:value-type="float" office:value="0.17" calcext:value-type="float">
            <text:p>0.17</text:p>
          </table:table-cell>
          <table:table-cell table:number-columns-repeated="4"/>
        </table:table-row>
        <table:table-row table:style-name="ro3">
          <table:table-cell table:formula="of:=[$List_of_3D_Models.A191]" office:value-type="string" office:string-value="PC_Current_knob" calcext:value-type="string">
            <text:p>PC_Current_knob</text:p>
          </table:table-cell>
          <table:table-cell table:formula="of:=[$List_of_3D_Models.B191]" office:value-type="float" office:value="0" calcext:value-type="float">
            <text:p>0</text:p>
          </table:table-cell>
          <table:table-cell table:formula="of:=[$List_of_3D_Models.C191]" office:value-type="float" office:value="21" calcext:value-type="float">
            <text:p>21</text:p>
          </table:table-cell>
          <table:table-cell table:formula="of:=[$List_of_3D_Models.D191]" office:value-type="float" office:value="0.71" calcext:value-type="float">
            <text:p>0.7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21" calcext:value-type="float">
            <text:p>21</text:p>
          </table:table-cell>
          <table:table-cell table:formula="of:=[.D15]*[.F15]" office:value-type="float" office:value="0.71" calcext:value-type="float">
            <text:p>0.71</text:p>
          </table:table-cell>
          <table:table-cell table:number-columns-repeated="4"/>
        </table:table-row>
        <table:table-row table:style-name="ro3" table:number-rows-repeated="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7])*[$Filament_Density.A8]" office:value-type="float" office:value="150.08189212316" calcext:value-type="float">
            <text:p>150.08189212316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1]" office:value-type="string" office:string-value="M3_CSK_Allen_Bolt_12mm_long" calcext:value-type="string">
            <text:p>M3_CSK_Allen_Bolt_12mm_long</text:p>
          </table:table-cell>
          <table:table-cell/>
          <table:table-cell table:formula="of:=[$Non_Printed_Parts.C11]" office:value-type="float" office:value="0.6" calcext:value-type="float">
            <text:p>0.6</text:p>
          </table:table-cell>
          <table:table-cell office:value-type="string" calcext:value-type="string">
            <text:p>For external cas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C26]*[.F26]" office:value-type="float" office:value="4.8" calcext:value-type="float">
            <text:p>4.8</text:p>
          </table:table-cell>
          <table:table-cell table:number-columns-repeated="4"/>
        </table:table-row>
        <table:table-row table:style-name="ro3">
          <table:table-cell table:formula="of:=[$Non_Printed_Parts.A19]" office:value-type="string" office:string-value="M2_Allen_Bolt_Socket_Cap_DIN912_6mm_long" calcext:value-type="string">
            <text:p>M2_Allen_Bolt_Socket_Cap_DIN912_6mm_long</text:p>
          </table:table-cell>
          <table:table-cell/>
          <table:table-cell table:formula="of:=[$Non_Printed_Parts.C19]" office:value-type="float" office:value="0.24" calcext:value-type="float">
            <text:p>0.24</text:p>
          </table:table-cell>
          <table:table-cell office:value-type="string" calcext:value-type="string">
            <text:p>For power boar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7]*[.F27]" office:value-type="float" office:value="0.96" calcext:value-type="float">
            <text:p>0.96</text:p>
          </table:table-cell>
          <table:table-cell table:number-columns-repeated="4"/>
        </table:table-row>
        <table:table-row table:style-name="ro3">
          <table:table-cell table:formula="of:=[$Non_Printed_Parts.A20]" office:value-type="string" office:string-value="M2_Allen_Bolt_Socket_Cap_DIN912_8mm_long" calcext:value-type="string">
            <text:p>M2_Allen_Bolt_Socket_Cap_DIN912_8mm_long</text:p>
          </table:table-cell>
          <table:table-cell/>
          <table:table-cell table:formula="of:=[$Non_Printed_Parts.C20]" office:value-type="float" office:value="0.27" calcext:value-type="float">
            <text:p>0.27</text:p>
          </table:table-cell>
          <table:table-cell office:value-type="string" calcext:value-type="string">
            <text:p>For piezo buz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28]*[.F28]" office:value-type="float" office:value="0.54" calcext:value-type="float">
            <text:p>0.54</text:p>
          </table:table-cell>
          <table:table-cell table:number-columns-repeated="4"/>
        </table:table-row>
        <table:table-row table:style-name="ro3">
          <table:table-cell table:formula="of:=[$Non_Printed_Parts.A24]" office:value-type="string" office:string-value="M3_Allen_Bolt_Socket_Cap_DIN912_5mm_long" calcext:value-type="string">
            <text:p>M3_Allen_Bolt_Socket_Cap_DIN912_5mm_long</text:p>
          </table:table-cell>
          <table:table-cell/>
          <table:table-cell table:formula="of:=[$Non_Printed_Parts.C24]" office:value-type="float" office:value="0.64" calcext:value-type="float">
            <text:p>0.64</text:p>
          </table:table-cell>
          <table:table-cell office:value-type="string" calcext:value-type="string">
            <text:p>For joystick cla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29]*[.F29]" office:value-type="float" office:value="0.64" calcext:value-type="float">
            <text:p>0.64</text:p>
          </table:table-cell>
          <table:table-cell table:number-columns-repeated="4"/>
        </table:table-row>
        <table:table-row table:style-name="ro3">
          <table:table-cell table:formula="of:=[$Non_Printed_Parts.A25]" office:value-type="string" office:string-value="M3_Allen_Bolt_Socket_Cap_DIN912_6mm_long" calcext:value-type="string">
            <text:p>M3_Allen_Bolt_Socket_Cap_DIN912_6mm_long</text:p>
          </table:table-cell>
          <table:table-cell/>
          <table:table-cell table:formula="of:=[$Non_Printed_Parts.C25]" office:value-type="float" office:value="0.69" calcext:value-type="float">
            <text:p>0.69</text:p>
          </table:table-cell>
          <table:table-cell office:value-type="string" calcext:value-type="string">
            <text:p>For motherboard and motor driver boar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C30]*[.F30]" office:value-type="float" office:value="4.83" calcext:value-type="float">
            <text:p>4.83</text:p>
          </table:table-cell>
          <table:table-cell table:number-columns-repeated="4"/>
        </table:table-row>
        <table:table-row table:style-name="ro3">
          <table:table-cell table:formula="of:=[$Non_Printed_Parts.A84]" office:value-type="string" office:string-value="M3_Washer_Flat_FormA_DIN125" calcext:value-type="string">
            <text:p>M3_Washer_Flat_FormA_DIN125</text:p>
          </table:table-cell>
          <table:table-cell/>
          <table:table-cell table:formula="of:=[$Non_Printed_Parts.C84]" office:value-type="float" office:value="0.075" calcext:value-type="float">
            <text:p>0.075</text:p>
          </table:table-cell>
          <table:table-cell office:value-type="string" calcext:value-type="string">
            <text:p>For joystick cla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31]*[.F31]" office:value-type="float" office:value="0.075" calcext:value-type="float">
            <text:p>0.075</text:p>
          </table:table-cell>
          <table:table-cell table:number-columns-repeated="4"/>
        </table:table-row>
        <table:table-row table:style-name="ro3">
          <table:table-cell table:formula="of:=[$Non_Printed_Parts.A107]" office:value-type="string" office:string-value="JST Cable (various pin numbers)" calcext:value-type="string">
            <text:p>JST Cable (various pin numbers)</text:p>
          </table:table-cell>
          <table:table-cell/>
          <table:table-cell table:formula="of:=[$Non_Printed_Parts.C107]" office:value-type="float" office:value="3.5" calcext:value-type="float">
            <text:p>3.5</text:p>
          </table:table-cell>
          <table:table-cell office:value-type="string" calcext:value-type="string">
            <text:p>2,3,4,5,7,8-Pin type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C32]*[.F32]" office:value-type="float" office:value="28" calcext:value-type="float">
            <text:p>28</text:p>
          </table:table-cell>
          <table:table-cell table:number-columns-repeated="4"/>
        </table:table-row>
        <table:table-row table:style-name="ro3">
          <table:table-cell table:formula="of:=[$Non_Printed_Parts.A108]" office:value-type="string" office:string-value="JST Connector PCB mount (variousnumbers)" calcext:value-type="string">
            <text:p>JST Connector PCB mount (variousnumbers)</text:p>
          </table:table-cell>
          <table:table-cell/>
          <table:table-cell table:formula="of:=[$Non_Printed_Parts.C108]" office:value-type="float" office:value="0.5" calcext:value-type="float">
            <text:p>0.5</text:p>
          </table:table-cell>
          <table:table-cell office:value-type="string" calcext:value-type="string">
            <text:p>2,3,4,5,7,8-Pin type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C33]*[.F33]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table:formula="of:=[$Non_Printed_Parts.A116]" office:value-type="string" office:string-value="Power_regulator_constant_current_constant_voltage_buck_converter" calcext:value-type="string">
            <text:p>Power_regulator_constant_current_constant_voltage_buck_converter</text:p>
          </table:table-cell>
          <table:table-cell/>
          <table:table-cell table:formula="of:=[$Non_Printed_Parts.C116]" office:value-type="float" office:value="19.64" calcext:value-type="float">
            <text:p>19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4]*[.F34]" office:value-type="float" office:value="19.64" calcext:value-type="float">
            <text:p>19.64</text:p>
          </table:table-cell>
          <table:table-cell table:number-columns-repeated="4"/>
        </table:table-row>
        <table:table-row table:style-name="ro3">
          <table:table-cell table:formula="of:=[$Non_Printed_Parts.A117]" office:value-type="string" office:string-value="Joystick board" calcext:value-type="string">
            <text:p>Joystick board</text:p>
          </table:table-cell>
          <table:table-cell/>
          <table:table-cell table:formula="of:=[$Non_Printed_Parts.C117]" office:value-type="float" office:value="4.8" calcext:value-type="float">
            <text:p>4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5]*[.F35]" office:value-type="float" office:value="4.8" calcext:value-type="float">
            <text:p>4.8</text:p>
          </table:table-cell>
          <table:table-cell table:number-columns-repeated="4"/>
        </table:table-row>
        <table:table-row table:style-name="ro3">
          <table:table-cell table:formula="of:=[$Non_Printed_Parts.A118]" office:value-type="string" office:string-value="Stepper controller board" calcext:value-type="string">
            <text:p>Stepper controller board</text:p>
          </table:table-cell>
          <table:table-cell/>
          <table:table-cell table:formula="of:=[$Non_Printed_Parts.C118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6]*[.F36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formula="of:=[$Non_Printed_Parts.A119]" office:value-type="string" office:string-value="Bourns potentiometer" calcext:value-type="string">
            <text:p>Bourns potentiometer</text:p>
          </table:table-cell>
          <table:table-cell/>
          <table:table-cell table:formula="of:=[$Non_Printed_Parts.C119]"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7]*[.F37]" office:value-type="float" office:value="19" calcext:value-type="float">
            <text:p>19</text:p>
          </table:table-cell>
          <table:table-cell table:number-columns-repeated="4"/>
        </table:table-row>
        <table:table-row table:style-name="ro3">
          <table:table-cell table:formula="of:=[$Non_Printed_Parts.A120]" office:value-type="string" office:string-value="ON/OFF switch" calcext:value-type="string">
            <text:p>ON/OFF switch</text:p>
          </table:table-cell>
          <table:table-cell/>
          <table:table-cell table:formula="of:=[$Non_Printed_Parts.C120]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8]*[.F38]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formula="of:=[$Non_Printed_Parts.A122]" office:value-type="string" office:string-value="Phono socket" calcext:value-type="string">
            <text:p>Phono socket</text:p>
          </table:table-cell>
          <table:table-cell/>
          <table:table-cell table:formula="of:=[$Non_Printed_Parts.C122]" office:value-type="float" office:value="2.2" calcext:value-type="float">
            <text:p>2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9]*[.F39]" office:value-type="float" office:value="2.2" calcext:value-type="float">
            <text:p>2.2</text:p>
          </table:table-cell>
          <table:table-cell table:number-columns-repeated="4"/>
        </table:table-row>
        <table:table-row table:style-name="ro3">
          <table:table-cell table:formula="of:=[$Non_Printed_Parts.A123]" office:value-type="string" office:string-value="Piezo buzzer passive 30mm x 5.5 mm AT3040" calcext:value-type="string">
            <text:p>Piezo buzzer passive 30mm x 5.5 mm AT3040</text:p>
          </table:table-cell>
          <table:table-cell/>
          <table:table-cell table:formula="of:=[$Non_Printed_Parts.C123]" office:value-type="float" office:value="4.15" calcext:value-type="float">
            <text:p>4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0]*[.F40]" office:value-type="float" office:value="4.15" calcext:value-type="float">
            <text:p>4.15</text:p>
          </table:table-cell>
          <table:table-cell table:number-columns-repeated="4"/>
        </table:table-row>
        <table:table-row table:style-name="ro3">
          <table:table-cell table:formula="of:=[$Non_Printed_Parts.A124]" office:value-type="string" office:string-value="9v connector" calcext:value-type="string">
            <text:p>9v connector</text:p>
          </table:table-cell>
          <table:table-cell/>
          <table:table-cell table:formula="of:=[$Non_Printed_Parts.C124]" office:value-type="float" office:value="2.28" calcext:value-type="float">
            <text:p>2.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41]*[.F41]" office:value-type="float" office:value="4.56" calcext:value-type="float">
            <text:p>4.56</text:p>
          </table:table-cell>
          <table:table-cell table:number-columns-repeated="4"/>
        </table:table-row>
        <table:table-row table:style-name="ro3">
          <table:table-cell table:formula="of:=[$Non_Printed_Parts.A127]" office:value-type="string" office:string-value="P-Channel MOSFET, 78 A, 60 V, 3-Pin TO-220F ON Semiconductor BMS3003-1E or equivalent" calcext:value-type="string">
            <text:p>P-Channel MOSFET, 78 A, 60 V, 3-Pin TO-220F ON Semiconductor BMS3003-1E or equivalent</text:p>
          </table:table-cell>
          <table:table-cell/>
          <table:table-cell table:formula="of:=[$Non_Printed_Parts.C127]" office:value-type="float" office:value="1.75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2]*[.F42]" office:value-type="float" office:value="1.75" calcext:value-type="float">
            <text:p>1.75</text:p>
          </table:table-cell>
          <table:table-cell table:number-columns-repeated="4"/>
        </table:table-row>
        <table:table-row table:style-name="ro3">
          <table:table-cell table:formula="of:=[$Non_Printed_Parts.A128]" office:value-type="string" office:string-value="Arduino Nano" calcext:value-type="string">
            <text:p>Arduino Nano</text:p>
          </table:table-cell>
          <table:table-cell/>
          <table:table-cell table:formula="of:=[$Non_Printed_Parts.C128]" office:value-type="float" office:value="5.7" calcext:value-type="float">
            <text:p>5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3]*[.F43]" office:value-type="float" office:value="5.7" calcext:value-type="float">
            <text:p>5.7</text:p>
          </table:table-cell>
          <table:table-cell table:number-columns-repeated="4"/>
        </table:table-row>
        <table:table-row table:style-name="ro3">
          <table:table-cell table:formula="of:=[$Non_Printed_Parts.A129]" office:value-type="string" office:string-value="PCB DIL socket for Arduino nano" calcext:value-type="string">
            <text:p>PCB DIL socket for Arduino nano</text:p>
          </table:table-cell>
          <table:table-cell/>
          <table:table-cell table:formula="of:=[$Non_Printed_Parts.C129]"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4]*[.F44]" office:value-type="float" office:value="2.5" calcext:value-type="float">
            <text:p>2.5</text:p>
          </table:table-cell>
          <table:table-cell table:number-columns-repeated="4"/>
        </table:table-row>
        <table:table-row table:style-name="ro3">
          <table:table-cell table:formula="of:=[$Non_Printed_Parts.A130]" office:value-type="string" office:string-value="Tripad board" calcext:value-type="string">
            <text:p>Tripad board</text:p>
          </table:table-cell>
          <table:table-cell/>
          <table:table-cell table:formula="of:=[$Non_Printed_Parts.C130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5]*[.F45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formula="of:=[$Non_Printed_Parts.A132]" office:value-type="string" office:string-value="Resistor 1 W through hole ohmage as per circuit diagram" calcext:value-type="string">
            <text:p>Resistor 1 W through hole ohmage as per circuit diagram</text:p>
          </table:table-cell>
          <table:table-cell/>
          <table:table-cell table:formula="of:=[$Non_Printed_Parts.C132]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46]*[.F46]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formula="of:=[$Non_Printed_Parts.A133]" office:value-type="string" office:string-value="spade terminal connector sizes as per electronics construction guides" calcext:value-type="string">
            <text:p>spade terminal connector sizes as per electronics construction guides</text:p>
          </table:table-cell>
          <table:table-cell/>
          <table:table-cell table:formula="of:=[$Non_Printed_Parts.C133]" office:value-type="float" office:value="0.5" calcext:value-type="float">
            <text:p>0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47]*[.F47]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formula="of:=[$Non_Printed_Parts.A158]" office:value-type="string" office:string-value="9V Battery 6LR61" calcext:value-type="string">
            <text:p>9V Battery 6LR61</text:p>
          </table:table-cell>
          <table:table-cell/>
          <table:table-cell table:formula="of:=[$Non_Printed_Parts.C158]"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48]*[.F48]" office:value-type="float" office:value="90" calcext:value-type="float">
            <text:p>90</text:p>
          </table:table-cell>
          <table:table-cell table:number-columns-repeated="4"/>
        </table:table-row>
        <table:table-row table:style-name="ro3">
          <table:table-cell table:formula="of:=[$Non_Printed_Parts.A110]" office:value-type="string" office:string-value="PTFE_Ferrule_8mmOD_6mmID_8mmLong" calcext:value-type="string">
            <text:p>PTFE_Ferrule_8mmOD_6mmID_8mmLong</text:p>
          </table:table-cell>
          <table:table-cell/>
          <table:table-cell table:formula="of:=[$Non_Printed_Parts.C110]" office:value-type="float" office:value="0.6" calcext:value-type="float">
            <text:p>0.6</text:p>
          </table:table-cell>
          <table:table-cell office:value-type="string" calcext:value-type="string">
            <text:p>For trimpot externalis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49]*[.F49]" office:value-type="float" office:value="0.6" calcext:value-type="float">
            <text:p>0.6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office:value-type="string" calcext:value-type="string">
            <text:p>For trimpot externalis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50]*[.F50]" office:value-type="float" office:value="0.26" calcext:value-type="float">
            <text:p>0.26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PUMA_Control_console</text:p>
          </table:table-cell>
          <table:table-cell table:style-name="ce142" table:number-columns-repeated="2"/>
          <table:table-cell table:style-name="ce142" table:formula="of:=SUM([.J6:.J17])" office:value-type="float" office:value="50.32" calcext:value-type="float">
            <text:p>50.32</text:p>
          </table:table-cell>
          <table:table-cell table:style-name="ce142"/>
          <table:table-cell table:style-name="ce142" table:formula="of:=[.J20]" office:value-type="float" office:value="150.08189212316" calcext:value-type="float">
            <text:p>150.08189212316</text:p>
          </table:table-cell>
          <table:table-cell table:style-name="ce142" table:formula="of:=SUM([.H6:.H22])+INT(SUM([.I6:.I22])/60)" office:value-type="float" office:value="28" calcext:value-type="float">
            <text:p>28</text:p>
          </table:table-cell>
          <table:table-cell table:style-name="ce142" table:formula="of:=MOD(SUM([.I6:.I24]);60)" office:value-type="float" office:value="23" calcext:value-type="float">
            <text:p>23</text:p>
          </table:table-cell>
          <table:table-cell table:style-name="ce142" table:formula="of:=[.G54]+SUM([.J26:.J50])" office:value-type="float" office:value="367.08689212316" calcext:value-type="float">
            <text:p>367.08689212316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PCC_Monitor" table:style-name="ta1">
        <table:table-column table:style-name="co3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monitor for the PUMA control console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192]" office:value-type="string" office:string-value="PC_Monitor_case" calcext:value-type="string">
            <text:p>PC_Monitor_case</text:p>
          </table:table-cell>
          <table:table-cell table:formula="of:=[$List_of_3D_Models.B192]" office:value-type="float" office:value="3" calcext:value-type="float">
            <text:p>3</text:p>
          </table:table-cell>
          <table:table-cell table:formula="of:=[$List_of_3D_Models.C192]" office:value-type="float" office:value="38" calcext:value-type="float">
            <text:p>38</text:p>
          </table:table-cell>
          <table:table-cell table:formula="of:=[$List_of_3D_Models.D192]" office:value-type="float" office:value="13.73" calcext:value-type="float">
            <text:p>13.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3" calcext:value-type="float">
            <text:p>3</text:p>
          </table:table-cell>
          <table:table-cell table:formula="of:=[.C6]*[.F6]" office:value-type="float" office:value="38" calcext:value-type="float">
            <text:p>38</text:p>
          </table:table-cell>
          <table:table-cell table:formula="of:=[.D6]*[.F6]" office:value-type="float" office:value="13.73" calcext:value-type="float">
            <text:p>13.73</text:p>
          </table:table-cell>
          <table:table-cell table:number-columns-repeated="4"/>
        </table:table-row>
        <table:table-row table:style-name="ro3">
          <table:table-cell table:formula="of:=[$List_of_3D_Models.A193]" office:value-type="string" office:string-value="PC_Monitor_connector" calcext:value-type="string">
            <text:p>PC_Monitor_connector</text:p>
          </table:table-cell>
          <table:table-cell table:formula="of:=[$List_of_3D_Models.B193]" office:value-type="float" office:value="0" calcext:value-type="float">
            <text:p>0</text:p>
          </table:table-cell>
          <table:table-cell table:formula="of:=[$List_of_3D_Models.C193]" office:value-type="float" office:value="24" calcext:value-type="float">
            <text:p>24</text:p>
          </table:table-cell>
          <table:table-cell table:formula="of:=[$List_of_3D_Models.D193]" office:value-type="float" office:value="1.05" calcext:value-type="float">
            <text:p>1.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48" calcext:value-type="float">
            <text:p>48</text:p>
          </table:table-cell>
          <table:table-cell table:formula="of:=[.D7]*[.F7]" office:value-type="float" office:value="2.1" calcext:value-type="float">
            <text:p>2.1</text:p>
          </table:table-cell>
          <table:table-cell table:number-columns-repeated="4"/>
        </table:table-row>
        <table:table-row table:style-name="ro3">
          <table:table-cell table:formula="of:=[$List_of_3D_Models.A194]" office:value-type="string" office:string-value="PC_Monitor_lens_retainer" calcext:value-type="string">
            <text:p>PC_Monitor_lens_retainer</text:p>
          </table:table-cell>
          <table:table-cell table:formula="of:=[$List_of_3D_Models.B194]" office:value-type="float" office:value="0" calcext:value-type="float">
            <text:p>0</text:p>
          </table:table-cell>
          <table:table-cell table:formula="of:=[$List_of_3D_Models.C194]" office:value-type="float" office:value="17" calcext:value-type="float">
            <text:p>17</text:p>
          </table:table-cell>
          <table:table-cell table:formula="of:=[$List_of_3D_Models.D194]" office:value-type="float" office:value="0.89" calcext:value-type="float">
            <text:p>0.8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17" calcext:value-type="float">
            <text:p>17</text:p>
          </table:table-cell>
          <table:table-cell table:formula="of:=[.D8]*[.F8]" office:value-type="float" office:value="0.89" calcext:value-type="float">
            <text:p>0.89</text:p>
          </table:table-cell>
          <table:table-cell table:number-columns-repeated="4"/>
        </table:table-row>
        <table:table-row table:style-name="ro3">
          <table:table-cell table:formula="of:=[$List_of_3D_Models.A195]" office:value-type="string" office:string-value="PC_Monitor_light_shield" calcext:value-type="string">
            <text:p>PC_Monitor_light_shield</text:p>
          </table:table-cell>
          <table:table-cell table:formula="of:=[$List_of_3D_Models.B195]" office:value-type="float" office:value="0" calcext:value-type="float">
            <text:p>0</text:p>
          </table:table-cell>
          <table:table-cell table:formula="of:=[$List_of_3D_Models.C195]" office:value-type="float" office:value="28" calcext:value-type="float">
            <text:p>28</text:p>
          </table:table-cell>
          <table:table-cell table:formula="of:=[$List_of_3D_Models.D195]" office:value-type="float" office:value="0.79" calcext:value-type="float">
            <text:p>0.7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28" calcext:value-type="float">
            <text:p>28</text:p>
          </table:table-cell>
          <table:table-cell table:formula="of:=[.D9]*[.F9]" office:value-type="float" office:value="0.79" calcext:value-type="float">
            <text:p>0.79</text:p>
          </table:table-cell>
          <table:table-cell table:number-columns-repeated="4"/>
        </table:table-row>
        <table:table-row table:style-name="ro3">
          <table:table-cell table:formula="of:=[$List_of_3D_Models.A17]" office:value-type="string" office:string-value="AR_TFT_Mount" calcext:value-type="string">
            <text:p>AR_TFT_Mount</text:p>
          </table:table-cell>
          <table:table-cell table:formula="of:=[$List_of_3D_Models.B17]" office:value-type="float" office:value="1" calcext:value-type="float">
            <text:p>1</text:p>
          </table:table-cell>
          <table:table-cell table:formula="of:=[$List_of_3D_Models.C17]" office:value-type="float" office:value="1" calcext:value-type="float">
            <text:p>1</text:p>
          </table:table-cell>
          <table:table-cell table:formula="of:=[$List_of_3D_Models.D17]"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1" calcext:value-type="float">
            <text:p>1</text:p>
          </table:table-cell>
          <table:table-cell table:formula="of:=[.C10]*[.F10]" office:value-type="float" office:value="1" calcext:value-type="float">
            <text:p>1</text:p>
          </table:table-cell>
          <table:table-cell table:formula="of:=[.D10]*[.F10]" office:value-type="float" office:value="2.3" calcext:value-type="float">
            <text:p>2.3</text:p>
          </table:table-cell>
          <table:table-cell table:number-columns-repeated="4"/>
        </table:table-row>
        <table:table-row table:style-name="ro3">
          <table:table-cell table:formula="of:=[$List_of_3D_Models.A42]" office:value-type="string" office:string-value="DI_Cnd_Adj_thumbwheel" calcext:value-type="string">
            <text:p>DI_Cnd_Adj_thumbwheel</text:p>
          </table:table-cell>
          <table:table-cell table:formula="of:=[$List_of_3D_Models.B42]" office:value-type="float" office:value="0" calcext:value-type="float">
            <text:p>0</text:p>
          </table:table-cell>
          <table:table-cell table:formula="of:=[$List_of_3D_Models.C42]" office:value-type="float" office:value="8" calcext:value-type="float">
            <text:p>8</text:p>
          </table:table-cell>
          <table:table-cell table:formula="of:=[$List_of_3D_Models.D42]" office:value-type="float" office:value="0.26" calcext:value-type="float">
            <text:p>0.2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11]*[.F11]" office:value-type="float" office:value="0" calcext:value-type="float">
            <text:p>0</text:p>
          </table:table-cell>
          <table:table-cell table:formula="of:=[.C11]*[.F11]" office:value-type="float" office:value="32" calcext:value-type="float">
            <text:p>32</text:p>
          </table:table-cell>
          <table:table-cell table:formula="of:=[.D11]*[.F11]" office:value-type="float" office:value="1.04" calcext:value-type="float">
            <text:p>1.04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1])*[$Filament_Density.A8]" office:value-type="float" office:value="62.186157606675" calcext:value-type="float">
            <text:p>62.18615760667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 table:number-rows-repeated="4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29]" office:value-type="string" office:string-value="M3_Allen_Bolt_Socket_Cap_DIN912_14mm_long" calcext:value-type="string">
            <text:p>M3_Allen_Bolt_Socket_Cap_DIN912_14mm_long</text:p>
          </table:table-cell>
          <table:table-cell/>
          <table:table-cell table:formula="of:=[$Non_Printed_Parts.C29]" office:value-type="float" office:value="1" calcext:value-type="float">
            <text:p>1</text:p>
          </table:table-cell>
          <table:table-cell office:value-type="string" calcext:value-type="string">
            <text:p>For TFT vertical adjustme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22]*[.F22]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office:value-type="string" calcext:value-type="string">
            <text:p>For attachment holes inside the PCC c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23]*[.F23]" office:value-type="float" office:value="1.5" calcext:value-type="float">
            <text:p>1.5</text:p>
          </table:table-cell>
          <table:table-cell table:number-columns-repeated="4"/>
        </table:table-row>
        <table:table-row table:style-name="ro3">
          <table:table-cell table:formula="of:=[$Non_Printed_Parts.A75]" office:value-type="string" office:string-value="M2_Full_Nut" calcext:value-type="string">
            <text:p>M2_Full_Nut</text:p>
          </table:table-cell>
          <table:table-cell/>
          <table:table-cell table:formula="of:=[$Non_Printed_Parts.C75]" office:value-type="float" office:value="0.11" calcext:value-type="float">
            <text:p>0.11</text:p>
          </table:table-cell>
          <table:table-cell office:value-type="string" calcext:value-type="string">
            <text:p>For TFT Horizontal adjust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4]*[.F24]" office:value-type="float" office:value="0.44" calcext:value-type="float">
            <text:p>0.44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For TFT vertical adjustme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25]*[.F25]" office:value-type="float" office:value="0.9" calcext:value-type="float">
            <text:p>0.9</text:p>
          </table:table-cell>
          <table:table-cell table:number-columns-repeated="4"/>
        </table:table-row>
        <table:table-row table:style-name="ro3">
          <table:table-cell table:formula="of:=[$Non_Printed_Parts.A20]" office:value-type="string" office:string-value="M2_Allen_Bolt_Socket_Cap_DIN912_8mm_long" calcext:value-type="string">
            <text:p>M2_Allen_Bolt_Socket_Cap_DIN912_8mm_long</text:p>
          </table:table-cell>
          <table:table-cell/>
          <table:table-cell table:formula="of:=[$Non_Printed_Parts.C20]" office:value-type="float" office:value="0.27" calcext:value-type="float">
            <text:p>0.27</text:p>
          </table:table-cell>
          <table:table-cell office:value-type="string" calcext:value-type="string">
            <text:p>For TFT Horizontal adjust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6]*[.F26]" office:value-type="float" office:value="1.08" calcext:value-type="float">
            <text:p>1.08</text:p>
          </table:table-cell>
          <table:table-cell table:number-columns-repeated="4"/>
        </table:table-row>
        <table:table-row table:style-name="ro3">
          <table:table-cell table:formula="of:=[$Non_Printed_Parts.A83]" office:value-type="string" office:string-value="M2_Washer_Flat_FormA_DIN125" calcext:value-type="string">
            <text:p>M2_Washer_Flat_FormA_DIN125</text:p>
          </table:table-cell>
          <table:table-cell/>
          <table:table-cell table:formula="of:=[$Non_Printed_Parts.C83]" office:value-type="float" office:value="0.03" calcext:value-type="float">
            <text:p>0.03</text:p>
          </table:table-cell>
          <table:table-cell office:value-type="string" calcext:value-type="string">
            <text:p>For TFT Horizontal adjust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7]*[.F27]" office:value-type="float" office:value="0.12" calcext:value-type="float">
            <text:p>0.12</text:p>
          </table:table-cell>
          <table:table-cell table:number-columns-repeated="4"/>
        </table:table-row>
        <table:table-row table:style-name="ro3">
          <table:table-cell table:formula="of:=[$Non_Printed_Parts.A16]" office:value-type="string" office:string-value="M4_Hex_Head_Set_Screw_12mm_long" calcext:value-type="string">
            <text:p>M4_Hex_Head_Set_Screw_12mm_long</text:p>
          </table:table-cell>
          <table:table-cell/>
          <table:table-cell table:formula="of:=[$Non_Printed_Parts.C16]" office:value-type="float" office:value="1.8" calcext:value-type="float">
            <text:p>1.8</text:p>
          </table:table-cell>
          <table:table-cell office:value-type="string" calcext:value-type="string">
            <text:p>For connecting monitor to PC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8]*[.F28]" office:value-type="float" office:value="7.2" calcext:value-type="float">
            <text:p>7.2</text:p>
          </table:table-cell>
          <table:table-cell table:number-columns-repeated="4"/>
        </table:table-row>
        <table:table-row table:style-name="ro3">
          <table:table-cell table:formula="of:=[$Non_Printed_Parts.A126]" office:value-type="string" office:string-value="TFT display ST7789" calcext:value-type="string">
            <text:p>TFT display ST7789</text:p>
          </table:table-cell>
          <table:table-cell/>
          <table:table-cell table:formula="of:=[$Non_Printed_Parts.C180]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9]*[.F29]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table:formula="of:=[$Non_Printed_Parts.A190]" office:value-type="string" office:string-value="Fresnel lens, round, 2 mm thick, 100 mm diameter, 50 mm focal length" calcext:value-type="string">
            <text:p>Fresnel lens, round, 2 mm thick, 100 mm diameter, 50 mm focal length</text:p>
          </table:table-cell>
          <table:table-cell/>
          <table:table-cell table:formula="of:=[$Non_Printed_Parts.C190]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0]*[.F30]" office:value-type="float" office:value="15" calcext:value-type="float">
            <text:p>15</text:p>
          </table:table-cell>
          <table:table-cell table:number-columns-repeated="4"/>
        </table:table-row>
        <table:table-row table:style-name="ro3" table:number-rows-repeated="6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PCC_Monitor</text:p>
          </table:table-cell>
          <table:table-cell table:style-name="ce142" table:number-columns-repeated="2"/>
          <table:table-cell table:style-name="ce142" table:formula="of:=SUM([.J6:.J11])" office:value-type="float" office:value="20.85" calcext:value-type="float">
            <text:p>20.85</text:p>
          </table:table-cell>
          <table:table-cell table:style-name="ce142"/>
          <table:table-cell table:style-name="ce142" table:formula="of:=[.J14]" office:value-type="float" office:value="62.186157606675" calcext:value-type="float">
            <text:p>62.186157606675</text:p>
          </table:table-cell>
          <table:table-cell table:style-name="ce142" table:formula="of:=SUM([.H6:.H16])+INT(SUM([.I6:.I16])/60)" office:value-type="float" office:value="6" calcext:value-type="float">
            <text:p>6</text:p>
          </table:table-cell>
          <table:table-cell table:style-name="ce142" table:formula="of:=MOD(SUM([.I6:.I18]);60)" office:value-type="float" office:value="44" calcext:value-type="float">
            <text:p>44</text:p>
          </table:table-cell>
          <table:table-cell table:style-name="ce142" table:formula="of:=[.G38]+SUM([.J22:.J32])" office:value-type="float" office:value="106.426157606675" calcext:value-type="float">
            <text:p>106.426157606675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MD_PUMA_Lite" table:style-name="ta1">
        <table:table-column table:style-name="co3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138" office:value-type="string" calcext:value-type="string">
            <text:p>Resources for making the PUMA Lite controller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42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198]" office:value-type="string" office:string-value="PL_Battery_cover" calcext:value-type="string">
            <text:p>PL_Battery_cover</text:p>
          </table:table-cell>
          <table:table-cell table:formula="of:=[$List_of_3D_Models.B198]" office:value-type="float" office:value="0" calcext:value-type="float">
            <text:p>0</text:p>
          </table:table-cell>
          <table:table-cell table:formula="of:=[$List_of_3D_Models.C198]" office:value-type="float" office:value="17" calcext:value-type="float">
            <text:p>17</text:p>
          </table:table-cell>
          <table:table-cell table:formula="of:=[$List_of_3D_Models.D198]" office:value-type="float" office:value="0.72" calcext:value-type="float">
            <text:p>0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17" calcext:value-type="float">
            <text:p>17</text:p>
          </table:table-cell>
          <table:table-cell table:formula="of:=[.D6]*[.F6]" office:value-type="float" office:value="0.72" calcext:value-type="float">
            <text:p>0.72</text:p>
          </table:table-cell>
          <table:table-cell table:number-columns-repeated="4"/>
        </table:table-row>
        <table:table-row table:style-name="ro3">
          <table:table-cell table:formula="of:=[$List_of_3D_Models.A199]" office:value-type="string" office:string-value="PL_Knob" calcext:value-type="string">
            <text:p>PL_Knob</text:p>
          </table:table-cell>
          <table:table-cell table:formula="of:=[$List_of_3D_Models.B199]" office:value-type="float" office:value="1" calcext:value-type="float">
            <text:p>1</text:p>
          </table:table-cell>
          <table:table-cell table:formula="of:=[$List_of_3D_Models.C199]" office:value-type="float" office:value="22" calcext:value-type="float">
            <text:p>22</text:p>
          </table:table-cell>
          <table:table-cell table:formula="of:=[$List_of_3D_Models.D199]" office:value-type="float" office:value="1.77" calcext:value-type="float">
            <text:p>1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1" calcext:value-type="float">
            <text:p>1</text:p>
          </table:table-cell>
          <table:table-cell table:formula="of:=[.C7]*[.F7]" office:value-type="float" office:value="22" calcext:value-type="float">
            <text:p>22</text:p>
          </table:table-cell>
          <table:table-cell table:formula="of:=[.D7]*[.F7]" office:value-type="float" office:value="1.77" calcext:value-type="float">
            <text:p>1.77</text:p>
          </table:table-cell>
          <table:table-cell table:number-columns-repeated="4"/>
        </table:table-row>
        <table:table-row table:style-name="ro3">
          <table:table-cell table:formula="of:=[$List_of_3D_Models.A200]" office:value-type="string" office:string-value="PL_Lamp_insulator" calcext:value-type="string">
            <text:p>PL_Lamp_insulator</text:p>
          </table:table-cell>
          <table:table-cell table:formula="of:=[$List_of_3D_Models.B200]" office:value-type="float" office:value="0" calcext:value-type="float">
            <text:p>0</text:p>
          </table:table-cell>
          <table:table-cell table:formula="of:=[$List_of_3D_Models.C200]" office:value-type="float" office:value="1" calcext:value-type="float">
            <text:p>1</text:p>
          </table:table-cell>
          <table:table-cell table:formula="of:=[$List_of_3D_Models.D200]"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1" calcext:value-type="float">
            <text:p>1</text:p>
          </table:table-cell>
          <table:table-cell table:formula="of:=[.D8]*[.F8]" office:value-type="float" office:value="0.02" calcext:value-type="float">
            <text:p>0.02</text:p>
          </table:table-cell>
          <table:table-cell table:number-columns-repeated="4"/>
        </table:table-row>
        <table:table-row table:style-name="ro3">
          <table:table-cell table:formula="of:=[$List_of_3D_Models.A201]" office:value-type="string" office:string-value="PL_Left_Base_Back" calcext:value-type="string">
            <text:p>PL_Left_Base_Back</text:p>
          </table:table-cell>
          <table:table-cell table:formula="of:=[$List_of_3D_Models.B201]" office:value-type="float" office:value="8" calcext:value-type="float">
            <text:p>8</text:p>
          </table:table-cell>
          <table:table-cell table:formula="of:=[$List_of_3D_Models.C201]" office:value-type="float" office:value="35" calcext:value-type="float">
            <text:p>35</text:p>
          </table:table-cell>
          <table:table-cell table:formula="of:=[$List_of_3D_Models.D201]" office:value-type="float" office:value="13.52" calcext:value-type="float">
            <text:p>13.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8" calcext:value-type="float">
            <text:p>8</text:p>
          </table:table-cell>
          <table:table-cell table:formula="of:=[.C9]*[.F9]" office:value-type="float" office:value="35" calcext:value-type="float">
            <text:p>35</text:p>
          </table:table-cell>
          <table:table-cell table:formula="of:=[.D9]*[.F9]" office:value-type="float" office:value="13.52" calcext:value-type="float">
            <text:p>13.52</text:p>
          </table:table-cell>
          <table:table-cell table:number-columns-repeated="4"/>
        </table:table-row>
        <table:table-row table:style-name="ro3">
          <table:table-cell table:formula="of:=[$List_of_3D_Models.A202]" office:value-type="string" office:string-value="PL_Top_Front_Right" calcext:value-type="string">
            <text:p>PL_Top_Front_Right</text:p>
          </table:table-cell>
          <table:table-cell table:formula="of:=[$List_of_3D_Models.B202]" office:value-type="float" office:value="3" calcext:value-type="float">
            <text:p>3</text:p>
          </table:table-cell>
          <table:table-cell table:formula="of:=[$List_of_3D_Models.C202]" office:value-type="float" office:value="55" calcext:value-type="float">
            <text:p>55</text:p>
          </table:table-cell>
          <table:table-cell table:formula="of:=[$List_of_3D_Models.D202]" office:value-type="float" office:value="7.11" calcext:value-type="float">
            <text:p>7.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3" calcext:value-type="float">
            <text:p>3</text:p>
          </table:table-cell>
          <table:table-cell table:formula="of:=[.C10]*[.F10]" office:value-type="float" office:value="55" calcext:value-type="float">
            <text:p>55</text:p>
          </table:table-cell>
          <table:table-cell table:formula="of:=[.D10]*[.F10]" office:value-type="float" office:value="7.11" calcext:value-type="float">
            <text:p>7.11</text:p>
          </table:table-cell>
          <table:table-cell table:number-columns-repeated="4"/>
        </table:table-row>
        <table:table-row table:style-name="ro3" table:number-rows-repeated="8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7])*[$Filament_Density.A8]" office:value-type="float" office:value="69.01619602007" calcext:value-type="float">
            <text:p>69.01619602007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6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42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1]" office:value-type="string" office:string-value="M3_CSK_Allen_Bolt_12mm_long" calcext:value-type="string">
            <text:p>M3_CSK_Allen_Bolt_12mm_long</text:p>
          </table:table-cell>
          <table:table-cell/>
          <table:table-cell table:formula="of:=[$Non_Printed_Parts.C11]" office:value-type="float" office:value="0.6" calcext:value-type="float">
            <text:p>0.6</text:p>
          </table:table-cell>
          <table:table-cell office:value-type="string" calcext:value-type="string">
            <text:p>For external casin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26]*[.F26]" office:value-type="float" office:value="1.8" calcext:value-type="float">
            <text:p>1.8</text:p>
          </table:table-cell>
          <table:table-cell table:number-columns-repeated="4"/>
        </table:table-row>
        <table:table-row table:style-name="ro3">
          <table:table-cell table:formula="of:=[$Non_Printed_Parts.A19]" office:value-type="string" office:string-value="M2_Allen_Bolt_Socket_Cap_DIN912_6mm_long" calcext:value-type="string">
            <text:p>M2_Allen_Bolt_Socket_Cap_DIN912_6mm_long</text:p>
          </table:table-cell>
          <table:table-cell/>
          <table:table-cell table:formula="of:=[$Non_Printed_Parts.C19]" office:value-type="float" office:value="0.24" calcext:value-type="float">
            <text:p>0.24</text:p>
          </table:table-cell>
          <table:table-cell office:value-type="string" calcext:value-type="string">
            <text:p>For power boar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7]*[.F27]" office:value-type="float" office:value="0.96" calcext:value-type="float">
            <text:p>0.96</text:p>
          </table:table-cell>
          <table:table-cell table:number-columns-repeated="4"/>
        </table:table-row>
        <table:table-row table:style-name="ro3">
          <table:table-cell table:formula="of:=[$Non_Printed_Parts.A116]" office:value-type="string" office:string-value="Power_regulator_constant_current_constant_voltage_buck_converter" calcext:value-type="string">
            <text:p>Power_regulator_constant_current_constant_voltage_buck_converter</text:p>
          </table:table-cell>
          <table:table-cell/>
          <table:table-cell table:formula="of:=[$Non_Printed_Parts.C116]" office:value-type="float" office:value="19.64" calcext:value-type="float">
            <text:p>19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8]*[.F28]" office:value-type="float" office:value="19.64" calcext:value-type="float">
            <text:p>19.64</text:p>
          </table:table-cell>
          <table:table-cell table:number-columns-repeated="4"/>
        </table:table-row>
        <table:table-row table:style-name="ro3">
          <table:table-cell table:formula="of:=[$Non_Printed_Parts.A119]" office:value-type="string" office:string-value="Bourns potentiometer" calcext:value-type="string">
            <text:p>Bourns potentiometer</text:p>
          </table:table-cell>
          <table:table-cell/>
          <table:table-cell table:formula="of:=[$Non_Printed_Parts.C119]"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9]*[.F29]" office:value-type="float" office:value="19" calcext:value-type="float">
            <text:p>19</text:p>
          </table:table-cell>
          <table:table-cell table:number-columns-repeated="4"/>
        </table:table-row>
        <table:table-row table:style-name="ro3">
          <table:table-cell table:formula="of:=[$Non_Printed_Parts.A120]" office:value-type="string" office:string-value="ON/OFF switch" calcext:value-type="string">
            <text:p>ON/OFF switch</text:p>
          </table:table-cell>
          <table:table-cell/>
          <table:table-cell table:formula="of:=[$Non_Printed_Parts.C120]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0]*[.F30]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formula="of:=[$Non_Printed_Parts.A122]" office:value-type="string" office:string-value="Phono socket" calcext:value-type="string">
            <text:p>Phono socket</text:p>
          </table:table-cell>
          <table:table-cell/>
          <table:table-cell table:formula="of:=[$Non_Printed_Parts.C122]" office:value-type="float" office:value="2.2" calcext:value-type="float">
            <text:p>2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1]*[.F31]" office:value-type="float" office:value="2.2" calcext:value-type="float">
            <text:p>2.2</text:p>
          </table:table-cell>
          <table:table-cell table:number-columns-repeated="4"/>
        </table:table-row>
        <table:table-row table:style-name="ro3">
          <table:table-cell table:formula="of:=[$Non_Printed_Parts.A124]" office:value-type="string" office:string-value="9v connector" calcext:value-type="string">
            <text:p>9v connector</text:p>
          </table:table-cell>
          <table:table-cell/>
          <table:table-cell table:formula="of:=[$Non_Printed_Parts.C124]" office:value-type="float" office:value="2.28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2]*[.F32]" office:value-type="float" office:value="2.28" calcext:value-type="float">
            <text:p>2.28</text:p>
          </table:table-cell>
          <table:table-cell table:number-columns-repeated="4"/>
        </table:table-row>
        <table:table-row table:style-name="ro3">
          <table:table-cell table:formula="of:=[$Non_Printed_Parts.A132]" office:value-type="string" office:string-value="Resistor 1 W through hole ohmage as per circuit diagram" calcext:value-type="string">
            <text:p>Resistor 1 W through hole ohmage as per circuit diagram</text:p>
          </table:table-cell>
          <table:table-cell/>
          <table:table-cell table:formula="of:=[$Non_Printed_Parts.C132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3]*[.F33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Non_Printed_Parts.A133]" office:value-type="string" office:string-value="spade terminal connector sizes as per electronics construction guides" calcext:value-type="string">
            <text:p>spade terminal connector sizes as per electronics construction guides</text:p>
          </table:table-cell>
          <table:table-cell/>
          <table:table-cell table:formula="of:=[$Non_Printed_Parts.C133]" office:value-type="float" office:value="0.5" calcext:value-type="float">
            <text:p>0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34]*[.F34]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formula="of:=[$Non_Printed_Parts.A158]" office:value-type="string" office:string-value="9V Battery 6LR61" calcext:value-type="string">
            <text:p>9V Battery 6LR61</text:p>
          </table:table-cell>
          <table:table-cell/>
          <table:table-cell table:formula="of:=[$Non_Printed_Parts.C158]"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5]*[.F35]" office:value-type="float" office:value="45" calcext:value-type="float">
            <text:p>45</text:p>
          </table:table-cell>
          <table:table-cell table:number-columns-repeated="4"/>
        </table:table-row>
        <table:table-row table:style-name="ro3" table:number-rows-repeated="15">
          <table:table-cell table:number-columns-repeated="1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 table:number-columns-repeated="2"/>
          <table:table-cell table:style-name="ce142" office:value-type="string" calcext:value-type="string">
            <text:p>Total_filament_length m</text:p>
          </table:table-cell>
          <table:table-cell table:style-name="ce142"/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</text:p>
          </table:table-cell>
          <table:table-cell table:style-name="ce142"/>
          <table:table-cell table:number-columns-repeated="3"/>
        </table:table-row>
        <table:table-row table:style-name="ro4">
          <table:table-cell table:style-name="ce142" office:value-type="string" calcext:value-type="string">
            <text:p>Total_time_and_weight</text:p>
          </table:table-cell>
          <table:table-cell table:style-name="ce142" office:value-type="string" calcext:value-type="string">
            <text:p>PUMA_Lite_controller</text:p>
          </table:table-cell>
          <table:table-cell table:style-name="ce142" table:number-columns-repeated="2"/>
          <table:table-cell table:style-name="ce142" table:formula="of:=SUM([.J6:.J17])" office:value-type="float" office:value="23.14" calcext:value-type="float">
            <text:p>23.14</text:p>
          </table:table-cell>
          <table:table-cell table:style-name="ce142"/>
          <table:table-cell table:style-name="ce142" table:formula="of:=[.J20]" office:value-type="float" office:value="69.01619602007" calcext:value-type="float">
            <text:p>69.01619602007</text:p>
          </table:table-cell>
          <table:table-cell table:style-name="ce142" table:formula="of:=SUM([.H6:.H22])+INT(SUM([.I6:.I22])/60)" office:value-type="float" office:value="14" calcext:value-type="float">
            <text:p>14</text:p>
          </table:table-cell>
          <table:table-cell table:style-name="ce142" table:formula="of:=MOD(SUM([.I6:.I24]);60)" office:value-type="float" office:value="10" calcext:value-type="float">
            <text:p>10</text:p>
          </table:table-cell>
          <table:table-cell table:style-name="ce142" table:formula="of:=[.G52]+SUM([.J26:.J47])" office:value-type="float" office:value="165.89619602007" calcext:value-type="float">
            <text:p>165.89619602007</text:p>
          </table:table-cell>
          <table:table-cell table:style-name="ce142"/>
          <table:table-cell table:number-columns-repeated="2"/>
          <table:table-cell table:style-name="ce165"/>
        </table:table-row>
      </table:table>
      <table:table table:name="CF_Monocular_Mirror_Scope" table:style-name="ta1">
        <table:table-column table:style-name="co37" table:default-cell-style-name="Default"/>
        <table:table-column table:style-name="co38" table:default-cell-style-name="Default"/>
        <table:table-column table:style-name="co6" table:number-columns-repeated="1022" table:default-cell-style-name="Default"/>
        <table:table-row table:style-name="ro1">
          <table:table-cell table:style-name="ce167" office:value-type="string" calcext:value-type="string">
            <text:p>Configuration: Monocular scope with mirror illumin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escription: Monocular scope with simple mirror illumination (no condenser) and standard filterblock, short legs, manual stage with stage clips (The ‘Hello World’ of PUMA scope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/>
          <table:table-cell table:style-name="ce142" office:value-type="string" calcext:value-type="string">
            <text:p>Total_filament_length m</text:p>
          </table:table-cell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 g</text:p>
          </table:table-cell>
          <table:table-cell table:number-columns-repeated="2"/>
          <table:table-cell table:style-name="ce14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table:style-name="ce168" office:value-type="string" calcext:value-type="string">
            <text:p>Stage and Le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[$MD_Stage.A46]" office:value-type="string" office:string-value="Total_time_and_weight" calcext:value-type="string">
            <text:p>Total_time_and_weight</text:p>
          </table:table-cell>
          <table:table-cell table:formula="of:=[$MD_Stage.B46]" office:value-type="string" office:string-value="Stage" calcext:value-type="string">
            <text:p>Stage</text:p>
          </table:table-cell>
          <table:table-cell/>
          <table:table-cell table:formula="of:=[$MD_Stage.E46]" office:value-type="float" office:value="50.98" calcext:value-type="float">
            <text:p>50.98</text:p>
          </table:table-cell>
          <table:table-cell table:formula="of:=[$MD_Stage.G46]" office:value-type="float" office:value="152.05037480999" calcext:value-type="float">
            <text:p>152.05037480999</text:p>
          </table:table-cell>
          <table:table-cell table:formula="of:=[$MD_Stage.H46]" office:value-type="float" office:value="21" calcext:value-type="float">
            <text:p>21</text:p>
          </table:table-cell>
          <table:table-cell table:formula="of:=[$MD_Stage.I46]" office:value-type="float" office:value="48" calcext:value-type="float">
            <text:p>48</text:p>
          </table:table-cell>
          <table:table-cell table:formula="of:=[$MD_Stage.J46]" office:value-type="float" office:value="295.89037480999" calcext:value-type="float">
            <text:p>295.89037480999</text:p>
          </table:table-cell>
          <table:table-cell table:number-columns-repeated="5"/>
          <table:table-cell table:style-name="ce166" table:number-columns-repeated="3"/>
          <table:table-cell/>
          <table:table-cell table:style-name="ce166"/>
          <table:table-cell/>
          <table:table-cell table:style-name="ce166"/>
          <table:table-cell table:number-columns-repeated="1004"/>
        </table:table-row>
        <table:table-row table:style-name="ro3">
          <table:table-cell table:formula="of:=[$MD_Legs_short.A45]" office:value-type="string" office:string-value="Total_time_and_weight" calcext:value-type="string">
            <text:p>Total_time_and_weight</text:p>
          </table:table-cell>
          <table:table-cell table:formula="of:=[$MD_Legs_short.B45]" office:value-type="string" office:string-value="Legs_short" calcext:value-type="string">
            <text:p>Legs_short</text:p>
          </table:table-cell>
          <table:table-cell/>
          <table:table-cell table:formula="of:=[$MD_Legs_short.E45]" office:value-type="float" office:value="1.62" calcext:value-type="float">
            <text:p>1.62</text:p>
          </table:table-cell>
          <table:table-cell table:formula="of:=[$MD_Legs_short.G45]" office:value-type="float" office:value="4.83173023131" calcext:value-type="float">
            <text:p>4.83173023131</text:p>
          </table:table-cell>
          <table:table-cell table:formula="of:=[$MD_Legs_short.H45]" office:value-type="float" office:value="0" calcext:value-type="float">
            <text:p>0</text:p>
          </table:table-cell>
          <table:table-cell table:formula="of:=[$MD_Legs_short.I45]" office:value-type="float" office:value="48" calcext:value-type="float">
            <text:p>48</text:p>
          </table:table-cell>
          <table:table-cell table:formula="of:=[$MD_Legs_short.J45]" office:value-type="float" office:value="47.53163023131" calcext:value-type="float">
            <text:p>47.53163023131</text:p>
          </table:table-cell>
          <table:table-cell table:number-columns-repeated="5"/>
          <table:table-cell table:style-name="ce166" table:number-columns-repeated="3"/>
          <table:table-cell/>
          <table:table-cell table:style-name="ce166"/>
          <table:table-cell/>
          <table:table-cell table:style-name="ce166"/>
          <table:table-cell table:number-columns-repeated="1004"/>
        </table:table-row>
        <table:table-row table:style-name="ro3">
          <table:table-cell table:formula="of:=[$MD_Stage_clips.A45]" office:value-type="string" office:string-value="Total_time_and_weight" calcext:value-type="string">
            <text:p>Total_time_and_weight</text:p>
          </table:table-cell>
          <table:table-cell table:formula="of:=[$MD_Stage_clips.B45]" office:value-type="string" office:string-value="Stage_clips" calcext:value-type="string">
            <text:p>Stage_clips</text:p>
          </table:table-cell>
          <table:table-cell/>
          <table:table-cell table:formula="of:=[$MD_Stage_clips.E45]" office:value-type="float" office:value="0" calcext:value-type="float">
            <text:p>0</text:p>
          </table:table-cell>
          <table:table-cell table:formula="of:=[$MD_Stage_clips.G45]" office:value-type="float" office:value="0" calcext:value-type="float">
            <text:p>0</text:p>
          </table:table-cell>
          <table:table-cell table:formula="of:=[$MD_Stage_clips.H45]" office:value-type="float" office:value="0" calcext:value-type="float">
            <text:p>0</text:p>
          </table:table-cell>
          <table:table-cell table:formula="of:=[$MD_Stage_clips.I45]" office:value-type="float" office:value="0" calcext:value-type="float">
            <text:p>0</text:p>
          </table:table-cell>
          <table:table-cell table:formula="of:=[$MD_Stage_clips.J45]" office:value-type="float" office:value="11.3" calcext:value-type="float">
            <text:p>11.3</text:p>
          </table:table-cell>
          <table:table-cell table:number-columns-repeated="5"/>
          <table:table-cell table:style-name="ce166" table:number-columns-repeated="3"/>
          <table:table-cell/>
          <table:table-cell table:style-name="ce166"/>
          <table:table-cell/>
          <table:table-cell table:style-name="ce166"/>
          <table:table-cell table:number-columns-repeated="1004"/>
        </table:table-row>
        <table:table-row table:style-name="ro3">
          <table:table-cell table:number-columns-repeated="13"/>
          <table:table-cell table:style-name="ce166" table:number-columns-repeated="3"/>
          <table:table-cell/>
          <table:table-cell table:style-name="ce166"/>
          <table:table-cell/>
          <table:table-cell table:style-name="ce166"/>
          <table:table-cell table:number-columns-repeated="1004"/>
        </table:table-row>
        <table:table-row table:style-name="ro2">
          <table:table-cell table:style-name="ce168" office:value-type="string" calcext:value-type="string">
            <text:p>Below_stage_optics</text:p>
          </table:table-cell>
          <table:table-cell table:number-columns-repeated="12"/>
          <table:table-cell table:style-name="ce166" table:number-columns-repeated="3"/>
          <table:table-cell/>
          <table:table-cell table:style-name="ce166"/>
          <table:table-cell/>
          <table:table-cell table:style-name="ce166"/>
          <table:table-cell table:number-columns-repeated="1004"/>
        </table:table-row>
        <table:table-row table:style-name="ro3">
          <table:table-cell table:number-columns-repeated="13"/>
          <table:table-cell table:style-name="ce166" table:number-columns-repeated="3"/>
          <table:table-cell/>
          <table:table-cell table:style-name="ce166"/>
          <table:table-cell/>
          <table:table-cell table:style-name="ce166"/>
          <table:table-cell table:number-columns-repeated="1004"/>
        </table:table-row>
        <table:table-row table:style-name="ro3">
          <table:table-cell table:style-name="ce169" table:formula="of:=[$MD_DI_Mirror_simple.A45]" office:value-type="string" office:string-value="Total_time_and_weight" calcext:value-type="string">
            <text:p>Total_time_and_weight</text:p>
          </table:table-cell>
          <table:table-cell table:style-name="ce169" table:formula="of:=[$MD_DI_Mirror_simple.B45]" office:value-type="string" office:string-value="Mirror_Simple" calcext:value-type="string">
            <text:p>Mirror_Simple</text:p>
          </table:table-cell>
          <table:table-cell table:style-name="ce169"/>
          <table:table-cell table:style-name="ce169" table:formula="of:=[$MD_DI_Mirror_simple.E45]" office:value-type="float" office:value="8.55" calcext:value-type="float">
            <text:p>8.55</text:p>
          </table:table-cell>
          <table:table-cell table:style-name="ce169" table:formula="of:=[$MD_DI_Mirror_simple.G45]" office:value-type="float" office:value="25.500798443025" calcext:value-type="float">
            <text:p>25.500798443025</text:p>
          </table:table-cell>
          <table:table-cell table:style-name="ce169" table:formula="of:=[$MD_DI_Mirror_simple.H45]" office:value-type="float" office:value="3" calcext:value-type="float">
            <text:p>3</text:p>
          </table:table-cell>
          <table:table-cell table:style-name="ce169" table:formula="of:=[$MD_DI_Mirror_simple.I45]" office:value-type="float" office:value="55" calcext:value-type="float">
            <text:p>55</text:p>
          </table:table-cell>
          <table:table-cell table:style-name="ce169" table:formula="of:=[$MD_DI_Mirror_simple.J45]" office:value-type="float" office:value="36.620798443025" calcext:value-type="float">
            <text:p>36.620798443025</text:p>
          </table:table-cell>
          <table:table-cell table:number-columns-repeated="2"/>
          <table:table-cell table:style-name="ce169"/>
          <table:table-cell/>
          <table:table-cell table:style-name="ce169"/>
          <table:table-cell table:style-name="ce173" table:number-columns-repeated="3"/>
          <table:table-cell/>
          <table:table-cell table:style-name="ce166"/>
          <table:table-cell/>
          <table:table-cell table:style-name="ce166"/>
          <table:table-cell table:number-columns-repeated="1004"/>
        </table:table-row>
        <table:table-row table:style-name="ro3">
          <table:table-cell table:style-name="ce169" table:formula="of:=[$MD_Objective_x40.A45]" office:value-type="string" office:string-value="Total_time_and_weight" calcext:value-type="string">
            <text:p>Total_time_and_weight</text:p>
          </table:table-cell>
          <table:table-cell table:style-name="ce169" table:formula="of:=[$MD_Objective_x4.B45]" office:value-type="string" office:string-value="Objective_x4" calcext:value-type="string">
            <text:p>Objective_x4</text:p>
          </table:table-cell>
          <table:table-cell table:style-name="ce169"/>
          <table:table-cell table:style-name="ce169" table:formula="of:=[$MD_Objective_x40.E45]" office:value-type="float" office:value="0" calcext:value-type="float">
            <text:p>0</text:p>
          </table:table-cell>
          <table:table-cell table:style-name="ce169" table:formula="of:=[$MD_Objective_x40.G45]" office:value-type="float" office:value="0" calcext:value-type="float">
            <text:p>0</text:p>
          </table:table-cell>
          <table:table-cell table:style-name="ce169" table:formula="of:=[$MD_Objective_x40.H45]" office:value-type="float" office:value="0" calcext:value-type="float">
            <text:p>0</text:p>
          </table:table-cell>
          <table:table-cell table:style-name="ce169" table:formula="of:=[$MD_Objective_x40.I45]" office:value-type="float" office:value="0" calcext:value-type="float">
            <text:p>0</text:p>
          </table:table-cell>
          <table:table-cell table:style-name="ce169" table:formula="of:=[$MD_Objective_x4.J45]" office:value-type="float" office:value="60" calcext:value-type="float">
            <text:p>60</text:p>
          </table:table-cell>
          <table:table-cell table:number-columns-repeated="2"/>
          <table:table-cell table:style-name="ce169"/>
          <table:table-cell/>
          <table:table-cell table:style-name="ce169"/>
          <table:table-cell table:style-name="ce173" table:number-columns-repeated="3"/>
          <table:table-cell/>
          <table:table-cell table:style-name="ce166"/>
          <table:table-cell/>
          <table:table-cell table:style-name="ce166"/>
          <table:table-cell table:number-columns-repeated="1004"/>
        </table:table-row>
        <table:table-row table:style-name="ro3">
          <table:table-cell table:style-name="ce169" table:number-columns-repeated="8"/>
          <table:table-cell table:number-columns-repeated="2"/>
          <table:table-cell table:style-name="ce169"/>
          <table:table-cell table:number-columns-repeated="2"/>
          <table:table-cell table:style-name="ce166" table:number-columns-repeated="3"/>
          <table:table-cell/>
          <table:table-cell table:style-name="ce166"/>
          <table:table-cell/>
          <table:table-cell table:style-name="ce166"/>
          <table:table-cell table:number-columns-repeated="1004"/>
        </table:table-row>
        <table:table-row table:style-name="ro2">
          <table:table-cell table:style-name="ce168" office:value-type="string" calcext:value-type="string">
            <text:p>Above_stage_optics</text:p>
          </table:table-cell>
          <table:table-cell table:number-columns-repeated="12"/>
          <table:table-cell table:style-name="ce166" table:number-columns-repeated="3"/>
          <table:table-cell/>
          <table:table-cell table:style-name="ce166"/>
          <table:table-cell/>
          <table:table-cell table:style-name="ce166"/>
          <table:table-cell table:number-columns-repeated="1004"/>
        </table:table-row>
        <table:table-row table:style-name="ro3">
          <table:table-cell table:number-columns-repeated="13"/>
          <table:table-cell table:style-name="ce166" table:number-columns-repeated="3"/>
          <table:table-cell/>
          <table:table-cell table:style-name="ce166"/>
          <table:table-cell/>
          <table:table-cell table:style-name="ce166"/>
          <table:table-cell table:number-columns-repeated="1004"/>
        </table:table-row>
        <table:table-row table:style-name="ro3">
          <table:table-cell table:formula="of:=[$MD_Filterblock_simple.A47]" office:value-type="string" office:string-value="Total_time_and_weight" calcext:value-type="string">
            <text:p>Total_time_and_weight</text:p>
          </table:table-cell>
          <table:table-cell table:formula="of:=[$MD_Filterblock_simple.B47]" office:value-type="string" office:string-value="Filterblock_simple" calcext:value-type="string">
            <text:p>Filterblock_simple</text:p>
          </table:table-cell>
          <table:table-cell/>
          <table:table-cell table:formula="of:=[$MD_Filterblock_simple.E47]" office:value-type="float" office:value="10.63" calcext:value-type="float">
            <text:p>10.63</text:p>
          </table:table-cell>
          <table:table-cell table:formula="of:=[$MD_Filterblock_simple.G47]" office:value-type="float" office:value="31.704501456065" calcext:value-type="float">
            <text:p>31.704501456065</text:p>
          </table:table-cell>
          <table:table-cell table:formula="of:=[$MD_Filterblock_simple.H47]" office:value-type="float" office:value="6" calcext:value-type="float">
            <text:p>6</text:p>
          </table:table-cell>
          <table:table-cell table:formula="of:=[$MD_Filterblock_simple.I47]" office:value-type="float" office:value="17" calcext:value-type="float">
            <text:p>17</text:p>
          </table:table-cell>
          <table:table-cell table:formula="of:=[$MD_Filterblock_simple.J47]" office:value-type="float" office:value="36.454501456065" calcext:value-type="float">
            <text:p>36.454501456065</text:p>
          </table:table-cell>
          <table:table-cell table:number-columns-repeated="5"/>
          <table:table-cell table:style-name="ce166" table:number-columns-repeated="3"/>
          <table:table-cell/>
          <table:table-cell table:style-name="ce166"/>
          <table:table-cell/>
          <table:table-cell table:style-name="ce166"/>
          <table:table-cell table:number-columns-repeated="1004"/>
        </table:table-row>
        <table:table-row table:style-name="ro3">
          <table:table-cell table:formula="of:=[$MD_Monocular_head.A45]" office:value-type="string" office:string-value="Total_time_and_weight" calcext:value-type="string">
            <text:p>Total_time_and_weight</text:p>
          </table:table-cell>
          <table:table-cell table:formula="of:=[$MD_Monocular_head.B45]" office:value-type="string" office:string-value="Monocular_head" calcext:value-type="string">
            <text:p>Monocular_head</text:p>
          </table:table-cell>
          <table:table-cell/>
          <table:table-cell table:formula="of:=[$MD_Monocular_head.E45]" office:value-type="float" office:value="10.23" calcext:value-type="float">
            <text:p>10.23</text:p>
          </table:table-cell>
          <table:table-cell table:formula="of:=[$MD_Monocular_head.G45]" office:value-type="float" office:value="30.511481645865" calcext:value-type="float">
            <text:p>30.511481645865</text:p>
          </table:table-cell>
          <table:table-cell table:formula="of:=[$MD_Monocular_head.H45]" office:value-type="float" office:value="3" calcext:value-type="float">
            <text:p>3</text:p>
          </table:table-cell>
          <table:table-cell table:formula="of:=[$MD_Monocular_head.I45]" office:value-type="float" office:value="28" calcext:value-type="float">
            <text:p>28</text:p>
          </table:table-cell>
          <table:table-cell table:formula="of:=[$MD_Monocular_head.J45]" office:value-type="float" office:value="30.511481645865" calcext:value-type="float">
            <text:p>30.511481645865</text:p>
          </table:table-cell>
          <table:table-cell table:number-columns-repeated="5"/>
          <table:table-cell table:style-name="ce166" table:number-columns-repeated="3"/>
          <table:table-cell/>
          <table:table-cell table:style-name="ce166"/>
          <table:table-cell/>
          <table:table-cell table:style-name="ce166"/>
          <table:table-cell table:number-columns-repeated="1004"/>
        </table:table-row>
        <table:table-row table:style-name="ro3">
          <table:table-cell table:formula="of:=[$MD_Ocular.A45]" office:value-type="string" office:string-value="Total_time_and_weight" calcext:value-type="string">
            <text:p>Total_time_and_weight</text:p>
          </table:table-cell>
          <table:table-cell table:formula="of:=[$MD_Ocular.B45]" office:value-type="string" office:string-value="Ocular_lens" calcext:value-type="string">
            <text:p>Ocular_lens</text:p>
          </table:table-cell>
          <table:table-cell/>
          <table:table-cell table:formula="of:=[$MD_Ocular.E45]" office:value-type="float" office:value="3.26" calcext:value-type="float">
            <text:p>3.26</text:p>
          </table:table-cell>
          <table:table-cell table:formula="of:=[$MD_Ocular.G45]" office:value-type="float" office:value="9.72311145313" calcext:value-type="float">
            <text:p>9.72311145313</text:p>
          </table:table-cell>
          <table:table-cell table:formula="of:=[$MD_Ocular.H45]" office:value-type="float" office:value="1" calcext:value-type="float">
            <text:p>1</text:p>
          </table:table-cell>
          <table:table-cell table:formula="of:=[$MD_Ocular.I45]" office:value-type="float" office:value="24" calcext:value-type="float">
            <text:p>24</text:p>
          </table:table-cell>
          <table:table-cell table:formula="of:=[$MD_Ocular.J45]" office:value-type="float" office:value="68.72311145313" calcext:value-type="float">
            <text:p>68.72311145313</text:p>
          </table:table-cell>
          <table:table-cell table:number-columns-repeated="5"/>
          <table:table-cell table:style-name="ce166" table:number-columns-repeated="3"/>
          <table:table-cell/>
          <table:table-cell table:style-name="ce166"/>
          <table:table-cell/>
          <table:table-cell table:style-name="ce166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68" office:value-type="string" calcext:value-type="string">
            <text:p>Control Box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n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0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171" office:value-type="string" calcext:value-type="string">
            <text:p>Totals</text:p>
          </table:table-cell>
          <table:table-cell table:style-name="ce171" table:number-columns-repeated="2"/>
          <table:table-cell table:style-name="ce172" table:formula="of:=SUM([.D9:.D30])" office:value-type="float" office:value="85.27" calcext:value-type="float">
            <text:p>85.3</text:p>
          </table:table-cell>
          <table:table-cell table:style-name="ce172" table:formula="of:=SUM([.E9:.E30])" office:value-type="float" office:value="254.321998039385" calcext:value-type="float">
            <text:p>254.3</text:p>
          </table:table-cell>
          <table:table-cell table:style-name="ce172" table:formula="of:=SUM([.F6:.F29])+INT(SUM([.G6:.G29])/60)" office:value-type="float" office:value="37" calcext:value-type="float">
            <text:p>37.0</text:p>
          </table:table-cell>
          <table:table-cell table:style-name="ce172" table:formula="of:=MOD(SUM([.G6:.G29]);60)" office:value-type="float" office:value="40" calcext:value-type="float">
            <text:p>40.0</text:p>
          </table:table-cell>
          <table:table-cell table:style-name="ce172" table:formula="of:=SUM([.H9:.H30])" office:value-type="float" office:value="587.031898039385" calcext:value-type="float">
            <text:p>587.0</text:p>
          </table:table-cell>
          <table:table-cell table:number-columns-repeated="2"/>
          <table:table-cell table:style-name="ce172"/>
          <table:table-cell/>
          <table:table-cell table:style-name="ce171"/>
          <table:table-cell table:style-name="ce174" table:number-columns-repeated="7"/>
          <table:table-cell table:style-name="ce171" table:number-columns-repeated="1004"/>
        </table:table-row>
      </table:table>
      <table:table table:name="CF_Fluorescence_Mono" table:style-name="ta1">
        <table:table-column table:style-name="co37" table:default-cell-style-name="Default"/>
        <table:table-column table:style-name="co39" table:default-cell-style-name="Default"/>
        <table:table-column table:style-name="co6" table:number-columns-repeated="11" table:default-cell-style-name="Default"/>
        <table:table-column table:style-name="co6" table:number-columns-repeated="3" table:default-cell-style-name="ce166"/>
        <table:table-column table:style-name="co6" table:default-cell-style-name="Default"/>
        <table:table-column table:style-name="co6" table:default-cell-style-name="ce166"/>
        <table:table-column table:style-name="co6" table:number-columns-repeated="1006" table:default-cell-style-name="Default"/>
        <table:table-row table:style-name="ro1">
          <table:table-cell table:style-name="ce167" office:value-type="string" calcext:value-type="string">
            <text:p>Configuration: Monocular Epifluorescence scope</text:p>
          </table:table-cell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office:value-type="string" calcext:value-type="string">
            <text:p>Description: Monocular scope with epi-illuminator and filters for fluorescence, short legs, manual stage with XY-calipers and PUMA Lite controller (a practical mid-range PUMA scope)</text:p>
          </table:table-cell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/>
          <table:table-cell table:style-name="ce142" office:value-type="string" calcext:value-type="string">
            <text:p>Total_filament_length m</text:p>
          </table:table-cell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 g</text:p>
          </table:table-cell>
          <table:table-cell table:number-columns-repeated="2"/>
          <table:table-cell table:style-name="ce142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2">
          <table:table-cell table:style-name="ce168" office:value-type="string" calcext:value-type="string">
            <text:p>Stage and Legs</text:p>
          </table:table-cell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formula="of:=[$MD_Stage.A46]" office:value-type="string" office:string-value="Total_time_and_weight" calcext:value-type="string">
            <text:p>Total_time_and_weight</text:p>
          </table:table-cell>
          <table:table-cell table:formula="of:=[$MD_Stage.B46]" office:value-type="string" office:string-value="Stage" calcext:value-type="string">
            <text:p>Stage</text:p>
          </table:table-cell>
          <table:table-cell/>
          <table:table-cell table:formula="of:=[$MD_Stage.E46]" office:value-type="float" office:value="50.98" calcext:value-type="float">
            <text:p>50.98</text:p>
          </table:table-cell>
          <table:table-cell table:formula="of:=[$MD_Stage.G46]" office:value-type="float" office:value="152.05037480999" calcext:value-type="float">
            <text:p>152.05037480999</text:p>
          </table:table-cell>
          <table:table-cell table:formula="of:=[$MD_Stage.H46]" office:value-type="float" office:value="21" calcext:value-type="float">
            <text:p>21</text:p>
          </table:table-cell>
          <table:table-cell table:formula="of:=[$MD_Stage.I46]" office:value-type="float" office:value="48" calcext:value-type="float">
            <text:p>48</text:p>
          </table:table-cell>
          <table:table-cell table:formula="of:=[$MD_Stage.J46]" office:value-type="float" office:value="295.89037480999" calcext:value-type="float">
            <text:p>295.89037480999</text:p>
          </table:table-cell>
          <table:table-cell table:number-columns-repeated="1016"/>
        </table:table-row>
        <table:table-row table:style-name="ro3">
          <table:table-cell table:formula="of:=[$MD_XY_Calipers.A45]" office:value-type="string" office:string-value="Total_time_and_weight" calcext:value-type="string">
            <text:p>Total_time_and_weight</text:p>
          </table:table-cell>
          <table:table-cell table:formula="of:=[$MD_XY_Calipers.B45]" office:value-type="string" office:string-value="XY_Calipers" calcext:value-type="string">
            <text:p>XY_Calipers</text:p>
          </table:table-cell>
          <table:table-cell/>
          <table:table-cell table:formula="of:=[$MD_XY_Calipers.E45]" office:value-type="float" office:value="2.59" calcext:value-type="float">
            <text:p>2.59</text:p>
          </table:table-cell>
          <table:table-cell table:formula="of:=[$MD_XY_Calipers.G45]" office:value-type="float" office:value="7.724803271045" calcext:value-type="float">
            <text:p>7.724803271045</text:p>
          </table:table-cell>
          <table:table-cell table:formula="of:=[$MD_XY_Calipers.H45]" office:value-type="float" office:value="1" calcext:value-type="float">
            <text:p>1</text:p>
          </table:table-cell>
          <table:table-cell table:formula="of:=[$MD_XY_Calipers.I45]" office:value-type="float" office:value="26" calcext:value-type="float">
            <text:p>26</text:p>
          </table:table-cell>
          <table:table-cell table:formula="of:=[$MD_XY_Calipers.J45]" office:value-type="float" office:value="20.424803271045" calcext:value-type="float">
            <text:p>20.424803271045</text:p>
          </table:table-cell>
          <table:table-cell table:number-columns-repeated="1016"/>
        </table:table-row>
        <table:table-row table:style-name="ro3">
          <table:table-cell table:formula="of:=[$MD_Legs_short.A45]" office:value-type="string" office:string-value="Total_time_and_weight" calcext:value-type="string">
            <text:p>Total_time_and_weight</text:p>
          </table:table-cell>
          <table:table-cell table:formula="of:=[$MD_Legs_short.B45]" office:value-type="string" office:string-value="Legs_short" calcext:value-type="string">
            <text:p>Legs_short</text:p>
          </table:table-cell>
          <table:table-cell/>
          <table:table-cell table:formula="of:=[$MD_Legs_short.E45]" office:value-type="float" office:value="1.62" calcext:value-type="float">
            <text:p>1.62</text:p>
          </table:table-cell>
          <table:table-cell table:formula="of:=[$MD_Legs_short.G45]" office:value-type="float" office:value="4.83173023131" calcext:value-type="float">
            <text:p>4.83173023131</text:p>
          </table:table-cell>
          <table:table-cell table:formula="of:=[$MD_Legs_short.H45]" office:value-type="float" office:value="0" calcext:value-type="float">
            <text:p>0</text:p>
          </table:table-cell>
          <table:table-cell table:formula="of:=[$MD_Legs_short.I45]" office:value-type="float" office:value="48" calcext:value-type="float">
            <text:p>48</text:p>
          </table:table-cell>
          <table:table-cell table:formula="of:=[$MD_Legs_short.J45]" office:value-type="float" office:value="47.53163023131" calcext:value-type="float">
            <text:p>47.53163023131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style-name="ce168" office:value-type="string" calcext:value-type="string">
            <text:p>Below_stage_optic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lack body condenser is included in the epi-illuminator specs below</text:p>
          </table:table-cell>
          <table:table-cell table:number-columns-repeated="2"/>
          <table:table-cell table:style-name="ce165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68" office:value-type="string" calcext:value-type="string">
            <text:p>Above_stage_optic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[$MD_Objective_x40.A45]" office:value-type="string" office:string-value="Total_time_and_weight" calcext:value-type="string">
            <text:p>Total_time_and_weight</text:p>
          </table:table-cell>
          <table:table-cell table:formula="of:=[$MD_Objective_x40.B45]" office:value-type="string" office:string-value="Objective_x40" calcext:value-type="string">
            <text:p>Objective_x40</text:p>
          </table:table-cell>
          <table:table-cell/>
          <table:table-cell table:formula="of:=[$MD_Objective_x40.E45]" office:value-type="float" office:value="0" calcext:value-type="float">
            <text:p>0</text:p>
          </table:table-cell>
          <table:table-cell table:formula="of:=[$MD_Objective_x40.G45]" office:value-type="float" office:value="0" calcext:value-type="float">
            <text:p>0</text:p>
          </table:table-cell>
          <table:table-cell table:formula="of:=[$MD_Objective_x40.H45]" office:value-type="float" office:value="0" calcext:value-type="float">
            <text:p>0</text:p>
          </table:table-cell>
          <table:table-cell table:formula="of:=[$MD_Objective_x40.I45]" office:value-type="float" office:value="0" calcext:value-type="float">
            <text:p>0</text:p>
          </table:table-cell>
          <table:table-cell table:formula="of:=[$MD_Objective_x40.J45]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formula="of:=[$MD_Ocular.A45]" office:value-type="string" office:string-value="Total_time_and_weight" calcext:value-type="string">
            <text:p>Total_time_and_weight</text:p>
          </table:table-cell>
          <table:table-cell table:formula="of:=[$MD_Ocular.B45]" office:value-type="string" office:string-value="Ocular_lens" calcext:value-type="string">
            <text:p>Ocular_lens</text:p>
          </table:table-cell>
          <table:table-cell/>
          <table:table-cell table:formula="of:=[$MD_Ocular.E45]" office:value-type="float" office:value="3.26" calcext:value-type="float">
            <text:p>3.26</text:p>
          </table:table-cell>
          <table:table-cell table:formula="of:=[$MD_Ocular.G45]" office:value-type="float" office:value="9.72311145313" calcext:value-type="float">
            <text:p>9.72311145313</text:p>
          </table:table-cell>
          <table:table-cell table:formula="of:=[$MD_Ocular.H45]" office:value-type="float" office:value="1" calcext:value-type="float">
            <text:p>1</text:p>
          </table:table-cell>
          <table:table-cell table:formula="of:=[$MD_Ocular.I45]" office:value-type="float" office:value="24" calcext:value-type="float">
            <text:p>24</text:p>
          </table:table-cell>
          <table:table-cell table:formula="of:=[$MD_Ocular.J45]" office:value-type="float" office:value="68.72311145313" calcext:value-type="float">
            <text:p>68.72311145313</text:p>
          </table:table-cell>
          <table:table-cell table:number-columns-repeated="1016"/>
        </table:table-row>
        <table:table-row table:style-name="ro3">
          <table:table-cell table:formula="of:=[$MD_Monocular_head.A45]" office:value-type="string" office:string-value="Total_time_and_weight" calcext:value-type="string">
            <text:p>Total_time_and_weight</text:p>
          </table:table-cell>
          <table:table-cell table:formula="of:=[$MD_Monocular_head.B45]" office:value-type="string" office:string-value="Monocular_head" calcext:value-type="string">
            <text:p>Monocular_head</text:p>
          </table:table-cell>
          <table:table-cell/>
          <table:table-cell table:formula="of:=[$MD_Monocular_head.E45]" office:value-type="float" office:value="10.23" calcext:value-type="float">
            <text:p>10.23</text:p>
          </table:table-cell>
          <table:table-cell table:formula="of:=[$MD_Monocular_head.G45]" office:value-type="float" office:value="30.511481645865" calcext:value-type="float">
            <text:p>30.511481645865</text:p>
          </table:table-cell>
          <table:table-cell table:formula="of:=[$MD_Monocular_head.H45]" office:value-type="float" office:value="3" calcext:value-type="float">
            <text:p>3</text:p>
          </table:table-cell>
          <table:table-cell table:formula="of:=[$MD_Monocular_head.I45]" office:value-type="float" office:value="28" calcext:value-type="float">
            <text:p>28</text:p>
          </table:table-cell>
          <table:table-cell table:formula="of:=[$MD_Monocular_head.J45]" office:value-type="float" office:value="30.511481645865" calcext:value-type="float">
            <text:p>30.511481645865</text:p>
          </table:table-cell>
          <table:table-cell table:number-columns-repeated="1016"/>
        </table:table-row>
        <table:table-row table:style-name="ro3">
          <table:table-cell table:formula="of:=[$MD_Filterblock_advanced.A48]" office:value-type="string" office:string-value="Total_time_and_weight" calcext:value-type="string">
            <text:p>Total_time_and_weight</text:p>
          </table:table-cell>
          <table:table-cell table:formula="of:=[$MD_Filterblock_advanced.B48]" office:value-type="string" office:string-value="Filterblock_advanced" calcext:value-type="string">
            <text:p>Filterblock_advanced</text:p>
          </table:table-cell>
          <table:table-cell/>
          <table:table-cell table:formula="of:=[$MD_Filterblock_advanced.E48]" office:value-type="float" office:value="14.08" calcext:value-type="float">
            <text:p>14.08</text:p>
          </table:table-cell>
          <table:table-cell table:formula="of:=[$MD_Filterblock_advanced.G48]" office:value-type="float" office:value="41.99429731904" calcext:value-type="float">
            <text:p>41.99429731904</text:p>
          </table:table-cell>
          <table:table-cell table:formula="of:=[$MD_Filterblock_advanced.H48]" office:value-type="float" office:value="8" calcext:value-type="float">
            <text:p>8</text:p>
          </table:table-cell>
          <table:table-cell table:formula="of:=[$MD_Filterblock_advanced.I48]" office:value-type="float" office:value="35" calcext:value-type="float">
            <text:p>35</text:p>
          </table:table-cell>
          <table:table-cell table:formula="of:=[$MD_Filterblock_advanced.J48]" office:value-type="float" office:value="51.08429731904" calcext:value-type="float">
            <text:p>51.08429731904</text:p>
          </table:table-cell>
          <table:table-cell table:number-columns-repeated="1016"/>
        </table:table-row>
        <table:table-row table:style-name="ro3">
          <table:table-cell table:formula="of:=[$MD_DI_EpiIllumination.A50]" office:value-type="string" office:string-value="Total_time_and_weight" calcext:value-type="string">
            <text:p>Total_time_and_weight</text:p>
          </table:table-cell>
          <table:table-cell table:formula="of:=[$MD_DI_EpiIllumination.B50]" office:value-type="string" office:string-value="Epi_illuminator" calcext:value-type="string">
            <text:p>Epi_illuminator</text:p>
          </table:table-cell>
          <table:table-cell/>
          <table:table-cell table:formula="of:=[$MD_DI_EpiIllumination.E50]" office:value-type="float" office:value="25.21" calcext:value-type="float">
            <text:p>25.21</text:p>
          </table:table-cell>
          <table:table-cell table:formula="of:=[$MD_DI_EpiIllumination.G50]" office:value-type="float" office:value="75.190073537855" calcext:value-type="float">
            <text:p>75.190073537855</text:p>
          </table:table-cell>
          <table:table-cell table:formula="of:=[$MD_DI_EpiIllumination.H50]" office:value-type="float" office:value="11" calcext:value-type="float">
            <text:p>11</text:p>
          </table:table-cell>
          <table:table-cell table:formula="of:=[$MD_DI_EpiIllumination.I50]" office:value-type="float" office:value="11" calcext:value-type="float">
            <text:p>11</text:p>
          </table:table-cell>
          <table:table-cell table:formula="of:=[$MD_DI_EpiIllumination.J50]" office:value-type="float" office:value="109.000073537855" calcext:value-type="float">
            <text:p>109.000073537855</text:p>
          </table:table-cell>
          <table:table-cell table:number-columns-repeated="1016"/>
        </table:table-row>
        <table:table-row table:style-name="ro3">
          <table:table-cell table:formula="of:=[$MD_Fluo_filters.A45]" office:value-type="string" office:string-value="Total_time_and_weight" calcext:value-type="string">
            <text:p>Total_time_and_weight</text:p>
          </table:table-cell>
          <table:table-cell table:formula="of:=[$MD_Fluo_filters.B45]" office:value-type="string" office:string-value="Fluo_filters" calcext:value-type="string">
            <text:p>Fluo_filters</text:p>
          </table:table-cell>
          <table:table-cell/>
          <table:table-cell table:formula="of:=[$MD_Fluo_filters.E45]" office:value-type="float" office:value="0.58" calcext:value-type="float">
            <text:p>0.58</text:p>
          </table:table-cell>
          <table:table-cell table:formula="of:=[$MD_Fluo_filters.G45]" office:value-type="float" office:value="1.72987872479" calcext:value-type="float">
            <text:p>1.72987872479</text:p>
          </table:table-cell>
          <table:table-cell table:formula="of:=[$MD_Fluo_filters.H45]" office:value-type="float" office:value="0" calcext:value-type="float">
            <text:p>0</text:p>
          </table:table-cell>
          <table:table-cell table:formula="of:=[$MD_Fluo_filters.I45]" office:value-type="float" office:value="21" calcext:value-type="float">
            <text:p>21</text:p>
          </table:table-cell>
          <table:table-cell table:formula="of:=[$MD_Fluo_filters.J45]" office:value-type="float" office:value="3.42987872479" calcext:value-type="float">
            <text:p>3.42987872479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68" office:value-type="string" calcext:value-type="string">
            <text:p>Control Box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[$MD_PUMA_Lite.A52]" office:value-type="string" office:string-value="Total_time_and_weight" calcext:value-type="string">
            <text:p>Total_time_and_weight</text:p>
          </table:table-cell>
          <table:table-cell table:formula="of:=[$MD_PUMA_Lite.B52]" office:value-type="string" office:string-value="PUMA_Lite_controller" calcext:value-type="string">
            <text:p>PUMA_Lite_controller</text:p>
          </table:table-cell>
          <table:table-cell/>
          <table:table-cell table:formula="of:=[$MD_PUMA_Lite.E52]" office:value-type="float" office:value="23.14" calcext:value-type="float">
            <text:p>23.14</text:p>
          </table:table-cell>
          <table:table-cell table:formula="of:=[$MD_PUMA_Lite.G52]" office:value-type="float" office:value="69.01619602007" calcext:value-type="float">
            <text:p>69.01619602007</text:p>
          </table:table-cell>
          <table:table-cell table:formula="of:=[$MD_PUMA_Lite.H52]" office:value-type="float" office:value="14" calcext:value-type="float">
            <text:p>14</text:p>
          </table:table-cell>
          <table:table-cell table:formula="of:=[$MD_PUMA_Lite.I52]" office:value-type="float" office:value="10" calcext:value-type="float">
            <text:p>10</text:p>
          </table:table-cell>
          <table:table-cell table:formula="of:=[$MD_PUMA_Lite.J52]" office:value-type="float" office:value="165.89619602007" calcext:value-type="float">
            <text:p>165.89619602007</text:p>
          </table:table-cell>
          <table:table-cell table:number-columns-repeated="101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style-name="ce170" table:number-columns-repeated="1024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4">
          <table:table-cell table:style-name="ce171" office:value-type="string" calcext:value-type="string">
            <text:p>Totals</text:p>
          </table:table-cell>
          <table:table-cell table:style-name="ce171" table:number-columns-repeated="2"/>
          <table:table-cell table:style-name="ce172" table:formula="of:=SUM([.D9:.D30])" office:value-type="float" office:value="131.69" calcext:value-type="float">
            <text:p>131.7</text:p>
          </table:table-cell>
          <table:table-cell table:style-name="ce172" table:formula="of:=SUM([.E9:.E30])" office:value-type="float" office:value="392.771947013095" calcext:value-type="float">
            <text:p>392.8</text:p>
          </table:table-cell>
          <table:table-cell table:style-name="ce172" table:formula="of:=SUM([.F9:.F32])+INT(SUM([.G9:.G32])/60)" office:value-type="float" office:value="63" calcext:value-type="float">
            <text:p>63.0</text:p>
          </table:table-cell>
          <table:table-cell table:style-name="ce172" table:formula="of:=MOD(SUM([.G9:.G32]);60)" office:value-type="float" office:value="11" calcext:value-type="float">
            <text:p>11.0</text:p>
          </table:table-cell>
          <table:table-cell table:style-name="ce172" table:formula="of:=SUM([.H9:.H30])" office:value-type="float" office:value="852.491847013095" calcext:value-type="float">
            <text:p>852.5</text:p>
          </table:table-cell>
          <table:table-cell table:number-columns-repeated="2"/>
          <table:table-cell table:style-name="ce172"/>
          <table:table-cell/>
          <table:table-cell table:style-name="ce171"/>
          <table:table-cell table:style-name="ce174" table:number-columns-repeated="5"/>
          <table:table-cell table:style-name="ce171" table:number-columns-repeated="1006"/>
        </table:table-row>
      </table:table>
      <table:table table:name="CF_Trinocular_AR_Scope" table:style-name="ta1">
        <table:table-column table:style-name="co37" table:default-cell-style-name="Default"/>
        <table:table-column table:style-name="co40" table:default-cell-style-name="Default"/>
        <table:table-column table:style-name="co6" table:number-columns-repeated="11" table:default-cell-style-name="Default"/>
        <table:table-column table:style-name="co6" table:number-columns-repeated="3" table:default-cell-style-name="ce166"/>
        <table:table-column table:style-name="co6" table:default-cell-style-name="Default"/>
        <table:table-column table:style-name="co6" table:default-cell-style-name="ce166"/>
        <table:table-column table:style-name="co6" table:number-columns-repeated="1006" table:default-cell-style-name="Default"/>
        <table:table-row table:style-name="ro1">
          <table:table-cell table:style-name="ce167" office:value-type="string" calcext:value-type="string">
            <text:p>Configuration: Augmented Reality Trinocular scope</text:p>
          </table:table-cell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office:value-type="string" calcext:value-type="string">
            <text:p>Description: Binocular scope with trinocular polarising port, full Kohler transillumination, advanced filterblock, long legs, motorised Z-stage with Xyslide calipers and Augmented reality system (a typical advanced PUMA scope)</text:p>
          </table:table-cell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4">
          <table:table-cell table:style-name="ce142"/>
          <table:table-cell table:style-name="ce142" office:value-type="string" calcext:value-type="string">
            <text:p>Module</text:p>
          </table:table-cell>
          <table:table-cell table:style-name="ce142"/>
          <table:table-cell table:style-name="ce142" office:value-type="string" calcext:value-type="string">
            <text:p>Total_filament_length m</text:p>
          </table:table-cell>
          <table:table-cell table:style-name="ce142" office:value-type="string" calcext:value-type="string">
            <text:p>Total_weight_filament</text:p>
          </table:table-cell>
          <table:table-cell table:style-name="ce142" office:value-type="string" calcext:value-type="string">
            <text:p>Hrs</text:p>
          </table:table-cell>
          <table:table-cell table:style-name="ce142" office:value-type="string" calcext:value-type="string">
            <text:p>Mins</text:p>
          </table:table-cell>
          <table:table-cell table:style-name="ce142" office:value-type="string" calcext:value-type="string">
            <text:p>Total_Weight g</text:p>
          </table:table-cell>
          <table:table-cell table:number-columns-repeated="2"/>
          <table:table-cell table:style-name="ce142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2">
          <table:table-cell table:style-name="ce168" office:value-type="string" calcext:value-type="string">
            <text:p>Stage and Legs</text:p>
          </table:table-cell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formula="of:=[$MD_Stage.A46]" office:value-type="string" office:string-value="Total_time_and_weight" calcext:value-type="string">
            <text:p>Total_time_and_weight</text:p>
          </table:table-cell>
          <table:table-cell table:formula="of:=[$MD_Stage.B46]" office:value-type="string" office:string-value="Stage" calcext:value-type="string">
            <text:p>Stage</text:p>
          </table:table-cell>
          <table:table-cell/>
          <table:table-cell table:formula="of:=[$MD_Stage.E46]" office:value-type="float" office:value="50.98" calcext:value-type="float">
            <text:p>50.98</text:p>
          </table:table-cell>
          <table:table-cell table:formula="of:=[$MD_Stage.G46]" office:value-type="float" office:value="152.05037480999" calcext:value-type="float">
            <text:p>152.05037480999</text:p>
          </table:table-cell>
          <table:table-cell table:formula="of:=[$MD_Stage.H46]" office:value-type="float" office:value="21" calcext:value-type="float">
            <text:p>21</text:p>
          </table:table-cell>
          <table:table-cell table:formula="of:=[$MD_Stage.I46]" office:value-type="float" office:value="48" calcext:value-type="float">
            <text:p>48</text:p>
          </table:table-cell>
          <table:table-cell table:formula="of:=[$MD_Stage.J46]" office:value-type="float" office:value="295.89037480999" calcext:value-type="float">
            <text:p>295.89037480999</text:p>
          </table:table-cell>
          <table:table-cell table:number-columns-repeated="1016"/>
        </table:table-row>
        <table:table-row table:style-name="ro3">
          <table:table-cell table:formula="of:=[$MD_XY_Calipers.A45]" office:value-type="string" office:string-value="Total_time_and_weight" calcext:value-type="string">
            <text:p>Total_time_and_weight</text:p>
          </table:table-cell>
          <table:table-cell table:formula="of:=[$MD_XY_Calipers.B45]" office:value-type="string" office:string-value="XY_Calipers" calcext:value-type="string">
            <text:p>XY_Calipers</text:p>
          </table:table-cell>
          <table:table-cell/>
          <table:table-cell table:formula="of:=[$MD_XY_Calipers.E45]" office:value-type="float" office:value="2.59" calcext:value-type="float">
            <text:p>2.59</text:p>
          </table:table-cell>
          <table:table-cell table:formula="of:=[$MD_XY_Calipers.G45]" office:value-type="float" office:value="7.724803271045" calcext:value-type="float">
            <text:p>7.724803271045</text:p>
          </table:table-cell>
          <table:table-cell table:formula="of:=[$MD_XY_Calipers.H45]" office:value-type="float" office:value="1" calcext:value-type="float">
            <text:p>1</text:p>
          </table:table-cell>
          <table:table-cell table:formula="of:=[$MD_XY_Calipers.I45]" office:value-type="float" office:value="26" calcext:value-type="float">
            <text:p>26</text:p>
          </table:table-cell>
          <table:table-cell table:formula="of:=[$MD_XY_Calipers.J45]" office:value-type="float" office:value="20.424803271045" calcext:value-type="float">
            <text:p>20.424803271045</text:p>
          </table:table-cell>
          <table:table-cell table:number-columns-repeated="1016"/>
        </table:table-row>
        <table:table-row table:style-name="ro3">
          <table:table-cell table:formula="of:=[$MD_Legs_long_level.A48]" office:value-type="string" office:string-value="Total_time_and_weight" calcext:value-type="string">
            <text:p>Total_time_and_weight</text:p>
          </table:table-cell>
          <table:table-cell table:formula="of:=[$MD_Legs_long_level.B48]" office:value-type="string" office:string-value="Legs_long_level" calcext:value-type="string">
            <text:p>Legs_long_level</text:p>
          </table:table-cell>
          <table:table-cell/>
          <table:table-cell table:formula="of:=[$MD_Legs_long_level.E48]" office:value-type="float" office:value="21.23" calcext:value-type="float">
            <text:p>21.23</text:p>
          </table:table-cell>
          <table:table-cell table:formula="of:=[$MD_Legs_long_level.G48]" office:value-type="float" office:value="63.319526426365" calcext:value-type="float">
            <text:p>63.319526426365</text:p>
          </table:table-cell>
          <table:table-cell table:formula="of:=[$MD_Legs_long_level.H48]" office:value-type="float" office:value="8" calcext:value-type="float">
            <text:p>8</text:p>
          </table:table-cell>
          <table:table-cell table:formula="of:=[$MD_Legs_long_level.I48]" office:value-type="float" office:value="9" calcext:value-type="float">
            <text:p>9</text:p>
          </table:table-cell>
          <table:table-cell table:formula="of:=[$MD_Legs_long_level.J48]" office:value-type="float" office:value="128.095426426365" calcext:value-type="float">
            <text:p>128.095426426365</text:p>
          </table:table-cell>
          <table:table-cell table:number-columns-repeated="1016"/>
        </table:table-row>
        <table:table-row table:style-name="ro3">
          <table:table-cell table:formula="of:=[$MD_Z_Motor.A46]" office:value-type="string" office:string-value="Total_time_and_weight" calcext:value-type="string">
            <text:p>Total_time_and_weight</text:p>
          </table:table-cell>
          <table:table-cell table:formula="of:=[$MD_Z_Motor.B46]" office:value-type="string" office:string-value="Z_Motor" calcext:value-type="string">
            <text:p>Z_Motor</text:p>
          </table:table-cell>
          <table:table-cell/>
          <table:table-cell table:formula="of:=[$MD_Z_Motor.E46]" office:value-type="float" office:value="7.86" calcext:value-type="float">
            <text:p>7.86</text:p>
          </table:table-cell>
          <table:table-cell table:formula="of:=[$MD_Z_Motor.G46]" office:value-type="float" office:value="23.44283927043" calcext:value-type="float">
            <text:p>23.44283927043</text:p>
          </table:table-cell>
          <table:table-cell table:formula="of:=[$MD_Z_Motor.H46]" office:value-type="float" office:value="4" calcext:value-type="float">
            <text:p>4</text:p>
          </table:table-cell>
          <table:table-cell table:formula="of:=[$MD_Z_Motor.I46]" office:value-type="float" office:value="18" calcext:value-type="float">
            <text:p>18</text:p>
          </table:table-cell>
          <table:table-cell table:formula="of:=[$MD_Z_Motor.J46]" office:value-type="float" office:value="82.21983927043" calcext:value-type="float">
            <text:p>82.21983927043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68" office:value-type="string" calcext:value-type="string">
            <text:p>Below_stage_optic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[$MD_DI_Kohler.A79]" office:value-type="string" office:string-value="Total_time_and_weight" calcext:value-type="string">
            <text:p>Total_time_and_weight</text:p>
          </table:table-cell>
          <table:table-cell table:formula="of:=[$MD_DI_Kohler.B79]" office:value-type="string" office:string-value="Kohler_illuminator" calcext:value-type="string">
            <text:p>Kohler_illuminator</text:p>
          </table:table-cell>
          <table:table-cell/>
          <table:table-cell table:formula="of:=[$MD_DI_Kohler.E79]" office:value-type="float" office:value="67.4" calcext:value-type="float">
            <text:p>67.4</text:p>
          </table:table-cell>
          <table:table-cell table:formula="of:=[$MD_DI_Kohler.G79]" office:value-type="float" office:value="201.0238380187" calcext:value-type="float">
            <text:p>201.0238380187</text:p>
          </table:table-cell>
          <table:table-cell table:formula="of:=[$MD_DI_Kohler.H79]" office:value-type="float" office:value="29" calcext:value-type="float">
            <text:p>29</text:p>
          </table:table-cell>
          <table:table-cell table:formula="of:=[$MD_DI_Kohler.I79]" office:value-type="float" office:value="3" calcext:value-type="float">
            <text:p>3</text:p>
          </table:table-cell>
          <table:table-cell table:formula="of:=[$MD_DI_Kohler.J79]" office:value-type="float" office:value="303.8070380187" calcext:value-type="float">
            <text:p>303.8070380187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68" office:value-type="string" calcext:value-type="string">
            <text:p>Above_stage_optic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[$MD_Objective_x40.A45]" office:value-type="string" office:string-value="Total_time_and_weight" calcext:value-type="string">
            <text:p>Total_time_and_weight</text:p>
          </table:table-cell>
          <table:table-cell table:formula="of:=[$MD_Objective_x40.B45]" office:value-type="string" office:string-value="Objective_x40" calcext:value-type="string">
            <text:p>Objective_x40</text:p>
          </table:table-cell>
          <table:table-cell/>
          <table:table-cell table:formula="of:=[$MD_Objective_x40.E45]" office:value-type="float" office:value="0" calcext:value-type="float">
            <text:p>0</text:p>
          </table:table-cell>
          <table:table-cell table:formula="of:=[$MD_Objective_x40.G45]" office:value-type="float" office:value="0" calcext:value-type="float">
            <text:p>0</text:p>
          </table:table-cell>
          <table:table-cell table:formula="of:=[$MD_Objective_x40.H45]" office:value-type="float" office:value="0" calcext:value-type="float">
            <text:p>0</text:p>
          </table:table-cell>
          <table:table-cell table:formula="of:=[$MD_Objective_x40.I45]" office:value-type="float" office:value="0" calcext:value-type="float">
            <text:p>0</text:p>
          </table:table-cell>
          <table:table-cell table:formula="of:=[$MD_Objective_x40.J45]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formula="of:=[$MD_Ocular.A45]" office:value-type="string" office:string-value="Total_time_and_weight" calcext:value-type="string">
            <text:p>Total_time_and_weight</text:p>
          </table:table-cell>
          <table:table-cell table:formula="of:=[$MD_Ocular.B45]" office:value-type="string" office:string-value="Ocular_lens" calcext:value-type="string">
            <text:p>Ocular_lens</text:p>
          </table:table-cell>
          <table:table-cell/>
          <table:table-cell table:formula="of:=[$MD_Ocular.E45]" office:value-type="float" office:value="3.26" calcext:value-type="float">
            <text:p>3.26</text:p>
          </table:table-cell>
          <table:table-cell table:formula="of:=[$MD_Ocular.G45]" office:value-type="float" office:value="9.72311145313" calcext:value-type="float">
            <text:p>9.72311145313</text:p>
          </table:table-cell>
          <table:table-cell table:formula="of:=[$MD_Ocular.H45]" office:value-type="float" office:value="1" calcext:value-type="float">
            <text:p>1</text:p>
          </table:table-cell>
          <table:table-cell table:formula="of:=[$MD_Ocular.I45]" office:value-type="float" office:value="24" calcext:value-type="float">
            <text:p>24</text:p>
          </table:table-cell>
          <table:table-cell table:formula="of:=[$MD_Ocular.J45]" office:value-type="float" office:value="68.72311145313" calcext:value-type="float">
            <text:p>68.72311145313</text:p>
          </table:table-cell>
          <table:table-cell table:number-columns-repeated="1016"/>
        </table:table-row>
        <table:table-row table:style-name="ro3">
          <table:table-cell table:formula="of:=[$MD_Ocular.A45]" office:value-type="string" office:string-value="Total_time_and_weight" calcext:value-type="string">
            <text:p>Total_time_and_weight</text:p>
          </table:table-cell>
          <table:table-cell table:formula="of:=[$MD_Ocular.B45]" office:value-type="string" office:string-value="Ocular_lens" calcext:value-type="string">
            <text:p>Ocular_lens</text:p>
          </table:table-cell>
          <table:table-cell/>
          <table:table-cell table:formula="of:=[$MD_Ocular.E45]" office:value-type="float" office:value="3.26" calcext:value-type="float">
            <text:p>3.26</text:p>
          </table:table-cell>
          <table:table-cell table:formula="of:=[$MD_Ocular.G45]" office:value-type="float" office:value="9.72311145313" calcext:value-type="float">
            <text:p>9.72311145313</text:p>
          </table:table-cell>
          <table:table-cell table:formula="of:=[$MD_Ocular.H45]" office:value-type="float" office:value="1" calcext:value-type="float">
            <text:p>1</text:p>
          </table:table-cell>
          <table:table-cell table:formula="of:=[$MD_Ocular.I45]" office:value-type="float" office:value="24" calcext:value-type="float">
            <text:p>24</text:p>
          </table:table-cell>
          <table:table-cell table:formula="of:=[$MD_Ocular.J45]" office:value-type="float" office:value="68.72311145313" calcext:value-type="float">
            <text:p>68.72311145313</text:p>
          </table:table-cell>
          <table:table-cell table:number-columns-repeated="1016"/>
        </table:table-row>
        <table:table-row table:style-name="ro3">
          <table:table-cell table:formula="of:=[$MD_Ocular.A45]" office:value-type="string" office:string-value="Total_time_and_weight" calcext:value-type="string">
            <text:p>Total_time_and_weight</text:p>
          </table:table-cell>
          <table:table-cell table:formula="of:=[$MD_Ocular.B45]" office:value-type="string" office:string-value="Ocular_lens" calcext:value-type="string">
            <text:p>Ocular_lens</text:p>
          </table:table-cell>
          <table:table-cell/>
          <table:table-cell table:formula="of:=[$MD_Ocular.E45]" office:value-type="float" office:value="3.26" calcext:value-type="float">
            <text:p>3.26</text:p>
          </table:table-cell>
          <table:table-cell table:formula="of:=[$MD_Ocular.G45]" office:value-type="float" office:value="9.72311145313" calcext:value-type="float">
            <text:p>9.72311145313</text:p>
          </table:table-cell>
          <table:table-cell table:formula="of:=[$MD_Ocular.H45]" office:value-type="float" office:value="1" calcext:value-type="float">
            <text:p>1</text:p>
          </table:table-cell>
          <table:table-cell table:formula="of:=[$MD_Ocular.I45]" office:value-type="float" office:value="24" calcext:value-type="float">
            <text:p>24</text:p>
          </table:table-cell>
          <table:table-cell table:formula="of:=[$MD_Ocular.J45]" office:value-type="float" office:value="68.72311145313" calcext:value-type="float">
            <text:p>68.72311145313</text:p>
          </table:table-cell>
          <table:table-cell table:number-columns-repeated="1016"/>
        </table:table-row>
        <table:table-row table:style-name="ro3">
          <table:table-cell table:formula="of:=[$'MD_Ergo_monocular head'.A48]" office:value-type="string" office:string-value="Total_time_and_weight" calcext:value-type="string">
            <text:p>Total_time_and_weight</text:p>
          </table:table-cell>
          <table:table-cell table:formula="of:=[$'MD_Ergo_monocular head'.B48]" office:value-type="string" office:string-value="Binocular_head" calcext:value-type="string">
            <text:p>Binocular_head</text:p>
          </table:table-cell>
          <table:table-cell/>
          <table:table-cell table:formula="of:=[$MD_Binocular_head.E53]" office:value-type="float" office:value="32.57" calcext:value-type="float">
            <text:p>32.57</text:p>
          </table:table-cell>
          <table:table-cell table:formula="of:=[$MD_Binocular_head.G53]" office:value-type="float" office:value="106.029635631525" calcext:value-type="float">
            <text:p>106.029635631525</text:p>
          </table:table-cell>
          <table:table-cell table:formula="of:=[$MD_Binocular_head.H53]" office:value-type="float" office:value="18" calcext:value-type="float">
            <text:p>18</text:p>
          </table:table-cell>
          <table:table-cell table:formula="of:=[$MD_Binocular_head.I53]" office:value-type="float" office:value="38" calcext:value-type="float">
            <text:p>38</text:p>
          </table:table-cell>
          <table:table-cell table:formula="of:=[$MD_Binocular_head.J53]" office:value-type="float" office:value="155.795835631525" calcext:value-type="float">
            <text:p>155.795835631525</text:p>
          </table:table-cell>
          <table:table-cell table:number-columns-repeated="1016"/>
        </table:table-row>
        <table:table-row table:style-name="ro3">
          <table:table-cell table:formula="of:=[$MD_Filterblock_advanced.A48]" office:value-type="string" office:string-value="Total_time_and_weight" calcext:value-type="string">
            <text:p>Total_time_and_weight</text:p>
          </table:table-cell>
          <table:table-cell table:formula="of:=[$MD_Filterblock_advanced.B48]" office:value-type="string" office:string-value="Filterblock_advanced" calcext:value-type="string">
            <text:p>Filterblock_advanced</text:p>
          </table:table-cell>
          <table:table-cell/>
          <table:table-cell table:formula="of:=[$MD_Filterblock_advanced.E48]" office:value-type="float" office:value="14.08" calcext:value-type="float">
            <text:p>14.08</text:p>
          </table:table-cell>
          <table:table-cell table:formula="of:=[$MD_Filterblock_advanced.G48]" office:value-type="float" office:value="41.99429731904" calcext:value-type="float">
            <text:p>41.99429731904</text:p>
          </table:table-cell>
          <table:table-cell table:formula="of:=[$MD_Filterblock_advanced.H48]" office:value-type="float" office:value="8" calcext:value-type="float">
            <text:p>8</text:p>
          </table:table-cell>
          <table:table-cell table:formula="of:=[$MD_Filterblock_advanced.I48]" office:value-type="float" office:value="35" calcext:value-type="float">
            <text:p>35</text:p>
          </table:table-cell>
          <table:table-cell table:formula="of:=[$MD_Filterblock_advanced.J48]" office:value-type="float" office:value="51.08429731904" calcext:value-type="float">
            <text:p>51.08429731904</text:p>
          </table:table-cell>
          <table:table-cell table:number-columns-repeated="1016"/>
        </table:table-row>
        <table:table-row table:style-name="ro3">
          <table:table-cell table:formula="of:=[$MD_Trinocular_port.A48]" office:value-type="string" office:string-value="Total_time_and_weight" calcext:value-type="string">
            <text:p>Total_time_and_weight</text:p>
          </table:table-cell>
          <table:table-cell table:formula="of:=[$MD_Trinocular_port.B48]" office:value-type="string" office:string-value="Trinocular_port" calcext:value-type="string">
            <text:p>Trinocular_port</text:p>
          </table:table-cell>
          <table:table-cell/>
          <table:table-cell table:formula="of:=[$MD_Trinocular_port.E48]" office:value-type="float" office:value="18.42" calcext:value-type="float">
            <text:p>18.42</text:p>
          </table:table-cell>
          <table:table-cell table:formula="of:=[$MD_Trinocular_port.G48]" office:value-type="float" office:value="54.93856225971" calcext:value-type="float">
            <text:p>54.93856225971</text:p>
          </table:table-cell>
          <table:table-cell table:formula="of:=[$MD_Trinocular_port.H48]" office:value-type="float" office:value="8" calcext:value-type="float">
            <text:p>8</text:p>
          </table:table-cell>
          <table:table-cell table:formula="of:=[$MD_Trinocular_port.I48]" office:value-type="float" office:value="59" calcext:value-type="float">
            <text:p>59</text:p>
          </table:table-cell>
          <table:table-cell table:formula="of:=[$MD_Trinocular_port.J48]" office:value-type="float" office:value="77.18856225971" calcext:value-type="float">
            <text:p>77.18856225971</text:p>
          </table:table-cell>
          <table:table-cell table:number-columns-repeated="1016"/>
        </table:table-row>
        <table:table-row table:style-name="ro3">
          <table:table-cell table:formula="of:=[$MD_AR_Projector.A53]" office:value-type="string" office:string-value="Total_time_and_weight" calcext:value-type="string">
            <text:p>Total_time_and_weight</text:p>
          </table:table-cell>
          <table:table-cell table:formula="of:=[$MD_AR_Projector.B53]" office:value-type="string" office:string-value="AR_Projector" calcext:value-type="string">
            <text:p>AR_Projector</text:p>
          </table:table-cell>
          <table:table-cell/>
          <table:table-cell table:formula="of:=[$MD_AR_Projector.E53]" office:value-type="float" office:value="28.13" calcext:value-type="float">
            <text:p>28.13</text:p>
          </table:table-cell>
          <table:table-cell table:formula="of:=[$MD_AR_Projector.G53]" office:value-type="float" office:value="85.569345886595" calcext:value-type="float">
            <text:p>85.569345886595</text:p>
          </table:table-cell>
          <table:table-cell table:formula="of:=[$MD_AR_Projector.H53]" office:value-type="float" office:value="11" calcext:value-type="float">
            <text:p>11</text:p>
          </table:table-cell>
          <table:table-cell table:formula="of:=[$MD_AR_Projector.I53]" office:value-type="float" office:value="44" calcext:value-type="float">
            <text:p>44</text:p>
          </table:table-cell>
          <table:table-cell table:formula="of:=[$MD_AR_Projector.J53]" office:value-type="float" office:value="140.069345886595" calcext:value-type="float">
            <text:p>140.06934588659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style-name="ce168" office:value-type="string" calcext:value-type="string">
            <text:p>Control Box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[$MD_PUMA_Control_Console.A54]" office:value-type="string" office:string-value="Total_time_and_weight" calcext:value-type="string">
            <text:p>Total_time_and_weight</text:p>
          </table:table-cell>
          <table:table-cell table:formula="of:=[$MD_PUMA_Control_Console.B54]" office:value-type="string" office:string-value="PUMA_Control_console" calcext:value-type="string">
            <text:p>PUMA_Control_console</text:p>
          </table:table-cell>
          <table:table-cell/>
          <table:table-cell table:formula="of:=[$MD_PUMA_Control_Console.E54]" office:value-type="float" office:value="50.32" calcext:value-type="float">
            <text:p>50.32</text:p>
          </table:table-cell>
          <table:table-cell table:formula="of:=[$MD_PUMA_Control_Console.G54]" office:value-type="float" office:value="150.08189212316" calcext:value-type="float">
            <text:p>150.08189212316</text:p>
          </table:table-cell>
          <table:table-cell table:formula="of:=[$MD_PUMA_Control_Console.H54]" office:value-type="float" office:value="28" calcext:value-type="float">
            <text:p>28</text:p>
          </table:table-cell>
          <table:table-cell table:formula="of:=[$MD_PUMA_Control_Console.I54]" office:value-type="float" office:value="23" calcext:value-type="float">
            <text:p>23</text:p>
          </table:table-cell>
          <table:table-cell table:formula="of:=[$MD_PUMA_Control_Console.J54]" office:value-type="float" office:value="367.08689212316" calcext:value-type="float">
            <text:p>367.08689212316</text:p>
          </table:table-cell>
          <table:table-cell table:number-columns-repeated="1016"/>
        </table:table-row>
        <table:table-row table:style-name="ro3">
          <table:table-cell table:number-columns-repeated="17"/>
          <table:table-cell table:style-name="Default"/>
          <table:table-cell table:number-columns-repeated="1006"/>
        </table:table-row>
        <table:table-row table:style-name="ro3">
          <table:table-cell table:style-name="ce170" table:number-columns-repeated="13"/>
          <table:table-cell table:style-name="ce175" table:number-columns-repeated="3"/>
          <table:table-cell table:style-name="ce170" table:number-columns-repeated="1008"/>
        </table:table-row>
        <table:table-row table:style-name="ro3">
          <table:table-cell table:number-columns-repeated="17"/>
          <table:table-cell table:style-name="Default"/>
          <table:table-cell table:number-columns-repeated="1006"/>
        </table:table-row>
        <table:table-row table:style-name="ro4">
          <table:table-cell table:style-name="ce171" office:value-type="string" calcext:value-type="string">
            <text:p>Totals</text:p>
          </table:table-cell>
          <table:table-cell table:style-name="ce171" table:number-columns-repeated="2"/>
          <table:table-cell table:style-name="ce172" table:formula="of:=SUM([.D9:.D33])" office:value-type="float" office:value="303.36" calcext:value-type="float">
            <text:p>303.4</text:p>
          </table:table-cell>
          <table:table-cell table:style-name="ce172" table:formula="of:=SUM([.E9:.E33])" office:value-type="float" office:value="915.34444937595" calcext:value-type="float">
            <text:p>915.3</text:p>
          </table:table-cell>
          <table:table-cell table:style-name="ce172" table:formula="of:=SUM([.F9:.F35])+INT(SUM([.G9:.G35])/60)" office:value-type="float" office:value="145" calcext:value-type="float">
            <text:p>145.0</text:p>
          </table:table-cell>
          <table:table-cell table:style-name="ce172" table:formula="of:=MOD(SUM([.G9:.G35]);60)" office:value-type="float" office:value="15" calcext:value-type="float">
            <text:p>15.0</text:p>
          </table:table-cell>
          <table:table-cell table:style-name="ce172" table:formula="of:=SUM([.H9:.H33])" office:value-type="float" office:value="1887.83174937595" calcext:value-type="float">
            <text:p>1887.8</text:p>
          </table:table-cell>
          <table:table-cell table:number-columns-repeated="2"/>
          <table:table-cell table:style-name="ce172"/>
          <table:table-cell/>
          <table:table-cell table:style-name="ce171"/>
          <table:table-cell table:style-name="ce174" table:number-columns-repeated="5"/>
          <table:table-cell table:style-name="ce171"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/>
    <style:font-face style:name="Mangal" svg:font-family="Mangal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 style:data-style-name="N2" text:time-value="12:22:47.9869744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date>2025-06-30T12:23:50.658384583</dc:date>
    <meta:editing-duration>P2DT23H28M10S</meta:editing-duration>
    <meta:editing-cycles>225</meta:editing-cycles>
    <dc:description>This is part of the PUMA open source microscope project.
https://github.com/TadPath/PUMA/
Copyright (C) 2025  Dr Paul J. Tadrous
Released under the terms of the GNU General Public License as published by   the Free Software Foundation, either version 3 of the License, or  (at your option) any later version.
You should have received a copy of the GNU General Public License along with this file.  If not, see &lt;https://www.gnu.org/licenses/#GPL&gt;.</dc:description>
    <dc:contributor>Paul J Tadrous</dc:contributor>
    <dc:publisher>Paul J Tadrous</dc:publisher>
    <dc:rights>All rights reserved</dc:rights>
    <dc:source>TadPath</dc:source>
    <dc:subject>Bill of Materials for the PUMA Open source microscopy Project</dc:subject>
    <dc:title>Bill of Materials for the PUMA Open source microscopy Project</dc:title>
    <meta:document-statistic meta:table-count="37" meta:cell-count="7170" meta:object-count="0"/>
  </office:meta>
</office:document-meta>
</file>